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61.2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99.64pt"/>
    </style:style>
    <style:style style:name="co6" style:family="table-column">
      <style:table-column-properties fo:break-before="auto" style:column-width="97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oDataLog_20191112_1044_98c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ad24Raw_0</text:p>
          </table:table-cell>
          <table:table-cell office:value-type="string" calcext:value-type="string">
            <text:p>ad24Raw_1</text:p>
          </table:table-cell>
          <table:table-cell office:value-type="string" calcext:value-type="string">
            <text:p>ad24Raw_2</text:p>
          </table:table-cell>
          <table:table-cell office:value-type="string" calcext:value-type="string">
            <text:p>ad24Raw_3</text:p>
          </table:table-cell>
          <table:table-cell office:value-type="string" calcext:value-type="string">
            <text:p>ad24Raw_4</text:p>
          </table:table-cell>
          <table:table-cell office:value-type="string" calcext:value-type="string">
            <text:p>ad24Raw_5</text:p>
          </table:table-cell>
          <table:table-cell office:value-type="string" calcext:value-type="string">
            <text:p>ad24Raw_6</text:p>
          </table:table-cell>
          <table:table-cell office:value-type="string" calcext:value-type="string">
            <text:p>ad24Raw_7</text:p>
          </table:table-cell>
          <table:table-cell office:value-type="string" calcext:value-type="string">
            <text:p>ad24_0</text:p>
          </table:table-cell>
          <table:table-cell office:value-type="string" calcext:value-type="string">
            <text:p>ad24_1</text:p>
          </table:table-cell>
          <table:table-cell office:value-type="string" calcext:value-type="string">
            <text:p>ad24_2</text:p>
          </table:table-cell>
          <table:table-cell office:value-type="string" calcext:value-type="string">
            <text:p>ad24_3</text:p>
          </table:table-cell>
          <table:table-cell office:value-type="string" calcext:value-type="string">
            <text:p>ad24_4</text:p>
          </table:table-cell>
          <table:table-cell office:value-type="string" calcext:value-type="string">
            <text:p>ad24_5</text:p>
          </table:table-cell>
          <table:table-cell office:value-type="string" calcext:value-type="string">
            <text:p>ad24_6</text:p>
          </table:table-cell>
          <table:table-cell office:value-type="string" calcext:value-type="string">
            <text:p>ad24_7</text:p>
          </table:table-cell>
          <table:table-cell office:value-type="string" calcext:value-type="string">
            <text:p>kType_0</text:p>
          </table:table-cell>
          <table:table-cell office:value-type="string" calcext:value-type="string">
            <text:p>kType_1</text:p>
          </table:table-cell>
          <table:table-cell office:value-type="string" calcext:value-type="string">
            <text:p>kType_2</text:p>
          </table:table-cell>
        </table:table-row>
        <table:table-row table:style-name="ro1">
          <table:table-cell office:value-type="string" calcext:value-type="string">
            <text:p>2019-11-12 10:44:17</text:p>
          </table:table-cell>
          <table:table-cell office:value-type="float" office:value="25.8780093790556" calcext:value-type="float">
            <text:p>25.8780093790556</text:p>
          </table:table-cell>
          <table:table-cell office:value-type="float" office:value="78.470831048811" calcext:value-type="float">
            <text:p>78.470831048811</text:p>
          </table:table-cell>
          <table:table-cell office:value-type="float" office:value="981.828924580826" calcext:value-type="float">
            <text:p>981.82892458082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206" calcext:value-type="float">
            <text:p>1370206</text:p>
          </table:table-cell>
          <table:table-cell office:value-type="float" office:value="1688395" calcext:value-type="float">
            <text:p>1688395</text:p>
          </table:table-cell>
          <table:table-cell office:value-type="float" office:value="1700046" calcext:value-type="float">
            <text:p>1700046</text:p>
          </table:table-cell>
          <table:table-cell office:value-type="float" office:value="1054685" calcext:value-type="float">
            <text:p>1054685</text:p>
          </table:table-cell>
          <table:table-cell office:value-type="float" office:value="986203" calcext:value-type="float">
            <text:p>986203</text:p>
          </table:table-cell>
          <table:table-cell office:value-type="float" office:value="1113446" calcext:value-type="float">
            <text:p>1113446</text:p>
          </table:table-cell>
          <table:table-cell office:value-type="float" office:value="1714142" calcext:value-type="float">
            <text:p>1714142</text:p>
          </table:table-cell>
          <table:table-cell office:value-type="float" office:value="5" calcext:value-type="float">
            <text:p>5</text:p>
          </table:table-cell>
          <table:table-cell office:value-type="float" office:value="0.816706516350092" calcext:value-type="float">
            <text:p>0.816706516350092</text:p>
          </table:table-cell>
          <table:table-cell office:value-type="float" office:value="1.00636196212315" calcext:value-type="float">
            <text:p>1.00636196212315</text:p>
          </table:table-cell>
          <table:table-cell office:value-type="float" office:value="1.01330650011379" calcext:value-type="float">
            <text:p>1.01330650011379</text:p>
          </table:table-cell>
          <table:table-cell office:value-type="float" office:value="0.628641322689214" calcext:value-type="float">
            <text:p>0.628641322689214</text:p>
          </table:table-cell>
          <table:table-cell office:value-type="float" office:value="0.587822864988192" calcext:value-type="float">
            <text:p>0.587822864988192</text:p>
          </table:table-cell>
          <table:table-cell office:value-type="float" office:value="0.663665612180902" calcext:value-type="float">
            <text:p>0.663665612180902</text:p>
          </table:table-cell>
          <table:table-cell office:value-type="float" office:value="1.02170837184291" calcext:value-type="float">
            <text:p>1.02170837184291</text:p>
          </table:table-cell>
          <table:table-cell office:value-type="float" office:value="-124.271735462157" calcext:value-type="float">
            <text:p>-124.271735462157</text:p>
          </table:table-cell>
          <table:table-cell office:value-type="float" office:value="-132.435427002362" calcext:value-type="float">
            <text:p>-132.435427002362</text:p>
          </table:table-cell>
          <table:table-cell office:value-type="float" office:value="-117.26687756382" calcext:value-type="float">
            <text:p>-117.26687756382</text:p>
          </table:table-cell>
        </table:table-row>
        <table:table-row table:style-name="ro1">
          <table:table-cell office:value-type="string" calcext:value-type="string">
            <text:p>2019-11-12 10:44:19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4400935403432" calcext:value-type="float">
            <text:p>78.4400935403432</text:p>
          </table:table-cell>
          <table:table-cell office:value-type="float" office:value="981.854456368706" calcext:value-type="float">
            <text:p>981.85445636870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94" calcext:value-type="float">
            <text:p>1360394</text:p>
          </table:table-cell>
          <table:table-cell office:value-type="float" office:value="1683756" calcext:value-type="float">
            <text:p>1683756</text:p>
          </table:table-cell>
          <table:table-cell office:value-type="float" office:value="1699847" calcext:value-type="float">
            <text:p>1699847</text:p>
          </table:table-cell>
          <table:table-cell office:value-type="float" office:value="1109346" calcext:value-type="float">
            <text:p>1109346</text:p>
          </table:table-cell>
          <table:table-cell office:value-type="float" office:value="1029060" calcext:value-type="float">
            <text:p>1029060</text:p>
          </table:table-cell>
          <table:table-cell office:value-type="float" office:value="1005785" calcext:value-type="float">
            <text:p>1005785</text:p>
          </table:table-cell>
          <table:table-cell office:value-type="float" office:value="1715339" calcext:value-type="float">
            <text:p>1715339</text:p>
          </table:table-cell>
          <table:table-cell office:value-type="float" office:value="5" calcext:value-type="float">
            <text:p>5</text:p>
          </table:table-cell>
          <table:table-cell office:value-type="float" office:value="0.810858107907547" calcext:value-type="float">
            <text:p>0.810858107907547</text:p>
          </table:table-cell>
          <table:table-cell office:value-type="float" office:value="1.0035969023224" calcext:value-type="float">
            <text:p>1.0035969023224</text:p>
          </table:table-cell>
          <table:table-cell office:value-type="float" office:value="1.01318788685654" calcext:value-type="float">
            <text:p>1.01318788685654</text:p>
          </table:table-cell>
          <table:table-cell office:value-type="float" office:value="0.661221821453789" calcext:value-type="float">
            <text:p>0.661221821453789</text:p>
          </table:table-cell>
          <table:table-cell office:value-type="float" office:value="0.613367630644754" calcext:value-type="float">
            <text:p>0.613367630644754</text:p>
          </table:table-cell>
          <table:table-cell office:value-type="float" office:value="0.599494647919494" calcext:value-type="float">
            <text:p>0.599494647919494</text:p>
          </table:table-cell>
          <table:table-cell office:value-type="float" office:value="1.02242183952592" calcext:value-type="float">
            <text:p>1.02242183952592</text:p>
          </table:table-cell>
          <table:table-cell office:value-type="float" office:value="-117.755635709242" calcext:value-type="float">
            <text:p>-117.755635709242</text:p>
          </table:table-cell>
          <table:table-cell office:value-type="float" office:value="-127.326473871049" calcext:value-type="float">
            <text:p>-127.326473871049</text:p>
          </table:table-cell>
          <table:table-cell office:value-type="float" office:value="-130.101070416101" calcext:value-type="float">
            <text:p>-130.101070416101</text:p>
          </table:table-cell>
        </table:table-row>
        <table:table-row table:style-name="ro1">
          <table:table-cell office:value-type="string" calcext:value-type="string">
            <text:p>2019-11-12 10:44:20</text:p>
          </table:table-cell>
          <table:table-cell office:value-type="float" office:value="25.8830634361366" calcext:value-type="float">
            <text:p>25.8830634361366</text:p>
          </table:table-cell>
          <table:table-cell office:value-type="float" office:value="78.4284893885527" calcext:value-type="float">
            <text:p>78.4284893885527</text:p>
          </table:table-cell>
          <table:table-cell office:value-type="float" office:value="981.809905928837" calcext:value-type="float">
            <text:p>981.8099059288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325" calcext:value-type="float">
            <text:p>1347325</text:p>
          </table:table-cell>
          <table:table-cell office:value-type="float" office:value="1678688" calcext:value-type="float">
            <text:p>1678688</text:p>
          </table:table-cell>
          <table:table-cell office:value-type="float" office:value="1695533" calcext:value-type="float">
            <text:p>1695533</text:p>
          </table:table-cell>
          <table:table-cell office:value-type="float" office:value="1141303" calcext:value-type="float">
            <text:p>1141303</text:p>
          </table:table-cell>
          <table:table-cell office:value-type="float" office:value="1004137" calcext:value-type="float">
            <text:p>1004137</text:p>
          </table:table-cell>
          <table:table-cell office:value-type="float" office:value="994544" calcext:value-type="float">
            <text:p>994544</text:p>
          </table:table-cell>
          <table:table-cell office:value-type="float" office:value="1714270" calcext:value-type="float">
            <text:p>1714270</text:p>
          </table:table-cell>
          <table:table-cell office:value-type="float" office:value="5" calcext:value-type="float">
            <text:p>5</text:p>
          </table:table-cell>
          <table:table-cell office:value-type="float" office:value="0.803068375953242" calcext:value-type="float">
            <text:p>0.803068375953242</text:p>
          </table:table-cell>
          <table:table-cell office:value-type="float" office:value="1.00057613856508" calcext:value-type="float">
            <text:p>1.00057613856508</text:p>
          </table:table-cell>
          <table:table-cell office:value-type="float" office:value="1.0106165421744" calcext:value-type="float">
            <text:p>1.0106165421744</text:p>
          </table:table-cell>
          <table:table-cell office:value-type="float" office:value="0.680269680055342" calcext:value-type="float">
            <text:p>0.680269680055342</text:p>
          </table:table-cell>
          <table:table-cell office:value-type="float" office:value="0.598512363256498" calcext:value-type="float">
            <text:p>0.598512363256498</text:p>
          </table:table-cell>
          <table:table-cell office:value-type="float" office:value="0.592794489001571" calcext:value-type="float">
            <text:p>0.592794489001571</text:p>
          </table:table-cell>
          <table:table-cell office:value-type="float" office:value="1.02178466579731" calcext:value-type="float">
            <text:p>1.02178466579731</text:p>
          </table:table-cell>
          <table:table-cell office:value-type="float" office:value="-113.946063988932" calcext:value-type="float">
            <text:p>-113.946063988932</text:p>
          </table:table-cell>
          <table:table-cell office:value-type="float" office:value="-130.2975273487" calcext:value-type="float">
            <text:p>-130.2975273487</text:p>
          </table:table-cell>
          <table:table-cell office:value-type="float" office:value="-131.441102199686" calcext:value-type="float">
            <text:p>-131.441102199686</text:p>
          </table:table-cell>
        </table:table-row>
        <table:table-row table:style-name="ro1">
          <table:table-cell office:value-type="string" calcext:value-type="string">
            <text:p>2019-11-12 10:44:22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418695555896" calcext:value-type="float">
            <text:p>78.418695555896</text:p>
          </table:table-cell>
          <table:table-cell office:value-type="float" office:value="981.909515773361" calcext:value-type="float">
            <text:p>981.9095157733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555" calcext:value-type="float">
            <text:p>1348555</text:p>
          </table:table-cell>
          <table:table-cell office:value-type="float" office:value="1680990" calcext:value-type="float">
            <text:p>1680990</text:p>
          </table:table-cell>
          <table:table-cell office:value-type="float" office:value="1688131" calcext:value-type="float">
            <text:p>1688131</text:p>
          </table:table-cell>
          <table:table-cell office:value-type="float" office:value="1040650" calcext:value-type="float">
            <text:p>1040650</text:p>
          </table:table-cell>
          <table:table-cell office:value-type="float" office:value="1089244" calcext:value-type="float">
            <text:p>1089244</text:p>
          </table:table-cell>
          <table:table-cell office:value-type="float" office:value="1044790" calcext:value-type="float">
            <text:p>1044790</text:p>
          </table:table-cell>
          <table:table-cell office:value-type="float" office:value="1709190" calcext:value-type="float">
            <text:p>1709190</text:p>
          </table:table-cell>
          <table:table-cell office:value-type="float" office:value="5" calcext:value-type="float">
            <text:p>5</text:p>
          </table:table-cell>
          <table:table-cell office:value-type="float" office:value="0.803801513171376" calcext:value-type="float">
            <text:p>0.803801513171376</text:p>
          </table:table-cell>
          <table:table-cell office:value-type="float" office:value="1.00194823765138" calcext:value-type="float">
            <text:p>1.00194823765138</text:p>
          </table:table-cell>
          <table:table-cell office:value-type="float" office:value="1.00620460584219" calcext:value-type="float">
            <text:p>1.00620460584219</text:p>
          </table:table-cell>
          <table:table-cell office:value-type="float" office:value="0.620275809797741" calcext:value-type="float">
            <text:p>0.620275809797741</text:p>
          </table:table-cell>
          <table:table-cell office:value-type="float" office:value="0.649240094332706" calcext:value-type="float">
            <text:p>0.649240094332706</text:p>
          </table:table-cell>
          <table:table-cell office:value-type="float" office:value="0.622743442385607" calcext:value-type="float">
            <text:p>0.622743442385607</text:p>
          </table:table-cell>
          <table:table-cell office:value-type="float" office:value="1.01875674948177" calcext:value-type="float">
            <text:p>1.01875674948177</text:p>
          </table:table-cell>
          <table:table-cell office:value-type="float" office:value="-125.944838040452" calcext:value-type="float">
            <text:p>-125.944838040452</text:p>
          </table:table-cell>
          <table:table-cell office:value-type="float" office:value="-120.151981133459" calcext:value-type="float">
            <text:p>-120.151981133459</text:p>
          </table:table-cell>
          <table:table-cell office:value-type="float" office:value="-125.451311522879" calcext:value-type="float">
            <text:p>-125.451311522879</text:p>
          </table:table-cell>
        </table:table-row>
        <table:table-row table:style-name="ro1">
          <table:table-cell office:value-type="string" calcext:value-type="string">
            <text:p>2019-11-12 10:44:23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4133460383539" calcext:value-type="float">
            <text:p>78.4133460383539</text:p>
          </table:table-cell>
          <table:table-cell office:value-type="float" office:value="981.9370455084" calcext:value-type="float">
            <text:p>981.93704550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402" calcext:value-type="float">
            <text:p>1353402</text:p>
          </table:table-cell>
          <table:table-cell office:value-type="float" office:value="1671989" calcext:value-type="float">
            <text:p>1671989</text:p>
          </table:table-cell>
          <table:table-cell office:value-type="float" office:value="1689977" calcext:value-type="float">
            <text:p>1689977</text:p>
          </table:table-cell>
          <table:table-cell office:value-type="float" office:value="1135344" calcext:value-type="float">
            <text:p>1135344</text:p>
          </table:table-cell>
          <table:table-cell office:value-type="float" office:value="1017863" calcext:value-type="float">
            <text:p>1017863</text:p>
          </table:table-cell>
          <table:table-cell office:value-type="float" office:value="1004248" calcext:value-type="float">
            <text:p>1004248</text:p>
          </table:table-cell>
          <table:table-cell office:value-type="float" office:value="1707531" calcext:value-type="float">
            <text:p>1707531</text:p>
          </table:table-cell>
          <table:table-cell office:value-type="float" office:value="5" calcext:value-type="float">
            <text:p>5</text:p>
          </table:table-cell>
          <table:table-cell office:value-type="float" office:value="0.80669055064804" calcext:value-type="float">
            <text:p>0.80669055064804</text:p>
          </table:table-cell>
          <table:table-cell office:value-type="float" office:value="0.996583222935584" calcext:value-type="float">
            <text:p>0.996583222935584</text:p>
          </table:table-cell>
          <table:table-cell office:value-type="float" office:value="1.00730490771591" calcext:value-type="float">
            <text:p>1.00730490771591</text:p>
          </table:table-cell>
          <table:table-cell office:value-type="float" office:value="0.676717838849764" calcext:value-type="float">
            <text:p>0.676717838849764</text:p>
          </table:table-cell>
          <table:table-cell office:value-type="float" office:value="0.606693697773659" calcext:value-type="float">
            <text:p>0.606693697773659</text:p>
          </table:table-cell>
          <table:table-cell office:value-type="float" office:value="0.598578524420086" calcext:value-type="float">
            <text:p>0.598578524420086</text:p>
          </table:table-cell>
          <table:table-cell office:value-type="float" office:value="1.01776790830706" calcext:value-type="float">
            <text:p>1.01776790830706</text:p>
          </table:table-cell>
          <table:table-cell office:value-type="float" office:value="-114.656432230047" calcext:value-type="float">
            <text:p>-114.656432230047</text:p>
          </table:table-cell>
          <table:table-cell office:value-type="float" office:value="-128.661260445268" calcext:value-type="float">
            <text:p>-128.661260445268</text:p>
          </table:table-cell>
          <table:table-cell office:value-type="float" office:value="-130.284295115983" calcext:value-type="float">
            <text:p>-130.284295115983</text:p>
          </table:table-cell>
        </table:table-row>
        <table:table-row table:style-name="ro1">
          <table:table-cell office:value-type="string" calcext:value-type="string">
            <text:p>2019-11-12 10:44:24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4133460383539" calcext:value-type="float">
            <text:p>78.4133460383539</text:p>
          </table:table-cell>
          <table:table-cell office:value-type="float" office:value="981.82692669909" calcext:value-type="float">
            <text:p>981.82692669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966" calcext:value-type="float">
            <text:p>1350966</text:p>
          </table:table-cell>
          <table:table-cell office:value-type="float" office:value="1670646" calcext:value-type="float">
            <text:p>1670646</text:p>
          </table:table-cell>
          <table:table-cell office:value-type="float" office:value="1687779" calcext:value-type="float">
            <text:p>1687779</text:p>
          </table:table-cell>
          <table:table-cell office:value-type="float" office:value="1160225" calcext:value-type="float">
            <text:p>1160225</text:p>
          </table:table-cell>
          <table:table-cell office:value-type="float" office:value="1008937" calcext:value-type="float">
            <text:p>1008937</text:p>
          </table:table-cell>
          <table:table-cell office:value-type="float" office:value="1001481" calcext:value-type="float">
            <text:p>1001481</text:p>
          </table:table-cell>
          <table:table-cell office:value-type="float" office:value="1698589" calcext:value-type="float">
            <text:p>1698589</text:p>
          </table:table-cell>
          <table:table-cell office:value-type="float" office:value="5" calcext:value-type="float">
            <text:p>5</text:p>
          </table:table-cell>
          <table:table-cell office:value-type="float" office:value="0.805238581328223" calcext:value-type="float">
            <text:p>0.805238581328223</text:p>
          </table:table-cell>
          <table:table-cell office:value-type="float" office:value="0.995782732460824" calcext:value-type="float">
            <text:p>0.995782732460824</text:p>
          </table:table-cell>
          <table:table-cell office:value-type="float" office:value="1.00599479746757" calcext:value-type="float">
            <text:p>1.00599479746757</text:p>
          </table:table-cell>
          <table:table-cell office:value-type="float" office:value="0.69154807228423" calcext:value-type="float">
            <text:p>0.69154807228423</text:p>
          </table:table-cell>
          <table:table-cell office:value-type="float" office:value="0.601373386546777" calcext:value-type="float">
            <text:p>0.601373386546777</text:p>
          </table:table-cell>
          <table:table-cell office:value-type="float" office:value="0.596929263702543" calcext:value-type="float">
            <text:p>0.596929263702543</text:p>
          </table:table-cell>
          <table:table-cell office:value-type="float" office:value="1.01243806033588" calcext:value-type="float">
            <text:p>1.01243806033588</text:p>
          </table:table-cell>
          <table:table-cell office:value-type="float" office:value="-111.690385543154" calcext:value-type="float">
            <text:p>-111.690385543154</text:p>
          </table:table-cell>
          <table:table-cell office:value-type="float" office:value="-129.725322690645" calcext:value-type="float">
            <text:p>-129.725322690645</text:p>
          </table:table-cell>
          <table:table-cell office:value-type="float" office:value="-130.614147259491" calcext:value-type="float">
            <text:p>-130.614147259491</text:p>
          </table:table-cell>
        </table:table-row>
        <table:table-row table:style-name="ro1">
          <table:table-cell office:value-type="string" calcext:value-type="string">
            <text:p>2019-11-12 10:44:25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3598503914663" calcext:value-type="float">
            <text:p>78.3598503914663</text:p>
          </table:table-cell>
          <table:table-cell office:value-type="float" office:value="981.82692669909" calcext:value-type="float">
            <text:p>981.82692669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875" calcext:value-type="float">
            <text:p>1362875</text:p>
          </table:table-cell>
          <table:table-cell office:value-type="float" office:value="1663971" calcext:value-type="float">
            <text:p>1663971</text:p>
          </table:table-cell>
          <table:table-cell office:value-type="float" office:value="1678569" calcext:value-type="float">
            <text:p>1678569</text:p>
          </table:table-cell>
          <table:table-cell office:value-type="float" office:value="1129632" calcext:value-type="float">
            <text:p>1129632</text:p>
          </table:table-cell>
          <table:table-cell office:value-type="float" office:value="1023626" calcext:value-type="float">
            <text:p>1023626</text:p>
          </table:table-cell>
          <table:table-cell office:value-type="float" office:value="1006938" calcext:value-type="float">
            <text:p>1006938</text:p>
          </table:table-cell>
          <table:table-cell office:value-type="float" office:value="1696227" calcext:value-type="float">
            <text:p>1696227</text:p>
          </table:table-cell>
          <table:table-cell office:value-type="float" office:value="5" calcext:value-type="float">
            <text:p>5</text:p>
          </table:table-cell>
          <table:table-cell office:value-type="float" office:value="0.81233689932071" calcext:value-type="float">
            <text:p>0.81233689932071</text:p>
          </table:table-cell>
          <table:table-cell office:value-type="float" office:value="0.99180412194778" calcext:value-type="float">
            <text:p>0.99180412194778</text:p>
          </table:table-cell>
          <table:table-cell office:value-type="float" office:value="1.00050520902934" calcext:value-type="float">
            <text:p>1.00050520902934</text:p>
          </table:table-cell>
          <table:table-cell office:value-type="float" office:value="0.673313221134331" calcext:value-type="float">
            <text:p>0.673313221134331</text:p>
          </table:table-cell>
          <table:table-cell office:value-type="float" office:value="0.610128713861551" calcext:value-type="float">
            <text:p>0.610128713861551</text:p>
          </table:table-cell>
          <table:table-cell office:value-type="float" office:value="0.60018188955568" calcext:value-type="float">
            <text:p>0.60018188955568</text:p>
          </table:table-cell>
          <table:table-cell office:value-type="float" office:value="1.01103019845846" calcext:value-type="float">
            <text:p>1.01103019845846</text:p>
          </table:table-cell>
          <table:table-cell office:value-type="float" office:value="-115.337355773134" calcext:value-type="float">
            <text:p>-115.337355773134</text:p>
          </table:table-cell>
          <table:table-cell office:value-type="float" office:value="-127.97425722769" calcext:value-type="float">
            <text:p>-127.97425722769</text:p>
          </table:table-cell>
          <table:table-cell office:value-type="float" office:value="-129.963622088864" calcext:value-type="float">
            <text:p>-129.963622088864</text:p>
          </table:table-cell>
        </table:table-row>
        <table:table-row table:style-name="ro1">
          <table:table-cell office:value-type="string" calcext:value-type="string">
            <text:p>2019-11-12 10:44:27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3807967063876" calcext:value-type="float">
            <text:p>78.3807967063876</text:p>
          </table:table-cell>
          <table:table-cell office:value-type="float" office:value="981.901004683247" calcext:value-type="float">
            <text:p>981.9010046832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318" calcext:value-type="float">
            <text:p>1355318</text:p>
          </table:table-cell>
          <table:table-cell office:value-type="float" office:value="1666304" calcext:value-type="float">
            <text:p>1666304</text:p>
          </table:table-cell>
          <table:table-cell office:value-type="float" office:value="1672086" calcext:value-type="float">
            <text:p>1672086</text:p>
          </table:table-cell>
          <table:table-cell office:value-type="float" office:value="1059051" calcext:value-type="float">
            <text:p>1059051</text:p>
          </table:table-cell>
          <table:table-cell office:value-type="float" office:value="1020187" calcext:value-type="float">
            <text:p>1020187</text:p>
          </table:table-cell>
          <table:table-cell office:value-type="float" office:value="1128038" calcext:value-type="float">
            <text:p>1128038</text:p>
          </table:table-cell>
          <table:table-cell office:value-type="float" office:value="1684048" calcext:value-type="float">
            <text:p>1684048</text:p>
          </table:table-cell>
          <table:table-cell office:value-type="float" office:value="5" calcext:value-type="float">
            <text:p>5</text:p>
          </table:table-cell>
          <table:table-cell office:value-type="float" office:value="0.807832575778076" calcext:value-type="float">
            <text:p>0.807832575778076</text:p>
          </table:table-cell>
          <table:table-cell office:value-type="float" office:value="0.993194698476159" calcext:value-type="float">
            <text:p>0.993194698476159</text:p>
          </table:table-cell>
          <table:table-cell office:value-type="float" office:value="0.996641039447908" calcext:value-type="float">
            <text:p>0.996641039447908</text:p>
          </table:table-cell>
          <table:table-cell office:value-type="float" office:value="0.631243661790331" calcext:value-type="float">
            <text:p>0.631243661790331</text:p>
          </table:table-cell>
          <table:table-cell office:value-type="float" office:value="0.608078909883369" calcext:value-type="float">
            <text:p>0.608078909883369</text:p>
          </table:table-cell>
          <table:table-cell office:value-type="float" office:value="0.672363122983351" calcext:value-type="float">
            <text:p>0.672363122983351</text:p>
          </table:table-cell>
          <table:table-cell office:value-type="float" office:value="1.00377094790589" calcext:value-type="float">
            <text:p>1.00377094790589</text:p>
          </table:table-cell>
          <table:table-cell office:value-type="float" office:value="-123.751267641934" calcext:value-type="float">
            <text:p>-123.751267641934</text:p>
          </table:table-cell>
          <table:table-cell office:value-type="float" office:value="-128.384218023326" calcext:value-type="float">
            <text:p>-128.384218023326</text:p>
          </table:table-cell>
          <table:table-cell office:value-type="float" office:value="-115.52737540333" calcext:value-type="float">
            <text:p>-115.52737540333</text:p>
          </table:table-cell>
        </table:table-row>
        <table:table-row table:style-name="ro1">
          <table:table-cell office:value-type="string" calcext:value-type="string">
            <text:p>2019-11-12 10:44:28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3972974342948" calcext:value-type="float">
            <text:p>78.3972974342948</text:p>
          </table:table-cell>
          <table:table-cell office:value-type="float" office:value="981.82692669909" calcext:value-type="float">
            <text:p>981.82692669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388" calcext:value-type="float">
            <text:p>1358388</text:p>
          </table:table-cell>
          <table:table-cell office:value-type="float" office:value="1657767" calcext:value-type="float">
            <text:p>1657767</text:p>
          </table:table-cell>
          <table:table-cell office:value-type="float" office:value="1669873" calcext:value-type="float">
            <text:p>1669873</text:p>
          </table:table-cell>
          <table:table-cell office:value-type="float" office:value="1163724" calcext:value-type="float">
            <text:p>1163724</text:p>
          </table:table-cell>
          <table:table-cell office:value-type="float" office:value="1011039" calcext:value-type="float">
            <text:p>1011039</text:p>
          </table:table-cell>
          <table:table-cell office:value-type="float" office:value="1005031" calcext:value-type="float">
            <text:p>1005031</text:p>
          </table:table-cell>
          <table:table-cell office:value-type="float" office:value="1680654" calcext:value-type="float">
            <text:p>1680654</text:p>
          </table:table-cell>
          <table:table-cell office:value-type="float" office:value="5" calcext:value-type="float">
            <text:p>5</text:p>
          </table:table-cell>
          <table:table-cell office:value-type="float" office:value="0.809662438590817" calcext:value-type="float">
            <text:p>0.809662438590817</text:p>
          </table:table-cell>
          <table:table-cell office:value-type="float" office:value="0.988106249345094" calcext:value-type="float">
            <text:p>0.988106249345094</text:p>
          </table:table-cell>
          <table:table-cell office:value-type="float" office:value="0.995321988501786" calcext:value-type="float">
            <text:p>0.995321988501786</text:p>
          </table:table-cell>
          <table:table-cell office:value-type="float" office:value="0.69363363905354" calcext:value-type="float">
            <text:p>0.69363363905354</text:p>
          </table:table-cell>
          <table:table-cell office:value-type="float" office:value="0.602626276329312" calcext:value-type="float">
            <text:p>0.602626276329312</text:p>
          </table:table-cell>
          <table:table-cell office:value-type="float" office:value="0.599045228844312" calcext:value-type="float">
            <text:p>0.599045228844312</text:p>
          </table:table-cell>
          <table:table-cell office:value-type="float" office:value="1.00174796602106" calcext:value-type="float">
            <text:p>1.00174796602106</text:p>
          </table:table-cell>
          <table:table-cell office:value-type="float" office:value="-111.273272189292" calcext:value-type="float">
            <text:p>-111.273272189292</text:p>
          </table:table-cell>
          <table:table-cell office:value-type="float" office:value="-129.474744734138" calcext:value-type="float">
            <text:p>-129.474744734138</text:p>
          </table:table-cell>
          <table:table-cell office:value-type="float" office:value="-130.190954231138" calcext:value-type="float">
            <text:p>-130.190954231138</text:p>
          </table:table-cell>
        </table:table-row>
        <table:table-row table:style-name="ro1">
          <table:table-cell office:value-type="string" calcext:value-type="string">
            <text:p>2019-11-12 10:44:29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3861462157093" calcext:value-type="float">
            <text:p>78.3861462157093</text:p>
          </table:table-cell>
          <table:table-cell office:value-type="float" office:value="981.845945736504" calcext:value-type="float">
            <text:p>981.845945736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464" calcext:value-type="float">
            <text:p>1375464</text:p>
          </table:table-cell>
          <table:table-cell office:value-type="float" office:value="1653986" calcext:value-type="float">
            <text:p>1653986</text:p>
          </table:table-cell>
          <table:table-cell office:value-type="float" office:value="1667259" calcext:value-type="float">
            <text:p>1667259</text:p>
          </table:table-cell>
          <table:table-cell office:value-type="float" office:value="1089684" calcext:value-type="float">
            <text:p>1089684</text:p>
          </table:table-cell>
          <table:table-cell office:value-type="float" office:value="1078211" calcext:value-type="float">
            <text:p>1078211</text:p>
          </table:table-cell>
          <table:table-cell office:value-type="float" office:value="1023503" calcext:value-type="float">
            <text:p>1023503</text:p>
          </table:table-cell>
          <table:table-cell office:value-type="float" office:value="1680851" calcext:value-type="float">
            <text:p>1680851</text:p>
          </table:table-cell>
          <table:table-cell office:value-type="float" office:value="5" calcext:value-type="float">
            <text:p>5</text:p>
          </table:table-cell>
          <table:table-cell office:value-type="float" office:value="0.819840528945986" calcext:value-type="float">
            <text:p>0.819840528945986</text:p>
          </table:table-cell>
          <table:table-cell office:value-type="float" office:value="0.98585259745748" calcext:value-type="float">
            <text:p>0.98585259745748</text:p>
          </table:table-cell>
          <table:table-cell office:value-type="float" office:value="0.993763922901621" calcext:value-type="float">
            <text:p>0.993763922901621</text:p>
          </table:table-cell>
          <table:table-cell office:value-type="float" office:value="0.649502354800982" calcext:value-type="float">
            <text:p>0.649502354800982</text:p>
          </table:table-cell>
          <table:table-cell office:value-type="float" office:value="0.642663913090695" calcext:value-type="float">
            <text:p>0.642663913090695</text:p>
          </table:table-cell>
          <table:table-cell office:value-type="float" office:value="0.610055400139737" calcext:value-type="float">
            <text:p>0.610055400139737</text:p>
          </table:table-cell>
          <table:table-cell office:value-type="float" office:value="1.00186538718526" calcext:value-type="float">
            <text:p>1.00186538718526</text:p>
          </table:table-cell>
          <table:table-cell office:value-type="float" office:value="-120.099529039804" calcext:value-type="float">
            <text:p>-120.099529039804</text:p>
          </table:table-cell>
          <table:table-cell office:value-type="float" office:value="-121.467217381861" calcext:value-type="float">
            <text:p>-121.467217381861</text:p>
          </table:table-cell>
          <table:table-cell office:value-type="float" office:value="-127.988919972053" calcext:value-type="float">
            <text:p>-127.988919972053</text:p>
          </table:table-cell>
        </table:table-row>
        <table:table-row table:style-name="ro1">
          <table:table-cell office:value-type="string" calcext:value-type="string">
            <text:p>2019-11-12 10:44:30</text:p>
          </table:table-cell>
          <table:table-cell office:value-type="float" office:value="25.8982256091258" calcext:value-type="float">
            <text:p>25.8982256091258</text:p>
          </table:table-cell>
          <table:table-cell office:value-type="float" office:value="78.4084488476312" calcext:value-type="float">
            <text:p>78.4084488476312</text:p>
          </table:table-cell>
          <table:table-cell office:value-type="float" office:value="981.862967037147" calcext:value-type="float">
            <text:p>981.86296703714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897" calcext:value-type="float">
            <text:p>1346897</text:p>
          </table:table-cell>
          <table:table-cell office:value-type="float" office:value="1646839" calcext:value-type="float">
            <text:p>1646839</text:p>
          </table:table-cell>
          <table:table-cell office:value-type="float" office:value="1662637" calcext:value-type="float">
            <text:p>1662637</text:p>
          </table:table-cell>
          <table:table-cell office:value-type="float" office:value="1159444" calcext:value-type="float">
            <text:p>1159444</text:p>
          </table:table-cell>
          <table:table-cell office:value-type="float" office:value="1012879" calcext:value-type="float">
            <text:p>1012879</text:p>
          </table:table-cell>
          <table:table-cell office:value-type="float" office:value="1000905" calcext:value-type="float">
            <text:p>1000905</text:p>
          </table:table-cell>
          <table:table-cell office:value-type="float" office:value="1674825" calcext:value-type="float">
            <text:p>1674825</text:p>
          </table:table-cell>
          <table:table-cell office:value-type="float" office:value="5" calcext:value-type="float">
            <text:p>5</text:p>
          </table:table-cell>
          <table:table-cell office:value-type="float" office:value="0.802813268043192" calcext:value-type="float">
            <text:p>0.802813268043192</text:p>
          </table:table-cell>
          <table:table-cell office:value-type="float" office:value="0.981592652987558" calcext:value-type="float">
            <text:p>0.981592652987558</text:p>
          </table:table-cell>
          <table:table-cell office:value-type="float" office:value="0.99100899589169" calcext:value-type="float">
            <text:p>0.99100899589169</text:p>
          </table:table-cell>
          <table:table-cell office:value-type="float" office:value="0.691082559953041" calcext:value-type="float">
            <text:p>0.691082559953041</text:p>
          </table:table-cell>
          <table:table-cell office:value-type="float" office:value="0.603723001923919" calcext:value-type="float">
            <text:p>0.603723001923919</text:p>
          </table:table-cell>
          <table:table-cell office:value-type="float" office:value="0.59658594090771" calcext:value-type="float">
            <text:p>0.59658594090771</text:p>
          </table:table-cell>
          <table:table-cell office:value-type="float" office:value="0.998273610862924" calcext:value-type="float">
            <text:p>0.998273610862924</text:p>
          </table:table-cell>
          <table:table-cell office:value-type="float" office:value="-111.783488009392" calcext:value-type="float">
            <text:p>-111.783488009392</text:p>
          </table:table-cell>
          <table:table-cell office:value-type="float" office:value="-129.255399615216" calcext:value-type="float">
            <text:p>-129.255399615216</text:p>
          </table:table-cell>
          <table:table-cell office:value-type="float" office:value="-130.682811818458" calcext:value-type="float">
            <text:p>-130.682811818458</text:p>
          </table:table-cell>
        </table:table-row>
        <table:table-row table:style-name="ro1">
          <table:table-cell office:value-type="string" calcext:value-type="string">
            <text:p>2019-11-12 10:44:32</text:p>
          </table:table-cell>
          <table:table-cell office:value-type="float" office:value="25.8881174935086" calcext:value-type="float">
            <text:p>25.8881174935086</text:p>
          </table:table-cell>
          <table:table-cell office:value-type="float" office:value="78.375447188494" calcext:value-type="float">
            <text:p>78.375447188494</text:p>
          </table:table-cell>
          <table:table-cell office:value-type="float" office:value="981.818416295843" calcext:value-type="float">
            <text:p>981.8184162958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63" calcext:value-type="float">
            <text:p>1365363</text:p>
          </table:table-cell>
          <table:table-cell office:value-type="float" office:value="1647929" calcext:value-type="float">
            <text:p>1647929</text:p>
          </table:table-cell>
          <table:table-cell office:value-type="float" office:value="1659517" calcext:value-type="float">
            <text:p>1659517</text:p>
          </table:table-cell>
          <table:table-cell office:value-type="float" office:value="1114096" calcext:value-type="float">
            <text:p>1114096</text:p>
          </table:table-cell>
          <table:table-cell office:value-type="float" office:value="1011918" calcext:value-type="float">
            <text:p>1011918</text:p>
          </table:table-cell>
          <table:table-cell office:value-type="float" office:value="1058240" calcext:value-type="float">
            <text:p>1058240</text:p>
          </table:table-cell>
          <table:table-cell office:value-type="float" office:value="1671342" calcext:value-type="float">
            <text:p>1671342</text:p>
          </table:table-cell>
          <table:table-cell office:value-type="float" office:value="5" calcext:value-type="float">
            <text:p>5</text:p>
          </table:table-cell>
          <table:table-cell office:value-type="float" office:value="0.813819863059504" calcext:value-type="float">
            <text:p>0.813819863059504</text:p>
          </table:table-cell>
          <table:table-cell office:value-type="float" office:value="0.982242343693059" calcext:value-type="float">
            <text:p>0.982242343693059</text:p>
          </table:table-cell>
          <table:table-cell office:value-type="float" office:value="0.989149330753008" calcext:value-type="float">
            <text:p>0.989149330753008</text:p>
          </table:table-cell>
          <table:table-cell office:value-type="float" office:value="0.664053042418127" calcext:value-type="float">
            <text:p>0.664053042418127</text:p>
          </table:table-cell>
          <table:table-cell office:value-type="float" office:value="0.603150201219344" calcext:value-type="float">
            <text:p>0.603150201219344</text:p>
          </table:table-cell>
          <table:table-cell office:value-type="float" office:value="0.630760268063577" calcext:value-type="float">
            <text:p>0.630760268063577</text:p>
          </table:table-cell>
          <table:table-cell office:value-type="float" office:value="0.996197580837915" calcext:value-type="float">
            <text:p>0.996197580837915</text:p>
          </table:table-cell>
          <table:table-cell office:value-type="float" office:value="-117.189391516375" calcext:value-type="float">
            <text:p>-117.189391516375</text:p>
          </table:table-cell>
          <table:table-cell office:value-type="float" office:value="-129.369959756131" calcext:value-type="float">
            <text:p>-129.369959756131</text:p>
          </table:table-cell>
          <table:table-cell office:value-type="float" office:value="-123.847946387285" calcext:value-type="float">
            <text:p>-123.847946387285</text:p>
          </table:table-cell>
        </table:table-row>
        <table:table-row table:style-name="ro1">
          <table:table-cell office:value-type="string" calcext:value-type="string">
            <text:p>2019-11-12 10:44:33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3865983220615" calcext:value-type="float">
            <text:p>78.3865983220615</text:p>
          </table:table-cell>
          <table:table-cell office:value-type="float" office:value="981.82692669909" calcext:value-type="float">
            <text:p>981.82692669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806" calcext:value-type="float">
            <text:p>1351806</text:p>
          </table:table-cell>
          <table:table-cell office:value-type="float" office:value="1646605" calcext:value-type="float">
            <text:p>1646605</text:p>
          </table:table-cell>
          <table:table-cell office:value-type="float" office:value="1653951" calcext:value-type="float">
            <text:p>1653951</text:p>
          </table:table-cell>
          <table:table-cell office:value-type="float" office:value="1046413" calcext:value-type="float">
            <text:p>1046413</text:p>
          </table:table-cell>
          <table:table-cell office:value-type="float" office:value="1101692" calcext:value-type="float">
            <text:p>1101692</text:p>
          </table:table-cell>
          <table:table-cell office:value-type="float" office:value="1057631" calcext:value-type="float">
            <text:p>1057631</text:p>
          </table:table-cell>
          <table:table-cell office:value-type="float" office:value="1670545" calcext:value-type="float">
            <text:p>1670545</text:p>
          </table:table-cell>
          <table:table-cell office:value-type="float" office:value="5" calcext:value-type="float">
            <text:p>5</text:p>
          </table:table-cell>
          <table:table-cell office:value-type="float" office:value="0.805739260404022" calcext:value-type="float">
            <text:p>0.805739260404022</text:p>
          </table:table-cell>
          <table:table-cell office:value-type="float" office:value="0.981453178102157" calcext:value-type="float">
            <text:p>0.981453178102157</text:p>
          </table:table-cell>
          <table:table-cell office:value-type="float" office:value="0.985831735829322" calcext:value-type="float">
            <text:p>0.985831735829322</text:p>
          </table:table-cell>
          <table:table-cell office:value-type="float" office:value="0.623710825885633" calcext:value-type="float">
            <text:p>0.623710825885633</text:p>
          </table:table-cell>
          <table:table-cell office:value-type="float" office:value="0.656659681398831" calcext:value-type="float">
            <text:p>0.656659681398831</text:p>
          </table:table-cell>
          <table:table-cell office:value-type="float" office:value="0.630397275733623" calcext:value-type="float">
            <text:p>0.630397275733623</text:p>
          </table:table-cell>
          <table:table-cell office:value-type="float" office:value="0.995722531762425" calcext:value-type="float">
            <text:p>0.995722531762425</text:p>
          </table:table-cell>
          <table:table-cell office:value-type="float" office:value="-125.257834822873" calcext:value-type="float">
            <text:p>-125.257834822873</text:p>
          </table:table-cell>
          <table:table-cell office:value-type="float" office:value="-118.668063720234" calcext:value-type="float">
            <text:p>-118.668063720234</text:p>
          </table:table-cell>
          <table:table-cell office:value-type="float" office:value="-123.920544853275" calcext:value-type="float">
            <text:p>-123.920544853275</text:p>
          </table:table-cell>
        </table:table-row>
        <table:table-row table:style-name="ro1">
          <table:table-cell office:value-type="string" calcext:value-type="string">
            <text:p>2019-11-12 10:44:34</text:p>
          </table:table-cell>
          <table:table-cell office:value-type="float" office:value="25.8982256091258" calcext:value-type="float">
            <text:p>25.8982256091258</text:p>
          </table:table-cell>
          <table:table-cell office:value-type="float" office:value="78.3977496503815" calcext:value-type="float">
            <text:p>78.3977496503815</text:p>
          </table:table-cell>
          <table:table-cell office:value-type="float" office:value="981.835437138575" calcext:value-type="float">
            <text:p>981.835437138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033" calcext:value-type="float">
            <text:p>1372033</text:p>
          </table:table-cell>
          <table:table-cell office:value-type="float" office:value="1640641" calcext:value-type="float">
            <text:p>1640641</text:p>
          </table:table-cell>
          <table:table-cell office:value-type="float" office:value="1653007" calcext:value-type="float">
            <text:p>1653007</text:p>
          </table:table-cell>
          <table:table-cell office:value-type="float" office:value="1078949" calcext:value-type="float">
            <text:p>1078949</text:p>
          </table:table-cell>
          <table:table-cell office:value-type="float" office:value="1096540" calcext:value-type="float">
            <text:p>1096540</text:p>
          </table:table-cell>
          <table:table-cell office:value-type="float" office:value="1028517" calcext:value-type="float">
            <text:p>1028517</text:p>
          </table:table-cell>
          <table:table-cell office:value-type="float" office:value="1670723" calcext:value-type="float">
            <text:p>1670723</text:p>
          </table:table-cell>
          <table:table-cell office:value-type="float" office:value="5" calcext:value-type="float">
            <text:p>5</text:p>
          </table:table-cell>
          <table:table-cell office:value-type="float" office:value="0.817795493339955" calcext:value-type="float">
            <text:p>0.817795493339955</text:p>
          </table:table-cell>
          <table:table-cell office:value-type="float" office:value="0.977898356663985" calcext:value-type="float">
            <text:p>0.977898356663985</text:p>
          </table:table-cell>
          <table:table-cell office:value-type="float" office:value="0.985269067915567" calcext:value-type="float">
            <text:p>0.985269067915567</text:p>
          </table:table-cell>
          <table:table-cell office:value-type="float" office:value="0.643103795421576" calcext:value-type="float">
            <text:p>0.643103795421576</text:p>
          </table:table-cell>
          <table:table-cell office:value-type="float" office:value="0.653588849733931" calcext:value-type="float">
            <text:p>0.653588849733931</text:p>
          </table:table-cell>
          <table:table-cell office:value-type="float" office:value="0.613043977385041" calcext:value-type="float">
            <text:p>0.613043977385041</text:p>
          </table:table-cell>
          <table:table-cell office:value-type="float" office:value="0.995828628042773" calcext:value-type="float">
            <text:p>0.995828628042773</text:p>
          </table:table-cell>
          <table:table-cell office:value-type="float" office:value="-121.379240915685" calcext:value-type="float">
            <text:p>-121.379240915685</text:p>
          </table:table-cell>
          <table:table-cell office:value-type="float" office:value="-119.282230053214" calcext:value-type="float">
            <text:p>-119.282230053214</text:p>
          </table:table-cell>
          <table:table-cell office:value-type="float" office:value="-127.391204522992" calcext:value-type="float">
            <text:p>-127.391204522992</text:p>
          </table:table-cell>
        </table:table-row>
        <table:table-row table:style-name="ro1">
          <table:table-cell office:value-type="string" calcext:value-type="string">
            <text:p>2019-11-12 10:44:35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419600455716" calcext:value-type="float">
            <text:p>78.419600455716</text:p>
          </table:table-cell>
          <table:table-cell office:value-type="float" office:value="981.816417508577" calcext:value-type="float">
            <text:p>981.816417508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901" calcext:value-type="float">
            <text:p>1348901</text:p>
          </table:table-cell>
          <table:table-cell office:value-type="float" office:value="1639191" calcext:value-type="float">
            <text:p>1639191</text:p>
          </table:table-cell>
          <table:table-cell office:value-type="float" office:value="1653998" calcext:value-type="float">
            <text:p>1653998</text:p>
          </table:table-cell>
          <table:table-cell office:value-type="float" office:value="1153636" calcext:value-type="float">
            <text:p>1153636</text:p>
          </table:table-cell>
          <table:table-cell office:value-type="float" office:value="1018531" calcext:value-type="float">
            <text:p>1018531</text:p>
          </table:table-cell>
          <table:table-cell office:value-type="float" office:value="1006644" calcext:value-type="float">
            <text:p>1006644</text:p>
          </table:table-cell>
          <table:table-cell office:value-type="float" office:value="1667224" calcext:value-type="float">
            <text:p>1667224</text:p>
          </table:table-cell>
          <table:table-cell office:value-type="float" office:value="5" calcext:value-type="float">
            <text:p>5</text:p>
          </table:table-cell>
          <table:table-cell office:value-type="float" office:value="0.804007745266884" calcext:value-type="float">
            <text:p>0.804007745266884</text:p>
          </table:table-cell>
          <table:table-cell office:value-type="float" office:value="0.977034089211713" calcext:value-type="float">
            <text:p>0.977034089211713</text:p>
          </table:table-cell>
          <table:table-cell office:value-type="float" office:value="0.985859750015706" calcext:value-type="float">
            <text:p>0.985859750015706</text:p>
          </table:table-cell>
          <table:table-cell office:value-type="float" office:value="0.687620721771803" calcext:value-type="float">
            <text:p>0.687620721771803</text:p>
          </table:table-cell>
          <table:table-cell office:value-type="float" office:value="0.607091856848223" calcext:value-type="float">
            <text:p>0.607091856848223</text:p>
          </table:table-cell>
          <table:table-cell office:value-type="float" office:value="0.60000665187915" calcext:value-type="float">
            <text:p>0.60000665187915</text:p>
          </table:table-cell>
          <table:table-cell office:value-type="float" office:value="0.993743061273463" calcext:value-type="float">
            <text:p>0.993743061273463</text:p>
          </table:table-cell>
          <table:table-cell office:value-type="float" office:value="-112.475855645639" calcext:value-type="float">
            <text:p>-112.475855645639</text:p>
          </table:table-cell>
          <table:table-cell office:value-type="float" office:value="-128.581628630355" calcext:value-type="float">
            <text:p>-128.581628630355</text:p>
          </table:table-cell>
          <table:table-cell office:value-type="float" office:value="-129.99866962417" calcext:value-type="float">
            <text:p>-129.99866962417</text:p>
          </table:table-cell>
        </table:table-row>
        <table:table-row table:style-name="ro1">
          <table:table-cell office:value-type="string" calcext:value-type="string">
            <text:p>2019-11-12 10:44:36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41425081887" calcext:value-type="float">
            <text:p>78.41425081887</text:p>
          </table:table-cell>
          <table:table-cell office:value-type="float" office:value="981.843947614297" calcext:value-type="float">
            <text:p>981.8439476142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479" calcext:value-type="float">
            <text:p>1355479</text:p>
          </table:table-cell>
          <table:table-cell office:value-type="float" office:value="1642375" calcext:value-type="float">
            <text:p>1642375</text:p>
          </table:table-cell>
          <table:table-cell office:value-type="float" office:value="1653633" calcext:value-type="float">
            <text:p>1653633</text:p>
          </table:table-cell>
          <table:table-cell office:value-type="float" office:value="1110210" calcext:value-type="float">
            <text:p>1110210</text:p>
          </table:table-cell>
          <table:table-cell office:value-type="float" office:value="1012223" calcext:value-type="float">
            <text:p>1012223</text:p>
          </table:table-cell>
          <table:table-cell office:value-type="float" office:value="1067295" calcext:value-type="float">
            <text:p>1067295</text:p>
          </table:table-cell>
          <table:table-cell office:value-type="float" office:value="1661726" calcext:value-type="float">
            <text:p>1661726</text:p>
          </table:table-cell>
          <table:table-cell office:value-type="float" office:value="5" calcext:value-type="float">
            <text:p>5</text:p>
          </table:table-cell>
          <table:table-cell office:value-type="float" office:value="0.807928539267604" calcext:value-type="float">
            <text:p>0.807928539267604</text:p>
          </table:table-cell>
          <table:table-cell office:value-type="float" office:value="0.978931901327598" calcext:value-type="float">
            <text:p>0.978931901327598</text:p>
          </table:table-cell>
          <table:table-cell office:value-type="float" office:value="0.985642193036341" calcext:value-type="float">
            <text:p>0.985642193036341</text:p>
          </table:table-cell>
          <table:table-cell office:value-type="float" office:value="0.661736805646039" calcext:value-type="float">
            <text:p>0.661736805646039</text:p>
          </table:table-cell>
          <table:table-cell office:value-type="float" office:value="0.603331995407581" calcext:value-type="float">
            <text:p>0.603331995407581</text:p>
          </table:table-cell>
          <table:table-cell office:value-type="float" office:value="0.636157469291385" calcext:value-type="float">
            <text:p>0.636157469291385</text:p>
          </table:table-cell>
          <table:table-cell office:value-type="float" office:value="0.990465997513055" calcext:value-type="float">
            <text:p>0.990465997513055</text:p>
          </table:table-cell>
          <table:table-cell office:value-type="float" office:value="-117.652638870792" calcext:value-type="float">
            <text:p>-117.652638870792</text:p>
          </table:table-cell>
          <table:table-cell office:value-type="float" office:value="-129.333600918484" calcext:value-type="float">
            <text:p>-129.333600918484</text:p>
          </table:table-cell>
          <table:table-cell office:value-type="float" office:value="-122.768506141723" calcext:value-type="float">
            <text:p>-122.768506141723</text:p>
          </table:table-cell>
        </table:table-row>
        <table:table-row table:style-name="ro1">
          <table:table-cell office:value-type="string" calcext:value-type="string">
            <text:p>2019-11-12 10:44:38</text:p>
          </table:table-cell>
          <table:table-cell office:value-type="float" office:value="25.8931715511717" calcext:value-type="float">
            <text:p>25.8931715511717</text:p>
          </table:table-cell>
          <table:table-cell office:value-type="float" office:value="78.418695555896" calcext:value-type="float">
            <text:p>78.418695555896</text:p>
          </table:table-cell>
          <table:table-cell office:value-type="float" office:value="981.82692669909" calcext:value-type="float">
            <text:p>981.826926699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669" calcext:value-type="float">
            <text:p>1352669</text:p>
          </table:table-cell>
          <table:table-cell office:value-type="float" office:value="1640193" calcext:value-type="float">
            <text:p>1640193</text:p>
          </table:table-cell>
          <table:table-cell office:value-type="float" office:value="1647176" calcext:value-type="float">
            <text:p>1647176</text:p>
          </table:table-cell>
          <table:table-cell office:value-type="float" office:value="1047014" calcext:value-type="float">
            <text:p>1047014</text:p>
          </table:table-cell>
          <table:table-cell office:value-type="float" office:value="1098913" calcext:value-type="float">
            <text:p>1098913</text:p>
          </table:table-cell>
          <table:table-cell office:value-type="float" office:value="1065155" calcext:value-type="float">
            <text:p>1065155</text:p>
          </table:table-cell>
          <table:table-cell office:value-type="float" office:value="1665156" calcext:value-type="float">
            <text:p>1665156</text:p>
          </table:table-cell>
          <table:table-cell office:value-type="float" office:value="5" calcext:value-type="float">
            <text:p>5</text:p>
          </table:table-cell>
          <table:table-cell office:value-type="float" office:value="0.806253648549753" calcext:value-type="float">
            <text:p>0.806253648549753</text:p>
          </table:table-cell>
          <table:table-cell office:value-type="float" office:value="0.977631327823559" calcext:value-type="float">
            <text:p>0.977631327823559</text:p>
          </table:table-cell>
          <table:table-cell office:value-type="float" office:value="0.981793520664396" calcext:value-type="float">
            <text:p>0.981793520664396</text:p>
          </table:table-cell>
          <table:table-cell office:value-type="float" office:value="0.624069049843437" calcext:value-type="float">
            <text:p>0.624069049843437</text:p>
          </table:table-cell>
          <table:table-cell office:value-type="float" office:value="0.655003268123062" calcext:value-type="float">
            <text:p>0.655003268123062</text:p>
          </table:table-cell>
          <table:table-cell office:value-type="float" office:value="0.634881929741136" calcext:value-type="float">
            <text:p>0.634881929741136</text:p>
          </table:table-cell>
          <table:table-cell office:value-type="float" office:value="0.992510437072568" calcext:value-type="float">
            <text:p>0.992510437072568</text:p>
          </table:table-cell>
          <table:table-cell office:value-type="float" office:value="-125.186190031313" calcext:value-type="float">
            <text:p>-125.186190031313</text:p>
          </table:table-cell>
          <table:table-cell office:value-type="float" office:value="-118.999346375387" calcext:value-type="float">
            <text:p>-118.999346375387</text:p>
          </table:table-cell>
          <table:table-cell office:value-type="float" office:value="-123.023614051773" calcext:value-type="float">
            <text:p>-123.023614051773</text:p>
          </table:table-cell>
        </table:table-row>
        <table:table-row table:style-name="ro1">
          <table:table-cell office:value-type="string" calcext:value-type="string">
            <text:p>2019-11-12 10:44:3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4098057963788" calcext:value-type="float">
            <text:p>78.4098057963788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610" calcext:value-type="float">
            <text:p>1382610</text:p>
          </table:table-cell>
          <table:table-cell office:value-type="float" office:value="1641031" calcext:value-type="float">
            <text:p>1641031</text:p>
          </table:table-cell>
          <table:table-cell office:value-type="float" office:value="1650378" calcext:value-type="float">
            <text:p>1650378</text:p>
          </table:table-cell>
          <table:table-cell office:value-type="float" office:value="1045843" calcext:value-type="float">
            <text:p>1045843</text:p>
          </table:table-cell>
          <table:table-cell office:value-type="float" office:value="1128565" calcext:value-type="float">
            <text:p>1128565</text:p>
          </table:table-cell>
          <table:table-cell office:value-type="float" office:value="1034141" calcext:value-type="float">
            <text:p>1034141</text:p>
          </table:table-cell>
          <table:table-cell office:value-type="float" office:value="1666588" calcext:value-type="float">
            <text:p>1666588</text:p>
          </table:table-cell>
          <table:table-cell office:value-type="float" office:value="5" calcext:value-type="float">
            <text:p>5</text:p>
          </table:table-cell>
          <table:table-cell office:value-type="float" office:value="0.824099877369389" calcext:value-type="float">
            <text:p>0.824099877369389</text:p>
          </table:table-cell>
          <table:table-cell office:value-type="float" office:value="0.97813081480632" calcext:value-type="float">
            <text:p>0.97813081480632</text:p>
          </table:table-cell>
          <table:table-cell office:value-type="float" office:value="0.98370206161762" calcext:value-type="float">
            <text:p>0.98370206161762</text:p>
          </table:table-cell>
          <table:table-cell office:value-type="float" office:value="0.623371079369912" calcext:value-type="float">
            <text:p>0.623371079369912</text:p>
          </table:table-cell>
          <table:table-cell office:value-type="float" office:value="0.672677239498763" calcext:value-type="float">
            <text:p>0.672677239498763</text:p>
          </table:table-cell>
          <table:table-cell office:value-type="float" office:value="0.616396143006819" calcext:value-type="float">
            <text:p>0.616396143006819</text:p>
          </table:table-cell>
          <table:table-cell office:value-type="float" office:value="0.993363975687501" calcext:value-type="float">
            <text:p>0.993363975687501</text:p>
          </table:table-cell>
          <table:table-cell office:value-type="float" office:value="-125.325784126018" calcext:value-type="float">
            <text:p>-125.325784126018</text:p>
          </table:table-cell>
          <table:table-cell office:value-type="float" office:value="-115.464552100247" calcext:value-type="float">
            <text:p>-115.464552100247</text:p>
          </table:table-cell>
          <table:table-cell office:value-type="float" office:value="-126.720771398636" calcext:value-type="float">
            <text:p>-126.720771398636</text:p>
          </table:table-cell>
        </table:table-row>
        <table:table-row table:style-name="ro1">
          <table:table-cell office:value-type="string" calcext:value-type="string">
            <text:p>2019-11-12 10:44:4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937564507732" calcext:value-type="float">
            <text:p>78.3937564507732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394" calcext:value-type="float">
            <text:p>1365394</text:p>
          </table:table-cell>
          <table:table-cell office:value-type="float" office:value="1640217" calcext:value-type="float">
            <text:p>1640217</text:p>
          </table:table-cell>
          <table:table-cell office:value-type="float" office:value="1652803" calcext:value-type="float">
            <text:p>1652803</text:p>
          </table:table-cell>
          <table:table-cell office:value-type="float" office:value="1133990" calcext:value-type="float">
            <text:p>1133990</text:p>
          </table:table-cell>
          <table:table-cell office:value-type="float" office:value="1038821" calcext:value-type="float">
            <text:p>1038821</text:p>
          </table:table-cell>
          <table:table-cell office:value-type="float" office:value="1016145" calcext:value-type="float">
            <text:p>1016145</text:p>
          </table:table-cell>
          <table:table-cell office:value-type="float" office:value="1667420" calcext:value-type="float">
            <text:p>1667420</text:p>
          </table:table-cell>
          <table:table-cell office:value-type="float" office:value="5" calcext:value-type="float">
            <text:p>5</text:p>
          </table:table-cell>
          <table:table-cell office:value-type="float" office:value="0.813838340501587" calcext:value-type="float">
            <text:p>0.813838340501587</text:p>
          </table:table-cell>
          <table:table-cell office:value-type="float" office:value="0.97764563294001" calcext:value-type="float">
            <text:p>0.97764563294001</text:p>
          </table:table-cell>
          <table:table-cell office:value-type="float" office:value="0.98514747442573" calcext:value-type="float">
            <text:p>0.98514747442573</text:p>
          </table:table-cell>
          <table:table-cell office:value-type="float" office:value="0.675910791863297" calcext:value-type="float">
            <text:p>0.675910791863297</text:p>
          </table:table-cell>
          <table:table-cell office:value-type="float" office:value="0.619185640714841" calcext:value-type="float">
            <text:p>0.619185640714841</text:p>
          </table:table-cell>
          <table:table-cell office:value-type="float" office:value="0.605669689854346" calcext:value-type="float">
            <text:p>0.605669689854346</text:p>
          </table:table-cell>
          <table:table-cell office:value-type="float" office:value="0.993859886391149" calcext:value-type="float">
            <text:p>0.993859886391149</text:p>
          </table:table-cell>
          <table:table-cell office:value-type="float" office:value="-114.817841627341" calcext:value-type="float">
            <text:p>-114.817841627341</text:p>
          </table:table-cell>
          <table:table-cell office:value-type="float" office:value="-126.162871857032" calcext:value-type="float">
            <text:p>-126.162871857032</text:p>
          </table:table-cell>
          <table:table-cell office:value-type="float" office:value="-128.866062029131" calcext:value-type="float">
            <text:p>-128.866062029131</text:p>
          </table:table-cell>
        </table:table-row>
        <table:table-row table:style-name="ro1">
          <table:table-cell office:value-type="string" calcext:value-type="string">
            <text:p>2019-11-12 10:44:41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376803120918" calcext:value-type="float">
            <text:p>78.376803120918</text:p>
          </table:table-cell>
          <table:table-cell office:value-type="float" office:value="981.761357362561" calcext:value-type="float">
            <text:p>981.7613573625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353" calcext:value-type="float">
            <text:p>1350353</text:p>
          </table:table-cell>
          <table:table-cell office:value-type="float" office:value="1639862" calcext:value-type="float">
            <text:p>1639862</text:p>
          </table:table-cell>
          <table:table-cell office:value-type="float" office:value="1645190" calcext:value-type="float">
            <text:p>1645190</text:p>
          </table:table-cell>
          <table:table-cell office:value-type="float" office:value="1064969" calcext:value-type="float">
            <text:p>1064969</text:p>
          </table:table-cell>
          <table:table-cell office:value-type="float" office:value="1021972" calcext:value-type="float">
            <text:p>1021972</text:p>
          </table:table-cell>
          <table:table-cell office:value-type="float" office:value="1137835" calcext:value-type="float">
            <text:p>1137835</text:p>
          </table:table-cell>
          <table:table-cell office:value-type="float" office:value="1659863" calcext:value-type="float">
            <text:p>1659863</text:p>
          </table:table-cell>
          <table:table-cell office:value-type="float" office:value="5" calcext:value-type="float">
            <text:p>5</text:p>
          </table:table-cell>
          <table:table-cell office:value-type="float" office:value="0.804873204812193" calcext:value-type="float">
            <text:p>0.804873204812193</text:p>
          </table:table-cell>
          <table:table-cell office:value-type="float" office:value="0.977434036425833" calcext:value-type="float">
            <text:p>0.977434036425833</text:p>
          </table:table-cell>
          <table:table-cell office:value-type="float" office:value="0.980609772278043" calcext:value-type="float">
            <text:p>0.980609772278043</text:p>
          </table:table-cell>
          <table:table-cell office:value-type="float" office:value="0.634771065088637" calcext:value-type="float">
            <text:p>0.634771065088637</text:p>
          </table:table-cell>
          <table:table-cell office:value-type="float" office:value="0.609142852919442" calcext:value-type="float">
            <text:p>0.609142852919442</text:p>
          </table:table-cell>
          <table:table-cell office:value-type="float" office:value="0.678202590728115" calcext:value-type="float">
            <text:p>0.678202590728115</text:p>
          </table:table-cell>
          <table:table-cell office:value-type="float" office:value="0.989355562848516" calcext:value-type="float">
            <text:p>0.989355562848516</text:p>
          </table:table-cell>
          <table:table-cell office:value-type="float" office:value="-123.045786982273" calcext:value-type="float">
            <text:p>-123.045786982273</text:p>
          </table:table-cell>
          <table:table-cell office:value-type="float" office:value="-128.171429416112" calcext:value-type="float">
            <text:p>-128.171429416112</text:p>
          </table:table-cell>
          <table:table-cell office:value-type="float" office:value="-114.359481854377" calcext:value-type="float">
            <text:p>-114.359481854377</text:p>
          </table:table-cell>
        </table:table-row>
        <table:table-row table:style-name="ro1">
          <table:table-cell office:value-type="string" calcext:value-type="string">
            <text:p>2019-11-12 10:44:43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376803120918" calcext:value-type="float">
            <text:p>78.376803120918</text:p>
          </table:table-cell>
          <table:table-cell office:value-type="float" office:value="981.788887424665" calcext:value-type="float">
            <text:p>981.7888874246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288" calcext:value-type="float">
            <text:p>1373288</text:p>
          </table:table-cell>
          <table:table-cell office:value-type="float" office:value="1635186" calcext:value-type="float">
            <text:p>1635186</text:p>
          </table:table-cell>
          <table:table-cell office:value-type="float" office:value="1646264" calcext:value-type="float">
            <text:p>1646264</text:p>
          </table:table-cell>
          <table:table-cell office:value-type="float" office:value="1069067" calcext:value-type="float">
            <text:p>1069067</text:p>
          </table:table-cell>
          <table:table-cell office:value-type="float" office:value="1111952" calcext:value-type="float">
            <text:p>1111952</text:p>
          </table:table-cell>
          <table:table-cell office:value-type="float" office:value="1030760" calcext:value-type="float">
            <text:p>1030760</text:p>
          </table:table-cell>
          <table:table-cell office:value-type="float" office:value="1664476" calcext:value-type="float">
            <text:p>1664476</text:p>
          </table:table-cell>
          <table:table-cell office:value-type="float" office:value="5" calcext:value-type="float">
            <text:p>5</text:p>
          </table:table-cell>
          <table:table-cell office:value-type="float" office:value="0.818543531721059" calcext:value-type="float">
            <text:p>0.818543531721059</text:p>
          </table:table-cell>
          <table:table-cell office:value-type="float" office:value="0.974646922903886" calcext:value-type="float">
            <text:p>0.974646922903886</text:p>
          </table:table-cell>
          <table:table-cell office:value-type="float" office:value="0.981249926239243" calcext:value-type="float">
            <text:p>0.981249926239243</text:p>
          </table:table-cell>
          <table:table-cell office:value-type="float" office:value="0.637213663722713" calcext:value-type="float">
            <text:p>0.637213663722713</text:p>
          </table:table-cell>
          <table:table-cell office:value-type="float" office:value="0.662775118681803" calcext:value-type="float">
            <text:p>0.662775118681803</text:p>
          </table:table-cell>
          <table:table-cell office:value-type="float" office:value="0.614380909726728" calcext:value-type="float">
            <text:p>0.614380909726728</text:p>
          </table:table-cell>
          <table:table-cell office:value-type="float" office:value="0.992105125439778" calcext:value-type="float">
            <text:p>0.992105125439778</text:p>
          </table:table-cell>
          <table:table-cell office:value-type="float" office:value="-122.557267255457" calcext:value-type="float">
            <text:p>-122.557267255457</text:p>
          </table:table-cell>
          <table:table-cell office:value-type="float" office:value="-117.444976263639" calcext:value-type="float">
            <text:p>-117.444976263639</text:p>
          </table:table-cell>
          <table:table-cell office:value-type="float" office:value="-127.123818054654" calcext:value-type="float">
            <text:p>-127.123818054654</text:p>
          </table:table-cell>
        </table:table-row>
        <table:table-row table:style-name="ro1">
          <table:table-cell office:value-type="string" calcext:value-type="string">
            <text:p>2019-11-12 10:44:44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3558559674962" calcext:value-type="float">
            <text:p>78.3558559674962</text:p>
          </table:table-cell>
          <table:table-cell office:value-type="float" office:value="981.797397478709" calcext:value-type="float">
            <text:p>981.797397478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172" calcext:value-type="float">
            <text:p>1354172</text:p>
          </table:table-cell>
          <table:table-cell office:value-type="float" office:value="1635442" calcext:value-type="float">
            <text:p>1635442</text:p>
          </table:table-cell>
          <table:table-cell office:value-type="float" office:value="1648712" calcext:value-type="float">
            <text:p>1648712</text:p>
          </table:table-cell>
          <table:table-cell office:value-type="float" office:value="1159128" calcext:value-type="float">
            <text:p>1159128</text:p>
          </table:table-cell>
          <table:table-cell office:value-type="float" office:value="1007383" calcext:value-type="float">
            <text:p>1007383</text:p>
          </table:table-cell>
          <table:table-cell office:value-type="float" office:value="1003268" calcext:value-type="float">
            <text:p>1003268</text:p>
          </table:table-cell>
          <table:table-cell office:value-type="float" office:value="1663104" calcext:value-type="float">
            <text:p>1663104</text:p>
          </table:table-cell>
          <table:table-cell office:value-type="float" office:value="5" calcext:value-type="float">
            <text:p>5</text:p>
          </table:table-cell>
          <table:table-cell office:value-type="float" office:value="0.807149506467522" calcext:value-type="float">
            <text:p>0.807149506467522</text:p>
          </table:table-cell>
          <table:table-cell office:value-type="float" office:value="0.974799510812701" calcext:value-type="float">
            <text:p>0.974799510812701</text:p>
          </table:table-cell>
          <table:table-cell office:value-type="float" office:value="0.982709048117286" calcext:value-type="float">
            <text:p>0.982709048117286</text:p>
          </table:table-cell>
          <table:table-cell office:value-type="float" office:value="0.690894209253098" calcext:value-type="float">
            <text:p>0.690894209253098</text:p>
          </table:table-cell>
          <table:table-cell office:value-type="float" office:value="0.600447130256549" calcext:value-type="float">
            <text:p>0.600447130256549</text:p>
          </table:table-cell>
          <table:table-cell office:value-type="float" office:value="0.597994398831654" calcext:value-type="float">
            <text:p>0.597994398831654</text:p>
          </table:table-cell>
          <table:table-cell office:value-type="float" office:value="0.991287349615973" calcext:value-type="float">
            <text:p>0.991287349615973</text:p>
          </table:table-cell>
          <table:table-cell office:value-type="float" office:value="-111.82115814938" calcext:value-type="float">
            <text:p>-111.82115814938</text:p>
          </table:table-cell>
          <table:table-cell office:value-type="float" office:value="-129.91057394869" calcext:value-type="float">
            <text:p>-129.91057394869</text:p>
          </table:table-cell>
          <table:table-cell office:value-type="float" office:value="-130.401120233669" calcext:value-type="float">
            <text:p>-130.401120233669</text:p>
          </table:table-cell>
        </table:table-row>
        <table:table-row table:style-name="ro1">
          <table:table-cell office:value-type="string" calcext:value-type="string">
            <text:p>2019-11-12 10:44:45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3340052374798" calcext:value-type="float">
            <text:p>78.3340052374798</text:p>
          </table:table-cell>
          <table:table-cell office:value-type="float" office:value="981.816417508577" calcext:value-type="float">
            <text:p>981.816417508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410" calcext:value-type="float">
            <text:p>1350410</text:p>
          </table:table-cell>
          <table:table-cell office:value-type="float" office:value="1640653" calcext:value-type="float">
            <text:p>1640653</text:p>
          </table:table-cell>
          <table:table-cell office:value-type="float" office:value="1646479" calcext:value-type="float">
            <text:p>1646479</text:p>
          </table:table-cell>
          <table:table-cell office:value-type="float" office:value="1055917" calcext:value-type="float">
            <text:p>1055917</text:p>
          </table:table-cell>
          <table:table-cell office:value-type="float" office:value="1073431" calcext:value-type="float">
            <text:p>1073431</text:p>
          </table:table-cell>
          <table:table-cell office:value-type="float" office:value="1093025" calcext:value-type="float">
            <text:p>1093025</text:p>
          </table:table-cell>
          <table:table-cell office:value-type="float" office:value="1663507" calcext:value-type="float">
            <text:p>1663507</text:p>
          </table:table-cell>
          <table:table-cell office:value-type="float" office:value="5" calcext:value-type="float">
            <text:p>5</text:p>
          </table:table-cell>
          <table:table-cell office:value-type="float" office:value="0.804907179463766" calcext:value-type="float">
            <text:p>0.804907179463766</text:p>
          </table:table-cell>
          <table:table-cell office:value-type="float" office:value="0.97790550922221" calcext:value-type="float">
            <text:p>0.97790550922221</text:p>
          </table:table-cell>
          <table:table-cell office:value-type="float" office:value="0.981378076240787" calcext:value-type="float">
            <text:p>0.981378076240787</text:p>
          </table:table-cell>
          <table:table-cell office:value-type="float" office:value="0.629375652000386" calcext:value-type="float">
            <text:p>0.629375652000386</text:p>
          </table:table-cell>
          <table:table-cell office:value-type="float" office:value="0.639814810730792" calcext:value-type="float">
            <text:p>0.639814810730792</text:p>
          </table:table-cell>
          <table:table-cell office:value-type="float" office:value="0.65149374622032" calcext:value-type="float">
            <text:p>0.65149374622032</text:p>
          </table:table-cell>
          <table:table-cell office:value-type="float" office:value="0.991527556363053" calcext:value-type="float">
            <text:p>0.991527556363053</text:p>
          </table:table-cell>
          <table:table-cell office:value-type="float" office:value="-124.124869599923" calcext:value-type="float">
            <text:p>-124.124869599923</text:p>
          </table:table-cell>
          <table:table-cell office:value-type="float" office:value="-122.037037853842" calcext:value-type="float">
            <text:p>-122.037037853842</text:p>
          </table:table-cell>
          <table:table-cell office:value-type="float" office:value="-119.701250755936" calcext:value-type="float">
            <text:p>-119.701250755936</text:p>
          </table:table-cell>
        </table:table-row>
        <table:table-row table:style-name="ro1">
          <table:table-cell office:value-type="string" calcext:value-type="string">
            <text:p>2019-11-12 10:44:46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323757042684" calcext:value-type="float">
            <text:p>78.323757042684</text:p>
          </table:table-cell>
          <table:table-cell office:value-type="float" office:value="981.852458126255" calcext:value-type="float">
            <text:p>981.8524581262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68" calcext:value-type="float">
            <text:p>1360868</text:p>
          </table:table-cell>
          <table:table-cell office:value-type="float" office:value="1637893" calcext:value-type="float">
            <text:p>1637893</text:p>
          </table:table-cell>
          <table:table-cell office:value-type="float" office:value="1651345" calcext:value-type="float">
            <text:p>1651345</text:p>
          </table:table-cell>
          <table:table-cell office:value-type="float" office:value="1169654" calcext:value-type="float">
            <text:p>1169654</text:p>
          </table:table-cell>
          <table:table-cell office:value-type="float" office:value="1016258" calcext:value-type="float">
            <text:p>1016258</text:p>
          </table:table-cell>
          <table:table-cell office:value-type="float" office:value="1010602" calcext:value-type="float">
            <text:p>1010602</text:p>
          </table:table-cell>
          <table:table-cell office:value-type="float" office:value="1661330" calcext:value-type="float">
            <text:p>1661330</text:p>
          </table:table-cell>
          <table:table-cell office:value-type="float" office:value="5" calcext:value-type="float">
            <text:p>5</text:p>
          </table:table-cell>
          <table:table-cell office:value-type="float" office:value="0.811140633957462" calcext:value-type="float">
            <text:p>0.811140633957462</text:p>
          </table:table-cell>
          <table:table-cell office:value-type="float" office:value="0.9762604208303" calcext:value-type="float">
            <text:p>0.9762604208303</text:p>
          </table:table-cell>
          <table:table-cell office:value-type="float" office:value="0.984278438601308" calcext:value-type="float">
            <text:p>0.984278438601308</text:p>
          </table:table-cell>
          <table:table-cell office:value-type="float" office:value="0.697168194910073" calcext:value-type="float">
            <text:p>0.697168194910073</text:p>
          </table:table-cell>
          <table:table-cell office:value-type="float" office:value="0.605737043110972" calcext:value-type="float">
            <text:p>0.605737043110972</text:p>
          </table:table-cell>
          <table:table-cell office:value-type="float" office:value="0.602365804000593" calcext:value-type="float">
            <text:p>0.602365804000593</text:p>
          </table:table-cell>
          <table:table-cell office:value-type="float" office:value="0.990229963091608" calcext:value-type="float">
            <text:p>0.990229963091608</text:p>
          </table:table-cell>
          <table:table-cell office:value-type="float" office:value="-110.566361017985" calcext:value-type="float">
            <text:p>-110.566361017985</text:p>
          </table:table-cell>
          <table:table-cell office:value-type="float" office:value="-128.852591377806" calcext:value-type="float">
            <text:p>-128.852591377806</text:p>
          </table:table-cell>
          <table:table-cell office:value-type="float" office:value="-129.526839199881" calcext:value-type="float">
            <text:p>-129.526839199881</text:p>
          </table:table-cell>
        </table:table-row>
        <table:table-row table:style-name="ro1">
          <table:table-cell office:value-type="string" calcext:value-type="string">
            <text:p>2019-11-12 10:44:48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68" calcext:value-type="float">
            <text:p>1347568</text:p>
          </table:table-cell>
          <table:table-cell office:value-type="float" office:value="1637787" calcext:value-type="float">
            <text:p>1637787</text:p>
          </table:table-cell>
          <table:table-cell office:value-type="float" office:value="1644484" calcext:value-type="float">
            <text:p>1644484</text:p>
          </table:table-cell>
          <table:table-cell office:value-type="float" office:value="1056169" calcext:value-type="float">
            <text:p>1056169</text:p>
          </table:table-cell>
          <table:table-cell office:value-type="float" office:value="1066683" calcext:value-type="float">
            <text:p>1066683</text:p>
          </table:table-cell>
          <table:table-cell office:value-type="float" office:value="1101539" calcext:value-type="float">
            <text:p>1101539</text:p>
          </table:table-cell>
          <table:table-cell office:value-type="float" office:value="1659021" calcext:value-type="float">
            <text:p>1659021</text:p>
          </table:table-cell>
          <table:table-cell office:value-type="float" office:value="5" calcext:value-type="float">
            <text:p>5</text:p>
          </table:table-cell>
          <table:table-cell office:value-type="float" office:value="0.803213215257313" calcext:value-type="float">
            <text:p>0.803213215257313</text:p>
          </table:table-cell>
          <table:table-cell office:value-type="float" office:value="0.976197239899306" calcext:value-type="float">
            <text:p>0.976197239899306</text:p>
          </table:table-cell>
          <table:table-cell office:value-type="float" office:value="0.980188963435765" calcext:value-type="float">
            <text:p>0.980188963435765</text:p>
          </table:table-cell>
          <table:table-cell office:value-type="float" office:value="0.629525855723125" calcext:value-type="float">
            <text:p>0.629525855723125</text:p>
          </table:table-cell>
          <table:table-cell office:value-type="float" office:value="0.635792688821875" calcext:value-type="float">
            <text:p>0.635792688821875</text:p>
          </table:table-cell>
          <table:table-cell office:value-type="float" office:value="0.656568486281453" calcext:value-type="float">
            <text:p>0.656568486281453</text:p>
          </table:table-cell>
          <table:table-cell office:value-type="float" office:value="0.988853691679679" calcext:value-type="float">
            <text:p>0.988853691679679</text:p>
          </table:table-cell>
          <table:table-cell office:value-type="float" office:value="-124.094828855375" calcext:value-type="float">
            <text:p>-124.094828855375</text:p>
          </table:table-cell>
          <table:table-cell office:value-type="float" office:value="-122.841462235625" calcext:value-type="float">
            <text:p>-122.841462235625</text:p>
          </table:table-cell>
          <table:table-cell office:value-type="float" office:value="-118.686302743709" calcext:value-type="float">
            <text:p>-118.686302743709</text:p>
          </table:table-cell>
        </table:table-row>
        <table:table-row table:style-name="ro1">
          <table:table-cell office:value-type="string" calcext:value-type="string">
            <text:p>2019-11-12 10:44:4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146" calcext:value-type="float">
            <text:p>1351146</text:p>
          </table:table-cell>
          <table:table-cell office:value-type="float" office:value="1633661" calcext:value-type="float">
            <text:p>1633661</text:p>
          </table:table-cell>
          <table:table-cell office:value-type="float" office:value="1647411" calcext:value-type="float">
            <text:p>1647411</text:p>
          </table:table-cell>
          <table:table-cell office:value-type="float" office:value="1170860" calcext:value-type="float">
            <text:p>1170860</text:p>
          </table:table-cell>
          <table:table-cell office:value-type="float" office:value="1016211" calcext:value-type="float">
            <text:p>1016211</text:p>
          </table:table-cell>
          <table:table-cell office:value-type="float" office:value="1007449" calcext:value-type="float">
            <text:p>1007449</text:p>
          </table:table-cell>
          <table:table-cell office:value-type="float" office:value="1657351" calcext:value-type="float">
            <text:p>1657351</text:p>
          </table:table-cell>
          <table:table-cell office:value-type="float" office:value="5" calcext:value-type="float">
            <text:p>5</text:p>
          </table:table-cell>
          <table:table-cell office:value-type="float" office:value="0.805345869701608" calcext:value-type="float">
            <text:p>0.805345869701608</text:p>
          </table:table-cell>
          <table:table-cell office:value-type="float" office:value="0.973737951962704" calcext:value-type="float">
            <text:p>0.973737951962704</text:p>
          </table:table-cell>
          <table:table-cell office:value-type="float" office:value="0.981933591596316" calcext:value-type="float">
            <text:p>0.981933591596316</text:p>
          </table:table-cell>
          <table:table-cell office:value-type="float" office:value="0.697887027011755" calcext:value-type="float">
            <text:p>0.697887027011755</text:p>
          </table:table-cell>
          <table:table-cell office:value-type="float" office:value="0.605709028924588" calcext:value-type="float">
            <text:p>0.605709028924588</text:p>
          </table:table-cell>
          <table:table-cell office:value-type="float" office:value="0.600486469326791" calcext:value-type="float">
            <text:p>0.600486469326791</text:p>
          </table:table-cell>
          <table:table-cell office:value-type="float" office:value="0.98785829399327" calcext:value-type="float">
            <text:p>0.98785829399327</text:p>
          </table:table-cell>
          <table:table-cell office:value-type="float" office:value="-110.422594597649" calcext:value-type="float">
            <text:p>-110.422594597649</text:p>
          </table:table-cell>
          <table:table-cell office:value-type="float" office:value="-128.858194215082" calcext:value-type="float">
            <text:p>-128.858194215082</text:p>
          </table:table-cell>
          <table:table-cell office:value-type="float" office:value="-129.902706134642" calcext:value-type="float">
            <text:p>-129.902706134642</text:p>
          </table:table-cell>
        </table:table-row>
        <table:table-row table:style-name="ro1">
          <table:table-cell office:value-type="string" calcext:value-type="string">
            <text:p>2019-11-12 10:44:5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694" calcext:value-type="float">
            <text:p>1365694</text:p>
          </table:table-cell>
          <table:table-cell office:value-type="float" office:value="1634816" calcext:value-type="float">
            <text:p>1634816</text:p>
          </table:table-cell>
          <table:table-cell office:value-type="float" office:value="1647038" calcext:value-type="float">
            <text:p>1647038</text:p>
          </table:table-cell>
          <table:table-cell office:value-type="float" office:value="1145578" calcext:value-type="float">
            <text:p>1145578</text:p>
          </table:table-cell>
          <table:table-cell office:value-type="float" office:value="1014825" calcext:value-type="float">
            <text:p>1014825</text:p>
          </table:table-cell>
          <table:table-cell office:value-type="float" office:value="1033601" calcext:value-type="float">
            <text:p>1033601</text:p>
          </table:table-cell>
          <table:table-cell office:value-type="float" office:value="1656026" calcext:value-type="float">
            <text:p>1656026</text:p>
          </table:table-cell>
          <table:table-cell office:value-type="float" office:value="5" calcext:value-type="float">
            <text:p>5</text:p>
          </table:table-cell>
          <table:table-cell office:value-type="float" office:value="0.81401715445723" calcext:value-type="float">
            <text:p>0.81401715445723</text:p>
          </table:table-cell>
          <table:table-cell office:value-type="float" office:value="0.974426385691927" calcext:value-type="float">
            <text:p>0.974426385691927</text:p>
          </table:table-cell>
          <table:table-cell office:value-type="float" office:value="0.981711266244801" calcext:value-type="float">
            <text:p>0.981711266244801</text:p>
          </table:table-cell>
          <table:table-cell office:value-type="float" office:value="0.682817778923247" calcext:value-type="float">
            <text:p>0.682817778923247</text:p>
          </table:table-cell>
          <table:table-cell office:value-type="float" office:value="0.60488290844952" calcext:value-type="float">
            <text:p>0.60488290844952</text:p>
          </table:table-cell>
          <table:table-cell office:value-type="float" office:value="0.616074277886662" calcext:value-type="float">
            <text:p>0.616074277886662</text:p>
          </table:table-cell>
          <table:table-cell office:value-type="float" office:value="0.987068532355849" calcext:value-type="float">
            <text:p>0.987068532355849</text:p>
          </table:table-cell>
          <table:table-cell office:value-type="float" office:value="-113.436444215351" calcext:value-type="float">
            <text:p>-113.436444215351</text:p>
          </table:table-cell>
          <table:table-cell office:value-type="float" office:value="-129.023418310096" calcext:value-type="float">
            <text:p>-129.023418310096</text:p>
          </table:table-cell>
          <table:table-cell office:value-type="float" office:value="-126.785144422668" calcext:value-type="float">
            <text:p>-126.785144422668</text:p>
          </table:table-cell>
        </table:table-row>
        <table:table-row table:style-name="ro1">
          <table:table-cell office:value-type="string" calcext:value-type="string">
            <text:p>2019-11-12 10:44:51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2916578092547" calcext:value-type="float">
            <text:p>78.2916578092547</text:p>
          </table:table-cell>
          <table:table-cell office:value-type="float" office:value="981.824927791577" calcext:value-type="float">
            <text:p>981.824927791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676" calcext:value-type="float">
            <text:p>1346676</text:p>
          </table:table-cell>
          <table:table-cell office:value-type="float" office:value="1636837" calcext:value-type="float">
            <text:p>1636837</text:p>
          </table:table-cell>
          <table:table-cell office:value-type="float" office:value="1642007" calcext:value-type="float">
            <text:p>1642007</text:p>
          </table:table-cell>
          <table:table-cell office:value-type="float" office:value="1059592" calcext:value-type="float">
            <text:p>1059592</text:p>
          </table:table-cell>
          <table:table-cell office:value-type="float" office:value="1058179" calcext:value-type="float">
            <text:p>1058179</text:p>
          </table:table-cell>
          <table:table-cell office:value-type="float" office:value="1109064" calcext:value-type="float">
            <text:p>1109064</text:p>
          </table:table-cell>
          <table:table-cell office:value-type="float" office:value="1661400" calcext:value-type="float">
            <text:p>1661400</text:p>
          </table:table-cell>
          <table:table-cell office:value-type="float" office:value="5" calcext:value-type="float">
            <text:p>5</text:p>
          </table:table-cell>
          <table:table-cell office:value-type="float" office:value="0.802681541762536" calcext:value-type="float">
            <text:p>0.802681541762536</text:p>
          </table:table-cell>
          <table:table-cell office:value-type="float" office:value="0.975630995706438" calcext:value-type="float">
            <text:p>0.975630995706438</text:p>
          </table:table-cell>
          <table:table-cell office:value-type="float" office:value="0.978712556208677" calcext:value-type="float">
            <text:p>0.978712556208677</text:p>
          </table:table-cell>
          <table:table-cell office:value-type="float" office:value="0.631566122957006" calcext:value-type="float">
            <text:p>0.631566122957006</text:p>
          </table:table-cell>
          <table:table-cell office:value-type="float" office:value="0.63072390922593" calcext:value-type="float">
            <text:p>0.63072390922593</text:p>
          </table:table-cell>
          <table:table-cell office:value-type="float" office:value="0.661053736335485" calcext:value-type="float">
            <text:p>0.661053736335485</text:p>
          </table:table-cell>
          <table:table-cell office:value-type="float" office:value="0.990271686347924" calcext:value-type="float">
            <text:p>0.990271686347924</text:p>
          </table:table-cell>
          <table:table-cell office:value-type="float" office:value="-123.686775408599" calcext:value-type="float">
            <text:p>-123.686775408599</text:p>
          </table:table-cell>
          <table:table-cell office:value-type="float" office:value="-123.855218154814" calcext:value-type="float">
            <text:p>-123.855218154814</text:p>
          </table:table-cell>
          <table:table-cell office:value-type="float" office:value="-117.789252732903" calcext:value-type="float">
            <text:p>-117.789252732903</text:p>
          </table:table-cell>
        </table:table-row>
        <table:table-row table:style-name="ro1">
          <table:table-cell office:value-type="string" calcext:value-type="string">
            <text:p>2019-11-12 10:44:53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3126060900206" calcext:value-type="float">
            <text:p>78.3126060900206</text:p>
          </table:table-cell>
          <table:table-cell office:value-type="float" office:value="981.816417508577" calcext:value-type="float">
            <text:p>981.816417508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121" calcext:value-type="float">
            <text:p>1363121</text:p>
          </table:table-cell>
          <table:table-cell office:value-type="float" office:value="1636710" calcext:value-type="float">
            <text:p>1636710</text:p>
          </table:table-cell>
          <table:table-cell office:value-type="float" office:value="1642852" calcext:value-type="float">
            <text:p>1642852</text:p>
          </table:table-cell>
          <table:table-cell office:value-type="float" office:value="1067860" calcext:value-type="float">
            <text:p>1067860</text:p>
          </table:table-cell>
          <table:table-cell office:value-type="float" office:value="1005023" calcext:value-type="float">
            <text:p>1005023</text:p>
          </table:table-cell>
          <table:table-cell office:value-type="float" office:value="1134928" calcext:value-type="float">
            <text:p>1134928</text:p>
          </table:table-cell>
          <table:table-cell office:value-type="float" office:value="1655288" calcext:value-type="float">
            <text:p>1655288</text:p>
          </table:table-cell>
          <table:table-cell office:value-type="float" office:value="5" calcext:value-type="float">
            <text:p>5</text:p>
          </table:table-cell>
          <table:table-cell office:value-type="float" office:value="0.812483526764336" calcext:value-type="float">
            <text:p>0.812483526764336</text:p>
          </table:table-cell>
          <table:table-cell office:value-type="float" office:value="0.97555529779855" calcext:value-type="float">
            <text:p>0.97555529779855</text:p>
          </table:table-cell>
          <table:table-cell office:value-type="float" office:value="0.97921621551707" calcext:value-type="float">
            <text:p>0.97921621551707</text:p>
          </table:table-cell>
          <table:table-cell office:value-type="float" office:value="0.636494235574512" calcext:value-type="float">
            <text:p>0.636494235574512</text:p>
          </table:table-cell>
          <table:table-cell office:value-type="float" office:value="0.599040460472162" calcext:value-type="float">
            <text:p>0.599040460472162</text:p>
          </table:table-cell>
          <table:table-cell office:value-type="float" office:value="0.67646988349794" calcext:value-type="float">
            <text:p>0.67646988349794</text:p>
          </table:table-cell>
          <table:table-cell office:value-type="float" office:value="0.986628650024968" calcext:value-type="float">
            <text:p>0.986628650024968</text:p>
          </table:table-cell>
          <table:table-cell office:value-type="float" office:value="-122.701152885098" calcext:value-type="float">
            <text:p>-122.701152885098</text:p>
          </table:table-cell>
          <table:table-cell office:value-type="float" office:value="-130.191907905568" calcext:value-type="float">
            <text:p>-130.191907905568</text:p>
          </table:table-cell>
          <table:table-cell office:value-type="float" office:value="-114.706023300412" calcext:value-type="float">
            <text:p>-114.706023300412</text:p>
          </table:table-cell>
        </table:table-row>
        <table:table-row table:style-name="ro1">
          <table:table-cell office:value-type="string" calcext:value-type="string">
            <text:p>2019-11-12 10:44:54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3130573324983" calcext:value-type="float">
            <text:p>78.3130573324983</text:p>
          </table:table-cell>
          <table:table-cell office:value-type="float" office:value="981.797397478709" calcext:value-type="float">
            <text:p>981.797397478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741" calcext:value-type="float">
            <text:p>1351741</text:p>
          </table:table-cell>
          <table:table-cell office:value-type="float" office:value="1636507" calcext:value-type="float">
            <text:p>1636507</text:p>
          </table:table-cell>
          <table:table-cell office:value-type="float" office:value="1641847" calcext:value-type="float">
            <text:p>1641847</text:p>
          </table:table-cell>
          <table:table-cell office:value-type="float" office:value="1066175" calcext:value-type="float">
            <text:p>1066175</text:p>
          </table:table-cell>
          <table:table-cell office:value-type="float" office:value="1017063" calcext:value-type="float">
            <text:p>1017063</text:p>
          </table:table-cell>
          <table:table-cell office:value-type="float" office:value="1139504" calcext:value-type="float">
            <text:p>1139504</text:p>
          </table:table-cell>
          <table:table-cell office:value-type="float" office:value="1656037" calcext:value-type="float">
            <text:p>1656037</text:p>
          </table:table-cell>
          <table:table-cell office:value-type="float" office:value="5" calcext:value-type="float">
            <text:p>5</text:p>
          </table:table-cell>
          <table:table-cell office:value-type="float" office:value="0.805700517380299" calcext:value-type="float">
            <text:p>0.805700517380299</text:p>
          </table:table-cell>
          <table:table-cell office:value-type="float" office:value="0.975434300355232" calcext:value-type="float">
            <text:p>0.975434300355232</text:p>
          </table:table-cell>
          <table:table-cell office:value-type="float" office:value="0.978617188765668" calcext:value-type="float">
            <text:p>0.978617188765668</text:p>
          </table:table-cell>
          <table:table-cell office:value-type="float" office:value="0.63548989719032" calcext:value-type="float">
            <text:p>0.63548989719032</text:p>
          </table:table-cell>
          <table:table-cell office:value-type="float" office:value="0.606216860558612" calcext:value-type="float">
            <text:p>0.606216860558612</text:p>
          </table:table-cell>
          <table:table-cell office:value-type="float" office:value="0.679197392368006" calcext:value-type="float">
            <text:p>0.679197392368006</text:p>
          </table:table-cell>
          <table:table-cell office:value-type="float" office:value="0.987075088867556" calcext:value-type="float">
            <text:p>0.987075088867556</text:p>
          </table:table-cell>
          <table:table-cell office:value-type="float" office:value="-122.902020561936" calcext:value-type="float">
            <text:p>-122.902020561936</text:p>
          </table:table-cell>
          <table:table-cell office:value-type="float" office:value="-128.756627888278" calcext:value-type="float">
            <text:p>-128.756627888278</text:p>
          </table:table-cell>
          <table:table-cell office:value-type="float" office:value="-114.160521526399" calcext:value-type="float">
            <text:p>-114.160521526399</text:p>
          </table:table-cell>
        </table:table-row>
        <table:table-row table:style-name="ro1">
          <table:table-cell office:value-type="string" calcext:value-type="string">
            <text:p>2019-11-12 10:44:5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249" calcext:value-type="float">
            <text:p>1353249</text:p>
          </table:table-cell>
          <table:table-cell office:value-type="float" office:value="1638759" calcext:value-type="float">
            <text:p>1638759</text:p>
          </table:table-cell>
          <table:table-cell office:value-type="float" office:value="1644338" calcext:value-type="float">
            <text:p>1644338</text:p>
          </table:table-cell>
          <table:table-cell office:value-type="float" office:value="1057451" calcext:value-type="float">
            <text:p>1057451</text:p>
          </table:table-cell>
          <table:table-cell office:value-type="float" office:value="1066407" calcext:value-type="float">
            <text:p>1066407</text:p>
          </table:table-cell>
          <table:table-cell office:value-type="float" office:value="1100044" calcext:value-type="float">
            <text:p>1100044</text:p>
          </table:table-cell>
          <table:table-cell office:value-type="float" office:value="1658275" calcext:value-type="float">
            <text:p>1658275</text:p>
          </table:table-cell>
          <table:table-cell office:value-type="float" office:value="5" calcext:value-type="float">
            <text:p>5</text:p>
          </table:table-cell>
          <table:table-cell office:value-type="float" office:value="0.806599355530662" calcext:value-type="float">
            <text:p>0.806599355530662</text:p>
          </table:table-cell>
          <table:table-cell office:value-type="float" office:value="0.976776597115588" calcext:value-type="float">
            <text:p>0.976776597115588</text:p>
          </table:table-cell>
          <table:table-cell office:value-type="float" office:value="0.980101940644019" calcext:value-type="float">
            <text:p>0.980101940644019</text:p>
          </table:table-cell>
          <table:table-cell office:value-type="float" office:value="0.630289987360238" calcext:value-type="float">
            <text:p>0.630289987360238</text:p>
          </table:table-cell>
          <table:table-cell office:value-type="float" office:value="0.635628179982684" calcext:value-type="float">
            <text:p>0.635628179982684</text:p>
          </table:table-cell>
          <table:table-cell office:value-type="float" office:value="0.655677396735835" calcext:value-type="float">
            <text:p>0.655677396735835</text:p>
          </table:table-cell>
          <table:table-cell office:value-type="float" office:value="0.988409040976648" calcext:value-type="float">
            <text:p>0.988409040976648</text:p>
          </table:table-cell>
          <table:table-cell office:value-type="float" office:value="-123.942002527952" calcext:value-type="float">
            <text:p>-123.942002527952</text:p>
          </table:table-cell>
          <table:table-cell office:value-type="float" office:value="-122.874364003463" calcext:value-type="float">
            <text:p>-122.874364003463</text:p>
          </table:table-cell>
          <table:table-cell office:value-type="float" office:value="-118.864520652833" calcext:value-type="float">
            <text:p>-118.864520652833</text:p>
          </table:table-cell>
        </table:table-row>
        <table:table-row table:style-name="ro1">
          <table:table-cell office:value-type="string" calcext:value-type="string">
            <text:p>2019-11-12 10:44:5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460" calcext:value-type="float">
            <text:p>1354460</text:p>
          </table:table-cell>
          <table:table-cell office:value-type="float" office:value="1638175" calcext:value-type="float">
            <text:p>1638175</text:p>
          </table:table-cell>
          <table:table-cell office:value-type="float" office:value="1644276" calcext:value-type="float">
            <text:p>1644276</text:p>
          </table:table-cell>
          <table:table-cell office:value-type="float" office:value="1055830" calcext:value-type="float">
            <text:p>1055830</text:p>
          </table:table-cell>
          <table:table-cell office:value-type="float" office:value="1080544" calcext:value-type="float">
            <text:p>1080544</text:p>
          </table:table-cell>
          <table:table-cell office:value-type="float" office:value="1087399" calcext:value-type="float">
            <text:p>1087399</text:p>
          </table:table-cell>
          <table:table-cell office:value-type="float" office:value="1658479" calcext:value-type="float">
            <text:p>1658479</text:p>
          </table:table-cell>
          <table:table-cell office:value-type="float" office:value="5" calcext:value-type="float">
            <text:p>5</text:p>
          </table:table-cell>
          <table:table-cell office:value-type="float" office:value="0.807321167864939" calcext:value-type="float">
            <text:p>0.807321167864939</text:p>
          </table:table-cell>
          <table:table-cell office:value-type="float" office:value="0.976428505948604" calcext:value-type="float">
            <text:p>0.976428505948604</text:p>
          </table:table-cell>
          <table:table-cell office:value-type="float" office:value="0.980064985759853" calcext:value-type="float">
            <text:p>0.980064985759853</text:p>
          </table:table-cell>
          <table:table-cell office:value-type="float" office:value="0.62932379595325" calcext:value-type="float">
            <text:p>0.62932379595325</text:p>
          </table:table-cell>
          <table:table-cell office:value-type="float" office:value="0.644054489619075" calcext:value-type="float">
            <text:p>0.644054489619075</text:p>
          </table:table-cell>
          <table:table-cell office:value-type="float" office:value="0.648140388505505" calcext:value-type="float">
            <text:p>0.648140388505505</text:p>
          </table:table-cell>
          <table:table-cell office:value-type="float" office:value="0.988530634466485" calcext:value-type="float">
            <text:p>0.988530634466485</text:p>
          </table:table-cell>
          <table:table-cell office:value-type="float" office:value="-124.13524080935" calcext:value-type="float">
            <text:p>-124.13524080935</text:p>
          </table:table-cell>
          <table:table-cell office:value-type="float" office:value="-121.189102076185" calcext:value-type="float">
            <text:p>-121.189102076185</text:p>
          </table:table-cell>
          <table:table-cell office:value-type="float" office:value="-120.371922298899" calcext:value-type="float">
            <text:p>-120.371922298899</text:p>
          </table:table-cell>
        </table:table-row>
        <table:table-row table:style-name="ro1">
          <table:table-cell office:value-type="string" calcext:value-type="string">
            <text:p>2019-11-12 10:44:58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136" calcext:value-type="float">
            <text:p>1366136</text:p>
          </table:table-cell>
          <table:table-cell office:value-type="float" office:value="1631626" calcext:value-type="float">
            <text:p>1631626</text:p>
          </table:table-cell>
          <table:table-cell office:value-type="float" office:value="1643972" calcext:value-type="float">
            <text:p>1643972</text:p>
          </table:table-cell>
          <table:table-cell office:value-type="float" office:value="1102399" calcext:value-type="float">
            <text:p>1102399</text:p>
          </table:table-cell>
          <table:table-cell office:value-type="float" office:value="1076384" calcext:value-type="float">
            <text:p>1076384</text:p>
          </table:table-cell>
          <table:table-cell office:value-type="float" office:value="1025536" calcext:value-type="float">
            <text:p>1025536</text:p>
          </table:table-cell>
          <table:table-cell office:value-type="float" office:value="1663760" calcext:value-type="float">
            <text:p>1663760</text:p>
          </table:table-cell>
          <table:table-cell office:value-type="float" office:value="5" calcext:value-type="float">
            <text:p>5</text:p>
          </table:table-cell>
          <table:table-cell office:value-type="float" office:value="0.814280607018543" calcext:value-type="float">
            <text:p>0.814280607018543</text:p>
          </table:table-cell>
          <table:table-cell office:value-type="float" office:value="0.972524997296929" calcext:value-type="float">
            <text:p>0.972524997296929</text:p>
          </table:table-cell>
          <table:table-cell office:value-type="float" office:value="0.979883787618135" calcext:value-type="float">
            <text:p>0.979883787618135</text:p>
          </table:table-cell>
          <table:table-cell office:value-type="float" office:value="0.657081086287628" calcext:value-type="float">
            <text:p>0.657081086287628</text:p>
          </table:table-cell>
          <table:table-cell office:value-type="float" office:value="0.641574936100833" calcext:value-type="float">
            <text:p>0.641574936100833</text:p>
          </table:table-cell>
          <table:table-cell office:value-type="float" office:value="0.611267162712474" calcext:value-type="float">
            <text:p>0.611267162712474</text:p>
          </table:table-cell>
          <table:table-cell office:value-type="float" office:value="0.991678356132311" calcext:value-type="float">
            <text:p>0.991678356132311</text:p>
          </table:table-cell>
          <table:table-cell office:value-type="float" office:value="-118.583782742474" calcext:value-type="float">
            <text:p>-118.583782742474</text:p>
          </table:table-cell>
          <table:table-cell office:value-type="float" office:value="-121.685012779833" calcext:value-type="float">
            <text:p>-121.685012779833</text:p>
          </table:table-cell>
          <table:table-cell office:value-type="float" office:value="-127.746567457505" calcext:value-type="float">
            <text:p>-127.746567457505</text:p>
          </table:table-cell>
        </table:table-row>
        <table:table-row table:style-name="ro1">
          <table:table-cell office:value-type="string" calcext:value-type="string">
            <text:p>2019-11-12 10:44:5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88499259888" calcext:value-type="float">
            <text:p>981.8884992598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908" calcext:value-type="float">
            <text:p>1353908</text:p>
          </table:table-cell>
          <table:table-cell office:value-type="float" office:value="1634831" calcext:value-type="float">
            <text:p>1634831</text:p>
          </table:table-cell>
          <table:table-cell office:value-type="float" office:value="1646191" calcext:value-type="float">
            <text:p>1646191</text:p>
          </table:table-cell>
          <table:table-cell office:value-type="float" office:value="1164518" calcext:value-type="float">
            <text:p>1164518</text:p>
          </table:table-cell>
          <table:table-cell office:value-type="float" office:value="1016391" calcext:value-type="float">
            <text:p>1016391</text:p>
          </table:table-cell>
          <table:table-cell office:value-type="float" office:value="1003684" calcext:value-type="float">
            <text:p>1003684</text:p>
          </table:table-cell>
          <table:table-cell office:value-type="float" office:value="1658424" calcext:value-type="float">
            <text:p>1658424</text:p>
          </table:table-cell>
          <table:table-cell office:value-type="float" office:value="5" calcext:value-type="float">
            <text:p>5</text:p>
          </table:table-cell>
          <table:table-cell office:value-type="float" office:value="0.806992150186557" calcext:value-type="float">
            <text:p>0.806992150186557</text:p>
          </table:table-cell>
          <table:table-cell office:value-type="float" office:value="0.974435326389709" calcext:value-type="float">
            <text:p>0.974435326389709</text:p>
          </table:table-cell>
          <table:table-cell office:value-type="float" office:value="0.98120641484337" calcext:value-type="float">
            <text:p>0.98120641484337</text:p>
          </table:table-cell>
          <table:table-cell office:value-type="float" office:value="0.694106899989474" calcext:value-type="float">
            <text:p>0.694106899989474</text:p>
          </table:table-cell>
          <table:table-cell office:value-type="float" office:value="0.605816317297973" calcext:value-type="float">
            <text:p>0.605816317297973</text:p>
          </table:table-cell>
          <table:table-cell office:value-type="float" office:value="0.598242354183478" calcext:value-type="float">
            <text:p>0.598242354183478</text:p>
          </table:table-cell>
          <table:table-cell office:value-type="float" office:value="0.988497851907951" calcext:value-type="float">
            <text:p>0.988497851907951</text:p>
          </table:table-cell>
          <table:table-cell office:value-type="float" office:value="-111.178620002105" calcext:value-type="float">
            <text:p>-111.178620002105</text:p>
          </table:table-cell>
          <table:table-cell office:value-type="float" office:value="-128.836736540405" calcext:value-type="float">
            <text:p>-128.836736540405</text:p>
          </table:table-cell>
          <table:table-cell office:value-type="float" office:value="-130.351529163304" calcext:value-type="float">
            <text:p>-130.351529163304</text:p>
          </table:table-cell>
        </table:table-row>
        <table:table-row table:style-name="ro1">
          <table:table-cell office:value-type="string" calcext:value-type="string">
            <text:p>2019-11-12 10:45:00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3023575880219" calcext:value-type="float">
            <text:p>78.3023575880219</text:p>
          </table:table-cell>
          <table:table-cell office:value-type="float" office:value="981.797397478709" calcext:value-type="float">
            <text:p>981.797397478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437" calcext:value-type="float">
            <text:p>1351437</text:p>
          </table:table-cell>
          <table:table-cell office:value-type="float" office:value="1634324" calcext:value-type="float">
            <text:p>1634324</text:p>
          </table:table-cell>
          <table:table-cell office:value-type="float" office:value="1640712" calcext:value-type="float">
            <text:p>1640712</text:p>
          </table:table-cell>
          <table:table-cell office:value-type="float" office:value="1050538" calcext:value-type="float">
            <text:p>1050538</text:p>
          </table:table-cell>
          <table:table-cell office:value-type="float" office:value="1093509" calcext:value-type="float">
            <text:p>1093509</text:p>
          </table:table-cell>
          <table:table-cell office:value-type="float" office:value="1074298" calcext:value-type="float">
            <text:p>1074298</text:p>
          </table:table-cell>
          <table:table-cell office:value-type="float" office:value="1661106" calcext:value-type="float">
            <text:p>1661106</text:p>
          </table:table-cell>
          <table:table-cell office:value-type="float" office:value="5" calcext:value-type="float">
            <text:p>5</text:p>
          </table:table-cell>
          <table:table-cell office:value-type="float" office:value="0.805519319238582" calcext:value-type="float">
            <text:p>0.805519319238582</text:p>
          </table:table-cell>
          <table:table-cell office:value-type="float" office:value="0.974133130804674" calcext:value-type="float">
            <text:p>0.974133130804674</text:p>
          </table:table-cell>
          <table:table-cell office:value-type="float" office:value="0.97794067596682" calcext:value-type="float">
            <text:p>0.97794067596682</text:p>
          </table:table-cell>
          <table:table-cell office:value-type="float" office:value="0.626169517775717" calcext:value-type="float">
            <text:p>0.626169517775717</text:p>
          </table:table-cell>
          <table:table-cell office:value-type="float" office:value="0.651782232735423" calcext:value-type="float">
            <text:p>0.651782232735423</text:p>
          </table:table-cell>
          <table:table-cell office:value-type="float" office:value="0.640331583062599" calcext:value-type="float">
            <text:p>0.640331583062599</text:p>
          </table:table-cell>
          <table:table-cell office:value-type="float" office:value="0.990096448671394" calcext:value-type="float">
            <text:p>0.990096448671394</text:p>
          </table:table-cell>
          <table:table-cell office:value-type="float" office:value="-124.766096444857" calcext:value-type="float">
            <text:p>-124.766096444857</text:p>
          </table:table-cell>
          <table:table-cell office:value-type="float" office:value="-119.643553452915" calcext:value-type="float">
            <text:p>-119.643553452915</text:p>
          </table:table-cell>
          <table:table-cell office:value-type="float" office:value="-121.93368338748" calcext:value-type="float">
            <text:p>-121.93368338748</text:p>
          </table:table-cell>
        </table:table-row>
        <table:table-row table:style-name="ro1">
          <table:table-cell office:value-type="string" calcext:value-type="string">
            <text:p>2019-11-12 10:45:01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2930107633875" calcext:value-type="float">
            <text:p>78.2930107633875</text:p>
          </table:table-cell>
          <table:table-cell office:value-type="float" office:value="981.795396880289" calcext:value-type="float">
            <text:p>981.7953968802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010" calcext:value-type="float">
            <text:p>1371010</text:p>
          </table:table-cell>
          <table:table-cell office:value-type="float" office:value="1634504" calcext:value-type="float">
            <text:p>1634504</text:p>
          </table:table-cell>
          <table:table-cell office:value-type="float" office:value="1645111" calcext:value-type="float">
            <text:p>1645111</text:p>
          </table:table-cell>
          <table:table-cell office:value-type="float" office:value="1112682" calcext:value-type="float">
            <text:p>1112682</text:p>
          </table:table-cell>
          <table:table-cell office:value-type="float" office:value="1014627" calcext:value-type="float">
            <text:p>1014627</text:p>
          </table:table-cell>
          <table:table-cell office:value-type="float" office:value="1061806" calcext:value-type="float">
            <text:p>1061806</text:p>
          </table:table-cell>
          <table:table-cell office:value-type="float" office:value="1654360" calcext:value-type="float">
            <text:p>1654360</text:p>
          </table:table-cell>
          <table:table-cell office:value-type="float" office:value="5" calcext:value-type="float">
            <text:p>5</text:p>
          </table:table-cell>
          <table:table-cell office:value-type="float" office:value="0.817185737751214" calcext:value-type="float">
            <text:p>0.817185737751214</text:p>
          </table:table-cell>
          <table:table-cell office:value-type="float" office:value="0.974240419178059" calcext:value-type="float">
            <text:p>0.974240419178059</text:p>
          </table:table-cell>
          <table:table-cell office:value-type="float" office:value="0.980562684603058" calcext:value-type="float">
            <text:p>0.980562684603058</text:p>
          </table:table-cell>
          <table:table-cell office:value-type="float" office:value="0.663210232640533" calcext:value-type="float">
            <text:p>0.663210232640533</text:p>
          </table:table-cell>
          <table:table-cell office:value-type="float" office:value="0.604764891238796" calcext:value-type="float">
            <text:p>0.604764891238796</text:p>
          </table:table-cell>
          <table:table-cell office:value-type="float" office:value="0.632885769949647" calcext:value-type="float">
            <text:p>0.632885769949647</text:p>
          </table:table-cell>
          <table:table-cell office:value-type="float" office:value="0.986075518855514" calcext:value-type="float">
            <text:p>0.986075518855514</text:p>
          </table:table-cell>
          <table:table-cell office:value-type="float" office:value="-117.357953471893" calcext:value-type="float">
            <text:p>-117.357953471893</text:p>
          </table:table-cell>
          <table:table-cell office:value-type="float" office:value="-129.047021752241" calcext:value-type="float">
            <text:p>-129.047021752241</text:p>
          </table:table-cell>
          <table:table-cell office:value-type="float" office:value="-123.422846010071" calcext:value-type="float">
            <text:p>-123.422846010071</text:p>
          </table:table-cell>
        </table:table-row>
        <table:table-row table:style-name="ro1">
          <table:table-cell office:value-type="string" calcext:value-type="string">
            <text:p>2019-11-12 10:45:0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979098012306" calcext:value-type="float">
            <text:p>78.2979098012306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827" calcext:value-type="float">
            <text:p>1347827</text:p>
          </table:table-cell>
          <table:table-cell office:value-type="float" office:value="1635586" calcext:value-type="float">
            <text:p>1635586</text:p>
          </table:table-cell>
          <table:table-cell office:value-type="float" office:value="1640773" calcext:value-type="float">
            <text:p>1640773</text:p>
          </table:table-cell>
          <table:table-cell office:value-type="float" office:value="1062957" calcext:value-type="float">
            <text:p>1062957</text:p>
          </table:table-cell>
          <table:table-cell office:value-type="float" office:value="1034510" calcext:value-type="float">
            <text:p>1034510</text:p>
          </table:table-cell>
          <table:table-cell office:value-type="float" office:value="1133046" calcext:value-type="float">
            <text:p>1133046</text:p>
          </table:table-cell>
          <table:table-cell office:value-type="float" office:value="1655665" calcext:value-type="float">
            <text:p>1655665</text:p>
          </table:table-cell>
          <table:table-cell office:value-type="float" office:value="5" calcext:value-type="float">
            <text:p>5</text:p>
          </table:table-cell>
          <table:table-cell office:value-type="float" office:value="0.803367591305684" calcext:value-type="float">
            <text:p>0.803367591305684</text:p>
          </table:table-cell>
          <table:table-cell office:value-type="float" office:value="0.974885341511409" calcext:value-type="float">
            <text:p>0.974885341511409</text:p>
          </table:table-cell>
          <table:table-cell office:value-type="float" office:value="0.977977034804468" calcext:value-type="float">
            <text:p>0.977977034804468</text:p>
          </table:table-cell>
          <table:table-cell office:value-type="float" office:value="0.633571819492795" calcext:value-type="float">
            <text:p>0.633571819492795</text:p>
          </table:table-cell>
          <table:table-cell office:value-type="float" office:value="0.616616084172259" calcext:value-type="float">
            <text:p>0.616616084172259</text:p>
          </table:table-cell>
          <table:table-cell office:value-type="float" office:value="0.675348123949542" calcext:value-type="float">
            <text:p>0.675348123949542</text:p>
          </table:table-cell>
          <table:table-cell office:value-type="float" office:value="0.986853359562559" calcext:value-type="float">
            <text:p>0.986853359562559</text:p>
          </table:table-cell>
          <table:table-cell office:value-type="float" office:value="-123.285636101441" calcext:value-type="float">
            <text:p>-123.285636101441</text:p>
          </table:table-cell>
          <table:table-cell office:value-type="float" office:value="-126.676783165548" calcext:value-type="float">
            <text:p>-126.676783165548</text:p>
          </table:table-cell>
          <table:table-cell office:value-type="float" office:value="-114.930375210092" calcext:value-type="float">
            <text:p>-114.930375210092</text:p>
          </table:table-cell>
        </table:table-row>
        <table:table-row table:style-name="ro1">
          <table:table-cell office:value-type="string" calcext:value-type="string">
            <text:p>2019-11-12 10:45:04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2716103870982" calcext:value-type="float">
            <text:p>78.2716103870982</text:p>
          </table:table-cell>
          <table:table-cell office:value-type="float" office:value="981.822927858221" calcext:value-type="float">
            <text:p>981.8229278582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285" calcext:value-type="float">
            <text:p>1353285</text:p>
          </table:table-cell>
          <table:table-cell office:value-type="float" office:value="1634628" calcext:value-type="float">
            <text:p>1634628</text:p>
          </table:table-cell>
          <table:table-cell office:value-type="float" office:value="1648648" calcext:value-type="float">
            <text:p>1648648</text:p>
          </table:table-cell>
          <table:table-cell office:value-type="float" office:value="1164267" calcext:value-type="float">
            <text:p>1164267</text:p>
          </table:table-cell>
          <table:table-cell office:value-type="float" office:value="1016231" calcext:value-type="float">
            <text:p>1016231</text:p>
          </table:table-cell>
          <table:table-cell office:value-type="float" office:value="1003231" calcext:value-type="float">
            <text:p>1003231</text:p>
          </table:table-cell>
          <table:table-cell office:value-type="float" office:value="1658121" calcext:value-type="float">
            <text:p>1658121</text:p>
          </table:table-cell>
          <table:table-cell office:value-type="float" office:value="5" calcext:value-type="float">
            <text:p>5</text:p>
          </table:table-cell>
          <table:table-cell office:value-type="float" office:value="0.806620813205339" calcext:value-type="float">
            <text:p>0.806620813205339</text:p>
          </table:table-cell>
          <table:table-cell office:value-type="float" office:value="0.974314328946391" calcext:value-type="float">
            <text:p>0.974314328946391</text:p>
          </table:table-cell>
          <table:table-cell office:value-type="float" office:value="0.982670901140082" calcext:value-type="float">
            <text:p>0.982670901140082</text:p>
          </table:table-cell>
          <table:table-cell office:value-type="float" office:value="0.693957292313253" calcext:value-type="float">
            <text:p>0.693957292313253</text:p>
          </table:table-cell>
          <table:table-cell office:value-type="float" office:value="0.605720949854964" calcext:value-type="float">
            <text:p>0.605720949854964</text:p>
          </table:table-cell>
          <table:table-cell office:value-type="float" office:value="0.597972345110458" calcext:value-type="float">
            <text:p>0.597972345110458</text:p>
          </table:table-cell>
          <table:table-cell office:value-type="float" office:value="0.988317249812752" calcext:value-type="float">
            <text:p>0.988317249812752</text:p>
          </table:table-cell>
          <table:table-cell office:value-type="float" office:value="-111.208541537349" calcext:value-type="float">
            <text:p>-111.208541537349</text:p>
          </table:table-cell>
          <table:table-cell office:value-type="float" office:value="-128.855810029007" calcext:value-type="float">
            <text:p>-128.855810029007</text:p>
          </table:table-cell>
          <table:table-cell office:value-type="float" office:value="-130.405530977908" calcext:value-type="float">
            <text:p>-130.405530977908</text:p>
          </table:table-cell>
        </table:table-row>
        <table:table-row table:style-name="ro1">
          <table:table-cell office:value-type="string" calcext:value-type="string">
            <text:p>2019-11-12 10:45:05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87209766692" calcext:value-type="float">
            <text:p>78.28720976669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62" calcext:value-type="float">
            <text:p>1347562</text:p>
          </table:table-cell>
          <table:table-cell office:value-type="float" office:value="1631593" calcext:value-type="float">
            <text:p>1631593</text:p>
          </table:table-cell>
          <table:table-cell office:value-type="float" office:value="1645120" calcext:value-type="float">
            <text:p>1645120</text:p>
          </table:table-cell>
          <table:table-cell office:value-type="float" office:value="1171520" calcext:value-type="float">
            <text:p>1171520</text:p>
          </table:table-cell>
          <table:table-cell office:value-type="float" office:value="1015385" calcext:value-type="float">
            <text:p>1015385</text:p>
          </table:table-cell>
          <table:table-cell office:value-type="float" office:value="1002753" calcext:value-type="float">
            <text:p>1002753</text:p>
          </table:table-cell>
          <table:table-cell office:value-type="float" office:value="1656105" calcext:value-type="float">
            <text:p>1656105</text:p>
          </table:table-cell>
          <table:table-cell office:value-type="float" office:value="5" calcext:value-type="float">
            <text:p>5</text:p>
          </table:table-cell>
          <table:table-cell office:value-type="float" office:value="0.8032096389782" calcext:value-type="float">
            <text:p>0.8032096389782</text:p>
          </table:table-cell>
          <table:table-cell office:value-type="float" office:value="0.972505327761808" calcext:value-type="float">
            <text:p>0.972505327761808</text:p>
          </table:table-cell>
          <table:table-cell office:value-type="float" office:value="0.980568049021727" calcext:value-type="float">
            <text:p>0.980568049021727</text:p>
          </table:table-cell>
          <table:table-cell office:value-type="float" office:value="0.698280417714169" calcext:value-type="float">
            <text:p>0.698280417714169</text:p>
          </table:table-cell>
          <table:table-cell office:value-type="float" office:value="0.605216694500052" calcext:value-type="float">
            <text:p>0.605216694500052</text:p>
          </table:table-cell>
          <table:table-cell office:value-type="float" office:value="0.597687434874467" calcext:value-type="float">
            <text:p>0.597687434874467</text:p>
          </table:table-cell>
          <table:table-cell office:value-type="float" office:value="0.987115620030835" calcext:value-type="float">
            <text:p>0.987115620030835</text:p>
          </table:table-cell>
          <table:table-cell office:value-type="float" office:value="-110.343916457166" calcext:value-type="float">
            <text:p>-110.343916457166</text:p>
          </table:table-cell>
          <table:table-cell office:value-type="float" office:value="-128.95666109999" calcext:value-type="float">
            <text:p>-128.95666109999</text:p>
          </table:table-cell>
          <table:table-cell office:value-type="float" office:value="-130.462513025107" calcext:value-type="float">
            <text:p>-130.462513025107</text:p>
          </table:table-cell>
        </table:table-row>
        <table:table-row table:style-name="ro1">
          <table:table-cell office:value-type="string" calcext:value-type="string">
            <text:p>2019-11-12 10:45:06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81859736563" calcext:value-type="float">
            <text:p>78.281859736563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125" calcext:value-type="float">
            <text:p>1371125</text:p>
          </table:table-cell>
          <table:table-cell office:value-type="float" office:value="1631303" calcext:value-type="float">
            <text:p>1631303</text:p>
          </table:table-cell>
          <table:table-cell office:value-type="float" office:value="1642909" calcext:value-type="float">
            <text:p>1642909</text:p>
          </table:table-cell>
          <table:table-cell office:value-type="float" office:value="1079849" calcext:value-type="float">
            <text:p>1079849</text:p>
          </table:table-cell>
          <table:table-cell office:value-type="float" office:value="1101846" calcext:value-type="float">
            <text:p>1101846</text:p>
          </table:table-cell>
          <table:table-cell office:value-type="float" office:value="1031190" calcext:value-type="float">
            <text:p>1031190</text:p>
          </table:table-cell>
          <table:table-cell office:value-type="float" office:value="1659308" calcext:value-type="float">
            <text:p>1659308</text:p>
          </table:table-cell>
          <table:table-cell office:value-type="float" office:value="5" calcext:value-type="float">
            <text:p>5</text:p>
          </table:table-cell>
          <table:table-cell office:value-type="float" office:value="0.817254283100877" calcext:value-type="float">
            <text:p>0.817254283100877</text:p>
          </table:table-cell>
          <table:table-cell office:value-type="float" office:value="0.972332474271354" calcext:value-type="float">
            <text:p>0.972332474271354</text:p>
          </table:table-cell>
          <table:table-cell office:value-type="float" office:value="0.979250190168642" calcext:value-type="float">
            <text:p>0.979250190168642</text:p>
          </table:table-cell>
          <table:table-cell office:value-type="float" office:value="0.643640237288503" calcext:value-type="float">
            <text:p>0.643640237288503</text:p>
          </table:table-cell>
          <table:table-cell office:value-type="float" office:value="0.656751472562727" calcext:value-type="float">
            <text:p>0.656751472562727</text:p>
          </table:table-cell>
          <table:table-cell office:value-type="float" office:value="0.614637209729816" calcext:value-type="float">
            <text:p>0.614637209729816</text:p>
          </table:table-cell>
          <table:table-cell office:value-type="float" office:value="0.989024757030577" calcext:value-type="float">
            <text:p>0.989024757030577</text:p>
          </table:table-cell>
          <table:table-cell office:value-type="float" office:value="-121.271952542299" calcext:value-type="float">
            <text:p>-121.271952542299</text:p>
          </table:table-cell>
          <table:table-cell office:value-type="float" office:value="-118.649705487455" calcext:value-type="float">
            <text:p>-118.649705487455</text:p>
          </table:table-cell>
          <table:table-cell office:value-type="float" office:value="-127.072558054037" calcext:value-type="float">
            <text:p>-127.072558054037</text:p>
          </table:table-cell>
        </table:table-row>
        <table:table-row table:style-name="ro1">
          <table:table-cell office:value-type="string" calcext:value-type="string">
            <text:p>2019-11-12 10:45:0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493088683019" calcext:value-type="float">
            <text:p>78.2493088683019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27" calcext:value-type="float">
            <text:p>1363627</text:p>
          </table:table-cell>
          <table:table-cell office:value-type="float" office:value="1634181" calcext:value-type="float">
            <text:p>1634181</text:p>
          </table:table-cell>
          <table:table-cell office:value-type="float" office:value="1647856" calcext:value-type="float">
            <text:p>1647856</text:p>
          </table:table-cell>
          <table:table-cell office:value-type="float" office:value="1135053" calcext:value-type="float">
            <text:p>1135053</text:p>
          </table:table-cell>
          <table:table-cell office:value-type="float" office:value="1041255" calcext:value-type="float">
            <text:p>1041255</text:p>
          </table:table-cell>
          <table:table-cell office:value-type="float" office:value="1017140" calcext:value-type="float">
            <text:p>1017140</text:p>
          </table:table-cell>
          <table:table-cell office:value-type="float" office:value="1660755" calcext:value-type="float">
            <text:p>1660755</text:p>
          </table:table-cell>
          <table:table-cell office:value-type="float" office:value="5" calcext:value-type="float">
            <text:p>5</text:p>
          </table:table-cell>
          <table:table-cell office:value-type="float" office:value="0.812785126302853" calcext:value-type="float">
            <text:p>0.812785126302853</text:p>
          </table:table-cell>
          <table:table-cell office:value-type="float" office:value="0.974047896152484" calcext:value-type="float">
            <text:p>0.974047896152484</text:p>
          </table:table-cell>
          <table:table-cell office:value-type="float" office:value="0.982198832297186" calcext:value-type="float">
            <text:p>0.982198832297186</text:p>
          </table:table-cell>
          <table:table-cell office:value-type="float" office:value="0.676544389312791" calcext:value-type="float">
            <text:p>0.676544389312791</text:p>
          </table:table-cell>
          <table:table-cell office:value-type="float" office:value="0.62063641794162" calcext:value-type="float">
            <text:p>0.62063641794162</text:p>
          </table:table-cell>
          <table:table-cell office:value-type="float" office:value="0.606262756140561" calcext:value-type="float">
            <text:p>0.606262756140561</text:p>
          </table:table-cell>
          <table:table-cell office:value-type="float" office:value="0.989887236343293" calcext:value-type="float">
            <text:p>0.989887236343293</text:p>
          </table:table-cell>
          <table:table-cell office:value-type="float" office:value="-114.691122137442" calcext:value-type="float">
            <text:p>-114.691122137442</text:p>
          </table:table-cell>
          <table:table-cell office:value-type="float" office:value="-125.872716411676" calcext:value-type="float">
            <text:p>-125.872716411676</text:p>
          </table:table-cell>
          <table:table-cell office:value-type="float" office:value="-128.747448771888" calcext:value-type="float">
            <text:p>-128.747448771888</text:p>
          </table:table-cell>
        </table:table-row>
        <table:table-row table:style-name="ro1">
          <table:table-cell office:value-type="string" calcext:value-type="string">
            <text:p>2019-11-12 10:45:0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439588378196" calcext:value-type="float">
            <text:p>78.2439588378196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348" calcext:value-type="float">
            <text:p>1375348</text:p>
          </table:table-cell>
          <table:table-cell office:value-type="float" office:value="1635284" calcext:value-type="float">
            <text:p>1635284</text:p>
          </table:table-cell>
          <table:table-cell office:value-type="float" office:value="1644219" calcext:value-type="float">
            <text:p>1644219</text:p>
          </table:table-cell>
          <table:table-cell office:value-type="float" office:value="1086410" calcext:value-type="float">
            <text:p>1086410</text:p>
          </table:table-cell>
          <table:table-cell office:value-type="float" office:value="1010353" calcext:value-type="float">
            <text:p>1010353</text:p>
          </table:table-cell>
          <table:table-cell office:value-type="float" office:value="1094813" calcext:value-type="float">
            <text:p>1094813</text:p>
          </table:table-cell>
          <table:table-cell office:value-type="float" office:value="1652397" calcext:value-type="float">
            <text:p>1652397</text:p>
          </table:table-cell>
          <table:table-cell office:value-type="float" office:value="5" calcext:value-type="float">
            <text:p>5</text:p>
          </table:table-cell>
          <table:table-cell office:value-type="float" office:value="0.819771387549804" calcext:value-type="float">
            <text:p>0.819771387549804</text:p>
          </table:table-cell>
          <table:table-cell office:value-type="float" office:value="0.974705335462729" calcext:value-type="float">
            <text:p>0.974705335462729</text:p>
          </table:table-cell>
          <table:table-cell office:value-type="float" office:value="0.98003101110828" calcext:value-type="float">
            <text:p>0.98003101110828</text:p>
          </table:table-cell>
          <table:table-cell office:value-type="float" office:value="0.647550898498404" calcext:value-type="float">
            <text:p>0.647550898498404</text:p>
          </table:table-cell>
          <table:table-cell office:value-type="float" office:value="0.602217388417409" calcext:value-type="float">
            <text:p>0.602217388417409</text:p>
          </table:table-cell>
          <table:table-cell office:value-type="float" office:value="0.652559477395949" calcext:value-type="float">
            <text:p>0.652559477395949</text:p>
          </table:table-cell>
          <table:table-cell office:value-type="float" office:value="0.984905479539094" calcext:value-type="float">
            <text:p>0.984905479539094</text:p>
          </table:table-cell>
          <table:table-cell office:value-type="float" office:value="-120.489820300319" calcext:value-type="float">
            <text:p>-120.489820300319</text:p>
          </table:table-cell>
          <table:table-cell office:value-type="float" office:value="-129.556522316518" calcext:value-type="float">
            <text:p>-129.556522316518</text:p>
          </table:table-cell>
          <table:table-cell office:value-type="float" office:value="-119.48810452081" calcext:value-type="float">
            <text:p>-119.48810452081</text:p>
          </table:table-cell>
        </table:table-row>
        <table:table-row table:style-name="ro1">
          <table:table-cell office:value-type="string" calcext:value-type="string">
            <text:p>2019-11-12 10:45:10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76509697861" calcext:value-type="float">
            <text:p>78.276509697861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865" calcext:value-type="float">
            <text:p>1365865</text:p>
          </table:table-cell>
          <table:table-cell office:value-type="float" office:value="1635872" calcext:value-type="float">
            <text:p>1635872</text:p>
          </table:table-cell>
          <table:table-cell office:value-type="float" office:value="1642427" calcext:value-type="float">
            <text:p>1642427</text:p>
          </table:table-cell>
          <table:table-cell office:value-type="float" office:value="1067915" calcext:value-type="float">
            <text:p>1067915</text:p>
          </table:table-cell>
          <table:table-cell office:value-type="float" office:value="1003747" calcext:value-type="float">
            <text:p>1003747</text:p>
          </table:table-cell>
          <table:table-cell office:value-type="float" office:value="1128615" calcext:value-type="float">
            <text:p>1128615</text:p>
          </table:table-cell>
          <table:table-cell office:value-type="float" office:value="1655636" calcext:value-type="float">
            <text:p>1655636</text:p>
          </table:table-cell>
          <table:table-cell office:value-type="float" office:value="5" calcext:value-type="float">
            <text:p>5</text:p>
          </table:table-cell>
          <table:table-cell office:value-type="float" office:value="0.814119078411946" calcext:value-type="float">
            <text:p>0.814119078411946</text:p>
          </table:table-cell>
          <table:table-cell office:value-type="float" office:value="0.975055810815789" calcext:value-type="float">
            <text:p>0.975055810815789</text:p>
          </table:table-cell>
          <table:table-cell office:value-type="float" office:value="0.978962895746576" calcext:value-type="float">
            <text:p>0.978962895746576</text:p>
          </table:table-cell>
          <table:table-cell office:value-type="float" office:value="0.636527018133046" calcext:value-type="float">
            <text:p>0.636527018133046</text:p>
          </table:table-cell>
          <table:table-cell office:value-type="float" office:value="0.598279905114163" calcext:value-type="float">
            <text:p>0.598279905114163</text:p>
          </table:table-cell>
          <table:table-cell office:value-type="float" office:value="0.672707041824703" calcext:value-type="float">
            <text:p>0.672707041824703</text:p>
          </table:table-cell>
          <table:table-cell office:value-type="float" office:value="0.986836074213514" calcext:value-type="float">
            <text:p>0.986836074213514</text:p>
          </table:table-cell>
          <table:table-cell office:value-type="float" office:value="-122.694596373391" calcext:value-type="float">
            <text:p>-122.694596373391</text:p>
          </table:table-cell>
          <table:table-cell office:value-type="float" office:value="-130.344018977167" calcext:value-type="float">
            <text:p>-130.344018977167</text:p>
          </table:table-cell>
          <table:table-cell office:value-type="float" office:value="-115.458591635059" calcext:value-type="float">
            <text:p>-115.458591635059</text:p>
          </table:table-cell>
        </table:table-row>
        <table:table-row table:style-name="ro1">
          <table:table-cell office:value-type="string" calcext:value-type="string">
            <text:p>2019-11-12 10:45:11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2774112806286" calcext:value-type="float">
            <text:p>78.2774112806286</text:p>
          </table:table-cell>
          <table:table-cell office:value-type="float" office:value="981.831438057178" calcext:value-type="float">
            <text:p>981.8314380571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882" calcext:value-type="float">
            <text:p>1349882</text:p>
          </table:table-cell>
          <table:table-cell office:value-type="float" office:value="1630937" calcext:value-type="float">
            <text:p>1630937</text:p>
          </table:table-cell>
          <table:table-cell office:value-type="float" office:value="1645077" calcext:value-type="float">
            <text:p>1645077</text:p>
          </table:table-cell>
          <table:table-cell office:value-type="float" office:value="1151893" calcext:value-type="float">
            <text:p>1151893</text:p>
          </table:table-cell>
          <table:table-cell office:value-type="float" office:value="1023225" calcext:value-type="float">
            <text:p>1023225</text:p>
          </table:table-cell>
          <table:table-cell office:value-type="float" office:value="1009876" calcext:value-type="float">
            <text:p>1009876</text:p>
          </table:table-cell>
          <table:table-cell office:value-type="float" office:value="1657009" calcext:value-type="float">
            <text:p>1657009</text:p>
          </table:table-cell>
          <table:table-cell office:value-type="float" office:value="5" calcext:value-type="float">
            <text:p>5</text:p>
          </table:table-cell>
          <table:table-cell office:value-type="float" office:value="0.804592466901835" calcext:value-type="float">
            <text:p>0.804592466901835</text:p>
          </table:table-cell>
          <table:table-cell office:value-type="float" office:value="0.97211432124547" calcext:value-type="float">
            <text:p>0.97211432124547</text:p>
          </table:table-cell>
          <table:table-cell office:value-type="float" office:value="0.980542419021418" calcext:value-type="float">
            <text:p>0.980542419021418</text:p>
          </table:table-cell>
          <table:table-cell office:value-type="float" office:value="0.68658181268952" calcext:value-type="float">
            <text:p>0.68658181268952</text:p>
          </table:table-cell>
          <table:table-cell office:value-type="float" office:value="0.609889699207508" calcext:value-type="float">
            <text:p>0.609889699207508</text:p>
          </table:table-cell>
          <table:table-cell office:value-type="float" office:value="0.601933074227938" calcext:value-type="float">
            <text:p>0.601933074227938</text:p>
          </table:table-cell>
          <table:table-cell office:value-type="float" office:value="0.987654446083837" calcext:value-type="float">
            <text:p>0.987654446083837</text:p>
          </table:table-cell>
          <table:table-cell office:value-type="float" office:value="-112.683637462096" calcext:value-type="float">
            <text:p>-112.683637462096</text:p>
          </table:table-cell>
          <table:table-cell office:value-type="float" office:value="-128.022060158498" calcext:value-type="float">
            <text:p>-128.022060158498</text:p>
          </table:table-cell>
          <table:table-cell office:value-type="float" office:value="-129.613385154412" calcext:value-type="float">
            <text:p>-129.613385154412</text:p>
          </table:table-cell>
        </table:table-row>
        <table:table-row table:style-name="ro1">
          <table:table-cell office:value-type="string" calcext:value-type="string">
            <text:p>2019-11-12 10:45:1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551094573222" calcext:value-type="float">
            <text:p>78.255109457322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524" calcext:value-type="float">
            <text:p>1380524</text:p>
          </table:table-cell>
          <table:table-cell office:value-type="float" office:value="1637940" calcext:value-type="float">
            <text:p>1637940</text:p>
          </table:table-cell>
          <table:table-cell office:value-type="float" office:value="1647036" calcext:value-type="float">
            <text:p>1647036</text:p>
          </table:table-cell>
          <table:table-cell office:value-type="float" office:value="1088118" calcext:value-type="float">
            <text:p>1088118</text:p>
          </table:table-cell>
          <table:table-cell office:value-type="float" office:value="1010857" calcext:value-type="float">
            <text:p>1010857</text:p>
          </table:table-cell>
          <table:table-cell office:value-type="float" office:value="1092353" calcext:value-type="float">
            <text:p>1092353</text:p>
          </table:table-cell>
          <table:table-cell office:value-type="float" office:value="1652553" calcext:value-type="float">
            <text:p>1652553</text:p>
          </table:table-cell>
          <table:table-cell office:value-type="float" office:value="5" calcext:value-type="float">
            <text:p>5</text:p>
          </table:table-cell>
          <table:table-cell office:value-type="float" office:value="0.822856524331155" calcext:value-type="float">
            <text:p>0.822856524331155</text:p>
          </table:table-cell>
          <table:table-cell office:value-type="float" office:value="0.976288435016684" calcext:value-type="float">
            <text:p>0.976288435016684</text:p>
          </table:table-cell>
          <table:table-cell office:value-type="float" office:value="0.981710074151763" calcext:value-type="float">
            <text:p>0.981710074151763</text:p>
          </table:table-cell>
          <table:table-cell office:value-type="float" office:value="0.648568945952528" calcext:value-type="float">
            <text:p>0.648568945952528</text:p>
          </table:table-cell>
          <table:table-cell office:value-type="float" office:value="0.602517795862889" calcext:value-type="float">
            <text:p>0.602517795862889</text:p>
          </table:table-cell>
          <table:table-cell office:value-type="float" office:value="0.651093202959681" calcext:value-type="float">
            <text:p>0.651093202959681</text:p>
          </table:table-cell>
          <table:table-cell office:value-type="float" office:value="0.984998462796028" calcext:value-type="float">
            <text:p>0.984998462796028</text:p>
          </table:table-cell>
          <table:table-cell office:value-type="float" office:value="-120.286210809494" calcext:value-type="float">
            <text:p>-120.286210809494</text:p>
          </table:table-cell>
          <table:table-cell office:value-type="float" office:value="-129.496440827422" calcext:value-type="float">
            <text:p>-129.496440827422</text:p>
          </table:table-cell>
          <table:table-cell office:value-type="float" office:value="-119.781359408064" calcext:value-type="float">
            <text:p>-119.781359408064</text:p>
          </table:table-cell>
        </table:table-row>
        <table:table-row table:style-name="ro1">
          <table:table-cell office:value-type="string" calcext:value-type="string">
            <text:p>2019-11-12 10:45:14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2404102938825" calcext:value-type="float">
            <text:p>78.2404102938825</text:p>
          </table:table-cell>
          <table:table-cell office:value-type="float" office:value="981.784885442469" calcext:value-type="float">
            <text:p>981.784885442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319" calcext:value-type="float">
            <text:p>1380319</text:p>
          </table:table-cell>
          <table:table-cell office:value-type="float" office:value="1650710" calcext:value-type="float">
            <text:p>1650710</text:p>
          </table:table-cell>
          <table:table-cell office:value-type="float" office:value="1640785" calcext:value-type="float">
            <text:p>1640785</text:p>
          </table:table-cell>
          <table:table-cell office:value-type="float" office:value="1044896" calcext:value-type="float">
            <text:p>1044896</text:p>
          </table:table-cell>
          <table:table-cell office:value-type="float" office:value="1111614" calcext:value-type="float">
            <text:p>1111614</text:p>
          </table:table-cell>
          <table:table-cell office:value-type="float" office:value="1053532" calcext:value-type="float">
            <text:p>1053532</text:p>
          </table:table-cell>
          <table:table-cell office:value-type="float" office:value="1658768" calcext:value-type="float">
            <text:p>1658768</text:p>
          </table:table-cell>
          <table:table-cell office:value-type="float" office:value="5" calcext:value-type="float">
            <text:p>5</text:p>
          </table:table-cell>
          <table:table-cell office:value-type="float" office:value="0.8227343347948" calcext:value-type="float">
            <text:p>0.8227343347948</text:p>
          </table:table-cell>
          <table:table-cell office:value-type="float" office:value="0.983899949061864" calcext:value-type="float">
            <text:p>0.983899949061864</text:p>
          </table:table-cell>
          <table:table-cell office:value-type="float" office:value="0.977984187362693" calcext:value-type="float">
            <text:p>0.977984187362693</text:p>
          </table:table-cell>
          <table:table-cell office:value-type="float" office:value="0.622806623316601" calcext:value-type="float">
            <text:p>0.622806623316601</text:p>
          </table:table-cell>
          <table:table-cell office:value-type="float" office:value="0.662573654958445" calcext:value-type="float">
            <text:p>0.662573654958445</text:p>
          </table:table-cell>
          <table:table-cell office:value-type="float" office:value="0.627954081053028" calcext:value-type="float">
            <text:p>0.627954081053028</text:p>
          </table:table-cell>
          <table:table-cell office:value-type="float" office:value="0.988702891910421" calcext:value-type="float">
            <text:p>0.988702891910421</text:p>
          </table:table-cell>
          <table:table-cell office:value-type="float" office:value="-125.43867533668" calcext:value-type="float">
            <text:p>-125.43867533668</text:p>
          </table:table-cell>
          <table:table-cell office:value-type="float" office:value="-117.485269008311" calcext:value-type="float">
            <text:p>-117.485269008311</text:p>
          </table:table-cell>
          <table:table-cell office:value-type="float" office:value="-124.409183789394" calcext:value-type="float">
            <text:p>-124.409183789394</text:p>
          </table:table-cell>
        </table:table-row>
        <table:table-row table:style-name="ro1">
          <table:table-cell office:value-type="string" calcext:value-type="string">
            <text:p>2019-11-12 10:45:15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390591869006" calcext:value-type="float">
            <text:p>78.2390591869006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834" calcext:value-type="float">
            <text:p>1370834</text:p>
          </table:table-cell>
          <table:table-cell office:value-type="float" office:value="1634188" calcext:value-type="float">
            <text:p>1634188</text:p>
          </table:table-cell>
          <table:table-cell office:value-type="float" office:value="1644487" calcext:value-type="float">
            <text:p>1644487</text:p>
          </table:table-cell>
          <table:table-cell office:value-type="float" office:value="1112650" calcext:value-type="float">
            <text:p>1112650</text:p>
          </table:table-cell>
          <table:table-cell office:value-type="float" office:value="1012925" calcext:value-type="float">
            <text:p>1012925</text:p>
          </table:table-cell>
          <table:table-cell office:value-type="float" office:value="1066073" calcext:value-type="float">
            <text:p>1066073</text:p>
          </table:table-cell>
          <table:table-cell office:value-type="float" office:value="1652953" calcext:value-type="float">
            <text:p>1652953</text:p>
          </table:table-cell>
          <table:table-cell office:value-type="float" office:value="5" calcext:value-type="float">
            <text:p>5</text:p>
          </table:table-cell>
          <table:table-cell office:value-type="float" office:value="0.817080833563904" calcext:value-type="float">
            <text:p>0.817080833563904</text:p>
          </table:table-cell>
          <table:table-cell office:value-type="float" office:value="0.974052068478115" calcext:value-type="float">
            <text:p>0.974052068478115</text:p>
          </table:table-cell>
          <table:table-cell office:value-type="float" office:value="0.980190751575321" calcext:value-type="float">
            <text:p>0.980190751575321</text:p>
          </table:table-cell>
          <table:table-cell office:value-type="float" office:value="0.663191159151931" calcext:value-type="float">
            <text:p>0.663191159151931</text:p>
          </table:table-cell>
          <table:table-cell office:value-type="float" office:value="0.603750420063784" calcext:value-type="float">
            <text:p>0.603750420063784</text:p>
          </table:table-cell>
          <table:table-cell office:value-type="float" office:value="0.635429100445402" calcext:value-type="float">
            <text:p>0.635429100445402</text:p>
          </table:table-cell>
          <table:table-cell office:value-type="float" office:value="0.985236881403551" calcext:value-type="float">
            <text:p>0.985236881403551</text:p>
          </table:table-cell>
          <table:table-cell office:value-type="float" office:value="-117.361768169614" calcext:value-type="float">
            <text:p>-117.361768169614</text:p>
          </table:table-cell>
          <table:table-cell office:value-type="float" office:value="-129.249915987243" calcext:value-type="float">
            <text:p>-129.249915987243</text:p>
          </table:table-cell>
          <table:table-cell office:value-type="float" office:value="-122.91417991092" calcext:value-type="float">
            <text:p>-122.91417991092</text:p>
          </table:table-cell>
        </table:table-row>
        <table:table-row table:style-name="ro1">
          <table:table-cell office:value-type="string" calcext:value-type="string">
            <text:p>2019-11-12 10:45:1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60008903548" calcext:value-type="float">
            <text:p>78.260008903548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2862" calcext:value-type="float">
            <text:p>1382862</text:p>
          </table:table-cell>
          <table:table-cell office:value-type="float" office:value="1638430" calcext:value-type="float">
            <text:p>1638430</text:p>
          </table:table-cell>
          <table:table-cell office:value-type="float" office:value="1646020" calcext:value-type="float">
            <text:p>1646020</text:p>
          </table:table-cell>
          <table:table-cell office:value-type="float" office:value="1071748" calcext:value-type="float">
            <text:p>1071748</text:p>
          </table:table-cell>
          <table:table-cell office:value-type="float" office:value="1005530" calcext:value-type="float">
            <text:p>1005530</text:p>
          </table:table-cell>
          <table:table-cell office:value-type="float" office:value="1117548" calcext:value-type="float">
            <text:p>1117548</text:p>
          </table:table-cell>
          <table:table-cell office:value-type="float" office:value="1652649" calcext:value-type="float">
            <text:p>1652649</text:p>
          </table:table-cell>
          <table:table-cell office:value-type="float" office:value="5" calcext:value-type="float">
            <text:p>5</text:p>
          </table:table-cell>
          <table:table-cell office:value-type="float" office:value="0.824250081092129" calcext:value-type="float">
            <text:p>0.824250081092129</text:p>
          </table:table-cell>
          <table:table-cell office:value-type="float" office:value="0.9765804978109" calcext:value-type="float">
            <text:p>0.9765804978109</text:p>
          </table:table-cell>
          <table:table-cell office:value-type="float" office:value="0.981104490888654" calcext:value-type="float">
            <text:p>0.981104490888654</text:p>
          </table:table-cell>
          <table:table-cell office:value-type="float" office:value="0.638811664439638" calcext:value-type="float">
            <text:p>0.638811664439638</text:p>
          </table:table-cell>
          <table:table-cell office:value-type="float" office:value="0.599342656057198" calcext:value-type="float">
            <text:p>0.599342656057198</text:p>
          </table:table-cell>
          <table:table-cell office:value-type="float" office:value="0.666110595001053" calcext:value-type="float">
            <text:p>0.666110595001053</text:p>
          </table:table-cell>
          <table:table-cell office:value-type="float" office:value="0.985055683261833" calcext:value-type="float">
            <text:p>0.985055683261833</text:p>
          </table:table-cell>
          <table:table-cell office:value-type="float" office:value="-122.237667112072" calcext:value-type="float">
            <text:p>-122.237667112072</text:p>
          </table:table-cell>
          <table:table-cell office:value-type="float" office:value="-130.13146878856" calcext:value-type="float">
            <text:p>-130.13146878856</text:p>
          </table:table-cell>
          <table:table-cell office:value-type="float" office:value="-116.777880999789" calcext:value-type="float">
            <text:p>-116.777880999789</text:p>
          </table:table-cell>
        </table:table-row>
        <table:table-row table:style-name="ro1">
          <table:table-cell office:value-type="string" calcext:value-type="string">
            <text:p>2019-11-12 10:45:17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2381584010567" calcext:value-type="float">
            <text:p>78.2381584010567</text:p>
          </table:table-cell>
          <table:table-cell office:value-type="float" office:value="981.824927791577" calcext:value-type="float">
            <text:p>981.824927791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318" calcext:value-type="float">
            <text:p>1357318</text:p>
          </table:table-cell>
          <table:table-cell office:value-type="float" office:value="1632882" calcext:value-type="float">
            <text:p>1632882</text:p>
          </table:table-cell>
          <table:table-cell office:value-type="float" office:value="1640899" calcext:value-type="float">
            <text:p>1640899</text:p>
          </table:table-cell>
          <table:table-cell office:value-type="float" office:value="1045005" calcext:value-type="float">
            <text:p>1045005</text:p>
          </table:table-cell>
          <table:table-cell office:value-type="float" office:value="1128650" calcext:value-type="float">
            <text:p>1128650</text:p>
          </table:table-cell>
          <table:table-cell office:value-type="float" office:value="1037587" calcext:value-type="float">
            <text:p>1037587</text:p>
          </table:table-cell>
          <table:table-cell office:value-type="float" office:value="1661767" calcext:value-type="float">
            <text:p>1661767</text:p>
          </table:table-cell>
          <table:table-cell office:value-type="float" office:value="5" calcext:value-type="float">
            <text:p>5</text:p>
          </table:table-cell>
          <table:table-cell office:value-type="float" office:value="0.809024668815693" calcext:value-type="float">
            <text:p>0.809024668815693</text:p>
          </table:table-cell>
          <table:table-cell office:value-type="float" office:value="0.973273631724552" calcext:value-type="float">
            <text:p>0.973273631724552</text:p>
          </table:table-cell>
          <table:table-cell office:value-type="float" office:value="0.978052136665837" calcext:value-type="float">
            <text:p>0.978052136665837</text:p>
          </table:table-cell>
          <table:table-cell office:value-type="float" office:value="0.622871592387151" calcext:value-type="float">
            <text:p>0.622871592387151</text:p>
          </table:table-cell>
          <table:table-cell office:value-type="float" office:value="0.672727903452862" calcext:value-type="float">
            <text:p>0.672727903452862</text:p>
          </table:table-cell>
          <table:table-cell office:value-type="float" office:value="0.618450119310632" calcext:value-type="float">
            <text:p>0.618450119310632</text:p>
          </table:table-cell>
          <table:table-cell office:value-type="float" office:value="0.990490435420327" calcext:value-type="float">
            <text:p>0.990490435420327</text:p>
          </table:table-cell>
          <table:table-cell office:value-type="float" office:value="-125.42568152257" calcext:value-type="float">
            <text:p>-125.42568152257</text:p>
          </table:table-cell>
          <table:table-cell office:value-type="float" office:value="-115.454419309428" calcext:value-type="float">
            <text:p>-115.454419309428</text:p>
          </table:table-cell>
          <table:table-cell office:value-type="float" office:value="-126.309976137874" calcext:value-type="float">
            <text:p>-126.309976137874</text:p>
          </table:table-cell>
        </table:table-row>
        <table:table-row table:style-name="ro1">
          <table:table-cell office:value-type="string" calcext:value-type="string">
            <text:p>2019-11-12 10:45:19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390591869006" calcext:value-type="float">
            <text:p>78.2390591869006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102" calcext:value-type="float">
            <text:p>1352102</text:p>
          </table:table-cell>
          <table:table-cell office:value-type="float" office:value="1630594" calcext:value-type="float">
            <text:p>1630594</text:p>
          </table:table-cell>
          <table:table-cell office:value-type="float" office:value="1646026" calcext:value-type="float">
            <text:p>1646026</text:p>
          </table:table-cell>
          <table:table-cell office:value-type="float" office:value="1149225" calcext:value-type="float">
            <text:p>1149225</text:p>
          </table:table-cell>
          <table:table-cell office:value-type="float" office:value="1025055" calcext:value-type="float">
            <text:p>1025055</text:p>
          </table:table-cell>
          <table:table-cell office:value-type="float" office:value="1011511" calcext:value-type="float">
            <text:p>1011511</text:p>
          </table:table-cell>
          <table:table-cell office:value-type="float" office:value="1660297" calcext:value-type="float">
            <text:p>1660297</text:p>
          </table:table-cell>
          <table:table-cell office:value-type="float" office:value="5" calcext:value-type="float">
            <text:p>5</text:p>
          </table:table-cell>
          <table:table-cell office:value-type="float" office:value="0.805915690173589" calcext:value-type="float">
            <text:p>0.805915690173589</text:p>
          </table:table-cell>
          <table:table-cell office:value-type="float" office:value="0.971909877289519" calcext:value-type="float">
            <text:p>0.971909877289519</text:p>
          </table:table-cell>
          <table:table-cell office:value-type="float" office:value="0.981108067167767" calcext:value-type="float">
            <text:p>0.981108067167767</text:p>
          </table:table-cell>
          <table:table-cell office:value-type="float" office:value="0.68499156057734" calcext:value-type="float">
            <text:p>0.68499156057734</text:p>
          </table:table-cell>
          <table:table-cell office:value-type="float" office:value="0.610980464336927" calcext:value-type="float">
            <text:p>0.610980464336927</text:p>
          </table:table-cell>
          <table:table-cell office:value-type="float" office:value="0.602907610286189" calcext:value-type="float">
            <text:p>0.602907610286189</text:p>
          </table:table-cell>
          <table:table-cell office:value-type="float" office:value="0.989614247037678" calcext:value-type="float">
            <text:p>0.989614247037678</text:p>
          </table:table-cell>
          <table:table-cell office:value-type="float" office:value="-113.001687884532" calcext:value-type="float">
            <text:p>-113.001687884532</text:p>
          </table:table-cell>
          <table:table-cell office:value-type="float" office:value="-127.803907132615" calcext:value-type="float">
            <text:p>-127.803907132615</text:p>
          </table:table-cell>
          <table:table-cell office:value-type="float" office:value="-129.418477942762" calcext:value-type="float">
            <text:p>-129.418477942762</text:p>
          </table:table-cell>
        </table:table-row>
        <table:table-row table:style-name="ro1">
          <table:table-cell office:value-type="string" calcext:value-type="string">
            <text:p>2019-11-12 10:45:2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439588378196" calcext:value-type="float">
            <text:p>78.2439588378196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621" calcext:value-type="float">
            <text:p>1347621</text:p>
          </table:table-cell>
          <table:table-cell office:value-type="float" office:value="1632443" calcext:value-type="float">
            <text:p>1632443</text:p>
          </table:table-cell>
          <table:table-cell office:value-type="float" office:value="1648288" calcext:value-type="float">
            <text:p>1648288</text:p>
          </table:table-cell>
          <table:table-cell office:value-type="float" office:value="1169119" calcext:value-type="float">
            <text:p>1169119</text:p>
          </table:table-cell>
          <table:table-cell office:value-type="float" office:value="1014061" calcext:value-type="float">
            <text:p>1014061</text:p>
          </table:table-cell>
          <table:table-cell office:value-type="float" office:value="1003984" calcext:value-type="float">
            <text:p>1003984</text:p>
          </table:table-cell>
          <table:table-cell office:value-type="float" office:value="1659170" calcext:value-type="float">
            <text:p>1659170</text:p>
          </table:table-cell>
          <table:table-cell office:value-type="float" office:value="5" calcext:value-type="float">
            <text:p>5</text:p>
          </table:table-cell>
          <table:table-cell office:value-type="float" office:value="0.803244805722809" calcext:value-type="float">
            <text:p>0.803244805722809</text:p>
          </table:table-cell>
          <table:table-cell office:value-type="float" office:value="0.973011967302795" calcext:value-type="float">
            <text:p>0.973011967302795</text:p>
          </table:table-cell>
          <table:table-cell office:value-type="float" office:value="0.982456324393311" calcext:value-type="float">
            <text:p>0.982456324393311</text:p>
          </table:table-cell>
          <table:table-cell office:value-type="float" office:value="0.69684931002251" calcext:value-type="float">
            <text:p>0.69684931002251</text:p>
          </table:table-cell>
          <table:table-cell office:value-type="float" office:value="0.60442752890915" calcext:value-type="float">
            <text:p>0.60442752890915</text:p>
          </table:table-cell>
          <table:table-cell office:value-type="float" office:value="0.59842116813912" calcext:value-type="float">
            <text:p>0.59842116813912</text:p>
          </table:table-cell>
          <table:table-cell office:value-type="float" office:value="0.988942502610982" calcext:value-type="float">
            <text:p>0.988942502610982</text:p>
          </table:table-cell>
          <table:table-cell office:value-type="float" office:value="-110.630137995498" calcext:value-type="float">
            <text:p>-110.630137995498</text:p>
          </table:table-cell>
          <table:table-cell office:value-type="float" office:value="-129.11449421817" calcext:value-type="float">
            <text:p>-129.11449421817</text:p>
          </table:table-cell>
          <table:table-cell office:value-type="float" office:value="-130.315766372176" calcext:value-type="float">
            <text:p>-130.315766372176</text:p>
          </table:table-cell>
        </table:table-row>
        <table:table-row table:style-name="ro1">
          <table:table-cell office:value-type="string" calcext:value-type="string">
            <text:p>2019-11-12 10:45:21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497593757548" calcext:value-type="float">
            <text:p>78.2497593757548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763" calcext:value-type="float">
            <text:p>1352763</text:p>
          </table:table-cell>
          <table:table-cell office:value-type="float" office:value="1633173" calcext:value-type="float">
            <text:p>1633173</text:p>
          </table:table-cell>
          <table:table-cell office:value-type="float" office:value="1639665" calcext:value-type="float">
            <text:p>1639665</text:p>
          </table:table-cell>
          <table:table-cell office:value-type="float" office:value="1048387" calcext:value-type="float">
            <text:p>1048387</text:p>
          </table:table-cell>
          <table:table-cell office:value-type="float" office:value="1097127" calcext:value-type="float">
            <text:p>1097127</text:p>
          </table:table-cell>
          <table:table-cell office:value-type="float" office:value="1067913" calcext:value-type="float">
            <text:p>1067913</text:p>
          </table:table-cell>
          <table:table-cell office:value-type="float" office:value="1660331" calcext:value-type="float">
            <text:p>1660331</text:p>
          </table:table-cell>
          <table:table-cell office:value-type="float" office:value="5" calcext:value-type="float">
            <text:p>5</text:p>
          </table:table-cell>
          <table:table-cell office:value-type="float" office:value="0.806309676922521" calcext:value-type="float">
            <text:p>0.806309676922521</text:p>
          </table:table-cell>
          <table:table-cell office:value-type="float" office:value="0.973447081261525" calcext:value-type="float">
            <text:p>0.973447081261525</text:p>
          </table:table-cell>
          <table:table-cell office:value-type="float" office:value="0.977316615261628" calcext:value-type="float">
            <text:p>0.977316615261628</text:p>
          </table:table-cell>
          <table:table-cell office:value-type="float" office:value="0.62488742171376" calcext:value-type="float">
            <text:p>0.62488742171376</text:p>
          </table:table-cell>
          <table:table-cell office:value-type="float" office:value="0.653938729040471" calcext:value-type="float">
            <text:p>0.653938729040471</text:p>
          </table:table-cell>
          <table:table-cell office:value-type="float" office:value="0.636525826040009" calcext:value-type="float">
            <text:p>0.636525826040009</text:p>
          </table:table-cell>
          <table:table-cell office:value-type="float" office:value="0.989634512619318" calcext:value-type="float">
            <text:p>0.989634512619318</text:p>
          </table:table-cell>
          <table:table-cell office:value-type="float" office:value="-125.022515657248" calcext:value-type="float">
            <text:p>-125.022515657248</text:p>
          </table:table-cell>
          <table:table-cell office:value-type="float" office:value="-119.212254191906" calcext:value-type="float">
            <text:p>-119.212254191906</text:p>
          </table:table-cell>
          <table:table-cell office:value-type="float" office:value="-122.694834791998" calcext:value-type="float">
            <text:p>-122.694834791998</text:p>
          </table:table-cell>
        </table:table-row>
        <table:table-row table:style-name="ro1">
          <table:table-cell office:value-type="string" calcext:value-type="string">
            <text:p>2019-11-12 10:45:22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60008903548" calcext:value-type="float">
            <text:p>78.260008903548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31" calcext:value-type="float">
            <text:p>1366731</text:p>
          </table:table-cell>
          <table:table-cell office:value-type="float" office:value="1632738" calcext:value-type="float">
            <text:p>1632738</text:p>
          </table:table-cell>
          <table:table-cell office:value-type="float" office:value="1644079" calcext:value-type="float">
            <text:p>1644079</text:p>
          </table:table-cell>
          <table:table-cell office:value-type="float" office:value="1132675" calcext:value-type="float">
            <text:p>1132675</text:p>
          </table:table-cell>
          <table:table-cell office:value-type="float" office:value="1014236" calcext:value-type="float">
            <text:p>1014236</text:p>
          </table:table-cell>
          <table:table-cell office:value-type="float" office:value="1047119" calcext:value-type="float">
            <text:p>1047119</text:p>
          </table:table-cell>
          <table:table-cell office:value-type="float" office:value="1656509" calcext:value-type="float">
            <text:p>1656509</text:p>
          </table:table-cell>
          <table:table-cell office:value-type="float" office:value="5" calcext:value-type="float">
            <text:p>5</text:p>
          </table:table-cell>
          <table:table-cell office:value-type="float" office:value="0.814635254697234" calcext:value-type="float">
            <text:p>0.814635254697234</text:p>
          </table:table-cell>
          <table:table-cell office:value-type="float" office:value="0.973187801025844" calcext:value-type="float">
            <text:p>0.973187801025844</text:p>
          </table:table-cell>
          <table:table-cell office:value-type="float" office:value="0.979947564595647" calcext:value-type="float">
            <text:p>0.979947564595647</text:p>
          </table:table-cell>
          <table:table-cell office:value-type="float" office:value="0.675126990691065" calcext:value-type="float">
            <text:p>0.675126990691065</text:p>
          </table:table-cell>
          <table:table-cell office:value-type="float" office:value="0.604531837049942" calcext:value-type="float">
            <text:p>0.604531837049942</text:p>
          </table:table-cell>
          <table:table-cell office:value-type="float" office:value="0.624131634727911" calcext:value-type="float">
            <text:p>0.624131634727911</text:p>
          </table:table-cell>
          <table:table-cell office:value-type="float" office:value="0.987356422824433" calcext:value-type="float">
            <text:p>0.987356422824433</text:p>
          </table:table-cell>
          <table:table-cell office:value-type="float" office:value="-114.974601861787" calcext:value-type="float">
            <text:p>-114.974601861787</text:p>
          </table:table-cell>
          <table:table-cell office:value-type="float" office:value="-129.093632590012" calcext:value-type="float">
            <text:p>-129.093632590012</text:p>
          </table:table-cell>
          <table:table-cell office:value-type="float" office:value="-125.173673054418" calcext:value-type="float">
            <text:p>-125.173673054418</text:p>
          </table:table-cell>
        </table:table-row>
        <table:table-row table:style-name="ro1">
          <table:table-cell office:value-type="string" calcext:value-type="string">
            <text:p>2019-11-12 10:45:2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60008903548" calcext:value-type="float">
            <text:p>78.260008903548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782" calcext:value-type="float">
            <text:p>1366782</text:p>
          </table:table-cell>
          <table:table-cell office:value-type="float" office:value="1638204" calcext:value-type="float">
            <text:p>1638204</text:p>
          </table:table-cell>
          <table:table-cell office:value-type="float" office:value="1642368" calcext:value-type="float">
            <text:p>1642368</text:p>
          </table:table-cell>
          <table:table-cell office:value-type="float" office:value="1065396" calcext:value-type="float">
            <text:p>1065396</text:p>
          </table:table-cell>
          <table:table-cell office:value-type="float" office:value="1006345" calcext:value-type="float">
            <text:p>1006345</text:p>
          </table:table-cell>
          <table:table-cell office:value-type="float" office:value="1138101" calcext:value-type="float">
            <text:p>1138101</text:p>
          </table:table-cell>
          <table:table-cell office:value-type="float" office:value="1653278" calcext:value-type="float">
            <text:p>1653278</text:p>
          </table:table-cell>
          <table:table-cell office:value-type="float" office:value="5" calcext:value-type="float">
            <text:p>5</text:p>
          </table:table-cell>
          <table:table-cell office:value-type="float" office:value="0.814665653069693" calcext:value-type="float">
            <text:p>0.814665653069693</text:p>
          </table:table-cell>
          <table:table-cell office:value-type="float" office:value="0.976445791297649" calcext:value-type="float">
            <text:p>0.976445791297649</text:p>
          </table:table-cell>
          <table:table-cell office:value-type="float" office:value="0.978927729001967" calcext:value-type="float">
            <text:p>0.978927729001967</text:p>
          </table:table-cell>
          <table:table-cell office:value-type="float" office:value="0.635025576952168" calcext:value-type="float">
            <text:p>0.635025576952168</text:p>
          </table:table-cell>
          <table:table-cell office:value-type="float" office:value="0.599828433970026" calcext:value-type="float">
            <text:p>0.599828433970026</text:p>
          </table:table-cell>
          <table:table-cell office:value-type="float" office:value="0.678361139102118" calcext:value-type="float">
            <text:p>0.678361139102118</text:p>
          </table:table-cell>
          <table:table-cell office:value-type="float" office:value="0.985430596522164" calcext:value-type="float">
            <text:p>0.985430596522164</text:p>
          </table:table-cell>
          <table:table-cell office:value-type="float" office:value="-122.994884609566" calcext:value-type="float">
            <text:p>-122.994884609566</text:p>
          </table:table-cell>
          <table:table-cell office:value-type="float" office:value="-130.034313205995" calcext:value-type="float">
            <text:p>-130.034313205995</text:p>
          </table:table-cell>
          <table:table-cell office:value-type="float" office:value="-114.327772179576" calcext:value-type="float">
            <text:p>-114.327772179576</text:p>
          </table:table-cell>
        </table:table-row>
        <table:table-row table:style-name="ro1">
          <table:table-cell office:value-type="string" calcext:value-type="string">
            <text:p>2019-11-12 10:45:25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2756080768086" calcext:value-type="float">
            <text:p>78.2756080768086</text:p>
          </table:table-cell>
          <table:table-cell office:value-type="float" office:value="981.797397478709" calcext:value-type="float">
            <text:p>981.797397478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250" calcext:value-type="float">
            <text:p>1359250</text:p>
          </table:table-cell>
          <table:table-cell office:value-type="float" office:value="1630628" calcext:value-type="float">
            <text:p>1630628</text:p>
          </table:table-cell>
          <table:table-cell office:value-type="float" office:value="1643784" calcext:value-type="float">
            <text:p>1643784</text:p>
          </table:table-cell>
          <table:table-cell office:value-type="float" office:value="1146697" calcext:value-type="float">
            <text:p>1146697</text:p>
          </table:table-cell>
          <table:table-cell office:value-type="float" office:value="1025719" calcext:value-type="float">
            <text:p>1025719</text:p>
          </table:table-cell>
          <table:table-cell office:value-type="float" office:value="1011275" calcext:value-type="float">
            <text:p>1011275</text:p>
          </table:table-cell>
          <table:table-cell office:value-type="float" office:value="1657950" calcext:value-type="float">
            <text:p>1657950</text:p>
          </table:table-cell>
          <table:table-cell office:value-type="float" office:value="5" calcext:value-type="float">
            <text:p>5</text:p>
          </table:table-cell>
          <table:table-cell office:value-type="float" office:value="0.81017623069003" calcext:value-type="float">
            <text:p>0.81017623069003</text:p>
          </table:table-cell>
          <table:table-cell office:value-type="float" office:value="0.971930142871158" calcext:value-type="float">
            <text:p>0.971930142871158</text:p>
          </table:table-cell>
          <table:table-cell office:value-type="float" office:value="0.979771730872599" calcext:value-type="float">
            <text:p>0.979771730872599</text:p>
          </table:table-cell>
          <table:table-cell office:value-type="float" office:value="0.683484754977793" calcext:value-type="float">
            <text:p>0.683484754977793</text:p>
          </table:table-cell>
          <table:table-cell office:value-type="float" office:value="0.611376239225416" calcext:value-type="float">
            <text:p>0.611376239225416</text:p>
          </table:table-cell>
          <table:table-cell office:value-type="float" office:value="0.602766943307751" calcext:value-type="float">
            <text:p>0.602766943307751</text:p>
          </table:table-cell>
          <table:table-cell office:value-type="float" office:value="0.988215325858036" calcext:value-type="float">
            <text:p>0.988215325858036</text:p>
          </table:table-cell>
          <table:table-cell office:value-type="float" office:value="-113.303049004441" calcext:value-type="float">
            <text:p>-113.303049004441</text:p>
          </table:table-cell>
          <table:table-cell office:value-type="float" office:value="-127.724752154917" calcext:value-type="float">
            <text:p>-127.724752154917</text:p>
          </table:table-cell>
          <table:table-cell office:value-type="float" office:value="-129.44661133845" calcext:value-type="float">
            <text:p>-129.44661133845</text:p>
          </table:table-cell>
        </table:table-row>
        <table:table-row table:style-name="ro1">
          <table:table-cell office:value-type="string" calcext:value-type="string">
            <text:p>2019-11-12 10:45:26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2702581488478" calcext:value-type="float">
            <text:p>78.2702581488478</text:p>
          </table:table-cell>
          <table:table-cell office:value-type="float" office:value="981.824927791577" calcext:value-type="float">
            <text:p>981.824927791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189" calcext:value-type="float">
            <text:p>1355189</text:p>
          </table:table-cell>
          <table:table-cell office:value-type="float" office:value="1633554" calcext:value-type="float">
            <text:p>1633554</text:p>
          </table:table-cell>
          <table:table-cell office:value-type="float" office:value="1647959" calcext:value-type="float">
            <text:p>1647959</text:p>
          </table:table-cell>
          <table:table-cell office:value-type="float" office:value="1166305" calcext:value-type="float">
            <text:p>1166305</text:p>
          </table:table-cell>
          <table:table-cell office:value-type="float" office:value="1015855" calcext:value-type="float">
            <text:p>1015855</text:p>
          </table:table-cell>
          <table:table-cell office:value-type="float" office:value="1003708" calcext:value-type="float">
            <text:p>1003708</text:p>
          </table:table-cell>
          <table:table-cell office:value-type="float" office:value="1656322" calcext:value-type="float">
            <text:p>1656322</text:p>
          </table:table-cell>
          <table:table-cell office:value-type="float" office:value="5" calcext:value-type="float">
            <text:p>5</text:p>
          </table:table-cell>
          <table:table-cell office:value-type="float" office:value="0.80775568577715" calcext:value-type="float">
            <text:p>0.80775568577715</text:p>
          </table:table-cell>
          <table:table-cell office:value-type="float" office:value="0.973674174985191" calcext:value-type="float">
            <text:p>0.973674174985191</text:p>
          </table:table-cell>
          <table:table-cell office:value-type="float" office:value="0.982260225088623" calcext:value-type="float">
            <text:p>0.982260225088623</text:p>
          </table:table-cell>
          <table:table-cell office:value-type="float" office:value="0.695172035118584" calcext:value-type="float">
            <text:p>0.695172035118584</text:p>
          </table:table-cell>
          <table:table-cell office:value-type="float" office:value="0.605496836363892" calcext:value-type="float">
            <text:p>0.605496836363892</text:p>
          </table:table-cell>
          <table:table-cell office:value-type="float" office:value="0.598256659299929" calcext:value-type="float">
            <text:p>0.598256659299929</text:p>
          </table:table-cell>
          <table:table-cell office:value-type="float" office:value="0.987244962125416" calcext:value-type="float">
            <text:p>0.987244962125416</text:p>
          </table:table-cell>
          <table:table-cell office:value-type="float" office:value="-110.965592976283" calcext:value-type="float">
            <text:p>-110.965592976283</text:p>
          </table:table-cell>
          <table:table-cell office:value-type="float" office:value="-128.900632727222" calcext:value-type="float">
            <text:p>-128.900632727222</text:p>
          </table:table-cell>
          <table:table-cell office:value-type="float" office:value="-130.348668140014" calcext:value-type="float">
            <text:p>-130.348668140014</text:p>
          </table:table-cell>
        </table:table-row>
        <table:table-row table:style-name="ro1">
          <table:table-cell office:value-type="string" calcext:value-type="string">
            <text:p>2019-11-12 10:45:27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2805071116567" calcext:value-type="float">
            <text:p>78.2805071116567</text:p>
          </table:table-cell>
          <table:table-cell office:value-type="float" office:value="981.816417508577" calcext:value-type="float">
            <text:p>981.8164175085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302" calcext:value-type="float">
            <text:p>1352302</text:p>
          </table:table-cell>
          <table:table-cell office:value-type="float" office:value="1631735" calcext:value-type="float">
            <text:p>1631735</text:p>
          </table:table-cell>
          <table:table-cell office:value-type="float" office:value="1645198" calcext:value-type="float">
            <text:p>1645198</text:p>
          </table:table-cell>
          <table:table-cell office:value-type="float" office:value="1168181" calcext:value-type="float">
            <text:p>1168181</text:p>
          </table:table-cell>
          <table:table-cell office:value-type="float" office:value="1016512" calcext:value-type="float">
            <text:p>1016512</text:p>
          </table:table-cell>
          <table:table-cell office:value-type="float" office:value="1011757" calcext:value-type="float">
            <text:p>1011757</text:p>
          </table:table-cell>
          <table:table-cell office:value-type="float" office:value="1655156" calcext:value-type="float">
            <text:p>1655156</text:p>
          </table:table-cell>
          <table:table-cell office:value-type="float" office:value="5" calcext:value-type="float">
            <text:p>5</text:p>
          </table:table-cell>
          <table:table-cell office:value-type="float" office:value="0.806034899477351" calcext:value-type="float">
            <text:p>0.806034899477351</text:p>
          </table:table-cell>
          <table:table-cell office:value-type="float" office:value="0.972589966367479" calcext:value-type="float">
            <text:p>0.972589966367479</text:p>
          </table:table-cell>
          <table:table-cell office:value-type="float" office:value="0.980614540650194" calcext:value-type="float">
            <text:p>0.980614540650194</text:p>
          </table:table-cell>
          <table:table-cell office:value-type="float" office:value="0.696290218387868" calcext:value-type="float">
            <text:p>0.696290218387868</text:p>
          </table:table-cell>
          <table:table-cell office:value-type="float" office:value="0.605888438926749" calcext:value-type="float">
            <text:p>0.605888438926749</text:p>
          </table:table-cell>
          <table:table-cell office:value-type="float" office:value="0.603054237729816" calcext:value-type="float">
            <text:p>0.603054237729816</text:p>
          </table:table-cell>
          <table:table-cell office:value-type="float" office:value="0.986549971884486" calcext:value-type="float">
            <text:p>0.986549971884486</text:p>
          </table:table-cell>
          <table:table-cell office:value-type="float" office:value="-110.741956322426" calcext:value-type="float">
            <text:p>-110.741956322426</text:p>
          </table:table-cell>
          <table:table-cell office:value-type="float" office:value="-128.82231221465" calcext:value-type="float">
            <text:p>-128.82231221465</text:p>
          </table:table-cell>
          <table:table-cell office:value-type="float" office:value="-129.389152454037" calcext:value-type="float">
            <text:p>-129.389152454037</text:p>
          </table:table-cell>
        </table:table-row>
        <table:table-row table:style-name="ro1">
          <table:table-cell office:value-type="string" calcext:value-type="string">
            <text:p>2019-11-12 10:45:28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2805071116567" calcext:value-type="float">
            <text:p>78.2805071116567</text:p>
          </table:table-cell>
          <table:table-cell office:value-type="float" office:value="981.843947614297" calcext:value-type="float">
            <text:p>981.8439476142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635" calcext:value-type="float">
            <text:p>1355635</text:p>
          </table:table-cell>
          <table:table-cell office:value-type="float" office:value="1635045" calcext:value-type="float">
            <text:p>1635045</text:p>
          </table:table-cell>
          <table:table-cell office:value-type="float" office:value="1640341" calcext:value-type="float">
            <text:p>1640341</text:p>
          </table:table-cell>
          <table:table-cell office:value-type="float" office:value="1065387" calcext:value-type="float">
            <text:p>1065387</text:p>
          </table:table-cell>
          <table:table-cell office:value-type="float" office:value="1010154" calcext:value-type="float">
            <text:p>1010154</text:p>
          </table:table-cell>
          <table:table-cell office:value-type="float" office:value="1140876" calcext:value-type="float">
            <text:p>1140876</text:p>
          </table:table-cell>
          <table:table-cell office:value-type="float" office:value="1653721" calcext:value-type="float">
            <text:p>1653721</text:p>
          </table:table-cell>
          <table:table-cell office:value-type="float" office:value="5" calcext:value-type="float">
            <text:p>5</text:p>
          </table:table-cell>
          <table:table-cell office:value-type="float" office:value="0.808021522524538" calcext:value-type="float">
            <text:p>0.808021522524538</text:p>
          </table:table-cell>
          <table:table-cell office:value-type="float" office:value="0.974562880344734" calcext:value-type="float">
            <text:p>0.974562880344734</text:p>
          </table:table-cell>
          <table:table-cell office:value-type="float" office:value="0.977719542708342" calcext:value-type="float">
            <text:p>0.977719542708342</text:p>
          </table:table-cell>
          <table:table-cell office:value-type="float" office:value="0.635020212533499" calcext:value-type="float">
            <text:p>0.635020212533499</text:p>
          </table:table-cell>
          <table:table-cell office:value-type="float" office:value="0.602098775160167" calcext:value-type="float">
            <text:p>0.602098775160167</text:p>
          </table:table-cell>
          <table:table-cell office:value-type="float" office:value="0.680015168191811" calcext:value-type="float">
            <text:p>0.680015168191811</text:p>
          </table:table-cell>
          <table:table-cell office:value-type="float" office:value="0.985694645129996" calcext:value-type="float">
            <text:p>0.985694645129996</text:p>
          </table:table-cell>
          <table:table-cell office:value-type="float" office:value="-122.9959574933" calcext:value-type="float">
            <text:p>-122.9959574933</text:p>
          </table:table-cell>
          <table:table-cell office:value-type="float" office:value="-129.580244967967" calcext:value-type="float">
            <text:p>-129.580244967967</text:p>
          </table:table-cell>
          <table:table-cell office:value-type="float" office:value="-113.996966361638" calcext:value-type="float">
            <text:p>-113.996966361638</text:p>
          </table:table-cell>
        </table:table-row>
        <table:table-row table:style-name="ro1">
          <table:table-cell office:value-type="string" calcext:value-type="string">
            <text:p>2019-11-12 10:45:3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21088035368" calcext:value-type="float">
            <text:p>78.2921088035368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59" calcext:value-type="float">
            <text:p>1363659</text:p>
          </table:table-cell>
          <table:table-cell office:value-type="float" office:value="1635252" calcext:value-type="float">
            <text:p>1635252</text:p>
          </table:table-cell>
          <table:table-cell office:value-type="float" office:value="1647697" calcext:value-type="float">
            <text:p>1647697</text:p>
          </table:table-cell>
          <table:table-cell office:value-type="float" office:value="1156896" calcext:value-type="float">
            <text:p>1156896</text:p>
          </table:table-cell>
          <table:table-cell office:value-type="float" office:value="1015559" calcext:value-type="float">
            <text:p>1015559</text:p>
          </table:table-cell>
          <table:table-cell office:value-type="float" office:value="1022273" calcext:value-type="float">
            <text:p>1022273</text:p>
          </table:table-cell>
          <table:table-cell office:value-type="float" office:value="1657297" calcext:value-type="float">
            <text:p>1657297</text:p>
          </table:table-cell>
          <table:table-cell office:value-type="float" office:value="5" calcext:value-type="float">
            <text:p>5</text:p>
          </table:table-cell>
          <table:table-cell office:value-type="float" office:value="0.812804199791455" calcext:value-type="float">
            <text:p>0.812804199791455</text:p>
          </table:table-cell>
          <table:table-cell office:value-type="float" office:value="0.974686261974128" calcext:value-type="float">
            <text:p>0.974686261974128</text:p>
          </table:table-cell>
          <table:table-cell office:value-type="float" office:value="0.982104060900696" calcext:value-type="float">
            <text:p>0.982104060900696</text:p>
          </table:table-cell>
          <table:table-cell office:value-type="float" office:value="0.689563833423118" calcext:value-type="float">
            <text:p>0.689563833423118</text:p>
          </table:table-cell>
          <table:table-cell office:value-type="float" office:value="0.605320406594325" calcext:value-type="float">
            <text:p>0.605320406594325</text:p>
          </table:table-cell>
          <table:table-cell office:value-type="float" office:value="0.609322262921603" calcext:value-type="float">
            <text:p>0.609322262921603</text:p>
          </table:table-cell>
          <table:table-cell office:value-type="float" office:value="0.987826107481254" calcext:value-type="float">
            <text:p>0.987826107481254</text:p>
          </table:table-cell>
          <table:table-cell office:value-type="float" office:value="-112.087233315376" calcext:value-type="float">
            <text:p>-112.087233315376</text:p>
          </table:table-cell>
          <table:table-cell office:value-type="float" office:value="-128.935918681135" calcext:value-type="float">
            <text:p>-128.935918681135</text:p>
          </table:table-cell>
          <table:table-cell office:value-type="float" office:value="-128.135547415679" calcext:value-type="float">
            <text:p>-128.135547415679</text:p>
          </table:table-cell>
        </table:table-row>
        <table:table-row table:style-name="ro1">
          <table:table-cell office:value-type="string" calcext:value-type="string">
            <text:p>2019-11-12 10:45:31</text:p>
          </table:table-cell>
          <table:table-cell office:value-type="float" office:value="25.9032796673709" calcext:value-type="float">
            <text:p>25.9032796673709</text:p>
          </table:table-cell>
          <table:table-cell office:value-type="float" office:value="78.301906464856" calcext:value-type="float">
            <text:p>78.301906464856</text:p>
          </table:table-cell>
          <table:table-cell office:value-type="float" office:value="981.843947614297" calcext:value-type="float">
            <text:p>981.84394761429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393" calcext:value-type="float">
            <text:p>1369393</text:p>
          </table:table-cell>
          <table:table-cell office:value-type="float" office:value="1631314" calcext:value-type="float">
            <text:p>1631314</text:p>
          </table:table-cell>
          <table:table-cell office:value-type="float" office:value="1640194" calcext:value-type="float">
            <text:p>1640194</text:p>
          </table:table-cell>
          <table:table-cell office:value-type="float" office:value="1043567" calcext:value-type="float">
            <text:p>1043567</text:p>
          </table:table-cell>
          <table:table-cell office:value-type="float" office:value="1127169" calcext:value-type="float">
            <text:p>1127169</text:p>
          </table:table-cell>
          <table:table-cell office:value-type="float" office:value="1036084" calcext:value-type="float">
            <text:p>1036084</text:p>
          </table:table-cell>
          <table:table-cell office:value-type="float" office:value="1659003" calcext:value-type="float">
            <text:p>1659003</text:p>
          </table:table-cell>
          <table:table-cell office:value-type="float" office:value="5" calcext:value-type="float">
            <text:p>5</text:p>
          </table:table-cell>
          <table:table-cell office:value-type="float" office:value="0.816221930530301" calcext:value-type="float">
            <text:p>0.816221930530301</text:p>
          </table:table-cell>
          <table:table-cell office:value-type="float" office:value="0.972339030783061" calcext:value-type="float">
            <text:p>0.972339030783061</text:p>
          </table:table-cell>
          <table:table-cell office:value-type="float" office:value="0.977631923870078" calcext:value-type="float">
            <text:p>0.977631923870078</text:p>
          </table:table-cell>
          <table:table-cell office:value-type="float" office:value="0.622014477493105" calcext:value-type="float">
            <text:p>0.622014477493105</text:p>
          </table:table-cell>
          <table:table-cell office:value-type="float" office:value="0.671845158558507" calcext:value-type="float">
            <text:p>0.671845158558507</text:p>
          </table:table-cell>
          <table:table-cell office:value-type="float" office:value="0.617554261392863" calcext:value-type="float">
            <text:p>0.617554261392863</text:p>
          </table:table-cell>
          <table:table-cell office:value-type="float" office:value="0.988842962842341" calcext:value-type="float">
            <text:p>0.988842962842341</text:p>
          </table:table-cell>
          <table:table-cell office:value-type="float" office:value="-125.597104501379" calcext:value-type="float">
            <text:p>-125.597104501379</text:p>
          </table:table-cell>
          <table:table-cell office:value-type="float" office:value="-115.630968288299" calcext:value-type="float">
            <text:p>-115.630968288299</text:p>
          </table:table-cell>
          <table:table-cell office:value-type="float" office:value="-126.489147721427" calcext:value-type="float">
            <text:p>-126.489147721427</text:p>
          </table:table-cell>
        </table:table-row>
        <table:table-row table:style-name="ro1">
          <table:table-cell office:value-type="string" calcext:value-type="string">
            <text:p>2019-11-12 10:45:3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3032598056402" calcext:value-type="float">
            <text:p>78.303259805640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930" calcext:value-type="float">
            <text:p>1365930</text:p>
          </table:table-cell>
          <table:table-cell office:value-type="float" office:value="1633289" calcext:value-type="float">
            <text:p>1633289</text:p>
          </table:table-cell>
          <table:table-cell office:value-type="float" office:value="1646542" calcext:value-type="float">
            <text:p>1646542</text:p>
          </table:table-cell>
          <table:table-cell office:value-type="float" office:value="1135799" calcext:value-type="float">
            <text:p>1135799</text:p>
          </table:table-cell>
          <table:table-cell office:value-type="float" office:value="1039507" calcext:value-type="float">
            <text:p>1039507</text:p>
          </table:table-cell>
          <table:table-cell office:value-type="float" office:value="1016957" calcext:value-type="float">
            <text:p>1016957</text:p>
          </table:table-cell>
          <table:table-cell office:value-type="float" office:value="1658522" calcext:value-type="float">
            <text:p>1658522</text:p>
          </table:table-cell>
          <table:table-cell office:value-type="float" office:value="5" calcext:value-type="float">
            <text:p>5</text:p>
          </table:table-cell>
          <table:table-cell office:value-type="float" office:value="0.814157821435669" calcext:value-type="float">
            <text:p>0.814157821435669</text:p>
          </table:table-cell>
          <table:table-cell office:value-type="float" office:value="0.973516222657707" calcext:value-type="float">
            <text:p>0.973516222657707</text:p>
          </table:table-cell>
          <table:table-cell office:value-type="float" office:value="0.981415627171472" calcext:value-type="float">
            <text:p>0.981415627171472</text:p>
          </table:table-cell>
          <table:table-cell office:value-type="float" office:value="0.676989040015821" calcext:value-type="float">
            <text:p>0.676989040015821</text:p>
          </table:table-cell>
          <table:table-cell office:value-type="float" office:value="0.619594528626743" calcext:value-type="float">
            <text:p>0.619594528626743</text:p>
          </table:table-cell>
          <table:table-cell office:value-type="float" office:value="0.606153679627619" calcext:value-type="float">
            <text:p>0.606153679627619</text:p>
          </table:table-cell>
          <table:table-cell office:value-type="float" office:value="0.988556264466794" calcext:value-type="float">
            <text:p>0.988556264466794</text:p>
          </table:table-cell>
          <table:table-cell office:value-type="float" office:value="-114.602191996836" calcext:value-type="float">
            <text:p>-114.602191996836</text:p>
          </table:table-cell>
          <table:table-cell office:value-type="float" office:value="-126.081094274651" calcext:value-type="float">
            <text:p>-126.081094274651</text:p>
          </table:table-cell>
          <table:table-cell office:value-type="float" office:value="-128.769264074476" calcext:value-type="float">
            <text:p>-128.769264074476</text:p>
          </table:table-cell>
        </table:table-row>
        <table:table-row table:style-name="ro1">
          <table:table-cell office:value-type="string" calcext:value-type="string">
            <text:p>2019-11-12 10:45:3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218" calcext:value-type="float">
            <text:p>1354218</text:p>
          </table:table-cell>
          <table:table-cell office:value-type="float" office:value="1634010" calcext:value-type="float">
            <text:p>1634010</text:p>
          </table:table-cell>
          <table:table-cell office:value-type="float" office:value="1647996" calcext:value-type="float">
            <text:p>1647996</text:p>
          </table:table-cell>
          <table:table-cell office:value-type="float" office:value="1170882" calcext:value-type="float">
            <text:p>1170882</text:p>
          </table:table-cell>
          <table:table-cell office:value-type="float" office:value="1015513" calcext:value-type="float">
            <text:p>1015513</text:p>
          </table:table-cell>
          <table:table-cell office:value-type="float" office:value="1001948" calcext:value-type="float">
            <text:p>1001948</text:p>
          </table:table-cell>
          <table:table-cell office:value-type="float" office:value="1656134" calcext:value-type="float">
            <text:p>1656134</text:p>
          </table:table-cell>
          <table:table-cell office:value-type="float" office:value="5" calcext:value-type="float">
            <text:p>5</text:p>
          </table:table-cell>
          <table:table-cell office:value-type="float" office:value="0.807176924607387" calcext:value-type="float">
            <text:p>0.807176924607387</text:p>
          </table:table-cell>
          <table:table-cell office:value-type="float" office:value="0.973945972197768" calcext:value-type="float">
            <text:p>0.973945972197768</text:p>
          </table:table-cell>
          <table:table-cell office:value-type="float" office:value="0.982282278809819" calcext:value-type="float">
            <text:p>0.982282278809819</text:p>
          </table:table-cell>
          <table:table-cell office:value-type="float" office:value="0.697900140035169" calcext:value-type="float">
            <text:p>0.697900140035169</text:p>
          </table:table-cell>
          <table:table-cell office:value-type="float" office:value="0.60529298845446" calcext:value-type="float">
            <text:p>0.60529298845446</text:p>
          </table:table-cell>
          <table:table-cell office:value-type="float" office:value="0.597207617426827" calcext:value-type="float">
            <text:p>0.597207617426827</text:p>
          </table:table-cell>
          <table:table-cell office:value-type="float" office:value="0.98713290537988" calcext:value-type="float">
            <text:p>0.98713290537988</text:p>
          </table:table-cell>
          <table:table-cell office:value-type="float" office:value="-110.419971992966" calcext:value-type="float">
            <text:p>-110.419971992966</text:p>
          </table:table-cell>
          <table:table-cell office:value-type="float" office:value="-128.941402309108" calcext:value-type="float">
            <text:p>-128.941402309108</text:p>
          </table:table-cell>
          <table:table-cell office:value-type="float" office:value="-130.558476514635" calcext:value-type="float">
            <text:p>-130.558476514635</text:p>
          </table:table-cell>
        </table:table-row>
        <table:table-row table:style-name="ro1">
          <table:table-cell office:value-type="string" calcext:value-type="string">
            <text:p>2019-11-12 10:45:3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135085654049" calcext:value-type="float">
            <text:p>78.3135085654049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727" calcext:value-type="float">
            <text:p>1356727</text:p>
          </table:table-cell>
          <table:table-cell office:value-type="float" office:value="1633654" calcext:value-type="float">
            <text:p>1633654</text:p>
          </table:table-cell>
          <table:table-cell office:value-type="float" office:value="1647849" calcext:value-type="float">
            <text:p>1647849</text:p>
          </table:table-cell>
          <table:table-cell office:value-type="float" office:value="1158931" calcext:value-type="float">
            <text:p>1158931</text:p>
          </table:table-cell>
          <table:table-cell office:value-type="float" office:value="1016178" calcext:value-type="float">
            <text:p>1016178</text:p>
          </table:table-cell>
          <table:table-cell office:value-type="float" office:value="1020468" calcext:value-type="float">
            <text:p>1020468</text:p>
          </table:table-cell>
          <table:table-cell office:value-type="float" office:value="1654634" calcext:value-type="float">
            <text:p>1654634</text:p>
          </table:table-cell>
          <table:table-cell office:value-type="float" office:value="5" calcext:value-type="float">
            <text:p>5</text:p>
          </table:table-cell>
          <table:table-cell office:value-type="float" office:value="0.808672405323077" calcext:value-type="float">
            <text:p>0.808672405323077</text:p>
          </table:table-cell>
          <table:table-cell office:value-type="float" office:value="0.973733779637072" calcext:value-type="float">
            <text:p>0.973733779637072</text:p>
          </table:table-cell>
          <table:table-cell office:value-type="float" office:value="0.982194659971554" calcext:value-type="float">
            <text:p>0.982194659971554</text:p>
          </table:table-cell>
          <table:table-cell office:value-type="float" office:value="0.690776788088892" calcext:value-type="float">
            <text:p>0.690776788088892</text:p>
          </table:table-cell>
          <table:table-cell office:value-type="float" office:value="0.605689359389467" calcext:value-type="float">
            <text:p>0.605689359389467</text:p>
          </table:table-cell>
          <table:table-cell office:value-type="float" office:value="0.608246398955154" calcext:value-type="float">
            <text:p>0.608246398955154</text:p>
          </table:table-cell>
          <table:table-cell office:value-type="float" office:value="0.986238835601668" calcext:value-type="float">
            <text:p>0.986238835601668</text:p>
          </table:table-cell>
          <table:table-cell office:value-type="float" office:value="-111.844642382222" calcext:value-type="float">
            <text:p>-111.844642382222</text:p>
          </table:table-cell>
          <table:table-cell office:value-type="float" office:value="-128.862128122107" calcext:value-type="float">
            <text:p>-128.862128122107</text:p>
          </table:table-cell>
          <table:table-cell office:value-type="float" office:value="-128.350720208969" calcext:value-type="float">
            <text:p>-128.350720208969</text:p>
          </table:table-cell>
        </table:table-row>
        <table:table-row table:style-name="ro1">
          <table:table-cell office:value-type="string" calcext:value-type="string">
            <text:p>2019-11-12 10:45:36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3041619849737" calcext:value-type="float">
            <text:p>78.3041619849737</text:p>
          </table:table-cell>
          <table:table-cell office:value-type="float" office:value="981.831438057178" calcext:value-type="float">
            <text:p>981.8314380571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228" calcext:value-type="float">
            <text:p>1373228</text:p>
          </table:table-cell>
          <table:table-cell office:value-type="float" office:value="1635875" calcext:value-type="float">
            <text:p>1635875</text:p>
          </table:table-cell>
          <table:table-cell office:value-type="float" office:value="1646847" calcext:value-type="float">
            <text:p>1646847</text:p>
          </table:table-cell>
          <table:table-cell office:value-type="float" office:value="1119058" calcext:value-type="float">
            <text:p>1119058</text:p>
          </table:table-cell>
          <table:table-cell office:value-type="float" office:value="1015913" calcext:value-type="float">
            <text:p>1015913</text:p>
          </table:table-cell>
          <table:table-cell office:value-type="float" office:value="1058843" calcext:value-type="float">
            <text:p>1058843</text:p>
          </table:table-cell>
          <table:table-cell office:value-type="float" office:value="1656607" calcext:value-type="float">
            <text:p>1656607</text:p>
          </table:table-cell>
          <table:table-cell office:value-type="float" office:value="5" calcext:value-type="float">
            <text:p>5</text:p>
          </table:table-cell>
          <table:table-cell office:value-type="float" office:value="0.818507768929931" calcext:value-type="float">
            <text:p>0.818507768929931</text:p>
          </table:table-cell>
          <table:table-cell office:value-type="float" office:value="0.975057598955345" calcext:value-type="float">
            <text:p>0.975057598955345</text:p>
          </table:table-cell>
          <table:table-cell office:value-type="float" office:value="0.981597421359708" calcext:value-type="float">
            <text:p>0.981597421359708</text:p>
          </table:table-cell>
          <table:table-cell office:value-type="float" office:value="0.667010625244454" calcext:value-type="float">
            <text:p>0.667010625244454</text:p>
          </table:table-cell>
          <table:table-cell office:value-type="float" office:value="0.605531407061983" calcext:value-type="float">
            <text:p>0.605531407061983</text:p>
          </table:table-cell>
          <table:table-cell office:value-type="float" office:value="0.631119684114418" calcext:value-type="float">
            <text:p>0.631119684114418</text:p>
          </table:table-cell>
          <table:table-cell office:value-type="float" office:value="0.987414835383276" calcext:value-type="float">
            <text:p>0.987414835383276</text:p>
          </table:table-cell>
          <table:table-cell office:value-type="float" office:value="-116.597874951109" calcext:value-type="float">
            <text:p>-116.597874951109</text:p>
          </table:table-cell>
          <table:table-cell office:value-type="float" office:value="-128.893718587603" calcext:value-type="float">
            <text:p>-128.893718587603</text:p>
          </table:table-cell>
          <table:table-cell office:value-type="float" office:value="-123.776063177116" calcext:value-type="float">
            <text:p>-123.776063177116</text:p>
          </table:table-cell>
        </table:table-row>
        <table:table-row table:style-name="ro1">
          <table:table-cell office:value-type="string" calcext:value-type="string">
            <text:p>2019-11-12 10:45:3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188584844397" calcext:value-type="float">
            <text:p>78.3188584844397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03" calcext:value-type="float">
            <text:p>1379803</text:p>
          </table:table-cell>
          <table:table-cell office:value-type="float" office:value="1634070" calcext:value-type="float">
            <text:p>1634070</text:p>
          </table:table-cell>
          <table:table-cell office:value-type="float" office:value="1643980" calcext:value-type="float">
            <text:p>1643980</text:p>
          </table:table-cell>
          <table:table-cell office:value-type="float" office:value="1056896" calcext:value-type="float">
            <text:p>1056896</text:p>
          </table:table-cell>
          <table:table-cell office:value-type="float" office:value="1122403" calcext:value-type="float">
            <text:p>1122403</text:p>
          </table:table-cell>
          <table:table-cell office:value-type="float" office:value="1034128" calcext:value-type="float">
            <text:p>1034128</text:p>
          </table:table-cell>
          <table:table-cell office:value-type="float" office:value="1659341" calcext:value-type="float">
            <text:p>1659341</text:p>
          </table:table-cell>
          <table:table-cell office:value-type="float" office:value="5" calcext:value-type="float">
            <text:p>5</text:p>
          </table:table-cell>
          <table:table-cell office:value-type="float" office:value="0.822426774791095" calcext:value-type="float">
            <text:p>0.822426774791095</text:p>
          </table:table-cell>
          <table:table-cell office:value-type="float" office:value="0.973981734988896" calcext:value-type="float">
            <text:p>0.973981734988896</text:p>
          </table:table-cell>
          <table:table-cell office:value-type="float" office:value="0.979888555990285" calcext:value-type="float">
            <text:p>0.979888555990285</text:p>
          </table:table-cell>
          <table:table-cell office:value-type="float" office:value="0.629959181542299" calcext:value-type="float">
            <text:p>0.629959181542299</text:p>
          </table:table-cell>
          <table:table-cell office:value-type="float" office:value="0.669004400849867" calcext:value-type="float">
            <text:p>0.669004400849867</text:p>
          </table:table-cell>
          <table:table-cell office:value-type="float" office:value="0.616388394402074" calcext:value-type="float">
            <text:p>0.616388394402074</text:p>
          </table:table-cell>
          <table:table-cell office:value-type="float" office:value="0.989044426565698" calcext:value-type="float">
            <text:p>0.989044426565698</text:p>
          </table:table-cell>
          <table:table-cell office:value-type="float" office:value="-124.00816369154" calcext:value-type="float">
            <text:p>-124.00816369154</text:p>
          </table:table-cell>
          <table:table-cell office:value-type="float" office:value="-116.199119830027" calcext:value-type="float">
            <text:p>-116.199119830027</text:p>
          </table:table-cell>
          <table:table-cell office:value-type="float" office:value="-126.722321119585" calcext:value-type="float">
            <text:p>-126.722321119585</text:p>
          </table:table-cell>
        </table:table-row>
        <table:table-row table:style-name="ro1">
          <table:table-cell office:value-type="string" calcext:value-type="string">
            <text:p>2019-11-12 10:45:38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81586377972" calcext:value-type="float">
            <text:p>78.3081586377972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855" calcext:value-type="float">
            <text:p>1353855</text:p>
          </table:table-cell>
          <table:table-cell office:value-type="float" office:value="1631721" calcext:value-type="float">
            <text:p>1631721</text:p>
          </table:table-cell>
          <table:table-cell office:value-type="float" office:value="1644444" calcext:value-type="float">
            <text:p>1644444</text:p>
          </table:table-cell>
          <table:table-cell office:value-type="float" office:value="1164166" calcext:value-type="float">
            <text:p>1164166</text:p>
          </table:table-cell>
          <table:table-cell office:value-type="float" office:value="1016481" calcext:value-type="float">
            <text:p>1016481</text:p>
          </table:table-cell>
          <table:table-cell office:value-type="float" office:value="1015450" calcext:value-type="float">
            <text:p>1015450</text:p>
          </table:table-cell>
          <table:table-cell office:value-type="float" office:value="1654546" calcext:value-type="float">
            <text:p>1654546</text:p>
          </table:table-cell>
          <table:table-cell office:value-type="float" office:value="5" calcext:value-type="float">
            <text:p>5</text:p>
          </table:table-cell>
          <table:table-cell office:value-type="float" office:value="0.80696055972106" calcext:value-type="float">
            <text:p>0.80696055972106</text:p>
          </table:table-cell>
          <table:table-cell office:value-type="float" office:value="0.972581621716216" calcext:value-type="float">
            <text:p>0.972581621716216</text:p>
          </table:table-cell>
          <table:table-cell office:value-type="float" office:value="0.980165121575012" calcext:value-type="float">
            <text:p>0.980165121575012</text:p>
          </table:table-cell>
          <table:table-cell office:value-type="float" office:value="0.693897091614853" calcext:value-type="float">
            <text:p>0.693897091614853</text:p>
          </table:table-cell>
          <table:table-cell office:value-type="float" office:value="0.605869961484666" calcext:value-type="float">
            <text:p>0.605869961484666</text:p>
          </table:table-cell>
          <table:table-cell office:value-type="float" office:value="0.605255437523775" calcext:value-type="float">
            <text:p>0.605255437523775</text:p>
          </table:table-cell>
          <table:table-cell office:value-type="float" office:value="0.986186383508013" calcext:value-type="float">
            <text:p>0.986186383508013</text:p>
          </table:table-cell>
          <table:table-cell office:value-type="float" office:value="-111.220581677029" calcext:value-type="float">
            <text:p>-111.220581677029</text:p>
          </table:table-cell>
          <table:table-cell office:value-type="float" office:value="-128.826007703067" calcext:value-type="float">
            <text:p>-128.826007703067</text:p>
          </table:table-cell>
          <table:table-cell office:value-type="float" office:value="-128.948912495245" calcext:value-type="float">
            <text:p>-128.948912495245</text:p>
          </table:table-cell>
        </table:table-row>
        <table:table-row table:style-name="ro1">
          <table:table-cell office:value-type="string" calcext:value-type="string">
            <text:p>2019-11-12 10:45:40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3032598056402" calcext:value-type="float">
            <text:p>78.3032598056402</text:p>
          </table:table-cell>
          <table:table-cell office:value-type="float" office:value="981.897010073267" calcext:value-type="float">
            <text:p>981.8970100732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54" calcext:value-type="float">
            <text:p>1369954</text:p>
          </table:table-cell>
          <table:table-cell office:value-type="float" office:value="1635766" calcext:value-type="float">
            <text:p>1635766</text:p>
          </table:table-cell>
          <table:table-cell office:value-type="float" office:value="1642542" calcext:value-type="float">
            <text:p>1642542</text:p>
          </table:table-cell>
          <table:table-cell office:value-type="float" office:value="1074533" calcext:value-type="float">
            <text:p>1074533</text:p>
          </table:table-cell>
          <table:table-cell office:value-type="float" office:value="1006363" calcext:value-type="float">
            <text:p>1006363</text:p>
          </table:table-cell>
          <table:table-cell office:value-type="float" office:value="1109793" calcext:value-type="float">
            <text:p>1109793</text:p>
          </table:table-cell>
          <table:table-cell office:value-type="float" office:value="1652967" calcext:value-type="float">
            <text:p>1652967</text:p>
          </table:table-cell>
          <table:table-cell office:value-type="float" office:value="5" calcext:value-type="float">
            <text:p>5</text:p>
          </table:table-cell>
          <table:table-cell office:value-type="float" office:value="0.816556312627353" calcext:value-type="float">
            <text:p>0.816556312627353</text:p>
          </table:table-cell>
          <table:table-cell office:value-type="float" office:value="0.974992629884795" calcext:value-type="float">
            <text:p>0.974992629884795</text:p>
          </table:table-cell>
          <table:table-cell office:value-type="float" office:value="0.979031441096239" calcext:value-type="float">
            <text:p>0.979031441096239</text:p>
          </table:table-cell>
          <table:table-cell office:value-type="float" office:value="0.640471653994519" calcext:value-type="float">
            <text:p>0.640471653994519</text:p>
          </table:table-cell>
          <table:table-cell office:value-type="float" office:value="0.599839162807365" calcext:value-type="float">
            <text:p>0.599839162807365</text:p>
          </table:table-cell>
          <table:table-cell office:value-type="float" office:value="0.661488254247696" calcext:value-type="float">
            <text:p>0.661488254247696</text:p>
          </table:table-cell>
          <table:table-cell office:value-type="float" office:value="0.985245226054814" calcext:value-type="float">
            <text:p>0.985245226054814</text:p>
          </table:table-cell>
          <table:table-cell office:value-type="float" office:value="-121.905669201096" calcext:value-type="float">
            <text:p>-121.905669201096</text:p>
          </table:table-cell>
          <table:table-cell office:value-type="float" office:value="-130.032167438527" calcext:value-type="float">
            <text:p>-130.032167438527</text:p>
          </table:table-cell>
          <table:table-cell office:value-type="float" office:value="-117.702349150461" calcext:value-type="float">
            <text:p>-117.702349150461</text:p>
          </table:table-cell>
        </table:table-row>
        <table:table-row table:style-name="ro1">
          <table:table-cell office:value-type="string" calcext:value-type="string">
            <text:p>2019-11-12 10:45:41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188584844397" calcext:value-type="float">
            <text:p>78.3188584844397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11" calcext:value-type="float">
            <text:p>1360211</text:p>
          </table:table-cell>
          <table:table-cell office:value-type="float" office:value="1635285" calcext:value-type="float">
            <text:p>1635285</text:p>
          </table:table-cell>
          <table:table-cell office:value-type="float" office:value="1640757" calcext:value-type="float">
            <text:p>1640757</text:p>
          </table:table-cell>
          <table:table-cell office:value-type="float" office:value="1066308" calcext:value-type="float">
            <text:p>1066308</text:p>
          </table:table-cell>
          <table:table-cell office:value-type="float" office:value="1007909" calcext:value-type="float">
            <text:p>1007909</text:p>
          </table:table-cell>
          <table:table-cell office:value-type="float" office:value="1139349" calcext:value-type="float">
            <text:p>1139349</text:p>
          </table:table-cell>
          <table:table-cell office:value-type="float" office:value="1653929" calcext:value-type="float">
            <text:p>1653929</text:p>
          </table:table-cell>
          <table:table-cell office:value-type="float" office:value="5" calcext:value-type="float">
            <text:p>5</text:p>
          </table:table-cell>
          <table:table-cell office:value-type="float" office:value="0.810749031394605" calcext:value-type="float">
            <text:p>0.810749031394605</text:p>
          </table:table-cell>
          <table:table-cell office:value-type="float" office:value="0.974705931509248" calcext:value-type="float">
            <text:p>0.974705931509248</text:p>
          </table:table-cell>
          <table:table-cell office:value-type="float" office:value="0.977967498060167" calcext:value-type="float">
            <text:p>0.977967498060167</text:p>
          </table:table-cell>
          <table:table-cell office:value-type="float" office:value="0.635569171377322" calcext:value-type="float">
            <text:p>0.635569171377322</text:p>
          </table:table-cell>
          <table:table-cell office:value-type="float" office:value="0.600760650725442" calcext:value-type="float">
            <text:p>0.600760650725442</text:p>
          </table:table-cell>
          <table:table-cell office:value-type="float" office:value="0.679105005157591" calcext:value-type="float">
            <text:p>0.679105005157591</text:p>
          </table:table-cell>
          <table:table-cell office:value-type="float" office:value="0.985818622805908" calcext:value-type="float">
            <text:p>0.985818622805908</text:p>
          </table:table-cell>
          <table:table-cell office:value-type="float" office:value="-122.886165724536" calcext:value-type="float">
            <text:p>-122.886165724536</text:p>
          </table:table-cell>
          <table:table-cell office:value-type="float" office:value="-129.847869854912" calcext:value-type="float">
            <text:p>-129.847869854912</text:p>
          </table:table-cell>
          <table:table-cell office:value-type="float" office:value="-114.178998968482" calcext:value-type="float">
            <text:p>-114.178998968482</text:p>
          </table:table-cell>
        </table:table-row>
        <table:table-row table:style-name="ro1">
          <table:table-cell office:value-type="string" calcext:value-type="string">
            <text:p>2019-11-12 10:45:4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3086098014768" calcext:value-type="float">
            <text:p>78.3086098014768</text:p>
          </table:table-cell>
          <table:table-cell office:value-type="float" office:value="981.924540909478" calcext:value-type="float">
            <text:p>981.9245409094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13" calcext:value-type="float">
            <text:p>1367113</text:p>
          </table:table-cell>
          <table:table-cell office:value-type="float" office:value="1632673" calcext:value-type="float">
            <text:p>1632673</text:p>
          </table:table-cell>
          <table:table-cell office:value-type="float" office:value="1644466" calcext:value-type="float">
            <text:p>1644466</text:p>
          </table:table-cell>
          <table:table-cell office:value-type="float" office:value="1123437" calcext:value-type="float">
            <text:p>1123437</text:p>
          </table:table-cell>
          <table:table-cell office:value-type="float" office:value="1015644" calcext:value-type="float">
            <text:p>1015644</text:p>
          </table:table-cell>
          <table:table-cell office:value-type="float" office:value="1059050" calcext:value-type="float">
            <text:p>1059050</text:p>
          </table:table-cell>
          <table:table-cell office:value-type="float" office:value="1653727" calcext:value-type="float">
            <text:p>1653727</text:p>
          </table:table-cell>
          <table:table-cell office:value-type="float" office:value="5" calcext:value-type="float">
            <text:p>5</text:p>
          </table:table-cell>
          <table:table-cell office:value-type="float" office:value="0.814862944467419" calcext:value-type="float">
            <text:p>0.814862944467419</text:p>
          </table:table-cell>
          <table:table-cell office:value-type="float" office:value="0.973149058002121" calcext:value-type="float">
            <text:p>0.973149058002121</text:p>
          </table:table-cell>
          <table:table-cell office:value-type="float" office:value="0.980178234598426" calcext:value-type="float">
            <text:p>0.980178234598426</text:p>
          </table:table-cell>
          <table:table-cell office:value-type="float" office:value="0.669620712950315" calcext:value-type="float">
            <text:p>0.669620712950315</text:p>
          </table:table-cell>
          <table:table-cell office:value-type="float" office:value="0.605371070548424" calcext:value-type="float">
            <text:p>0.605371070548424</text:p>
          </table:table-cell>
          <table:table-cell office:value-type="float" office:value="0.631243065743812" calcext:value-type="float">
            <text:p>0.631243065743812</text:p>
          </table:table-cell>
          <table:table-cell office:value-type="float" office:value="0.985698221409109" calcext:value-type="float">
            <text:p>0.985698221409109</text:p>
          </table:table-cell>
          <table:table-cell office:value-type="float" office:value="-116.075857409937" calcext:value-type="float">
            <text:p>-116.075857409937</text:p>
          </table:table-cell>
          <table:table-cell office:value-type="float" office:value="-128.925785890315" calcext:value-type="float">
            <text:p>-128.925785890315</text:p>
          </table:table-cell>
          <table:table-cell office:value-type="float" office:value="-123.751386851238" calcext:value-type="float">
            <text:p>-123.751386851238</text:p>
          </table:table-cell>
        </table:table-row>
        <table:table-row table:style-name="ro1">
          <table:table-cell office:value-type="string" calcext:value-type="string">
            <text:p>2019-11-12 10:45:4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21088035368" calcext:value-type="float">
            <text:p>78.2921088035368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9819" calcext:value-type="float">
            <text:p>1379819</text:p>
          </table:table-cell>
          <table:table-cell office:value-type="float" office:value="1637897" calcext:value-type="float">
            <text:p>1637897</text:p>
          </table:table-cell>
          <table:table-cell office:value-type="float" office:value="1645304" calcext:value-type="float">
            <text:p>1645304</text:p>
          </table:table-cell>
          <table:table-cell office:value-type="float" office:value="1073311" calcext:value-type="float">
            <text:p>1073311</text:p>
          </table:table-cell>
          <table:table-cell office:value-type="float" office:value="1007885" calcext:value-type="float">
            <text:p>1007885</text:p>
          </table:table-cell>
          <table:table-cell office:value-type="float" office:value="1111790" calcext:value-type="float">
            <text:p>1111790</text:p>
          </table:table-cell>
          <table:table-cell office:value-type="float" office:value="1653113" calcext:value-type="float">
            <text:p>1653113</text:p>
          </table:table-cell>
          <table:table-cell office:value-type="float" office:value="5" calcext:value-type="float">
            <text:p>5</text:p>
          </table:table-cell>
          <table:table-cell office:value-type="float" office:value="0.822436311535395" calcext:value-type="float">
            <text:p>0.822436311535395</text:p>
          </table:table-cell>
          <table:table-cell office:value-type="float" office:value="0.976262805016375" calcext:value-type="float">
            <text:p>0.976262805016375</text:p>
          </table:table-cell>
          <table:table-cell office:value-type="float" office:value="0.980677721581188" calcext:value-type="float">
            <text:p>0.980677721581188</text:p>
          </table:table-cell>
          <table:table-cell office:value-type="float" office:value="0.639743285148535" calcext:value-type="float">
            <text:p>0.639743285148535</text:p>
          </table:table-cell>
          <table:table-cell office:value-type="float" office:value="0.600746345608991" calcext:value-type="float">
            <text:p>0.600746345608991</text:p>
          </table:table-cell>
          <table:table-cell office:value-type="float" office:value="0.662678559145756" calcext:value-type="float">
            <text:p>0.662678559145756</text:p>
          </table:table-cell>
          <table:table-cell office:value-type="float" office:value="0.98533224884656" calcext:value-type="float">
            <text:p>0.98533224884656</text:p>
          </table:table-cell>
          <table:table-cell office:value-type="float" office:value="-122.051342970293" calcext:value-type="float">
            <text:p>-122.051342970293</text:p>
          </table:table-cell>
          <table:table-cell office:value-type="float" office:value="-129.850730878202" calcext:value-type="float">
            <text:p>-129.850730878202</text:p>
          </table:table-cell>
          <table:table-cell office:value-type="float" office:value="-117.464288170849" calcext:value-type="float">
            <text:p>-117.464288170849</text:p>
          </table:table-cell>
        </table:table-row>
        <table:table-row table:style-name="ro1">
          <table:table-cell office:value-type="string" calcext:value-type="string">
            <text:p>2019-11-12 10:45:4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135085654049" calcext:value-type="float">
            <text:p>78.3135085654049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204" calcext:value-type="float">
            <text:p>1368204</text:p>
          </table:table-cell>
          <table:table-cell office:value-type="float" office:value="1630267" calcext:value-type="float">
            <text:p>1630267</text:p>
          </table:table-cell>
          <table:table-cell office:value-type="float" office:value="1642220" calcext:value-type="float">
            <text:p>1642220</text:p>
          </table:table-cell>
          <table:table-cell office:value-type="float" office:value="1093532" calcext:value-type="float">
            <text:p>1093532</text:p>
          </table:table-cell>
          <table:table-cell office:value-type="float" office:value="1087053" calcext:value-type="float">
            <text:p>1087053</text:p>
          </table:table-cell>
          <table:table-cell office:value-type="float" office:value="1028110" calcext:value-type="float">
            <text:p>1028110</text:p>
          </table:table-cell>
          <table:table-cell office:value-type="float" office:value="1659366" calcext:value-type="float">
            <text:p>1659366</text:p>
          </table:table-cell>
          <table:table-cell office:value-type="float" office:value="5" calcext:value-type="float">
            <text:p>5</text:p>
          </table:table-cell>
          <table:table-cell office:value-type="float" office:value="0.815513231219438" calcext:value-type="float">
            <text:p>0.815513231219438</text:p>
          </table:table-cell>
          <table:table-cell office:value-type="float" office:value="0.971714970077869" calcext:value-type="float">
            <text:p>0.971714970077869</text:p>
          </table:table-cell>
          <table:table-cell office:value-type="float" office:value="0.978839514117183" calcext:value-type="float">
            <text:p>0.978839514117183</text:p>
          </table:table-cell>
          <table:table-cell office:value-type="float" office:value="0.651795941805356" calcext:value-type="float">
            <text:p>0.651795941805356</text:p>
          </table:table-cell>
          <table:table-cell office:value-type="float" office:value="0.647934156409997" calcext:value-type="float">
            <text:p>0.647934156409997</text:p>
          </table:table-cell>
          <table:table-cell office:value-type="float" office:value="0.612801386451886" calcext:value-type="float">
            <text:p>0.612801386451886</text:p>
          </table:table-cell>
          <table:table-cell office:value-type="float" office:value="0.989059327728668" calcext:value-type="float">
            <text:p>0.989059327728668</text:p>
          </table:table-cell>
          <table:table-cell office:value-type="float" office:value="-119.640811638929" calcext:value-type="float">
            <text:p>-119.640811638929</text:p>
          </table:table-cell>
          <table:table-cell office:value-type="float" office:value="-120.413168718001" calcext:value-type="float">
            <text:p>-120.413168718001</text:p>
          </table:table-cell>
          <table:table-cell office:value-type="float" office:value="-127.439722709623" calcext:value-type="float">
            <text:p>-127.439722709623</text:p>
          </table:table-cell>
        </table:table-row>
        <table:table-row table:style-name="ro1">
          <table:table-cell office:value-type="string" calcext:value-type="string">
            <text:p>2019-11-12 10:45:4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133" calcext:value-type="float">
            <text:p>1359133</text:p>
          </table:table-cell>
          <table:table-cell office:value-type="float" office:value="1630255" calcext:value-type="float">
            <text:p>1630255</text:p>
          </table:table-cell>
          <table:table-cell office:value-type="float" office:value="1643685" calcext:value-type="float">
            <text:p>1643685</text:p>
          </table:table-cell>
          <table:table-cell office:value-type="float" office:value="1145879" calcext:value-type="float">
            <text:p>1145879</text:p>
          </table:table-cell>
          <table:table-cell office:value-type="float" office:value="1030853" calcext:value-type="float">
            <text:p>1030853</text:p>
          </table:table-cell>
          <table:table-cell office:value-type="float" office:value="1013999" calcext:value-type="float">
            <text:p>1013999</text:p>
          </table:table-cell>
          <table:table-cell office:value-type="float" office:value="1660976" calcext:value-type="float">
            <text:p>1660976</text:p>
          </table:table-cell>
          <table:table-cell office:value-type="float" office:value="5" calcext:value-type="float">
            <text:p>5</text:p>
          </table:table-cell>
          <table:table-cell office:value-type="float" office:value="0.810106493247329" calcext:value-type="float">
            <text:p>0.810106493247329</text:p>
          </table:table-cell>
          <table:table-cell office:value-type="float" office:value="0.971707817519643" calcext:value-type="float">
            <text:p>0.971707817519643</text:p>
          </table:table-cell>
          <table:table-cell office:value-type="float" office:value="0.979712722267237" calcext:value-type="float">
            <text:p>0.979712722267237</text:p>
          </table:table-cell>
          <table:table-cell office:value-type="float" office:value="0.682997188925408" calcext:value-type="float">
            <text:p>0.682997188925408</text:p>
          </table:table-cell>
          <table:table-cell office:value-type="float" office:value="0.614436342052977" calcext:value-type="float">
            <text:p>0.614436342052977</text:p>
          </table:table-cell>
          <table:table-cell office:value-type="float" office:value="0.604390574024984" calcext:value-type="float">
            <text:p>0.604390574024984</text:p>
          </table:table-cell>
          <table:table-cell office:value-type="float" office:value="0.990018962623949" calcext:value-type="float">
            <text:p>0.990018962623949</text:p>
          </table:table-cell>
          <table:table-cell office:value-type="float" office:value="-113.400562214918" calcext:value-type="float">
            <text:p>-113.400562214918</text:p>
          </table:table-cell>
          <table:table-cell office:value-type="float" office:value="-127.112731589405" calcext:value-type="float">
            <text:p>-127.112731589405</text:p>
          </table:table-cell>
          <table:table-cell office:value-type="float" office:value="-129.121885195003" calcext:value-type="float">
            <text:p>-129.121885195003</text:p>
          </table:table-cell>
        </table:table-row>
        <table:table-row table:style-name="ro1">
          <table:table-cell office:value-type="string" calcext:value-type="string">
            <text:p>2019-11-12 10:45:4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21088035368" calcext:value-type="float">
            <text:p>78.2921088035368</text:p>
          </table:table-cell>
          <table:table-cell office:value-type="float" office:value="981.888499259888" calcext:value-type="float">
            <text:p>981.8884992598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76" calcext:value-type="float">
            <text:p>1356376</text:p>
          </table:table-cell>
          <table:table-cell office:value-type="float" office:value="1636672" calcext:value-type="float">
            <text:p>1636672</text:p>
          </table:table-cell>
          <table:table-cell office:value-type="float" office:value="1642733" calcext:value-type="float">
            <text:p>1642733</text:p>
          </table:table-cell>
          <table:table-cell office:value-type="float" office:value="1051740" calcext:value-type="float">
            <text:p>1051740</text:p>
          </table:table-cell>
          <table:table-cell office:value-type="float" office:value="1092624" calcext:value-type="float">
            <text:p>1092624</text:p>
          </table:table-cell>
          <table:table-cell office:value-type="float" office:value="1076157" calcext:value-type="float">
            <text:p>1076157</text:p>
          </table:table-cell>
          <table:table-cell office:value-type="float" office:value="1660426" calcext:value-type="float">
            <text:p>1660426</text:p>
          </table:table-cell>
          <table:table-cell office:value-type="float" office:value="5" calcext:value-type="float">
            <text:p>5</text:p>
          </table:table-cell>
          <table:table-cell office:value-type="float" office:value="0.808463192994975" calcext:value-type="float">
            <text:p>0.808463192994975</text:p>
          </table:table-cell>
          <table:table-cell office:value-type="float" office:value="0.975532648030835" calcext:value-type="float">
            <text:p>0.975532648030835</text:p>
          </table:table-cell>
          <table:table-cell office:value-type="float" office:value="0.979145285981332" calcext:value-type="float">
            <text:p>0.979145285981332</text:p>
          </table:table-cell>
          <table:table-cell office:value-type="float" office:value="0.626885965691324" calcext:value-type="float">
            <text:p>0.626885965691324</text:p>
          </table:table-cell>
          <table:table-cell office:value-type="float" office:value="0.651254731566278" calcext:value-type="float">
            <text:p>0.651254731566278</text:p>
          </table:table-cell>
          <table:table-cell office:value-type="float" office:value="0.641439633541063" calcext:value-type="float">
            <text:p>0.641439633541063</text:p>
          </table:table-cell>
          <table:table-cell office:value-type="float" office:value="0.989691137038605" calcext:value-type="float">
            <text:p>0.989691137038605</text:p>
          </table:table-cell>
          <table:table-cell office:value-type="float" office:value="-124.622806861735" calcext:value-type="float">
            <text:p>-124.622806861735</text:p>
          </table:table-cell>
          <table:table-cell office:value-type="float" office:value="-119.749053686744" calcext:value-type="float">
            <text:p>-119.749053686744</text:p>
          </table:table-cell>
          <table:table-cell office:value-type="float" office:value="-121.712073291787" calcext:value-type="float">
            <text:p>-121.712073291787</text:p>
          </table:table-cell>
        </table:table-row>
        <table:table-row table:style-name="ro1">
          <table:table-cell office:value-type="string" calcext:value-type="string">
            <text:p>2019-11-12 10:45:48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2827614386446" calcext:value-type="float">
            <text:p>78.2827614386446</text:p>
          </table:table-cell>
          <table:table-cell office:value-type="float" office:value="981.88650053639" calcext:value-type="float">
            <text:p>981.886500536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382" calcext:value-type="float">
            <text:p>1353382</text:p>
          </table:table-cell>
          <table:table-cell office:value-type="float" office:value="1630053" calcext:value-type="float">
            <text:p>1630053</text:p>
          </table:table-cell>
          <table:table-cell office:value-type="float" office:value="1643965" calcext:value-type="float">
            <text:p>1643965</text:p>
          </table:table-cell>
          <table:table-cell office:value-type="float" office:value="1144079" calcext:value-type="float">
            <text:p>1144079</text:p>
          </table:table-cell>
          <table:table-cell office:value-type="float" office:value="1031509" calcext:value-type="float">
            <text:p>1031509</text:p>
          </table:table-cell>
          <table:table-cell office:value-type="float" office:value="1013630" calcext:value-type="float">
            <text:p>1013630</text:p>
          </table:table-cell>
          <table:table-cell office:value-type="float" office:value="1658095" calcext:value-type="float">
            <text:p>1658095</text:p>
          </table:table-cell>
          <table:table-cell office:value-type="float" office:value="5" calcext:value-type="float">
            <text:p>5</text:p>
          </table:table-cell>
          <table:table-cell office:value-type="float" office:value="0.806678629717663" calcext:value-type="float">
            <text:p>0.806678629717663</text:p>
          </table:table-cell>
          <table:table-cell office:value-type="float" office:value="0.971587416122844" calcext:value-type="float">
            <text:p>0.971587416122844</text:p>
          </table:table-cell>
          <table:table-cell office:value-type="float" office:value="0.979879615292503" calcext:value-type="float">
            <text:p>0.979879615292503</text:p>
          </table:table-cell>
          <table:table-cell office:value-type="float" office:value="0.681924305191553" calcext:value-type="float">
            <text:p>0.681924305191553</text:p>
          </table:table-cell>
          <table:table-cell office:value-type="float" office:value="0.614827348569316" calcext:value-type="float">
            <text:p>0.614827348569316</text:p>
          </table:table-cell>
          <table:table-cell office:value-type="float" office:value="0.604170632859544" calcext:value-type="float">
            <text:p>0.604170632859544</text:p>
          </table:table-cell>
          <table:table-cell office:value-type="float" office:value="0.988301752603263" calcext:value-type="float">
            <text:p>0.988301752603263</text:p>
          </table:table-cell>
          <table:table-cell office:value-type="float" office:value="-113.615138961689" calcext:value-type="float">
            <text:p>-113.615138961689</text:p>
          </table:table-cell>
          <table:table-cell office:value-type="float" office:value="-127.034530286137" calcext:value-type="float">
            <text:p>-127.034530286137</text:p>
          </table:table-cell>
          <table:table-cell office:value-type="float" office:value="-129.165873428091" calcext:value-type="float">
            <text:p>-129.165873428091</text:p>
          </table:table-cell>
        </table:table-row>
        <table:table-row table:style-name="ro1">
          <table:table-cell office:value-type="string" calcext:value-type="string">
            <text:p>2019-11-12 10:45:50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3032598056402" calcext:value-type="float">
            <text:p>78.3032598056402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532" calcext:value-type="float">
            <text:p>1348532</text:p>
          </table:table-cell>
          <table:table-cell office:value-type="float" office:value="1634966" calcext:value-type="float">
            <text:p>1634966</text:p>
          </table:table-cell>
          <table:table-cell office:value-type="float" office:value="1639780" calcext:value-type="float">
            <text:p>1639780</text:p>
          </table:table-cell>
          <table:table-cell office:value-type="float" office:value="1061742" calcext:value-type="float">
            <text:p>1061742</text:p>
          </table:table-cell>
          <table:table-cell office:value-type="float" office:value="1037250" calcext:value-type="float">
            <text:p>1037250</text:p>
          </table:table-cell>
          <table:table-cell office:value-type="float" office:value="1129585" calcext:value-type="float">
            <text:p>1129585</text:p>
          </table:table-cell>
          <table:table-cell office:value-type="float" office:value="1656997" calcext:value-type="float">
            <text:p>1656997</text:p>
          </table:table-cell>
          <table:table-cell office:value-type="float" office:value="5" calcext:value-type="float">
            <text:p>5</text:p>
          </table:table-cell>
          <table:table-cell office:value-type="float" office:value="0.803787804101444" calcext:value-type="float">
            <text:p>0.803787804101444</text:p>
          </table:table-cell>
          <table:table-cell office:value-type="float" office:value="0.974515792669748" calcext:value-type="float">
            <text:p>0.974515792669748</text:p>
          </table:table-cell>
          <table:table-cell office:value-type="float" office:value="0.977385160611291" calcext:value-type="float">
            <text:p>0.977385160611291</text:p>
          </table:table-cell>
          <table:table-cell office:value-type="float" office:value="0.632847622972443" calcext:value-type="float">
            <text:p>0.632847622972443</text:p>
          </table:table-cell>
          <table:table-cell office:value-type="float" office:value="0.618249251633793" calcext:value-type="float">
            <text:p>0.618249251633793</text:p>
          </table:table-cell>
          <table:table-cell office:value-type="float" office:value="0.673285206947947" calcext:value-type="float">
            <text:p>0.673285206947947</text:p>
          </table:table-cell>
          <table:table-cell office:value-type="float" office:value="0.987647293525611" calcext:value-type="float">
            <text:p>0.987647293525611</text:p>
          </table:table-cell>
          <table:table-cell office:value-type="float" office:value="-123.430475405511" calcext:value-type="float">
            <text:p>-123.430475405511</text:p>
          </table:table-cell>
          <table:table-cell office:value-type="float" office:value="-126.350149673241" calcext:value-type="float">
            <text:p>-126.350149673241</text:p>
          </table:table-cell>
          <table:table-cell office:value-type="float" office:value="-115.342958610411" calcext:value-type="float">
            <text:p>-115.342958610411</text:p>
          </table:table-cell>
        </table:table-row>
        <table:table-row table:style-name="ro1">
          <table:table-cell office:value-type="string" calcext:value-type="string">
            <text:p>2019-11-12 10:45:51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373" calcext:value-type="float">
            <text:p>1355373</text:p>
          </table:table-cell>
          <table:table-cell office:value-type="float" office:value="1631468" calcext:value-type="float">
            <text:p>1631468</text:p>
          </table:table-cell>
          <table:table-cell office:value-type="float" office:value="1644929" calcext:value-type="float">
            <text:p>1644929</text:p>
          </table:table-cell>
          <table:table-cell office:value-type="float" office:value="1172362" calcext:value-type="float">
            <text:p>1172362</text:p>
          </table:table-cell>
          <table:table-cell office:value-type="float" office:value="1017700" calcext:value-type="float">
            <text:p>1017700</text:p>
          </table:table-cell>
          <table:table-cell office:value-type="float" office:value="1006870" calcext:value-type="float">
            <text:p>1006870</text:p>
          </table:table-cell>
          <table:table-cell office:value-type="float" office:value="1654988" calcext:value-type="float">
            <text:p>1654988</text:p>
          </table:table-cell>
          <table:table-cell office:value-type="float" office:value="5" calcext:value-type="float">
            <text:p>5</text:p>
          </table:table-cell>
          <table:table-cell office:value-type="float" office:value="0.807865358336611" calcext:value-type="float">
            <text:p>0.807865358336611</text:p>
          </table:table-cell>
          <table:table-cell office:value-type="float" office:value="0.972430821946957" calcext:value-type="float">
            <text:p>0.972430821946957</text:p>
          </table:table-cell>
          <table:table-cell office:value-type="float" office:value="0.980454204136634" calcext:value-type="float">
            <text:p>0.980454204136634</text:p>
          </table:table-cell>
          <table:table-cell office:value-type="float" office:value="0.698782288883005" calcext:value-type="float">
            <text:p>0.698782288883005</text:p>
          </table:table-cell>
          <table:table-cell office:value-type="float" office:value="0.606596542191093" calcext:value-type="float">
            <text:p>0.606596542191093</text:p>
          </table:table-cell>
          <table:table-cell office:value-type="float" office:value="0.600141358392401" calcext:value-type="float">
            <text:p>0.600141358392401</text:p>
          </table:table-cell>
          <table:table-cell office:value-type="float" office:value="0.986449836069326" calcext:value-type="float">
            <text:p>0.986449836069326</text:p>
          </table:table-cell>
          <table:table-cell office:value-type="float" office:value="-110.243542223399" calcext:value-type="float">
            <text:p>-110.243542223399</text:p>
          </table:table-cell>
          <table:table-cell office:value-type="float" office:value="-128.680691561781" calcext:value-type="float">
            <text:p>-128.680691561781</text:p>
          </table:table-cell>
          <table:table-cell office:value-type="float" office:value="-129.97172832152" calcext:value-type="float">
            <text:p>-129.97172832152</text:p>
          </table:table-cell>
        </table:table-row>
        <table:table-row table:style-name="ro1">
          <table:table-cell office:value-type="string" calcext:value-type="string">
            <text:p>2019-11-12 10:45:5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81859736563" calcext:value-type="float">
            <text:p>78.281859736563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30" calcext:value-type="float">
            <text:p>1369630</text:p>
          </table:table-cell>
          <table:table-cell office:value-type="float" office:value="1636039" calcext:value-type="float">
            <text:p>1636039</text:p>
          </table:table-cell>
          <table:table-cell office:value-type="float" office:value="1647564" calcext:value-type="float">
            <text:p>1647564</text:p>
          </table:table-cell>
          <table:table-cell office:value-type="float" office:value="1138266" calcext:value-type="float">
            <text:p>1138266</text:p>
          </table:table-cell>
          <table:table-cell office:value-type="float" office:value="1016695" calcext:value-type="float">
            <text:p>1016695</text:p>
          </table:table-cell>
          <table:table-cell office:value-type="float" office:value="1041143" calcext:value-type="float">
            <text:p>1041143</text:p>
          </table:table-cell>
          <table:table-cell office:value-type="float" office:value="1653637" calcext:value-type="float">
            <text:p>1653637</text:p>
          </table:table-cell>
          <table:table-cell office:value-type="float" office:value="5" calcext:value-type="float">
            <text:p>5</text:p>
          </table:table-cell>
          <table:table-cell office:value-type="float" office:value="0.816363193555259" calcext:value-type="float">
            <text:p>0.816363193555259</text:p>
          </table:table-cell>
          <table:table-cell office:value-type="float" office:value="0.97515535058443" calcext:value-type="float">
            <text:p>0.97515535058443</text:p>
          </table:table-cell>
          <table:table-cell office:value-type="float" office:value="0.982024786713694" calcext:value-type="float">
            <text:p>0.982024786713694</text:p>
          </table:table-cell>
          <table:table-cell office:value-type="float" office:value="0.678459486777721" calcext:value-type="float">
            <text:p>0.678459486777721</text:p>
          </table:table-cell>
          <table:table-cell office:value-type="float" office:value="0.605997515439691" calcext:value-type="float">
            <text:p>0.605997515439691</text:p>
          </table:table-cell>
          <table:table-cell office:value-type="float" office:value="0.620569660731514" calcext:value-type="float">
            <text:p>0.620569660731514</text:p>
          </table:table-cell>
          <table:table-cell office:value-type="float" office:value="0.985644577222416" calcext:value-type="float">
            <text:p>0.985644577222416</text:p>
          </table:table-cell>
          <table:table-cell office:value-type="float" office:value="-114.308102644456" calcext:value-type="float">
            <text:p>-114.308102644456</text:p>
          </table:table-cell>
          <table:table-cell office:value-type="float" office:value="-128.800496912062" calcext:value-type="float">
            <text:p>-128.800496912062</text:p>
          </table:table-cell>
          <table:table-cell office:value-type="float" office:value="-125.886067853697" calcext:value-type="float">
            <text:p>-125.886067853697</text:p>
          </table:table-cell>
        </table:table-row>
        <table:table-row table:style-name="ro1">
          <table:table-cell office:value-type="string" calcext:value-type="string">
            <text:p>2019-11-12 10:45:5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74587568632" calcext:value-type="float">
            <text:p>78.2974587568632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339" calcext:value-type="float">
            <text:p>1351339</text:p>
          </table:table-cell>
          <table:table-cell office:value-type="float" office:value="1634787" calcext:value-type="float">
            <text:p>1634787</text:p>
          </table:table-cell>
          <table:table-cell office:value-type="float" office:value="1640334" calcext:value-type="float">
            <text:p>1640334</text:p>
          </table:table-cell>
          <table:table-cell office:value-type="float" office:value="1063560" calcext:value-type="float">
            <text:p>1063560</text:p>
          </table:table-cell>
          <table:table-cell office:value-type="float" office:value="1022161" calcext:value-type="float">
            <text:p>1022161</text:p>
          </table:table-cell>
          <table:table-cell office:value-type="float" office:value="1140390" calcext:value-type="float">
            <text:p>1140390</text:p>
          </table:table-cell>
          <table:table-cell office:value-type="float" office:value="1653826" calcext:value-type="float">
            <text:p>1653826</text:p>
          </table:table-cell>
          <table:table-cell office:value-type="float" office:value="5" calcext:value-type="float">
            <text:p>5</text:p>
          </table:table-cell>
          <table:table-cell office:value-type="float" office:value="0.805460906679738" calcext:value-type="float">
            <text:p>0.805460906679738</text:p>
          </table:table-cell>
          <table:table-cell office:value-type="float" office:value="0.974409100342882" calcext:value-type="float">
            <text:p>0.974409100342882</text:p>
          </table:table-cell>
          <table:table-cell office:value-type="float" office:value="0.977715370382711" calcext:value-type="float">
            <text:p>0.977715370382711</text:p>
          </table:table-cell>
          <table:table-cell office:value-type="float" office:value="0.633931235543637" calcext:value-type="float">
            <text:p>0.633931235543637</text:p>
          </table:table-cell>
          <table:table-cell office:value-type="float" office:value="0.609255505711497" calcext:value-type="float">
            <text:p>0.609255505711497</text:p>
          </table:table-cell>
          <table:table-cell office:value-type="float" office:value="0.67972548958367" calcext:value-type="float">
            <text:p>0.67972548958367</text:p>
          </table:table-cell>
          <table:table-cell office:value-type="float" office:value="0.985757230014471" calcext:value-type="float">
            <text:p>0.985757230014471</text:p>
          </table:table-cell>
          <table:table-cell office:value-type="float" office:value="-123.213752891273" calcext:value-type="float">
            <text:p>-123.213752891273</text:p>
          </table:table-cell>
          <table:table-cell office:value-type="float" office:value="-128.148898857701" calcext:value-type="float">
            <text:p>-128.148898857701</text:p>
          </table:table-cell>
          <table:table-cell office:value-type="float" office:value="-114.054902083266" calcext:value-type="float">
            <text:p>-114.054902083266</text:p>
          </table:table-cell>
        </table:table-row>
        <table:table-row table:style-name="ro1">
          <table:table-cell office:value-type="string" calcext:value-type="string">
            <text:p>2019-11-12 10:45:5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124" calcext:value-type="float">
            <text:p>1363124</text:p>
          </table:table-cell>
          <table:table-cell office:value-type="float" office:value="1630125" calcext:value-type="float">
            <text:p>1630125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1112773" calcext:value-type="float">
            <text:p>1112773</text:p>
          </table:table-cell>
          <table:table-cell office:value-type="float" office:value="1063532" calcext:value-type="float">
            <text:p>1063532</text:p>
          </table:table-cell>
          <table:table-cell office:value-type="float" office:value="1025205" calcext:value-type="float">
            <text:p>1025205</text:p>
          </table:table-cell>
          <table:table-cell office:value-type="float" office:value="1659190" calcext:value-type="float">
            <text:p>1659190</text:p>
          </table:table-cell>
          <table:table-cell office:value-type="float" office:value="5" calcext:value-type="float">
            <text:p>5</text:p>
          </table:table-cell>
          <table:table-cell office:value-type="float" office:value="0.812485314903893" calcext:value-type="float">
            <text:p>0.812485314903893</text:p>
          </table:table-cell>
          <table:table-cell office:value-type="float" office:value="0.971630331472198" calcext:value-type="float">
            <text:p>0.971630331472198</text:p>
          </table:table-cell>
          <table:table-cell office:value-type="float" office:value="0.979175684353791" calcext:value-type="float">
            <text:p>0.979175684353791</text:p>
          </table:table-cell>
          <table:table-cell office:value-type="float" office:value="0.663264472873744" calcext:value-type="float">
            <text:p>0.663264472873744</text:p>
          </table:table-cell>
          <table:table-cell office:value-type="float" office:value="0.63391454624111" calcext:value-type="float">
            <text:p>0.63391454624111</text:p>
          </table:table-cell>
          <table:table-cell office:value-type="float" office:value="0.611069871314749" calcext:value-type="float">
            <text:p>0.611069871314749</text:p>
          </table:table-cell>
          <table:table-cell office:value-type="float" office:value="0.988954423541358" calcext:value-type="float">
            <text:p>0.988954423541358</text:p>
          </table:table-cell>
          <table:table-cell office:value-type="float" office:value="-117.347105425251" calcext:value-type="float">
            <text:p>-117.347105425251</text:p>
          </table:table-cell>
          <table:table-cell office:value-type="float" office:value="-123.217090751778" calcext:value-type="float">
            <text:p>-123.217090751778</text:p>
          </table:table-cell>
          <table:table-cell office:value-type="float" office:value="-127.78602573705" calcext:value-type="float">
            <text:p>-127.78602573705</text:p>
          </table:table-cell>
        </table:table-row>
        <table:table-row table:style-name="ro1">
          <table:table-cell office:value-type="string" calcext:value-type="string">
            <text:p>2019-11-12 10:45:56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3032598056402" calcext:value-type="float">
            <text:p>78.303259805640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456" calcext:value-type="float">
            <text:p>1347456</text:p>
          </table:table-cell>
          <table:table-cell office:value-type="float" office:value="1634013" calcext:value-type="float">
            <text:p>1634013</text:p>
          </table:table-cell>
          <table:table-cell office:value-type="float" office:value="1639517" calcext:value-type="float">
            <text:p>1639517</text:p>
          </table:table-cell>
          <table:table-cell office:value-type="float" office:value="1056582" calcext:value-type="float">
            <text:p>1056582</text:p>
          </table:table-cell>
          <table:table-cell office:value-type="float" office:value="1064662" calcext:value-type="float">
            <text:p>1064662</text:p>
          </table:table-cell>
          <table:table-cell office:value-type="float" office:value="1103845" calcext:value-type="float">
            <text:p>1103845</text:p>
          </table:table-cell>
          <table:table-cell office:value-type="float" office:value="1656006" calcext:value-type="float">
            <text:p>1656006</text:p>
          </table:table-cell>
          <table:table-cell office:value-type="float" office:value="5" calcext:value-type="float">
            <text:p>5</text:p>
          </table:table-cell>
          <table:table-cell office:value-type="float" office:value="0.803146458047206" calcext:value-type="float">
            <text:p>0.803146458047206</text:p>
          </table:table-cell>
          <table:table-cell office:value-type="float" office:value="0.973947760337324" calcext:value-type="float">
            <text:p>0.973947760337324</text:p>
          </table:table-cell>
          <table:table-cell office:value-type="float" office:value="0.977228400376844" calcext:value-type="float">
            <text:p>0.977228400376844</text:p>
          </table:table-cell>
          <table:table-cell office:value-type="float" office:value="0.629772022935393" calcext:value-type="float">
            <text:p>0.629772022935393</text:p>
          </table:table-cell>
          <table:table-cell office:value-type="float" office:value="0.634588078807363" calcext:value-type="float">
            <text:p>0.634588078807363</text:p>
          </table:table-cell>
          <table:table-cell office:value-type="float" office:value="0.657942969553825" calcext:value-type="float">
            <text:p>0.657942969553825</text:p>
          </table:table-cell>
          <table:table-cell office:value-type="float" office:value="0.987056611425473" calcext:value-type="float">
            <text:p>0.987056611425473</text:p>
          </table:table-cell>
          <table:table-cell office:value-type="float" office:value="-124.045595412921" calcext:value-type="float">
            <text:p>-124.045595412921</text:p>
          </table:table-cell>
          <table:table-cell office:value-type="float" office:value="-123.082384238527" calcext:value-type="float">
            <text:p>-123.082384238527</text:p>
          </table:table-cell>
          <table:table-cell office:value-type="float" office:value="-118.411406089235" calcext:value-type="float">
            <text:p>-118.411406089235</text:p>
          </table:table-cell>
        </table:table-row>
        <table:table-row table:style-name="ro1">
          <table:table-cell office:value-type="string" calcext:value-type="string">
            <text:p>2019-11-12 10:45:5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921088035368" calcext:value-type="float">
            <text:p>78.2921088035368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526" calcext:value-type="float">
            <text:p>1352526</text:p>
          </table:table-cell>
          <table:table-cell office:value-type="float" office:value="1633289" calcext:value-type="float">
            <text:p>1633289</text:p>
          </table:table-cell>
          <table:table-cell office:value-type="float" office:value="1639380" calcext:value-type="float">
            <text:p>1639380</text:p>
          </table:table-cell>
          <table:table-cell office:value-type="float" office:value="1050842" calcext:value-type="float">
            <text:p>1050842</text:p>
          </table:table-cell>
          <table:table-cell office:value-type="float" office:value="1094553" calcext:value-type="float">
            <text:p>1094553</text:p>
          </table:table-cell>
          <table:table-cell office:value-type="float" office:value="1073541" calcext:value-type="float">
            <text:p>1073541</text:p>
          </table:table-cell>
          <table:table-cell office:value-type="float" office:value="1657086" calcext:value-type="float">
            <text:p>1657086</text:p>
          </table:table-cell>
          <table:table-cell office:value-type="float" office:value="5" calcext:value-type="float">
            <text:p>5</text:p>
          </table:table-cell>
          <table:table-cell office:value-type="float" office:value="0.806168413897564" calcext:value-type="float">
            <text:p>0.806168413897564</text:p>
          </table:table-cell>
          <table:table-cell office:value-type="float" office:value="0.973516222657707" calcext:value-type="float">
            <text:p>0.973516222657707</text:p>
          </table:table-cell>
          <table:table-cell office:value-type="float" office:value="0.977146742003768" calcext:value-type="float">
            <text:p>0.977146742003768</text:p>
          </table:table-cell>
          <table:table-cell office:value-type="float" office:value="0.626350715917434" calcext:value-type="float">
            <text:p>0.626350715917434</text:p>
          </table:table-cell>
          <table:table-cell office:value-type="float" office:value="0.652404505301059" calcext:value-type="float">
            <text:p>0.652404505301059</text:p>
          </table:table-cell>
          <table:table-cell office:value-type="float" office:value="0.639880375847861" calcext:value-type="float">
            <text:p>0.639880375847861</text:p>
          </table:table-cell>
          <table:table-cell office:value-type="float" office:value="0.987700341665786" calcext:value-type="float">
            <text:p>0.987700341665786</text:p>
          </table:table-cell>
          <table:table-cell office:value-type="float" office:value="-124.729856816513" calcext:value-type="float">
            <text:p>-124.729856816513</text:p>
          </table:table-cell>
          <table:table-cell office:value-type="float" office:value="-119.519098939788" calcext:value-type="float">
            <text:p>-119.519098939788</text:p>
          </table:table-cell>
          <table:table-cell office:value-type="float" office:value="-122.023924830428" calcext:value-type="float">
            <text:p>-122.023924830428</text:p>
          </table:table-cell>
        </table:table-row>
        <table:table-row table:style-name="ro1">
          <table:table-cell office:value-type="string" calcext:value-type="string">
            <text:p>2019-11-12 10:45:58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87209766692" calcext:value-type="float">
            <text:p>78.287209766692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04" calcext:value-type="float">
            <text:p>1360504</text:p>
          </table:table-cell>
          <table:table-cell office:value-type="float" office:value="1633344" calcext:value-type="float">
            <text:p>1633344</text:p>
          </table:table-cell>
          <table:table-cell office:value-type="float" office:value="1647111" calcext:value-type="float">
            <text:p>1647111</text:p>
          </table:table-cell>
          <table:table-cell office:value-type="float" office:value="1144692" calcext:value-type="float">
            <text:p>1144692</text:p>
          </table:table-cell>
          <table:table-cell office:value-type="float" office:value="1029631" calcext:value-type="float">
            <text:p>1029631</text:p>
          </table:table-cell>
          <table:table-cell office:value-type="float" office:value="1011604" calcext:value-type="float">
            <text:p>1011604</text:p>
          </table:table-cell>
          <table:table-cell office:value-type="float" office:value="1657649" calcext:value-type="float">
            <text:p>1657649</text:p>
          </table:table-cell>
          <table:table-cell office:value-type="float" office:value="5" calcext:value-type="float">
            <text:p>5</text:p>
          </table:table-cell>
          <table:table-cell office:value-type="float" office:value="0.810923673024615" calcext:value-type="float">
            <text:p>0.810923673024615</text:p>
          </table:table-cell>
          <table:table-cell office:value-type="float" office:value="0.973549005216242" calcext:value-type="float">
            <text:p>0.973549005216242</text:p>
          </table:table-cell>
          <table:table-cell office:value-type="float" office:value="0.981754777640674" calcext:value-type="float">
            <text:p>0.981754777640674</text:p>
          </table:table-cell>
          <table:table-cell office:value-type="float" office:value="0.682289681707583" calcext:value-type="float">
            <text:p>0.682289681707583</text:p>
          </table:table-cell>
          <table:table-cell office:value-type="float" office:value="0.613707973206994" calcext:value-type="float">
            <text:p>0.613707973206994</text:p>
          </table:table-cell>
          <table:table-cell office:value-type="float" office:value="0.602963042612439" calcext:value-type="float">
            <text:p>0.602963042612439</text:p>
          </table:table-cell>
          <table:table-cell office:value-type="float" office:value="0.988035915855874" calcext:value-type="float">
            <text:p>0.988035915855874</text:p>
          </table:table-cell>
          <table:table-cell office:value-type="float" office:value="-113.542063658483" calcext:value-type="float">
            <text:p>-113.542063658483</text:p>
          </table:table-cell>
          <table:table-cell office:value-type="float" office:value="-127.258405358601" calcext:value-type="float">
            <text:p>-127.258405358601</text:p>
          </table:table-cell>
          <table:table-cell office:value-type="float" office:value="-129.407391477512" calcext:value-type="float">
            <text:p>-129.407391477512</text:p>
          </table:table-cell>
        </table:table-row>
        <table:table-row table:style-name="ro1">
          <table:table-cell office:value-type="string" calcext:value-type="string">
            <text:p>2019-11-12 10:45:5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760588921204" calcext:value-type="float">
            <text:p>78.2760588921204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91" calcext:value-type="float">
            <text:p>1357091</text:p>
          </table:table-cell>
          <table:table-cell office:value-type="float" office:value="1633537" calcext:value-type="float">
            <text:p>1633537</text:p>
          </table:table-cell>
          <table:table-cell office:value-type="float" office:value="1646207" calcext:value-type="float">
            <text:p>1646207</text:p>
          </table:table-cell>
          <table:table-cell office:value-type="float" office:value="1155229" calcext:value-type="float">
            <text:p>1155229</text:p>
          </table:table-cell>
          <table:table-cell office:value-type="float" office:value="1019039" calcext:value-type="float">
            <text:p>1019039</text:p>
          </table:table-cell>
          <table:table-cell office:value-type="float" office:value="1007308" calcext:value-type="float">
            <text:p>1007308</text:p>
          </table:table-cell>
          <table:table-cell office:value-type="float" office:value="1657160" calcext:value-type="float">
            <text:p>1657160</text:p>
          </table:table-cell>
          <table:table-cell office:value-type="float" office:value="5" calcext:value-type="float">
            <text:p>5</text:p>
          </table:table-cell>
          <table:table-cell office:value-type="float" office:value="0.808889366255923" calcext:value-type="float">
            <text:p>0.808889366255923</text:p>
          </table:table-cell>
          <table:table-cell office:value-type="float" office:value="0.973664042194372" calcext:value-type="float">
            <text:p>0.973664042194372</text:p>
          </table:table-cell>
          <table:table-cell office:value-type="float" office:value="0.981215951587671" calcext:value-type="float">
            <text:p>0.981215951587671</text:p>
          </table:table-cell>
          <table:table-cell office:value-type="float" office:value="0.688570223876264" calcext:value-type="float">
            <text:p>0.688570223876264</text:p>
          </table:table-cell>
          <table:table-cell office:value-type="float" office:value="0.607394648479777" calcext:value-type="float">
            <text:p>0.607394648479777</text:p>
          </table:table-cell>
          <table:table-cell office:value-type="float" office:value="0.600402426767639" calcext:value-type="float">
            <text:p>0.600402426767639</text:p>
          </table:table-cell>
          <table:table-cell office:value-type="float" office:value="0.987744449108177" calcext:value-type="float">
            <text:p>0.987744449108177</text:p>
          </table:table-cell>
          <table:table-cell office:value-type="float" office:value="-112.285955224747" calcext:value-type="float">
            <text:p>-112.285955224747</text:p>
          </table:table-cell>
          <table:table-cell office:value-type="float" office:value="-128.521070304045" calcext:value-type="float">
            <text:p>-128.521070304045</text:p>
          </table:table-cell>
          <table:table-cell office:value-type="float" office:value="-129.919514646472" calcext:value-type="float">
            <text:p>-129.919514646472</text:p>
          </table:table-cell>
        </table:table-row>
        <table:table-row table:style-name="ro1">
          <table:table-cell office:value-type="string" calcext:value-type="string">
            <text:p>2019-11-12 10:46:01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60008903548" calcext:value-type="float">
            <text:p>78.260008903548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850" calcext:value-type="float">
            <text:p>1346850</text:p>
          </table:table-cell>
          <table:table-cell office:value-type="float" office:value="1634497" calcext:value-type="float">
            <text:p>1634497</text:p>
          </table:table-cell>
          <table:table-cell office:value-type="float" office:value="1639746" calcext:value-type="float">
            <text:p>1639746</text:p>
          </table:table-cell>
          <table:table-cell office:value-type="float" office:value="1060537" calcext:value-type="float">
            <text:p>1060537</text:p>
          </table:table-cell>
          <table:table-cell office:value-type="float" office:value="1052276" calcext:value-type="float">
            <text:p>1052276</text:p>
          </table:table-cell>
          <table:table-cell office:value-type="float" office:value="1115741" calcext:value-type="float">
            <text:p>1115741</text:p>
          </table:table-cell>
          <table:table-cell office:value-type="float" office:value="1655947" calcext:value-type="float">
            <text:p>1655947</text:p>
          </table:table-cell>
          <table:table-cell office:value-type="float" office:value="5" calcext:value-type="float">
            <text:p>5</text:p>
          </table:table-cell>
          <table:table-cell office:value-type="float" office:value="0.802785253856808" calcext:value-type="float">
            <text:p>0.802785253856808</text:p>
          </table:table-cell>
          <table:table-cell office:value-type="float" office:value="0.974236246852427" calcext:value-type="float">
            <text:p>0.974236246852427</text:p>
          </table:table-cell>
          <table:table-cell office:value-type="float" office:value="0.977364895029652" calcext:value-type="float">
            <text:p>0.977364895029652</text:p>
          </table:table-cell>
          <table:table-cell office:value-type="float" office:value="0.63212938691728" calcext:value-type="float">
            <text:p>0.63212938691728</text:p>
          </table:table-cell>
          <table:table-cell office:value-type="float" office:value="0.627205446625405" calcext:value-type="float">
            <text:p>0.627205446625405</text:p>
          </table:table-cell>
          <table:table-cell office:value-type="float" office:value="0.665033538941567" calcext:value-type="float">
            <text:p>0.665033538941567</text:p>
          </table:table-cell>
          <table:table-cell office:value-type="float" office:value="0.987021444680863" calcext:value-type="float">
            <text:p>0.987021444680863</text:p>
          </table:table-cell>
          <table:table-cell office:value-type="float" office:value="-123.574122616544" calcext:value-type="float">
            <text:p>-123.574122616544</text:p>
          </table:table-cell>
          <table:table-cell office:value-type="float" office:value="-124.558910674919" calcext:value-type="float">
            <text:p>-124.558910674919</text:p>
          </table:table-cell>
          <table:table-cell office:value-type="float" office:value="-116.993292211687" calcext:value-type="float">
            <text:p>-116.993292211687</text:p>
          </table:table-cell>
        </table:table-row>
        <table:table-row table:style-name="ro1">
          <table:table-cell office:value-type="string" calcext:value-type="string">
            <text:p>2019-11-12 10:46:02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760588921204" calcext:value-type="float">
            <text:p>78.2760588921204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527" calcext:value-type="float">
            <text:p>1372527</text:p>
          </table:table-cell>
          <table:table-cell office:value-type="float" office:value="1633523" calcext:value-type="float">
            <text:p>1633523</text:p>
          </table:table-cell>
          <table:table-cell office:value-type="float" office:value="1645996" calcext:value-type="float">
            <text:p>1645996</text:p>
          </table:table-cell>
          <table:table-cell office:value-type="float" office:value="1109426" calcext:value-type="float">
            <text:p>1109426</text:p>
          </table:table-cell>
          <table:table-cell office:value-type="float" office:value="1064692" calcext:value-type="float">
            <text:p>1064692</text:p>
          </table:table-cell>
          <table:table-cell office:value-type="float" office:value="1024053" calcext:value-type="float">
            <text:p>1024053</text:p>
          </table:table-cell>
          <table:table-cell office:value-type="float" office:value="1659043" calcext:value-type="float">
            <text:p>1659043</text:p>
          </table:table-cell>
          <table:table-cell office:value-type="float" office:value="5" calcext:value-type="float">
            <text:p>5</text:p>
          </table:table-cell>
          <table:table-cell office:value-type="float" office:value="0.818089940320246" calcext:value-type="float">
            <text:p>0.818089940320246</text:p>
          </table:table-cell>
          <table:table-cell office:value-type="float" office:value="0.973655697543108" calcext:value-type="float">
            <text:p>0.973655697543108</text:p>
          </table:table-cell>
          <table:table-cell office:value-type="float" office:value="0.981090185772203" calcext:value-type="float">
            <text:p>0.981090185772203</text:p>
          </table:table-cell>
          <table:table-cell office:value-type="float" office:value="0.661269505175293" calcext:value-type="float">
            <text:p>0.661269505175293</text:p>
          </table:table-cell>
          <table:table-cell office:value-type="float" office:value="0.634605960202928" calcext:value-type="float">
            <text:p>0.634605960202928</text:p>
          </table:table-cell>
          <table:table-cell office:value-type="float" office:value="0.610383225725082" calcext:value-type="float">
            <text:p>0.610383225725082</text:p>
          </table:table-cell>
          <table:table-cell office:value-type="float" office:value="0.988866804703093" calcext:value-type="float">
            <text:p>0.988866804703093</text:p>
          </table:table-cell>
          <table:table-cell office:value-type="float" office:value="-117.746098964941" calcext:value-type="float">
            <text:p>-117.746098964941</text:p>
          </table:table-cell>
          <table:table-cell office:value-type="float" office:value="-123.078807959414" calcext:value-type="float">
            <text:p>-123.078807959414</text:p>
          </table:table-cell>
          <table:table-cell office:value-type="float" office:value="-127.923354854984" calcext:value-type="float">
            <text:p>-127.923354854984</text:p>
          </table:table-cell>
        </table:table-row>
        <table:table-row table:style-name="ro1">
          <table:table-cell office:value-type="string" calcext:value-type="string">
            <text:p>2019-11-12 10:46:03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711596505859" calcext:value-type="float">
            <text:p>78.2711596505859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51" calcext:value-type="float">
            <text:p>1347551</text:p>
          </table:table-cell>
          <table:table-cell office:value-type="float" office:value="1630811" calcext:value-type="float">
            <text:p>1630811</text:p>
          </table:table-cell>
          <table:table-cell office:value-type="float" office:value="1644890" calcext:value-type="float">
            <text:p>1644890</text:p>
          </table:table-cell>
          <table:table-cell office:value-type="float" office:value="1165814" calcext:value-type="float">
            <text:p>1165814</text:p>
          </table:table-cell>
          <table:table-cell office:value-type="float" office:value="1014143" calcext:value-type="float">
            <text:p>1014143</text:p>
          </table:table-cell>
          <table:table-cell office:value-type="float" office:value="1003504" calcext:value-type="float">
            <text:p>1003504</text:p>
          </table:table-cell>
          <table:table-cell office:value-type="float" office:value="1659641" calcext:value-type="float">
            <text:p>1659641</text:p>
          </table:table-cell>
          <table:table-cell office:value-type="float" office:value="5" calcext:value-type="float">
            <text:p>5</text:p>
          </table:table-cell>
          <table:table-cell office:value-type="float" office:value="0.803203082466493" calcext:value-type="float">
            <text:p>0.803203082466493</text:p>
          </table:table-cell>
          <table:table-cell office:value-type="float" office:value="0.9720392193841" calcext:value-type="float">
            <text:p>0.9720392193841</text:p>
          </table:table-cell>
          <table:table-cell office:value-type="float" office:value="0.980430958322401" calcext:value-type="float">
            <text:p>0.980430958322401</text:p>
          </table:table-cell>
          <table:table-cell office:value-type="float" office:value="0.694879376277849" calcext:value-type="float">
            <text:p>0.694879376277849</text:p>
          </table:table-cell>
          <table:table-cell office:value-type="float" office:value="0.604476404723692" calcext:value-type="float">
            <text:p>0.604476404723692</text:p>
          </table:table-cell>
          <table:table-cell office:value-type="float" office:value="0.598135065810092" calcext:value-type="float">
            <text:p>0.598135065810092</text:p>
          </table:table-cell>
          <table:table-cell office:value-type="float" office:value="0.98922324052134" calcext:value-type="float">
            <text:p>0.98922324052134</text:p>
          </table:table-cell>
          <table:table-cell office:value-type="float" office:value="-111.02412474443" calcext:value-type="float">
            <text:p>-111.02412474443</text:p>
          </table:table-cell>
          <table:table-cell office:value-type="float" office:value="-129.104719055262" calcext:value-type="float">
            <text:p>-129.104719055262</text:p>
          </table:table-cell>
          <table:table-cell office:value-type="float" office:value="-130.372986837982" calcext:value-type="float">
            <text:p>-130.372986837982</text:p>
          </table:table-cell>
        </table:table-row>
        <table:table-row table:style-name="ro1">
          <table:table-cell office:value-type="string" calcext:value-type="string">
            <text:p>2019-11-12 10:46:04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76509697861" calcext:value-type="float">
            <text:p>78.276509697861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115" calcext:value-type="float">
            <text:p>1378115</text:p>
          </table:table-cell>
          <table:table-cell office:value-type="float" office:value="1634088" calcext:value-type="float">
            <text:p>1634088</text:p>
          </table:table-cell>
          <table:table-cell office:value-type="float" office:value="1643350" calcext:value-type="float">
            <text:p>1643350</text:p>
          </table:table-cell>
          <table:table-cell office:value-type="float" office:value="1054777" calcext:value-type="float">
            <text:p>1054777</text:p>
          </table:table-cell>
          <table:table-cell office:value-type="float" office:value="1124530" calcext:value-type="float">
            <text:p>1124530</text:p>
          </table:table-cell>
          <table:table-cell office:value-type="float" office:value="1033564" calcext:value-type="float">
            <text:p>1033564</text:p>
          </table:table-cell>
          <table:table-cell office:value-type="float" office:value="1662055" calcext:value-type="float">
            <text:p>1662055</text:p>
          </table:table-cell>
          <table:table-cell office:value-type="float" office:value="5" calcext:value-type="float">
            <text:p>5</text:p>
          </table:table-cell>
          <table:table-cell office:value-type="float" office:value="0.821420648267346" calcext:value-type="float">
            <text:p>0.821420648267346</text:p>
          </table:table-cell>
          <table:table-cell office:value-type="float" office:value="0.973992463826235" calcext:value-type="float">
            <text:p>0.973992463826235</text:p>
          </table:table-cell>
          <table:table-cell office:value-type="float" office:value="0.979513046683436" calcext:value-type="float">
            <text:p>0.979513046683436</text:p>
          </table:table-cell>
          <table:table-cell office:value-type="float" office:value="0.628696158968944" calcext:value-type="float">
            <text:p>0.628696158968944</text:p>
          </table:table-cell>
          <table:table-cell office:value-type="float" office:value="0.670272191795372" calcext:value-type="float">
            <text:p>0.670272191795372</text:p>
          </table:table-cell>
          <table:table-cell office:value-type="float" office:value="0.616052224165466" calcext:value-type="float">
            <text:p>0.616052224165466</text:p>
          </table:table-cell>
          <table:table-cell office:value-type="float" office:value="0.990662096817743" calcext:value-type="float">
            <text:p>0.990662096817743</text:p>
          </table:table-cell>
          <table:table-cell office:value-type="float" office:value="-124.260768206211" calcext:value-type="float">
            <text:p>-124.260768206211</text:p>
          </table:table-cell>
          <table:table-cell office:value-type="float" office:value="-115.945561640926" calcext:value-type="float">
            <text:p>-115.945561640926</text:p>
          </table:table-cell>
          <table:table-cell office:value-type="float" office:value="-126.789555166907" calcext:value-type="float">
            <text:p>-126.789555166907</text:p>
          </table:table-cell>
        </table:table-row>
        <table:table-row table:style-name="ro1">
          <table:table-cell office:value-type="string" calcext:value-type="string">
            <text:p>2019-11-12 10:46:0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3028087016167" calcext:value-type="float">
            <text:p>78.3028087016167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655" calcext:value-type="float">
            <text:p>1346655</text:p>
          </table:table-cell>
          <table:table-cell office:value-type="float" office:value="1634128" calcext:value-type="float">
            <text:p>1634128</text:p>
          </table:table-cell>
          <table:table-cell office:value-type="float" office:value="1639451" calcext:value-type="float">
            <text:p>1639451</text:p>
          </table:table-cell>
          <table:table-cell office:value-type="float" office:value="1059008" calcext:value-type="float">
            <text:p>1059008</text:p>
          </table:table-cell>
          <table:table-cell office:value-type="float" office:value="1059526" calcext:value-type="float">
            <text:p>1059526</text:p>
          </table:table-cell>
          <table:table-cell office:value-type="float" office:value="1107968" calcext:value-type="float">
            <text:p>1107968</text:p>
          </table:table-cell>
          <table:table-cell office:value-type="float" office:value="1655646" calcext:value-type="float">
            <text:p>1655646</text:p>
          </table:table-cell>
          <table:table-cell office:value-type="float" office:value="5" calcext:value-type="float">
            <text:p>5</text:p>
          </table:table-cell>
          <table:table-cell office:value-type="float" office:value="0.802669024785641" calcext:value-type="float">
            <text:p>0.802669024785641</text:p>
          </table:table-cell>
          <table:table-cell office:value-type="float" office:value="0.974016305686987" calcext:value-type="float">
            <text:p>0.974016305686987</text:p>
          </table:table-cell>
          <table:table-cell office:value-type="float" office:value="0.977189061306603" calcext:value-type="float">
            <text:p>0.977189061306603</text:p>
          </table:table-cell>
          <table:table-cell office:value-type="float" office:value="0.631218031790022" calcext:value-type="float">
            <text:p>0.631218031790022</text:p>
          </table:table-cell>
          <table:table-cell office:value-type="float" office:value="0.631526783886765" calcext:value-type="float">
            <text:p>0.631526783886765</text:p>
          </table:table-cell>
          <table:table-cell office:value-type="float" office:value="0.660400469350871" calcext:value-type="float">
            <text:p>0.660400469350871</text:p>
          </table:table-cell>
          <table:table-cell office:value-type="float" office:value="0.986842034678702" calcext:value-type="float">
            <text:p>0.986842034678702</text:p>
          </table:table-cell>
          <table:table-cell office:value-type="float" office:value="-123.756393641996" calcext:value-type="float">
            <text:p>-123.756393641996</text:p>
          </table:table-cell>
          <table:table-cell office:value-type="float" office:value="-123.694643222647" calcext:value-type="float">
            <text:p>-123.694643222647</text:p>
          </table:table-cell>
          <table:table-cell office:value-type="float" office:value="-117.919906129826" calcext:value-type="float">
            <text:p>-117.919906129826</text:p>
          </table:table-cell>
        </table:table-row>
        <table:table-row table:style-name="ro1">
          <table:table-cell office:value-type="string" calcext:value-type="string">
            <text:p>2019-11-12 10:46:0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2546588902114" calcext:value-type="float">
            <text:p>78.2546588902114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048" calcext:value-type="float">
            <text:p>1374048</text:p>
          </table:table-cell>
          <table:table-cell office:value-type="float" office:value="1630562" calcext:value-type="float">
            <text:p>1630562</text:p>
          </table:table-cell>
          <table:table-cell office:value-type="float" office:value="1641314" calcext:value-type="float">
            <text:p>1641314</text:p>
          </table:table-cell>
          <table:table-cell office:value-type="float" office:value="1066121" calcext:value-type="float">
            <text:p>1066121</text:p>
          </table:table-cell>
          <table:table-cell office:value-type="float" office:value="1115113" calcext:value-type="float">
            <text:p>1115113</text:p>
          </table:table-cell>
          <table:table-cell office:value-type="float" office:value="1033768" calcext:value-type="float">
            <text:p>1033768</text:p>
          </table:table-cell>
          <table:table-cell office:value-type="float" office:value="1659221" calcext:value-type="float">
            <text:p>1659221</text:p>
          </table:table-cell>
          <table:table-cell office:value-type="float" office:value="5" calcext:value-type="float">
            <text:p>5</text:p>
          </table:table-cell>
          <table:table-cell office:value-type="float" office:value="0.818996527075353" calcext:value-type="float">
            <text:p>0.818996527075353</text:p>
          </table:table-cell>
          <table:table-cell office:value-type="float" office:value="0.971890803800917" calcext:value-type="float">
            <text:p>0.971890803800917</text:p>
          </table:table-cell>
          <table:table-cell office:value-type="float" office:value="0.978299495971143" calcext:value-type="float">
            <text:p>0.978299495971143</text:p>
          </table:table-cell>
          <table:table-cell office:value-type="float" office:value="0.635457710678304" calcext:value-type="float">
            <text:p>0.635457710678304</text:p>
          </table:table-cell>
          <table:table-cell office:value-type="float" office:value="0.664659221727755" calcext:value-type="float">
            <text:p>0.664659221727755</text:p>
          </table:table-cell>
          <table:table-cell office:value-type="float" office:value="0.616173817655303" calcext:value-type="float">
            <text:p>0.616173817655303</text:p>
          </table:table-cell>
          <table:table-cell office:value-type="float" office:value="0.988972900983441" calcext:value-type="float">
            <text:p>0.988972900983441</text:p>
          </table:table-cell>
          <table:table-cell office:value-type="float" office:value="-122.908457864339" calcext:value-type="float">
            <text:p>-122.908457864339</text:p>
          </table:table-cell>
          <table:table-cell office:value-type="float" office:value="-117.068155654449" calcext:value-type="float">
            <text:p>-117.068155654449</text:p>
          </table:table-cell>
          <table:table-cell office:value-type="float" office:value="-126.765236468939" calcext:value-type="float">
            <text:p>-126.765236468939</text:p>
          </table:table-cell>
        </table:table-row>
        <table:table-row table:style-name="ro1">
          <table:table-cell office:value-type="string" calcext:value-type="string">
            <text:p>2019-11-12 10:46:08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497593757548" calcext:value-type="float">
            <text:p>78.2497593757548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987" calcext:value-type="float">
            <text:p>1346987</text:p>
          </table:table-cell>
          <table:table-cell office:value-type="float" office:value="1631092" calcext:value-type="float">
            <text:p>1631092</text:p>
          </table:table-cell>
          <table:table-cell office:value-type="float" office:value="1645002" calcext:value-type="float">
            <text:p>1645002</text:p>
          </table:table-cell>
          <table:table-cell office:value-type="float" office:value="1171044" calcext:value-type="float">
            <text:p>1171044</text:p>
          </table:table-cell>
          <table:table-cell office:value-type="float" office:value="1014386" calcext:value-type="float">
            <text:p>1014386</text:p>
          </table:table-cell>
          <table:table-cell office:value-type="float" office:value="1002210" calcext:value-type="float">
            <text:p>1002210</text:p>
          </table:table-cell>
          <table:table-cell office:value-type="float" office:value="1659193" calcext:value-type="float">
            <text:p>1659193</text:p>
          </table:table-cell>
          <table:table-cell office:value-type="float" office:value="5" calcext:value-type="float">
            <text:p>5</text:p>
          </table:table-cell>
          <table:table-cell office:value-type="float" office:value="0.802866912229885" calcext:value-type="float">
            <text:p>0.802866912229885</text:p>
          </table:table-cell>
          <table:table-cell office:value-type="float" office:value="0.972206708455885" calcext:value-type="float">
            <text:p>0.972206708455885</text:p>
          </table:table-cell>
          <table:table-cell office:value-type="float" office:value="0.980497715532507" calcext:value-type="float">
            <text:p>0.980497715532507</text:p>
          </table:table-cell>
          <table:table-cell office:value-type="float" office:value="0.697996699571216" calcext:value-type="float">
            <text:p>0.697996699571216</text:p>
          </table:table-cell>
          <table:table-cell office:value-type="float" office:value="0.604621244027763" calcext:value-type="float">
            <text:p>0.604621244027763</text:p>
          </table:table-cell>
          <table:table-cell office:value-type="float" office:value="0.597363781614754" calcext:value-type="float">
            <text:p>0.597363781614754</text:p>
          </table:table-cell>
          <table:table-cell office:value-type="float" office:value="0.988956211680914" calcext:value-type="float">
            <text:p>0.988956211680914</text:p>
          </table:table-cell>
          <table:table-cell office:value-type="float" office:value="-110.400660085757" calcext:value-type="float">
            <text:p>-110.400660085757</text:p>
          </table:table-cell>
          <table:table-cell office:value-type="float" office:value="-129.075751194447" calcext:value-type="float">
            <text:p>-129.075751194447</text:p>
          </table:table-cell>
          <table:table-cell office:value-type="float" office:value="-130.527243677049" calcext:value-type="float">
            <text:p>-130.527243677049</text:p>
          </table:table-cell>
        </table:table-row>
        <table:table-row table:style-name="ro1">
          <table:table-cell office:value-type="string" calcext:value-type="string">
            <text:p>2019-11-12 10:46:09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2502098736364" calcext:value-type="float">
            <text:p>78.2502098736364</text:p>
          </table:table-cell>
          <table:table-cell office:value-type="float" office:value="981.822927858221" calcext:value-type="float">
            <text:p>981.8229278582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752" calcext:value-type="float">
            <text:p>1359752</text:p>
          </table:table-cell>
          <table:table-cell office:value-type="float" office:value="1635844" calcext:value-type="float">
            <text:p>1635844</text:p>
          </table:table-cell>
          <table:table-cell office:value-type="float" office:value="1640796" calcext:value-type="float">
            <text:p>1640796</text:p>
          </table:table-cell>
          <table:table-cell office:value-type="float" office:value="1067937" calcext:value-type="float">
            <text:p>1067937</text:p>
          </table:table-cell>
          <table:table-cell office:value-type="float" office:value="1006553" calcext:value-type="float">
            <text:p>1006553</text:p>
          </table:table-cell>
          <table:table-cell office:value-type="float" office:value="1139814" calcext:value-type="float">
            <text:p>1139814</text:p>
          </table:table-cell>
          <table:table-cell office:value-type="float" office:value="1653730" calcext:value-type="float">
            <text:p>1653730</text:p>
          </table:table-cell>
          <table:table-cell office:value-type="float" office:value="5" calcext:value-type="float">
            <text:p>5</text:p>
          </table:table-cell>
          <table:table-cell office:value-type="float" office:value="0.810475446042472" calcext:value-type="float">
            <text:p>0.810475446042472</text:p>
          </table:table-cell>
          <table:table-cell office:value-type="float" office:value="0.975039121513262" calcext:value-type="float">
            <text:p>0.975039121513262</text:p>
          </table:table-cell>
          <table:table-cell office:value-type="float" office:value="0.9779907438744" calcext:value-type="float">
            <text:p>0.9779907438744</text:p>
          </table:table-cell>
          <table:table-cell office:value-type="float" office:value="0.63654013115646" calcext:value-type="float">
            <text:p>0.63654013115646</text:p>
          </table:table-cell>
          <table:table-cell office:value-type="float" office:value="0.599952411645938" calcext:value-type="float">
            <text:p>0.599952411645938</text:p>
          </table:table-cell>
          <table:table-cell office:value-type="float" office:value="0.679382166788836" calcext:value-type="float">
            <text:p>0.679382166788836</text:p>
          </table:table-cell>
          <table:table-cell office:value-type="float" office:value="0.985700009548665" calcext:value-type="float">
            <text:p>0.985700009548665</text:p>
          </table:table-cell>
          <table:table-cell office:value-type="float" office:value="-122.691973768708" calcext:value-type="float">
            <text:p>-122.691973768708</text:p>
          </table:table-cell>
          <table:table-cell office:value-type="float" office:value="-130.009517670812" calcext:value-type="float">
            <text:p>-130.009517670812</text:p>
          </table:table-cell>
          <table:table-cell office:value-type="float" office:value="-114.123566642233" calcext:value-type="float">
            <text:p>-114.123566642233</text:p>
          </table:table-cell>
        </table:table-row>
        <table:table-row table:style-name="ro1">
          <table:table-cell office:value-type="string" calcext:value-type="string">
            <text:p>2019-11-12 10:46:11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2555600148617" calcext:value-type="float">
            <text:p>78.2555600148617</text:p>
          </table:table-cell>
          <table:table-cell office:value-type="float" office:value="981.822927858221" calcext:value-type="float">
            <text:p>981.8229278582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590" calcext:value-type="float">
            <text:p>1349590</text:p>
          </table:table-cell>
          <table:table-cell office:value-type="float" office:value="1633470" calcext:value-type="float">
            <text:p>1633470</text:p>
          </table:table-cell>
          <table:table-cell office:value-type="float" office:value="1648264" calcext:value-type="float">
            <text:p>1648264</text:p>
          </table:table-cell>
          <table:table-cell office:value-type="float" office:value="1173368" calcext:value-type="float">
            <text:p>1173368</text:p>
          </table:table-cell>
          <table:table-cell office:value-type="float" office:value="1014023" calcext:value-type="float">
            <text:p>1014023</text:p>
          </table:table-cell>
          <table:table-cell office:value-type="float" office:value="1008433" calcext:value-type="float">
            <text:p>1008433</text:p>
          </table:table-cell>
          <table:table-cell office:value-type="float" office:value="1658076" calcext:value-type="float">
            <text:p>1658076</text:p>
          </table:table-cell>
          <table:table-cell office:value-type="float" office:value="5" calcext:value-type="float">
            <text:p>5</text:p>
          </table:table-cell>
          <table:table-cell office:value-type="float" office:value="0.804418421318343" calcext:value-type="float">
            <text:p>0.804418421318343</text:p>
          </table:table-cell>
          <table:table-cell office:value-type="float" office:value="0.973624107077611" calcext:value-type="float">
            <text:p>0.973624107077611</text:p>
          </table:table-cell>
          <table:table-cell office:value-type="float" office:value="0.98244201927686" calcext:value-type="float">
            <text:p>0.98244201927686</text:p>
          </table:table-cell>
          <table:table-cell office:value-type="float" office:value="0.699381911680926" calcext:value-type="float">
            <text:p>0.699381911680926</text:p>
          </table:table-cell>
          <table:table-cell office:value-type="float" office:value="0.604404879141435" calcext:value-type="float">
            <text:p>0.604404879141435</text:p>
          </table:table-cell>
          <table:table-cell office:value-type="float" office:value="0.601072979101298" calcext:value-type="float">
            <text:p>0.601072979101298</text:p>
          </table:table-cell>
          <table:table-cell office:value-type="float" office:value="0.988290427719405" calcext:value-type="float">
            <text:p>0.988290427719405</text:p>
          </table:table-cell>
          <table:table-cell office:value-type="float" office:value="-110.123617663815" calcext:value-type="float">
            <text:p>-110.123617663815</text:p>
          </table:table-cell>
          <table:table-cell office:value-type="float" office:value="-129.119024171713" calcext:value-type="float">
            <text:p>-129.119024171713</text:p>
          </table:table-cell>
          <table:table-cell office:value-type="float" office:value="-129.78540417974" calcext:value-type="float">
            <text:p>-129.78540417974</text:p>
          </table:table-cell>
        </table:table-row>
        <table:table-row table:style-name="ro1">
          <table:table-cell office:value-type="string" calcext:value-type="string">
            <text:p>2019-11-12 10:46:1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604595303165" calcext:value-type="float">
            <text:p>78.2604595303165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488" calcext:value-type="float">
            <text:p>1374488</text:p>
          </table:table-cell>
          <table:table-cell office:value-type="float" office:value="1631043" calcext:value-type="float">
            <text:p>1631043</text:p>
          </table:table-cell>
          <table:table-cell office:value-type="float" office:value="1641851" calcext:value-type="float">
            <text:p>1641851</text:p>
          </table:table-cell>
          <table:table-cell office:value-type="float" office:value="1065991" calcext:value-type="float">
            <text:p>1065991</text:p>
          </table:table-cell>
          <table:table-cell office:value-type="float" office:value="1113681" calcext:value-type="float">
            <text:p>1113681</text:p>
          </table:table-cell>
          <table:table-cell office:value-type="float" office:value="1030774" calcext:value-type="float">
            <text:p>1030774</text:p>
          </table:table-cell>
          <table:table-cell office:value-type="float" office:value="1659641" calcext:value-type="float">
            <text:p>1659641</text:p>
          </table:table-cell>
          <table:table-cell office:value-type="float" office:value="5" calcext:value-type="float">
            <text:p>5</text:p>
          </table:table-cell>
          <table:table-cell office:value-type="float" office:value="0.819258787543629" calcext:value-type="float">
            <text:p>0.819258787543629</text:p>
          </table:table-cell>
          <table:table-cell office:value-type="float" office:value="0.972177502176464" calcext:value-type="float">
            <text:p>0.972177502176464</text:p>
          </table:table-cell>
          <table:table-cell office:value-type="float" office:value="0.978619572951743" calcext:value-type="float">
            <text:p>0.978619572951743</text:p>
          </table:table-cell>
          <table:table-cell office:value-type="float" office:value="0.635380224630859" calcext:value-type="float">
            <text:p>0.635380224630859</text:p>
          </table:table-cell>
          <table:table-cell office:value-type="float" office:value="0.663805683112822" calcext:value-type="float">
            <text:p>0.663805683112822</text:p>
          </table:table-cell>
          <table:table-cell office:value-type="float" office:value="0.614389254377991" calcext:value-type="float">
            <text:p>0.614389254377991</text:p>
          </table:table-cell>
          <table:table-cell office:value-type="float" office:value="0.98922324052134" calcext:value-type="float">
            <text:p>0.98922324052134</text:p>
          </table:table-cell>
          <table:table-cell office:value-type="float" office:value="-122.923955073828" calcext:value-type="float">
            <text:p>-122.923955073828</text:p>
          </table:table-cell>
          <table:table-cell office:value-type="float" office:value="-117.238863377436" calcext:value-type="float">
            <text:p>-117.238863377436</text:p>
          </table:table-cell>
          <table:table-cell office:value-type="float" office:value="-127.122149124402" calcext:value-type="float">
            <text:p>-127.122149124402</text:p>
          </table:table-cell>
        </table:table-row>
        <table:table-row table:style-name="ro1">
          <table:table-cell office:value-type="string" calcext:value-type="string">
            <text:p>2019-11-12 10:46:13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390591869006" calcext:value-type="float">
            <text:p>78.2390591869006</text:p>
          </table:table-cell>
          <table:table-cell office:value-type="float" office:value="981.75935621935" calcext:value-type="float">
            <text:p>981.759356219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375" calcext:value-type="float">
            <text:p>1358375</text:p>
          </table:table-cell>
          <table:table-cell office:value-type="float" office:value="1633753" calcext:value-type="float">
            <text:p>1633753</text:p>
          </table:table-cell>
          <table:table-cell office:value-type="float" office:value="1646387" calcext:value-type="float">
            <text:p>1646387</text:p>
          </table:table-cell>
          <table:table-cell office:value-type="float" office:value="1141052" calcext:value-type="float">
            <text:p>1141052</text:p>
          </table:table-cell>
          <table:table-cell office:value-type="float" office:value="1015305" calcext:value-type="float">
            <text:p>1015305</text:p>
          </table:table-cell>
          <table:table-cell office:value-type="float" office:value="1038864" calcext:value-type="float">
            <text:p>1038864</text:p>
          </table:table-cell>
          <table:table-cell office:value-type="float" office:value="1656895" calcext:value-type="float">
            <text:p>1656895</text:p>
          </table:table-cell>
          <table:table-cell office:value-type="float" office:value="5" calcext:value-type="float">
            <text:p>5</text:p>
          </table:table-cell>
          <table:table-cell office:value-type="float" office:value="0.809654689986073" calcext:value-type="float">
            <text:p>0.809654689986073</text:p>
          </table:table-cell>
          <table:table-cell office:value-type="float" office:value="0.973792788242434" calcext:value-type="float">
            <text:p>0.973792788242434</text:p>
          </table:table-cell>
          <table:table-cell office:value-type="float" office:value="0.981323239961057" calcext:value-type="float">
            <text:p>0.981323239961057</text:p>
          </table:table-cell>
          <table:table-cell office:value-type="float" office:value="0.680120072379121" calcext:value-type="float">
            <text:p>0.680120072379121</text:p>
          </table:table-cell>
          <table:table-cell office:value-type="float" office:value="0.605169010778548" calcext:value-type="float">
            <text:p>0.605169010778548</text:p>
          </table:table-cell>
          <table:table-cell office:value-type="float" office:value="0.61921127071515" calcext:value-type="float">
            <text:p>0.61921127071515</text:p>
          </table:table-cell>
          <table:table-cell office:value-type="float" office:value="0.987586496780693" calcext:value-type="float">
            <text:p>0.987586496780693</text:p>
          </table:table-cell>
          <table:table-cell office:value-type="float" office:value="-113.975985524176" calcext:value-type="float">
            <text:p>-113.975985524176</text:p>
          </table:table-cell>
          <table:table-cell office:value-type="float" office:value="-128.96619784429" calcext:value-type="float">
            <text:p>-128.96619784429</text:p>
          </table:table-cell>
          <table:table-cell office:value-type="float" office:value="-126.15774585697" calcext:value-type="float">
            <text:p>-126.15774585697</text:p>
          </table:table-cell>
        </table:table-row>
        <table:table-row table:style-name="ro1">
          <table:table-cell office:value-type="string" calcext:value-type="string">
            <text:p>2019-11-12 10:46:14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390591869006" calcext:value-type="float">
            <text:p>78.2390591869006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109" calcext:value-type="float">
            <text:p>1370109</text:p>
          </table:table-cell>
          <table:table-cell office:value-type="float" office:value="1633583" calcext:value-type="float">
            <text:p>1633583</text:p>
          </table:table-cell>
          <table:table-cell office:value-type="float" office:value="1646430" calcext:value-type="float">
            <text:p>1646430</text:p>
          </table:table-cell>
          <table:table-cell office:value-type="float" office:value="1120839" calcext:value-type="float">
            <text:p>1120839</text:p>
          </table:table-cell>
          <table:table-cell office:value-type="float" office:value="1055921" calcext:value-type="float">
            <text:p>1055921</text:p>
          </table:table-cell>
          <table:table-cell office:value-type="float" office:value="1021209" calcext:value-type="float">
            <text:p>1021209</text:p>
          </table:table-cell>
          <table:table-cell office:value-type="float" office:value="1660844" calcext:value-type="float">
            <text:p>1660844</text:p>
          </table:table-cell>
          <table:table-cell office:value-type="float" office:value="5" calcext:value-type="float">
            <text:p>5</text:p>
          </table:table-cell>
          <table:table-cell office:value-type="float" office:value="0.816648699837768" calcext:value-type="float">
            <text:p>0.816648699837768</text:p>
          </table:table-cell>
          <table:table-cell office:value-type="float" office:value="0.973691460334237" calcext:value-type="float">
            <text:p>0.973691460334237</text:p>
          </table:table-cell>
          <table:table-cell office:value-type="float" office:value="0.981348869961366" calcext:value-type="float">
            <text:p>0.981348869961366</text:p>
          </table:table-cell>
          <table:table-cell office:value-type="float" office:value="0.668072184094451" calcext:value-type="float">
            <text:p>0.668072184094451</text:p>
          </table:table-cell>
          <table:table-cell office:value-type="float" office:value="0.629378036186461" calcext:value-type="float">
            <text:p>0.629378036186461</text:p>
          </table:table-cell>
          <table:table-cell office:value-type="float" office:value="0.608688069425591" calcext:value-type="float">
            <text:p>0.608688069425591</text:p>
          </table:table-cell>
          <table:table-cell office:value-type="float" office:value="0.989940284483467" calcext:value-type="float">
            <text:p>0.989940284483467</text:p>
          </table:table-cell>
          <table:table-cell office:value-type="float" office:value="-116.38556318111" calcext:value-type="float">
            <text:p>-116.38556318111</text:p>
          </table:table-cell>
          <table:table-cell office:value-type="float" office:value="-124.124392762708" calcext:value-type="float">
            <text:p>-124.124392762708</text:p>
          </table:table-cell>
          <table:table-cell office:value-type="float" office:value="-128.262386114882" calcext:value-type="float">
            <text:p>-128.262386114882</text:p>
          </table:table-cell>
        </table:table-row>
        <table:table-row table:style-name="ro1">
          <table:table-cell office:value-type="string" calcext:value-type="string">
            <text:p>2019-11-12 10:46:16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2390591869006" calcext:value-type="float">
            <text:p>78.2390591869006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19" calcext:value-type="float">
            <text:p>1347519</text:p>
          </table:table-cell>
          <table:table-cell office:value-type="float" office:value="1630941" calcext:value-type="float">
            <text:p>1630941</text:p>
          </table:table-cell>
          <table:table-cell office:value-type="float" office:value="1644821" calcext:value-type="float">
            <text:p>1644821</text:p>
          </table:table-cell>
          <table:table-cell office:value-type="float" office:value="1173112" calcext:value-type="float">
            <text:p>1173112</text:p>
          </table:table-cell>
          <table:table-cell office:value-type="float" office:value="1016008" calcext:value-type="float">
            <text:p>1016008</text:p>
          </table:table-cell>
          <table:table-cell office:value-type="float" office:value="1002658" calcext:value-type="float">
            <text:p>1002658</text:p>
          </table:table-cell>
          <table:table-cell office:value-type="float" office:value="1655729" calcext:value-type="float">
            <text:p>1655729</text:p>
          </table:table-cell>
          <table:table-cell office:value-type="float" office:value="5" calcext:value-type="float">
            <text:p>5</text:p>
          </table:table-cell>
          <table:table-cell office:value-type="float" office:value="0.803184008977891" calcext:value-type="float">
            <text:p>0.803184008977891</text:p>
          </table:table-cell>
          <table:table-cell office:value-type="float" office:value="0.972116705431545" calcext:value-type="float">
            <text:p>0.972116705431545</text:p>
          </table:table-cell>
          <table:table-cell office:value-type="float" office:value="0.980389831112603" calcext:value-type="float">
            <text:p>0.980389831112603</text:p>
          </table:table-cell>
          <table:table-cell office:value-type="float" office:value="0.699229323772111" calcext:value-type="float">
            <text:p>0.699229323772111</text:p>
          </table:table-cell>
          <table:table-cell office:value-type="float" office:value="0.60558803148127" calcext:value-type="float">
            <text:p>0.60558803148127</text:p>
          </table:table-cell>
          <table:table-cell office:value-type="float" office:value="0.59763081045518" calcext:value-type="float">
            <text:p>0.59763081045518</text:p>
          </table:table-cell>
          <table:table-cell office:value-type="float" office:value="0.986891506539763" calcext:value-type="float">
            <text:p>0.986891506539763</text:p>
          </table:table-cell>
          <table:table-cell office:value-type="float" office:value="-110.154135245578" calcext:value-type="float">
            <text:p>-110.154135245578</text:p>
          </table:table-cell>
          <table:table-cell office:value-type="float" office:value="-128.882393703746" calcext:value-type="float">
            <text:p>-128.882393703746</text:p>
          </table:table-cell>
          <table:table-cell office:value-type="float" office:value="-130.473837908964" calcext:value-type="float">
            <text:p>-130.473837908964</text:p>
          </table:table-cell>
        </table:table-row>
        <table:table-row table:style-name="ro1">
          <table:table-cell office:value-type="string" calcext:value-type="string">
            <text:p>2019-11-12 10:46:17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2404102938825" calcext:value-type="float">
            <text:p>78.2404102938825</text:p>
          </table:table-cell>
          <table:table-cell office:value-type="float" office:value="981.812416856509" calcext:value-type="float">
            <text:p>981.8124168565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592" calcext:value-type="float">
            <text:p>1360592</text:p>
          </table:table-cell>
          <table:table-cell office:value-type="float" office:value="1636000" calcext:value-type="float">
            <text:p>1636000</text:p>
          </table:table-cell>
          <table:table-cell office:value-type="float" office:value="1648505" calcext:value-type="float">
            <text:p>1648505</text:p>
          </table:table-cell>
          <table:table-cell office:value-type="float" office:value="1136809" calcext:value-type="float">
            <text:p>1136809</text:p>
          </table:table-cell>
          <table:table-cell office:value-type="float" office:value="1014651" calcext:value-type="float">
            <text:p>1014651</text:p>
          </table:table-cell>
          <table:table-cell office:value-type="float" office:value="1055409" calcext:value-type="float">
            <text:p>1055409</text:p>
          </table:table-cell>
          <table:table-cell office:value-type="float" office:value="1656698" calcext:value-type="float">
            <text:p>1656698</text:p>
          </table:table-cell>
          <table:table-cell office:value-type="float" office:value="5" calcext:value-type="float">
            <text:p>5</text:p>
          </table:table-cell>
          <table:table-cell office:value-type="float" office:value="0.810976125118271" calcext:value-type="float">
            <text:p>0.810976125118271</text:p>
          </table:table-cell>
          <table:table-cell office:value-type="float" office:value="0.975132104770196" calcext:value-type="float">
            <text:p>0.975132104770196</text:p>
          </table:table-cell>
          <table:table-cell office:value-type="float" office:value="0.982585666487892" calcext:value-type="float">
            <text:p>0.982585666487892</text:p>
          </table:table-cell>
          <table:table-cell office:value-type="float" office:value="0.677591046999818" calcext:value-type="float">
            <text:p>0.677591046999818</text:p>
          </table:table-cell>
          <table:table-cell office:value-type="float" office:value="0.604779196355247" calcext:value-type="float">
            <text:p>0.604779196355247</text:p>
          </table:table-cell>
          <table:table-cell office:value-type="float" office:value="0.629072860368831" calcext:value-type="float">
            <text:p>0.629072860368831</text:p>
          </table:table-cell>
          <table:table-cell office:value-type="float" office:value="0.987469075616488" calcext:value-type="float">
            <text:p>0.987469075616488</text:p>
          </table:table-cell>
          <table:table-cell office:value-type="float" office:value="-114.481790600036" calcext:value-type="float">
            <text:p>-114.481790600036</text:p>
          </table:table-cell>
          <table:table-cell office:value-type="float" office:value="-129.044160728951" calcext:value-type="float">
            <text:p>-129.044160728951</text:p>
          </table:table-cell>
          <table:table-cell office:value-type="float" office:value="-124.185427926234" calcext:value-type="float">
            <text:p>-124.185427926234</text:p>
          </table:table-cell>
        </table:table-row>
        <table:table-row table:style-name="ro1">
          <table:table-cell office:value-type="string" calcext:value-type="string">
            <text:p>2019-11-12 10:46:18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2029581099996" calcext:value-type="float">
            <text:p>78.2029581099996</text:p>
          </table:table-cell>
          <table:table-cell office:value-type="float" office:value="981.86747975002" calcext:value-type="float">
            <text:p>981.8674797500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155" calcext:value-type="float">
            <text:p>1362155</text:p>
          </table:table-cell>
          <table:table-cell office:value-type="float" office:value="1632017" calcext:value-type="float">
            <text:p>1632017</text:p>
          </table:table-cell>
          <table:table-cell office:value-type="float" office:value="1639623" calcext:value-type="float">
            <text:p>1639623</text:p>
          </table:table-cell>
          <table:table-cell office:value-type="float" office:value="1044621" calcext:value-type="float">
            <text:p>1044621</text:p>
          </table:table-cell>
          <table:table-cell office:value-type="float" office:value="1131234" calcext:value-type="float">
            <text:p>1131234</text:p>
          </table:table-cell>
          <table:table-cell office:value-type="float" office:value="1034389" calcext:value-type="float">
            <text:p>1034389</text:p>
          </table:table-cell>
          <table:table-cell office:value-type="float" office:value="1659643" calcext:value-type="float">
            <text:p>1659643</text:p>
          </table:table-cell>
          <table:table-cell office:value-type="float" office:value="5" calcext:value-type="float">
            <text:p>5</text:p>
          </table:table-cell>
          <table:table-cell office:value-type="float" office:value="0.811907745827168" calcext:value-type="float">
            <text:p>0.811907745827168</text:p>
          </table:table-cell>
          <table:table-cell office:value-type="float" office:value="0.972758051485783" calcext:value-type="float">
            <text:p>0.972758051485783</text:p>
          </table:table-cell>
          <table:table-cell office:value-type="float" office:value="0.977291581307838" calcext:value-type="float">
            <text:p>0.977291581307838</text:p>
          </table:table-cell>
          <table:table-cell office:value-type="float" office:value="0.622642710523929" calcext:value-type="float">
            <text:p>0.622642710523929</text:p>
          </table:table-cell>
          <table:table-cell office:value-type="float" office:value="0.674268087657462" calcext:value-type="float">
            <text:p>0.674268087657462</text:p>
          </table:table-cell>
          <table:table-cell office:value-type="float" office:value="0.616543962543483" calcext:value-type="float">
            <text:p>0.616543962543483</text:p>
          </table:table-cell>
          <table:table-cell office:value-type="float" office:value="0.989224432614378" calcext:value-type="float">
            <text:p>0.989224432614378</text:p>
          </table:table-cell>
          <table:table-cell office:value-type="float" office:value="-125.471457895214" calcext:value-type="float">
            <text:p>-125.471457895214</text:p>
          </table:table-cell>
          <table:table-cell office:value-type="float" office:value="-115.146382468508" calcext:value-type="float">
            <text:p>-115.146382468508</text:p>
          </table:table-cell>
          <table:table-cell office:value-type="float" office:value="-126.691207491303" calcext:value-type="float">
            <text:p>-126.691207491303</text:p>
          </table:table-cell>
        </table:table-row>
        <table:table-row table:style-name="ro1">
          <table:table-cell office:value-type="string" calcext:value-type="string">
            <text:p>2019-11-12 10:46:19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1748573336369" calcext:value-type="float">
            <text:p>78.1748573336369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990" calcext:value-type="float">
            <text:p>1380990</text:p>
          </table:table-cell>
          <table:table-cell office:value-type="float" office:value="1637251" calcext:value-type="float">
            <text:p>1637251</text:p>
          </table:table-cell>
          <table:table-cell office:value-type="float" office:value="1643954" calcext:value-type="float">
            <text:p>1643954</text:p>
          </table:table-cell>
          <table:table-cell office:value-type="float" office:value="1088508" calcext:value-type="float">
            <text:p>1088508</text:p>
          </table:table-cell>
          <table:table-cell office:value-type="float" office:value="1010144" calcext:value-type="float">
            <text:p>1010144</text:p>
          </table:table-cell>
          <table:table-cell office:value-type="float" office:value="1091922" calcext:value-type="float">
            <text:p>1091922</text:p>
          </table:table-cell>
          <table:table-cell office:value-type="float" office:value="1652955" calcext:value-type="float">
            <text:p>1652955</text:p>
          </table:table-cell>
          <table:table-cell office:value-type="float" office:value="5" calcext:value-type="float">
            <text:p>5</text:p>
          </table:table-cell>
          <table:table-cell office:value-type="float" office:value="0.82313428200892" calcext:value-type="float">
            <text:p>0.82313428200892</text:p>
          </table:table-cell>
          <table:table-cell office:value-type="float" office:value="0.975877758965225" calcext:value-type="float">
            <text:p>0.975877758965225</text:p>
          </table:table-cell>
          <table:table-cell office:value-type="float" office:value="0.979873058780796" calcext:value-type="float">
            <text:p>0.979873058780796</text:p>
          </table:table-cell>
          <table:table-cell office:value-type="float" office:value="0.648801404094863" calcext:value-type="float">
            <text:p>0.648801404094863</text:p>
          </table:table-cell>
          <table:table-cell office:value-type="float" office:value="0.602092814694979" calcext:value-type="float">
            <text:p>0.602092814694979</text:p>
          </table:table-cell>
          <table:table-cell office:value-type="float" office:value="0.650836306910074" calcext:value-type="float">
            <text:p>0.650836306910074</text:p>
          </table:table-cell>
          <table:table-cell office:value-type="float" office:value="0.985238073496589" calcext:value-type="float">
            <text:p>0.985238073496589</text:p>
          </table:table-cell>
          <table:table-cell office:value-type="float" office:value="-120.239719181027" calcext:value-type="float">
            <text:p>-120.239719181027</text:p>
          </table:table-cell>
          <table:table-cell office:value-type="float" office:value="-129.581437061004" calcext:value-type="float">
            <text:p>-129.581437061004</text:p>
          </table:table-cell>
          <table:table-cell office:value-type="float" office:value="-119.832738617985" calcext:value-type="float">
            <text:p>-119.832738617985</text:p>
          </table:table-cell>
        </table:table-row>
        <table:table-row table:style-name="ro1">
          <table:table-cell office:value-type="string" calcext:value-type="string">
            <text:p>2019-11-12 10:46:21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1695071234732" calcext:value-type="float">
            <text:p>78.1695071234732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263" calcext:value-type="float">
            <text:p>1372263</text:p>
          </table:table-cell>
          <table:table-cell office:value-type="float" office:value="1637475" calcext:value-type="float">
            <text:p>1637475</text:p>
          </table:table-cell>
          <table:table-cell office:value-type="float" office:value="1642037" calcext:value-type="float">
            <text:p>1642037</text:p>
          </table:table-cell>
          <table:table-cell office:value-type="float" office:value="1067404" calcext:value-type="float">
            <text:p>1067404</text:p>
          </table:table-cell>
          <table:table-cell office:value-type="float" office:value="1008698" calcext:value-type="float">
            <text:p>1008698</text:p>
          </table:table-cell>
          <table:table-cell office:value-type="float" office:value="1138871" calcext:value-type="float">
            <text:p>1138871</text:p>
          </table:table-cell>
          <table:table-cell office:value-type="float" office:value="1653906" calcext:value-type="float">
            <text:p>1653906</text:p>
          </table:table-cell>
          <table:table-cell office:value-type="float" office:value="5" calcext:value-type="float">
            <text:p>5</text:p>
          </table:table-cell>
          <table:table-cell office:value-type="float" office:value="0.817932584039281" calcext:value-type="float">
            <text:p>0.817932584039281</text:p>
          </table:table-cell>
          <table:table-cell office:value-type="float" office:value="0.976011273385438" calcext:value-type="float">
            <text:p>0.976011273385438</text:p>
          </table:table-cell>
          <table:table-cell office:value-type="float" office:value="0.978730437604241" calcext:value-type="float">
            <text:p>0.978730437604241</text:p>
          </table:table-cell>
          <table:table-cell office:value-type="float" office:value="0.636222438361935" calcext:value-type="float">
            <text:p>0.636222438361935</text:p>
          </table:table-cell>
          <table:table-cell office:value-type="float" office:value="0.601230931428782" calcext:value-type="float">
            <text:p>0.601230931428782</text:p>
          </table:table-cell>
          <table:table-cell office:value-type="float" office:value="0.6788200949216" calcext:value-type="float">
            <text:p>0.6788200949216</text:p>
          </table:table-cell>
          <table:table-cell office:value-type="float" office:value="0.985804913735976" calcext:value-type="float">
            <text:p>0.985804913735976</text:p>
          </table:table-cell>
          <table:table-cell office:value-type="float" office:value="-122.755512327613" calcext:value-type="float">
            <text:p>-122.755512327613</text:p>
          </table:table-cell>
          <table:table-cell office:value-type="float" office:value="-129.753813714244" calcext:value-type="float">
            <text:p>-129.753813714244</text:p>
          </table:table-cell>
          <table:table-cell office:value-type="float" office:value="-114.23598101568" calcext:value-type="float">
            <text:p>-114.23598101568</text:p>
          </table:table-cell>
        </table:table-row>
        <table:table-row table:style-name="ro1">
          <table:table-cell office:value-type="string" calcext:value-type="string">
            <text:p>2019-11-12 10:46:22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797578033456" calcext:value-type="float">
            <text:p>78.1797578033456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637" calcext:value-type="float">
            <text:p>1350637</text:p>
          </table:table-cell>
          <table:table-cell office:value-type="float" office:value="1637375" calcext:value-type="float">
            <text:p>1637375</text:p>
          </table:table-cell>
          <table:table-cell office:value-type="float" office:value="1642771" calcext:value-type="float">
            <text:p>1642771</text:p>
          </table:table-cell>
          <table:table-cell office:value-type="float" office:value="1059721" calcext:value-type="float">
            <text:p>1059721</text:p>
          </table:table-cell>
          <table:table-cell office:value-type="float" office:value="1054049" calcext:value-type="float">
            <text:p>1054049</text:p>
          </table:table-cell>
          <table:table-cell office:value-type="float" office:value="1114324" calcext:value-type="float">
            <text:p>1114324</text:p>
          </table:table-cell>
          <table:table-cell office:value-type="float" office:value="1655859" calcext:value-type="float">
            <text:p>1655859</text:p>
          </table:table-cell>
          <table:table-cell office:value-type="float" office:value="5" calcext:value-type="float">
            <text:p>5</text:p>
          </table:table-cell>
          <table:table-cell office:value-type="float" office:value="0.805042482023535" calcext:value-type="float">
            <text:p>0.805042482023535</text:p>
          </table:table-cell>
          <table:table-cell office:value-type="float" office:value="0.975951668733557" calcext:value-type="float">
            <text:p>0.975951668733557</text:p>
          </table:table-cell>
          <table:table-cell office:value-type="float" office:value="0.979167935749046" calcext:value-type="float">
            <text:p>0.979167935749046</text:p>
          </table:table-cell>
          <table:table-cell office:value-type="float" office:value="0.631643012957932" calcext:value-type="float">
            <text:p>0.631643012957932</text:p>
          </table:table-cell>
          <table:table-cell office:value-type="float" office:value="0.628262237103252" calcext:value-type="float">
            <text:p>0.628262237103252</text:p>
          </table:table-cell>
          <table:table-cell office:value-type="float" office:value="0.664188941024416" calcext:value-type="float">
            <text:p>0.664188941024416</text:p>
          </table:table-cell>
          <table:table-cell office:value-type="float" office:value="0.986968992587208" calcext:value-type="float">
            <text:p>0.986968992587208</text:p>
          </table:table-cell>
          <table:table-cell office:value-type="float" office:value="-123.671397408414" calcext:value-type="float">
            <text:p>-123.671397408414</text:p>
          </table:table-cell>
          <table:table-cell office:value-type="float" office:value="-124.34755257935" calcext:value-type="float">
            <text:p>-124.34755257935</text:p>
          </table:table-cell>
          <table:table-cell office:value-type="float" office:value="-117.162211795117" calcext:value-type="float">
            <text:p>-117.162211795117</text:p>
          </table:table-cell>
        </table:table-row>
        <table:table-row table:style-name="ro1">
          <table:table-cell office:value-type="string" calcext:value-type="string">
            <text:p>2019-11-12 10:46:23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1641569047364" calcext:value-type="float">
            <text:p>78.1641569047364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650" calcext:value-type="float">
            <text:p>1361650</text:p>
          </table:table-cell>
          <table:table-cell office:value-type="float" office:value="1632498" calcext:value-type="float">
            <text:p>1632498</text:p>
          </table:table-cell>
          <table:table-cell office:value-type="float" office:value="1639784" calcext:value-type="float">
            <text:p>1639784</text:p>
          </table:table-cell>
          <table:table-cell office:value-type="float" office:value="1044009" calcext:value-type="float">
            <text:p>1044009</text:p>
          </table:table-cell>
          <table:table-cell office:value-type="float" office:value="1115976" calcext:value-type="float">
            <text:p>1115976</text:p>
          </table:table-cell>
          <table:table-cell office:value-type="float" office:value="1046800" calcext:value-type="float">
            <text:p>1046800</text:p>
          </table:table-cell>
          <table:table-cell office:value-type="float" office:value="1658316" calcext:value-type="float">
            <text:p>1658316</text:p>
          </table:table-cell>
          <table:table-cell office:value-type="float" office:value="5" calcext:value-type="float">
            <text:p>5</text:p>
          </table:table-cell>
          <table:table-cell office:value-type="float" office:value="0.81160674233517" calcext:value-type="float">
            <text:p>0.81160674233517</text:p>
          </table:table-cell>
          <table:table-cell office:value-type="float" office:value="0.97304474986133" calcext:value-type="float">
            <text:p>0.97304474986133</text:p>
          </table:table-cell>
          <table:table-cell office:value-type="float" office:value="0.977387544797366" calcext:value-type="float">
            <text:p>0.977387544797366</text:p>
          </table:table-cell>
          <table:table-cell office:value-type="float" office:value="0.622277930054418" calcext:value-type="float">
            <text:p>0.622277930054418</text:p>
          </table:table-cell>
          <table:table-cell office:value-type="float" office:value="0.665173609873487" calcext:value-type="float">
            <text:p>0.665173609873487</text:p>
          </table:table-cell>
          <table:table-cell office:value-type="float" office:value="0.623941495888412" calcext:value-type="float">
            <text:p>0.623941495888412</text:p>
          </table:table-cell>
          <table:table-cell office:value-type="float" office:value="0.988433478883919" calcext:value-type="float">
            <text:p>0.988433478883919</text:p>
          </table:table-cell>
          <table:table-cell office:value-type="float" office:value="-125.544413989116" calcext:value-type="float">
            <text:p>-125.544413989116</text:p>
          </table:table-cell>
          <table:table-cell office:value-type="float" office:value="-116.965278025303" calcext:value-type="float">
            <text:p>-116.965278025303</text:p>
          </table:table-cell>
          <table:table-cell office:value-type="float" office:value="-125.211700822318" calcext:value-type="float">
            <text:p>-125.211700822318</text:p>
          </table:table-cell>
        </table:table-row>
        <table:table-row table:style-name="ro1">
          <table:table-cell office:value-type="string" calcext:value-type="string">
            <text:p>2019-11-12 10:46:2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583571841884" calcext:value-type="float">
            <text:p>78.1583571841884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62" calcext:value-type="float">
            <text:p>1372762</text:p>
          </table:table-cell>
          <table:table-cell office:value-type="float" office:value="1632311" calcext:value-type="float">
            <text:p>1632311</text:p>
          </table:table-cell>
          <table:table-cell office:value-type="float" office:value="1641527" calcext:value-type="float">
            <text:p>1641527</text:p>
          </table:table-cell>
          <table:table-cell office:value-type="float" office:value="1052208" calcext:value-type="float">
            <text:p>1052208</text:p>
          </table:table-cell>
          <table:table-cell office:value-type="float" office:value="1013162" calcext:value-type="float">
            <text:p>1013162</text:p>
          </table:table-cell>
          <table:table-cell office:value-type="float" office:value="1072725" calcext:value-type="float">
            <text:p>1072725</text:p>
          </table:table-cell>
          <table:table-cell office:value-type="float" office:value="1653174" calcext:value-type="float">
            <text:p>1653174</text:p>
          </table:table-cell>
          <table:table-cell office:value-type="float" office:value="5" calcext:value-type="float">
            <text:p>5</text:p>
          </table:table-cell>
          <table:table-cell office:value-type="float" office:value="0.818230011252166" calcext:value-type="float">
            <text:p>0.818230011252166</text:p>
          </table:table-cell>
          <table:table-cell office:value-type="float" office:value="0.972933289162313" calcext:value-type="float">
            <text:p>0.972933289162313</text:p>
          </table:table-cell>
          <table:table-cell office:value-type="float" office:value="0.978426453879649" calcext:value-type="float">
            <text:p>0.978426453879649</text:p>
          </table:table-cell>
          <table:table-cell office:value-type="float" office:value="0.627164915462126" calcext:value-type="float">
            <text:p>0.627164915462126</text:p>
          </table:table-cell>
          <table:table-cell office:value-type="float" office:value="0.603891683088742" calcext:value-type="float">
            <text:p>0.603891683088742</text:p>
          </table:table-cell>
          <table:table-cell office:value-type="float" office:value="0.639394001888514" calcext:value-type="float">
            <text:p>0.639394001888514</text:p>
          </table:table-cell>
          <table:table-cell office:value-type="float" office:value="0.985368607684208" calcext:value-type="float">
            <text:p>0.985368607684208</text:p>
          </table:table-cell>
          <table:table-cell office:value-type="float" office:value="-124.567016907575" calcext:value-type="float">
            <text:p>-124.567016907575</text:p>
          </table:table-cell>
          <table:table-cell office:value-type="float" office:value="-129.221663382252" calcext:value-type="float">
            <text:p>-129.221663382252</text:p>
          </table:table-cell>
          <table:table-cell office:value-type="float" office:value="-122.121199622297" calcext:value-type="float">
            <text:p>-122.121199622297</text:p>
          </table:table-cell>
        </table:table-row>
        <table:table-row table:style-name="ro1">
          <table:table-cell office:value-type="string" calcext:value-type="string">
            <text:p>2019-11-12 10:46:26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1485555614315" calcext:value-type="float">
            <text:p>78.1485555614315</text:p>
          </table:table-cell>
          <table:table-cell office:value-type="float" office:value="981.795396880289" calcext:value-type="float">
            <text:p>981.7953968802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258" calcext:value-type="float">
            <text:p>1381258</text:p>
          </table:table-cell>
          <table:table-cell office:value-type="float" office:value="1637603" calcext:value-type="float">
            <text:p>1637603</text:p>
          </table:table-cell>
          <table:table-cell office:value-type="float" office:value="1642898" calcext:value-type="float">
            <text:p>1642898</text:p>
          </table:table-cell>
          <table:table-cell office:value-type="float" office:value="1079291" calcext:value-type="float">
            <text:p>1079291</text:p>
          </table:table-cell>
          <table:table-cell office:value-type="float" office:value="1007169" calcext:value-type="float">
            <text:p>1007169</text:p>
          </table:table-cell>
          <table:table-cell office:value-type="float" office:value="1103158" calcext:value-type="float">
            <text:p>1103158</text:p>
          </table:table-cell>
          <table:table-cell office:value-type="float" office:value="1652768" calcext:value-type="float">
            <text:p>1652768</text:p>
          </table:table-cell>
          <table:table-cell office:value-type="float" office:value="5" calcext:value-type="float">
            <text:p>5</text:p>
          </table:table-cell>
          <table:table-cell office:value-type="float" office:value="0.82329402247596" calcext:value-type="float">
            <text:p>0.82329402247596</text:p>
          </table:table-cell>
          <table:table-cell office:value-type="float" office:value="0.976087567339846" calcext:value-type="float">
            <text:p>0.976087567339846</text:p>
          </table:table-cell>
          <table:table-cell office:value-type="float" office:value="0.979243633656935" calcext:value-type="float">
            <text:p>0.979243633656935</text:p>
          </table:table-cell>
          <table:table-cell office:value-type="float" office:value="0.643307643331008" calcext:value-type="float">
            <text:p>0.643307643331008</text:p>
          </table:table-cell>
          <table:table-cell office:value-type="float" office:value="0.600319576301524" calcext:value-type="float">
            <text:p>0.600319576301524</text:p>
          </table:table-cell>
          <table:table-cell office:value-type="float" office:value="0.657533485595403" calcext:value-type="float">
            <text:p>0.657533485595403</text:p>
          </table:table-cell>
          <table:table-cell office:value-type="float" office:value="0.985126612797572" calcext:value-type="float">
            <text:p>0.985126612797572</text:p>
          </table:table-cell>
          <table:table-cell office:value-type="float" office:value="-121.338471333798" calcext:value-type="float">
            <text:p>-121.338471333798</text:p>
          </table:table-cell>
          <table:table-cell office:value-type="float" office:value="-129.936084739695" calcext:value-type="float">
            <text:p>-129.936084739695</text:p>
          </table:table-cell>
          <table:table-cell office:value-type="float" office:value="-118.493302880919" calcext:value-type="float">
            <text:p>-118.493302880919</text:p>
          </table:table-cell>
        </table:table-row>
        <table:table-row table:style-name="ro1">
          <table:table-cell office:value-type="string" calcext:value-type="string">
            <text:p>2019-11-12 10:46:27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1383041629252" calcext:value-type="float">
            <text:p>78.1383041629252</text:p>
          </table:table-cell>
          <table:table-cell office:value-type="float" office:value="981.803906850288" calcext:value-type="float">
            <text:p>981.80390685028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224" calcext:value-type="float">
            <text:p>1350224</text:p>
          </table:table-cell>
          <table:table-cell office:value-type="float" office:value="1633452" calcext:value-type="float">
            <text:p>1633452</text:p>
          </table:table-cell>
          <table:table-cell office:value-type="float" office:value="1639565" calcext:value-type="float">
            <text:p>1639565</text:p>
          </table:table-cell>
          <table:table-cell office:value-type="float" office:value="1051581" calcext:value-type="float">
            <text:p>1051581</text:p>
          </table:table-cell>
          <table:table-cell office:value-type="float" office:value="1086997" calcext:value-type="float">
            <text:p>1086997</text:p>
          </table:table-cell>
          <table:table-cell office:value-type="float" office:value="1082231" calcext:value-type="float">
            <text:p>1082231</text:p>
          </table:table-cell>
          <table:table-cell office:value-type="float" office:value="1660344" calcext:value-type="float">
            <text:p>1660344</text:p>
          </table:table-cell>
          <table:table-cell office:value-type="float" office:value="5" calcext:value-type="float">
            <text:p>5</text:p>
          </table:table-cell>
          <table:table-cell office:value-type="float" office:value="0.804796314811267" calcext:value-type="float">
            <text:p>0.804796314811267</text:p>
          </table:table-cell>
          <table:table-cell office:value-type="float" office:value="0.973613378240273" calcext:value-type="float">
            <text:p>0.973613378240273</text:p>
          </table:table-cell>
          <table:table-cell office:value-type="float" office:value="0.977257010609747" calcext:value-type="float">
            <text:p>0.977257010609747</text:p>
          </table:table-cell>
          <table:table-cell office:value-type="float" office:value="0.626791194294833" calcext:value-type="float">
            <text:p>0.626791194294833</text:p>
          </table:table-cell>
          <table:table-cell office:value-type="float" office:value="0.647900777804944" calcext:value-type="float">
            <text:p>0.647900777804944</text:p>
          </table:table-cell>
          <table:table-cell office:value-type="float" office:value="0.645060020096304" calcext:value-type="float">
            <text:p>0.645060020096304</text:p>
          </table:table-cell>
          <table:table-cell office:value-type="float" office:value="0.989642261224063" calcext:value-type="float">
            <text:p>0.989642261224063</text:p>
          </table:table-cell>
          <table:table-cell office:value-type="float" office:value="-124.641761141033" calcext:value-type="float">
            <text:p>-124.641761141033</text:p>
          </table:table-cell>
          <table:table-cell office:value-type="float" office:value="-120.419844439011" calcext:value-type="float">
            <text:p>-120.419844439011</text:p>
          </table:table-cell>
          <table:table-cell office:value-type="float" office:value="-120.987995980739" calcext:value-type="float">
            <text:p>-120.987995980739</text:p>
          </table:table-cell>
        </table:table-row>
        <table:table-row table:style-name="ro1">
          <table:table-cell office:value-type="string" calcext:value-type="string">
            <text:p>2019-11-12 10:46:28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1213548462112" calcext:value-type="float">
            <text:p>78.121354846211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87" calcext:value-type="float">
            <text:p>1363687</text:p>
          </table:table-cell>
          <table:table-cell office:value-type="float" office:value="1634256" calcext:value-type="float">
            <text:p>1634256</text:p>
          </table:table-cell>
          <table:table-cell office:value-type="float" office:value="1645250" calcext:value-type="float">
            <text:p>1645250</text:p>
          </table:table-cell>
          <table:table-cell office:value-type="float" office:value="1129955" calcext:value-type="float">
            <text:p>1129955</text:p>
          </table:table-cell>
          <table:table-cell office:value-type="float" office:value="1013541" calcext:value-type="float">
            <text:p>1013541</text:p>
          </table:table-cell>
          <table:table-cell office:value-type="float" office:value="1064284" calcext:value-type="float">
            <text:p>1064284</text:p>
          </table:table-cell>
          <table:table-cell office:value-type="float" office:value="1656734" calcext:value-type="float">
            <text:p>1656734</text:p>
          </table:table-cell>
          <table:table-cell office:value-type="float" office:value="5" calcext:value-type="float">
            <text:p>5</text:p>
          </table:table-cell>
          <table:table-cell office:value-type="float" office:value="0.812820889093982" calcext:value-type="float">
            <text:p>0.812820889093982</text:p>
          </table:table-cell>
          <table:table-cell office:value-type="float" office:value="0.974092599641395" calcext:value-type="float">
            <text:p>0.974092599641395</text:p>
          </table:table-cell>
          <table:table-cell office:value-type="float" office:value="0.980645535069172" calcext:value-type="float">
            <text:p>0.980645535069172</text:p>
          </table:table-cell>
          <table:table-cell office:value-type="float" office:value="0.673505744159906" calcext:value-type="float">
            <text:p>0.673505744159906</text:p>
          </table:table-cell>
          <table:table-cell office:value-type="float" office:value="0.60411758471937" calcext:value-type="float">
            <text:p>0.60411758471937</text:p>
          </table:table-cell>
          <table:table-cell office:value-type="float" office:value="0.634362773223254" calcext:value-type="float">
            <text:p>0.634362773223254</text:p>
          </table:table-cell>
          <table:table-cell office:value-type="float" office:value="0.987490533291165" calcext:value-type="float">
            <text:p>0.987490533291165</text:p>
          </table:table-cell>
          <table:table-cell office:value-type="float" office:value="-115.298851168019" calcext:value-type="float">
            <text:p>-115.298851168019</text:p>
          </table:table-cell>
          <table:table-cell office:value-type="float" office:value="-129.176483056126" calcext:value-type="float">
            <text:p>-129.176483056126</text:p>
          </table:table-cell>
          <table:table-cell office:value-type="float" office:value="-123.127445355349" calcext:value-type="float">
            <text:p>-123.127445355349</text:p>
          </table:table-cell>
        </table:table-row>
        <table:table-row table:style-name="ro1">
          <table:table-cell office:value-type="string" calcext:value-type="string">
            <text:p>2019-11-12 10:46:2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102052895706" calcext:value-type="float">
            <text:p>78.1102052895706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902" calcext:value-type="float">
            <text:p>1374902</text:p>
          </table:table-cell>
          <table:table-cell office:value-type="float" office:value="1630577" calcext:value-type="float">
            <text:p>1630577</text:p>
          </table:table-cell>
          <table:table-cell office:value-type="float" office:value="1641600" calcext:value-type="float">
            <text:p>1641600</text:p>
          </table:table-cell>
          <table:table-cell office:value-type="float" office:value="1069504" calcext:value-type="float">
            <text:p>1069504</text:p>
          </table:table-cell>
          <table:table-cell office:value-type="float" office:value="1109149" calcext:value-type="float">
            <text:p>1109149</text:p>
          </table:table-cell>
          <table:table-cell office:value-type="float" office:value="1033418" calcext:value-type="float">
            <text:p>1033418</text:p>
          </table:table-cell>
          <table:table-cell office:value-type="float" office:value="1659493" calcext:value-type="float">
            <text:p>1659493</text:p>
          </table:table-cell>
          <table:table-cell office:value-type="float" office:value="5" calcext:value-type="float">
            <text:p>5</text:p>
          </table:table-cell>
          <table:table-cell office:value-type="float" office:value="0.819505550802416" calcext:value-type="float">
            <text:p>0.819505550802416</text:p>
          </table:table-cell>
          <table:table-cell office:value-type="float" office:value="0.971899744498699" calcext:value-type="float">
            <text:p>0.971899744498699</text:p>
          </table:table-cell>
          <table:table-cell office:value-type="float" office:value="0.978469965275522" calcext:value-type="float">
            <text:p>0.978469965275522</text:p>
          </table:table-cell>
          <table:table-cell office:value-type="float" office:value="0.637474136051433" calcext:value-type="float">
            <text:p>0.637474136051433</text:p>
          </table:table-cell>
          <table:table-cell office:value-type="float" office:value="0.661104400289583" calcext:value-type="float">
            <text:p>0.661104400289583</text:p>
          </table:table-cell>
          <table:table-cell office:value-type="float" office:value="0.61596520137372" calcext:value-type="float">
            <text:p>0.61596520137372</text:p>
          </table:table-cell>
          <table:table-cell office:value-type="float" office:value="0.989135025636557" calcext:value-type="float">
            <text:p>0.989135025636557</text:p>
          </table:table-cell>
          <table:table-cell office:value-type="float" office:value="-122.505172789713" calcext:value-type="float">
            <text:p>-122.505172789713</text:p>
          </table:table-cell>
          <table:table-cell office:value-type="float" office:value="-117.779119942083" calcext:value-type="float">
            <text:p>-117.779119942083</text:p>
          </table:table-cell>
          <table:table-cell office:value-type="float" office:value="-126.806959725256" calcext:value-type="float">
            <text:p>-126.806959725256</text:p>
          </table:table-cell>
        </table:table-row>
        <table:table-row table:style-name="ro1">
          <table:table-cell office:value-type="string" calcext:value-type="string">
            <text:p>2019-11-12 10:46:3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941545037193" calcext:value-type="float">
            <text:p>78.0941545037193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416" calcext:value-type="float">
            <text:p>1367416</text:p>
          </table:table-cell>
          <table:table-cell office:value-type="float" office:value="1630279" calcext:value-type="float">
            <text:p>1630279</text:p>
          </table:table-cell>
          <table:table-cell office:value-type="float" office:value="1642655" calcext:value-type="float">
            <text:p>1642655</text:p>
          </table:table-cell>
          <table:table-cell office:value-type="float" office:value="1103831" calcext:value-type="float">
            <text:p>1103831</text:p>
          </table:table-cell>
          <table:table-cell office:value-type="float" office:value="1069522" calcext:value-type="float">
            <text:p>1069522</text:p>
          </table:table-cell>
          <table:table-cell office:value-type="float" office:value="1025947" calcext:value-type="float">
            <text:p>1025947</text:p>
          </table:table-cell>
          <table:table-cell office:value-type="float" office:value="1659414" calcext:value-type="float">
            <text:p>1659414</text:p>
          </table:table-cell>
          <table:table-cell office:value-type="float" office:value="5" calcext:value-type="float">
            <text:p>5</text:p>
          </table:table-cell>
          <table:table-cell office:value-type="float" office:value="0.815043546562618" calcext:value-type="float">
            <text:p>0.815043546562618</text:p>
          </table:table-cell>
          <table:table-cell office:value-type="float" office:value="0.971722122636094" calcext:value-type="float">
            <text:p>0.971722122636094</text:p>
          </table:table-cell>
          <table:table-cell office:value-type="float" office:value="0.979098794352864" calcext:value-type="float">
            <text:p>0.979098794352864</text:p>
          </table:table-cell>
          <table:table-cell office:value-type="float" office:value="0.657934624902561" calcext:value-type="float">
            <text:p>0.657934624902561</text:p>
          </table:table-cell>
          <table:table-cell office:value-type="float" office:value="0.637484864888771" calcext:value-type="float">
            <text:p>0.637484864888771</text:p>
          </table:table-cell>
          <table:table-cell office:value-type="float" office:value="0.611512137831704" calcext:value-type="float">
            <text:p>0.611512137831704</text:p>
          </table:table-cell>
          <table:table-cell office:value-type="float" office:value="0.989087937961571" calcext:value-type="float">
            <text:p>0.989087937961571</text:p>
          </table:table-cell>
          <table:table-cell office:value-type="float" office:value="-118.413075019488" calcext:value-type="float">
            <text:p>-118.413075019488</text:p>
          </table:table-cell>
          <table:table-cell office:value-type="float" office:value="-122.503027022246" calcext:value-type="float">
            <text:p>-122.503027022246</text:p>
          </table:table-cell>
          <table:table-cell office:value-type="float" office:value="-127.697572433659" calcext:value-type="float">
            <text:p>-127.697572433659</text:p>
          </table:table-cell>
        </table:table-row>
        <table:table-row table:style-name="ro1">
          <table:table-cell office:value-type="string" calcext:value-type="string">
            <text:p>2019-11-12 10:46:32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1151065088626" calcext:value-type="float">
            <text:p>78.1151065088626</text:p>
          </table:table-cell>
          <table:table-cell office:value-type="float" office:value="981.797397478709" calcext:value-type="float">
            <text:p>981.79739747870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337" calcext:value-type="float">
            <text:p>1354337</text:p>
          </table:table-cell>
          <table:table-cell office:value-type="float" office:value="1634493" calcext:value-type="float">
            <text:p>1634493</text:p>
          </table:table-cell>
          <table:table-cell office:value-type="float" office:value="1648692" calcext:value-type="float">
            <text:p>1648692</text:p>
          </table:table-cell>
          <table:table-cell office:value-type="float" office:value="1172257" calcext:value-type="float">
            <text:p>1172257</text:p>
          </table:table-cell>
          <table:table-cell office:value-type="float" office:value="1014840" calcext:value-type="float">
            <text:p>1014840</text:p>
          </table:table-cell>
          <table:table-cell office:value-type="float" office:value="1005746" calcext:value-type="float">
            <text:p>1005746</text:p>
          </table:table-cell>
          <table:table-cell office:value-type="float" office:value="1656009" calcext:value-type="float">
            <text:p>1656009</text:p>
          </table:table-cell>
          <table:table-cell office:value-type="float" office:value="5" calcext:value-type="float">
            <text:p>5</text:p>
          </table:table-cell>
          <table:table-cell office:value-type="float" office:value="0.807247854143125" calcext:value-type="float">
            <text:p>0.807247854143125</text:p>
          </table:table-cell>
          <table:table-cell office:value-type="float" office:value="0.974233862666352" calcext:value-type="float">
            <text:p>0.974233862666352</text:p>
          </table:table-cell>
          <table:table-cell office:value-type="float" office:value="0.98269712718691" calcext:value-type="float">
            <text:p>0.98269712718691</text:p>
          </table:table-cell>
          <table:table-cell office:value-type="float" office:value="0.69871970399853" calcext:value-type="float">
            <text:p>0.69871970399853</text:p>
          </table:table-cell>
          <table:table-cell office:value-type="float" office:value="0.604891849147302" calcext:value-type="float">
            <text:p>0.604891849147302</text:p>
          </table:table-cell>
          <table:table-cell office:value-type="float" office:value="0.59947140210526" calcext:value-type="float">
            <text:p>0.59947140210526</text:p>
          </table:table-cell>
          <table:table-cell office:value-type="float" office:value="0.987058399565029" calcext:value-type="float">
            <text:p>0.987058399565029</text:p>
          </table:table-cell>
          <table:table-cell office:value-type="float" office:value="-110.256059200294" calcext:value-type="float">
            <text:p>-110.256059200294</text:p>
          </table:table-cell>
          <table:table-cell office:value-type="float" office:value="-129.02163017054" calcext:value-type="float">
            <text:p>-129.02163017054</text:p>
          </table:table-cell>
          <table:table-cell office:value-type="float" office:value="-130.105719578948" calcext:value-type="float">
            <text:p>-130.105719578948</text:p>
          </table:table-cell>
        </table:table-row>
        <table:table-row table:style-name="ro1">
          <table:table-cell office:value-type="string" calcext:value-type="string">
            <text:p>2019-11-12 10:46:3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316062173519" calcext:value-type="float">
            <text:p>78.1316062173519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42" calcext:value-type="float">
            <text:p>1360742</text:p>
          </table:table-cell>
          <table:table-cell office:value-type="float" office:value="1632108" calcext:value-type="float">
            <text:p>1632108</text:p>
          </table:table-cell>
          <table:table-cell office:value-type="float" office:value="1644419" calcext:value-type="float">
            <text:p>1644419</text:p>
          </table:table-cell>
          <table:table-cell office:value-type="float" office:value="1151825" calcext:value-type="float">
            <text:p>1151825</text:p>
          </table:table-cell>
          <table:table-cell office:value-type="float" office:value="1013394" calcext:value-type="float">
            <text:p>1013394</text:p>
          </table:table-cell>
          <table:table-cell office:value-type="float" office:value="1027829" calcext:value-type="float">
            <text:p>1027829</text:p>
          </table:table-cell>
          <table:table-cell office:value-type="float" office:value="1654048" calcext:value-type="float">
            <text:p>1654048</text:p>
          </table:table-cell>
          <table:table-cell office:value-type="float" office:value="5" calcext:value-type="float">
            <text:p>5</text:p>
          </table:table-cell>
          <table:table-cell office:value-type="float" office:value="0.811065532096092" calcext:value-type="float">
            <text:p>0.811065532096092</text:p>
          </table:table-cell>
          <table:table-cell office:value-type="float" office:value="0.972812291718994" calcext:value-type="float">
            <text:p>0.972812291718994</text:p>
          </table:table-cell>
          <table:table-cell office:value-type="float" office:value="0.980150220412042" calcext:value-type="float">
            <text:p>0.980150220412042</text:p>
          </table:table-cell>
          <table:table-cell office:value-type="float" office:value="0.686541281526242" calcext:value-type="float">
            <text:p>0.686541281526242</text:p>
          </table:table-cell>
          <table:table-cell office:value-type="float" office:value="0.604029965881105" calcext:value-type="float">
            <text:p>0.604029965881105</text:p>
          </table:table-cell>
          <table:table-cell office:value-type="float" office:value="0.612633897380101" calcext:value-type="float">
            <text:p>0.612633897380101</text:p>
          </table:table-cell>
          <table:table-cell office:value-type="float" office:value="0.985889552341646" calcext:value-type="float">
            <text:p>0.985889552341646</text:p>
          </table:table-cell>
          <table:table-cell office:value-type="float" office:value="-112.691743694752" calcext:value-type="float">
            <text:p>-112.691743694752</text:p>
          </table:table-cell>
          <table:table-cell office:value-type="float" office:value="-129.194006823779" calcext:value-type="float">
            <text:p>-129.194006823779</text:p>
          </table:table-cell>
          <table:table-cell office:value-type="float" office:value="-127.47322052398" calcext:value-type="float">
            <text:p>-127.47322052398</text:p>
          </table:table-cell>
        </table:table-row>
        <table:table-row table:style-name="ro1">
          <table:table-cell office:value-type="string" calcext:value-type="string">
            <text:p>2019-11-12 10:46:34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110654245849" calcext:value-type="float">
            <text:p>78.110654245849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24" calcext:value-type="float">
            <text:p>1373724</text:p>
          </table:table-cell>
          <table:table-cell office:value-type="float" office:value="1633687" calcext:value-type="float">
            <text:p>1633687</text:p>
          </table:table-cell>
          <table:table-cell office:value-type="float" office:value="1643205" calcext:value-type="float">
            <text:p>1643205</text:p>
          </table:table-cell>
          <table:table-cell office:value-type="float" office:value="1098639" calcext:value-type="float">
            <text:p>1098639</text:p>
          </table:table-cell>
          <table:table-cell office:value-type="float" office:value="1010477" calcext:value-type="float">
            <text:p>1010477</text:p>
          </table:table-cell>
          <table:table-cell office:value-type="float" office:value="1080168" calcext:value-type="float">
            <text:p>1080168</text:p>
          </table:table-cell>
          <table:table-cell office:value-type="float" office:value="1653096" calcext:value-type="float">
            <text:p>1653096</text:p>
          </table:table-cell>
          <table:table-cell office:value-type="float" office:value="5" calcext:value-type="float">
            <text:p>5</text:p>
          </table:table-cell>
          <table:table-cell office:value-type="float" office:value="0.81880340800326" calcext:value-type="float">
            <text:p>0.81880340800326</text:p>
          </table:table-cell>
          <table:table-cell office:value-type="float" office:value="0.973753449172193" calcext:value-type="float">
            <text:p>0.973753449172193</text:p>
          </table:table-cell>
          <table:table-cell office:value-type="float" office:value="0.979426619938209" calcext:value-type="float">
            <text:p>0.979426619938209</text:p>
          </table:table-cell>
          <table:table-cell office:value-type="float" office:value="0.654839951376909" calcext:value-type="float">
            <text:p>0.654839951376909</text:p>
          </table:table-cell>
          <table:table-cell office:value-type="float" office:value="0.602291298185742" calcext:value-type="float">
            <text:p>0.602291298185742</text:p>
          </table:table-cell>
          <table:table-cell office:value-type="float" office:value="0.643830376128003" calcext:value-type="float">
            <text:p>0.643830376128003</text:p>
          </table:table-cell>
          <table:table-cell office:value-type="float" office:value="0.985322116055741" calcext:value-type="float">
            <text:p>0.985322116055741</text:p>
          </table:table-cell>
          <table:table-cell office:value-type="float" office:value="-119.032009724618" calcext:value-type="float">
            <text:p>-119.032009724618</text:p>
          </table:table-cell>
          <table:table-cell office:value-type="float" office:value="-129.541740362852" calcext:value-type="float">
            <text:p>-129.541740362852</text:p>
          </table:table-cell>
          <table:table-cell office:value-type="float" office:value="-121.233924774399" calcext:value-type="float">
            <text:p>-121.233924774399</text:p>
          </table:table-cell>
        </table:table-row>
        <table:table-row table:style-name="ro1">
          <table:table-cell office:value-type="string" calcext:value-type="string">
            <text:p>2019-11-12 10:46:3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262559982659" calcext:value-type="float">
            <text:p>78.1262559982659</text:p>
          </table:table-cell>
          <table:table-cell office:value-type="float" office:value="981.860968674445" calcext:value-type="float">
            <text:p>981.8609686744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422" calcext:value-type="float">
            <text:p>1354422</text:p>
          </table:table-cell>
          <table:table-cell office:value-type="float" office:value="1637889" calcext:value-type="float">
            <text:p>1637889</text:p>
          </table:table-cell>
          <table:table-cell office:value-type="float" office:value="1643389" calcext:value-type="float">
            <text:p>1643389</text:p>
          </table:table-cell>
          <table:table-cell office:value-type="float" office:value="1052320" calcext:value-type="float">
            <text:p>1052320</text:p>
          </table:table-cell>
          <table:table-cell office:value-type="float" office:value="1085798" calcext:value-type="float">
            <text:p>1085798</text:p>
          </table:table-cell>
          <table:table-cell office:value-type="float" office:value="1078251" calcext:value-type="float">
            <text:p>1078251</text:p>
          </table:table-cell>
          <table:table-cell office:value-type="float" office:value="1659235" calcext:value-type="float">
            <text:p>1659235</text:p>
          </table:table-cell>
          <table:table-cell office:value-type="float" office:value="5" calcext:value-type="float">
            <text:p>5</text:p>
          </table:table-cell>
          <table:table-cell office:value-type="float" office:value="0.807298518097224" calcext:value-type="float">
            <text:p>0.807298518097224</text:p>
          </table:table-cell>
          <table:table-cell office:value-type="float" office:value="0.976258036644225" calcext:value-type="float">
            <text:p>0.976258036644225</text:p>
          </table:table-cell>
          <table:table-cell office:value-type="float" office:value="0.97953629249767" calcext:value-type="float">
            <text:p>0.97953629249767</text:p>
          </table:table-cell>
          <table:table-cell office:value-type="float" office:value="0.627231672672233" calcext:value-type="float">
            <text:p>0.627231672672233</text:p>
          </table:table-cell>
          <table:table-cell office:value-type="float" office:value="0.647186118028893" calcext:value-type="float">
            <text:p>0.647186118028893</text:p>
          </table:table-cell>
          <table:table-cell office:value-type="float" office:value="0.642687754951448" calcext:value-type="float">
            <text:p>0.642687754951448</text:p>
          </table:table-cell>
          <table:table-cell office:value-type="float" office:value="0.988981245634704" calcext:value-type="float">
            <text:p>0.988981245634704</text:p>
          </table:table-cell>
          <table:table-cell office:value-type="float" office:value="-124.553665465553" calcext:value-type="float">
            <text:p>-124.553665465553</text:p>
          </table:table-cell>
          <table:table-cell office:value-type="float" office:value="-120.562776394221" calcext:value-type="float">
            <text:p>-120.562776394221</text:p>
          </table:table-cell>
          <table:table-cell office:value-type="float" office:value="-121.46244900971" calcext:value-type="float">
            <text:p>-121.46244900971</text:p>
          </table:table-cell>
        </table:table-row>
        <table:table-row table:style-name="ro1">
          <table:table-cell office:value-type="string" calcext:value-type="string">
            <text:p>2019-11-12 10:46:3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262559982659" calcext:value-type="float">
            <text:p>78.1262559982659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971" calcext:value-type="float">
            <text:p>1364971</text:p>
          </table:table-cell>
          <table:table-cell office:value-type="float" office:value="1634968" calcext:value-type="float">
            <text:p>1634968</text:p>
          </table:table-cell>
          <table:table-cell office:value-type="float" office:value="1644649" calcext:value-type="float">
            <text:p>1644649</text:p>
          </table:table-cell>
          <table:table-cell office:value-type="float" office:value="1156192" calcext:value-type="float">
            <text:p>1156192</text:p>
          </table:table-cell>
          <table:table-cell office:value-type="float" office:value="1013860" calcext:value-type="float">
            <text:p>1013860</text:p>
          </table:table-cell>
          <table:table-cell office:value-type="float" office:value="1024328" calcext:value-type="float">
            <text:p>1024328</text:p>
          </table:table-cell>
          <table:table-cell office:value-type="float" office:value="1656127" calcext:value-type="float">
            <text:p>1656127</text:p>
          </table:table-cell>
          <table:table-cell office:value-type="float" office:value="5" calcext:value-type="float">
            <text:p>5</text:p>
          </table:table-cell>
          <table:table-cell office:value-type="float" office:value="0.813586212824132" calcext:value-type="float">
            <text:p>0.813586212824132</text:p>
          </table:table-cell>
          <table:table-cell office:value-type="float" office:value="0.974516984762786" calcext:value-type="float">
            <text:p>0.974516984762786</text:p>
          </table:table-cell>
          <table:table-cell office:value-type="float" office:value="0.980287311111368" calcext:value-type="float">
            <text:p>0.980287311111368</text:p>
          </table:table-cell>
          <table:table-cell office:value-type="float" office:value="0.689144216673877" calcext:value-type="float">
            <text:p>0.689144216673877</text:p>
          </table:table-cell>
          <table:table-cell office:value-type="float" office:value="0.60430772355887" calcext:value-type="float">
            <text:p>0.60430772355887</text:p>
          </table:table-cell>
          <table:table-cell office:value-type="float" office:value="0.610547138517754" calcext:value-type="float">
            <text:p>0.610547138517754</text:p>
          </table:table-cell>
          <table:table-cell office:value-type="float" office:value="0.987128733054248" calcext:value-type="float">
            <text:p>0.987128733054248</text:p>
          </table:table-cell>
          <table:table-cell office:value-type="float" office:value="-112.171156665225" calcext:value-type="float">
            <text:p>-112.171156665225</text:p>
          </table:table-cell>
          <table:table-cell office:value-type="float" office:value="-129.138455288226" calcext:value-type="float">
            <text:p>-129.138455288226</text:p>
          </table:table-cell>
          <table:table-cell office:value-type="float" office:value="-127.890572296449" calcext:value-type="float">
            <text:p>-127.890572296449</text:p>
          </table:table-cell>
        </table:table-row>
        <table:table-row table:style-name="ro1">
          <table:table-cell office:value-type="string" calcext:value-type="string">
            <text:p>2019-11-12 10:46:38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316062173519" calcext:value-type="float">
            <text:p>78.1316062173519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87" calcext:value-type="float">
            <text:p>1373787</text:p>
          </table:table-cell>
          <table:table-cell office:value-type="float" office:value="1631309" calcext:value-type="float">
            <text:p>1631309</text:p>
          </table:table-cell>
          <table:table-cell office:value-type="float" office:value="1640951" calcext:value-type="float">
            <text:p>1640951</text:p>
          </table:table-cell>
          <table:table-cell office:value-type="float" office:value="1051355" calcext:value-type="float">
            <text:p>1051355</text:p>
          </table:table-cell>
          <table:table-cell office:value-type="float" office:value="1126514" calcext:value-type="float">
            <text:p>1126514</text:p>
          </table:table-cell>
          <table:table-cell office:value-type="float" office:value="1035097" calcext:value-type="float">
            <text:p>1035097</text:p>
          </table:table-cell>
          <table:table-cell office:value-type="float" office:value="1659716" calcext:value-type="float">
            <text:p>1659716</text:p>
          </table:table-cell>
          <table:table-cell office:value-type="float" office:value="5" calcext:value-type="float">
            <text:p>5</text:p>
          </table:table-cell>
          <table:table-cell office:value-type="float" office:value="0.818840958933945" calcext:value-type="float">
            <text:p>0.818840958933945</text:p>
          </table:table-cell>
          <table:table-cell office:value-type="float" office:value="0.972336050550467" calcext:value-type="float">
            <text:p>0.972336050550467</text:p>
          </table:table-cell>
          <table:table-cell office:value-type="float" office:value="0.978083131084815" calcext:value-type="float">
            <text:p>0.978083131084815</text:p>
          </table:table-cell>
          <table:table-cell office:value-type="float" office:value="0.626656487781583" calcext:value-type="float">
            <text:p>0.626656487781583</text:p>
          </table:table-cell>
          <table:table-cell office:value-type="float" office:value="0.671454748088687" calcext:value-type="float">
            <text:p>0.671454748088687</text:p>
          </table:table-cell>
          <table:table-cell office:value-type="float" office:value="0.616965963478799" calcext:value-type="float">
            <text:p>0.616965963478799</text:p>
          </table:table-cell>
          <table:table-cell office:value-type="float" office:value="0.989267944010251" calcext:value-type="float">
            <text:p>0.989267944010251</text:p>
          </table:table-cell>
          <table:table-cell office:value-type="float" office:value="-124.668702443683" calcext:value-type="float">
            <text:p>-124.668702443683</text:p>
          </table:table-cell>
          <table:table-cell office:value-type="float" office:value="-115.709050382263" calcext:value-type="float">
            <text:p>-115.709050382263</text:p>
          </table:table-cell>
          <table:table-cell office:value-type="float" office:value="-126.60680730424" calcext:value-type="float">
            <text:p>-126.60680730424</text:p>
          </table:table-cell>
        </table:table-row>
        <table:table-row table:style-name="ro1">
          <table:table-cell office:value-type="string" calcext:value-type="string">
            <text:p>2019-11-12 10:46:3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20905770607" calcext:value-type="float">
            <text:p>78.120905770607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327" calcext:value-type="float">
            <text:p>1371327</text:p>
          </table:table-cell>
          <table:table-cell office:value-type="float" office:value="1631534" calcext:value-type="float">
            <text:p>1631534</text:p>
          </table:table-cell>
          <table:table-cell office:value-type="float" office:value="1642994" calcext:value-type="float">
            <text:p>1642994</text:p>
          </table:table-cell>
          <table:table-cell office:value-type="float" office:value="1105436" calcext:value-type="float">
            <text:p>1105436</text:p>
          </table:table-cell>
          <table:table-cell office:value-type="float" office:value="1064788" calcext:value-type="float">
            <text:p>1064788</text:p>
          </table:table-cell>
          <table:table-cell office:value-type="float" office:value="1022573" calcext:value-type="float">
            <text:p>1022573</text:p>
          </table:table-cell>
          <table:table-cell office:value-type="float" office:value="1660415" calcext:value-type="float">
            <text:p>1660415</text:p>
          </table:table-cell>
          <table:table-cell office:value-type="float" office:value="5" calcext:value-type="float">
            <text:p>5</text:p>
          </table:table-cell>
          <table:table-cell office:value-type="float" office:value="0.817374684497676" calcext:value-type="float">
            <text:p>0.817374684497676</text:p>
          </table:table-cell>
          <table:table-cell office:value-type="float" office:value="0.972470161017199" calcext:value-type="float">
            <text:p>0.972470161017199</text:p>
          </table:table-cell>
          <table:table-cell office:value-type="float" office:value="0.97930085412274" calcext:value-type="float">
            <text:p>0.97930085412274</text:p>
          </table:table-cell>
          <table:table-cell office:value-type="float" office:value="0.658891279565248" calcext:value-type="float">
            <text:p>0.658891279565248</text:p>
          </table:table-cell>
          <table:table-cell office:value-type="float" office:value="0.634663180668733" calcext:value-type="float">
            <text:p>0.634663180668733</text:p>
          </table:table-cell>
          <table:table-cell office:value-type="float" office:value="0.609501076877246" calcext:value-type="float">
            <text:p>0.609501076877246</text:p>
          </table:table-cell>
          <table:table-cell office:value-type="float" office:value="0.989684580526898" calcext:value-type="float">
            <text:p>0.989684580526898</text:p>
          </table:table-cell>
          <table:table-cell office:value-type="float" office:value="-118.22174408695" calcext:value-type="float">
            <text:p>-118.22174408695</text:p>
          </table:table-cell>
          <table:table-cell office:value-type="float" office:value="-123.067363866253" calcext:value-type="float">
            <text:p>-123.067363866253</text:p>
          </table:table-cell>
          <table:table-cell office:value-type="float" office:value="-128.099784624551" calcext:value-type="float">
            <text:p>-128.099784624551</text:p>
          </table:table-cell>
        </table:table-row>
        <table:table-row table:style-name="ro1">
          <table:table-cell office:value-type="string" calcext:value-type="string">
            <text:p>2019-11-12 10:46:4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995047742426" calcext:value-type="float">
            <text:p>78.0995047742426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826" calcext:value-type="float">
            <text:p>1357826</text:p>
          </table:table-cell>
          <table:table-cell office:value-type="float" office:value="1633238" calcext:value-type="float">
            <text:p>1633238</text:p>
          </table:table-cell>
          <table:table-cell office:value-type="float" office:value="1647453" calcext:value-type="float">
            <text:p>1647453</text:p>
          </table:table-cell>
          <table:table-cell office:value-type="float" office:value="1150335" calcext:value-type="float">
            <text:p>1150335</text:p>
          </table:table-cell>
          <table:table-cell office:value-type="float" office:value="1021854" calcext:value-type="float">
            <text:p>1021854</text:p>
          </table:table-cell>
          <table:table-cell office:value-type="float" office:value="1012432" calcext:value-type="float">
            <text:p>1012432</text:p>
          </table:table-cell>
          <table:table-cell office:value-type="float" office:value="1660825" calcext:value-type="float">
            <text:p>1660825</text:p>
          </table:table-cell>
          <table:table-cell office:value-type="float" office:value="5" calcext:value-type="float">
            <text:p>5</text:p>
          </table:table-cell>
          <table:table-cell office:value-type="float" office:value="0.809327460447247" calcext:value-type="float">
            <text:p>0.809327460447247</text:p>
          </table:table-cell>
          <table:table-cell office:value-type="float" office:value="0.973485824285248" calcext:value-type="float">
            <text:p>0.973485824285248</text:p>
          </table:table-cell>
          <table:table-cell office:value-type="float" office:value="0.981958625550106" calcext:value-type="float">
            <text:p>0.981958625550106</text:p>
          </table:table-cell>
          <table:table-cell office:value-type="float" office:value="0.685653172213217" calcext:value-type="float">
            <text:p>0.685653172213217</text:p>
          </table:table-cell>
          <table:table-cell office:value-type="float" office:value="0.609072519430222" calcext:value-type="float">
            <text:p>0.609072519430222</text:p>
          </table:table-cell>
          <table:table-cell office:value-type="float" office:value="0.603456569130012" calcext:value-type="float">
            <text:p>0.603456569130012</text:p>
          </table:table-cell>
          <table:table-cell office:value-type="float" office:value="0.989928959599609" calcext:value-type="float">
            <text:p>0.989928959599609</text:p>
          </table:table-cell>
          <table:table-cell office:value-type="float" office:value="-112.869365557357" calcext:value-type="float">
            <text:p>-112.869365557357</text:p>
          </table:table-cell>
          <table:table-cell office:value-type="float" office:value="-128.185496113956" calcext:value-type="float">
            <text:p>-128.185496113956</text:p>
          </table:table-cell>
          <table:table-cell office:value-type="float" office:value="-129.308686173998" calcext:value-type="float">
            <text:p>-129.308686173998</text:p>
          </table:table-cell>
        </table:table-row>
        <table:table-row table:style-name="ro1">
          <table:table-cell office:value-type="string" calcext:value-type="string">
            <text:p>2019-11-12 10:46:42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1048550361931" calcext:value-type="float">
            <text:p>78.1048550361931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104" calcext:value-type="float">
            <text:p>1358104</text:p>
          </table:table-cell>
          <table:table-cell office:value-type="float" office:value="1636712" calcext:value-type="float">
            <text:p>1636712</text:p>
          </table:table-cell>
          <table:table-cell office:value-type="float" office:value="1639528" calcext:value-type="float">
            <text:p>1639528</text:p>
          </table:table-cell>
          <table:table-cell office:value-type="float" office:value="1050104" calcext:value-type="float">
            <text:p>1050104</text:p>
          </table:table-cell>
          <table:table-cell office:value-type="float" office:value="1091819" calcext:value-type="float">
            <text:p>1091819</text:p>
          </table:table-cell>
          <table:table-cell office:value-type="float" office:value="1077816" calcext:value-type="float">
            <text:p>1077816</text:p>
          </table:table-cell>
          <table:table-cell office:value-type="float" office:value="1658237" calcext:value-type="float">
            <text:p>1658237</text:p>
          </table:table-cell>
          <table:table-cell office:value-type="float" office:value="5" calcext:value-type="float">
            <text:p>5</text:p>
          </table:table-cell>
          <table:table-cell office:value-type="float" office:value="0.809493161379476" calcext:value-type="float">
            <text:p>0.809493161379476</text:p>
          </table:table-cell>
          <table:table-cell office:value-type="float" office:value="0.975556489891588" calcext:value-type="float">
            <text:p>0.975556489891588</text:p>
          </table:table-cell>
          <table:table-cell office:value-type="float" office:value="0.977234956888551" calcext:value-type="float">
            <text:p>0.977234956888551</text:p>
          </table:table-cell>
          <table:table-cell office:value-type="float" office:value="0.625910833586554" calcext:value-type="float">
            <text:p>0.625910833586554</text:p>
          </table:table-cell>
          <table:table-cell office:value-type="float" office:value="0.650774914118637" calcext:value-type="float">
            <text:p>0.650774914118637</text:p>
          </table:table-cell>
          <table:table-cell office:value-type="float" office:value="0.642428474715766" calcext:value-type="float">
            <text:p>0.642428474715766</text:p>
          </table:table-cell>
          <table:table-cell office:value-type="float" office:value="0.988386391208934" calcext:value-type="float">
            <text:p>0.988386391208934</text:p>
          </table:table-cell>
          <table:table-cell office:value-type="float" office:value="-124.817833282689" calcext:value-type="float">
            <text:p>-124.817833282689</text:p>
          </table:table-cell>
          <table:table-cell office:value-type="float" office:value="-119.845017176273" calcext:value-type="float">
            <text:p>-119.845017176273</text:p>
          </table:table-cell>
          <table:table-cell office:value-type="float" office:value="-121.514305056847" calcext:value-type="float">
            <text:p>-121.514305056847</text:p>
          </table:table-cell>
        </table:table-row>
        <table:table-row table:style-name="ro1">
          <table:table-cell office:value-type="string" calcext:value-type="string">
            <text:p>2019-11-12 10:46:43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892529422477" calcext:value-type="float">
            <text:p>78.0892529422477</text:p>
          </table:table-cell>
          <table:table-cell office:value-type="float" office:value="981.75935621935" calcext:value-type="float">
            <text:p>981.759356219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938" calcext:value-type="float">
            <text:p>1373938</text:p>
          </table:table-cell>
          <table:table-cell office:value-type="float" office:value="1634151" calcext:value-type="float">
            <text:p>1634151</text:p>
          </table:table-cell>
          <table:table-cell office:value-type="float" office:value="1644399" calcext:value-type="float">
            <text:p>1644399</text:p>
          </table:table-cell>
          <table:table-cell office:value-type="float" office:value="1105400" calcext:value-type="float">
            <text:p>1105400</text:p>
          </table:table-cell>
          <table:table-cell office:value-type="float" office:value="1012541" calcext:value-type="float">
            <text:p>1012541</text:p>
          </table:table-cell>
          <table:table-cell office:value-type="float" office:value="1083104" calcext:value-type="float">
            <text:p>1083104</text:p>
          </table:table-cell>
          <table:table-cell office:value-type="float" office:value="1654421" calcext:value-type="float">
            <text:p>1654421</text:p>
          </table:table-cell>
          <table:table-cell office:value-type="float" office:value="5" calcext:value-type="float">
            <text:p>5</text:p>
          </table:table-cell>
          <table:table-cell office:value-type="float" office:value="0.818930961958285" calcext:value-type="float">
            <text:p>0.818930961958285</text:p>
          </table:table-cell>
          <table:table-cell office:value-type="float" office:value="0.97403001475692" calcext:value-type="float">
            <text:p>0.97403001475692</text:p>
          </table:table-cell>
          <table:table-cell office:value-type="float" office:value="0.980138299481666" calcext:value-type="float">
            <text:p>0.980138299481666</text:p>
          </table:table-cell>
          <table:table-cell office:value-type="float" office:value="0.658869821890571" calcext:value-type="float">
            <text:p>0.658869821890571</text:p>
          </table:table-cell>
          <table:table-cell office:value-type="float" office:value="0.603521538200562" calcext:value-type="float">
            <text:p>0.603521538200562</text:p>
          </table:table-cell>
          <table:table-cell office:value-type="float" office:value="0.645580368707224" calcext:value-type="float">
            <text:p>0.645580368707224</text:p>
          </table:table-cell>
          <table:table-cell office:value-type="float" office:value="0.986111877693162" calcext:value-type="float">
            <text:p>0.986111877693162</text:p>
          </table:table-cell>
          <table:table-cell office:value-type="float" office:value="-118.226035621886" calcext:value-type="float">
            <text:p>-118.226035621886</text:p>
          </table:table-cell>
          <table:table-cell office:value-type="float" office:value="-129.295692359888" calcext:value-type="float">
            <text:p>-129.295692359888</text:p>
          </table:table-cell>
          <table:table-cell office:value-type="float" office:value="-120.883926258555" calcext:value-type="float">
            <text:p>-120.883926258555</text:p>
          </table:table-cell>
        </table:table-row>
        <table:table-row table:style-name="ro1">
          <table:table-cell office:value-type="string" calcext:value-type="string">
            <text:p>2019-11-12 10:46:4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83453936954" calcext:value-type="float">
            <text:p>78.083453936954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794" calcext:value-type="float">
            <text:p>1362794</text:p>
          </table:table-cell>
          <table:table-cell office:value-type="float" office:value="1634958" calcext:value-type="float">
            <text:p>1634958</text:p>
          </table:table-cell>
          <table:table-cell office:value-type="float" office:value="1640836" calcext:value-type="float">
            <text:p>1640836</text:p>
          </table:table-cell>
          <table:table-cell office:value-type="float" office:value="1066174" calcext:value-type="float">
            <text:p>1066174</text:p>
          </table:table-cell>
          <table:table-cell office:value-type="float" office:value="1004743" calcext:value-type="float">
            <text:p>1004743</text:p>
          </table:table-cell>
          <table:table-cell office:value-type="float" office:value="1135970" calcext:value-type="float">
            <text:p>1135970</text:p>
          </table:table-cell>
          <table:table-cell office:value-type="float" office:value="1656804" calcext:value-type="float">
            <text:p>1656804</text:p>
          </table:table-cell>
          <table:table-cell office:value-type="float" office:value="5" calcext:value-type="float">
            <text:p>5</text:p>
          </table:table-cell>
          <table:table-cell office:value-type="float" office:value="0.812288619552686" calcext:value-type="float">
            <text:p>0.812288619552686</text:p>
          </table:table-cell>
          <table:table-cell office:value-type="float" office:value="0.974511024297598" calcext:value-type="float">
            <text:p>0.974511024297598</text:p>
          </table:table-cell>
          <table:table-cell office:value-type="float" office:value="0.978014585735152" calcext:value-type="float">
            <text:p>0.978014585735152</text:p>
          </table:table-cell>
          <table:table-cell office:value-type="float" office:value="0.635489301143801" calcext:value-type="float">
            <text:p>0.635489301143801</text:p>
          </table:table-cell>
          <table:table-cell office:value-type="float" office:value="0.598873567446896" calcext:value-type="float">
            <text:p>0.598873567446896</text:p>
          </table:table-cell>
          <table:table-cell office:value-type="float" office:value="0.677090963970538" calcext:value-type="float">
            <text:p>0.677090963970538</text:p>
          </table:table-cell>
          <table:table-cell office:value-type="float" office:value="0.987532256547481" calcext:value-type="float">
            <text:p>0.987532256547481</text:p>
          </table:table-cell>
          <table:table-cell office:value-type="float" office:value="-122.90213977124" calcext:value-type="float">
            <text:p>-122.90213977124</text:p>
          </table:table-cell>
          <table:table-cell office:value-type="float" office:value="-130.225286510621" calcext:value-type="float">
            <text:p>-130.225286510621</text:p>
          </table:table-cell>
          <table:table-cell office:value-type="float" office:value="-114.581807205892" calcext:value-type="float">
            <text:p>-114.581807205892</text:p>
          </table:table-cell>
        </table:table-row>
        <table:table-row table:style-name="ro1">
          <table:table-cell office:value-type="string" calcext:value-type="string">
            <text:p>2019-11-12 10:46:45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785522390085" calcext:value-type="float">
            <text:p>78.0785522390085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621" calcext:value-type="float">
            <text:p>1380621</text:p>
          </table:table-cell>
          <table:table-cell office:value-type="float" office:value="1633848" calcext:value-type="float">
            <text:p>1633848</text:p>
          </table:table-cell>
          <table:table-cell office:value-type="float" office:value="1644067" calcext:value-type="float">
            <text:p>1644067</text:p>
          </table:table-cell>
          <table:table-cell office:value-type="float" office:value="1052873" calcext:value-type="float">
            <text:p>1052873</text:p>
          </table:table-cell>
          <table:table-cell office:value-type="float" office:value="1125031" calcext:value-type="float">
            <text:p>1125031</text:p>
          </table:table-cell>
          <table:table-cell office:value-type="float" office:value="1034975" calcext:value-type="float">
            <text:p>1034975</text:p>
          </table:table-cell>
          <table:table-cell office:value-type="float" office:value="1659716" calcext:value-type="float">
            <text:p>1659716</text:p>
          </table:table-cell>
          <table:table-cell office:value-type="float" office:value="5" calcext:value-type="float">
            <text:p>5</text:p>
          </table:table-cell>
          <table:table-cell office:value-type="float" office:value="0.82291434084348" calcext:value-type="float">
            <text:p>0.82291434084348</text:p>
          </table:table-cell>
          <table:table-cell office:value-type="float" office:value="0.973849412661721" calcext:value-type="float">
            <text:p>0.973849412661721</text:p>
          </table:table-cell>
          <table:table-cell office:value-type="float" office:value="0.979940412037421" calcext:value-type="float">
            <text:p>0.979940412037421</text:p>
          </table:table-cell>
          <table:table-cell office:value-type="float" office:value="0.627561286397134" calcext:value-type="float">
            <text:p>0.627561286397134</text:p>
          </table:table-cell>
          <table:table-cell office:value-type="float" office:value="0.670570811101295" calcext:value-type="float">
            <text:p>0.670570811101295</text:p>
          </table:table-cell>
          <table:table-cell office:value-type="float" office:value="0.616893245803505" calcext:value-type="float">
            <text:p>0.616893245803505</text:p>
          </table:table-cell>
          <table:table-cell office:value-type="float" office:value="0.989267944010251" calcext:value-type="float">
            <text:p>0.989267944010251</text:p>
          </table:table-cell>
          <table:table-cell office:value-type="float" office:value="-124.487742720573" calcext:value-type="float">
            <text:p>-124.487742720573</text:p>
          </table:table-cell>
          <table:table-cell office:value-type="float" office:value="-115.885837779741" calcext:value-type="float">
            <text:p>-115.885837779741</text:p>
          </table:table-cell>
          <table:table-cell office:value-type="float" office:value="-126.621350839299" calcext:value-type="float">
            <text:p>-126.621350839299</text:p>
          </table:table-cell>
        </table:table-row>
        <table:table-row table:style-name="ro1">
          <table:table-cell office:value-type="string" calcext:value-type="string">
            <text:p>2019-11-12 10:46:47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78103640712" calcext:value-type="float">
            <text:p>78.078103640712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178" calcext:value-type="float">
            <text:p>1375178</text:p>
          </table:table-cell>
          <table:table-cell office:value-type="float" office:value="1635447" calcext:value-type="float">
            <text:p>1635447</text:p>
          </table:table-cell>
          <table:table-cell office:value-type="float" office:value="1646173" calcext:value-type="float">
            <text:p>1646173</text:p>
          </table:table-cell>
          <table:table-cell office:value-type="float" office:value="1071838" calcext:value-type="float">
            <text:p>1071838</text:p>
          </table:table-cell>
          <table:table-cell office:value-type="float" office:value="1005227" calcext:value-type="float">
            <text:p>1005227</text:p>
          </table:table-cell>
          <table:table-cell office:value-type="float" office:value="1135653" calcext:value-type="float">
            <text:p>1135653</text:p>
          </table:table-cell>
          <table:table-cell office:value-type="float" office:value="1659749" calcext:value-type="float">
            <text:p>1659749</text:p>
          </table:table-cell>
          <table:table-cell office:value-type="float" office:value="5" calcext:value-type="float">
            <text:p>5</text:p>
          </table:table-cell>
          <table:table-cell office:value-type="float" office:value="0.819670059641607" calcext:value-type="float">
            <text:p>0.819670059641607</text:p>
          </table:table-cell>
          <table:table-cell office:value-type="float" office:value="0.974802491045295" calcext:value-type="float">
            <text:p>0.974802491045295</text:p>
          </table:table-cell>
          <table:table-cell office:value-type="float" office:value="0.981195686006032" calcext:value-type="float">
            <text:p>0.981195686006032</text:p>
          </table:table-cell>
          <table:table-cell office:value-type="float" office:value="0.638865308626331" calcext:value-type="float">
            <text:p>0.638865308626331</text:p>
          </table:table-cell>
          <table:table-cell office:value-type="float" office:value="0.599162053961999" calcext:value-type="float">
            <text:p>0.599162053961999</text:p>
          </table:table-cell>
          <table:table-cell office:value-type="float" office:value="0.676902017224075" calcext:value-type="float">
            <text:p>0.676902017224075</text:p>
          </table:table-cell>
          <table:table-cell office:value-type="float" office:value="0.989287613545372" calcext:value-type="float">
            <text:p>0.989287613545372</text:p>
          </table:table-cell>
          <table:table-cell office:value-type="float" office:value="-122.226938274734" calcext:value-type="float">
            <text:p>-122.226938274734</text:p>
          </table:table-cell>
          <table:table-cell office:value-type="float" office:value="-130.1675892076" calcext:value-type="float">
            <text:p>-130.1675892076</text:p>
          </table:table-cell>
          <table:table-cell office:value-type="float" office:value="-114.619596555185" calcext:value-type="float">
            <text:p>-114.619596555185</text:p>
          </table:table-cell>
        </table:table-row>
        <table:table-row table:style-name="ro1">
          <table:table-cell office:value-type="string" calcext:value-type="string">
            <text:p>2019-11-12 10:46:48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406513269771" calcext:value-type="float">
            <text:p>78.0406513269771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848" calcext:value-type="float">
            <text:p>1355848</text:p>
          </table:table-cell>
          <table:table-cell office:value-type="float" office:value="1634577" calcext:value-type="float">
            <text:p>1634577</text:p>
          </table:table-cell>
          <table:table-cell office:value-type="float" office:value="1647972" calcext:value-type="float">
            <text:p>1647972</text:p>
          </table:table-cell>
          <table:table-cell office:value-type="float" office:value="1168355" calcext:value-type="float">
            <text:p>1168355</text:p>
          </table:table-cell>
          <table:table-cell office:value-type="float" office:value="1016066" calcext:value-type="float">
            <text:p>1016066</text:p>
          </table:table-cell>
          <table:table-cell office:value-type="float" office:value="1009660" calcext:value-type="float">
            <text:p>1009660</text:p>
          </table:table-cell>
          <table:table-cell office:value-type="float" office:value="1658253" calcext:value-type="float">
            <text:p>1658253</text:p>
          </table:table-cell>
          <table:table-cell office:value-type="float" office:value="5" calcext:value-type="float">
            <text:p>5</text:p>
          </table:table-cell>
          <table:table-cell office:value-type="float" office:value="0.808148480433044" calcext:value-type="float">
            <text:p>0.808148480433044</text:p>
          </table:table-cell>
          <table:table-cell office:value-type="float" office:value="0.974283930573932" calcext:value-type="float">
            <text:p>0.974283930573932</text:p>
          </table:table-cell>
          <table:table-cell office:value-type="float" office:value="0.982267973693368" calcext:value-type="float">
            <text:p>0.982267973693368</text:p>
          </table:table-cell>
          <table:table-cell office:value-type="float" office:value="0.696393930482141" calcext:value-type="float">
            <text:p>0.696393930482141</text:p>
          </table:table-cell>
          <table:table-cell office:value-type="float" office:value="0.605622602179361" calcext:value-type="float">
            <text:p>0.605622602179361</text:p>
          </table:table-cell>
          <table:table-cell office:value-type="float" office:value="0.601804328179875" calcext:value-type="float">
            <text:p>0.601804328179875</text:p>
          </table:table-cell>
          <table:table-cell office:value-type="float" office:value="0.988395927953235" calcext:value-type="float">
            <text:p>0.988395927953235</text:p>
          </table:table-cell>
          <table:table-cell office:value-type="float" office:value="-110.721213903572" calcext:value-type="float">
            <text:p>-110.721213903572</text:p>
          </table:table-cell>
          <table:table-cell office:value-type="float" office:value="-128.875479564128" calcext:value-type="float">
            <text:p>-128.875479564128</text:p>
          </table:table-cell>
          <table:table-cell office:value-type="float" office:value="-129.639134364025" calcext:value-type="float">
            <text:p>-129.639134364025</text:p>
          </table:table-cell>
        </table:table-row>
        <table:table-row table:style-name="ro1">
          <table:table-cell office:value-type="string" calcext:value-type="string">
            <text:p>2019-11-12 10:46:49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0348528316042" calcext:value-type="float">
            <text:p>78.0348528316042</text:p>
          </table:table-cell>
          <table:table-cell office:value-type="float" office:value="981.742336918398" calcext:value-type="float">
            <text:p>981.7423369183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845" calcext:value-type="float">
            <text:p>1358845</text:p>
          </table:table-cell>
          <table:table-cell office:value-type="float" office:value="1636196" calcext:value-type="float">
            <text:p>1636196</text:p>
          </table:table-cell>
          <table:table-cell office:value-type="float" office:value="1642418" calcext:value-type="float">
            <text:p>1642418</text:p>
          </table:table-cell>
          <table:table-cell office:value-type="float" office:value="1048609" calcext:value-type="float">
            <text:p>1048609</text:p>
          </table:table-cell>
          <table:table-cell office:value-type="float" office:value="1099450" calcext:value-type="float">
            <text:p>1099450</text:p>
          </table:table-cell>
          <table:table-cell office:value-type="float" office:value="1067127" calcext:value-type="float">
            <text:p>1067127</text:p>
          </table:table-cell>
          <table:table-cell office:value-type="float" office:value="1657610" calcext:value-type="float">
            <text:p>1657610</text:p>
          </table:table-cell>
          <table:table-cell office:value-type="float" office:value="5" calcext:value-type="float">
            <text:p>5</text:p>
          </table:table-cell>
          <table:table-cell office:value-type="float" office:value="0.809934831849913" calcext:value-type="float">
            <text:p>0.809934831849913</text:p>
          </table:table-cell>
          <table:table-cell office:value-type="float" office:value="0.975248929887882" calcext:value-type="float">
            <text:p>0.975248929887882</text:p>
          </table:table-cell>
          <table:table-cell office:value-type="float" office:value="0.978957531327907" calcext:value-type="float">
            <text:p>0.978957531327907</text:p>
          </table:table-cell>
          <table:table-cell office:value-type="float" office:value="0.625019744040936" calcext:value-type="float">
            <text:p>0.625019744040936</text:p>
          </table:table-cell>
          <table:table-cell office:value-type="float" office:value="0.655323345103663" calcext:value-type="float">
            <text:p>0.655323345103663</text:p>
          </table:table-cell>
          <table:table-cell office:value-type="float" office:value="0.636057333476226" calcext:value-type="float">
            <text:p>0.636057333476226</text:p>
          </table:table-cell>
          <table:table-cell office:value-type="float" office:value="0.988012670041641" calcext:value-type="float">
            <text:p>0.988012670041641</text:p>
          </table:table-cell>
          <table:table-cell office:value-type="float" office:value="-124.996051191813" calcext:value-type="float">
            <text:p>-124.996051191813</text:p>
          </table:table-cell>
          <table:table-cell office:value-type="float" office:value="-118.935330979267" calcext:value-type="float">
            <text:p>-118.935330979267</text:p>
          </table:table-cell>
          <table:table-cell office:value-type="float" office:value="-122.788533304755" calcext:value-type="float">
            <text:p>-122.788533304755</text:p>
          </table:table-cell>
        </table:table-row>
        <table:table-row table:style-name="ro1">
          <table:table-cell office:value-type="string" calcext:value-type="string">
            <text:p>2019-11-12 10:46:5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35300962152" calcext:value-type="float">
            <text:p>78.035300962152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911" calcext:value-type="float">
            <text:p>1354911</text:p>
          </table:table-cell>
          <table:table-cell office:value-type="float" office:value="1630269" calcext:value-type="float">
            <text:p>1630269</text:p>
          </table:table-cell>
          <table:table-cell office:value-type="float" office:value="1644672" calcext:value-type="float">
            <text:p>1644672</text:p>
          </table:table-cell>
          <table:table-cell office:value-type="float" office:value="1145654" calcext:value-type="float">
            <text:p>1145654</text:p>
          </table:table-cell>
          <table:table-cell office:value-type="float" office:value="1025062" calcext:value-type="float">
            <text:p>1025062</text:p>
          </table:table-cell>
          <table:table-cell office:value-type="float" office:value="1009548" calcext:value-type="float">
            <text:p>1009548</text:p>
          </table:table-cell>
          <table:table-cell office:value-type="float" office:value="1660760" calcext:value-type="float">
            <text:p>1660760</text:p>
          </table:table-cell>
          <table:table-cell office:value-type="float" office:value="5" calcext:value-type="float">
            <text:p>5</text:p>
          </table:table-cell>
          <table:table-cell office:value-type="float" office:value="0.807589984844921" calcext:value-type="float">
            <text:p>0.807589984844921</text:p>
          </table:table-cell>
          <table:table-cell office:value-type="float" office:value="0.971716162170906" calcext:value-type="float">
            <text:p>0.971716162170906</text:p>
          </table:table-cell>
          <table:table-cell office:value-type="float" office:value="0.980301020181301" calcext:value-type="float">
            <text:p>0.980301020181301</text:p>
          </table:table-cell>
          <table:table-cell office:value-type="float" office:value="0.682863078458676" calcext:value-type="float">
            <text:p>0.682863078458676</text:p>
          </table:table-cell>
          <table:table-cell office:value-type="float" office:value="0.610984636662559" calcext:value-type="float">
            <text:p>0.610984636662559</text:p>
          </table:table-cell>
          <table:table-cell office:value-type="float" office:value="0.601737570969769" calcext:value-type="float">
            <text:p>0.601737570969769</text:p>
          </table:table-cell>
          <table:table-cell office:value-type="float" office:value="0.989890216575887" calcext:value-type="float">
            <text:p>0.989890216575887</text:p>
          </table:table-cell>
          <table:table-cell office:value-type="float" office:value="-113.427384308265" calcext:value-type="float">
            <text:p>-113.427384308265</text:p>
          </table:table-cell>
          <table:table-cell office:value-type="float" office:value="-127.803072667488" calcext:value-type="float">
            <text:p>-127.803072667488</text:p>
          </table:table-cell>
          <table:table-cell office:value-type="float" office:value="-129.652485806046" calcext:value-type="float">
            <text:p>-129.652485806046</text:p>
          </table:table-cell>
        </table:table-row>
        <table:table-row table:style-name="ro1">
          <table:table-cell office:value-type="string" calcext:value-type="string">
            <text:p>2019-11-12 10:46:5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64499235369" calcext:value-type="float">
            <text:p>78.0464499235369</text:p>
          </table:table-cell>
          <table:table-cell office:value-type="float" office:value="981.841948466272" calcext:value-type="float">
            <text:p>981.84194846627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1653" calcext:value-type="float">
            <text:p>1381653</text:p>
          </table:table-cell>
          <table:table-cell office:value-type="float" office:value="1633968" calcext:value-type="float">
            <text:p>1633968</text:p>
          </table:table-cell>
          <table:table-cell office:value-type="float" office:value="1643396" calcext:value-type="float">
            <text:p>1643396</text:p>
          </table:table-cell>
          <table:table-cell office:value-type="float" office:value="1086820" calcext:value-type="float">
            <text:p>1086820</text:p>
          </table:table-cell>
          <table:table-cell office:value-type="float" office:value="1010558" calcext:value-type="float">
            <text:p>1010558</text:p>
          </table:table-cell>
          <table:table-cell office:value-type="float" office:value="1091411" calcext:value-type="float">
            <text:p>1091411</text:p>
          </table:table-cell>
          <table:table-cell office:value-type="float" office:value="1655992" calcext:value-type="float">
            <text:p>1655992</text:p>
          </table:table-cell>
          <table:table-cell office:value-type="float" office:value="5" calcext:value-type="float">
            <text:p>5</text:p>
          </table:table-cell>
          <table:table-cell office:value-type="float" office:value="0.82352946085089" calcext:value-type="float">
            <text:p>0.82352946085089</text:p>
          </table:table-cell>
          <table:table-cell office:value-type="float" office:value="0.973920938243978" calcext:value-type="float">
            <text:p>0.973920938243978</text:p>
          </table:table-cell>
          <table:table-cell office:value-type="float" office:value="0.979540464823301" calcext:value-type="float">
            <text:p>0.979540464823301</text:p>
          </table:table-cell>
          <table:table-cell office:value-type="float" office:value="0.647795277571115" calcext:value-type="float">
            <text:p>0.647795277571115</text:p>
          </table:table-cell>
          <table:table-cell office:value-type="float" office:value="0.602339577953765" calcext:value-type="float">
            <text:p>0.602339577953765</text:p>
          </table:table-cell>
          <table:table-cell office:value-type="float" office:value="0.650531727138964" calcext:value-type="float">
            <text:p>0.650531727138964</text:p>
          </table:table-cell>
          <table:table-cell office:value-type="float" office:value="0.987048266774209" calcext:value-type="float">
            <text:p>0.987048266774209</text:p>
          </table:table-cell>
          <table:table-cell office:value-type="float" office:value="-120.440944485777" calcext:value-type="float">
            <text:p>-120.440944485777</text:p>
          </table:table-cell>
          <table:table-cell office:value-type="float" office:value="-129.532084409247" calcext:value-type="float">
            <text:p>-129.532084409247</text:p>
          </table:table-cell>
          <table:table-cell office:value-type="float" office:value="-119.893654572207" calcext:value-type="float">
            <text:p>-119.893654572207</text:p>
          </table:table-cell>
        </table:table-row>
        <table:table-row table:style-name="ro1">
          <table:table-cell office:value-type="string" calcext:value-type="string">
            <text:p>2019-11-12 10:46:53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10995076192" calcext:value-type="float">
            <text:p>78.041099507619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426" calcext:value-type="float">
            <text:p>1346426</text:p>
          </table:table-cell>
          <table:table-cell office:value-type="float" office:value="1630603" calcext:value-type="float">
            <text:p>1630603</text:p>
          </table:table-cell>
          <table:table-cell office:value-type="float" office:value="1644839" calcext:value-type="float">
            <text:p>1644839</text:p>
          </table:table-cell>
          <table:table-cell office:value-type="float" office:value="1169536" calcext:value-type="float">
            <text:p>1169536</text:p>
          </table:table-cell>
          <table:table-cell office:value-type="float" office:value="1016237" calcext:value-type="float">
            <text:p>1016237</text:p>
          </table:table-cell>
          <table:table-cell office:value-type="float" office:value="1001431" calcext:value-type="float">
            <text:p>1001431</text:p>
          </table:table-cell>
          <table:table-cell office:value-type="float" office:value="1656162" calcext:value-type="float">
            <text:p>1656162</text:p>
          </table:table-cell>
          <table:table-cell office:value-type="float" office:value="5" calcext:value-type="float">
            <text:p>5</text:p>
          </table:table-cell>
          <table:table-cell office:value-type="float" office:value="0.802532530132834" calcext:value-type="float">
            <text:p>0.802532530132834</text:p>
          </table:table-cell>
          <table:table-cell office:value-type="float" office:value="0.971915241708188" calcext:value-type="float">
            <text:p>0.971915241708188</text:p>
          </table:table-cell>
          <table:table-cell office:value-type="float" office:value="0.980400559949942" calcext:value-type="float">
            <text:p>0.980400559949942</text:p>
          </table:table-cell>
          <table:table-cell office:value-type="float" office:value="0.697097861420853" calcext:value-type="float">
            <text:p>0.697097861420853</text:p>
          </table:table-cell>
          <table:table-cell office:value-type="float" office:value="0.605724526134077" calcext:value-type="float">
            <text:p>0.605724526134077</text:p>
          </table:table-cell>
          <table:table-cell office:value-type="float" office:value="0.596899461376603" calcext:value-type="float">
            <text:p>0.596899461376603</text:p>
          </table:table-cell>
          <table:table-cell office:value-type="float" office:value="0.987149594682407" calcext:value-type="float">
            <text:p>0.987149594682407</text:p>
          </table:table-cell>
          <table:table-cell office:value-type="float" office:value="-110.580427715829" calcext:value-type="float">
            <text:p>-110.580427715829</text:p>
          </table:table-cell>
          <table:table-cell office:value-type="float" office:value="-128.855094773185" calcext:value-type="float">
            <text:p>-128.855094773185</text:p>
          </table:table-cell>
          <table:table-cell office:value-type="float" office:value="-130.620107724679" calcext:value-type="float">
            <text:p>-130.620107724679</text:p>
          </table:table-cell>
        </table:table-row>
        <table:table-row table:style-name="ro1">
          <table:table-cell office:value-type="string" calcext:value-type="string">
            <text:p>2019-11-12 10:46:5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20527005487" calcext:value-type="float">
            <text:p>78.0620527005487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43" calcext:value-type="float">
            <text:p>1380043</text:p>
          </table:table-cell>
          <table:table-cell office:value-type="float" office:value="1637308" calcext:value-type="float">
            <text:p>1637308</text:p>
          </table:table-cell>
          <table:table-cell office:value-type="float" office:value="1646176" calcext:value-type="float">
            <text:p>1646176</text:p>
          </table:table-cell>
          <table:table-cell office:value-type="float" office:value="1078263" calcext:value-type="float">
            <text:p>1078263</text:p>
          </table:table-cell>
          <table:table-cell office:value-type="float" office:value="1007643" calcext:value-type="float">
            <text:p>1007643</text:p>
          </table:table-cell>
          <table:table-cell office:value-type="float" office:value="1113526" calcext:value-type="float">
            <text:p>1113526</text:p>
          </table:table-cell>
          <table:table-cell office:value-type="float" office:value="1656891" calcext:value-type="float">
            <text:p>1656891</text:p>
          </table:table-cell>
          <table:table-cell office:value-type="float" office:value="5" calcext:value-type="float">
            <text:p>5</text:p>
          </table:table-cell>
          <table:table-cell office:value-type="float" office:value="0.822569825955608" calcext:value-type="float">
            <text:p>0.822569825955608</text:p>
          </table:table-cell>
          <table:table-cell office:value-type="float" office:value="0.975911733616797" calcext:value-type="float">
            <text:p>0.975911733616797</text:p>
          </table:table-cell>
          <table:table-cell office:value-type="float" office:value="0.981197474145588" calcext:value-type="float">
            <text:p>0.981197474145588</text:p>
          </table:table-cell>
          <table:table-cell office:value-type="float" office:value="0.642694907509673" calcext:value-type="float">
            <text:p>0.642694907509673</text:p>
          </table:table-cell>
          <table:table-cell office:value-type="float" office:value="0.600602102351439" calcext:value-type="float">
            <text:p>0.600602102351439</text:p>
          </table:table-cell>
          <table:table-cell office:value-type="float" office:value="0.663713295902407" calcext:value-type="float">
            <text:p>0.663713295902407</text:p>
          </table:table-cell>
          <table:table-cell office:value-type="float" office:value="0.987584112594618" calcext:value-type="float">
            <text:p>0.987584112594618</text:p>
          </table:table-cell>
          <table:table-cell office:value-type="float" office:value="-121.461018498065" calcext:value-type="float">
            <text:p>-121.461018498065</text:p>
          </table:table-cell>
          <table:table-cell office:value-type="float" office:value="-129.879579529712" calcext:value-type="float">
            <text:p>-129.879579529712</text:p>
          </table:table-cell>
          <table:table-cell office:value-type="float" office:value="-117.257340819519" calcext:value-type="float">
            <text:p>-117.257340819519</text:p>
          </table:table-cell>
        </table:table-row>
        <table:table-row table:style-name="ro1">
          <table:table-cell office:value-type="string" calcext:value-type="string">
            <text:p>2019-11-12 10:46:55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10995076192" calcext:value-type="float">
            <text:p>78.0410995076192</text:p>
          </table:table-cell>
          <table:table-cell office:value-type="float" office:value="981.75935621935" calcext:value-type="float">
            <text:p>981.759356219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660" calcext:value-type="float">
            <text:p>1348660</text:p>
          </table:table-cell>
          <table:table-cell office:value-type="float" office:value="1634327" calcext:value-type="float">
            <text:p>1634327</text:p>
          </table:table-cell>
          <table:table-cell office:value-type="float" office:value="1639556" calcext:value-type="float">
            <text:p>1639556</text:p>
          </table:table-cell>
          <table:table-cell office:value-type="float" office:value="1058565" calcext:value-type="float">
            <text:p>1058565</text:p>
          </table:table-cell>
          <table:table-cell office:value-type="float" office:value="1049576" calcext:value-type="float">
            <text:p>1049576</text:p>
          </table:table-cell>
          <table:table-cell office:value-type="float" office:value="1118675" calcext:value-type="float">
            <text:p>1118675</text:p>
          </table:table-cell>
          <table:table-cell office:value-type="float" office:value="1658746" calcext:value-type="float">
            <text:p>1658746</text:p>
          </table:table-cell>
          <table:table-cell office:value-type="float" office:value="5" calcext:value-type="float">
            <text:p>5</text:p>
          </table:table-cell>
          <table:table-cell office:value-type="float" office:value="0.803864098055851" calcext:value-type="float">
            <text:p>0.803864098055851</text:p>
          </table:table-cell>
          <table:table-cell office:value-type="float" office:value="0.97413491894423" calcext:value-type="float">
            <text:p>0.97413491894423</text:p>
          </table:table-cell>
          <table:table-cell office:value-type="float" office:value="0.977251646191078" calcext:value-type="float">
            <text:p>0.977251646191078</text:p>
          </table:table-cell>
          <table:table-cell office:value-type="float" office:value="0.63095398318219" calcext:value-type="float">
            <text:p>0.63095398318219</text:p>
          </table:table-cell>
          <table:table-cell office:value-type="float" office:value="0.625596121024623" calcext:value-type="float">
            <text:p>0.625596121024623</text:p>
          </table:table-cell>
          <table:table-cell office:value-type="float" office:value="0.66678233942775" calcext:value-type="float">
            <text:p>0.66678233942775</text:p>
          </table:table-cell>
          <table:table-cell office:value-type="float" office:value="0.988689778887007" calcext:value-type="float">
            <text:p>0.988689778887007</text:p>
          </table:table-cell>
          <table:table-cell office:value-type="float" office:value="-123.809203363562" calcext:value-type="float">
            <text:p>-123.809203363562</text:p>
          </table:table-cell>
          <table:table-cell office:value-type="float" office:value="-124.880775795075" calcext:value-type="float">
            <text:p>-124.880775795075</text:p>
          </table:table-cell>
          <table:table-cell office:value-type="float" office:value="-116.64353211445" calcext:value-type="float">
            <text:p>-116.64353211445</text:p>
          </table:table-cell>
        </table:table-row>
        <table:table-row table:style-name="ro1">
          <table:table-cell office:value-type="string" calcext:value-type="string">
            <text:p>2019-11-12 10:46:57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67851501477" calcext:value-type="float">
            <text:p>78.067851501477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177" calcext:value-type="float">
            <text:p>1353177</text:p>
          </table:table-cell>
          <table:table-cell office:value-type="float" office:value="1631459" calcext:value-type="float">
            <text:p>1631459</text:p>
          </table:table-cell>
          <table:table-cell office:value-type="float" office:value="1644901" calcext:value-type="float">
            <text:p>1644901</text:p>
          </table:table-cell>
          <table:table-cell office:value-type="float" office:value="1166544" calcext:value-type="float">
            <text:p>1166544</text:p>
          </table:table-cell>
          <table:table-cell office:value-type="float" office:value="1016579" calcext:value-type="float">
            <text:p>1016579</text:p>
          </table:table-cell>
          <table:table-cell office:value-type="float" office:value="1013057" calcext:value-type="float">
            <text:p>1013057</text:p>
          </table:table-cell>
          <table:table-cell office:value-type="float" office:value="1655235" calcext:value-type="float">
            <text:p>1655235</text:p>
          </table:table-cell>
          <table:table-cell office:value-type="float" office:value="5" calcext:value-type="float">
            <text:p>5</text:p>
          </table:table-cell>
          <table:table-cell office:value-type="float" office:value="0.806556440181308" calcext:value-type="float">
            <text:p>0.806556440181308</text:p>
          </table:table-cell>
          <table:table-cell office:value-type="float" office:value="0.972425457528288" calcext:value-type="float">
            <text:p>0.972425457528288</text:p>
          </table:table-cell>
          <table:table-cell office:value-type="float" office:value="0.980437514834108" calcext:value-type="float">
            <text:p>0.980437514834108</text:p>
          </table:table-cell>
          <table:table-cell office:value-type="float" office:value="0.695314490236579" calcext:value-type="float">
            <text:p>0.695314490236579</text:p>
          </table:table-cell>
          <table:table-cell office:value-type="float" office:value="0.605928374043509" calcext:value-type="float">
            <text:p>0.605928374043509</text:p>
          </table:table-cell>
          <table:table-cell office:value-type="float" office:value="0.603829098204267" calcext:value-type="float">
            <text:p>0.603829098204267</text:p>
          </table:table-cell>
          <table:table-cell office:value-type="float" office:value="0.986597059559472" calcext:value-type="float">
            <text:p>0.986597059559472</text:p>
          </table:table-cell>
          <table:table-cell office:value-type="float" office:value="-110.937101952684" calcext:value-type="float">
            <text:p>-110.937101952684</text:p>
          </table:table-cell>
          <table:table-cell office:value-type="float" office:value="-128.814325191298" calcext:value-type="float">
            <text:p>-128.814325191298</text:p>
          </table:table-cell>
          <table:table-cell office:value-type="float" office:value="-129.234180359147" calcext:value-type="float">
            <text:p>-129.234180359147</text:p>
          </table:table-cell>
        </table:table-row>
        <table:table-row table:style-name="ro1">
          <table:table-cell office:value-type="string" calcext:value-type="string">
            <text:p>2019-11-12 10:46:58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0468981542733" calcext:value-type="float">
            <text:p>78.0468981542733</text:p>
          </table:table-cell>
          <table:table-cell office:value-type="float" office:value="981.767865924166" calcext:value-type="float">
            <text:p>981.76786592416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859" calcext:value-type="float">
            <text:p>1380859</text:p>
          </table:table-cell>
          <table:table-cell office:value-type="float" office:value="1637824" calcext:value-type="float">
            <text:p>1637824</text:p>
          </table:table-cell>
          <table:table-cell office:value-type="float" office:value="1646089" calcext:value-type="float">
            <text:p>1646089</text:p>
          </table:table-cell>
          <table:table-cell office:value-type="float" office:value="1072945" calcext:value-type="float">
            <text:p>1072945</text:p>
          </table:table-cell>
          <table:table-cell office:value-type="float" office:value="1007180" calcext:value-type="float">
            <text:p>1007180</text:p>
          </table:table-cell>
          <table:table-cell office:value-type="float" office:value="1118046" calcext:value-type="float">
            <text:p>1118046</text:p>
          </table:table-cell>
          <table:table-cell office:value-type="float" office:value="1656814" calcext:value-type="float">
            <text:p>1656814</text:p>
          </table:table-cell>
          <table:table-cell office:value-type="float" office:value="5" calcext:value-type="float">
            <text:p>5</text:p>
          </table:table-cell>
          <table:table-cell office:value-type="float" office:value="0.823056199914956" calcext:value-type="float">
            <text:p>0.823056199914956</text:p>
          </table:table-cell>
          <table:table-cell office:value-type="float" office:value="0.976219293620502" calcext:value-type="float">
            <text:p>0.976219293620502</text:p>
          </table:table-cell>
          <table:table-cell office:value-type="float" office:value="0.981145618098452" calcext:value-type="float">
            <text:p>0.981145618098452</text:p>
          </table:table-cell>
          <table:table-cell office:value-type="float" office:value="0.639525132122652" calcext:value-type="float">
            <text:p>0.639525132122652</text:p>
          </table:table-cell>
          <table:table-cell office:value-type="float" office:value="0.600326132813231" calcext:value-type="float">
            <text:p>0.600326132813231</text:p>
          </table:table-cell>
          <table:table-cell office:value-type="float" office:value="0.66640742616742" calcext:value-type="float">
            <text:p>0.66640742616742</text:p>
          </table:table-cell>
          <table:table-cell office:value-type="float" office:value="0.98753821701267" calcext:value-type="float">
            <text:p>0.98753821701267</text:p>
          </table:table-cell>
          <table:table-cell office:value-type="float" office:value="-122.09497357547" calcext:value-type="float">
            <text:p>-122.09497357547</text:p>
          </table:table-cell>
          <table:table-cell office:value-type="float" office:value="-129.934773437354" calcext:value-type="float">
            <text:p>-129.934773437354</text:p>
          </table:table-cell>
          <table:table-cell office:value-type="float" office:value="-116.718514766516" calcext:value-type="float">
            <text:p>-116.718514766516</text:p>
          </table:table-cell>
        </table:table-row>
        <table:table-row table:style-name="ro1">
          <table:table-cell office:value-type="string" calcext:value-type="string">
            <text:p>2019-11-12 10:46:59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0402031367636" calcext:value-type="float">
            <text:p>78.0402031367636</text:p>
          </table:table-cell>
          <table:table-cell office:value-type="float" office:value="981.742336918398" calcext:value-type="float">
            <text:p>981.7423369183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866" calcext:value-type="float">
            <text:p>1363866</text:p>
          </table:table-cell>
          <table:table-cell office:value-type="float" office:value="1632451" calcext:value-type="float">
            <text:p>1632451</text:p>
          </table:table-cell>
          <table:table-cell office:value-type="float" office:value="1644798" calcext:value-type="float">
            <text:p>1644798</text:p>
          </table:table-cell>
          <table:table-cell office:value-type="float" office:value="1146428" calcext:value-type="float">
            <text:p>1146428</text:p>
          </table:table-cell>
          <table:table-cell office:value-type="float" office:value="1015469" calcext:value-type="float">
            <text:p>1015469</text:p>
          </table:table-cell>
          <table:table-cell office:value-type="float" office:value="1028293" calcext:value-type="float">
            <text:p>1028293</text:p>
          </table:table-cell>
          <table:table-cell office:value-type="float" office:value="1654926" calcext:value-type="float">
            <text:p>1654926</text:p>
          </table:table-cell>
          <table:table-cell office:value-type="float" office:value="5" calcext:value-type="float">
            <text:p>5</text:p>
          </table:table-cell>
          <table:table-cell office:value-type="float" office:value="0.812927581420849" calcext:value-type="float">
            <text:p>0.812927581420849</text:p>
          </table:table-cell>
          <table:table-cell office:value-type="float" office:value="0.973016735674946" calcext:value-type="float">
            <text:p>0.973016735674946</text:p>
          </table:table-cell>
          <table:table-cell office:value-type="float" office:value="0.98037612204267" calcext:value-type="float">
            <text:p>0.98037612204267</text:p>
          </table:table-cell>
          <table:table-cell office:value-type="float" office:value="0.683324418464234" calcext:value-type="float">
            <text:p>0.683324418464234</text:p>
          </table:table-cell>
          <table:table-cell office:value-type="float" office:value="0.605266762407632" calcext:value-type="float">
            <text:p>0.605266762407632</text:p>
          </table:table-cell>
          <table:table-cell office:value-type="float" office:value="0.612910462964828" calcext:value-type="float">
            <text:p>0.612910462964828</text:p>
          </table:table-cell>
          <table:table-cell office:value-type="float" office:value="0.98641288118516" calcext:value-type="float">
            <text:p>0.98641288118516</text:p>
          </table:table-cell>
          <table:table-cell office:value-type="float" office:value="-113.335116307153" calcext:value-type="float">
            <text:p>-113.335116307153</text:p>
          </table:table-cell>
          <table:table-cell office:value-type="float" office:value="-128.946647518474" calcext:value-type="float">
            <text:p>-128.946647518474</text:p>
          </table:table-cell>
          <table:table-cell office:value-type="float" office:value="-127.417907407034" calcext:value-type="float">
            <text:p>-127.417907407034</text:p>
          </table:table-cell>
        </table:table-row>
        <table:table-row table:style-name="ro1">
          <table:table-cell office:value-type="string" calcext:value-type="string">
            <text:p>2019-11-12 10:47:0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35300962152" calcext:value-type="float">
            <text:p>78.035300962152</text:p>
          </table:table-cell>
          <table:table-cell office:value-type="float" office:value="981.83343811081" calcext:value-type="float">
            <text:p>981.8334381108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587" calcext:value-type="float">
            <text:p>1380587</text:p>
          </table:table-cell>
          <table:table-cell office:value-type="float" office:value="1636514" calcext:value-type="float">
            <text:p>1636514</text:p>
          </table:table-cell>
          <table:table-cell office:value-type="float" office:value="1643638" calcext:value-type="float">
            <text:p>1643638</text:p>
          </table:table-cell>
          <table:table-cell office:value-type="float" office:value="1092474" calcext:value-type="float">
            <text:p>1092474</text:p>
          </table:table-cell>
          <table:table-cell office:value-type="float" office:value="1011041" calcext:value-type="float">
            <text:p>1011041</text:p>
          </table:table-cell>
          <table:table-cell office:value-type="float" office:value="1083782" calcext:value-type="float">
            <text:p>1083782</text:p>
          </table:table-cell>
          <table:table-cell office:value-type="float" office:value="1653664" calcext:value-type="float">
            <text:p>1653664</text:p>
          </table:table-cell>
          <table:table-cell office:value-type="float" office:value="5" calcext:value-type="float">
            <text:p>5</text:p>
          </table:table-cell>
          <table:table-cell office:value-type="float" office:value="0.82289407526184" calcext:value-type="float">
            <text:p>0.82289407526184</text:p>
          </table:table-cell>
          <table:table-cell office:value-type="float" office:value="0.975438472680863" calcext:value-type="float">
            <text:p>0.975438472680863</text:p>
          </table:table-cell>
          <table:table-cell office:value-type="float" office:value="0.979684708080853" calcext:value-type="float">
            <text:p>0.979684708080853</text:p>
          </table:table-cell>
          <table:table-cell office:value-type="float" office:value="0.651165324588457" calcext:value-type="float">
            <text:p>0.651165324588457</text:p>
          </table:table-cell>
          <table:table-cell office:value-type="float" office:value="0.602627468422349" calcext:value-type="float">
            <text:p>0.602627468422349</text:p>
          </table:table-cell>
          <table:table-cell office:value-type="float" office:value="0.645984488246976" calcext:value-type="float">
            <text:p>0.645984488246976</text:p>
          </table:table-cell>
          <table:table-cell office:value-type="float" office:value="0.985660670478424" calcext:value-type="float">
            <text:p>0.985660670478424</text:p>
          </table:table-cell>
          <table:table-cell office:value-type="float" office:value="-119.766935082309" calcext:value-type="float">
            <text:p>-119.766935082309</text:p>
          </table:table-cell>
          <table:table-cell office:value-type="float" office:value="-129.47450631553" calcext:value-type="float">
            <text:p>-129.47450631553</text:p>
          </table:table-cell>
          <table:table-cell office:value-type="float" office:value="-120.803102350605" calcext:value-type="float">
            <text:p>-120.803102350605</text:p>
          </table:table-cell>
        </table:table-row>
        <table:table-row table:style-name="ro1">
          <table:table-cell office:value-type="string" calcext:value-type="string">
            <text:p>2019-11-12 10:47:02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10995076192" calcext:value-type="float">
            <text:p>78.041099507619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757" calcext:value-type="float">
            <text:p>1370757</text:p>
          </table:table-cell>
          <table:table-cell office:value-type="float" office:value="1635297" calcext:value-type="float">
            <text:p>1635297</text:p>
          </table:table-cell>
          <table:table-cell office:value-type="float" office:value="1641272" calcext:value-type="float">
            <text:p>1641272</text:p>
          </table:table-cell>
          <table:table-cell office:value-type="float" office:value="1065342" calcext:value-type="float">
            <text:p>1065342</text:p>
          </table:table-cell>
          <table:table-cell office:value-type="float" office:value="1003627" calcext:value-type="float">
            <text:p>1003627</text:p>
          </table:table-cell>
          <table:table-cell office:value-type="float" office:value="1132843" calcext:value-type="float">
            <text:p>1132843</text:p>
          </table:table-cell>
          <table:table-cell office:value-type="float" office:value="1653686" calcext:value-type="float">
            <text:p>1653686</text:p>
          </table:table-cell>
          <table:table-cell office:value-type="float" office:value="5" calcext:value-type="float">
            <text:p>5</text:p>
          </table:table-cell>
          <table:table-cell office:value-type="float" office:value="0.817034937981956" calcext:value-type="float">
            <text:p>0.817034937981956</text:p>
          </table:table-cell>
          <table:table-cell office:value-type="float" office:value="0.974713084067474" calcext:value-type="float">
            <text:p>0.974713084067474</text:p>
          </table:table-cell>
          <table:table-cell office:value-type="float" office:value="0.978274462017353" calcext:value-type="float">
            <text:p>0.978274462017353</text:p>
          </table:table-cell>
          <table:table-cell office:value-type="float" office:value="0.634993390440153" calcext:value-type="float">
            <text:p>0.634993390440153</text:p>
          </table:table-cell>
          <table:table-cell office:value-type="float" office:value="0.598208379531906" calcext:value-type="float">
            <text:p>0.598208379531906</text:p>
          </table:table-cell>
          <table:table-cell office:value-type="float" office:value="0.675227126506224" calcext:value-type="float">
            <text:p>0.675227126506224</text:p>
          </table:table-cell>
          <table:table-cell office:value-type="float" office:value="0.985673783501838" calcext:value-type="float">
            <text:p>0.985673783501838</text:p>
          </table:table-cell>
          <table:table-cell office:value-type="float" office:value="-123.001321911969" calcext:value-type="float">
            <text:p>-123.001321911969</text:p>
          </table:table-cell>
          <table:table-cell office:value-type="float" office:value="-130.358324093619" calcext:value-type="float">
            <text:p>-130.358324093619</text:p>
          </table:table-cell>
          <table:table-cell office:value-type="float" office:value="-114.954574698755" calcext:value-type="float">
            <text:p>-114.954574698755</text:p>
          </table:table-cell>
        </table:table-row>
        <table:table-row table:style-name="ro1">
          <table:table-cell office:value-type="string" calcext:value-type="string">
            <text:p>2019-11-12 10:47:0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20527005487" calcext:value-type="float">
            <text:p>78.0620527005487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253" calcext:value-type="float">
            <text:p>1369253</text:p>
          </table:table-cell>
          <table:table-cell office:value-type="float" office:value="1633116" calcext:value-type="float">
            <text:p>1633116</text:p>
          </table:table-cell>
          <table:table-cell office:value-type="float" office:value="1644080" calcext:value-type="float">
            <text:p>1644080</text:p>
          </table:table-cell>
          <table:table-cell office:value-type="float" office:value="1118609" calcext:value-type="float">
            <text:p>1118609</text:p>
          </table:table-cell>
          <table:table-cell office:value-type="float" office:value="1014995" calcext:value-type="float">
            <text:p>1014995</text:p>
          </table:table-cell>
          <table:table-cell office:value-type="float" office:value="1057244" calcext:value-type="float">
            <text:p>1057244</text:p>
          </table:table-cell>
          <table:table-cell office:value-type="float" office:value="1653985" calcext:value-type="float">
            <text:p>1653985</text:p>
          </table:table-cell>
          <table:table-cell office:value-type="float" office:value="5" calcext:value-type="float">
            <text:p>5</text:p>
          </table:table-cell>
          <table:table-cell office:value-type="float" office:value="0.816138484017668" calcext:value-type="float">
            <text:p>0.816138484017668</text:p>
          </table:table-cell>
          <table:table-cell office:value-type="float" office:value="0.973413106609953" calcext:value-type="float">
            <text:p>0.973413106609953</text:p>
          </table:table-cell>
          <table:table-cell office:value-type="float" office:value="0.979948160642166" calcext:value-type="float">
            <text:p>0.979948160642166</text:p>
          </table:table-cell>
          <table:table-cell office:value-type="float" office:value="0.666743000357509" calcext:value-type="float">
            <text:p>0.666743000357509</text:p>
          </table:table-cell>
          <table:table-cell office:value-type="float" office:value="0.604984236357717" calcext:value-type="float">
            <text:p>0.604984236357717</text:p>
          </table:table-cell>
          <table:table-cell office:value-type="float" office:value="0.630166605730844" calcext:value-type="float">
            <text:p>0.630166605730844</text:p>
          </table:table-cell>
          <table:table-cell office:value-type="float" office:value="0.985852001410961" calcext:value-type="float">
            <text:p>0.985852001410961</text:p>
          </table:table-cell>
          <table:table-cell office:value-type="float" office:value="-116.651399928498" calcext:value-type="float">
            <text:p>-116.651399928498</text:p>
          </table:table-cell>
          <table:table-cell office:value-type="float" office:value="-129.003152728457" calcext:value-type="float">
            <text:p>-129.003152728457</text:p>
          </table:table-cell>
          <table:table-cell office:value-type="float" office:value="-123.966678853831" calcext:value-type="float">
            <text:p>-123.966678853831</text:p>
          </table:table-cell>
        </table:table-row>
        <table:table-row table:style-name="ro1">
          <table:table-cell office:value-type="string" calcext:value-type="string">
            <text:p>2019-11-12 10:47:04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0526969021135" calcext:value-type="float">
            <text:p>78.0526969021135</text:p>
          </table:table-cell>
          <table:table-cell office:value-type="float" office:value="981.858969285879" calcext:value-type="float">
            <text:p>981.85896928587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741" calcext:value-type="float">
            <text:p>1353741</text:p>
          </table:table-cell>
          <table:table-cell office:value-type="float" office:value="1636668" calcext:value-type="float">
            <text:p>1636668</text:p>
          </table:table-cell>
          <table:table-cell office:value-type="float" office:value="1642068" calcext:value-type="float">
            <text:p>1642068</text:p>
          </table:table-cell>
          <table:table-cell office:value-type="float" office:value="1054038" calcext:value-type="float">
            <text:p>1054038</text:p>
          </table:table-cell>
          <table:table-cell office:value-type="float" office:value="1072311" calcext:value-type="float">
            <text:p>1072311</text:p>
          </table:table-cell>
          <table:table-cell office:value-type="float" office:value="1098392" calcext:value-type="float">
            <text:p>1098392</text:p>
          </table:table-cell>
          <table:table-cell office:value-type="float" office:value="1657078" calcext:value-type="float">
            <text:p>1657078</text:p>
          </table:table-cell>
          <table:table-cell office:value-type="float" office:value="5" calcext:value-type="float">
            <text:p>5</text:p>
          </table:table-cell>
          <table:table-cell office:value-type="float" office:value="0.806892610417916" calcext:value-type="float">
            <text:p>0.806892610417916</text:p>
          </table:table-cell>
          <table:table-cell office:value-type="float" office:value="0.97553026384476" calcext:value-type="float">
            <text:p>0.97553026384476</text:p>
          </table:table-cell>
          <table:table-cell office:value-type="float" office:value="0.978748915046324" calcext:value-type="float">
            <text:p>0.978748915046324</text:p>
          </table:table-cell>
          <table:table-cell office:value-type="float" office:value="0.628255680591545" calcext:value-type="float">
            <text:p>0.628255680591545</text:p>
          </table:table-cell>
          <table:table-cell office:value-type="float" office:value="0.639147238629727" calcext:value-type="float">
            <text:p>0.639147238629727</text:p>
          </table:table-cell>
          <table:table-cell office:value-type="float" office:value="0.654692727886764" calcext:value-type="float">
            <text:p>0.654692727886764</text:p>
          </table:table-cell>
          <table:table-cell office:value-type="float" office:value="0.987695573293635" calcext:value-type="float">
            <text:p>0.987695573293635</text:p>
          </table:table-cell>
          <table:table-cell office:value-type="float" office:value="-124.348863881691" calcext:value-type="float">
            <text:p>-124.348863881691</text:p>
          </table:table-cell>
          <table:table-cell office:value-type="float" office:value="-122.170552274055" calcext:value-type="float">
            <text:p>-122.170552274055</text:p>
          </table:table-cell>
          <table:table-cell office:value-type="float" office:value="-119.061454422647" calcext:value-type="float">
            <text:p>-119.061454422647</text:p>
          </table:table-cell>
        </table:table-row>
        <table:table-row table:style-name="ro1">
          <table:table-cell office:value-type="string" calcext:value-type="string">
            <text:p>2019-11-12 10:47:05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35300962152" calcext:value-type="float">
            <text:p>78.035300962152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556" calcext:value-type="float">
            <text:p>1351556</text:p>
          </table:table-cell>
          <table:table-cell office:value-type="float" office:value="1631147" calcext:value-type="float">
            <text:p>1631147</text:p>
          </table:table-cell>
          <table:table-cell office:value-type="float" office:value="1644527" calcext:value-type="float">
            <text:p>1644527</text:p>
          </table:table-cell>
          <table:table-cell office:value-type="float" office:value="1167301" calcext:value-type="float">
            <text:p>1167301</text:p>
          </table:table-cell>
          <table:table-cell office:value-type="float" office:value="1017064" calcext:value-type="float">
            <text:p>1017064</text:p>
          </table:table-cell>
          <table:table-cell office:value-type="float" office:value="1009783" calcext:value-type="float">
            <text:p>1009783</text:p>
          </table:table-cell>
          <table:table-cell office:value-type="float" office:value="1655827" calcext:value-type="float">
            <text:p>1655827</text:p>
          </table:table-cell>
          <table:table-cell office:value-type="float" office:value="5" calcext:value-type="float">
            <text:p>5</text:p>
          </table:table-cell>
          <table:table-cell office:value-type="float" office:value="0.80559024877432" calcext:value-type="float">
            <text:p>0.80559024877432</text:p>
          </table:table-cell>
          <table:table-cell office:value-type="float" office:value="0.97223949101442" calcext:value-type="float">
            <text:p>0.97223949101442</text:p>
          </table:table-cell>
          <table:table-cell office:value-type="float" office:value="0.980214593436073" calcext:value-type="float">
            <text:p>0.980214593436073</text:p>
          </table:table-cell>
          <table:table-cell office:value-type="float" office:value="0.695765697451317" calcext:value-type="float">
            <text:p>0.695765697451317</text:p>
          </table:table-cell>
          <table:table-cell office:value-type="float" office:value="0.606217456605131" calcext:value-type="float">
            <text:p>0.606217456605131</text:p>
          </table:table-cell>
          <table:table-cell office:value-type="float" office:value="0.601877641901689" calcext:value-type="float">
            <text:p>0.601877641901689</text:p>
          </table:table-cell>
          <table:table-cell office:value-type="float" office:value="0.986949919098606" calcext:value-type="float">
            <text:p>0.986949919098606</text:p>
          </table:table-cell>
          <table:table-cell office:value-type="float" office:value="-110.846860509737" calcext:value-type="float">
            <text:p>-110.846860509737</text:p>
          </table:table-cell>
          <table:table-cell office:value-type="float" office:value="-128.756508678974" calcext:value-type="float">
            <text:p>-128.756508678974</text:p>
          </table:table-cell>
          <table:table-cell office:value-type="float" office:value="-129.624471619662" calcext:value-type="float">
            <text:p>-129.624471619662</text:p>
          </table:table-cell>
        </table:table-row>
        <table:table-row table:style-name="ro1">
          <table:table-cell office:value-type="string" calcext:value-type="string">
            <text:p>2019-11-12 10:47:0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406513269771" calcext:value-type="float">
            <text:p>78.0406513269771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86" calcext:value-type="float">
            <text:p>1374186</text:p>
          </table:table-cell>
          <table:table-cell office:value-type="float" office:value="1630615" calcext:value-type="float">
            <text:p>1630615</text:p>
          </table:table-cell>
          <table:table-cell office:value-type="float" office:value="1640587" calcext:value-type="float">
            <text:p>1640587</text:p>
          </table:table-cell>
          <table:table-cell office:value-type="float" office:value="1050604" calcext:value-type="float">
            <text:p>1050604</text:p>
          </table:table-cell>
          <table:table-cell office:value-type="float" office:value="1127925" calcext:value-type="float">
            <text:p>1127925</text:p>
          </table:table-cell>
          <table:table-cell office:value-type="float" office:value="1034647" calcext:value-type="float">
            <text:p>1034647</text:p>
          </table:table-cell>
          <table:table-cell office:value-type="float" office:value="1663489" calcext:value-type="float">
            <text:p>1663489</text:p>
          </table:table-cell>
          <table:table-cell office:value-type="float" office:value="5" calcext:value-type="float">
            <text:p>5</text:p>
          </table:table-cell>
          <table:table-cell office:value-type="float" office:value="0.819078781494949" calcext:value-type="float">
            <text:p>0.819078781494949</text:p>
          </table:table-cell>
          <table:table-cell office:value-type="float" office:value="0.971922394266414" calcext:value-type="float">
            <text:p>0.971922394266414</text:p>
          </table:table-cell>
          <table:table-cell office:value-type="float" office:value="0.977866170151969" calcext:value-type="float">
            <text:p>0.977866170151969</text:p>
          </table:table-cell>
          <table:table-cell office:value-type="float" office:value="0.626208856845958" calcext:value-type="float">
            <text:p>0.626208856845958</text:p>
          </table:table-cell>
          <table:table-cell office:value-type="float" office:value="0.672295769726726" calcext:value-type="float">
            <text:p>0.672295769726726</text:p>
          </table:table-cell>
          <table:table-cell office:value-type="float" office:value="0.616697742545336" calcext:value-type="float">
            <text:p>0.616697742545336</text:p>
          </table:table-cell>
          <table:table-cell office:value-type="float" office:value="0.991516827525714" calcext:value-type="float">
            <text:p>0.991516827525714</text:p>
          </table:table-cell>
          <table:table-cell office:value-type="float" office:value="-124.758228630808" calcext:value-type="float">
            <text:p>-124.758228630808</text:p>
          </table:table-cell>
          <table:table-cell office:value-type="float" office:value="-115.540846054655" calcext:value-type="float">
            <text:p>-115.540846054655</text:p>
          </table:table-cell>
          <table:table-cell office:value-type="float" office:value="-126.660451490933" calcext:value-type="float">
            <text:p>-126.660451490933</text:p>
          </table:table-cell>
        </table:table-row>
        <table:table-row table:style-name="ro1">
          <table:table-cell office:value-type="string" calcext:value-type="string">
            <text:p>2019-11-12 10:47:08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64499235369" calcext:value-type="float">
            <text:p>78.0464499235369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893" calcext:value-type="float">
            <text:p>1359893</text:p>
          </table:table-cell>
          <table:table-cell office:value-type="float" office:value="1638417" calcext:value-type="float">
            <text:p>1638417</text:p>
          </table:table-cell>
          <table:table-cell office:value-type="float" office:value="1643451" calcext:value-type="float">
            <text:p>1643451</text:p>
          </table:table-cell>
          <table:table-cell office:value-type="float" office:value="1063677" calcext:value-type="float">
            <text:p>1063677</text:p>
          </table:table-cell>
          <table:table-cell office:value-type="float" office:value="1014444" calcext:value-type="float">
            <text:p>1014444</text:p>
          </table:table-cell>
          <table:table-cell office:value-type="float" office:value="1141915" calcext:value-type="float">
            <text:p>1141915</text:p>
          </table:table-cell>
          <table:table-cell office:value-type="float" office:value="1655037" calcext:value-type="float">
            <text:p>1655037</text:p>
          </table:table-cell>
          <table:table-cell office:value-type="float" office:value="5" calcext:value-type="float">
            <text:p>5</text:p>
          </table:table-cell>
          <table:table-cell office:value-type="float" office:value="0.810559488601624" calcext:value-type="float">
            <text:p>0.810559488601624</text:p>
          </table:table-cell>
          <table:table-cell office:value-type="float" office:value="0.976572749206155" calcext:value-type="float">
            <text:p>0.976572749206155</text:p>
          </table:table-cell>
          <table:table-cell office:value-type="float" office:value="0.979573247381836" calcext:value-type="float">
            <text:p>0.979573247381836</text:p>
          </table:table-cell>
          <table:table-cell office:value-type="float" office:value="0.634000972986337" calcext:value-type="float">
            <text:p>0.634000972986337</text:p>
          </table:table-cell>
          <table:table-cell office:value-type="float" office:value="0.604655814725854" calcext:value-type="float">
            <text:p>0.604655814725854</text:p>
          </table:table-cell>
          <table:table-cell office:value-type="float" office:value="0.680634460524852" calcext:value-type="float">
            <text:p>0.680634460524852</text:p>
          </table:table-cell>
          <table:table-cell office:value-type="float" office:value="0.986479042348748" calcext:value-type="float">
            <text:p>0.986479042348748</text:p>
          </table:table-cell>
          <table:table-cell office:value-type="float" office:value="-123.199805402733" calcext:value-type="float">
            <text:p>-123.199805402733</text:p>
          </table:table-cell>
          <table:table-cell office:value-type="float" office:value="-129.068837054829" calcext:value-type="float">
            <text:p>-129.068837054829</text:p>
          </table:table-cell>
          <table:table-cell office:value-type="float" office:value="-113.87310789503" calcext:value-type="float">
            <text:p>-113.87310789503</text:p>
          </table:table-cell>
        </table:table-row>
        <table:table-row table:style-name="ro1">
          <table:table-cell office:value-type="string" calcext:value-type="string">
            <text:p>2019-11-12 10:47:09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357490831284" calcext:value-type="float">
            <text:p>78.0357490831284</text:p>
          </table:table-cell>
          <table:table-cell office:value-type="float" office:value="981.869479258865" calcext:value-type="float">
            <text:p>981.86947925886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856" calcext:value-type="float">
            <text:p>1372856</text:p>
          </table:table-cell>
          <table:table-cell office:value-type="float" office:value="1630390" calcext:value-type="float">
            <text:p>1630390</text:p>
          </table:table-cell>
          <table:table-cell office:value-type="float" office:value="1642597" calcext:value-type="float">
            <text:p>1642597</text:p>
          </table:table-cell>
          <table:table-cell office:value-type="float" office:value="1092544" calcext:value-type="float">
            <text:p>1092544</text:p>
          </table:table-cell>
          <table:table-cell office:value-type="float" office:value="1085391" calcext:value-type="float">
            <text:p>1085391</text:p>
          </table:table-cell>
          <table:table-cell office:value-type="float" office:value="1028527" calcext:value-type="float">
            <text:p>1028527</text:p>
          </table:table-cell>
          <table:table-cell office:value-type="float" office:value="1660404" calcext:value-type="float">
            <text:p>1660404</text:p>
          </table:table-cell>
          <table:table-cell office:value-type="float" office:value="5" calcext:value-type="float">
            <text:p>5</text:p>
          </table:table-cell>
          <table:table-cell office:value-type="float" office:value="0.818286039624934" calcext:value-type="float">
            <text:p>0.818286039624934</text:p>
          </table:table-cell>
          <table:table-cell office:value-type="float" office:value="0.971788283799682" calcext:value-type="float">
            <text:p>0.971788283799682</text:p>
          </table:table-cell>
          <table:table-cell office:value-type="float" office:value="0.979064223654773" calcext:value-type="float">
            <text:p>0.979064223654773</text:p>
          </table:table-cell>
          <table:table-cell office:value-type="float" office:value="0.651207047844773" calcext:value-type="float">
            <text:p>0.651207047844773</text:p>
          </table:table-cell>
          <table:table-cell office:value-type="float" office:value="0.646943527095738" calcext:value-type="float">
            <text:p>0.646943527095738</text:p>
          </table:table-cell>
          <table:table-cell office:value-type="float" office:value="0.613049937850229" calcext:value-type="float">
            <text:p>0.613049937850229</text:p>
          </table:table-cell>
          <table:table-cell office:value-type="float" office:value="0.989678024015191" calcext:value-type="float">
            <text:p>0.989678024015191</text:p>
          </table:table-cell>
          <table:table-cell office:value-type="float" office:value="-119.758590431045" calcext:value-type="float">
            <text:p>-119.758590431045</text:p>
          </table:table-cell>
          <table:table-cell office:value-type="float" office:value="-120.611294580852" calcext:value-type="float">
            <text:p>-120.611294580852</text:p>
          </table:table-cell>
          <table:table-cell office:value-type="float" office:value="-127.390012429954" calcext:value-type="float">
            <text:p>-127.390012429954</text:p>
          </table:table-cell>
        </table:table-row>
        <table:table-row table:style-name="ro1">
          <table:table-cell office:value-type="string" calcext:value-type="string">
            <text:p>2019-11-12 10:47:10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29950588754" calcext:value-type="float">
            <text:p>78.029950588754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526" calcext:value-type="float">
            <text:p>1353526</text:p>
          </table:table-cell>
          <table:table-cell office:value-type="float" office:value="1636150" calcext:value-type="float">
            <text:p>1636150</text:p>
          </table:table-cell>
          <table:table-cell office:value-type="float" office:value="1642787" calcext:value-type="float">
            <text:p>1642787</text:p>
          </table:table-cell>
          <table:table-cell office:value-type="float" office:value="1045923" calcext:value-type="float">
            <text:p>1045923</text:p>
          </table:table-cell>
          <table:table-cell office:value-type="float" office:value="1102705" calcext:value-type="float">
            <text:p>1102705</text:p>
          </table:table-cell>
          <table:table-cell office:value-type="float" office:value="1064054" calcext:value-type="float">
            <text:p>1064054</text:p>
          </table:table-cell>
          <table:table-cell office:value-type="float" office:value="1658900" calcext:value-type="float">
            <text:p>1658900</text:p>
          </table:table-cell>
          <table:table-cell office:value-type="float" office:value="5" calcext:value-type="float">
            <text:p>5</text:p>
          </table:table-cell>
          <table:table-cell office:value-type="float" office:value="0.806764460416372" calcext:value-type="float">
            <text:p>0.806764460416372</text:p>
          </table:table-cell>
          <table:table-cell office:value-type="float" office:value="0.975221511748017" calcext:value-type="float">
            <text:p>0.975221511748017</text:p>
          </table:table-cell>
          <table:table-cell office:value-type="float" office:value="0.979177472493347" calcext:value-type="float">
            <text:p>0.979177472493347</text:p>
          </table:table-cell>
          <table:table-cell office:value-type="float" office:value="0.623418763091417" calcext:value-type="float">
            <text:p>0.623418763091417</text:p>
          </table:table-cell>
          <table:table-cell office:value-type="float" office:value="0.657263476522383" calcext:value-type="float">
            <text:p>0.657263476522383</text:p>
          </table:table-cell>
          <table:table-cell office:value-type="float" office:value="0.634225682523928" calcext:value-type="float">
            <text:p>0.634225682523928</text:p>
          </table:table-cell>
          <table:table-cell office:value-type="float" office:value="0.988781570050904" calcext:value-type="float">
            <text:p>0.988781570050904</text:p>
          </table:table-cell>
          <table:table-cell office:value-type="float" office:value="-125.316247381717" calcext:value-type="float">
            <text:p>-125.316247381717</text:p>
          </table:table-cell>
          <table:table-cell office:value-type="float" office:value="-118.547304695523" calcext:value-type="float">
            <text:p>-118.547304695523</text:p>
          </table:table-cell>
          <table:table-cell office:value-type="float" office:value="-123.154863495214" calcext:value-type="float">
            <text:p>-123.154863495214</text:p>
          </table:table-cell>
        </table:table-row>
        <table:table-row table:style-name="ro1">
          <table:table-cell office:value-type="string" calcext:value-type="string">
            <text:p>2019-11-12 10:47:11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29950588754" calcext:value-type="float">
            <text:p>78.029950588754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38" calcext:value-type="float">
            <text:p>1371238</text:p>
          </table:table-cell>
          <table:table-cell office:value-type="float" office:value="1634970" calcext:value-type="float">
            <text:p>1634970</text:p>
          </table:table-cell>
          <table:table-cell office:value-type="float" office:value="1643152" calcext:value-type="float">
            <text:p>1643152</text:p>
          </table:table-cell>
          <table:table-cell office:value-type="float" office:value="1042167" calcext:value-type="float">
            <text:p>1042167</text:p>
          </table:table-cell>
          <table:table-cell office:value-type="float" office:value="1122852" calcext:value-type="float">
            <text:p>1122852</text:p>
          </table:table-cell>
          <table:table-cell office:value-type="float" office:value="1041401" calcext:value-type="float">
            <text:p>1041401</text:p>
          </table:table-cell>
          <table:table-cell office:value-type="float" office:value="1662897" calcext:value-type="float">
            <text:p>1662897</text:p>
          </table:table-cell>
          <table:table-cell office:value-type="float" office:value="5" calcext:value-type="float">
            <text:p>5</text:p>
          </table:table-cell>
          <table:table-cell office:value-type="float" office:value="0.817321636357502" calcext:value-type="float">
            <text:p>0.817321636357502</text:p>
          </table:table-cell>
          <table:table-cell office:value-type="float" office:value="0.974518176855823" calcext:value-type="float">
            <text:p>0.974518176855823</text:p>
          </table:table-cell>
          <table:table-cell office:value-type="float" office:value="0.979395029472712" calcext:value-type="float">
            <text:p>0.979395029472712</text:p>
          </table:table-cell>
          <table:table-cell office:value-type="float" office:value="0.621180012366773" calcext:value-type="float">
            <text:p>0.621180012366773</text:p>
          </table:table-cell>
          <table:table-cell office:value-type="float" office:value="0.669272025736812" calcext:value-type="float">
            <text:p>0.669272025736812</text:p>
          </table:table-cell>
          <table:table-cell office:value-type="float" office:value="0.620723440733366" calcext:value-type="float">
            <text:p>0.620723440733366</text:p>
          </table:table-cell>
          <table:table-cell office:value-type="float" office:value="0.99116396798658" calcext:value-type="float">
            <text:p>0.99116396798658</text:p>
          </table:table-cell>
          <table:table-cell office:value-type="float" office:value="-125.763997526645" calcext:value-type="float">
            <text:p>-125.763997526645</text:p>
          </table:table-cell>
          <table:table-cell office:value-type="float" office:value="-116.145594852638" calcext:value-type="float">
            <text:p>-116.145594852638</text:p>
          </table:table-cell>
          <table:table-cell office:value-type="float" office:value="-125.855311853327" calcext:value-type="float">
            <text:p>-125.855311853327</text:p>
          </table:table-cell>
        </table:table-row>
        <table:table-row table:style-name="ro1">
          <table:table-cell office:value-type="string" calcext:value-type="string">
            <text:p>2019-11-12 10:47:13</text:p>
          </table:table-cell>
          <table:table-cell office:value-type="float" office:value="25.9234959032619" calcext:value-type="float">
            <text:p>25.9234959032619</text:p>
          </table:table-cell>
          <table:table-cell office:value-type="float" office:value="78.0415476786901" calcext:value-type="float">
            <text:p>78.0415476786901</text:p>
          </table:table-cell>
          <table:table-cell office:value-type="float" office:value="981.795396880289" calcext:value-type="float">
            <text:p>981.7953968802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063" calcext:value-type="float">
            <text:p>1367063</text:p>
          </table:table-cell>
          <table:table-cell office:value-type="float" office:value="1635247" calcext:value-type="float">
            <text:p>1635247</text:p>
          </table:table-cell>
          <table:table-cell office:value-type="float" office:value="1641348" calcext:value-type="float">
            <text:p>1641348</text:p>
          </table:table-cell>
          <table:table-cell office:value-type="float" office:value="1066949" calcext:value-type="float">
            <text:p>1066949</text:p>
          </table:table-cell>
          <table:table-cell office:value-type="float" office:value="1004239" calcext:value-type="float">
            <text:p>1004239</text:p>
          </table:table-cell>
          <table:table-cell office:value-type="float" office:value="1129744" calcext:value-type="float">
            <text:p>1129744</text:p>
          </table:table-cell>
          <table:table-cell office:value-type="float" office:value="1657603" calcext:value-type="float">
            <text:p>1657603</text:p>
          </table:table-cell>
          <table:table-cell office:value-type="float" office:value="5" calcext:value-type="float">
            <text:p>5</text:p>
          </table:table-cell>
          <table:table-cell office:value-type="float" office:value="0.814833142141478" calcext:value-type="float">
            <text:p>0.814833142141478</text:p>
          </table:table-cell>
          <table:table-cell office:value-type="float" office:value="0.974683281741534" calcext:value-type="float">
            <text:p>0.974683281741534</text:p>
          </table:table-cell>
          <table:table-cell office:value-type="float" office:value="0.978319761552782" calcext:value-type="float">
            <text:p>0.978319761552782</text:p>
          </table:table-cell>
          <table:table-cell office:value-type="float" office:value="0.635951237195878" calcext:value-type="float">
            <text:p>0.635951237195878</text:p>
          </table:table-cell>
          <table:table-cell office:value-type="float" office:value="0.598573160001416" calcext:value-type="float">
            <text:p>0.598573160001416</text:p>
          </table:table-cell>
          <table:table-cell office:value-type="float" office:value="0.673379978344438" calcext:value-type="float">
            <text:p>0.673379978344438</text:p>
          </table:table-cell>
          <table:table-cell office:value-type="float" office:value="0.988008497716009" calcext:value-type="float">
            <text:p>0.988008497716009</text:p>
          </table:table-cell>
          <table:table-cell office:value-type="float" office:value="-122.809752560824" calcext:value-type="float">
            <text:p>-122.809752560824</text:p>
          </table:table-cell>
          <table:table-cell office:value-type="float" office:value="-130.285367999717" calcext:value-type="float">
            <text:p>-130.285367999717</text:p>
          </table:table-cell>
          <table:table-cell office:value-type="float" office:value="-115.324004331112" calcext:value-type="float">
            <text:p>-115.324004331112</text:p>
          </table:table-cell>
        </table:table-row>
        <table:table-row table:style-name="ro1">
          <table:table-cell office:value-type="string" calcext:value-type="string">
            <text:p>2019-11-12 10:47:1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567023700151" calcext:value-type="float">
            <text:p>78.0567023700151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321" calcext:value-type="float">
            <text:p>1354321</text:p>
          </table:table-cell>
          <table:table-cell office:value-type="float" office:value="1636641" calcext:value-type="float">
            <text:p>1636641</text:p>
          </table:table-cell>
          <table:table-cell office:value-type="float" office:value="1641182" calcext:value-type="float">
            <text:p>1641182</text:p>
          </table:table-cell>
          <table:table-cell office:value-type="float" office:value="1052978" calcext:value-type="float">
            <text:p>1052978</text:p>
          </table:table-cell>
          <table:table-cell office:value-type="float" office:value="1080356" calcext:value-type="float">
            <text:p>1080356</text:p>
          </table:table-cell>
          <table:table-cell office:value-type="float" office:value="1090024" calcext:value-type="float">
            <text:p>1090024</text:p>
          </table:table-cell>
          <table:table-cell office:value-type="float" office:value="1657796" calcext:value-type="float">
            <text:p>1657796</text:p>
          </table:table-cell>
          <table:table-cell office:value-type="float" office:value="5" calcext:value-type="float">
            <text:p>5</text:p>
          </table:table-cell>
          <table:table-cell office:value-type="float" office:value="0.807238317398824" calcext:value-type="float">
            <text:p>0.807238317398824</text:p>
          </table:table-cell>
          <table:table-cell office:value-type="float" office:value="0.975514170588752" calcext:value-type="float">
            <text:p>0.975514170588752</text:p>
          </table:table-cell>
          <table:table-cell office:value-type="float" office:value="0.97822081783066" calcext:value-type="float">
            <text:p>0.97822081783066</text:p>
          </table:table-cell>
          <table:table-cell office:value-type="float" office:value="0.627623871281608" calcext:value-type="float">
            <text:p>0.627623871281608</text:p>
          </table:table-cell>
          <table:table-cell office:value-type="float" office:value="0.643942432873539" calcext:value-type="float">
            <text:p>0.643942432873539</text:p>
          </table:table-cell>
          <table:table-cell office:value-type="float" office:value="0.649705010617377" calcext:value-type="float">
            <text:p>0.649705010617377</text:p>
          </table:table-cell>
          <table:table-cell office:value-type="float" office:value="0.988123534694139" calcext:value-type="float">
            <text:p>0.988123534694139</text:p>
          </table:table-cell>
          <table:table-cell office:value-type="float" office:value="-124.475225743678" calcext:value-type="float">
            <text:p>-124.475225743678</text:p>
          </table:table-cell>
          <table:table-cell office:value-type="float" office:value="-121.211513425292" calcext:value-type="float">
            <text:p>-121.211513425292</text:p>
          </table:table-cell>
          <table:table-cell office:value-type="float" office:value="-120.058997876525" calcext:value-type="float">
            <text:p>-120.058997876525</text:p>
          </table:table-cell>
        </table:table-row>
        <table:table-row table:style-name="ro1">
          <table:table-cell office:value-type="string" calcext:value-type="string">
            <text:p>2019-11-12 10:47:15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0616042716745" calcext:value-type="float">
            <text:p>78.0616042716745</text:p>
          </table:table-cell>
          <table:table-cell office:value-type="float" office:value="981.742336918398" calcext:value-type="float">
            <text:p>981.7423369183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084" calcext:value-type="float">
            <text:p>1355084</text:p>
          </table:table-cell>
          <table:table-cell office:value-type="float" office:value="1634297" calcext:value-type="float">
            <text:p>1634297</text:p>
          </table:table-cell>
          <table:table-cell office:value-type="float" office:value="1644804" calcext:value-type="float">
            <text:p>1644804</text:p>
          </table:table-cell>
          <table:table-cell office:value-type="float" office:value="1086935" calcext:value-type="float">
            <text:p>1086935</text:p>
          </table:table-cell>
          <table:table-cell office:value-type="float" office:value="1008011" calcext:value-type="float">
            <text:p>1008011</text:p>
          </table:table-cell>
          <table:table-cell office:value-type="float" office:value="1091954" calcext:value-type="float">
            <text:p>1091954</text:p>
          </table:table-cell>
          <table:table-cell office:value-type="float" office:value="1657102" calcext:value-type="float">
            <text:p>1657102</text:p>
          </table:table-cell>
          <table:table-cell office:value-type="float" office:value="5" calcext:value-type="float">
            <text:p>5</text:p>
          </table:table-cell>
          <table:table-cell office:value-type="float" office:value="0.807693100892675" calcext:value-type="float">
            <text:p>0.807693100892675</text:p>
          </table:table-cell>
          <table:table-cell office:value-type="float" office:value="0.974117037548666" calcext:value-type="float">
            <text:p>0.974117037548666</text:p>
          </table:table-cell>
          <table:table-cell office:value-type="float" office:value="0.980379698321783" calcext:value-type="float">
            <text:p>0.980379698321783</text:p>
          </table:table-cell>
          <table:table-cell office:value-type="float" office:value="0.647863822920778" calcext:value-type="float">
            <text:p>0.647863822920778</text:p>
          </table:table-cell>
          <table:table-cell office:value-type="float" office:value="0.600821447470361" calcext:value-type="float">
            <text:p>0.600821447470361</text:p>
          </table:table-cell>
          <table:table-cell office:value-type="float" office:value="0.650855380398676" calcext:value-type="float">
            <text:p>0.650855380398676</text:p>
          </table:table-cell>
          <table:table-cell office:value-type="float" office:value="0.987709878410086" calcext:value-type="float">
            <text:p>0.987709878410086</text:p>
          </table:table-cell>
          <table:table-cell office:value-type="float" office:value="-120.427235415844" calcext:value-type="float">
            <text:p>-120.427235415844</text:p>
          </table:table-cell>
          <table:table-cell office:value-type="float" office:value="-129.835710505928" calcext:value-type="float">
            <text:p>-129.835710505928</text:p>
          </table:table-cell>
          <table:table-cell office:value-type="float" office:value="-119.828923920265" calcext:value-type="float">
            <text:p>-119.828923920265</text:p>
          </table:table-cell>
        </table:table-row>
        <table:table-row table:style-name="ro1">
          <table:table-cell office:value-type="string" calcext:value-type="string">
            <text:p>2019-11-12 10:47:16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625011198516" calcext:value-type="float">
            <text:p>78.0625011198516</text:p>
          </table:table-cell>
          <table:table-cell office:value-type="float" office:value="981.731825513995" calcext:value-type="float">
            <text:p>981.73182551399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024" calcext:value-type="float">
            <text:p>1364024</text:p>
          </table:table-cell>
          <table:table-cell office:value-type="float" office:value="1630070" calcext:value-type="float">
            <text:p>1630070</text:p>
          </table:table-cell>
          <table:table-cell office:value-type="float" office:value="1642788" calcext:value-type="float">
            <text:p>1642788</text:p>
          </table:table-cell>
          <table:table-cell office:value-type="float" office:value="1108904" calcext:value-type="float">
            <text:p>1108904</text:p>
          </table:table-cell>
          <table:table-cell office:value-type="float" office:value="1064688" calcext:value-type="float">
            <text:p>1064688</text:p>
          </table:table-cell>
          <table:table-cell office:value-type="float" office:value="1024867" calcext:value-type="float">
            <text:p>1024867</text:p>
          </table:table-cell>
          <table:table-cell office:value-type="float" office:value="1663297" calcext:value-type="float">
            <text:p>1663297</text:p>
          </table:table-cell>
          <table:table-cell office:value-type="float" office:value="5" calcext:value-type="float">
            <text:p>5</text:p>
          </table:table-cell>
          <table:table-cell office:value-type="float" office:value="0.81302175677082" calcext:value-type="float">
            <text:p>0.81302175677082</text:p>
          </table:table-cell>
          <table:table-cell office:value-type="float" office:value="0.971597548913664" calcext:value-type="float">
            <text:p>0.971597548913664</text:p>
          </table:table-cell>
          <table:table-cell office:value-type="float" office:value="0.979178068539866" calcext:value-type="float">
            <text:p>0.979178068539866</text:p>
          </table:table-cell>
          <table:table-cell office:value-type="float" office:value="0.660958368892475" calcext:value-type="float">
            <text:p>0.660958368892475</text:p>
          </table:table-cell>
          <table:table-cell office:value-type="float" office:value="0.634603576016852" calcext:value-type="float">
            <text:p>0.634603576016852</text:p>
          </table:table-cell>
          <table:table-cell office:value-type="float" office:value="0.610868407591391" calcext:value-type="float">
            <text:p>0.610868407591391</text:p>
          </table:table-cell>
          <table:table-cell office:value-type="float" office:value="0.991402386594103" calcext:value-type="float">
            <text:p>0.991402386594103</text:p>
          </table:table-cell>
          <table:table-cell office:value-type="float" office:value="-117.808326221505" calcext:value-type="float">
            <text:p>-117.808326221505</text:p>
          </table:table-cell>
          <table:table-cell office:value-type="float" office:value="-123.07928479663" calcext:value-type="float">
            <text:p>-123.07928479663</text:p>
          </table:table-cell>
          <table:table-cell office:value-type="float" office:value="-127.826318481722" calcext:value-type="float">
            <text:p>-127.826318481722</text:p>
          </table:table-cell>
        </table:table-row>
        <table:table-row table:style-name="ro1">
          <table:table-cell office:value-type="string" calcext:value-type="string">
            <text:p>2019-11-12 10:47:18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571507296532" calcext:value-type="float">
            <text:p>78.0571507296532</text:p>
          </table:table-cell>
          <table:table-cell office:value-type="float" office:value="981.814417695489" calcext:value-type="float">
            <text:p>981.81441769548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20" calcext:value-type="float">
            <text:p>1373720</text:p>
          </table:table-cell>
          <table:table-cell office:value-type="float" office:value="1634175" calcext:value-type="float">
            <text:p>1634175</text:p>
          </table:table-cell>
          <table:table-cell office:value-type="float" office:value="1642723" calcext:value-type="float">
            <text:p>1642723</text:p>
          </table:table-cell>
          <table:table-cell office:value-type="float" office:value="1080623" calcext:value-type="float">
            <text:p>1080623</text:p>
          </table:table-cell>
          <table:table-cell office:value-type="float" office:value="1008200" calcext:value-type="float">
            <text:p>1008200</text:p>
          </table:table-cell>
          <table:table-cell office:value-type="float" office:value="1101963" calcext:value-type="float">
            <text:p>1101963</text:p>
          </table:table-cell>
          <table:table-cell office:value-type="float" office:value="1657228" calcext:value-type="float">
            <text:p>1657228</text:p>
          </table:table-cell>
          <table:table-cell office:value-type="float" office:value="5" calcext:value-type="float">
            <text:p>5</text:p>
          </table:table-cell>
          <table:table-cell office:value-type="float" office:value="0.818801023817184" calcext:value-type="float">
            <text:p>0.818801023817184</text:p>
          </table:table-cell>
          <table:table-cell office:value-type="float" office:value="0.974044319873371" calcext:value-type="float">
            <text:p>0.974044319873371</text:p>
          </table:table-cell>
          <table:table-cell office:value-type="float" office:value="0.979139325516143" calcext:value-type="float">
            <text:p>0.979139325516143</text:p>
          </table:table-cell>
          <table:table-cell office:value-type="float" office:value="0.644101577294061" calcext:value-type="float">
            <text:p>0.644101577294061</text:p>
          </table:table-cell>
          <table:table-cell office:value-type="float" office:value="0.600934100262415" calcext:value-type="float">
            <text:p>0.600934100262415</text:p>
          </table:table-cell>
          <table:table-cell office:value-type="float" office:value="0.656821210005428" calcext:value-type="float">
            <text:p>0.656821210005428</text:p>
          </table:table-cell>
          <table:table-cell office:value-type="float" office:value="0.987784980271456" calcext:value-type="float">
            <text:p>0.987784980271456</text:p>
          </table:table-cell>
          <table:table-cell office:value-type="float" office:value="-121.179684541188" calcext:value-type="float">
            <text:p>-121.179684541188</text:p>
          </table:table-cell>
          <table:table-cell office:value-type="float" office:value="-129.813179947517" calcext:value-type="float">
            <text:p>-129.813179947517</text:p>
          </table:table-cell>
          <table:table-cell office:value-type="float" office:value="-118.635757998914" calcext:value-type="float">
            <text:p>-118.635757998914</text:p>
          </table:table-cell>
        </table:table-row>
        <table:table-row table:style-name="ro1">
          <table:table-cell office:value-type="string" calcext:value-type="string">
            <text:p>2019-11-12 10:47:19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20527005487" calcext:value-type="float">
            <text:p>78.0620527005487</text:p>
          </table:table-cell>
          <table:table-cell office:value-type="float" office:value="981.75084655076" calcext:value-type="float">
            <text:p>981.7508465507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44" calcext:value-type="float">
            <text:p>1380144</text:p>
          </table:table-cell>
          <table:table-cell office:value-type="float" office:value="1633354" calcext:value-type="float">
            <text:p>1633354</text:p>
          </table:table-cell>
          <table:table-cell office:value-type="float" office:value="1645095" calcext:value-type="float">
            <text:p>1645095</text:p>
          </table:table-cell>
          <table:table-cell office:value-type="float" office:value="1079403" calcext:value-type="float">
            <text:p>1079403</text:p>
          </table:table-cell>
          <table:table-cell office:value-type="float" office:value="1098666" calcext:value-type="float">
            <text:p>1098666</text:p>
          </table:table-cell>
          <table:table-cell office:value-type="float" office:value="1029884" calcext:value-type="float">
            <text:p>1029884</text:p>
          </table:table-cell>
          <table:table-cell office:value-type="float" office:value="1663087" calcext:value-type="float">
            <text:p>1663087</text:p>
          </table:table-cell>
          <table:table-cell office:value-type="float" office:value="5" calcext:value-type="float">
            <text:p>5</text:p>
          </table:table-cell>
          <table:table-cell office:value-type="float" office:value="0.822630026654008" calcext:value-type="float">
            <text:p>0.822630026654008</text:p>
          </table:table-cell>
          <table:table-cell office:value-type="float" office:value="0.97355496568143" calcext:value-type="float">
            <text:p>0.97355496568143</text:p>
          </table:table-cell>
          <table:table-cell office:value-type="float" office:value="0.980553147858756" calcext:value-type="float">
            <text:p>0.980553147858756</text:p>
          </table:table-cell>
          <table:table-cell office:value-type="float" office:value="0.643374400541115" calcext:value-type="float">
            <text:p>0.643374400541115</text:p>
          </table:table-cell>
          <table:table-cell office:value-type="float" office:value="0.654856044632917" calcext:value-type="float">
            <text:p>0.654856044632917</text:p>
          </table:table-cell>
          <table:table-cell office:value-type="float" office:value="0.613858772976252" calcext:value-type="float">
            <text:p>0.613858772976252</text:p>
          </table:table-cell>
          <table:table-cell office:value-type="float" office:value="0.991277216825154" calcext:value-type="float">
            <text:p>0.991277216825154</text:p>
          </table:table-cell>
          <table:table-cell office:value-type="float" office:value="-121.325119891777" calcext:value-type="float">
            <text:p>-121.325119891777</text:p>
          </table:table-cell>
          <table:table-cell office:value-type="float" office:value="-119.028791073417" calcext:value-type="float">
            <text:p>-119.028791073417</text:p>
          </table:table-cell>
          <table:table-cell office:value-type="float" office:value="-127.22824540475" calcext:value-type="float">
            <text:p>-127.22824540475</text:p>
          </table:table-cell>
        </table:table-row>
        <table:table-row table:style-name="ro1">
          <table:table-cell office:value-type="string" calcext:value-type="string">
            <text:p>2019-11-12 10:47:20</text:p>
          </table:table-cell>
          <table:table-cell office:value-type="float" office:value="25.9083337259071" calcext:value-type="float">
            <text:p>25.9083337259071</text:p>
          </table:table-cell>
          <table:table-cell office:value-type="float" office:value="78.0616042716745" calcext:value-type="float">
            <text:p>78.0616042716745</text:p>
          </table:table-cell>
          <table:table-cell office:value-type="float" office:value="981.742336918398" calcext:value-type="float">
            <text:p>981.7423369183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69" calcext:value-type="float">
            <text:p>1363269</text:p>
          </table:table-cell>
          <table:table-cell office:value-type="float" office:value="1633196" calcext:value-type="float">
            <text:p>1633196</text:p>
          </table:table-cell>
          <table:table-cell office:value-type="float" office:value="1646831" calcext:value-type="float">
            <text:p>1646831</text:p>
          </table:table-cell>
          <table:table-cell office:value-type="float" office:value="1135521" calcext:value-type="float">
            <text:p>1135521</text:p>
          </table:table-cell>
          <table:table-cell office:value-type="float" office:value="1037335" calcext:value-type="float">
            <text:p>1037335</text:p>
          </table:table-cell>
          <table:table-cell office:value-type="float" office:value="1016848" calcext:value-type="float">
            <text:p>1016848</text:p>
          </table:table-cell>
          <table:table-cell office:value-type="float" office:value="1659540" calcext:value-type="float">
            <text:p>1659540</text:p>
          </table:table-cell>
          <table:table-cell office:value-type="float" office:value="5" calcext:value-type="float">
            <text:p>5</text:p>
          </table:table-cell>
          <table:table-cell office:value-type="float" office:value="0.81257174164912" calcext:value-type="float">
            <text:p>0.81257174164912</text:p>
          </table:table-cell>
          <table:table-cell office:value-type="float" office:value="0.973460790331458" calcext:value-type="float">
            <text:p>0.973460790331458</text:p>
          </table:table-cell>
          <table:table-cell office:value-type="float" office:value="0.981587884615407" calcext:value-type="float">
            <text:p>0.981587884615407</text:p>
          </table:table-cell>
          <table:table-cell office:value-type="float" office:value="0.676823339083593" calcext:value-type="float">
            <text:p>0.676823339083593</text:p>
          </table:table-cell>
          <table:table-cell office:value-type="float" office:value="0.618299915587892" calcext:value-type="float">
            <text:p>0.618299915587892</text:p>
          </table:table-cell>
          <table:table-cell office:value-type="float" office:value="0.606088710557069" calcext:value-type="float">
            <text:p>0.606088710557069</text:p>
          </table:table-cell>
          <table:table-cell office:value-type="float" office:value="0.989163039822941" calcext:value-type="float">
            <text:p>0.989163039822941</text:p>
          </table:table-cell>
          <table:table-cell office:value-type="float" office:value="-114.635332183281" calcext:value-type="float">
            <text:p>-114.635332183281</text:p>
          </table:table-cell>
          <table:table-cell office:value-type="float" office:value="-126.340016882422" calcext:value-type="float">
            <text:p>-126.340016882422</text:p>
          </table:table-cell>
          <table:table-cell office:value-type="float" office:value="-128.782257888586" calcext:value-type="float">
            <text:p>-128.782257888586</text:p>
          </table:table-cell>
        </table:table-row>
        <table:table-row table:style-name="ro1">
          <table:table-cell office:value-type="string" calcext:value-type="string">
            <text:p>2019-11-12 10:47:21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0584957511394" calcext:value-type="float">
            <text:p>78.0584957511394</text:p>
          </table:table-cell>
          <table:table-cell office:value-type="float" office:value="981.784885442469" calcext:value-type="float">
            <text:p>981.78488544246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337" calcext:value-type="float">
            <text:p>1350337</text:p>
          </table:table-cell>
          <table:table-cell office:value-type="float" office:value="1630276" calcext:value-type="float">
            <text:p>1630276</text:p>
          </table:table-cell>
          <table:table-cell office:value-type="float" office:value="1644512" calcext:value-type="float">
            <text:p>1644512</text:p>
          </table:table-cell>
          <table:table-cell office:value-type="float" office:value="1161760" calcext:value-type="float">
            <text:p>1161760</text:p>
          </table:table-cell>
          <table:table-cell office:value-type="float" office:value="1016095" calcext:value-type="float">
            <text:p>1016095</text:p>
          </table:table-cell>
          <table:table-cell office:value-type="float" office:value="1004425" calcext:value-type="float">
            <text:p>1004425</text:p>
          </table:table-cell>
          <table:table-cell office:value-type="float" office:value="1658085" calcext:value-type="float">
            <text:p>1658085</text:p>
          </table:table-cell>
          <table:table-cell office:value-type="float" office:value="5" calcext:value-type="float">
            <text:p>5</text:p>
          </table:table-cell>
          <table:table-cell office:value-type="float" office:value="0.804863668067893" calcext:value-type="float">
            <text:p>0.804863668067893</text:p>
          </table:table-cell>
          <table:table-cell office:value-type="float" office:value="0.971720334496538" calcext:value-type="float">
            <text:p>0.971720334496538</text:p>
          </table:table-cell>
          <table:table-cell office:value-type="float" office:value="0.980205652738291" calcext:value-type="float">
            <text:p>0.980205652738291</text:p>
          </table:table-cell>
          <table:table-cell office:value-type="float" office:value="0.692463003690601" calcext:value-type="float">
            <text:p>0.692463003690601</text:p>
          </table:table-cell>
          <table:table-cell office:value-type="float" office:value="0.605639887528406" calcext:value-type="float">
            <text:p>0.605639887528406</text:p>
          </table:table-cell>
          <table:table-cell office:value-type="float" office:value="0.598684024653915" calcext:value-type="float">
            <text:p>0.598684024653915</text:p>
          </table:table-cell>
          <table:table-cell office:value-type="float" office:value="0.988295792138075" calcext:value-type="float">
            <text:p>0.988295792138075</text:p>
          </table:table-cell>
          <table:table-cell office:value-type="float" office:value="-111.50739926188" calcext:value-type="float">
            <text:p>-111.50739926188</text:p>
          </table:table-cell>
          <table:table-cell office:value-type="float" office:value="-128.872022494319" calcext:value-type="float">
            <text:p>-128.872022494319</text:p>
          </table:table-cell>
          <table:table-cell office:value-type="float" office:value="-130.263195069217" calcext:value-type="float">
            <text:p>-130.263195069217</text:p>
          </table:table-cell>
        </table:table-row>
        <table:table-row table:style-name="ro1">
          <table:table-cell office:value-type="string" calcext:value-type="string">
            <text:p>2019-11-12 10:47:23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74030225094" calcext:value-type="float">
            <text:p>78.0674030225094</text:p>
          </table:table-cell>
          <table:table-cell office:value-type="float" office:value="981.723316074361" calcext:value-type="float">
            <text:p>981.7233160743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713" calcext:value-type="float">
            <text:p>1357713</text:p>
          </table:table-cell>
          <table:table-cell office:value-type="float" office:value="1632366" calcext:value-type="float">
            <text:p>1632366</text:p>
          </table:table-cell>
          <table:table-cell office:value-type="float" office:value="1645080" calcext:value-type="float">
            <text:p>1645080</text:p>
          </table:table-cell>
          <table:table-cell office:value-type="float" office:value="1154159" calcext:value-type="float">
            <text:p>1154159</text:p>
          </table:table-cell>
          <table:table-cell office:value-type="float" office:value="1015208" calcext:value-type="float">
            <text:p>1015208</text:p>
          </table:table-cell>
          <table:table-cell office:value-type="float" office:value="1022747" calcext:value-type="float">
            <text:p>1022747</text:p>
          </table:table-cell>
          <table:table-cell office:value-type="float" office:value="1655919" calcext:value-type="float">
            <text:p>1655919</text:p>
          </table:table-cell>
          <table:table-cell office:value-type="float" office:value="5" calcext:value-type="float">
            <text:p>5</text:p>
          </table:table-cell>
          <table:table-cell office:value-type="float" office:value="0.809260107190622" calcext:value-type="float">
            <text:p>0.809260107190622</text:p>
          </table:table-cell>
          <table:table-cell office:value-type="float" office:value="0.972966071720847" calcext:value-type="float">
            <text:p>0.972966071720847</text:p>
          </table:table-cell>
          <table:table-cell office:value-type="float" office:value="0.980544207160974" calcext:value-type="float">
            <text:p>0.980544207160974</text:p>
          </table:table-cell>
          <table:table-cell office:value-type="float" office:value="0.68793245410114" calcext:value-type="float">
            <text:p>0.68793245410114</text:p>
          </table:table-cell>
          <table:table-cell office:value-type="float" office:value="0.605111194266223" calcext:value-type="float">
            <text:p>0.605111194266223</text:p>
          </table:table-cell>
          <table:table-cell office:value-type="float" office:value="0.609604788971518" calcext:value-type="float">
            <text:p>0.609604788971518</text:p>
          </table:table-cell>
          <table:table-cell office:value-type="float" office:value="0.987004755378336" calcext:value-type="float">
            <text:p>0.987004755378336</text:p>
          </table:table-cell>
          <table:table-cell office:value-type="float" office:value="-112.413509179772" calcext:value-type="float">
            <text:p>-112.413509179772</text:p>
          </table:table-cell>
          <table:table-cell office:value-type="float" office:value="-128.977761146755" calcext:value-type="float">
            <text:p>-128.977761146755</text:p>
          </table:table-cell>
          <table:table-cell office:value-type="float" office:value="-128.079042205696" calcext:value-type="float">
            <text:p>-128.079042205696</text:p>
          </table:table-cell>
        </table:table-row>
        <table:table-row table:style-name="ro1">
          <table:table-cell office:value-type="string" calcext:value-type="string">
            <text:p>2019-11-12 10:47:24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74030225094" calcext:value-type="float">
            <text:p>78.0674030225094</text:p>
          </table:table-cell>
          <table:table-cell office:value-type="float" office:value="981.778377048967" calcext:value-type="float">
            <text:p>981.7783770489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905" calcext:value-type="float">
            <text:p>1347905</text:p>
          </table:table-cell>
          <table:table-cell office:value-type="float" office:value="1633772" calcext:value-type="float">
            <text:p>1633772</text:p>
          </table:table-cell>
          <table:table-cell office:value-type="float" office:value="1639660" calcext:value-type="float">
            <text:p>1639660</text:p>
          </table:table-cell>
          <table:table-cell office:value-type="float" office:value="1053499" calcext:value-type="float">
            <text:p>1053499</text:p>
          </table:table-cell>
          <table:table-cell office:value-type="float" office:value="1077347" calcext:value-type="float">
            <text:p>1077347</text:p>
          </table:table-cell>
          <table:table-cell office:value-type="float" office:value="1091755" calcext:value-type="float">
            <text:p>1091755</text:p>
          </table:table-cell>
          <table:table-cell office:value-type="float" office:value="1661204" calcext:value-type="float">
            <text:p>1661204</text:p>
          </table:table-cell>
          <table:table-cell office:value-type="float" office:value="5" calcext:value-type="float">
            <text:p>5</text:p>
          </table:table-cell>
          <table:table-cell office:value-type="float" office:value="0.803414082934151" calcext:value-type="float">
            <text:p>0.803414082934151</text:p>
          </table:table-cell>
          <table:table-cell office:value-type="float" office:value="0.973804113126291" calcext:value-type="float">
            <text:p>0.973804113126291</text:p>
          </table:table-cell>
          <table:table-cell office:value-type="float" office:value="0.977313635029034" calcext:value-type="float">
            <text:p>0.977313635029034</text:p>
          </table:table-cell>
          <table:table-cell office:value-type="float" office:value="0.627934411517908" calcext:value-type="float">
            <text:p>0.627934411517908</text:p>
          </table:table-cell>
          <table:table-cell office:value-type="float" office:value="0.642148928898445" calcext:value-type="float">
            <text:p>0.642148928898445</text:p>
          </table:table-cell>
          <table:table-cell office:value-type="float" office:value="0.650736767141434" calcext:value-type="float">
            <text:p>0.650736767141434</text:p>
          </table:table-cell>
          <table:table-cell office:value-type="float" office:value="0.990154861230237" calcext:value-type="float">
            <text:p>0.990154861230237</text:p>
          </table:table-cell>
          <table:table-cell office:value-type="float" office:value="-124.413117696419" calcext:value-type="float">
            <text:p>-124.413117696419</text:p>
          </table:table-cell>
          <table:table-cell office:value-type="float" office:value="-121.570214220311" calcext:value-type="float">
            <text:p>-121.570214220311</text:p>
          </table:table-cell>
          <table:table-cell office:value-type="float" office:value="-119.852646571713" calcext:value-type="float">
            <text:p>-119.852646571713</text:p>
          </table:table-cell>
        </table:table-row>
        <table:table-row table:style-name="ro1">
          <table:table-cell office:value-type="string" calcext:value-type="string">
            <text:p>2019-11-12 10:47:25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625011198516" calcext:value-type="float">
            <text:p>78.0625011198516</text:p>
          </table:table-cell>
          <table:table-cell office:value-type="float" office:value="981.786886946515" calcext:value-type="float">
            <text:p>981.78688694651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31" calcext:value-type="float">
            <text:p>1369831</text:p>
          </table:table-cell>
          <table:table-cell office:value-type="float" office:value="1631582" calcext:value-type="float">
            <text:p>1631582</text:p>
          </table:table-cell>
          <table:table-cell office:value-type="float" office:value="1643317" calcext:value-type="float">
            <text:p>1643317</text:p>
          </table:table-cell>
          <table:table-cell office:value-type="float" office:value="1043648" calcext:value-type="float">
            <text:p>1043648</text:p>
          </table:table-cell>
          <table:table-cell office:value-type="float" office:value="1129025" calcext:value-type="float">
            <text:p>1129025</text:p>
          </table:table-cell>
          <table:table-cell office:value-type="float" office:value="1036692" calcext:value-type="float">
            <text:p>1036692</text:p>
          </table:table-cell>
          <table:table-cell office:value-type="float" office:value="1661841" calcext:value-type="float">
            <text:p>1661841</text:p>
          </table:table-cell>
          <table:table-cell office:value-type="float" office:value="5" calcext:value-type="float">
            <text:p>5</text:p>
          </table:table-cell>
          <table:table-cell office:value-type="float" office:value="0.816482998905539" calcext:value-type="float">
            <text:p>0.816482998905539</text:p>
          </table:table-cell>
          <table:table-cell office:value-type="float" office:value="0.972498771250101" calcext:value-type="float">
            <text:p>0.972498771250101</text:p>
          </table:table-cell>
          <table:table-cell office:value-type="float" office:value="0.979493377148316" calcext:value-type="float">
            <text:p>0.979493377148316</text:p>
          </table:table-cell>
          <table:table-cell office:value-type="float" office:value="0.622062757261128" calcext:value-type="float">
            <text:p>0.622062757261128</text:p>
          </table:table-cell>
          <table:table-cell office:value-type="float" office:value="0.672951420897415" calcext:value-type="float">
            <text:p>0.672951420897415</text:p>
          </table:table-cell>
          <table:table-cell office:value-type="float" office:value="0.617916657676298" calcext:value-type="float">
            <text:p>0.617916657676298</text:p>
          </table:table-cell>
          <table:table-cell office:value-type="float" office:value="0.990534542862718" calcext:value-type="float">
            <text:p>0.990534542862718</text:p>
          </table:table-cell>
          <table:table-cell office:value-type="float" office:value="-125.587448547774" calcext:value-type="float">
            <text:p>-125.587448547774</text:p>
          </table:table-cell>
          <table:table-cell office:value-type="float" office:value="-115.409715820517" calcext:value-type="float">
            <text:p>-115.409715820517</text:p>
          </table:table-cell>
          <table:table-cell office:value-type="float" office:value="-126.41666846474" calcext:value-type="float">
            <text:p>-126.41666846474</text:p>
          </table:table-cell>
        </table:table-row>
        <table:table-row table:style-name="ro1">
          <table:table-cell office:value-type="string" calcext:value-type="string">
            <text:p>2019-11-12 10:47:26</text:p>
          </table:table-cell>
          <table:table-cell office:value-type="float" office:value="25.9133877847344" calcext:value-type="float">
            <text:p>25.9133877847344</text:p>
          </table:table-cell>
          <table:table-cell office:value-type="float" office:value="78.0674030225094" calcext:value-type="float">
            <text:p>78.0674030225094</text:p>
          </table:table-cell>
          <table:table-cell office:value-type="float" office:value="981.805907568984" calcext:value-type="float">
            <text:p>981.80590756898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219" calcext:value-type="float">
            <text:p>1374219</text:p>
          </table:table-cell>
          <table:table-cell office:value-type="float" office:value="1630759" calcext:value-type="float">
            <text:p>1630759</text:p>
          </table:table-cell>
          <table:table-cell office:value-type="float" office:value="1640740" calcext:value-type="float">
            <text:p>1640740</text:p>
          </table:table-cell>
          <table:table-cell office:value-type="float" office:value="1056128" calcext:value-type="float">
            <text:p>1056128</text:p>
          </table:table-cell>
          <table:table-cell office:value-type="float" office:value="1122541" calcext:value-type="float">
            <text:p>1122541</text:p>
          </table:table-cell>
          <table:table-cell office:value-type="float" office:value="1033547" calcext:value-type="float">
            <text:p>1033547</text:p>
          </table:table-cell>
          <table:table-cell office:value-type="float" office:value="1664028" calcext:value-type="float">
            <text:p>1664028</text:p>
          </table:table-cell>
          <table:table-cell office:value-type="float" office:value="5" calcext:value-type="float">
            <text:p>5</text:p>
          </table:table-cell>
          <table:table-cell office:value-type="float" office:value="0.81909845103007" calcext:value-type="float">
            <text:p>0.81909845103007</text:p>
          </table:table-cell>
          <table:table-cell office:value-type="float" office:value="0.972008224965122" calcext:value-type="float">
            <text:p>0.972008224965122</text:p>
          </table:table-cell>
          <table:table-cell office:value-type="float" office:value="0.977957365269347" calcext:value-type="float">
            <text:p>0.977957365269347</text:p>
          </table:table-cell>
          <table:table-cell office:value-type="float" office:value="0.629501417815854" calcext:value-type="float">
            <text:p>0.629501417815854</text:p>
          </table:table-cell>
          <table:table-cell office:value-type="float" office:value="0.669086655269463" calcext:value-type="float">
            <text:p>0.669086655269463</text:p>
          </table:table-cell>
          <table:table-cell office:value-type="float" office:value="0.616042091374647" calcext:value-type="float">
            <text:p>0.616042091374647</text:p>
          </table:table-cell>
          <table:table-cell office:value-type="float" office:value="0.991838096599352" calcext:value-type="float">
            <text:p>0.991838096599352</text:p>
          </table:table-cell>
          <table:table-cell office:value-type="float" office:value="-124.099716436829" calcext:value-type="float">
            <text:p>-124.099716436829</text:p>
          </table:table-cell>
          <table:table-cell office:value-type="float" office:value="-116.182668946108" calcext:value-type="float">
            <text:p>-116.182668946108</text:p>
          </table:table-cell>
          <table:table-cell office:value-type="float" office:value="-126.791581725071" calcext:value-type="float">
            <text:p>-126.791581725071</text:p>
          </table:table-cell>
        </table:table-row>
        <table:table-row table:style-name="ro1">
          <table:table-cell office:value-type="string" calcext:value-type="string">
            <text:p>2019-11-12 10:47:28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090150348783" calcext:value-type="float">
            <text:p>78.090150348783</text:p>
          </table:table-cell>
          <table:table-cell office:value-type="float" office:value="981.831438057178" calcext:value-type="float">
            <text:p>981.8314380571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786" calcext:value-type="float">
            <text:p>1372786</text:p>
          </table:table-cell>
          <table:table-cell office:value-type="float" office:value="1634300" calcext:value-type="float">
            <text:p>1634300</text:p>
          </table:table-cell>
          <table:table-cell office:value-type="float" office:value="1642266" calcext:value-type="float">
            <text:p>1642266</text:p>
          </table:table-cell>
          <table:table-cell office:value-type="float" office:value="1072498" calcext:value-type="float">
            <text:p>1072498</text:p>
          </table:table-cell>
          <table:table-cell office:value-type="float" office:value="1006987" calcext:value-type="float">
            <text:p>1006987</text:p>
          </table:table-cell>
          <table:table-cell office:value-type="float" office:value="1110670" calcext:value-type="float">
            <text:p>1110670</text:p>
          </table:table-cell>
          <table:table-cell office:value-type="float" office:value="1654045" calcext:value-type="float">
            <text:p>1654045</text:p>
          </table:table-cell>
          <table:table-cell office:value-type="float" office:value="5" calcext:value-type="float">
            <text:p>5</text:p>
          </table:table-cell>
          <table:table-cell office:value-type="float" office:value="0.818244316368618" calcext:value-type="float">
            <text:p>0.818244316368618</text:p>
          </table:table-cell>
          <table:table-cell office:value-type="float" office:value="0.974118825688222" calcext:value-type="float">
            <text:p>0.974118825688222</text:p>
          </table:table-cell>
          <table:table-cell office:value-type="float" office:value="0.978866932257048" calcext:value-type="float">
            <text:p>0.978866932257048</text:p>
          </table:table-cell>
          <table:table-cell office:value-type="float" office:value="0.639258699328744" calcext:value-type="float">
            <text:p>0.639258699328744</text:p>
          </table:table-cell>
          <table:table-cell office:value-type="float" office:value="0.600211095835101" calcext:value-type="float">
            <text:p>0.600211095835101</text:p>
          </table:table-cell>
          <table:table-cell office:value-type="float" office:value="0.662010987044691" calcext:value-type="float">
            <text:p>0.662010987044691</text:p>
          </table:table-cell>
          <table:table-cell office:value-type="float" office:value="0.98588776420209" calcext:value-type="float">
            <text:p>0.98588776420209</text:p>
          </table:table-cell>
          <table:table-cell office:value-type="float" office:value="-122.148260134251" calcext:value-type="float">
            <text:p>-122.148260134251</text:p>
          </table:table-cell>
          <table:table-cell office:value-type="float" office:value="-129.95778083298" calcext:value-type="float">
            <text:p>-129.95778083298</text:p>
          </table:table-cell>
          <table:table-cell office:value-type="float" office:value="-117.597802591062" calcext:value-type="float">
            <text:p>-117.597802591062</text:p>
          </table:table-cell>
        </table:table-row>
        <table:table-row table:style-name="ro1">
          <table:table-cell office:value-type="string" calcext:value-type="string">
            <text:p>2019-11-12 10:47:29</text:p>
          </table:table-cell>
          <table:table-cell office:value-type="float" office:value="25.9386580832361" calcext:value-type="float">
            <text:p>25.9386580832361</text:p>
          </table:table-cell>
          <table:table-cell office:value-type="float" office:value="78.0910477170331" calcext:value-type="float">
            <text:p>78.0910477170331</text:p>
          </table:table-cell>
          <table:table-cell office:value-type="float" office:value="981.848458563761" calcext:value-type="float">
            <text:p>981.8484585637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349" calcext:value-type="float">
            <text:p>1346349</text:p>
          </table:table-cell>
          <table:table-cell office:value-type="float" office:value="1633773" calcext:value-type="float">
            <text:p>1633773</text:p>
          </table:table-cell>
          <table:table-cell office:value-type="float" office:value="1639260" calcext:value-type="float">
            <text:p>1639260</text:p>
          </table:table-cell>
          <table:table-cell office:value-type="float" office:value="1056833" calcext:value-type="float">
            <text:p>1056833</text:p>
          </table:table-cell>
          <table:table-cell office:value-type="float" office:value="1063231" calcext:value-type="float">
            <text:p>1063231</text:p>
          </table:table-cell>
          <table:table-cell office:value-type="float" office:value="1105856" calcext:value-type="float">
            <text:p>1105856</text:p>
          </table:table-cell>
          <table:table-cell office:value-type="float" office:value="1660340" calcext:value-type="float">
            <text:p>1660340</text:p>
          </table:table-cell>
          <table:table-cell office:value-type="float" office:value="5" calcext:value-type="float">
            <text:p>5</text:p>
          </table:table-cell>
          <table:table-cell office:value-type="float" office:value="0.802486634550886" calcext:value-type="float">
            <text:p>0.802486634550886</text:p>
          </table:table-cell>
          <table:table-cell office:value-type="float" office:value="0.97380470917281" calcext:value-type="float">
            <text:p>0.97380470917281</text:p>
          </table:table-cell>
          <table:table-cell office:value-type="float" office:value="0.977075216421511" calcext:value-type="float">
            <text:p>0.977075216421511</text:p>
          </table:table-cell>
          <table:table-cell office:value-type="float" office:value="0.629921630611614" calcext:value-type="float">
            <text:p>0.629921630611614</text:p>
          </table:table-cell>
          <table:table-cell office:value-type="float" office:value="0.633735136238949" calcext:value-type="float">
            <text:p>0.633735136238949</text:p>
          </table:table-cell>
          <table:table-cell office:value-type="float" office:value="0.659141619103148" calcext:value-type="float">
            <text:p>0.659141619103148</text:p>
          </table:table-cell>
          <table:table-cell office:value-type="float" office:value="0.989639877037987" calcext:value-type="float">
            <text:p>0.989639877037987</text:p>
          </table:table-cell>
          <table:table-cell office:value-type="float" office:value="-124.015673877677" calcext:value-type="float">
            <text:p>-124.015673877677</text:p>
          </table:table-cell>
          <table:table-cell office:value-type="float" office:value="-123.25297275221" calcext:value-type="float">
            <text:p>-123.25297275221</text:p>
          </table:table-cell>
          <table:table-cell office:value-type="float" office:value="-118.17167617937" calcext:value-type="float">
            <text:p>-118.17167617937</text:p>
          </table:table-cell>
        </table:table-row>
        <table:table-row table:style-name="ro1">
          <table:table-cell office:value-type="string" calcext:value-type="string">
            <text:p>2019-11-12 10:47:30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0584957511394" calcext:value-type="float">
            <text:p>78.0584957511394</text:p>
          </table:table-cell>
          <table:table-cell office:value-type="float" office:value="981.839948292359" calcext:value-type="float">
            <text:p>981.8399482923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890" calcext:value-type="float">
            <text:p>1372890</text:p>
          </table:table-cell>
          <table:table-cell office:value-type="float" office:value="1631104" calcext:value-type="float">
            <text:p>1631104</text:p>
          </table:table-cell>
          <table:table-cell office:value-type="float" office:value="1640312" calcext:value-type="float">
            <text:p>1640312</text:p>
          </table:table-cell>
          <table:table-cell office:value-type="float" office:value="1043701" calcext:value-type="float">
            <text:p>1043701</text:p>
          </table:table-cell>
          <table:table-cell office:value-type="float" office:value="1128301" calcext:value-type="float">
            <text:p>1128301</text:p>
          </table:table-cell>
          <table:table-cell office:value-type="float" office:value="1036049" calcext:value-type="float">
            <text:p>1036049</text:p>
          </table:table-cell>
          <table:table-cell office:value-type="float" office:value="1660376" calcext:value-type="float">
            <text:p>1660376</text:p>
          </table:table-cell>
          <table:table-cell office:value-type="float" office:value="5" calcext:value-type="float">
            <text:p>5</text:p>
          </table:table-cell>
          <table:table-cell office:value-type="float" office:value="0.818306305206574" calcext:value-type="float">
            <text:p>0.818306305206574</text:p>
          </table:table-cell>
          <table:table-cell office:value-type="float" office:value="0.972213861014111" calcext:value-type="float">
            <text:p>0.972213861014111</text:p>
          </table:table-cell>
          <table:table-cell office:value-type="float" office:value="0.977702257359297" calcext:value-type="float">
            <text:p>0.977702257359297</text:p>
          </table:table-cell>
          <table:table-cell office:value-type="float" office:value="0.622094347726625" calcext:value-type="float">
            <text:p>0.622094347726625</text:p>
          </table:table-cell>
          <table:table-cell office:value-type="float" office:value="0.672519883217798" calcext:value-type="float">
            <text:p>0.672519883217798</text:p>
          </table:table-cell>
          <table:table-cell office:value-type="float" office:value="0.617533399764705" calcext:value-type="float">
            <text:p>0.617533399764705</text:p>
          </table:table-cell>
          <table:table-cell office:value-type="float" office:value="0.989661334712664" calcext:value-type="float">
            <text:p>0.989661334712664</text:p>
          </table:table-cell>
          <table:table-cell office:value-type="float" office:value="-125.581130454675" calcext:value-type="float">
            <text:p>-125.581130454675</text:p>
          </table:table-cell>
          <table:table-cell office:value-type="float" office:value="-115.49602335644" calcext:value-type="float">
            <text:p>-115.49602335644</text:p>
          </table:table-cell>
          <table:table-cell office:value-type="float" office:value="-126.493320047059" calcext:value-type="float">
            <text:p>-126.493320047059</text:p>
          </table:table-cell>
        </table:table-row>
        <table:table-row table:style-name="ro1">
          <table:table-cell office:value-type="string" calcext:value-type="string">
            <text:p>2019-11-12 10:47:31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464499235369" calcext:value-type="float">
            <text:p>78.0464499235369</text:p>
          </table:table-cell>
          <table:table-cell office:value-type="float" office:value="981.704294830448" calcext:value-type="float">
            <text:p>981.7042948304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977" calcext:value-type="float">
            <text:p>1346977</text:p>
          </table:table-cell>
          <table:table-cell office:value-type="float" office:value="1638090" calcext:value-type="float">
            <text:p>1638090</text:p>
          </table:table-cell>
          <table:table-cell office:value-type="float" office:value="1647828" calcext:value-type="float">
            <text:p>1647828</text:p>
          </table:table-cell>
          <table:table-cell office:value-type="float" office:value="1171837" calcext:value-type="float">
            <text:p>1171837</text:p>
          </table:table-cell>
          <table:table-cell office:value-type="float" office:value="1016026" calcext:value-type="float">
            <text:p>1016026</text:p>
          </table:table-cell>
          <table:table-cell office:value-type="float" office:value="1003756" calcext:value-type="float">
            <text:p>1003756</text:p>
          </table:table-cell>
          <table:table-cell office:value-type="float" office:value="1656815" calcext:value-type="float">
            <text:p>1656815</text:p>
          </table:table-cell>
          <table:table-cell office:value-type="float" office:value="5" calcext:value-type="float">
            <text:p>5</text:p>
          </table:table-cell>
          <table:table-cell office:value-type="float" office:value="0.802860951764697" calcext:value-type="float">
            <text:p>0.802860951764697</text:p>
          </table:table-cell>
          <table:table-cell office:value-type="float" office:value="0.976377841994505" calcext:value-type="float">
            <text:p>0.976377841994505</text:p>
          </table:table-cell>
          <table:table-cell office:value-type="float" office:value="0.982182142994659" calcext:value-type="float">
            <text:p>0.982182142994659</text:p>
          </table:table-cell>
          <table:table-cell office:value-type="float" office:value="0.698469364460631" calcext:value-type="float">
            <text:p>0.698469364460631</text:p>
          </table:table-cell>
          <table:table-cell office:value-type="float" office:value="0.605598760318608" calcext:value-type="float">
            <text:p>0.605598760318608</text:p>
          </table:table-cell>
          <table:table-cell office:value-type="float" office:value="0.598285269532832" calcext:value-type="float">
            <text:p>0.598285269532832</text:p>
          </table:table-cell>
          <table:table-cell office:value-type="float" office:value="0.987538813059188" calcext:value-type="float">
            <text:p>0.987538813059188</text:p>
          </table:table-cell>
          <table:table-cell office:value-type="float" office:value="-110.306127107874" calcext:value-type="float">
            <text:p>-110.306127107874</text:p>
          </table:table-cell>
          <table:table-cell office:value-type="float" office:value="-128.880247936278" calcext:value-type="float">
            <text:p>-128.880247936278</text:p>
          </table:table-cell>
          <table:table-cell office:value-type="float" office:value="-130.342946093434" calcext:value-type="float">
            <text:p>-130.342946093434</text:p>
          </table:table-cell>
        </table:table-row>
        <table:table-row table:style-name="ro1">
          <table:table-cell office:value-type="string" calcext:value-type="string">
            <text:p>2019-11-12 10:47:33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047794587032" calcext:value-type="float">
            <text:p>78.047794587032</text:p>
          </table:table-cell>
          <table:table-cell office:value-type="float" office:value="981.895011229491" calcext:value-type="float">
            <text:p>981.89501122949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910" calcext:value-type="float">
            <text:p>1361910</text:p>
          </table:table-cell>
          <table:table-cell office:value-type="float" office:value="1632486" calcext:value-type="float">
            <text:p>1632486</text:p>
          </table:table-cell>
          <table:table-cell office:value-type="float" office:value="1644619" calcext:value-type="float">
            <text:p>1644619</text:p>
          </table:table-cell>
          <table:table-cell office:value-type="float" office:value="1147454" calcext:value-type="float">
            <text:p>1147454</text:p>
          </table:table-cell>
          <table:table-cell office:value-type="float" office:value="1015943" calcext:value-type="float">
            <text:p>1015943</text:p>
          </table:table-cell>
          <table:table-cell office:value-type="float" office:value="1032498" calcext:value-type="float">
            <text:p>1032498</text:p>
          </table:table-cell>
          <table:table-cell office:value-type="float" office:value="1658417" calcext:value-type="float">
            <text:p>1658417</text:p>
          </table:table-cell>
          <table:table-cell office:value-type="float" office:value="5" calcext:value-type="float">
            <text:p>5</text:p>
          </table:table-cell>
          <table:table-cell office:value-type="float" office:value="0.81176171443006" calcext:value-type="float">
            <text:p>0.81176171443006</text:p>
          </table:table-cell>
          <table:table-cell office:value-type="float" office:value="0.973037597303104" calcext:value-type="float">
            <text:p>0.973037597303104</text:p>
          </table:table-cell>
          <table:table-cell office:value-type="float" office:value="0.980269429715804" calcext:value-type="float">
            <text:p>0.980269429715804</text:p>
          </table:table-cell>
          <table:table-cell office:value-type="float" office:value="0.683935962192531" calcext:value-type="float">
            <text:p>0.683935962192531</text:p>
          </table:table-cell>
          <table:table-cell office:value-type="float" office:value="0.605549288457547" calcext:value-type="float">
            <text:p>0.605549288457547</text:p>
          </table:table-cell>
          <table:table-cell office:value-type="float" office:value="0.615416838576417" calcext:value-type="float">
            <text:p>0.615416838576417</text:p>
          </table:table-cell>
          <table:table-cell office:value-type="float" office:value="0.988493679582319" calcext:value-type="float">
            <text:p>0.988493679582319</text:p>
          </table:table-cell>
          <table:table-cell office:value-type="float" office:value="-113.212807561494" calcext:value-type="float">
            <text:p>-113.212807561494</text:p>
          </table:table-cell>
          <table:table-cell office:value-type="float" office:value="-128.890142308491" calcext:value-type="float">
            <text:p>-128.890142308491</text:p>
          </table:table-cell>
          <table:table-cell office:value-type="float" office:value="-126.916632284717" calcext:value-type="float">
            <text:p>-126.916632284717</text:p>
          </table:table-cell>
        </table:table-row>
        <table:table-row table:style-name="ro1">
          <table:table-cell office:value-type="string" calcext:value-type="string">
            <text:p>2019-11-12 10:47:34</text:p>
          </table:table-cell>
          <table:table-cell office:value-type="float" office:value="25.9285499629623" calcext:value-type="float">
            <text:p>25.9285499629623</text:p>
          </table:table-cell>
          <table:table-cell office:value-type="float" office:value="78.0687484306984" calcext:value-type="float">
            <text:p>78.0687484306984</text:p>
          </table:table-cell>
          <table:table-cell office:value-type="float" office:value="981.831438057178" calcext:value-type="float">
            <text:p>981.83143805717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059" calcext:value-type="float">
            <text:p>1367059</text:p>
          </table:table-cell>
          <table:table-cell office:value-type="float" office:value="1631426" calcext:value-type="float">
            <text:p>1631426</text:p>
          </table:table-cell>
          <table:table-cell office:value-type="float" office:value="1640202" calcext:value-type="float">
            <text:p>1640202</text:p>
          </table:table-cell>
          <table:table-cell office:value-type="float" office:value="1040833" calcext:value-type="float">
            <text:p>1040833</text:p>
          </table:table-cell>
          <table:table-cell office:value-type="float" office:value="1126583" calcext:value-type="float">
            <text:p>1126583</text:p>
          </table:table-cell>
          <table:table-cell office:value-type="float" office:value="1037091" calcext:value-type="float">
            <text:p>1037091</text:p>
          </table:table-cell>
          <table:table-cell office:value-type="float" office:value="1663255" calcext:value-type="float">
            <text:p>1663255</text:p>
          </table:table-cell>
          <table:table-cell office:value-type="float" office:value="5" calcext:value-type="float">
            <text:p>5</text:p>
          </table:table-cell>
          <table:table-cell office:value-type="float" office:value="0.814830757955403" calcext:value-type="float">
            <text:p>0.814830757955403</text:p>
          </table:table-cell>
          <table:table-cell office:value-type="float" office:value="0.972405787993167" calcext:value-type="float">
            <text:p>0.972405787993167</text:p>
          </table:table-cell>
          <table:table-cell office:value-type="float" office:value="0.977636692242228" calcext:value-type="float">
            <text:p>0.977636692242228</text:p>
          </table:table-cell>
          <table:table-cell office:value-type="float" office:value="0.620384886310683" calcext:value-type="float">
            <text:p>0.620384886310683</text:p>
          </table:table-cell>
          <table:table-cell office:value-type="float" office:value="0.671495875298485" calcext:value-type="float">
            <text:p>0.671495875298485</text:p>
          </table:table-cell>
          <table:table-cell office:value-type="float" office:value="0.618154480237303" calcext:value-type="float">
            <text:p>0.618154480237303</text:p>
          </table:table-cell>
          <table:table-cell office:value-type="float" office:value="0.991377352640313" calcext:value-type="float">
            <text:p>0.991377352640313</text:p>
          </table:table-cell>
          <table:table-cell office:value-type="float" office:value="-125.923022737863" calcext:value-type="float">
            <text:p>-125.923022737863</text:p>
          </table:table-cell>
          <table:table-cell office:value-type="float" office:value="-115.700824940303" calcext:value-type="float">
            <text:p>-115.700824940303</text:p>
          </table:table-cell>
          <table:table-cell office:value-type="float" office:value="-126.369103952539" calcext:value-type="float">
            <text:p>-126.369103952539</text:p>
          </table:table-cell>
        </table:table-row>
        <table:table-row table:style-name="ro1">
          <table:table-cell office:value-type="string" calcext:value-type="string">
            <text:p>2019-11-12 10:47:35</text:p>
          </table:table-cell>
          <table:table-cell office:value-type="float" office:value="25.9386580832361" calcext:value-type="float">
            <text:p>25.9386580832361</text:p>
          </table:table-cell>
          <table:table-cell office:value-type="float" office:value="78.0803465364816" calcext:value-type="float">
            <text:p>78.0803465364816</text:p>
          </table:table-cell>
          <table:table-cell office:value-type="float" office:value="981.793395255952" calcext:value-type="float">
            <text:p>981.7933952559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597" calcext:value-type="float">
            <text:p>1346597</text:p>
          </table:table-cell>
          <table:table-cell office:value-type="float" office:value="1630427" calcext:value-type="float">
            <text:p>1630427</text:p>
          </table:table-cell>
          <table:table-cell office:value-type="float" office:value="1644755" calcext:value-type="float">
            <text:p>1644755</text:p>
          </table:table-cell>
          <table:table-cell office:value-type="float" office:value="1166605" calcext:value-type="float">
            <text:p>1166605</text:p>
          </table:table-cell>
          <table:table-cell office:value-type="float" office:value="1013946" calcext:value-type="float">
            <text:p>1013946</text:p>
          </table:table-cell>
          <table:table-cell office:value-type="float" office:value="1002979" calcext:value-type="float">
            <text:p>1002979</text:p>
          </table:table-cell>
          <table:table-cell office:value-type="float" office:value="1657453" calcext:value-type="float">
            <text:p>1657453</text:p>
          </table:table-cell>
          <table:table-cell office:value-type="float" office:value="5" calcext:value-type="float">
            <text:p>5</text:p>
          </table:table-cell>
          <table:table-cell office:value-type="float" office:value="0.80263445408755" calcext:value-type="float">
            <text:p>0.80263445408755</text:p>
          </table:table-cell>
          <table:table-cell office:value-type="float" office:value="0.971810337520878" calcext:value-type="float">
            <text:p>0.971810337520878</text:p>
          </table:table-cell>
          <table:table-cell office:value-type="float" office:value="0.980350492042362" calcext:value-type="float">
            <text:p>0.980350492042362</text:p>
          </table:table-cell>
          <table:table-cell office:value-type="float" office:value="0.695350849074227" calcext:value-type="float">
            <text:p>0.695350849074227</text:p>
          </table:table-cell>
          <table:table-cell office:value-type="float" office:value="0.604358983559487" calcext:value-type="float">
            <text:p>0.604358983559487</text:p>
          </table:table-cell>
          <table:table-cell office:value-type="float" office:value="0.597822141387718" calcext:value-type="float">
            <text:p>0.597822141387718</text:p>
          </table:table-cell>
          <table:table-cell office:value-type="float" office:value="0.987919090738188" calcext:value-type="float">
            <text:p>0.987919090738188</text:p>
          </table:table-cell>
          <table:table-cell office:value-type="float" office:value="-110.929830185155" calcext:value-type="float">
            <text:p>-110.929830185155</text:p>
          </table:table-cell>
          <table:table-cell office:value-type="float" office:value="-129.128203288103" calcext:value-type="float">
            <text:p>-129.128203288103</text:p>
          </table:table-cell>
          <table:table-cell office:value-type="float" office:value="-130.435571722456" calcext:value-type="float">
            <text:p>-130.435571722456</text:p>
          </table:table-cell>
        </table:table-row>
        <table:table-row table:style-name="ro1">
          <table:table-cell office:value-type="string" calcext:value-type="string">
            <text:p>2019-11-12 10:47:36</text:p>
          </table:table-cell>
          <table:table-cell office:value-type="float" office:value="25.9386580832361" calcext:value-type="float">
            <text:p>25.9386580832361</text:p>
          </table:table-cell>
          <table:table-cell office:value-type="float" office:value="78.1017488632892" calcext:value-type="float">
            <text:p>78.1017488632892</text:p>
          </table:table-cell>
          <table:table-cell office:value-type="float" office:value="981.793395255952" calcext:value-type="float">
            <text:p>981.79339525595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429" calcext:value-type="float">
            <text:p>1361429</text:p>
          </table:table-cell>
          <table:table-cell office:value-type="float" office:value="1632386" calcext:value-type="float">
            <text:p>1632386</text:p>
          </table:table-cell>
          <table:table-cell office:value-type="float" office:value="1640053" calcext:value-type="float">
            <text:p>1640053</text:p>
          </table:table-cell>
          <table:table-cell office:value-type="float" office:value="1040762" calcext:value-type="float">
            <text:p>1040762</text:p>
          </table:table-cell>
          <table:table-cell office:value-type="float" office:value="1116588" calcext:value-type="float">
            <text:p>1116588</text:p>
          </table:table-cell>
          <table:table-cell office:value-type="float" office:value="1044500" calcext:value-type="float">
            <text:p>1044500</text:p>
          </table:table-cell>
          <table:table-cell office:value-type="float" office:value="1663239" calcext:value-type="float">
            <text:p>1663239</text:p>
          </table:table-cell>
          <table:table-cell office:value-type="float" office:value="5" calcext:value-type="float">
            <text:p>5</text:p>
          </table:table-cell>
          <table:table-cell office:value-type="float" office:value="0.811475016054513" calcext:value-type="float">
            <text:p>0.811475016054513</text:p>
          </table:table-cell>
          <table:table-cell office:value-type="float" office:value="0.972977992651223" calcext:value-type="float">
            <text:p>0.972977992651223</text:p>
          </table:table-cell>
          <table:table-cell office:value-type="float" office:value="0.977547881310926" calcext:value-type="float">
            <text:p>0.977547881310926</text:p>
          </table:table-cell>
          <table:table-cell office:value-type="float" office:value="0.620342567007848" calcext:value-type="float">
            <text:p>0.620342567007848</text:p>
          </table:table-cell>
          <table:table-cell office:value-type="float" office:value="0.665538390342997" calcext:value-type="float">
            <text:p>0.665538390342997</text:p>
          </table:table-cell>
          <table:table-cell office:value-type="float" office:value="0.622570588895153" calcext:value-type="float">
            <text:p>0.622570588895153</text:p>
          </table:table-cell>
          <table:table-cell office:value-type="float" office:value="0.991367815896012" calcext:value-type="float">
            <text:p>0.991367815896012</text:p>
          </table:table-cell>
          <table:table-cell office:value-type="float" office:value="-125.93148659843" calcext:value-type="float">
            <text:p>-125.93148659843</text:p>
          </table:table-cell>
          <table:table-cell office:value-type="float" office:value="-116.892321931401" calcext:value-type="float">
            <text:p>-116.892321931401</text:p>
          </table:table-cell>
          <table:table-cell office:value-type="float" office:value="-125.485882220969" calcext:value-type="float">
            <text:p>-125.485882220969</text:p>
          </table:table-cell>
        </table:table-row>
        <table:table-row table:style-name="ro1">
          <table:table-cell office:value-type="string" calcext:value-type="string">
            <text:p>2019-11-12 10:47:37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0905990376937" calcext:value-type="float">
            <text:p>78.0905990376937</text:p>
          </table:table-cell>
          <table:table-cell office:value-type="float" office:value="981.839948292359" calcext:value-type="float">
            <text:p>981.83994829235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930" calcext:value-type="float">
            <text:p>1380930</text:p>
          </table:table-cell>
          <table:table-cell office:value-type="float" office:value="1637114" calcext:value-type="float">
            <text:p>1637114</text:p>
          </table:table-cell>
          <table:table-cell office:value-type="float" office:value="1645970" calcext:value-type="float">
            <text:p>1645970</text:p>
          </table:table-cell>
          <table:table-cell office:value-type="float" office:value="1082870" calcext:value-type="float">
            <text:p>1082870</text:p>
          </table:table-cell>
          <table:table-cell office:value-type="float" office:value="1009241" calcext:value-type="float">
            <text:p>1009241</text:p>
          </table:table-cell>
          <table:table-cell office:value-type="float" office:value="1096224" calcext:value-type="float">
            <text:p>1096224</text:p>
          </table:table-cell>
          <table:table-cell office:value-type="float" office:value="1654222" calcext:value-type="float">
            <text:p>1654222</text:p>
          </table:table-cell>
          <table:table-cell office:value-type="float" office:value="5" calcext:value-type="float">
            <text:p>5</text:p>
          </table:table-cell>
          <table:table-cell office:value-type="float" office:value="0.823098519217791" calcext:value-type="float">
            <text:p>0.823098519217791</text:p>
          </table:table-cell>
          <table:table-cell office:value-type="float" office:value="0.975796100592148" calcext:value-type="float">
            <text:p>0.975796100592148</text:p>
          </table:table-cell>
          <table:table-cell office:value-type="float" office:value="0.981074688562714" calcext:value-type="float">
            <text:p>0.981074688562714</text:p>
          </table:table-cell>
          <table:table-cell office:value-type="float" office:value="0.645440893821823" calcext:value-type="float">
            <text:p>0.645440893821823</text:p>
          </table:table-cell>
          <table:table-cell office:value-type="float" office:value="0.601554584688495" calcext:value-type="float">
            <text:p>0.601554584688495</text:p>
          </table:table-cell>
          <table:table-cell office:value-type="float" office:value="0.653400499033987" calcext:value-type="float">
            <text:p>0.653400499033987</text:p>
          </table:table-cell>
          <table:table-cell office:value-type="float" office:value="0.985993264435919" calcext:value-type="float">
            <text:p>0.985993264435919</text:p>
          </table:table-cell>
          <table:table-cell office:value-type="float" office:value="-120.911821235635" calcext:value-type="float">
            <text:p>-120.911821235635</text:p>
          </table:table-cell>
          <table:table-cell office:value-type="float" office:value="-129.689083062301" calcext:value-type="float">
            <text:p>-129.689083062301</text:p>
          </table:table-cell>
          <table:table-cell office:value-type="float" office:value="-119.319900193203" calcext:value-type="float">
            <text:p>-119.319900193203</text:p>
          </table:table-cell>
        </table:table-row>
        <table:table-row table:style-name="ro1">
          <table:table-cell office:value-type="string" calcext:value-type="string">
            <text:p>2019-11-12 10:47:39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807950869217" calcext:value-type="float">
            <text:p>78.0807950869217</text:p>
          </table:table-cell>
          <table:table-cell office:value-type="float" office:value="981.801905105653" calcext:value-type="float">
            <text:p>981.801905105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636" calcext:value-type="float">
            <text:p>1371636</text:p>
          </table:table-cell>
          <table:table-cell office:value-type="float" office:value="1634416" calcext:value-type="float">
            <text:p>1634416</text:p>
          </table:table-cell>
          <table:table-cell office:value-type="float" office:value="1641581" calcext:value-type="float">
            <text:p>1641581</text:p>
          </table:table-cell>
          <table:table-cell office:value-type="float" office:value="1070044" calcext:value-type="float">
            <text:p>1070044</text:p>
          </table:table-cell>
          <table:table-cell office:value-type="float" office:value="1005320" calcext:value-type="float">
            <text:p>1005320</text:p>
          </table:table-cell>
          <table:table-cell office:value-type="float" office:value="1115012" calcext:value-type="float">
            <text:p>1115012</text:p>
          </table:table-cell>
          <table:table-cell office:value-type="float" office:value="1653892" calcext:value-type="float">
            <text:p>1653892</text:p>
          </table:table-cell>
          <table:table-cell office:value-type="float" office:value="5" calcext:value-type="float">
            <text:p>5</text:p>
          </table:table-cell>
          <table:table-cell office:value-type="float" office:value="0.817558862871988" calcext:value-type="float">
            <text:p>0.817558862871988</text:p>
          </table:table-cell>
          <table:table-cell office:value-type="float" office:value="0.974187967084404" calcext:value-type="float">
            <text:p>0.974187967084404</text:p>
          </table:table-cell>
          <table:table-cell office:value-type="float" office:value="0.978458640391664" calcext:value-type="float">
            <text:p>0.978458640391664</text:p>
          </table:table-cell>
          <table:table-cell office:value-type="float" office:value="0.637796001171589" calcext:value-type="float">
            <text:p>0.637796001171589</text:p>
          </table:table-cell>
          <table:table-cell office:value-type="float" office:value="0.599217486288248" calcext:value-type="float">
            <text:p>0.599217486288248</text:p>
          </table:table-cell>
          <table:table-cell office:value-type="float" office:value="0.664599021029356" calcext:value-type="float">
            <text:p>0.664599021029356</text:p>
          </table:table-cell>
          <table:table-cell office:value-type="float" office:value="0.985796569084712" calcext:value-type="float">
            <text:p>0.985796569084712</text:p>
          </table:table-cell>
          <table:table-cell office:value-type="float" office:value="-122.440799765682" calcext:value-type="float">
            <text:p>-122.440799765682</text:p>
          </table:table-cell>
          <table:table-cell office:value-type="float" office:value="-130.15650274235" calcext:value-type="float">
            <text:p>-130.15650274235</text:p>
          </table:table-cell>
          <table:table-cell office:value-type="float" office:value="-117.080195794129" calcext:value-type="float">
            <text:p>-117.080195794129</text:p>
          </table:table-cell>
        </table:table-row>
        <table:table-row table:style-name="ro1">
          <table:table-cell office:value-type="string" calcext:value-type="string">
            <text:p>2019-11-12 10:47:40</text:p>
          </table:table-cell>
          <table:table-cell office:value-type="float" office:value="25.9184418438526" calcext:value-type="float">
            <text:p>25.9184418438526</text:p>
          </table:table-cell>
          <table:table-cell office:value-type="float" office:value="78.0732018745293" calcext:value-type="float">
            <text:p>78.0732018745293</text:p>
          </table:table-cell>
          <table:table-cell office:value-type="float" office:value="981.75935621935" calcext:value-type="float">
            <text:p>981.759356219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350" calcext:value-type="float">
            <text:p>1361350</text:p>
          </table:table-cell>
          <table:table-cell office:value-type="float" office:value="1632005" calcext:value-type="float">
            <text:p>1632005</text:p>
          </table:table-cell>
          <table:table-cell office:value-type="float" office:value="1639478" calcext:value-type="float">
            <text:p>1639478</text:p>
          </table:table-cell>
          <table:table-cell office:value-type="float" office:value="1042120" calcext:value-type="float">
            <text:p>1042120</text:p>
          </table:table-cell>
          <table:table-cell office:value-type="float" office:value="1115492" calcext:value-type="float">
            <text:p>1115492</text:p>
          </table:table-cell>
          <table:table-cell office:value-type="float" office:value="1046822" calcext:value-type="float">
            <text:p>1046822</text:p>
          </table:table-cell>
          <table:table-cell office:value-type="float" office:value="1659654" calcext:value-type="float">
            <text:p>1659654</text:p>
          </table:table-cell>
          <table:table-cell office:value-type="float" office:value="5" calcext:value-type="float">
            <text:p>5</text:p>
          </table:table-cell>
          <table:table-cell office:value-type="float" office:value="0.811427928379527" calcext:value-type="float">
            <text:p>0.811427928379527</text:p>
          </table:table-cell>
          <table:table-cell office:value-type="float" office:value="0.972750898927557" calcext:value-type="float">
            <text:p>0.972750898927557</text:p>
          </table:table-cell>
          <table:table-cell office:value-type="float" office:value="0.977205154562611" calcext:value-type="float">
            <text:p>0.977205154562611</text:p>
          </table:table-cell>
          <table:table-cell office:value-type="float" office:value="0.621151998180389" calcext:value-type="float">
            <text:p>0.621151998180389</text:p>
          </table:table-cell>
          <table:table-cell office:value-type="float" office:value="0.664885123358384" calcext:value-type="float">
            <text:p>0.664885123358384</text:p>
          </table:table-cell>
          <table:table-cell office:value-type="float" office:value="0.623954608911825" calcext:value-type="float">
            <text:p>0.623954608911825</text:p>
          </table:table-cell>
          <table:table-cell office:value-type="float" office:value="0.989230989126085" calcext:value-type="float">
            <text:p>0.989230989126085</text:p>
          </table:table-cell>
          <table:table-cell office:value-type="float" office:value="-125.769600363922" calcext:value-type="float">
            <text:p>-125.769600363922</text:p>
          </table:table-cell>
          <table:table-cell office:value-type="float" office:value="-117.022975328323" calcext:value-type="float">
            <text:p>-117.022975328323</text:p>
          </table:table-cell>
          <table:table-cell office:value-type="float" office:value="-125.209078217635" calcext:value-type="float">
            <text:p>-125.209078217635</text:p>
          </table:table-cell>
        </table:table-row>
        <table:table-row table:style-name="ro1">
          <table:table-cell office:value-type="string" calcext:value-type="string">
            <text:p>2019-11-12 10:47:41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486909815055" calcext:value-type="float">
            <text:p>78.0486909815055</text:p>
          </table:table-cell>
          <table:table-cell office:value-type="float" office:value="981.746841427167" calcext:value-type="float">
            <text:p>981.7468414271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012" calcext:value-type="float">
            <text:p>1380012</text:p>
          </table:table-cell>
          <table:table-cell office:value-type="float" office:value="1636780" calcext:value-type="float">
            <text:p>1636780</text:p>
          </table:table-cell>
          <table:table-cell office:value-type="float" office:value="1646438" calcext:value-type="float">
            <text:p>1646438</text:p>
          </table:table-cell>
          <table:table-cell office:value-type="float" office:value="1097609" calcext:value-type="float">
            <text:p>1097609</text:p>
          </table:table-cell>
          <table:table-cell office:value-type="float" office:value="1011517" calcext:value-type="float">
            <text:p>1011517</text:p>
          </table:table-cell>
          <table:table-cell office:value-type="float" office:value="1079251" calcext:value-type="float">
            <text:p>1079251</text:p>
          </table:table-cell>
          <table:table-cell office:value-type="float" office:value="1654870" calcext:value-type="float">
            <text:p>1654870</text:p>
          </table:table-cell>
          <table:table-cell office:value-type="float" office:value="5" calcext:value-type="float">
            <text:p>5</text:p>
          </table:table-cell>
          <table:table-cell office:value-type="float" office:value="0.822551348513525" calcext:value-type="float">
            <text:p>0.822551348513525</text:p>
          </table:table-cell>
          <table:table-cell office:value-type="float" office:value="0.975597021054866" calcext:value-type="float">
            <text:p>0.975597021054866</text:p>
          </table:table-cell>
          <table:table-cell office:value-type="float" office:value="0.981353638333516" calcext:value-type="float">
            <text:p>0.981353638333516</text:p>
          </table:table-cell>
          <table:table-cell office:value-type="float" office:value="0.654226023462537" calcext:value-type="float">
            <text:p>0.654226023462537</text:p>
          </table:table-cell>
          <table:table-cell office:value-type="float" office:value="0.602911186565302" calcext:value-type="float">
            <text:p>0.602911186565302</text:p>
          </table:table-cell>
          <table:table-cell office:value-type="float" office:value="0.643283801470256" calcext:value-type="float">
            <text:p>0.643283801470256</text:p>
          </table:table-cell>
          <table:table-cell office:value-type="float" office:value="0.986379502580106" calcext:value-type="float">
            <text:p>0.986379502580106</text:p>
          </table:table-cell>
          <table:table-cell office:value-type="float" office:value="-119.154795307493" calcext:value-type="float">
            <text:p>-119.154795307493</text:p>
          </table:table-cell>
          <table:table-cell office:value-type="float" office:value="-129.41776268694" calcext:value-type="float">
            <text:p>-129.41776268694</text:p>
          </table:table-cell>
          <table:table-cell office:value-type="float" office:value="-121.343239705949" calcext:value-type="float">
            <text:p>-121.343239705949</text:p>
          </table:table-cell>
        </table:table-row>
        <table:table-row table:style-name="ro1">
          <table:table-cell office:value-type="string" calcext:value-type="string">
            <text:p>2019-11-12 10:47:42</text:p>
          </table:table-cell>
          <table:table-cell office:value-type="float" office:value="25.9386580832361" calcext:value-type="float">
            <text:p>25.9386580832361</text:p>
          </table:table-cell>
          <table:table-cell office:value-type="float" office:value="78.0375414713211" calcext:value-type="float">
            <text:p>78.0375414713211</text:p>
          </table:table-cell>
          <table:table-cell office:value-type="float" office:value="981.738332035385" calcext:value-type="float">
            <text:p>981.73833203538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08" calcext:value-type="float">
            <text:p>1363608</text:p>
          </table:table-cell>
          <table:table-cell office:value-type="float" office:value="1634814" calcext:value-type="float">
            <text:p>1634814</text:p>
          </table:table-cell>
          <table:table-cell office:value-type="float" office:value="1640664" calcext:value-type="float">
            <text:p>1640664</text:p>
          </table:table-cell>
          <table:table-cell office:value-type="float" office:value="1064377" calcext:value-type="float">
            <text:p>1064377</text:p>
          </table:table-cell>
          <table:table-cell office:value-type="float" office:value="1004661" calcext:value-type="float">
            <text:p>1004661</text:p>
          </table:table-cell>
          <table:table-cell office:value-type="float" office:value="1135816" calcext:value-type="float">
            <text:p>1135816</text:p>
          </table:table-cell>
          <table:table-cell office:value-type="float" office:value="1655286" calcext:value-type="float">
            <text:p>1655286</text:p>
          </table:table-cell>
          <table:table-cell office:value-type="float" office:value="5" calcext:value-type="float">
            <text:p>5</text:p>
          </table:table-cell>
          <table:table-cell office:value-type="float" office:value="0.812773801418996" calcext:value-type="float">
            <text:p>0.812773801418996</text:p>
          </table:table-cell>
          <table:table-cell office:value-type="float" office:value="0.97442519359889" calcext:value-type="float">
            <text:p>0.97442519359889</text:p>
          </table:table-cell>
          <table:table-cell office:value-type="float" office:value="0.977912065733917" calcext:value-type="float">
            <text:p>0.977912065733917</text:p>
          </table:table-cell>
          <table:table-cell office:value-type="float" office:value="0.634418205549503" calcext:value-type="float">
            <text:p>0.634418205549503</text:p>
          </table:table-cell>
          <table:table-cell office:value-type="float" office:value="0.598824691632353" calcext:value-type="float">
            <text:p>0.598824691632353</text:p>
          </table:table-cell>
          <table:table-cell office:value-type="float" office:value="0.676999172806641" calcext:value-type="float">
            <text:p>0.676999172806641</text:p>
          </table:table-cell>
          <table:table-cell office:value-type="float" office:value="0.986627457931931" calcext:value-type="float">
            <text:p>0.986627457931931</text:p>
          </table:table-cell>
          <table:table-cell office:value-type="float" office:value="-123.116358890099" calcext:value-type="float">
            <text:p>-123.116358890099</text:p>
          </table:table-cell>
          <table:table-cell office:value-type="float" office:value="-130.235061673529" calcext:value-type="float">
            <text:p>-130.235061673529</text:p>
          </table:table-cell>
          <table:table-cell office:value-type="float" office:value="-114.600165438672" calcext:value-type="float">
            <text:p>-114.600165438672</text:p>
          </table:table-cell>
        </table:table-row>
        <table:table-row table:style-name="ro1">
          <table:table-cell office:value-type="string" calcext:value-type="string">
            <text:p>2019-11-12 10:47:44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37989544441" calcext:value-type="float">
            <text:p>78.037989544441</text:p>
          </table:table-cell>
          <table:table-cell office:value-type="float" office:value="981.719309620641" calcext:value-type="float">
            <text:p>981.71930962064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348" calcext:value-type="float">
            <text:p>1355348</text:p>
          </table:table-cell>
          <table:table-cell office:value-type="float" office:value="1637550" calcext:value-type="float">
            <text:p>1637550</text:p>
          </table:table-cell>
          <table:table-cell office:value-type="float" office:value="1642627" calcext:value-type="float">
            <text:p>1642627</text:p>
          </table:table-cell>
          <table:table-cell office:value-type="float" office:value="1059955" calcext:value-type="float">
            <text:p>1059955</text:p>
          </table:table-cell>
          <table:table-cell office:value-type="float" office:value="1033675" calcext:value-type="float">
            <text:p>1033675</text:p>
          </table:table-cell>
          <table:table-cell office:value-type="float" office:value="1131105" calcext:value-type="float">
            <text:p>1131105</text:p>
          </table:table-cell>
          <table:table-cell office:value-type="float" office:value="1657041" calcext:value-type="float">
            <text:p>1657041</text:p>
          </table:table-cell>
          <table:table-cell office:value-type="float" office:value="5" calcext:value-type="float">
            <text:p>5</text:p>
          </table:table-cell>
          <table:table-cell office:value-type="float" office:value="0.80785045717364" calcext:value-type="float">
            <text:p>0.80785045717364</text:p>
          </table:table-cell>
          <table:table-cell office:value-type="float" office:value="0.976055976874349" calcext:value-type="float">
            <text:p>0.976055976874349</text:p>
          </table:table-cell>
          <table:table-cell office:value-type="float" office:value="0.979082105050338" calcext:value-type="float">
            <text:p>0.979082105050338</text:p>
          </table:table-cell>
          <table:table-cell office:value-type="float" office:value="0.631782487843333" calcext:value-type="float">
            <text:p>0.631782487843333</text:p>
          </table:table-cell>
          <table:table-cell office:value-type="float" office:value="0.616118385329054" calcext:value-type="float">
            <text:p>0.616118385329054</text:p>
          </table:table-cell>
          <table:table-cell office:value-type="float" office:value="0.674191197656536" calcext:value-type="float">
            <text:p>0.674191197656536</text:p>
          </table:table-cell>
          <table:table-cell office:value-type="float" office:value="0.987673519572439" calcext:value-type="float">
            <text:p>0.987673519572439</text:p>
          </table:table-cell>
          <table:table-cell office:value-type="float" office:value="-123.643502431333" calcext:value-type="float">
            <text:p>-123.643502431333</text:p>
          </table:table-cell>
          <table:table-cell office:value-type="float" office:value="-126.776322934189" calcext:value-type="float">
            <text:p>-126.776322934189</text:p>
          </table:table-cell>
          <table:table-cell office:value-type="float" office:value="-115.161760468693" calcext:value-type="float">
            <text:p>-115.161760468693</text:p>
          </table:table-cell>
        </table:table-row>
        <table:table-row table:style-name="ro1">
          <table:table-cell office:value-type="string" calcext:value-type="string">
            <text:p>2019-11-12 10:47:45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165865674235" calcext:value-type="float">
            <text:p>78.0165865674235</text:p>
          </table:table-cell>
          <table:table-cell office:value-type="float" office:value="981.801905105653" calcext:value-type="float">
            <text:p>981.801905105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138" calcext:value-type="float">
            <text:p>1352138</text:p>
          </table:table-cell>
          <table:table-cell office:value-type="float" office:value="1634397" calcext:value-type="float">
            <text:p>1634397</text:p>
          </table:table-cell>
          <table:table-cell office:value-type="float" office:value="1639339" calcext:value-type="float">
            <text:p>1639339</text:p>
          </table:table-cell>
          <table:table-cell office:value-type="float" office:value="1045098" calcext:value-type="float">
            <text:p>1045098</text:p>
          </table:table-cell>
          <table:table-cell office:value-type="float" office:value="1103095" calcext:value-type="float">
            <text:p>1103095</text:p>
          </table:table-cell>
          <table:table-cell office:value-type="float" office:value="1062097" calcext:value-type="float">
            <text:p>1062097</text:p>
          </table:table-cell>
          <table:table-cell office:value-type="float" office:value="1659493" calcext:value-type="float">
            <text:p>1659493</text:p>
          </table:table-cell>
          <table:table-cell office:value-type="float" office:value="5" calcext:value-type="float">
            <text:p>5</text:p>
          </table:table-cell>
          <table:table-cell office:value-type="float" office:value="0.805937147848266" calcext:value-type="float">
            <text:p>0.805937147848266</text:p>
          </table:table-cell>
          <table:table-cell office:value-type="float" office:value="0.974176642200547" calcext:value-type="float">
            <text:p>0.974176642200547</text:p>
          </table:table-cell>
          <table:table-cell office:value-type="float" office:value="0.977122304096497" calcext:value-type="float">
            <text:p>0.977122304096497</text:p>
          </table:table-cell>
          <table:table-cell office:value-type="float" office:value="0.6229270247134" calcext:value-type="float">
            <text:p>0.6229270247134</text:p>
          </table:table-cell>
          <table:table-cell office:value-type="float" office:value="0.657495934664718" calcext:value-type="float">
            <text:p>0.657495934664718</text:p>
          </table:table-cell>
          <table:table-cell office:value-type="float" office:value="0.63305921948662" calcext:value-type="float">
            <text:p>0.63305921948662</text:p>
          </table:table-cell>
          <table:table-cell office:value-type="float" office:value="0.989135025636557" calcext:value-type="float">
            <text:p>0.989135025636557</text:p>
          </table:table-cell>
          <table:table-cell office:value-type="float" office:value="-125.41459505732" calcext:value-type="float">
            <text:p>-125.41459505732</text:p>
          </table:table-cell>
          <table:table-cell office:value-type="float" office:value="-118.500813067056" calcext:value-type="float">
            <text:p>-118.500813067056</text:p>
          </table:table-cell>
          <table:table-cell office:value-type="float" office:value="-123.388156102676" calcext:value-type="float">
            <text:p>-123.388156102676</text:p>
          </table:table-cell>
        </table:table-row>
        <table:table-row table:style-name="ro1">
          <table:table-cell office:value-type="string" calcext:value-type="string">
            <text:p>2019-11-12 10:47:46</text:p>
          </table:table-cell>
          <table:table-cell office:value-type="float" office:value="25.948766204674" calcext:value-type="float">
            <text:p>25.948766204674</text:p>
          </table:table-cell>
          <table:table-cell office:value-type="float" office:value="78.0063327330208" calcext:value-type="float">
            <text:p>78.0063327330208</text:p>
          </table:table-cell>
          <table:table-cell office:value-type="float" office:value="981.782882912461" calcext:value-type="float">
            <text:p>981.78288291246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335" calcext:value-type="float">
            <text:p>1371335</text:p>
          </table:table-cell>
          <table:table-cell office:value-type="float" office:value="1630881" calcext:value-type="float">
            <text:p>1630881</text:p>
          </table:table-cell>
          <table:table-cell office:value-type="float" office:value="1640029" calcext:value-type="float">
            <text:p>1640029</text:p>
          </table:table-cell>
          <table:table-cell office:value-type="float" office:value="1042830" calcext:value-type="float">
            <text:p>1042830</text:p>
          </table:table-cell>
          <table:table-cell office:value-type="float" office:value="1127490" calcext:value-type="float">
            <text:p>1127490</text:p>
          </table:table-cell>
          <table:table-cell office:value-type="float" office:value="1036305" calcext:value-type="float">
            <text:p>1036305</text:p>
          </table:table-cell>
          <table:table-cell office:value-type="float" office:value="1661154" calcext:value-type="float">
            <text:p>1661154</text:p>
          </table:table-cell>
          <table:table-cell office:value-type="float" office:value="5" calcext:value-type="float">
            <text:p>5</text:p>
          </table:table-cell>
          <table:table-cell office:value-type="float" office:value="0.817379452869827" calcext:value-type="float">
            <text:p>0.817379452869827</text:p>
          </table:table-cell>
          <table:table-cell office:value-type="float" office:value="0.972080942640417" calcext:value-type="float">
            <text:p>0.972080942640417</text:p>
          </table:table-cell>
          <table:table-cell office:value-type="float" office:value="0.977533576194474" calcext:value-type="float">
            <text:p>0.977533576194474</text:p>
          </table:table-cell>
          <table:table-cell office:value-type="float" office:value="0.621575191208743" calcext:value-type="float">
            <text:p>0.621575191208743</text:p>
          </table:table-cell>
          <table:table-cell office:value-type="float" office:value="0.672036489491044" calcext:value-type="float">
            <text:p>0.672036489491044</text:p>
          </table:table-cell>
          <table:table-cell office:value-type="float" office:value="0.61768598767352" calcext:value-type="float">
            <text:p>0.61768598767352</text:p>
          </table:table-cell>
          <table:table-cell office:value-type="float" office:value="0.990125058904297" calcext:value-type="float">
            <text:p>0.990125058904297</text:p>
          </table:table-cell>
          <table:table-cell office:value-type="float" office:value="-125.684961758251" calcext:value-type="float">
            <text:p>-125.684961758251</text:p>
          </table:table-cell>
          <table:table-cell office:value-type="float" office:value="-115.592702101791" calcext:value-type="float">
            <text:p>-115.592702101791</text:p>
          </table:table-cell>
          <table:table-cell office:value-type="float" office:value="-126.462802465296" calcext:value-type="float">
            <text:p>-126.462802465296</text:p>
          </table:table-cell>
        </table:table-row>
        <table:table-row table:style-name="ro1">
          <table:table-cell office:value-type="string" calcext:value-type="string">
            <text:p>2019-11-12 10:47:47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11235801734" calcext:value-type="float">
            <text:p>78.011235801734</text:p>
          </table:table-cell>
          <table:table-cell office:value-type="float" office:value="981.746841427167" calcext:value-type="float">
            <text:p>981.7468414271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596" calcext:value-type="float">
            <text:p>1376596</text:p>
          </table:table-cell>
          <table:table-cell office:value-type="float" office:value="1632732" calcext:value-type="float">
            <text:p>1632732</text:p>
          </table:table-cell>
          <table:table-cell office:value-type="float" office:value="1645049" calcext:value-type="float">
            <text:p>1645049</text:p>
          </table:table-cell>
          <table:table-cell office:value-type="float" office:value="1089482" calcext:value-type="float">
            <text:p>1089482</text:p>
          </table:table-cell>
          <table:table-cell office:value-type="float" office:value="1085823" calcext:value-type="float">
            <text:p>1085823</text:p>
          </table:table-cell>
          <table:table-cell office:value-type="float" office:value="1028036" calcext:value-type="float">
            <text:p>1028036</text:p>
          </table:table-cell>
          <table:table-cell office:value-type="float" office:value="1661330" calcext:value-type="float">
            <text:p>1661330</text:p>
          </table:table-cell>
          <table:table-cell office:value-type="float" office:value="5" calcext:value-type="float">
            <text:p>5</text:p>
          </table:table-cell>
          <table:table-cell office:value-type="float" office:value="0.820515253605277" calcext:value-type="float">
            <text:p>0.820515253605277</text:p>
          </table:table-cell>
          <table:table-cell office:value-type="float" office:value="0.973184224746731" calcext:value-type="float">
            <text:p>0.973184224746731</text:p>
          </table:table-cell>
          <table:table-cell office:value-type="float" office:value="0.980525729718891" calcext:value-type="float">
            <text:p>0.980525729718891</text:p>
          </table:table-cell>
          <table:table-cell office:value-type="float" office:value="0.649381953404183" calcext:value-type="float">
            <text:p>0.649381953404183</text:p>
          </table:table-cell>
          <table:table-cell office:value-type="float" office:value="0.647201019191863" calcext:value-type="float">
            <text:p>0.647201019191863</text:p>
          </table:table-cell>
          <table:table-cell office:value-type="float" office:value="0.612757279009495" calcext:value-type="float">
            <text:p>0.612757279009495</text:p>
          </table:table-cell>
          <table:table-cell office:value-type="float" office:value="0.990229963091608" calcext:value-type="float">
            <text:p>0.990229963091608</text:p>
          </table:table-cell>
          <table:table-cell office:value-type="float" office:value="-120.123609319163" calcext:value-type="float">
            <text:p>-120.123609319163</text:p>
          </table:table-cell>
          <table:table-cell office:value-type="float" office:value="-120.559796161627" calcext:value-type="float">
            <text:p>-120.559796161627</text:p>
          </table:table-cell>
          <table:table-cell office:value-type="float" office:value="-127.448544198101" calcext:value-type="float">
            <text:p>-127.448544198101</text:p>
          </table:table-cell>
        </table:table-row>
        <table:table-row table:style-name="ro1">
          <table:table-cell office:value-type="string" calcext:value-type="string">
            <text:p>2019-11-12 10:47:49</text:p>
          </table:table-cell>
          <table:table-cell office:value-type="float" office:value="25.9336040229537" calcext:value-type="float">
            <text:p>25.9336040229537</text:p>
          </table:table-cell>
          <table:table-cell office:value-type="float" office:value="78.0049895876557" calcext:value-type="float">
            <text:p>78.0049895876557</text:p>
          </table:table-cell>
          <table:table-cell office:value-type="float" office:value="981.75735405024" calcext:value-type="float">
            <text:p>981.757354050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209" calcext:value-type="float">
            <text:p>1360209</text:p>
          </table:table-cell>
          <table:table-cell office:value-type="float" office:value="1635214" calcext:value-type="float">
            <text:p>1635214</text:p>
          </table:table-cell>
          <table:table-cell office:value-type="float" office:value="1647456" calcext:value-type="float">
            <text:p>1647456</text:p>
          </table:table-cell>
          <table:table-cell office:value-type="float" office:value="1162697" calcext:value-type="float">
            <text:p>1162697</text:p>
          </table:table-cell>
          <table:table-cell office:value-type="float" office:value="1015430" calcext:value-type="float">
            <text:p>1015430</text:p>
          </table:table-cell>
          <table:table-cell office:value-type="float" office:value="1013530" calcext:value-type="float">
            <text:p>1013530</text:p>
          </table:table-cell>
          <table:table-cell office:value-type="float" office:value="1656416" calcext:value-type="float">
            <text:p>1656416</text:p>
          </table:table-cell>
          <table:table-cell office:value-type="float" office:value="5" calcext:value-type="float">
            <text:p>5</text:p>
          </table:table-cell>
          <table:table-cell office:value-type="float" office:value="0.810747839301567" calcext:value-type="float">
            <text:p>0.810747839301567</text:p>
          </table:table-cell>
          <table:table-cell office:value-type="float" office:value="0.974663612206413" calcext:value-type="float">
            <text:p>0.974663612206413</text:p>
          </table:table-cell>
          <table:table-cell office:value-type="float" office:value="0.981960413689663" calcext:value-type="float">
            <text:p>0.981960413689663</text:p>
          </table:table-cell>
          <table:table-cell office:value-type="float" office:value="0.693021499278724" calcext:value-type="float">
            <text:p>0.693021499278724</text:p>
          </table:table-cell>
          <table:table-cell office:value-type="float" office:value="0.605243516593399" calcext:value-type="float">
            <text:p>0.605243516593399</text:p>
          </table:table-cell>
          <table:table-cell office:value-type="float" office:value="0.604111028207663" calcext:value-type="float">
            <text:p>0.604111028207663</text:p>
          </table:table-cell>
          <table:table-cell office:value-type="float" office:value="0.987300990498184" calcext:value-type="float">
            <text:p>0.987300990498184</text:p>
          </table:table-cell>
          <table:table-cell office:value-type="float" office:value="-111.395700144255" calcext:value-type="float">
            <text:p>-111.395700144255</text:p>
          </table:table-cell>
          <table:table-cell office:value-type="float" office:value="-128.95129668132" calcext:value-type="float">
            <text:p>-128.95129668132</text:p>
          </table:table-cell>
          <table:table-cell office:value-type="float" office:value="-129.177794358467" calcext:value-type="float">
            <text:p>-129.177794358467</text:p>
          </table:table-cell>
        </table:table-row>
        <table:table-row table:style-name="ro1">
          <table:table-cell office:value-type="string" calcext:value-type="string">
            <text:p>2019-11-12 10:47:50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005342446328" calcext:value-type="float">
            <text:p>78.0005342446328</text:p>
          </table:table-cell>
          <table:table-cell office:value-type="float" office:value="981.774373255504" calcext:value-type="float">
            <text:p>981.774373255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908" calcext:value-type="float">
            <text:p>1374908</text:p>
          </table:table-cell>
          <table:table-cell office:value-type="float" office:value="1633340" calcext:value-type="float">
            <text:p>1633340</text:p>
          </table:table-cell>
          <table:table-cell office:value-type="float" office:value="1642481" calcext:value-type="float">
            <text:p>1642481</text:p>
          </table:table-cell>
          <table:table-cell office:value-type="float" office:value="1086491" calcext:value-type="float">
            <text:p>1086491</text:p>
          </table:table-cell>
          <table:table-cell office:value-type="float" office:value="1010603" calcext:value-type="float">
            <text:p>1010603</text:p>
          </table:table-cell>
          <table:table-cell office:value-type="float" office:value="1088402" calcext:value-type="float">
            <text:p>1088402</text:p>
          </table:table-cell>
          <table:table-cell office:value-type="float" office:value="1657924" calcext:value-type="float">
            <text:p>1657924</text:p>
          </table:table-cell>
          <table:table-cell office:value-type="float" office:value="5" calcext:value-type="float">
            <text:p>5</text:p>
          </table:table-cell>
          <table:table-cell office:value-type="float" office:value="0.819509127081528" calcext:value-type="float">
            <text:p>0.819509127081528</text:p>
          </table:table-cell>
          <table:table-cell office:value-type="float" office:value="0.973546621030166" calcext:value-type="float">
            <text:p>0.973546621030166</text:p>
          </table:table-cell>
          <table:table-cell office:value-type="float" office:value="0.978995082258592" calcext:value-type="float">
            <text:p>0.978995082258592</text:p>
          </table:table-cell>
          <table:table-cell office:value-type="float" office:value="0.647599178266427" calcext:value-type="float">
            <text:p>0.647599178266427</text:p>
          </table:table-cell>
          <table:table-cell office:value-type="float" office:value="0.602366400047112" calcext:value-type="float">
            <text:p>0.602366400047112</text:p>
          </table:table-cell>
          <table:table-cell office:value-type="float" office:value="0.64873822316387" calcext:value-type="float">
            <text:p>0.64873822316387</text:p>
          </table:table-cell>
          <table:table-cell office:value-type="float" office:value="0.988199828648547" calcext:value-type="float">
            <text:p>0.988199828648547</text:p>
          </table:table-cell>
          <table:table-cell office:value-type="float" office:value="-120.480164346715" calcext:value-type="float">
            <text:p>-120.480164346715</text:p>
          </table:table-cell>
          <table:table-cell office:value-type="float" office:value="-129.526719990578" calcext:value-type="float">
            <text:p>-129.526719990578</text:p>
          </table:table-cell>
          <table:table-cell office:value-type="float" office:value="-120.252355367226" calcext:value-type="float">
            <text:p>-120.252355367226</text:p>
          </table:table-cell>
        </table:table-row>
        <table:table-row table:style-name="ro1">
          <table:table-cell office:value-type="string" calcext:value-type="string">
            <text:p>2019-11-12 10:47:51</text:p>
          </table:table-cell>
          <table:table-cell office:value-type="float" office:value="25.9386580832361" calcext:value-type="float">
            <text:p>25.9386580832361</text:p>
          </table:table-cell>
          <table:table-cell office:value-type="float" office:value="77.9947358574337" calcext:value-type="float">
            <text:p>77.9947358574337</text:p>
          </table:table-cell>
          <table:table-cell office:value-type="float" office:value="981.765863634763" calcext:value-type="float">
            <text:p>981.7658636347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841" calcext:value-type="float">
            <text:p>1369841</text:p>
          </table:table-cell>
          <table:table-cell office:value-type="float" office:value="1629511" calcext:value-type="float">
            <text:p>1629511</text:p>
          </table:table-cell>
          <table:table-cell office:value-type="float" office:value="1641864" calcext:value-type="float">
            <text:p>1641864</text:p>
          </table:table-cell>
          <table:table-cell office:value-type="float" office:value="1090665" calcext:value-type="float">
            <text:p>1090665</text:p>
          </table:table-cell>
          <table:table-cell office:value-type="float" office:value="1084153" calcext:value-type="float">
            <text:p>1084153</text:p>
          </table:table-cell>
          <table:table-cell office:value-type="float" office:value="1026503" calcext:value-type="float">
            <text:p>1026503</text:p>
          </table:table-cell>
          <table:table-cell office:value-type="float" office:value="1661459" calcext:value-type="float">
            <text:p>1661459</text:p>
          </table:table-cell>
          <table:table-cell office:value-type="float" office:value="5" calcext:value-type="float">
            <text:p>5</text:p>
          </table:table-cell>
          <table:table-cell office:value-type="float" office:value="0.816488959370727" calcext:value-type="float">
            <text:p>0.816488959370727</text:p>
          </table:table-cell>
          <table:table-cell office:value-type="float" office:value="0.97126435890965" calcext:value-type="float">
            <text:p>0.97126435890965</text:p>
          </table:table-cell>
          <table:table-cell office:value-type="float" office:value="0.978627321556487" calcext:value-type="float">
            <text:p>0.978627321556487</text:p>
          </table:table-cell>
          <table:table-cell office:value-type="float" office:value="0.650087076435933" calcext:value-type="float">
            <text:p>0.650087076435933</text:p>
          </table:table-cell>
          <table:table-cell office:value-type="float" office:value="0.646205621505454" calcext:value-type="float">
            <text:p>0.646205621505454</text:p>
          </table:table-cell>
          <table:table-cell office:value-type="float" office:value="0.611843539696162" calcext:value-type="float">
            <text:p>0.611843539696162</text:p>
          </table:table-cell>
          <table:table-cell office:value-type="float" office:value="0.990306853092534" calcext:value-type="float">
            <text:p>0.990306853092534</text:p>
          </table:table-cell>
          <table:table-cell office:value-type="float" office:value="-119.982584712813" calcext:value-type="float">
            <text:p>-119.982584712813</text:p>
          </table:table-cell>
          <table:table-cell office:value-type="float" office:value="-120.758875698909" calcext:value-type="float">
            <text:p>-120.758875698909</text:p>
          </table:table-cell>
          <table:table-cell office:value-type="float" office:value="-127.631292060768" calcext:value-type="float">
            <text:p>-127.631292060768</text:p>
          </table:table-cell>
        </table:table-row>
        <table:table-row table:style-name="ro1">
          <table:table-cell office:value-type="string" calcext:value-type="string">
            <text:p>2019-11-12 10:47:52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11235801734" calcext:value-type="float">
            <text:p>78.011235801734</text:p>
          </table:table-cell>
          <table:table-cell office:value-type="float" office:value="981.774373255504" calcext:value-type="float">
            <text:p>981.77437325550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077" calcext:value-type="float">
            <text:p>1349077</text:p>
          </table:table-cell>
          <table:table-cell office:value-type="float" office:value="1634993" calcext:value-type="float">
            <text:p>1634993</text:p>
          </table:table-cell>
          <table:table-cell office:value-type="float" office:value="1639005" calcext:value-type="float">
            <text:p>1639005</text:p>
          </table:table-cell>
          <table:table-cell office:value-type="float" office:value="1055217" calcext:value-type="float">
            <text:p>1055217</text:p>
          </table:table-cell>
          <table:table-cell office:value-type="float" office:value="1058194" calcext:value-type="float">
            <text:p>1058194</text:p>
          </table:table-cell>
          <table:table-cell office:value-type="float" office:value="1108763" calcext:value-type="float">
            <text:p>1108763</text:p>
          </table:table-cell>
          <table:table-cell office:value-type="float" office:value="1657949" calcext:value-type="float">
            <text:p>1657949</text:p>
          </table:table-cell>
          <table:table-cell office:value-type="float" office:value="5" calcext:value-type="float">
            <text:p>5</text:p>
          </table:table-cell>
          <table:table-cell office:value-type="float" office:value="0.804112649454194" calcext:value-type="float">
            <text:p>0.804112649454194</text:p>
          </table:table-cell>
          <table:table-cell office:value-type="float" office:value="0.974531885925756" calcext:value-type="float">
            <text:p>0.974531885925756</text:p>
          </table:table-cell>
          <table:table-cell office:value-type="float" office:value="0.976923224559215" calcext:value-type="float">
            <text:p>0.976923224559215</text:p>
          </table:table-cell>
          <table:table-cell office:value-type="float" office:value="0.62895841943722" calcext:value-type="float">
            <text:p>0.62895841943722</text:p>
          </table:table-cell>
          <table:table-cell office:value-type="float" office:value="0.630732849923712" calcext:value-type="float">
            <text:p>0.630732849923712</text:p>
          </table:table-cell>
          <table:table-cell office:value-type="float" office:value="0.660874326333323" calcext:value-type="float">
            <text:p>0.660874326333323</text:p>
          </table:table-cell>
          <table:table-cell office:value-type="float" office:value="0.988214729811517" calcext:value-type="float">
            <text:p>0.988214729811517</text:p>
          </table:table-cell>
          <table:table-cell office:value-type="float" office:value="-124.208316112556" calcext:value-type="float">
            <text:p>-124.208316112556</text:p>
          </table:table-cell>
          <table:table-cell office:value-type="float" office:value="-123.853430015258" calcext:value-type="float">
            <text:p>-123.853430015258</text:p>
          </table:table-cell>
          <table:table-cell office:value-type="float" office:value="-117.825134733335" calcext:value-type="float">
            <text:p>-117.825134733335</text:p>
          </table:table-cell>
        </table:table-row>
        <table:table-row table:style-name="ro1">
          <table:table-cell office:value-type="string" calcext:value-type="string">
            <text:p>2019-11-12 10:47:54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11235801734" calcext:value-type="float">
            <text:p>78.011235801734</text:p>
          </table:table-cell>
          <table:table-cell office:value-type="float" office:value="981.746841427167" calcext:value-type="float">
            <text:p>981.7468414271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555" calcext:value-type="float">
            <text:p>1357555</text:p>
          </table:table-cell>
          <table:table-cell office:value-type="float" office:value="1635563" calcext:value-type="float">
            <text:p>1635563</text:p>
          </table:table-cell>
          <table:table-cell office:value-type="float" office:value="1642102" calcext:value-type="float">
            <text:p>1642102</text:p>
          </table:table-cell>
          <table:table-cell office:value-type="float" office:value="1048285" calcext:value-type="float">
            <text:p>1048285</text:p>
          </table:table-cell>
          <table:table-cell office:value-type="float" office:value="1092162" calcext:value-type="float">
            <text:p>1092162</text:p>
          </table:table-cell>
          <table:table-cell office:value-type="float" office:value="1073375" calcext:value-type="float">
            <text:p>1073375</text:p>
          </table:table-cell>
          <table:table-cell office:value-type="float" office:value="1659248" calcext:value-type="float">
            <text:p>1659248</text:p>
          </table:table-cell>
          <table:table-cell office:value-type="float" office:value="5" calcext:value-type="float">
            <text:p>5</text:p>
          </table:table-cell>
          <table:table-cell office:value-type="float" office:value="0.80916593184065" calcext:value-type="float">
            <text:p>0.80916593184065</text:p>
          </table:table-cell>
          <table:table-cell office:value-type="float" office:value="0.974871632441477" calcext:value-type="float">
            <text:p>0.974871632441477</text:p>
          </table:table-cell>
          <table:table-cell office:value-type="float" office:value="0.978769180627964" calcext:value-type="float">
            <text:p>0.978769180627964</text:p>
          </table:table-cell>
          <table:table-cell office:value-type="float" office:value="0.624826624968842" calcext:value-type="float">
            <text:p>0.624826624968842</text:p>
          </table:table-cell>
          <table:table-cell office:value-type="float" office:value="0.650979358074588" calcext:value-type="float">
            <text:p>0.650979358074588</text:p>
          </table:table-cell>
          <table:table-cell office:value-type="float" office:value="0.639781432125739" calcext:value-type="float">
            <text:p>0.639781432125739</text:p>
          </table:table-cell>
          <table:table-cell office:value-type="float" office:value="0.988988994239449" calcext:value-type="float">
            <text:p>0.988988994239449</text:p>
          </table:table-cell>
          <table:table-cell office:value-type="float" office:value="-125.034675006232" calcext:value-type="float">
            <text:p>-125.034675006232</text:p>
          </table:table-cell>
          <table:table-cell office:value-type="float" office:value="-119.804128385082" calcext:value-type="float">
            <text:p>-119.804128385082</text:p>
          </table:table-cell>
          <table:table-cell office:value-type="float" office:value="-122.043713574852" calcext:value-type="float">
            <text:p>-122.043713574852</text:p>
          </table:table-cell>
        </table:table-row>
        <table:table-row table:style-name="ro1">
          <table:table-cell office:value-type="string" calcext:value-type="string">
            <text:p>2019-11-12 10:47:55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058850274704" calcext:value-type="float">
            <text:p>78.0058850274704</text:p>
          </table:table-cell>
          <table:table-cell office:value-type="float" office:value="981.801905105653" calcext:value-type="float">
            <text:p>981.801905105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03" calcext:value-type="float">
            <text:p>1357003</text:p>
          </table:table-cell>
          <table:table-cell office:value-type="float" office:value="1631949" calcext:value-type="float">
            <text:p>1631949</text:p>
          </table:table-cell>
          <table:table-cell office:value-type="float" office:value="1639004" calcext:value-type="float">
            <text:p>1639004</text:p>
          </table:table-cell>
          <table:table-cell office:value-type="float" office:value="1043508" calcext:value-type="float">
            <text:p>1043508</text:p>
          </table:table-cell>
          <table:table-cell office:value-type="float" office:value="1105582" calcext:value-type="float">
            <text:p>1105582</text:p>
          </table:table-cell>
          <table:table-cell office:value-type="float" office:value="1055603" calcext:value-type="float">
            <text:p>1055603</text:p>
          </table:table-cell>
          <table:table-cell office:value-type="float" office:value="1659554" calcext:value-type="float">
            <text:p>1659554</text:p>
          </table:table-cell>
          <table:table-cell office:value-type="float" office:value="5" calcext:value-type="float">
            <text:p>5</text:p>
          </table:table-cell>
          <table:table-cell office:value-type="float" office:value="0.808836914162268" calcext:value-type="float">
            <text:p>0.808836914162268</text:p>
          </table:table-cell>
          <table:table-cell office:value-type="float" office:value="0.972717520322504" calcext:value-type="float">
            <text:p>0.972717520322504</text:p>
          </table:table-cell>
          <table:table-cell office:value-type="float" office:value="0.976922628512696" calcext:value-type="float">
            <text:p>0.976922628512696</text:p>
          </table:table-cell>
          <table:table-cell office:value-type="float" office:value="0.621979310748495" calcext:value-type="float">
            <text:p>0.621979310748495</text:p>
          </table:table-cell>
          <table:table-cell office:value-type="float" office:value="0.658978302356994" calcext:value-type="float">
            <text:p>0.658978302356994</text:p>
          </table:table-cell>
          <table:table-cell office:value-type="float" office:value="0.62918849339348" calcext:value-type="float">
            <text:p>0.62918849339348</text:p>
          </table:table-cell>
          <table:table-cell office:value-type="float" office:value="0.989171384474204" calcext:value-type="float">
            <text:p>0.989171384474204</text:p>
          </table:table-cell>
          <table:table-cell office:value-type="float" office:value="-125.604137850301" calcext:value-type="float">
            <text:p>-125.604137850301</text:p>
          </table:table-cell>
          <table:table-cell office:value-type="float" office:value="-118.204339528601" calcext:value-type="float">
            <text:p>-118.204339528601</text:p>
          </table:table-cell>
          <table:table-cell office:value-type="float" office:value="-124.162301321304" calcext:value-type="float">
            <text:p>-124.162301321304</text:p>
          </table:table-cell>
        </table:table-row>
        <table:table-row table:style-name="ro1">
          <table:table-cell office:value-type="string" calcext:value-type="string">
            <text:p>2019-11-12 10:47:56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058850274704" calcext:value-type="float">
            <text:p>78.0058850274704</text:p>
          </table:table-cell>
          <table:table-cell office:value-type="float" office:value="981.801905105653" calcext:value-type="float">
            <text:p>981.8019051056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574" calcext:value-type="float">
            <text:p>1373574</text:p>
          </table:table-cell>
          <table:table-cell office:value-type="float" office:value="1631187" calcext:value-type="float">
            <text:p>1631187</text:p>
          </table:table-cell>
          <table:table-cell office:value-type="float" office:value="1641009" calcext:value-type="float">
            <text:p>1641009</text:p>
          </table:table-cell>
          <table:table-cell office:value-type="float" office:value="1058495" calcext:value-type="float">
            <text:p>1058495</text:p>
          </table:table-cell>
          <table:table-cell office:value-type="float" office:value="1114573" calcext:value-type="float">
            <text:p>1114573</text:p>
          </table:table-cell>
          <table:table-cell office:value-type="float" office:value="1031915" calcext:value-type="float">
            <text:p>1031915</text:p>
          </table:table-cell>
          <table:table-cell office:value-type="float" office:value="1661755" calcext:value-type="float">
            <text:p>1661755</text:p>
          </table:table-cell>
          <table:table-cell office:value-type="float" office:value="5" calcext:value-type="float">
            <text:p>5</text:p>
          </table:table-cell>
          <table:table-cell office:value-type="float" office:value="0.818714001025438" calcext:value-type="float">
            <text:p>0.818714001025438</text:p>
          </table:table-cell>
          <table:table-cell office:value-type="float" office:value="0.972263332875172" calcext:value-type="float">
            <text:p>0.972263332875172</text:p>
          </table:table-cell>
          <table:table-cell office:value-type="float" office:value="0.978117701782906" calcext:value-type="float">
            <text:p>0.978117701782906</text:p>
          </table:table-cell>
          <table:table-cell office:value-type="float" office:value="0.630912259925873" calcext:value-type="float">
            <text:p>0.630912259925873</text:p>
          </table:table-cell>
          <table:table-cell office:value-type="float" office:value="0.664337356607599" calcext:value-type="float">
            <text:p>0.664337356607599</text:p>
          </table:table-cell>
          <table:table-cell office:value-type="float" office:value="0.615069343455952" calcext:value-type="float">
            <text:p>0.615069343455952</text:p>
          </table:table-cell>
          <table:table-cell office:value-type="float" office:value="0.990483282862101" calcext:value-type="float">
            <text:p>0.990483282862101</text:p>
          </table:table-cell>
          <table:table-cell office:value-type="float" office:value="-123.817548014825" calcext:value-type="float">
            <text:p>-123.817548014825</text:p>
          </table:table-cell>
          <table:table-cell office:value-type="float" office:value="-117.13252867848" calcext:value-type="float">
            <text:p>-117.13252867848</text:p>
          </table:table-cell>
          <table:table-cell office:value-type="float" office:value="-126.98613130881" calcext:value-type="float">
            <text:p>-126.98613130881</text:p>
          </table:table-cell>
        </table:table-row>
        <table:table-row table:style-name="ro1">
          <table:table-cell office:value-type="string" calcext:value-type="string">
            <text:p>2019-11-12 10:47:57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8.0067804289998" calcext:value-type="float">
            <text:p>78.0067804289998</text:p>
          </table:table-cell>
          <table:table-cell office:value-type="float" office:value="981.763860319371" calcext:value-type="float">
            <text:p>981.76386031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627" calcext:value-type="float">
            <text:p>1367627</text:p>
          </table:table-cell>
          <table:table-cell office:value-type="float" office:value="1629559" calcext:value-type="float">
            <text:p>1629559</text:p>
          </table:table-cell>
          <table:table-cell office:value-type="float" office:value="1643515" calcext:value-type="float">
            <text:p>1643515</text:p>
          </table:table-cell>
          <table:table-cell office:value-type="float" office:value="1096688" calcext:value-type="float">
            <text:p>1096688</text:p>
          </table:table-cell>
          <table:table-cell office:value-type="float" office:value="1075718" calcext:value-type="float">
            <text:p>1075718</text:p>
          </table:table-cell>
          <table:table-cell office:value-type="float" office:value="1025381" calcext:value-type="float">
            <text:p>1025381</text:p>
          </table:table-cell>
          <table:table-cell office:value-type="float" office:value="1664034" calcext:value-type="float">
            <text:p>1664034</text:p>
          </table:table-cell>
          <table:table-cell office:value-type="float" office:value="5" calcext:value-type="float">
            <text:p>5</text:p>
          </table:table-cell>
          <table:table-cell office:value-type="float" office:value="0.815169312378086" calcext:value-type="float">
            <text:p>0.815169312378086</text:p>
          </table:table-cell>
          <table:table-cell office:value-type="float" office:value="0.971292969142552" calcext:value-type="float">
            <text:p>0.971292969142552</text:p>
          </table:table-cell>
          <table:table-cell office:value-type="float" office:value="0.97961139435904" calcext:value-type="float">
            <text:p>0.97961139435904</text:p>
          </table:table-cell>
          <table:table-cell office:value-type="float" office:value="0.653677064618714" calcext:value-type="float">
            <text:p>0.653677064618714</text:p>
          </table:table-cell>
          <table:table-cell office:value-type="float" office:value="0.641177969119307" calcext:value-type="float">
            <text:p>0.641177969119307</text:p>
          </table:table-cell>
          <table:table-cell office:value-type="float" office:value="0.611174775502059" calcext:value-type="float">
            <text:p>0.611174775502059</text:p>
          </table:table-cell>
          <table:table-cell office:value-type="float" office:value="0.991841672878465" calcext:value-type="float">
            <text:p>0.991841672878465</text:p>
          </table:table-cell>
          <table:table-cell office:value-type="float" office:value="-119.264587076257" calcext:value-type="float">
            <text:p>-119.264587076257</text:p>
          </table:table-cell>
          <table:table-cell office:value-type="float" office:value="-121.764406176139" calcext:value-type="float">
            <text:p>-121.764406176139</text:p>
          </table:table-cell>
          <table:table-cell office:value-type="float" office:value="-127.765044899588" calcext:value-type="float">
            <text:p>-127.765044899588</text:p>
          </table:table-cell>
        </table:table-row>
        <table:table-row table:style-name="ro1">
          <table:table-cell office:value-type="string" calcext:value-type="string">
            <text:p>2019-11-12 10:47:59</text:p>
          </table:table-cell>
          <table:table-cell office:value-type="float" office:value="25.948766204674" calcext:value-type="float">
            <text:p>25.948766204674</text:p>
          </table:table-cell>
          <table:table-cell office:value-type="float" office:value="77.9956310394372" calcext:value-type="float">
            <text:p>77.9956310394372</text:p>
          </table:table-cell>
          <table:table-cell office:value-type="float" office:value="981.755350855163" calcext:value-type="float">
            <text:p>981.7553508551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786" calcext:value-type="float">
            <text:p>1347786</text:p>
          </table:table-cell>
          <table:table-cell office:value-type="float" office:value="1629535" calcext:value-type="float">
            <text:p>1629535</text:p>
          </table:table-cell>
          <table:table-cell office:value-type="float" office:value="1643652" calcext:value-type="float">
            <text:p>1643652</text:p>
          </table:table-cell>
          <table:table-cell office:value-type="float" office:value="1155773" calcext:value-type="float">
            <text:p>1155773</text:p>
          </table:table-cell>
          <table:table-cell office:value-type="float" office:value="1016730" calcext:value-type="float">
            <text:p>1016730</text:p>
          </table:table-cell>
          <table:table-cell office:value-type="float" office:value="1005182" calcext:value-type="float">
            <text:p>1005182</text:p>
          </table:table-cell>
          <table:table-cell office:value-type="float" office:value="1661869" calcext:value-type="float">
            <text:p>1661869</text:p>
          </table:table-cell>
          <table:table-cell office:value-type="float" office:value="5" calcext:value-type="float">
            <text:p>5</text:p>
          </table:table-cell>
          <table:table-cell office:value-type="float" office:value="0.803343153398413" calcext:value-type="float">
            <text:p>0.803343153398413</text:p>
          </table:table-cell>
          <table:table-cell office:value-type="float" office:value="0.971278664026101" calcext:value-type="float">
            <text:p>0.971278664026101</text:p>
          </table:table-cell>
          <table:table-cell office:value-type="float" office:value="0.979693052732116" calcext:value-type="float">
            <text:p>0.979693052732116</text:p>
          </table:table-cell>
          <table:table-cell office:value-type="float" office:value="0.688894473182496" calcext:value-type="float">
            <text:p>0.688894473182496</text:p>
          </table:table-cell>
          <table:table-cell office:value-type="float" office:value="0.606018377067849" calcext:value-type="float">
            <text:p>0.606018377067849</text:p>
          </table:table-cell>
          <table:table-cell office:value-type="float" office:value="0.599135231868652" calcext:value-type="float">
            <text:p>0.599135231868652</text:p>
          </table:table-cell>
          <table:table-cell office:value-type="float" office:value="0.990551232165245" calcext:value-type="float">
            <text:p>0.990551232165245</text:p>
          </table:table-cell>
          <table:table-cell office:value-type="float" office:value="-112.221105363501" calcext:value-type="float">
            <text:p>-112.221105363501</text:p>
          </table:table-cell>
          <table:table-cell office:value-type="float" office:value="-128.79632458643" calcext:value-type="float">
            <text:p>-128.79632458643</text:p>
          </table:table-cell>
          <table:table-cell office:value-type="float" office:value="-130.17295362627" calcext:value-type="float">
            <text:p>-130.17295362627</text:p>
          </table:table-cell>
        </table:table-row>
        <table:table-row table:style-name="ro1">
          <table:table-cell office:value-type="string" calcext:value-type="string">
            <text:p>2019-11-12 10:48:00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960786160819" calcext:value-type="float">
            <text:p>77.9960786160819</text:p>
          </table:table-cell>
          <table:table-cell office:value-type="float" office:value="981.8189249137" calcext:value-type="float">
            <text:p>981.818924913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945" calcext:value-type="float">
            <text:p>1360945</text:p>
          </table:table-cell>
          <table:table-cell office:value-type="float" office:value="1635994" calcext:value-type="float">
            <text:p>1635994</text:p>
          </table:table-cell>
          <table:table-cell office:value-type="float" office:value="1671690" calcext:value-type="float">
            <text:p>1671690</text:p>
          </table:table-cell>
          <table:table-cell office:value-type="float" office:value="1059590" calcext:value-type="float">
            <text:p>1059590</text:p>
          </table:table-cell>
          <table:table-cell office:value-type="float" office:value="1115475" calcext:value-type="float">
            <text:p>1115475</text:p>
          </table:table-cell>
          <table:table-cell office:value-type="float" office:value="1032404" calcext:value-type="float">
            <text:p>1032404</text:p>
          </table:table-cell>
          <table:table-cell office:value-type="float" office:value="1661472" calcext:value-type="float">
            <text:p>1661472</text:p>
          </table:table-cell>
          <table:table-cell office:value-type="float" office:value="5" calcext:value-type="float">
            <text:p>5</text:p>
          </table:table-cell>
          <table:table-cell office:value-type="float" office:value="0.81118652953941" calcext:value-type="float">
            <text:p>0.81118652953941</text:p>
          </table:table-cell>
          <table:table-cell office:value-type="float" office:value="0.975128528491083" calcext:value-type="float">
            <text:p>0.975128528491083</text:p>
          </table:table-cell>
          <table:table-cell office:value-type="float" office:value="0.99640500502646" calcext:value-type="float">
            <text:p>0.99640500502646</text:p>
          </table:table-cell>
          <table:table-cell office:value-type="float" office:value="0.631564930863968" calcext:value-type="float">
            <text:p>0.631564930863968</text:p>
          </table:table-cell>
          <table:table-cell office:value-type="float" office:value="0.664874990567564" calcext:value-type="float">
            <text:p>0.664874990567564</text:p>
          </table:table-cell>
          <table:table-cell office:value-type="float" office:value="0.615360810203649" calcext:value-type="float">
            <text:p>0.615360810203649</text:p>
          </table:table-cell>
          <table:table-cell office:value-type="float" office:value="0.990314601697278" calcext:value-type="float">
            <text:p>0.990314601697278</text:p>
          </table:table-cell>
          <table:table-cell office:value-type="float" office:value="-123.687013827206" calcext:value-type="float">
            <text:p>-123.687013827206</text:p>
          </table:table-cell>
          <table:table-cell office:value-type="float" office:value="-117.025001886487" calcext:value-type="float">
            <text:p>-117.025001886487</text:p>
          </table:table-cell>
          <table:table-cell office:value-type="float" office:value="-126.92783795927" calcext:value-type="float">
            <text:p>-126.92783795927</text:p>
          </table:table-cell>
        </table:table-row>
        <table:table-row table:style-name="ro1">
          <table:table-cell office:value-type="string" calcext:value-type="string">
            <text:p>2019-11-12 10:48:01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8.0058850274704" calcext:value-type="float">
            <text:p>78.0058850274704</text:p>
          </table:table-cell>
          <table:table-cell office:value-type="float" office:value="981.746841427167" calcext:value-type="float">
            <text:p>981.7468414271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836" calcext:value-type="float">
            <text:p>1360836</text:p>
          </table:table-cell>
          <table:table-cell office:value-type="float" office:value="1631877" calcext:value-type="float">
            <text:p>1631877</text:p>
          </table:table-cell>
          <table:table-cell office:value-type="float" office:value="1644333" calcext:value-type="float">
            <text:p>1644333</text:p>
          </table:table-cell>
          <table:table-cell office:value-type="float" office:value="1144537" calcext:value-type="float">
            <text:p>1144537</text:p>
          </table:table-cell>
          <table:table-cell office:value-type="float" office:value="1013621" calcext:value-type="float">
            <text:p>1013621</text:p>
          </table:table-cell>
          <table:table-cell office:value-type="float" office:value="1031582" calcext:value-type="float">
            <text:p>1031582</text:p>
          </table:table-cell>
          <table:table-cell office:value-type="float" office:value="1658987" calcext:value-type="float">
            <text:p>1658987</text:p>
          </table:table-cell>
          <table:table-cell office:value-type="float" office:value="5" calcext:value-type="float">
            <text:p>5</text:p>
          </table:table-cell>
          <table:table-cell office:value-type="float" office:value="0.81112156046886" calcext:value-type="float">
            <text:p>0.81112156046886</text:p>
          </table:table-cell>
          <table:table-cell office:value-type="float" office:value="0.97267460497315" calcext:value-type="float">
            <text:p>0.97267460497315</text:p>
          </table:table-cell>
          <table:table-cell office:value-type="float" office:value="0.980098960411424" calcext:value-type="float">
            <text:p>0.980098960411424</text:p>
          </table:table-cell>
          <table:table-cell office:value-type="float" office:value="0.682197294497167" calcext:value-type="float">
            <text:p>0.682197294497167</text:p>
          </table:table-cell>
          <table:table-cell office:value-type="float" office:value="0.604165268440875" calcext:value-type="float">
            <text:p>0.604165268440875</text:p>
          </table:table-cell>
          <table:table-cell office:value-type="float" office:value="0.614870859965188" calcext:value-type="float">
            <text:p>0.614870859965188</text:p>
          </table:table-cell>
          <table:table-cell office:value-type="float" office:value="0.98883342609804" calcext:value-type="float">
            <text:p>0.98883342609804</text:p>
          </table:table-cell>
          <table:table-cell office:value-type="float" office:value="-113.560541100567" calcext:value-type="float">
            <text:p>-113.560541100567</text:p>
          </table:table-cell>
          <table:table-cell office:value-type="float" office:value="-129.166946311825" calcext:value-type="float">
            <text:p>-129.166946311825</text:p>
          </table:table-cell>
          <table:table-cell office:value-type="float" office:value="-127.025828006962" calcext:value-type="float">
            <text:p>-127.025828006962</text:p>
          </table:table-cell>
        </table:table-row>
        <table:table-row table:style-name="ro1">
          <table:table-cell office:value-type="string" calcext:value-type="string">
            <text:p>2019-11-12 10:48:02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746748873528" calcext:value-type="float">
            <text:p>77.9746748873528</text:p>
          </table:table-cell>
          <table:table-cell office:value-type="float" office:value="981.79139260563" calcext:value-type="float">
            <text:p>981.79139260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424" calcext:value-type="float">
            <text:p>1377424</text:p>
          </table:table-cell>
          <table:table-cell office:value-type="float" office:value="1634171" calcext:value-type="float">
            <text:p>1634171</text:p>
          </table:table-cell>
          <table:table-cell office:value-type="float" office:value="1645384" calcext:value-type="float">
            <text:p>1645384</text:p>
          </table:table-cell>
          <table:table-cell office:value-type="float" office:value="1075394" calcext:value-type="float">
            <text:p>1075394</text:p>
          </table:table-cell>
          <table:table-cell office:value-type="float" office:value="1006657" calcext:value-type="float">
            <text:p>1006657</text:p>
          </table:table-cell>
          <table:table-cell office:value-type="float" office:value="1104186" calcext:value-type="float">
            <text:p>1104186</text:p>
          </table:table-cell>
          <table:table-cell office:value-type="float" office:value="1658033" calcext:value-type="float">
            <text:p>1658033</text:p>
          </table:table-cell>
          <table:table-cell office:value-type="float" office:value="5" calcext:value-type="float">
            <text:p>5</text:p>
          </table:table-cell>
          <table:table-cell office:value-type="float" office:value="0.82100878012285" calcext:value-type="float">
            <text:p>0.82100878012285</text:p>
          </table:table-cell>
          <table:table-cell office:value-type="float" office:value="0.974041935687296" calcext:value-type="float">
            <text:p>0.974041935687296</text:p>
          </table:table-cell>
          <table:table-cell office:value-type="float" office:value="0.980725405302692" calcext:value-type="float">
            <text:p>0.980725405302692</text:p>
          </table:table-cell>
          <table:table-cell office:value-type="float" office:value="0.640984850047213" calcext:value-type="float">
            <text:p>0.640984850047213</text:p>
          </table:table-cell>
          <table:table-cell office:value-type="float" office:value="0.600014400483894" calcext:value-type="float">
            <text:p>0.600014400483894</text:p>
          </table:table-cell>
          <table:table-cell office:value-type="float" office:value="0.658146221416738" calcext:value-type="float">
            <text:p>0.658146221416738</text:p>
          </table:table-cell>
          <table:table-cell office:value-type="float" office:value="0.988264797719097" calcext:value-type="float">
            <text:p>0.988264797719097</text:p>
          </table:table-cell>
          <table:table-cell office:value-type="float" office:value="-121.803029990557" calcext:value-type="float">
            <text:p>-121.803029990557</text:p>
          </table:table-cell>
          <table:table-cell office:value-type="float" office:value="-129.997119903221" calcext:value-type="float">
            <text:p>-129.997119903221</text:p>
          </table:table-cell>
          <table:table-cell office:value-type="float" office:value="-118.370755716652" calcext:value-type="float">
            <text:p>-118.370755716652</text:p>
          </table:table-cell>
        </table:table-row>
        <table:table-row table:style-name="ro1">
          <table:table-cell office:value-type="string" calcext:value-type="string">
            <text:p>2019-11-12 10:48:03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800258323968" calcext:value-type="float">
            <text:p>77.9800258323968</text:p>
          </table:table-cell>
          <table:table-cell office:value-type="float" office:value="981.653731392456" calcext:value-type="float">
            <text:p>981.65373139245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863" calcext:value-type="float">
            <text:p>1355863</text:p>
          </table:table-cell>
          <table:table-cell office:value-type="float" office:value="1630889" calcext:value-type="float">
            <text:p>1630889</text:p>
          </table:table-cell>
          <table:table-cell office:value-type="float" office:value="1645307" calcext:value-type="float">
            <text:p>1645307</text:p>
          </table:table-cell>
          <table:table-cell office:value-type="float" office:value="1157876" calcext:value-type="float">
            <text:p>1157876</text:p>
          </table:table-cell>
          <table:table-cell office:value-type="float" office:value="1015692" calcext:value-type="float">
            <text:p>1015692</text:p>
          </table:table-cell>
          <table:table-cell office:value-type="float" office:value="1003718" calcext:value-type="float">
            <text:p>1003718</text:p>
          </table:table-cell>
          <table:table-cell office:value-type="float" office:value="1661970" calcext:value-type="float">
            <text:p>1661970</text:p>
          </table:table-cell>
          <table:table-cell office:value-type="float" office:value="5" calcext:value-type="float">
            <text:p>5</text:p>
          </table:table-cell>
          <table:table-cell office:value-type="float" office:value="0.808157421130827" calcext:value-type="float">
            <text:p>0.808157421130827</text:p>
          </table:table-cell>
          <table:table-cell office:value-type="float" office:value="0.972085711012567" calcext:value-type="float">
            <text:p>0.972085711012567</text:p>
          </table:table-cell>
          <table:table-cell office:value-type="float" office:value="0.980679509720744" calcext:value-type="float">
            <text:p>0.980679509720744</text:p>
          </table:table-cell>
          <table:table-cell office:value-type="float" office:value="0.69014795901155" calcext:value-type="float">
            <text:p>0.69014795901155</text:p>
          </table:table-cell>
          <table:table-cell office:value-type="float" office:value="0.605399680781326" calcext:value-type="float">
            <text:p>0.605399680781326</text:p>
          </table:table-cell>
          <table:table-cell office:value-type="float" office:value="0.598262619765117" calcext:value-type="float">
            <text:p>0.598262619765117</text:p>
          </table:table-cell>
          <table:table-cell office:value-type="float" office:value="0.990611432863645" calcext:value-type="float">
            <text:p>0.990611432863645</text:p>
          </table:table-cell>
          <table:table-cell office:value-type="float" office:value="-111.97040819769" calcext:value-type="float">
            <text:p>-111.97040819769</text:p>
          </table:table-cell>
          <table:table-cell office:value-type="float" office:value="-128.920063843735" calcext:value-type="float">
            <text:p>-128.920063843735</text:p>
          </table:table-cell>
          <table:table-cell office:value-type="float" office:value="-130.347476046977" calcext:value-type="float">
            <text:p>-130.347476046977</text:p>
          </table:table-cell>
        </table:table-row>
        <table:table-row table:style-name="ro1">
          <table:table-cell office:value-type="string" calcext:value-type="string">
            <text:p>2019-11-12 10:48:05</text:p>
          </table:table-cell>
          <table:table-cell office:value-type="float" office:value="25.9437121438095" calcext:value-type="float">
            <text:p>25.9437121438095</text:p>
          </table:table-cell>
          <table:table-cell office:value-type="float" office:value="77.9523768132618" calcext:value-type="float">
            <text:p>77.9523768132618</text:p>
          </table:table-cell>
          <table:table-cell office:value-type="float" office:value="981.691777835925" calcext:value-type="float">
            <text:p>981.69177783592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702" calcext:value-type="float">
            <text:p>1349702</text:p>
          </table:table-cell>
          <table:table-cell office:value-type="float" office:value="1633042" calcext:value-type="float">
            <text:p>1633042</text:p>
          </table:table-cell>
          <table:table-cell office:value-type="float" office:value="1638567" calcext:value-type="float">
            <text:p>1638567</text:p>
          </table:table-cell>
          <table:table-cell office:value-type="float" office:value="1046182" calcext:value-type="float">
            <text:p>1046182</text:p>
          </table:table-cell>
          <table:table-cell office:value-type="float" office:value="1096469" calcext:value-type="float">
            <text:p>1096469</text:p>
          </table:table-cell>
          <table:table-cell office:value-type="float" office:value="1066947" calcext:value-type="float">
            <text:p>1066947</text:p>
          </table:table-cell>
          <table:table-cell office:value-type="float" office:value="1658485" calcext:value-type="float">
            <text:p>1658485</text:p>
          </table:table-cell>
          <table:table-cell office:value-type="float" office:value="5" calcext:value-type="float">
            <text:p>5</text:p>
          </table:table-cell>
          <table:table-cell office:value-type="float" office:value="0.804485178528449" calcext:value-type="float">
            <text:p>0.804485178528449</text:p>
          </table:table-cell>
          <table:table-cell office:value-type="float" office:value="0.973368999167561" calcext:value-type="float">
            <text:p>0.973368999167561</text:p>
          </table:table-cell>
          <table:table-cell office:value-type="float" office:value="0.976662156183977" calcext:value-type="float">
            <text:p>0.976662156183977</text:p>
          </table:table-cell>
          <table:table-cell office:value-type="float" office:value="0.623573139139788" calcext:value-type="float">
            <text:p>0.623573139139788</text:p>
          </table:table-cell>
          <table:table-cell office:value-type="float" office:value="0.653546530431095" calcext:value-type="float">
            <text:p>0.653546530431095</text:p>
          </table:table-cell>
          <table:table-cell office:value-type="float" office:value="0.63595004510284" calcext:value-type="float">
            <text:p>0.63595004510284</text:p>
          </table:table-cell>
          <table:table-cell office:value-type="float" office:value="0.988534210745598" calcext:value-type="float">
            <text:p>0.988534210745598</text:p>
          </table:table-cell>
          <table:table-cell office:value-type="float" office:value="-125.285372172042" calcext:value-type="float">
            <text:p>-125.285372172042</text:p>
          </table:table-cell>
          <table:table-cell office:value-type="float" office:value="-119.290693913781" calcext:value-type="float">
            <text:p>-119.290693913781</text:p>
          </table:table-cell>
          <table:table-cell office:value-type="float" office:value="-122.809990979432" calcext:value-type="float">
            <text:p>-122.809990979432</text:p>
          </table:table-cell>
        </table:table-row>
        <table:table-row table:style-name="ro1">
          <table:table-cell office:value-type="string" calcext:value-type="string">
            <text:p>2019-11-12 10:48:06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702184616317" calcext:value-type="float">
            <text:p>77.9702184616317</text:p>
          </table:table-cell>
          <table:table-cell office:value-type="float" office:value="981.780879356419" calcext:value-type="float">
            <text:p>981.780879356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179" calcext:value-type="float">
            <text:p>1370179</text:p>
          </table:table-cell>
          <table:table-cell office:value-type="float" office:value="1630772" calcext:value-type="float">
            <text:p>1630772</text:p>
          </table:table-cell>
          <table:table-cell office:value-type="float" office:value="1639816" calcext:value-type="float">
            <text:p>1639816</text:p>
          </table:table-cell>
          <table:table-cell office:value-type="float" office:value="1043745" calcext:value-type="float">
            <text:p>1043745</text:p>
          </table:table-cell>
          <table:table-cell office:value-type="float" office:value="1125972" calcext:value-type="float">
            <text:p>1125972</text:p>
          </table:table-cell>
          <table:table-cell office:value-type="float" office:value="1034341" calcext:value-type="float">
            <text:p>1034341</text:p>
          </table:table-cell>
          <table:table-cell office:value-type="float" office:value="1663937" calcext:value-type="float">
            <text:p>1663937</text:p>
          </table:table-cell>
          <table:table-cell office:value-type="float" office:value="5" calcext:value-type="float">
            <text:p>5</text:p>
          </table:table-cell>
          <table:table-cell office:value-type="float" office:value="0.816690423094085" calcext:value-type="float">
            <text:p>0.816690423094085</text:p>
          </table:table-cell>
          <table:table-cell office:value-type="float" office:value="0.972015973569867" calcext:value-type="float">
            <text:p>0.972015973569867</text:p>
          </table:table-cell>
          <table:table-cell office:value-type="float" office:value="0.977406618285968" calcext:value-type="float">
            <text:p>0.977406618285968</text:p>
          </table:table-cell>
          <table:table-cell office:value-type="float" office:value="0.622120573773453" calcext:value-type="float">
            <text:p>0.622120573773453</text:p>
          </table:table-cell>
          <table:table-cell office:value-type="float" office:value="0.671131690875493" calcext:value-type="float">
            <text:p>0.671131690875493</text:p>
          </table:table-cell>
          <table:table-cell office:value-type="float" office:value="0.61651535231058" calcext:value-type="float">
            <text:p>0.61651535231058</text:p>
          </table:table-cell>
          <table:table-cell office:value-type="float" office:value="0.99178385636614" calcext:value-type="float">
            <text:p>0.99178385636614</text:p>
          </table:table-cell>
          <table:table-cell office:value-type="float" office:value="-125.57588524531" calcext:value-type="float">
            <text:p>-125.57588524531</text:p>
          </table:table-cell>
          <table:table-cell office:value-type="float" office:value="-115.773661824901" calcext:value-type="float">
            <text:p>-115.773661824901</text:p>
          </table:table-cell>
          <table:table-cell office:value-type="float" office:value="-126.696929537884" calcext:value-type="float">
            <text:p>-126.696929537884</text:p>
          </table:table-cell>
        </table:table-row>
        <table:table-row table:style-name="ro1">
          <table:table-cell office:value-type="string" calcext:value-type="string">
            <text:p>2019-11-12 10:48:07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639729715417" calcext:value-type="float">
            <text:p>77.9639729715417</text:p>
          </table:table-cell>
          <table:table-cell office:value-type="float" office:value="981.79139260563" calcext:value-type="float">
            <text:p>981.79139260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571" calcext:value-type="float">
            <text:p>1374571</text:p>
          </table:table-cell>
          <table:table-cell office:value-type="float" office:value="1635522" calcext:value-type="float">
            <text:p>1635522</text:p>
          </table:table-cell>
          <table:table-cell office:value-type="float" office:value="1646443" calcext:value-type="float">
            <text:p>1646443</text:p>
          </table:table-cell>
          <table:table-cell office:value-type="float" office:value="1075931" calcext:value-type="float">
            <text:p>1075931</text:p>
          </table:table-cell>
          <table:table-cell office:value-type="float" office:value="1005656" calcext:value-type="float">
            <text:p>1005656</text:p>
          </table:table-cell>
          <table:table-cell office:value-type="float" office:value="1108033" calcext:value-type="float">
            <text:p>1108033</text:p>
          </table:table-cell>
          <table:table-cell office:value-type="float" office:value="1657697" calcext:value-type="float">
            <text:p>1657697</text:p>
          </table:table-cell>
          <table:table-cell office:value-type="float" office:value="5" calcext:value-type="float">
            <text:p>5</text:p>
          </table:table-cell>
          <table:table-cell office:value-type="float" office:value="0.81930825940469" calcext:value-type="float">
            <text:p>0.81930825940469</text:p>
          </table:table-cell>
          <table:table-cell office:value-type="float" office:value="0.974847194534206" calcext:value-type="float">
            <text:p>0.974847194534206</text:p>
          </table:table-cell>
          <table:table-cell office:value-type="float" office:value="0.98135661856611" calcext:value-type="float">
            <text:p>0.98135661856611</text:p>
          </table:table-cell>
          <table:table-cell office:value-type="float" office:value="0.641304927027813" calcext:value-type="float">
            <text:p>0.641304927027813</text:p>
          </table:table-cell>
          <table:table-cell office:value-type="float" office:value="0.599417757918567" calcext:value-type="float">
            <text:p>0.599417757918567</text:p>
          </table:table-cell>
          <table:table-cell office:value-type="float" office:value="0.660439212374593" calcext:value-type="float">
            <text:p>0.660439212374593</text:p>
          </table:table-cell>
          <table:table-cell office:value-type="float" office:value="0.988064526088777" calcext:value-type="float">
            <text:p>0.988064526088777</text:p>
          </table:table-cell>
          <table:table-cell office:value-type="float" office:value="-121.739014594437" calcext:value-type="float">
            <text:p>-121.739014594437</text:p>
          </table:table-cell>
          <table:table-cell office:value-type="float" office:value="-130.116448416287" calcext:value-type="float">
            <text:p>-130.116448416287</text:p>
          </table:table-cell>
          <table:table-cell office:value-type="float" office:value="-117.912157525081" calcext:value-type="float">
            <text:p>-117.912157525081</text:p>
          </table:table-cell>
        </table:table-row>
        <table:table-row table:style-name="ro1">
          <table:table-cell office:value-type="string" calcext:value-type="string">
            <text:p>2019-11-12 10:48:08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532710214327" calcext:value-type="float">
            <text:p>77.9532710214327</text:p>
          </table:table-cell>
          <table:table-cell office:value-type="float" office:value="981.763860319371" calcext:value-type="float">
            <text:p>981.76386031937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788" calcext:value-type="float">
            <text:p>1355788</text:p>
          </table:table-cell>
          <table:table-cell office:value-type="float" office:value="1629698" calcext:value-type="float">
            <text:p>1629698</text:p>
          </table:table-cell>
          <table:table-cell office:value-type="float" office:value="1643259" calcext:value-type="float">
            <text:p>1643259</text:p>
          </table:table-cell>
          <table:table-cell office:value-type="float" office:value="1133288" calcext:value-type="float">
            <text:p>1133288</text:p>
          </table:table-cell>
          <table:table-cell office:value-type="float" office:value="1037801" calcext:value-type="float">
            <text:p>1037801</text:p>
          </table:table-cell>
          <table:table-cell office:value-type="float" office:value="1015619" calcext:value-type="float">
            <text:p>1015619</text:p>
          </table:table-cell>
          <table:table-cell office:value-type="float" office:value="1660061" calcext:value-type="float">
            <text:p>1660061</text:p>
          </table:table-cell>
          <table:table-cell office:value-type="float" office:value="5" calcext:value-type="float">
            <text:p>5</text:p>
          </table:table-cell>
          <table:table-cell office:value-type="float" office:value="0.808112717641916" calcext:value-type="float">
            <text:p>0.808112717641916</text:p>
          </table:table-cell>
          <table:table-cell office:value-type="float" office:value="0.971375819608667" calcext:value-type="float">
            <text:p>0.971375819608667</text:p>
          </table:table-cell>
          <table:table-cell office:value-type="float" office:value="0.979458806450225" calcext:value-type="float">
            <text:p>0.979458806450225</text:p>
          </table:table-cell>
          <table:table-cell office:value-type="float" office:value="0.675492367207094" calcext:value-type="float">
            <text:p>0.675492367207094</text:p>
          </table:table-cell>
          <table:table-cell office:value-type="float" office:value="0.618577673265657" calcext:value-type="float">
            <text:p>0.618577673265657</text:p>
          </table:table-cell>
          <table:table-cell office:value-type="float" office:value="0.605356169385453" calcext:value-type="float">
            <text:p>0.605356169385453</text:p>
          </table:table-cell>
          <table:table-cell office:value-type="float" office:value="0.98947358005924" calcext:value-type="float">
            <text:p>0.98947358005924</text:p>
          </table:table-cell>
          <table:table-cell office:value-type="float" office:value="-114.901526558581" calcext:value-type="float">
            <text:p>-114.901526558581</text:p>
          </table:table-cell>
          <table:table-cell office:value-type="float" office:value="-126.284465346869" calcext:value-type="float">
            <text:p>-126.284465346869</text:p>
          </table:table-cell>
          <table:table-cell office:value-type="float" office:value="-128.928766122909" calcext:value-type="float">
            <text:p>-128.928766122909</text:p>
          </table:table-cell>
        </table:table-row>
        <table:table-row table:style-name="ro1">
          <table:table-cell office:value-type="string" calcext:value-type="string">
            <text:p>2019-11-12 10:48:10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434629682353" calcext:value-type="float">
            <text:p>77.9434629682353</text:p>
          </table:table-cell>
          <table:table-cell office:value-type="float" office:value="981.698281254748" calcext:value-type="float">
            <text:p>981.6982812547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420" calcext:value-type="float">
            <text:p>1365420</text:p>
          </table:table-cell>
          <table:table-cell office:value-type="float" office:value="1632679" calcext:value-type="float">
            <text:p>1632679</text:p>
          </table:table-cell>
          <table:table-cell office:value-type="float" office:value="1644087" calcext:value-type="float">
            <text:p>1644087</text:p>
          </table:table-cell>
          <table:table-cell office:value-type="float" office:value="1128544" calcext:value-type="float">
            <text:p>1128544</text:p>
          </table:table-cell>
          <table:table-cell office:value-type="float" office:value="1013720" calcext:value-type="float">
            <text:p>1013720</text:p>
          </table:table-cell>
          <table:table-cell office:value-type="float" office:value="1045023" calcext:value-type="float">
            <text:p>1045023</text:p>
          </table:table-cell>
          <table:table-cell office:value-type="float" office:value="1655517" calcext:value-type="float">
            <text:p>1655517</text:p>
          </table:table-cell>
          <table:table-cell office:value-type="float" office:value="5" calcext:value-type="float">
            <text:p>5</text:p>
          </table:table-cell>
          <table:table-cell office:value-type="float" office:value="0.813853837711076" calcext:value-type="float">
            <text:p>0.813853837711076</text:p>
          </table:table-cell>
          <table:table-cell office:value-type="float" office:value="0.973152634281234" calcext:value-type="float">
            <text:p>0.973152634281234</text:p>
          </table:table-cell>
          <table:table-cell office:value-type="float" office:value="0.979952332967798" calcext:value-type="float">
            <text:p>0.979952332967798</text:p>
          </table:table-cell>
          <table:table-cell office:value-type="float" office:value="0.672664722521868" calcext:value-type="float">
            <text:p>0.672664722521868</text:p>
          </table:table-cell>
          <table:table-cell office:value-type="float" office:value="0.604224277046237" calcext:value-type="float">
            <text:p>0.604224277046237</text:p>
          </table:table-cell>
          <table:table-cell office:value-type="float" office:value="0.622882321224489" calcext:value-type="float">
            <text:p>0.622882321224489</text:p>
          </table:table-cell>
          <table:table-cell office:value-type="float" office:value="0.986765144677775" calcext:value-type="float">
            <text:p>0.986765144677775</text:p>
          </table:table-cell>
          <table:table-cell office:value-type="float" office:value="-115.467055495626" calcext:value-type="float">
            <text:p>-115.467055495626</text:p>
          </table:table-cell>
          <table:table-cell office:value-type="float" office:value="-129.155144590753" calcext:value-type="float">
            <text:p>-129.155144590753</text:p>
          </table:table-cell>
          <table:table-cell office:value-type="float" office:value="-125.423535755102" calcext:value-type="float">
            <text:p>-125.423535755102</text:p>
          </table:table-cell>
        </table:table-row>
        <table:table-row table:style-name="ro1">
          <table:table-cell office:value-type="string" calcext:value-type="string">
            <text:p>2019-11-12 10:48:11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639729715417" calcext:value-type="float">
            <text:p>77.9639729715417</text:p>
          </table:table-cell>
          <table:table-cell office:value-type="float" office:value="981.79139260563" calcext:value-type="float">
            <text:p>981.79139260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772" calcext:value-type="float">
            <text:p>1368772</text:p>
          </table:table-cell>
          <table:table-cell office:value-type="float" office:value="1638347" calcext:value-type="float">
            <text:p>1638347</text:p>
          </table:table-cell>
          <table:table-cell office:value-type="float" office:value="1643490" calcext:value-type="float">
            <text:p>1643490</text:p>
          </table:table-cell>
          <table:table-cell office:value-type="float" office:value="1064142" calcext:value-type="float">
            <text:p>1064142</text:p>
          </table:table-cell>
          <table:table-cell office:value-type="float" office:value="1005332" calcext:value-type="float">
            <text:p>1005332</text:p>
          </table:table-cell>
          <table:table-cell office:value-type="float" office:value="1138580" calcext:value-type="float">
            <text:p>1138580</text:p>
          </table:table-cell>
          <table:table-cell office:value-type="float" office:value="1655298" calcext:value-type="float">
            <text:p>1655298</text:p>
          </table:table-cell>
          <table:table-cell office:value-type="float" office:value="5" calcext:value-type="float">
            <text:p>5</text:p>
          </table:table-cell>
          <table:table-cell office:value-type="float" office:value="0.815851785642121" calcext:value-type="float">
            <text:p>0.815851785642121</text:p>
          </table:table-cell>
          <table:table-cell office:value-type="float" office:value="0.976531025949839" calcext:value-type="float">
            <text:p>0.976531025949839</text:p>
          </table:table-cell>
          <table:table-cell office:value-type="float" office:value="0.979596493196069" calcext:value-type="float">
            <text:p>0.979596493196069</text:p>
          </table:table-cell>
          <table:table-cell office:value-type="float" office:value="0.634278134617583" calcext:value-type="float">
            <text:p>0.634278134617583</text:p>
          </table:table-cell>
          <table:table-cell office:value-type="float" office:value="0.599224638846474" calcext:value-type="float">
            <text:p>0.599224638846474</text:p>
          </table:table-cell>
          <table:table-cell office:value-type="float" office:value="0.678646645384627" calcext:value-type="float">
            <text:p>0.678646645384627</text:p>
          </table:table-cell>
          <table:table-cell office:value-type="float" office:value="0.986634610490156" calcext:value-type="float">
            <text:p>0.986634610490156</text:p>
          </table:table-cell>
          <table:table-cell office:value-type="float" office:value="-123.144373076483" calcext:value-type="float">
            <text:p>-123.144373076483</text:p>
          </table:table-cell>
          <table:table-cell office:value-type="float" office:value="-130.155072230705" calcext:value-type="float">
            <text:p>-130.155072230705</text:p>
          </table:table-cell>
          <table:table-cell office:value-type="float" office:value="-114.270670923075" calcext:value-type="float">
            <text:p>-114.270670923075</text:p>
          </table:table-cell>
        </table:table-row>
        <table:table-row table:style-name="ro1">
          <table:table-cell office:value-type="string" calcext:value-type="string">
            <text:p>2019-11-12 10:48:12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706657112233" calcext:value-type="float">
            <text:p>77.9706657112233</text:p>
          </table:table-cell>
          <table:table-cell office:value-type="float" office:value="981.734323048403" calcext:value-type="float">
            <text:p>981.7343230484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054" calcext:value-type="float">
            <text:p>1351054</text:p>
          </table:table-cell>
          <table:table-cell office:value-type="float" office:value="1630072" calcext:value-type="float">
            <text:p>1630072</text:p>
          </table:table-cell>
          <table:table-cell office:value-type="float" office:value="1646789" calcext:value-type="float">
            <text:p>1646789</text:p>
          </table:table-cell>
          <table:table-cell office:value-type="float" office:value="1149889" calcext:value-type="float">
            <text:p>1149889</text:p>
          </table:table-cell>
          <table:table-cell office:value-type="float" office:value="1019867" calcext:value-type="float">
            <text:p>1019867</text:p>
          </table:table-cell>
          <table:table-cell office:value-type="float" office:value="1007901" calcext:value-type="float">
            <text:p>1007901</text:p>
          </table:table-cell>
          <table:table-cell office:value-type="float" office:value="1662396" calcext:value-type="float">
            <text:p>1662396</text:p>
          </table:table-cell>
          <table:table-cell office:value-type="float" office:value="5" calcext:value-type="float">
            <text:p>5</text:p>
          </table:table-cell>
          <table:table-cell office:value-type="float" office:value="0.805291033421878" calcext:value-type="float">
            <text:p>0.805291033421878</text:p>
          </table:table-cell>
          <table:table-cell office:value-type="float" office:value="0.971598741006701" calcext:value-type="float">
            <text:p>0.971598741006701</text:p>
          </table:table-cell>
          <table:table-cell office:value-type="float" office:value="0.981562850661618" calcext:value-type="float">
            <text:p>0.981562850661618</text:p>
          </table:table-cell>
          <table:table-cell office:value-type="float" office:value="0.685387335465829" calcext:value-type="float">
            <text:p>0.685387335465829</text:p>
          </table:table-cell>
          <table:table-cell office:value-type="float" office:value="0.607888174997351" calcext:value-type="float">
            <text:p>0.607888174997351</text:p>
          </table:table-cell>
          <table:table-cell office:value-type="float" office:value="0.600755882353292" calcext:value-type="float">
            <text:p>0.600755882353292</text:p>
          </table:table-cell>
          <table:table-cell office:value-type="float" office:value="0.990865348680657" calcext:value-type="float">
            <text:p>0.990865348680657</text:p>
          </table:table-cell>
          <table:table-cell office:value-type="float" office:value="-112.922532906834" calcext:value-type="float">
            <text:p>-112.922532906834</text:p>
          </table:table-cell>
          <table:table-cell office:value-type="float" office:value="-128.42236500053" calcext:value-type="float">
            <text:p>-128.42236500053</text:p>
          </table:table-cell>
          <table:table-cell office:value-type="float" office:value="-129.848823529342" calcext:value-type="float">
            <text:p>-129.848823529342</text:p>
          </table:table-cell>
        </table:table-row>
        <table:table-row table:style-name="ro1">
          <table:table-cell office:value-type="string" calcext:value-type="string">
            <text:p>2019-11-12 10:48:13</text:p>
          </table:table-cell>
          <table:table-cell office:value-type="float" office:value="25.9538202658296" calcext:value-type="float">
            <text:p>25.9538202658296</text:p>
          </table:table-cell>
          <table:table-cell office:value-type="float" office:value="77.9639729715417" calcext:value-type="float">
            <text:p>77.9639729715417</text:p>
          </table:table-cell>
          <table:table-cell office:value-type="float" office:value="981.79139260563" calcext:value-type="float">
            <text:p>981.791392605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209" calcext:value-type="float">
            <text:p>1354209</text:p>
          </table:table-cell>
          <table:table-cell office:value-type="float" office:value="1632942" calcext:value-type="float">
            <text:p>1632942</text:p>
          </table:table-cell>
          <table:table-cell office:value-type="float" office:value="1639188" calcext:value-type="float">
            <text:p>1639188</text:p>
          </table:table-cell>
          <table:table-cell office:value-type="float" office:value="1047222" calcext:value-type="float">
            <text:p>1047222</text:p>
          </table:table-cell>
          <table:table-cell office:value-type="float" office:value="1095034" calcext:value-type="float">
            <text:p>1095034</text:p>
          </table:table-cell>
          <table:table-cell office:value-type="float" office:value="1070529" calcext:value-type="float">
            <text:p>1070529</text:p>
          </table:table-cell>
          <table:table-cell office:value-type="float" office:value="1659108" calcext:value-type="float">
            <text:p>1659108</text:p>
          </table:table-cell>
          <table:table-cell office:value-type="float" office:value="5" calcext:value-type="float">
            <text:p>5</text:p>
          </table:table-cell>
          <table:table-cell office:value-type="float" office:value="0.807171560188718" calcext:value-type="float">
            <text:p>0.807171560188718</text:p>
          </table:table-cell>
          <table:table-cell office:value-type="float" office:value="0.973309394515681" calcext:value-type="float">
            <text:p>0.973309394515681</text:p>
          </table:table-cell>
          <table:table-cell office:value-type="float" office:value="0.977032301072157" calcext:value-type="float">
            <text:p>0.977032301072157</text:p>
          </table:table-cell>
          <table:table-cell office:value-type="float" office:value="0.624193027519349" calcext:value-type="float">
            <text:p>0.624193027519349</text:p>
          </table:table-cell>
          <table:table-cell office:value-type="float" office:value="0.652691203676606" calcext:value-type="float">
            <text:p>0.652691203676606</text:p>
          </table:table-cell>
          <table:table-cell office:value-type="float" office:value="0.638085083733211" calcext:value-type="float">
            <text:p>0.638085083733211</text:p>
          </table:table-cell>
          <table:table-cell office:value-type="float" office:value="0.988905547726816" calcext:value-type="float">
            <text:p>0.988905547726816</text:p>
          </table:table-cell>
          <table:table-cell office:value-type="float" office:value="-125.16139449613" calcext:value-type="float">
            <text:p>-125.16139449613</text:p>
          </table:table-cell>
          <table:table-cell office:value-type="float" office:value="-119.461759264679" calcext:value-type="float">
            <text:p>-119.461759264679</text:p>
          </table:table-cell>
          <table:table-cell office:value-type="float" office:value="-122.382983253358" calcext:value-type="float">
            <text:p>-122.382983253358</text:p>
          </table:table-cell>
        </table:table-row>
        <table:table-row table:style-name="ro1">
          <table:table-cell office:value-type="string" calcext:value-type="string">
            <text:p>2019-11-12 10:48:15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755695345865" calcext:value-type="float">
            <text:p>77.9755695345865</text:p>
          </table:table-cell>
          <table:table-cell office:value-type="float" office:value="981.780879356419" calcext:value-type="float">
            <text:p>981.780879356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614" calcext:value-type="float">
            <text:p>1354614</text:p>
          </table:table-cell>
          <table:table-cell office:value-type="float" office:value="1634824" calcext:value-type="float">
            <text:p>1634824</text:p>
          </table:table-cell>
          <table:table-cell office:value-type="float" office:value="1647611" calcext:value-type="float">
            <text:p>1647611</text:p>
          </table:table-cell>
          <table:table-cell office:value-type="float" office:value="1166154" calcext:value-type="float">
            <text:p>1166154</text:p>
          </table:table-cell>
          <table:table-cell office:value-type="float" office:value="1012580" calcext:value-type="float">
            <text:p>1012580</text:p>
          </table:table-cell>
          <table:table-cell office:value-type="float" office:value="1001048" calcext:value-type="float">
            <text:p>1001048</text:p>
          </table:table-cell>
          <table:table-cell office:value-type="float" office:value="1661286" calcext:value-type="float">
            <text:p>1661286</text:p>
          </table:table-cell>
          <table:table-cell office:value-type="float" office:value="5" calcext:value-type="float">
            <text:p>5</text:p>
          </table:table-cell>
          <table:table-cell office:value-type="float" office:value="0.807412959028835" calcext:value-type="float">
            <text:p>0.807412959028835</text:p>
          </table:table-cell>
          <table:table-cell office:value-type="float" office:value="0.974431154064077" calcext:value-type="float">
            <text:p>0.974431154064077</text:p>
          </table:table-cell>
          <table:table-cell office:value-type="float" office:value="0.982052800900078" calcext:value-type="float">
            <text:p>0.982052800900078</text:p>
          </table:table-cell>
          <table:table-cell office:value-type="float" office:value="0.695082032094244" calcext:value-type="float">
            <text:p>0.695082032094244</text:p>
          </table:table-cell>
          <table:table-cell office:value-type="float" office:value="0.603544784014795" calcext:value-type="float">
            <text:p>0.603544784014795</text:p>
          </table:table-cell>
          <table:table-cell office:value-type="float" office:value="0.596671175559899" calcext:value-type="float">
            <text:p>0.596671175559899</text:p>
          </table:table-cell>
          <table:table-cell office:value-type="float" office:value="0.99020373704478" calcext:value-type="float">
            <text:p>0.99020373704478</text:p>
          </table:table-cell>
          <table:table-cell office:value-type="float" office:value="-110.983593581151" calcext:value-type="float">
            <text:p>-110.983593581151</text:p>
          </table:table-cell>
          <table:table-cell office:value-type="float" office:value="-129.291043197041" calcext:value-type="float">
            <text:p>-129.291043197041</text:p>
          </table:table-cell>
          <table:table-cell office:value-type="float" office:value="-130.66576488802" calcext:value-type="float">
            <text:p>-130.66576488802</text:p>
          </table:table-cell>
        </table:table-row>
        <table:table-row table:style-name="ro1">
          <table:table-cell office:value-type="string" calcext:value-type="string">
            <text:p>2019-11-12 10:48:16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439099194829" calcext:value-type="float">
            <text:p>77.9439099194829</text:p>
          </table:table-cell>
          <table:table-cell office:value-type="float" office:value="981.734323048403" calcext:value-type="float">
            <text:p>981.7343230484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438" calcext:value-type="float">
            <text:p>1373438</text:p>
          </table:table-cell>
          <table:table-cell office:value-type="float" office:value="1630675" calcext:value-type="float">
            <text:p>1630675</text:p>
          </table:table-cell>
          <table:table-cell office:value-type="float" office:value="1640358" calcext:value-type="float">
            <text:p>1640358</text:p>
          </table:table-cell>
          <table:table-cell office:value-type="float" office:value="1045812" calcext:value-type="float">
            <text:p>1045812</text:p>
          </table:table-cell>
          <table:table-cell office:value-type="float" office:value="1124756" calcext:value-type="float">
            <text:p>1124756</text:p>
          </table:table-cell>
          <table:table-cell office:value-type="float" office:value="1034382" calcext:value-type="float">
            <text:p>1034382</text:p>
          </table:table-cell>
          <table:table-cell office:value-type="float" office:value="1661252" calcext:value-type="float">
            <text:p>1661252</text:p>
          </table:table-cell>
          <table:table-cell office:value-type="float" office:value="5" calcext:value-type="float">
            <text:p>5</text:p>
          </table:table-cell>
          <table:table-cell office:value-type="float" office:value="0.81863293869888" calcext:value-type="float">
            <text:p>0.81863293869888</text:p>
          </table:table-cell>
          <table:table-cell office:value-type="float" office:value="0.971958157057542" calcext:value-type="float">
            <text:p>0.971958157057542</text:p>
          </table:table-cell>
          <table:table-cell office:value-type="float" office:value="0.977729675499162" calcext:value-type="float">
            <text:p>0.977729675499162</text:p>
          </table:table-cell>
          <table:table-cell office:value-type="float" office:value="0.623352601927829" calcext:value-type="float">
            <text:p>0.623352601927829</text:p>
          </table:table-cell>
          <table:table-cell office:value-type="float" office:value="0.670406898308623" calcext:value-type="float">
            <text:p>0.670406898308623</text:p>
          </table:table-cell>
          <table:table-cell office:value-type="float" office:value="0.616539790217851" calcext:value-type="float">
            <text:p>0.616539790217851</text:p>
          </table:table-cell>
          <table:table-cell office:value-type="float" office:value="0.99018347146314" calcext:value-type="float">
            <text:p>0.99018347146314</text:p>
          </table:table-cell>
          <table:table-cell office:value-type="float" office:value="-125.329479614434" calcext:value-type="float">
            <text:p>-125.329479614434</text:p>
          </table:table-cell>
          <table:table-cell office:value-type="float" office:value="-115.918620338275" calcext:value-type="float">
            <text:p>-115.918620338275</text:p>
          </table:table-cell>
          <table:table-cell office:value-type="float" office:value="-126.69204195643" calcext:value-type="float">
            <text:p>-126.69204195643</text:p>
          </table:table-cell>
        </table:table-row>
        <table:table-row table:style-name="ro1">
          <table:table-cell office:value-type="string" calcext:value-type="string">
            <text:p>2019-11-12 10:48:17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541651913183" calcext:value-type="float">
            <text:p>77.9541651913183</text:p>
          </table:table-cell>
          <table:table-cell office:value-type="float" office:value="981.725813933493" calcext:value-type="float">
            <text:p>981.7258139334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754" calcext:value-type="float">
            <text:p>1367754</text:p>
          </table:table-cell>
          <table:table-cell office:value-type="float" office:value="1634659" calcext:value-type="float">
            <text:p>1634659</text:p>
          </table:table-cell>
          <table:table-cell office:value-type="float" office:value="1641292" calcext:value-type="float">
            <text:p>1641292</text:p>
          </table:table-cell>
          <table:table-cell office:value-type="float" office:value="1065357" calcext:value-type="float">
            <text:p>1065357</text:p>
          </table:table-cell>
          <table:table-cell office:value-type="float" office:value="1002182" calcext:value-type="float">
            <text:p>1002182</text:p>
          </table:table-cell>
          <table:table-cell office:value-type="float" office:value="1126160" calcext:value-type="float">
            <text:p>1126160</text:p>
          </table:table-cell>
          <table:table-cell office:value-type="float" office:value="1654958" calcext:value-type="float">
            <text:p>1654958</text:p>
          </table:table-cell>
          <table:table-cell office:value-type="float" office:value="5" calcext:value-type="float">
            <text:p>5</text:p>
          </table:table-cell>
          <table:table-cell office:value-type="float" office:value="0.815245010285975" calcext:value-type="float">
            <text:p>0.815245010285975</text:p>
          </table:table-cell>
          <table:table-cell office:value-type="float" office:value="0.974332806388474" calcext:value-type="float">
            <text:p>0.974332806388474</text:p>
          </table:table-cell>
          <table:table-cell office:value-type="float" office:value="0.978286382947729" calcext:value-type="float">
            <text:p>0.978286382947729</text:p>
          </table:table-cell>
          <table:table-cell office:value-type="float" office:value="0.635002331137935" calcext:value-type="float">
            <text:p>0.635002331137935</text:p>
          </table:table-cell>
          <table:table-cell office:value-type="float" office:value="0.597347092312228" calcext:value-type="float">
            <text:p>0.597347092312228</text:p>
          </table:table-cell>
          <table:table-cell office:value-type="float" office:value="0.671243747621029" calcext:value-type="float">
            <text:p>0.671243747621029</text:p>
          </table:table-cell>
          <table:table-cell office:value-type="float" office:value="0.986431954673762" calcext:value-type="float">
            <text:p>0.986431954673762</text:p>
          </table:table-cell>
          <table:table-cell office:value-type="float" office:value="-122.999533772413" calcext:value-type="float">
            <text:p>-122.999533772413</text:p>
          </table:table-cell>
          <table:table-cell office:value-type="float" office:value="-130.530581537554" calcext:value-type="float">
            <text:p>-130.530581537554</text:p>
          </table:table-cell>
          <table:table-cell office:value-type="float" office:value="-115.751250475794" calcext:value-type="float">
            <text:p>-115.751250475794</text:p>
          </table:table-cell>
        </table:table-row>
        <table:table-row table:style-name="ro1">
          <table:table-cell office:value-type="string" calcext:value-type="string">
            <text:p>2019-11-12 10:48:18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452507157977" calcext:value-type="float">
            <text:p>77.9452507157977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522" calcext:value-type="float">
            <text:p>1347522</text:p>
          </table:table-cell>
          <table:table-cell office:value-type="float" office:value="1635346" calcext:value-type="float">
            <text:p>1635346</text:p>
          </table:table-cell>
          <table:table-cell office:value-type="float" office:value="1640610" calcext:value-type="float">
            <text:p>1640610</text:p>
          </table:table-cell>
          <table:table-cell office:value-type="float" office:value="1054494" calcext:value-type="float">
            <text:p>1054494</text:p>
          </table:table-cell>
          <table:table-cell office:value-type="float" office:value="1063860" calcext:value-type="float">
            <text:p>1063860</text:p>
          </table:table-cell>
          <table:table-cell office:value-type="float" office:value="1102256" calcext:value-type="float">
            <text:p>1102256</text:p>
          </table:table-cell>
          <table:table-cell office:value-type="float" office:value="1658234" calcext:value-type="float">
            <text:p>1658234</text:p>
          </table:table-cell>
          <table:table-cell office:value-type="float" office:value="5" calcext:value-type="float">
            <text:p>5</text:p>
          </table:table-cell>
          <table:table-cell office:value-type="float" office:value="0.803185797117447" calcext:value-type="float">
            <text:p>0.803185797117447</text:p>
          </table:table-cell>
          <table:table-cell office:value-type="float" office:value="0.974742290346896" calcext:value-type="float">
            <text:p>0.974742290346896</text:p>
          </table:table-cell>
          <table:table-cell office:value-type="float" office:value="0.977879879221902" calcext:value-type="float">
            <text:p>0.977879879221902</text:p>
          </table:table-cell>
          <table:table-cell office:value-type="float" office:value="0.628527477804122" calcext:value-type="float">
            <text:p>0.628527477804122</text:p>
          </table:table-cell>
          <table:table-cell office:value-type="float" office:value="0.634110049499279" calcext:value-type="float">
            <text:p>0.634110049499279</text:p>
          </table:table-cell>
          <table:table-cell office:value-type="float" office:value="0.656995851635438" calcext:value-type="float">
            <text:p>0.656995851635438</text:p>
          </table:table-cell>
          <table:table-cell office:value-type="float" office:value="0.988384603069377" calcext:value-type="float">
            <text:p>0.988384603069377</text:p>
          </table:table-cell>
          <table:table-cell office:value-type="float" office:value="-124.294504439176" calcext:value-type="float">
            <text:p>-124.294504439176</text:p>
          </table:table-cell>
          <table:table-cell office:value-type="float" office:value="-123.177990100144" calcext:value-type="float">
            <text:p>-123.177990100144</text:p>
          </table:table-cell>
          <table:table-cell office:value-type="float" office:value="-118.600829672912" calcext:value-type="float">
            <text:p>-118.600829672912</text:p>
          </table:table-cell>
        </table:table-row>
        <table:table-row table:style-name="ro1">
          <table:table-cell office:value-type="string" calcext:value-type="string">
            <text:p>2019-11-12 10:48:20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541651913183" calcext:value-type="float">
            <text:p>77.9541651913183</text:p>
          </table:table-cell>
          <table:table-cell office:value-type="float" office:value="981.670748597816" calcext:value-type="float">
            <text:p>981.6707485978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46" calcext:value-type="float">
            <text:p>1360746</text:p>
          </table:table-cell>
          <table:table-cell office:value-type="float" office:value="1631918" calcext:value-type="float">
            <text:p>1631918</text:p>
          </table:table-cell>
          <table:table-cell office:value-type="float" office:value="1639455" calcext:value-type="float">
            <text:p>1639455</text:p>
          </table:table-cell>
          <table:table-cell office:value-type="float" office:value="1041966" calcext:value-type="float">
            <text:p>1041966</text:p>
          </table:table-cell>
          <table:table-cell office:value-type="float" office:value="1113758" calcext:value-type="float">
            <text:p>1113758</text:p>
          </table:table-cell>
          <table:table-cell office:value-type="float" office:value="1046598" calcext:value-type="float">
            <text:p>1046598</text:p>
          </table:table-cell>
          <table:table-cell office:value-type="float" office:value="1659796" calcext:value-type="float">
            <text:p>1659796</text:p>
          </table:table-cell>
          <table:table-cell office:value-type="float" office:value="5" calcext:value-type="float">
            <text:p>5</text:p>
          </table:table-cell>
          <table:table-cell office:value-type="float" office:value="0.811067916282167" calcext:value-type="float">
            <text:p>0.811067916282167</text:p>
          </table:table-cell>
          <table:table-cell office:value-type="float" office:value="0.972699042880421" calcext:value-type="float">
            <text:p>0.972699042880421</text:p>
          </table:table-cell>
          <table:table-cell office:value-type="float" office:value="0.977191445492678" calcext:value-type="float">
            <text:p>0.977191445492678</text:p>
          </table:table-cell>
          <table:table-cell office:value-type="float" office:value="0.621060207016493" calcext:value-type="float">
            <text:p>0.621060207016493</text:p>
          </table:table-cell>
          <table:table-cell office:value-type="float" office:value="0.66385157869477" calcext:value-type="float">
            <text:p>0.66385157869477</text:p>
          </table:table-cell>
          <table:table-cell office:value-type="float" office:value="0.623821094491612" calcext:value-type="float">
            <text:p>0.623821094491612</text:p>
          </table:table-cell>
          <table:table-cell office:value-type="float" office:value="0.989315627731756" calcext:value-type="float">
            <text:p>0.989315627731756</text:p>
          </table:table-cell>
          <table:table-cell office:value-type="float" office:value="-125.787958596701" calcext:value-type="float">
            <text:p>-125.787958596701</text:p>
          </table:table-cell>
          <table:table-cell office:value-type="float" office:value="-117.229684261046" calcext:value-type="float">
            <text:p>-117.229684261046</text:p>
          </table:table-cell>
          <table:table-cell office:value-type="float" office:value="-125.235781101678" calcext:value-type="float">
            <text:p>-125.235781101678</text:p>
          </table:table-cell>
        </table:table-row>
        <table:table-row table:style-name="ro1">
          <table:table-cell office:value-type="string" calcext:value-type="string">
            <text:p>2019-11-12 10:48:21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9327607108529" calcext:value-type="float">
            <text:p>77.9327607108529</text:p>
          </table:table-cell>
          <table:table-cell office:value-type="float" office:value="981.780879356419" calcext:value-type="float">
            <text:p>981.7808793564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7950" calcext:value-type="float">
            <text:p>1347950</text:p>
          </table:table-cell>
          <table:table-cell office:value-type="float" office:value="1630973" calcext:value-type="float">
            <text:p>1630973</text:p>
          </table:table-cell>
          <table:table-cell office:value-type="float" office:value="1644688" calcext:value-type="float">
            <text:p>1644688</text:p>
          </table:table-cell>
          <table:table-cell office:value-type="float" office:value="1169979" calcext:value-type="float">
            <text:p>1169979</text:p>
          </table:table-cell>
          <table:table-cell office:value-type="float" office:value="1015457" calcext:value-type="float">
            <text:p>1015457</text:p>
          </table:table-cell>
          <table:table-cell office:value-type="float" office:value="1002770" calcext:value-type="float">
            <text:p>1002770</text:p>
          </table:table-cell>
          <table:table-cell office:value-type="float" office:value="1657311" calcext:value-type="float">
            <text:p>1657311</text:p>
          </table:table-cell>
          <table:table-cell office:value-type="float" office:value="5" calcext:value-type="float">
            <text:p>5</text:p>
          </table:table-cell>
          <table:table-cell office:value-type="float" office:value="0.803440905027497" calcext:value-type="float">
            <text:p>0.803440905027497</text:p>
          </table:table-cell>
          <table:table-cell office:value-type="float" office:value="0.972135778920147" calcext:value-type="float">
            <text:p>0.972135778920147</text:p>
          </table:table-cell>
          <table:table-cell office:value-type="float" office:value="0.980310556925602" calcext:value-type="float">
            <text:p>0.980310556925602</text:p>
          </table:table-cell>
          <table:table-cell office:value-type="float" office:value="0.697361910028685" calcext:value-type="float">
            <text:p>0.697361910028685</text:p>
          </table:table-cell>
          <table:table-cell office:value-type="float" office:value="0.605259609849406" calcext:value-type="float">
            <text:p>0.605259609849406</text:p>
          </table:table-cell>
          <table:table-cell office:value-type="float" office:value="0.597697567665287" calcext:value-type="float">
            <text:p>0.597697567665287</text:p>
          </table:table-cell>
          <table:table-cell office:value-type="float" office:value="0.987834452132517" calcext:value-type="float">
            <text:p>0.987834452132517</text:p>
          </table:table-cell>
          <table:table-cell office:value-type="float" office:value="-110.527617994263" calcext:value-type="float">
            <text:p>-110.527617994263</text:p>
          </table:table-cell>
          <table:table-cell office:value-type="float" office:value="-128.948078030119" calcext:value-type="float">
            <text:p>-128.948078030119</text:p>
          </table:table-cell>
          <table:table-cell office:value-type="float" office:value="-130.460486466943" calcext:value-type="float">
            <text:p>-130.460486466943</text:p>
          </table:table-cell>
        </table:table-row>
        <table:table-row table:style-name="ro1">
          <table:table-cell office:value-type="string" calcext:value-type="string">
            <text:p>2019-11-12 10:48:22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278563415384" calcext:value-type="float">
            <text:p>77.9278563415384</text:p>
          </table:table-cell>
          <table:table-cell office:value-type="float" office:value="981.734323048403" calcext:value-type="float">
            <text:p>981.7343230484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092" calcext:value-type="float">
            <text:p>1373092</text:p>
          </table:table-cell>
          <table:table-cell office:value-type="float" office:value="1634605" calcext:value-type="float">
            <text:p>1634605</text:p>
          </table:table-cell>
          <table:table-cell office:value-type="float" office:value="1643847" calcext:value-type="float">
            <text:p>1643847</text:p>
          </table:table-cell>
          <table:table-cell office:value-type="float" office:value="1087488" calcext:value-type="float">
            <text:p>1087488</text:p>
          </table:table-cell>
          <table:table-cell office:value-type="float" office:value="1009296" calcext:value-type="float">
            <text:p>1009296</text:p>
          </table:table-cell>
          <table:table-cell office:value-type="float" office:value="1092364" calcext:value-type="float">
            <text:p>1092364</text:p>
          </table:table-cell>
          <table:table-cell office:value-type="float" office:value="1657172" calcext:value-type="float">
            <text:p>1657172</text:p>
          </table:table-cell>
          <table:table-cell office:value-type="float" office:value="5" calcext:value-type="float">
            <text:p>5</text:p>
          </table:table-cell>
          <table:table-cell office:value-type="float" office:value="0.818426706603373" calcext:value-type="float">
            <text:p>0.818426706603373</text:p>
          </table:table-cell>
          <table:table-cell office:value-type="float" office:value="0.974300619876459" calcext:value-type="float">
            <text:p>0.974300619876459</text:p>
          </table:table-cell>
          <table:table-cell office:value-type="float" office:value="0.979809281803284" calcext:value-type="float">
            <text:p>0.979809281803284</text:p>
          </table:table-cell>
          <table:table-cell office:value-type="float" office:value="0.648193436645679" calcext:value-type="float">
            <text:p>0.648193436645679</text:p>
          </table:table-cell>
          <table:table-cell office:value-type="float" office:value="0.601587367247029" calcext:value-type="float">
            <text:p>0.601587367247029</text:p>
          </table:table-cell>
          <table:table-cell office:value-type="float" office:value="0.651099759471388" calcext:value-type="float">
            <text:p>0.651099759471388</text:p>
          </table:table-cell>
          <table:table-cell office:value-type="float" office:value="0.987751601666403" calcext:value-type="float">
            <text:p>0.987751601666403</text:p>
          </table:table-cell>
          <table:table-cell office:value-type="float" office:value="-120.361312670864" calcext:value-type="float">
            <text:p>-120.361312670864</text:p>
          </table:table-cell>
          <table:table-cell office:value-type="float" office:value="-129.682526550594" calcext:value-type="float">
            <text:p>-129.682526550594</text:p>
          </table:table-cell>
          <table:table-cell office:value-type="float" office:value="-119.780048105722" calcext:value-type="float">
            <text:p>-119.780048105722</text:p>
          </table:table-cell>
        </table:table-row>
        <table:table-row table:style-name="ro1">
          <table:table-cell office:value-type="string" calcext:value-type="string">
            <text:p>2019-11-12 10:48:23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171539133669" calcext:value-type="float">
            <text:p>77.9171539133669</text:p>
          </table:table-cell>
          <table:table-cell office:value-type="float" office:value="981.789388929253" calcext:value-type="float">
            <text:p>981.7893889292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214" calcext:value-type="float">
            <text:p>1366214</text:p>
          </table:table-cell>
          <table:table-cell office:value-type="float" office:value="1632928" calcext:value-type="float">
            <text:p>1632928</text:p>
          </table:table-cell>
          <table:table-cell office:value-type="float" office:value="1645946" calcext:value-type="float">
            <text:p>1645946</text:p>
          </table:table-cell>
          <table:table-cell office:value-type="float" office:value="1125569" calcext:value-type="float">
            <text:p>1125569</text:p>
          </table:table-cell>
          <table:table-cell office:value-type="float" office:value="1045719" calcext:value-type="float">
            <text:p>1045719</text:p>
          </table:table-cell>
          <table:table-cell office:value-type="float" office:value="1018782" calcext:value-type="float">
            <text:p>1018782</text:p>
          </table:table-cell>
          <table:table-cell office:value-type="float" office:value="1663442" calcext:value-type="float">
            <text:p>1663442</text:p>
          </table:table-cell>
          <table:table-cell office:value-type="float" office:value="5" calcext:value-type="float">
            <text:p>5</text:p>
          </table:table-cell>
          <table:table-cell office:value-type="float" office:value="0.81432709864701" calcext:value-type="float">
            <text:p>0.81432709864701</text:p>
          </table:table-cell>
          <table:table-cell office:value-type="float" office:value="0.973301049864417" calcext:value-type="float">
            <text:p>0.973301049864417</text:p>
          </table:table-cell>
          <table:table-cell office:value-type="float" office:value="0.981060383446262" calcext:value-type="float">
            <text:p>0.981060383446262</text:p>
          </table:table-cell>
          <table:table-cell office:value-type="float" office:value="0.670891484128414" calcext:value-type="float">
            <text:p>0.670891484128414</text:p>
          </table:table-cell>
          <table:table-cell office:value-type="float" office:value="0.62329716960158" calcext:value-type="float">
            <text:p>0.62329716960158</text:p>
          </table:table-cell>
          <table:table-cell office:value-type="float" office:value="0.607241464524444" calcext:value-type="float">
            <text:p>0.607241464524444</text:p>
          </table:table-cell>
          <table:table-cell office:value-type="float" office:value="0.99148881333933" calcext:value-type="float">
            <text:p>0.99148881333933</text:p>
          </table:table-cell>
          <table:table-cell office:value-type="float" office:value="-115.821703174317" calcext:value-type="float">
            <text:p>-115.821703174317</text:p>
          </table:table-cell>
          <table:table-cell office:value-type="float" office:value="-125.340566079684" calcext:value-type="float">
            <text:p>-125.340566079684</text:p>
          </table:table-cell>
          <table:table-cell office:value-type="float" office:value="-128.551707095111" calcext:value-type="float">
            <text:p>-128.551707095111</text:p>
          </table:table-cell>
        </table:table-row>
        <table:table-row table:style-name="ro1">
          <table:table-cell office:value-type="string" calcext:value-type="string">
            <text:p>2019-11-12 10:48:25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118026864187" calcext:value-type="float">
            <text:p>77.9118026864187</text:p>
          </table:table-cell>
          <table:table-cell office:value-type="float" office:value="981.651724390724" calcext:value-type="float">
            <text:p>981.65172439072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567" calcext:value-type="float">
            <text:p>1367567</text:p>
          </table:table-cell>
          <table:table-cell office:value-type="float" office:value="1634439" calcext:value-type="float">
            <text:p>1634439</text:p>
          </table:table-cell>
          <table:table-cell office:value-type="float" office:value="1640818" calcext:value-type="float">
            <text:p>1640818</text:p>
          </table:table-cell>
          <table:table-cell office:value-type="float" office:value="1064336" calcext:value-type="float">
            <text:p>1064336</text:p>
          </table:table-cell>
          <table:table-cell office:value-type="float" office:value="1002193" calcext:value-type="float">
            <text:p>1002193</text:p>
          </table:table-cell>
          <table:table-cell office:value-type="float" office:value="1132539" calcext:value-type="float">
            <text:p>1132539</text:p>
          </table:table-cell>
          <table:table-cell office:value-type="float" office:value="1657759" calcext:value-type="float">
            <text:p>1657759</text:p>
          </table:table-cell>
          <table:table-cell office:value-type="float" office:value="5" calcext:value-type="float">
            <text:p>5</text:p>
          </table:table-cell>
          <table:table-cell office:value-type="float" office:value="0.815133549586958" calcext:value-type="float">
            <text:p>0.815133549586958</text:p>
          </table:table-cell>
          <table:table-cell office:value-type="float" office:value="0.974201676154336" calcext:value-type="float">
            <text:p>0.974201676154336</text:p>
          </table:table-cell>
          <table:table-cell office:value-type="float" office:value="0.978003856897814" calcext:value-type="float">
            <text:p>0.978003856897814</text:p>
          </table:table-cell>
          <table:table-cell office:value-type="float" office:value="0.634393767642232" calcext:value-type="float">
            <text:p>0.634393767642232</text:p>
          </table:table-cell>
          <table:table-cell office:value-type="float" office:value="0.597353648823935" calcext:value-type="float">
            <text:p>0.597353648823935</text:p>
          </table:table-cell>
          <table:table-cell office:value-type="float" office:value="0.675045928364507" calcext:value-type="float">
            <text:p>0.675045928364507</text:p>
          </table:table-cell>
          <table:table-cell office:value-type="float" office:value="0.988101480972943" calcext:value-type="float">
            <text:p>0.988101480972943</text:p>
          </table:table-cell>
          <table:table-cell office:value-type="float" office:value="-123.121246471554" calcext:value-type="float">
            <text:p>-123.121246471554</text:p>
          </table:table-cell>
          <table:table-cell office:value-type="float" office:value="-130.529270235213" calcext:value-type="float">
            <text:p>-130.529270235213</text:p>
          </table:table-cell>
          <table:table-cell office:value-type="float" office:value="-114.990814327099" calcext:value-type="float">
            <text:p>-114.990814327099</text:p>
          </table:table-cell>
        </table:table-row>
        <table:table-row table:style-name="ro1">
          <table:table-cell office:value-type="string" calcext:value-type="string">
            <text:p>2019-11-12 10:48:26</text:p>
          </table:table-cell>
          <table:table-cell office:value-type="float" office:value="25.9639283890137" calcext:value-type="float">
            <text:p>25.9639283890137</text:p>
          </table:table-cell>
          <table:table-cell office:value-type="float" office:value="77.8899513383305" calcext:value-type="float">
            <text:p>77.8899513383305</text:p>
          </table:table-cell>
          <table:table-cell office:value-type="float" office:value="981.725813933493" calcext:value-type="float">
            <text:p>981.7258139334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966" calcext:value-type="float">
            <text:p>1368966</text:p>
          </table:table-cell>
          <table:table-cell office:value-type="float" office:value="1632549" calcext:value-type="float">
            <text:p>1632549</text:p>
          </table:table-cell>
          <table:table-cell office:value-type="float" office:value="1641178" calcext:value-type="float">
            <text:p>1641178</text:p>
          </table:table-cell>
          <table:table-cell office:value-type="float" office:value="1044154" calcext:value-type="float">
            <text:p>1044154</text:p>
          </table:table-cell>
          <table:table-cell office:value-type="float" office:value="1127424" calcext:value-type="float">
            <text:p>1127424</text:p>
          </table:table-cell>
          <table:table-cell office:value-type="float" office:value="1033570" calcext:value-type="float">
            <text:p>1033570</text:p>
          </table:table-cell>
          <table:table-cell office:value-type="float" office:value="1661468" calcext:value-type="float">
            <text:p>1661468</text:p>
          </table:table-cell>
          <table:table-cell office:value-type="float" office:value="5" calcext:value-type="float">
            <text:p>5</text:p>
          </table:table-cell>
          <table:table-cell office:value-type="float" office:value="0.81596741866677" calcext:value-type="float">
            <text:p>0.81596741866677</text:p>
          </table:table-cell>
          <table:table-cell office:value-type="float" office:value="0.973075148233789" calcext:value-type="float">
            <text:p>0.973075148233789</text:p>
          </table:table-cell>
          <table:table-cell office:value-type="float" office:value="0.978218433644585" calcext:value-type="float">
            <text:p>0.978218433644585</text:p>
          </table:table-cell>
          <table:table-cell office:value-type="float" office:value="0.622364356799645" calcext:value-type="float">
            <text:p>0.622364356799645</text:p>
          </table:table-cell>
          <table:table-cell office:value-type="float" office:value="0.671997150420803" calcext:value-type="float">
            <text:p>0.671997150420803</text:p>
          </table:table-cell>
          <table:table-cell office:value-type="float" office:value="0.616055800444579" calcext:value-type="float">
            <text:p>0.616055800444579</text:p>
          </table:table-cell>
          <table:table-cell office:value-type="float" office:value="0.990312217511203" calcext:value-type="float">
            <text:p>0.990312217511203</text:p>
          </table:table-cell>
          <table:table-cell office:value-type="float" office:value="-125.527128640071" calcext:value-type="float">
            <text:p>-125.527128640071</text:p>
          </table:table-cell>
          <table:table-cell office:value-type="float" office:value="-115.600569915839" calcext:value-type="float">
            <text:p>-115.600569915839</text:p>
          </table:table-cell>
          <table:table-cell office:value-type="float" office:value="-126.788839911084" calcext:value-type="float">
            <text:p>-126.788839911084</text:p>
          </table:table-cell>
        </table:table-row>
        <table:table-row table:style-name="ro1">
          <table:table-cell office:value-type="string" calcext:value-type="string">
            <text:p>2019-11-12 10:48:27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858735932253" calcext:value-type="float">
            <text:p>77.858735932253</text:p>
          </table:table-cell>
          <table:table-cell office:value-type="float" office:value="981.797898538293" calcext:value-type="float">
            <text:p>981.7978985382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297" calcext:value-type="float">
            <text:p>1371297</text:p>
          </table:table-cell>
          <table:table-cell office:value-type="float" office:value="1629966" calcext:value-type="float">
            <text:p>1629966</text:p>
          </table:table-cell>
          <table:table-cell office:value-type="float" office:value="1641581" calcext:value-type="float">
            <text:p>1641581</text:p>
          </table:table-cell>
          <table:table-cell office:value-type="float" office:value="1079579" calcext:value-type="float">
            <text:p>1079579</text:p>
          </table:table-cell>
          <table:table-cell office:value-type="float" office:value="1094908" calcext:value-type="float">
            <text:p>1094908</text:p>
          </table:table-cell>
          <table:table-cell office:value-type="float" office:value="1029095" calcext:value-type="float">
            <text:p>1029095</text:p>
          </table:table-cell>
          <table:table-cell office:value-type="float" office:value="1663533" calcext:value-type="float">
            <text:p>1663533</text:p>
          </table:table-cell>
          <table:table-cell office:value-type="float" office:value="5" calcext:value-type="float">
            <text:p>5</text:p>
          </table:table-cell>
          <table:table-cell office:value-type="float" office:value="0.817356803102112" calcext:value-type="float">
            <text:p>0.817356803102112</text:p>
          </table:table-cell>
          <table:table-cell office:value-type="float" office:value="0.971535560075707" calcext:value-type="float">
            <text:p>0.971535560075707</text:p>
          </table:table-cell>
          <table:table-cell office:value-type="float" office:value="0.978458640391664" calcext:value-type="float">
            <text:p>0.978458640391664</text:p>
          </table:table-cell>
          <table:table-cell office:value-type="float" office:value="0.643479304728425" calcext:value-type="float">
            <text:p>0.643479304728425</text:p>
          </table:table-cell>
          <table:table-cell office:value-type="float" office:value="0.652616101815236" calcext:value-type="float">
            <text:p>0.652616101815236</text:p>
          </table:table-cell>
          <table:table-cell office:value-type="float" office:value="0.613388492272913" calcext:value-type="float">
            <text:p>0.613388492272913</text:p>
          </table:table-cell>
          <table:table-cell office:value-type="float" office:value="0.991543053572542" calcext:value-type="float">
            <text:p>0.991543053572542</text:p>
          </table:table-cell>
          <table:table-cell office:value-type="float" office:value="-121.304139054315" calcext:value-type="float">
            <text:p>-121.304139054315</text:p>
          </table:table-cell>
          <table:table-cell office:value-type="float" office:value="-119.476779636953" calcext:value-type="float">
            <text:p>-119.476779636953</text:p>
          </table:table-cell>
          <table:table-cell office:value-type="float" office:value="-127.322301545417" calcext:value-type="float">
            <text:p>-127.322301545417</text:p>
          </table:table-cell>
        </table:table-row>
        <table:table-row table:style-name="ro1">
          <table:table-cell office:value-type="string" calcext:value-type="string">
            <text:p>2019-11-12 10:48:28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8752361800273" calcext:value-type="float">
            <text:p>77.8752361800273</text:p>
          </table:table-cell>
          <table:table-cell office:value-type="float" office:value="981.696274677382" calcext:value-type="float">
            <text:p>981.69627467738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176" calcext:value-type="float">
            <text:p>1348176</text:p>
          </table:table-cell>
          <table:table-cell office:value-type="float" office:value="1634578" calcext:value-type="float">
            <text:p>1634578</text:p>
          </table:table-cell>
          <table:table-cell office:value-type="float" office:value="1639638" calcext:value-type="float">
            <text:p>1639638</text:p>
          </table:table-cell>
          <table:table-cell office:value-type="float" office:value="1058688" calcext:value-type="float">
            <text:p>1058688</text:p>
          </table:table-cell>
          <table:table-cell office:value-type="float" office:value="1036159" calcext:value-type="float">
            <text:p>1036159</text:p>
          </table:table-cell>
          <table:table-cell office:value-type="float" office:value="1128556" calcext:value-type="float">
            <text:p>1128556</text:p>
          </table:table-cell>
          <table:table-cell office:value-type="float" office:value="1656517" calcext:value-type="float">
            <text:p>1656517</text:p>
          </table:table-cell>
          <table:table-cell office:value-type="float" office:value="5" calcext:value-type="float">
            <text:p>5</text:p>
          </table:table-cell>
          <table:table-cell office:value-type="float" office:value="0.803575611540748" calcext:value-type="float">
            <text:p>0.803575611540748</text:p>
          </table:table-cell>
          <table:table-cell office:value-type="float" office:value="0.974284526620451" calcext:value-type="float">
            <text:p>0.974284526620451</text:p>
          </table:table-cell>
          <table:table-cell office:value-type="float" office:value="0.97730052200562" calcext:value-type="float">
            <text:p>0.97730052200562</text:p>
          </table:table-cell>
          <table:table-cell office:value-type="float" office:value="0.631027296904003" calcext:value-type="float">
            <text:p>0.631027296904003</text:p>
          </table:table-cell>
          <table:table-cell office:value-type="float" office:value="0.617598964881774" calcext:value-type="float">
            <text:p>0.617598964881774</text:p>
          </table:table-cell>
          <table:table-cell office:value-type="float" office:value="0.672671875080094" calcext:value-type="float">
            <text:p>0.672671875080094</text:p>
          </table:table-cell>
          <table:table-cell office:value-type="float" office:value="0.987361191196584" calcext:value-type="float">
            <text:p>0.987361191196584</text:p>
          </table:table-cell>
          <table:table-cell office:value-type="float" office:value="-123.794540619199" calcext:value-type="float">
            <text:p>-123.794540619199</text:p>
          </table:table-cell>
          <table:table-cell office:value-type="float" office:value="-126.480207023645" calcext:value-type="float">
            <text:p>-126.480207023645</text:p>
          </table:table-cell>
          <table:table-cell office:value-type="float" office:value="-115.465624983981" calcext:value-type="float">
            <text:p>-115.465624983981</text:p>
          </table:table-cell>
        </table:table-row>
        <table:table-row table:style-name="ro1">
          <table:table-cell office:value-type="string" calcext:value-type="string">
            <text:p>2019-11-12 10:48:30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8529386240367" calcext:value-type="float">
            <text:p>77.8529386240367</text:p>
          </table:table-cell>
          <table:table-cell office:value-type="float" office:value="981.761855977921" calcext:value-type="float">
            <text:p>981.76185597792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633" calcext:value-type="float">
            <text:p>1351633</text:p>
          </table:table-cell>
          <table:table-cell office:value-type="float" office:value="1633656" calcext:value-type="float">
            <text:p>1633656</text:p>
          </table:table-cell>
          <table:table-cell office:value-type="float" office:value="1641122" calcext:value-type="float">
            <text:p>1641122</text:p>
          </table:table-cell>
          <table:table-cell office:value-type="float" office:value="1043559" calcext:value-type="float">
            <text:p>1043559</text:p>
          </table:table-cell>
          <table:table-cell office:value-type="float" office:value="1111088" calcext:value-type="float">
            <text:p>1111088</text:p>
          </table:table-cell>
          <table:table-cell office:value-type="float" office:value="1052276" calcext:value-type="float">
            <text:p>1052276</text:p>
          </table:table-cell>
          <table:table-cell office:value-type="float" office:value="1659133" calcext:value-type="float">
            <text:p>1659133</text:p>
          </table:table-cell>
          <table:table-cell office:value-type="float" office:value="5" calcext:value-type="float">
            <text:p>5</text:p>
          </table:table-cell>
          <table:table-cell office:value-type="float" office:value="0.805636144356268" calcext:value-type="float">
            <text:p>0.805636144356268</text:p>
          </table:table-cell>
          <table:table-cell office:value-type="float" office:value="0.97373497173011" calcext:value-type="float">
            <text:p>0.97373497173011</text:p>
          </table:table-cell>
          <table:table-cell office:value-type="float" office:value="0.978185055039532" calcext:value-type="float">
            <text:p>0.978185055039532</text:p>
          </table:table-cell>
          <table:table-cell office:value-type="float" office:value="0.622009709120954" calcext:value-type="float">
            <text:p>0.622009709120954</text:p>
          </table:table-cell>
          <table:table-cell office:value-type="float" office:value="0.662260134489552" calcext:value-type="float">
            <text:p>0.662260134489552</text:p>
          </table:table-cell>
          <table:table-cell office:value-type="float" office:value="0.627205446625405" calcext:value-type="float">
            <text:p>0.627205446625405</text:p>
          </table:table-cell>
          <table:table-cell office:value-type="float" office:value="0.988920448889786" calcext:value-type="float">
            <text:p>0.988920448889786</text:p>
          </table:table-cell>
          <table:table-cell office:value-type="float" office:value="-125.598058175809" calcext:value-type="float">
            <text:p>-125.598058175809</text:p>
          </table:table-cell>
          <table:table-cell office:value-type="float" office:value="-117.54797310209" calcext:value-type="float">
            <text:p>-117.54797310209</text:p>
          </table:table-cell>
          <table:table-cell office:value-type="float" office:value="-124.558910674919" calcext:value-type="float">
            <text:p>-124.558910674919</text:p>
          </table:table-cell>
        </table:table-row>
        <table:table-row table:style-name="ro1">
          <table:table-cell office:value-type="string" calcext:value-type="string">
            <text:p>2019-11-12 10:48:31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853384551307" calcext:value-type="float">
            <text:p>77.853384551307</text:p>
          </table:table-cell>
          <table:table-cell office:value-type="float" office:value="981.742832199516" calcext:value-type="float">
            <text:p>981.7428321995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508" calcext:value-type="float">
            <text:p>1376508</text:p>
          </table:table-cell>
          <table:table-cell office:value-type="float" office:value="1634158" calcext:value-type="float">
            <text:p>1634158</text:p>
          </table:table-cell>
          <table:table-cell office:value-type="float" office:value="1643198" calcext:value-type="float">
            <text:p>1643198</text:p>
          </table:table-cell>
          <table:table-cell office:value-type="float" office:value="1041724" calcext:value-type="float">
            <text:p>1041724</text:p>
          </table:table-cell>
          <table:table-cell office:value-type="float" office:value="1126516" calcext:value-type="float">
            <text:p>1126516</text:p>
          </table:table-cell>
          <table:table-cell office:value-type="float" office:value="1035129" calcext:value-type="float">
            <text:p>1035129</text:p>
          </table:table-cell>
          <table:table-cell office:value-type="float" office:value="1660139" calcext:value-type="float">
            <text:p>1660139</text:p>
          </table:table-cell>
          <table:table-cell office:value-type="float" office:value="5" calcext:value-type="float">
            <text:p>5</text:p>
          </table:table-cell>
          <table:table-cell office:value-type="float" office:value="0.820462801511622" calcext:value-type="float">
            <text:p>0.820462801511622</text:p>
          </table:table-cell>
          <table:table-cell office:value-type="float" office:value="0.974034187082551" calcext:value-type="float">
            <text:p>0.974034187082551</text:p>
          </table:table-cell>
          <table:table-cell office:value-type="float" office:value="0.979422447612577" calcext:value-type="float">
            <text:p>0.979422447612577</text:p>
          </table:table-cell>
          <table:table-cell office:value-type="float" office:value="0.620915963758941" calcext:value-type="float">
            <text:p>0.620915963758941</text:p>
          </table:table-cell>
          <table:table-cell office:value-type="float" office:value="0.671455940181725" calcext:value-type="float">
            <text:p>0.671455940181725</text:p>
          </table:table-cell>
          <table:table-cell office:value-type="float" office:value="0.616985036967401" calcext:value-type="float">
            <text:p>0.616985036967401</text:p>
          </table:table-cell>
          <table:table-cell office:value-type="float" office:value="0.989520071687707" calcext:value-type="float">
            <text:p>0.989520071687707</text:p>
          </table:table-cell>
          <table:table-cell office:value-type="float" office:value="-125.816807248212" calcext:value-type="float">
            <text:p>-125.816807248212</text:p>
          </table:table-cell>
          <table:table-cell office:value-type="float" office:value="-115.708811963655" calcext:value-type="float">
            <text:p>-115.708811963655</text:p>
          </table:table-cell>
          <table:table-cell office:value-type="float" office:value="-126.60299260652" calcext:value-type="float">
            <text:p>-126.60299260652</text:p>
          </table:table-cell>
        </table:table-row>
        <table:table-row table:style-name="ro1">
          <table:table-cell office:value-type="string" calcext:value-type="string">
            <text:p>2019-11-12 10:48:32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8854927083545" calcext:value-type="float">
            <text:p>77.8854927083545</text:p>
          </table:table-cell>
          <table:table-cell office:value-type="float" office:value="981.797898538293" calcext:value-type="float">
            <text:p>981.7978985382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828" calcext:value-type="float">
            <text:p>1376828</text:p>
          </table:table-cell>
          <table:table-cell office:value-type="float" office:value="1633707" calcext:value-type="float">
            <text:p>1633707</text:p>
          </table:table-cell>
          <table:table-cell office:value-type="float" office:value="1646080" calcext:value-type="float">
            <text:p>1646080</text:p>
          </table:table-cell>
          <table:table-cell office:value-type="float" office:value="1088064" calcext:value-type="float">
            <text:p>1088064</text:p>
          </table:table-cell>
          <table:table-cell office:value-type="float" office:value="1009845" calcext:value-type="float">
            <text:p>1009845</text:p>
          </table:table-cell>
          <table:table-cell office:value-type="float" office:value="1088831" calcext:value-type="float">
            <text:p>1088831</text:p>
          </table:table-cell>
          <table:table-cell office:value-type="float" office:value="1655790" calcext:value-type="float">
            <text:p>1655790</text:p>
          </table:table-cell>
          <table:table-cell office:value-type="float" office:value="5" calcext:value-type="float">
            <text:p>5</text:p>
          </table:table-cell>
          <table:table-cell office:value-type="float" office:value="0.82065353639764" calcext:value-type="float">
            <text:p>0.82065353639764</text:p>
          </table:table-cell>
          <table:table-cell office:value-type="float" office:value="0.973765370102569" calcext:value-type="float">
            <text:p>0.973765370102569</text:p>
          </table:table-cell>
          <table:table-cell office:value-type="float" office:value="0.981140253679783" calcext:value-type="float">
            <text:p>0.981140253679783</text:p>
          </table:table-cell>
          <table:table-cell office:value-type="float" office:value="0.648536759440513" calcext:value-type="float">
            <text:p>0.648536759440513</text:p>
          </table:table-cell>
          <table:table-cell office:value-type="float" office:value="0.601914596785855" calcext:value-type="float">
            <text:p>0.601914596785855</text:p>
          </table:table-cell>
          <table:table-cell office:value-type="float" office:value="0.648993927120438" calcext:value-type="float">
            <text:p>0.648993927120438</text:p>
          </table:table-cell>
          <table:table-cell office:value-type="float" office:value="0.98692786537741" calcext:value-type="float">
            <text:p>0.98692786537741</text:p>
          </table:table-cell>
          <table:table-cell office:value-type="float" office:value="-120.292648111897" calcext:value-type="float">
            <text:p>-120.292648111897</text:p>
          </table:table-cell>
          <table:table-cell office:value-type="float" office:value="-129.617080642829" calcext:value-type="float">
            <text:p>-129.617080642829</text:p>
          </table:table-cell>
          <table:table-cell office:value-type="float" office:value="-120.201214575912" calcext:value-type="float">
            <text:p>-120.201214575912</text:p>
          </table:table-cell>
        </table:table-row>
        <table:table-row table:style-name="ro1">
          <table:table-cell office:value-type="string" calcext:value-type="string">
            <text:p>2019-11-12 10:48:33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8854927083545" calcext:value-type="float">
            <text:p>77.8854927083545</text:p>
          </table:table-cell>
          <table:table-cell office:value-type="float" office:value="981.715299062848" calcext:value-type="float">
            <text:p>981.715299062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545" calcext:value-type="float">
            <text:p>1372545</text:p>
          </table:table-cell>
          <table:table-cell office:value-type="float" office:value="1638734" calcext:value-type="float">
            <text:p>1638734</text:p>
          </table:table-cell>
          <table:table-cell office:value-type="float" office:value="1644492" calcext:value-type="float">
            <text:p>1644492</text:p>
          </table:table-cell>
          <table:table-cell office:value-type="float" office:value="1064413" calcext:value-type="float">
            <text:p>1064413</text:p>
          </table:table-cell>
          <table:table-cell office:value-type="float" office:value="1009179" calcext:value-type="float">
            <text:p>1009179</text:p>
          </table:table-cell>
          <table:table-cell office:value-type="float" office:value="1140741" calcext:value-type="float">
            <text:p>1140741</text:p>
          </table:table-cell>
          <table:table-cell office:value-type="float" office:value="1658455" calcext:value-type="float">
            <text:p>1658455</text:p>
          </table:table-cell>
          <table:table-cell office:value-type="float" office:value="5" calcext:value-type="float">
            <text:p>5</text:p>
          </table:table-cell>
          <table:table-cell office:value-type="float" office:value="0.818100669157585" calcext:value-type="float">
            <text:p>0.818100669157585</text:p>
          </table:table-cell>
          <table:table-cell office:value-type="float" office:value="0.976761695952617" calcext:value-type="float">
            <text:p>0.976761695952617</text:p>
          </table:table-cell>
          <table:table-cell office:value-type="float" office:value="0.980193731807915" calcext:value-type="float">
            <text:p>0.980193731807915</text:p>
          </table:table-cell>
          <table:table-cell office:value-type="float" office:value="0.63443966322418" calcext:value-type="float">
            <text:p>0.63443966322418</text:p>
          </table:table-cell>
          <table:table-cell office:value-type="float" office:value="0.601517629804329" calcext:value-type="float">
            <text:p>0.601517629804329</text:p>
          </table:table-cell>
          <table:table-cell office:value-type="float" office:value="0.679934701911771" calcext:value-type="float">
            <text:p>0.679934701911771</text:p>
          </table:table-cell>
          <table:table-cell office:value-type="float" office:value="0.988516329350034" calcext:value-type="float">
            <text:p>0.988516329350034</text:p>
          </table:table-cell>
          <table:table-cell office:value-type="float" office:value="-123.112067355164" calcext:value-type="float">
            <text:p>-123.112067355164</text:p>
          </table:table-cell>
          <table:table-cell office:value-type="float" office:value="-129.696474039134" calcext:value-type="float">
            <text:p>-129.696474039134</text:p>
          </table:table-cell>
          <table:table-cell office:value-type="float" office:value="-114.013059617646" calcext:value-type="float">
            <text:p>-114.013059617646</text:p>
          </table:table-cell>
        </table:table-row>
        <table:table-row table:style-name="ro1">
          <table:table-cell office:value-type="string" calcext:value-type="string">
            <text:p>2019-11-12 10:48:34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9064514508954" calcext:value-type="float">
            <text:p>77.9064514508954</text:p>
          </table:table-cell>
          <table:table-cell office:value-type="float" office:value="981.789388929253" calcext:value-type="float">
            <text:p>981.7893889292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715" calcext:value-type="float">
            <text:p>1348715</text:p>
          </table:table-cell>
          <table:table-cell office:value-type="float" office:value="1630678" calcext:value-type="float">
            <text:p>1630678</text:p>
          </table:table-cell>
          <table:table-cell office:value-type="float" office:value="1644460" calcext:value-type="float">
            <text:p>1644460</text:p>
          </table:table-cell>
          <table:table-cell office:value-type="float" office:value="1170668" calcext:value-type="float">
            <text:p>1170668</text:p>
          </table:table-cell>
          <table:table-cell office:value-type="float" office:value="1014261" calcext:value-type="float">
            <text:p>1014261</text:p>
          </table:table-cell>
          <table:table-cell office:value-type="float" office:value="1004281" calcext:value-type="float">
            <text:p>1004281</text:p>
          </table:table-cell>
          <table:table-cell office:value-type="float" office:value="1656627" calcext:value-type="float">
            <text:p>1656627</text:p>
          </table:table-cell>
          <table:table-cell office:value-type="float" office:value="5" calcext:value-type="float">
            <text:p>5</text:p>
          </table:table-cell>
          <table:table-cell office:value-type="float" office:value="0.803896880614386" calcext:value-type="float">
            <text:p>0.803896880614386</text:p>
          </table:table-cell>
          <table:table-cell office:value-type="float" office:value="0.971959945197099" calcext:value-type="float">
            <text:p>0.971959945197099</text:p>
          </table:table-cell>
          <table:table-cell office:value-type="float" office:value="0.980174658319313" calcext:value-type="float">
            <text:p>0.980174658319313</text:p>
          </table:table-cell>
          <table:table-cell office:value-type="float" office:value="0.697772586080144" calcext:value-type="float">
            <text:p>0.697772586080144</text:p>
          </table:table-cell>
          <table:table-cell office:value-type="float" office:value="0.604546738212912" calcext:value-type="float">
            <text:p>0.604546738212912</text:p>
          </table:table-cell>
          <table:table-cell office:value-type="float" office:value="0.598598193955206" calcext:value-type="float">
            <text:p>0.598598193955206</text:p>
          </table:table-cell>
          <table:table-cell office:value-type="float" office:value="0.987426756313652" calcext:value-type="float">
            <text:p>0.987426756313652</text:p>
          </table:table-cell>
          <table:table-cell office:value-type="float" office:value="-110.445482783971" calcext:value-type="float">
            <text:p>-110.445482783971</text:p>
          </table:table-cell>
          <table:table-cell office:value-type="float" office:value="-129.090652357418" calcext:value-type="float">
            <text:p>-129.090652357418</text:p>
          </table:table-cell>
          <table:table-cell office:value-type="float" office:value="-130.280361208959" calcext:value-type="float">
            <text:p>-130.280361208959</text:p>
          </table:table-cell>
        </table:table-row>
        <table:table-row table:style-name="ro1">
          <table:table-cell office:value-type="string" calcext:value-type="string">
            <text:p>2019-11-12 10:48:36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8743438576804" calcext:value-type="float">
            <text:p>77.8743438576804</text:p>
          </table:table-cell>
          <table:table-cell office:value-type="float" office:value="981.789388929253" calcext:value-type="float">
            <text:p>981.7893889292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751" calcext:value-type="float">
            <text:p>1369751</text:p>
          </table:table-cell>
          <table:table-cell office:value-type="float" office:value="1637909" calcext:value-type="float">
            <text:p>1637909</text:p>
          </table:table-cell>
          <table:table-cell office:value-type="float" office:value="1643648" calcext:value-type="float">
            <text:p>1643648</text:p>
          </table:table-cell>
          <table:table-cell office:value-type="float" office:value="1065084" calcext:value-type="float">
            <text:p>1065084</text:p>
          </table:table-cell>
          <table:table-cell office:value-type="float" office:value="1003444" calcext:value-type="float">
            <text:p>1003444</text:p>
          </table:table-cell>
          <table:table-cell office:value-type="float" office:value="1134800" calcext:value-type="float">
            <text:p>1134800</text:p>
          </table:table-cell>
          <table:table-cell office:value-type="float" office:value="1654624" calcext:value-type="float">
            <text:p>1654624</text:p>
          </table:table-cell>
          <table:table-cell office:value-type="float" office:value="5" calcext:value-type="float">
            <text:p>5</text:p>
          </table:table-cell>
          <table:table-cell office:value-type="float" office:value="0.816435315184035" calcext:value-type="float">
            <text:p>0.816435315184035</text:p>
          </table:table-cell>
          <table:table-cell office:value-type="float" office:value="0.976269957574601" calcext:value-type="float">
            <text:p>0.976269957574601</text:p>
          </table:table-cell>
          <table:table-cell office:value-type="float" office:value="0.979690668546041" calcext:value-type="float">
            <text:p>0.979690668546041</text:p>
          </table:table-cell>
          <table:table-cell office:value-type="float" office:value="0.6348396104383" calcext:value-type="float">
            <text:p>0.6348396104383</text:p>
          </table:table-cell>
          <table:table-cell office:value-type="float" office:value="0.598099303018964" calcext:value-type="float">
            <text:p>0.598099303018964</text:p>
          </table:table-cell>
          <table:table-cell office:value-type="float" office:value="0.676393589543532" calcext:value-type="float">
            <text:p>0.676393589543532</text:p>
          </table:table-cell>
          <table:table-cell office:value-type="float" office:value="0.98623287513648" calcext:value-type="float">
            <text:p>0.98623287513648</text:p>
          </table:table-cell>
          <table:table-cell office:value-type="float" office:value="-123.03207791234" calcext:value-type="float">
            <text:p>-123.03207791234</text:p>
          </table:table-cell>
          <table:table-cell office:value-type="float" office:value="-130.380139396207" calcext:value-type="float">
            <text:p>-130.380139396207</text:p>
          </table:table-cell>
          <table:table-cell office:value-type="float" office:value="-114.721282091294" calcext:value-type="float">
            <text:p>-114.721282091294</text:p>
          </table:table-cell>
        </table:table-row>
        <table:table-row table:style-name="ro1">
          <table:table-cell office:value-type="string" calcext:value-type="string">
            <text:p>2019-11-12 10:48:37</text:p>
          </table:table-cell>
          <table:table-cell office:value-type="float" office:value="25.9689824510424" calcext:value-type="float">
            <text:p>25.9689824510424</text:p>
          </table:table-cell>
          <table:table-cell office:value-type="float" office:value="77.8903976928755" calcext:value-type="float">
            <text:p>77.8903976928755</text:p>
          </table:table-cell>
          <table:table-cell office:value-type="float" office:value="981.734323048403" calcext:value-type="float">
            <text:p>981.73432304840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017" calcext:value-type="float">
            <text:p>1357017</text:p>
          </table:table-cell>
          <table:table-cell office:value-type="float" office:value="1638182" calcext:value-type="float">
            <text:p>1638182</text:p>
          </table:table-cell>
          <table:table-cell office:value-type="float" office:value="1640697" calcext:value-type="float">
            <text:p>1640697</text:p>
          </table:table-cell>
          <table:table-cell office:value-type="float" office:value="1042846" calcext:value-type="float">
            <text:p>1042846</text:p>
          </table:table-cell>
          <table:table-cell office:value-type="float" office:value="1116745" calcext:value-type="float">
            <text:p>1116745</text:p>
          </table:table-cell>
          <table:table-cell office:value-type="float" office:value="1044576" calcext:value-type="float">
            <text:p>1044576</text:p>
          </table:table-cell>
          <table:table-cell office:value-type="float" office:value="1659943" calcext:value-type="float">
            <text:p>1659943</text:p>
          </table:table-cell>
          <table:table-cell office:value-type="float" office:value="5" calcext:value-type="float">
            <text:p>5</text:p>
          </table:table-cell>
          <table:table-cell office:value-type="float" office:value="0.808845258813531" calcext:value-type="float">
            <text:p>0.808845258813531</text:p>
          </table:table-cell>
          <table:table-cell office:value-type="float" office:value="0.976432678274236" calcext:value-type="float">
            <text:p>0.976432678274236</text:p>
          </table:table-cell>
          <table:table-cell office:value-type="float" office:value="0.977931735269038" calcext:value-type="float">
            <text:p>0.977931735269038</text:p>
          </table:table-cell>
          <table:table-cell office:value-type="float" office:value="0.621584727953044" calcext:value-type="float">
            <text:p>0.621584727953044</text:p>
          </table:table-cell>
          <table:table-cell office:value-type="float" office:value="0.66563196964645" calcext:value-type="float">
            <text:p>0.66563196964645</text:p>
          </table:table-cell>
          <table:table-cell office:value-type="float" office:value="0.622615888430582" calcext:value-type="float">
            <text:p>0.622615888430582</text:p>
          </table:table-cell>
          <table:table-cell office:value-type="float" office:value="0.98940324657002" calcext:value-type="float">
            <text:p>0.98940324657002</text:p>
          </table:table-cell>
          <table:table-cell office:value-type="float" office:value="-125.683054409391" calcext:value-type="float">
            <text:p>-125.683054409391</text:p>
          </table:table-cell>
          <table:table-cell office:value-type="float" office:value="-116.87360607071" calcext:value-type="float">
            <text:p>-116.87360607071</text:p>
          </table:table-cell>
          <table:table-cell office:value-type="float" office:value="-125.476822313884" calcext:value-type="float">
            <text:p>-125.476822313884</text:p>
          </table:table-cell>
        </table:table-row>
        <table:table-row table:style-name="ro1">
          <table:table-cell office:value-type="string" calcext:value-type="string">
            <text:p>2019-11-12 10:48:38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9019931258573" calcext:value-type="float">
            <text:p>77.9019931258573</text:p>
          </table:table-cell>
          <table:table-cell office:value-type="float" office:value="981.806408183534" calcext:value-type="float">
            <text:p>981.806408183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031" calcext:value-type="float">
            <text:p>1373031</text:p>
          </table:table-cell>
          <table:table-cell office:value-type="float" office:value="1630653" calcext:value-type="float">
            <text:p>1630653</text:p>
          </table:table-cell>
          <table:table-cell office:value-type="float" office:value="1640560" calcext:value-type="float">
            <text:p>1640560</text:p>
          </table:table-cell>
          <table:table-cell office:value-type="float" office:value="1044920" calcext:value-type="float">
            <text:p>1044920</text:p>
          </table:table-cell>
          <table:table-cell office:value-type="float" office:value="1127735" calcext:value-type="float">
            <text:p>1127735</text:p>
          </table:table-cell>
          <table:table-cell office:value-type="float" office:value="1035127" calcext:value-type="float">
            <text:p>1035127</text:p>
          </table:table-cell>
          <table:table-cell office:value-type="float" office:value="1660764" calcext:value-type="float">
            <text:p>1660764</text:p>
          </table:table-cell>
          <table:table-cell office:value-type="float" office:value="5" calcext:value-type="float">
            <text:p>5</text:p>
          </table:table-cell>
          <table:table-cell office:value-type="float" office:value="0.818390347765726" calcext:value-type="float">
            <text:p>0.818390347765726</text:p>
          </table:table-cell>
          <table:table-cell office:value-type="float" office:value="0.971945044034129" calcext:value-type="float">
            <text:p>0.971945044034129</text:p>
          </table:table-cell>
          <table:table-cell office:value-type="float" office:value="0.977850076895961" calcext:value-type="float">
            <text:p>0.977850076895961</text:p>
          </table:table-cell>
          <table:table-cell office:value-type="float" office:value="0.622820928433052" calcext:value-type="float">
            <text:p>0.622820928433052</text:p>
          </table:table-cell>
          <table:table-cell office:value-type="float" office:value="0.672182520888152" calcext:value-type="float">
            <text:p>0.672182520888152</text:p>
          </table:table-cell>
          <table:table-cell office:value-type="float" office:value="0.616983844874363" calcext:value-type="float">
            <text:p>0.616983844874363</text:p>
          </table:table-cell>
          <table:table-cell office:value-type="float" office:value="0.989892600761962" calcext:value-type="float">
            <text:p>0.989892600761962</text:p>
          </table:table-cell>
          <table:table-cell office:value-type="float" office:value="-125.43581431339" calcext:value-type="float">
            <text:p>-125.43581431339</text:p>
          </table:table-cell>
          <table:table-cell office:value-type="float" office:value="-115.56349582237" calcext:value-type="float">
            <text:p>-115.56349582237</text:p>
          </table:table-cell>
          <table:table-cell office:value-type="float" office:value="-126.603231025127" calcext:value-type="float">
            <text:p>-126.603231025127</text:p>
          </table:table-cell>
        </table:table-row>
        <table:table-row table:style-name="ro1">
          <table:table-cell office:value-type="string" calcext:value-type="string">
            <text:p>2019-11-12 10:48:39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907344489297" calcext:value-type="float">
            <text:p>77.907344489297</text:p>
          </table:table-cell>
          <table:table-cell office:value-type="float" office:value="981.751341386831" calcext:value-type="float">
            <text:p>981.7513413868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279" calcext:value-type="float">
            <text:p>1372279</text:p>
          </table:table-cell>
          <table:table-cell office:value-type="float" office:value="1630292" calcext:value-type="float">
            <text:p>1630292</text:p>
          </table:table-cell>
          <table:table-cell office:value-type="float" office:value="1641982" calcext:value-type="float">
            <text:p>1641982</text:p>
          </table:table-cell>
          <table:table-cell office:value-type="float" office:value="1082953" calcext:value-type="float">
            <text:p>1082953</text:p>
          </table:table-cell>
          <table:table-cell office:value-type="float" office:value="1091526" calcext:value-type="float">
            <text:p>1091526</text:p>
          </table:table-cell>
          <table:table-cell office:value-type="float" office:value="1027431" calcext:value-type="float">
            <text:p>1027431</text:p>
          </table:table-cell>
          <table:table-cell office:value-type="float" office:value="1661168" calcext:value-type="float">
            <text:p>1661168</text:p>
          </table:table-cell>
          <table:table-cell office:value-type="float" office:value="5" calcext:value-type="float">
            <text:p>5</text:p>
          </table:table-cell>
          <table:table-cell office:value-type="float" office:value="0.817942120783582" calcext:value-type="float">
            <text:p>0.817942120783582</text:p>
          </table:table-cell>
          <table:table-cell office:value-type="float" office:value="0.971729871240839" calcext:value-type="float">
            <text:p>0.971729871240839</text:p>
          </table:table-cell>
          <table:table-cell office:value-type="float" office:value="0.978697655045707" calcext:value-type="float">
            <text:p>0.978697655045707</text:p>
          </table:table-cell>
          <table:table-cell office:value-type="float" office:value="0.645490365682884" calcext:value-type="float">
            <text:p>0.645490365682884</text:p>
          </table:table-cell>
          <table:table-cell office:value-type="float" office:value="0.650600272488626" calcext:value-type="float">
            <text:p>0.650600272488626</text:p>
          </table:table-cell>
          <table:table-cell office:value-type="float" office:value="0.612396670865616" calcext:value-type="float">
            <text:p>0.612396670865616</text:p>
          </table:table-cell>
          <table:table-cell office:value-type="float" office:value="0.990133403555561" calcext:value-type="float">
            <text:p>0.990133403555561</text:p>
          </table:table-cell>
          <table:table-cell office:value-type="float" office:value="-120.901926863423" calcext:value-type="float">
            <text:p>-120.901926863423</text:p>
          </table:table-cell>
          <table:table-cell office:value-type="float" office:value="-119.879945502275" calcext:value-type="float">
            <text:p>-119.879945502275</text:p>
          </table:table-cell>
          <table:table-cell office:value-type="float" office:value="-127.520665826877" calcext:value-type="float">
            <text:p>-127.520665826877</text:p>
          </table:table-cell>
        </table:table-row>
        <table:table-row table:style-name="ro1">
          <table:table-cell office:value-type="string" calcext:value-type="string">
            <text:p>2019-11-12 10:48:41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024395710303" calcext:value-type="float">
            <text:p>77.9024395710303</text:p>
          </table:table-cell>
          <table:table-cell office:value-type="float" office:value="981.759850610345" calcext:value-type="float">
            <text:p>981.759850610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925" calcext:value-type="float">
            <text:p>1353925</text:p>
          </table:table-cell>
          <table:table-cell office:value-type="float" office:value="1634910" calcext:value-type="float">
            <text:p>1634910</text:p>
          </table:table-cell>
          <table:table-cell office:value-type="float" office:value="1648690" calcext:value-type="float">
            <text:p>1648690</text:p>
          </table:table-cell>
          <table:table-cell office:value-type="float" office:value="1170956" calcext:value-type="float">
            <text:p>1170956</text:p>
          </table:table-cell>
          <table:table-cell office:value-type="float" office:value="1014287" calcext:value-type="float">
            <text:p>1014287</text:p>
          </table:table-cell>
          <table:table-cell office:value-type="float" office:value="1007577" calcext:value-type="float">
            <text:p>1007577</text:p>
          </table:table-cell>
          <table:table-cell office:value-type="float" office:value="1656727" calcext:value-type="float">
            <text:p>1656727</text:p>
          </table:table-cell>
          <table:table-cell office:value-type="float" office:value="5" calcext:value-type="float">
            <text:p>5</text:p>
          </table:table-cell>
          <table:table-cell office:value-type="float" office:value="0.807002282977376" calcext:value-type="float">
            <text:p>0.807002282977376</text:p>
          </table:table-cell>
          <table:table-cell office:value-type="float" office:value="0.974482414064695" calcext:value-type="float">
            <text:p>0.974482414064695</text:p>
          </table:table-cell>
          <table:table-cell office:value-type="float" office:value="0.982695935093872" calcext:value-type="float">
            <text:p>0.982695935093872</text:p>
          </table:table-cell>
          <table:table-cell office:value-type="float" office:value="0.697944247477561" calcext:value-type="float">
            <text:p>0.697944247477561</text:p>
          </table:table-cell>
          <table:table-cell office:value-type="float" office:value="0.604562235422401" calcext:value-type="float">
            <text:p>0.604562235422401</text:p>
          </table:table-cell>
          <table:table-cell office:value-type="float" office:value="0.600562763281198" calcext:value-type="float">
            <text:p>0.600562763281198</text:p>
          </table:table-cell>
          <table:table-cell office:value-type="float" office:value="0.987486360965533" calcext:value-type="float">
            <text:p>0.987486360965533</text:p>
          </table:table-cell>
          <table:table-cell office:value-type="float" office:value="-110.411150504488" calcext:value-type="float">
            <text:p>-110.411150504488</text:p>
          </table:table-cell>
          <table:table-cell office:value-type="float" office:value="-129.08755291552" calcext:value-type="float">
            <text:p>-129.08755291552</text:p>
          </table:table-cell>
          <table:table-cell office:value-type="float" office:value="-129.88744734376" calcext:value-type="float">
            <text:p>-129.88744734376</text:p>
          </table:table-cell>
        </table:table-row>
        <table:table-row table:style-name="ro1">
          <table:table-cell office:value-type="string" calcext:value-type="string">
            <text:p>2019-11-12 10:48:42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8975345152749" calcext:value-type="float">
            <text:p>77.8975345152749</text:p>
          </table:table-cell>
          <table:table-cell office:value-type="float" office:value="981.823427582618" calcext:value-type="float">
            <text:p>981.82342758261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275" calcext:value-type="float">
            <text:p>1353275</text:p>
          </table:table-cell>
          <table:table-cell office:value-type="float" office:value="1634727" calcext:value-type="float">
            <text:p>1634727</text:p>
          </table:table-cell>
          <table:table-cell office:value-type="float" office:value="1640607" calcext:value-type="float">
            <text:p>1640607</text:p>
          </table:table-cell>
          <table:table-cell office:value-type="float" office:value="1063275" calcext:value-type="float">
            <text:p>1063275</text:p>
          </table:table-cell>
          <table:table-cell office:value-type="float" office:value="1015655" calcext:value-type="float">
            <text:p>1015655</text:p>
          </table:table-cell>
          <table:table-cell office:value-type="float" office:value="1140650" calcext:value-type="float">
            <text:p>1140650</text:p>
          </table:table-cell>
          <table:table-cell office:value-type="float" office:value="1659157" calcext:value-type="float">
            <text:p>1659157</text:p>
          </table:table-cell>
          <table:table-cell office:value-type="float" office:value="5" calcext:value-type="float">
            <text:p>5</text:p>
          </table:table-cell>
          <table:table-cell office:value-type="float" office:value="0.806614852740151" calcext:value-type="float">
            <text:p>0.806614852740151</text:p>
          </table:table-cell>
          <table:table-cell office:value-type="float" office:value="0.974373337551753" calcext:value-type="float">
            <text:p>0.974373337551753</text:p>
          </table:table-cell>
          <table:table-cell office:value-type="float" office:value="0.977878091082345" calcext:value-type="float">
            <text:p>0.977878091082345</text:p>
          </table:table-cell>
          <table:table-cell office:value-type="float" office:value="0.633761362285776" calcext:value-type="float">
            <text:p>0.633761362285776</text:p>
          </table:table-cell>
          <table:table-cell office:value-type="float" office:value="0.60537762706013" calcext:value-type="float">
            <text:p>0.60537762706013</text:p>
          </table:table-cell>
          <table:table-cell office:value-type="float" office:value="0.67988046167856" calcext:value-type="float">
            <text:p>0.67988046167856</text:p>
          </table:table-cell>
          <table:table-cell office:value-type="float" office:value="0.988934754006237" calcext:value-type="float">
            <text:p>0.988934754006237</text:p>
          </table:table-cell>
          <table:table-cell office:value-type="float" office:value="-123.247727542845" calcext:value-type="float">
            <text:p>-123.247727542845</text:p>
          </table:table-cell>
          <table:table-cell office:value-type="float" office:value="-128.924474587974" calcext:value-type="float">
            <text:p>-128.924474587974</text:p>
          </table:table-cell>
          <table:table-cell office:value-type="float" office:value="-114.023907664288" calcext:value-type="float">
            <text:p>-114.023907664288</text:p>
          </table:table-cell>
        </table:table-row>
        <table:table-row table:style-name="ro1">
          <table:table-cell office:value-type="string" calcext:value-type="string">
            <text:p>2019-11-12 10:48:43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8859389840855" calcext:value-type="float">
            <text:p>77.8859389840855</text:p>
          </table:table-cell>
          <table:table-cell office:value-type="float" office:value="981.751341386831" calcext:value-type="float">
            <text:p>981.7513413868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3199" calcext:value-type="float">
            <text:p>1353199</text:p>
          </table:table-cell>
          <table:table-cell office:value-type="float" office:value="1633091" calcext:value-type="float">
            <text:p>1633091</text:p>
          </table:table-cell>
          <table:table-cell office:value-type="float" office:value="1648185" calcext:value-type="float">
            <text:p>1648185</text:p>
          </table:table-cell>
          <table:table-cell office:value-type="float" office:value="1162980" calcext:value-type="float">
            <text:p>1162980</text:p>
          </table:table-cell>
          <table:table-cell office:value-type="float" office:value="1014812" calcext:value-type="float">
            <text:p>1014812</text:p>
          </table:table-cell>
          <table:table-cell office:value-type="float" office:value="1015053" calcext:value-type="float">
            <text:p>1015053</text:p>
          </table:table-cell>
          <table:table-cell office:value-type="float" office:value="1656567" calcext:value-type="float">
            <text:p>1656567</text:p>
          </table:table-cell>
          <table:table-cell office:value-type="float" office:value="5" calcext:value-type="float">
            <text:p>5</text:p>
          </table:table-cell>
          <table:table-cell office:value-type="float" office:value="0.806569553204722" calcext:value-type="float">
            <text:p>0.806569553204722</text:p>
          </table:table-cell>
          <table:table-cell office:value-type="float" office:value="0.973398205446983" calcext:value-type="float">
            <text:p>0.973398205446983</text:p>
          </table:table-cell>
          <table:table-cell office:value-type="float" office:value="0.982394931601874" calcext:value-type="float">
            <text:p>0.982394931601874</text:p>
          </table:table-cell>
          <table:table-cell office:value-type="float" office:value="0.693190180443547" calcext:value-type="float">
            <text:p>0.693190180443547</text:p>
          </table:table-cell>
          <table:table-cell office:value-type="float" office:value="0.604875159844775" calcext:value-type="float">
            <text:p>0.604875159844775</text:p>
          </table:table-cell>
          <table:table-cell office:value-type="float" office:value="0.605018807055808" calcext:value-type="float">
            <text:p>0.605018807055808</text:p>
          </table:table-cell>
          <table:table-cell office:value-type="float" office:value="0.987390993522524" calcext:value-type="float">
            <text:p>0.987390993522524</text:p>
          </table:table-cell>
          <table:table-cell office:value-type="float" office:value="-111.361963911291" calcext:value-type="float">
            <text:p>-111.361963911291</text:p>
          </table:table-cell>
          <table:table-cell office:value-type="float" office:value="-129.024968031045" calcext:value-type="float">
            <text:p>-129.024968031045</text:p>
          </table:table-cell>
          <table:table-cell office:value-type="float" office:value="-128.996238588838" calcext:value-type="float">
            <text:p>-128.996238588838</text:p>
          </table:table-cell>
        </table:table-row>
        <table:table-row table:style-name="ro1">
          <table:table-cell office:value-type="string" calcext:value-type="string">
            <text:p>2019-11-12 10:48:44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024395710303" calcext:value-type="float">
            <text:p>77.9024395710303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5059" calcext:value-type="float">
            <text:p>1375059</text:p>
          </table:table-cell>
          <table:table-cell office:value-type="float" office:value="1634484" calcext:value-type="float">
            <text:p>1634484</text:p>
          </table:table-cell>
          <table:table-cell office:value-type="float" office:value="1643941" calcext:value-type="float">
            <text:p>1643941</text:p>
          </table:table-cell>
          <table:table-cell office:value-type="float" office:value="1073574" calcext:value-type="float">
            <text:p>1073574</text:p>
          </table:table-cell>
          <table:table-cell office:value-type="float" office:value="1004805" calcext:value-type="float">
            <text:p>1004805</text:p>
          </table:table-cell>
          <table:table-cell office:value-type="float" office:value="1117281" calcext:value-type="float">
            <text:p>1117281</text:p>
          </table:table-cell>
          <table:table-cell office:value-type="float" office:value="1658588" calcext:value-type="float">
            <text:p>1658588</text:p>
          </table:table-cell>
          <table:table-cell office:value-type="float" office:value="5" calcext:value-type="float">
            <text:p>5</text:p>
          </table:table-cell>
          <table:table-cell office:value-type="float" office:value="0.819599130105869" calcext:value-type="float">
            <text:p>0.819599130105869</text:p>
          </table:table-cell>
          <table:table-cell office:value-type="float" office:value="0.974228498247683" calcext:value-type="float">
            <text:p>0.974228498247683</text:p>
          </table:table-cell>
          <table:table-cell office:value-type="float" office:value="0.979865310176052" calcext:value-type="float">
            <text:p>0.979865310176052</text:p>
          </table:table-cell>
          <table:table-cell office:value-type="float" office:value="0.639900045382982" calcext:value-type="float">
            <text:p>0.639900045382982</text:p>
          </table:table-cell>
          <table:table-cell office:value-type="float" office:value="0.598910522331062" calcext:value-type="float">
            <text:p>0.598910522331062</text:p>
          </table:table-cell>
          <table:table-cell office:value-type="float" office:value="0.665951450580531" calcext:value-type="float">
            <text:p>0.665951450580531</text:p>
          </table:table-cell>
          <table:table-cell office:value-type="float" office:value="0.988595603537036" calcext:value-type="float">
            <text:p>0.988595603537036</text:p>
          </table:table-cell>
          <table:table-cell office:value-type="float" office:value="-122.019990923404" calcext:value-type="float">
            <text:p>-122.019990923404</text:p>
          </table:table-cell>
          <table:table-cell office:value-type="float" office:value="-130.217895533788" calcext:value-type="float">
            <text:p>-130.217895533788</text:p>
          </table:table-cell>
          <table:table-cell office:value-type="float" office:value="-116.809709883894" calcext:value-type="float">
            <text:p>-116.809709883894</text:p>
          </table:table-cell>
        </table:table-row>
        <table:table-row table:style-name="ro1">
          <table:table-cell office:value-type="string" calcext:value-type="string">
            <text:p>2019-11-12 10:48:46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077909941408" calcext:value-type="float">
            <text:p>77.9077909941408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7380" calcext:value-type="float">
            <text:p>1357380</text:p>
          </table:table-cell>
          <table:table-cell office:value-type="float" office:value="1635223" calcext:value-type="float">
            <text:p>1635223</text:p>
          </table:table-cell>
          <table:table-cell office:value-type="float" office:value="1640531" calcext:value-type="float">
            <text:p>1640531</text:p>
          </table:table-cell>
          <table:table-cell office:value-type="float" office:value="1064476" calcext:value-type="float">
            <text:p>1064476</text:p>
          </table:table-cell>
          <table:table-cell office:value-type="float" office:value="1008140" calcext:value-type="float">
            <text:p>1008140</text:p>
          </table:table-cell>
          <table:table-cell office:value-type="float" office:value="1138694" calcext:value-type="float">
            <text:p>1138694</text:p>
          </table:table-cell>
          <table:table-cell office:value-type="float" office:value="1655390" calcext:value-type="float">
            <text:p>1655390</text:p>
          </table:table-cell>
          <table:table-cell office:value-type="float" office:value="5" calcext:value-type="float">
            <text:p>5</text:p>
          </table:table-cell>
          <table:table-cell office:value-type="float" office:value="0.809061623699859" calcext:value-type="float">
            <text:p>0.809061623699859</text:p>
          </table:table-cell>
          <table:table-cell office:value-type="float" office:value="0.974668976625082" calcext:value-type="float">
            <text:p>0.974668976625082</text:p>
          </table:table-cell>
          <table:table-cell office:value-type="float" office:value="0.977832791546916" calcext:value-type="float">
            <text:p>0.977832791546916</text:p>
          </table:table-cell>
          <table:table-cell office:value-type="float" office:value="0.634477214154865" calcext:value-type="float">
            <text:p>0.634477214154865</text:p>
          </table:table-cell>
          <table:table-cell office:value-type="float" office:value="0.600898337471287" calcext:value-type="float">
            <text:p>0.600898337471287</text:p>
          </table:table-cell>
          <table:table-cell office:value-type="float" office:value="0.678714594687771" calcext:value-type="float">
            <text:p>0.678714594687771</text:p>
          </table:table-cell>
          <table:table-cell office:value-type="float" office:value="0.986689446769887" calcext:value-type="float">
            <text:p>0.986689446769887</text:p>
          </table:table-cell>
          <table:table-cell office:value-type="float" office:value="-123.104557169027" calcext:value-type="float">
            <text:p>-123.104557169027</text:p>
          </table:table-cell>
          <table:table-cell office:value-type="float" office:value="-129.820332505743" calcext:value-type="float">
            <text:p>-129.820332505743</text:p>
          </table:table-cell>
          <table:table-cell office:value-type="float" office:value="-114.257081062446" calcext:value-type="float">
            <text:p>-114.257081062446</text:p>
          </table:table-cell>
        </table:table-row>
        <table:table-row table:style-name="ro1">
          <table:table-cell office:value-type="string" calcext:value-type="string">
            <text:p>2019-11-12 10:48:47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8970881393442" calcext:value-type="float">
            <text:p>77.8970881393442</text:p>
          </table:table-cell>
          <table:table-cell office:value-type="float" office:value="981.759850610345" calcext:value-type="float">
            <text:p>981.759850610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011" calcext:value-type="float">
            <text:p>1351011</text:p>
          </table:table-cell>
          <table:table-cell office:value-type="float" office:value="1629956" calcext:value-type="float">
            <text:p>1629956</text:p>
          </table:table-cell>
          <table:table-cell office:value-type="float" office:value="1644115" calcext:value-type="float">
            <text:p>1644115</text:p>
          </table:table-cell>
          <table:table-cell office:value-type="float" office:value="1147627" calcext:value-type="float">
            <text:p>1147627</text:p>
          </table:table-cell>
          <table:table-cell office:value-type="float" office:value="1018003" calcext:value-type="float">
            <text:p>1018003</text:p>
          </table:table-cell>
          <table:table-cell office:value-type="float" office:value="1007616" calcext:value-type="float">
            <text:p>1007616</text:p>
          </table:table-cell>
          <table:table-cell office:value-type="float" office:value="1659517" calcext:value-type="float">
            <text:p>1659517</text:p>
          </table:table-cell>
          <table:table-cell office:value-type="float" office:value="5" calcext:value-type="float">
            <text:p>5</text:p>
          </table:table-cell>
          <table:table-cell office:value-type="float" office:value="0.805265403421569" calcext:value-type="float">
            <text:p>0.805265403421569</text:p>
          </table:table-cell>
          <table:table-cell office:value-type="float" office:value="0.971529599610519" calcext:value-type="float">
            <text:p>0.971529599610519</text:p>
          </table:table-cell>
          <table:table-cell office:value-type="float" office:value="0.979969022270324" calcext:value-type="float">
            <text:p>0.979969022270324</text:p>
          </table:table-cell>
          <table:table-cell office:value-type="float" office:value="0.684039078240285" calcext:value-type="float">
            <text:p>0.684039078240285</text:p>
          </table:table-cell>
          <table:table-cell office:value-type="float" office:value="0.606777144286292" calcext:value-type="float">
            <text:p>0.606777144286292</text:p>
          </table:table-cell>
          <table:table-cell office:value-type="float" office:value="0.600586009095431" calcext:value-type="float">
            <text:p>0.600586009095431</text:p>
          </table:table-cell>
          <table:table-cell office:value-type="float" office:value="0.989149330753008" calcext:value-type="float">
            <text:p>0.989149330753008</text:p>
          </table:table-cell>
          <table:table-cell office:value-type="float" office:value="-113.192184351943" calcext:value-type="float">
            <text:p>-113.192184351943</text:p>
          </table:table-cell>
          <table:table-cell office:value-type="float" office:value="-128.644571142742" calcext:value-type="float">
            <text:p>-128.644571142742</text:p>
          </table:table-cell>
          <table:table-cell office:value-type="float" office:value="-129.882798180914" calcext:value-type="float">
            <text:p>-129.882798180914</text:p>
          </table:table-cell>
        </table:table-row>
        <table:table-row table:style-name="ro1">
          <table:table-cell office:value-type="string" calcext:value-type="string">
            <text:p>2019-11-12 10:48:48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189404292484" calcext:value-type="float">
            <text:p>77.9189404292484</text:p>
          </table:table-cell>
          <table:table-cell office:value-type="float" office:value="981.740826046498" calcext:value-type="float">
            <text:p>981.740826046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415" calcext:value-type="float">
            <text:p>1349415</text:p>
          </table:table-cell>
          <table:table-cell office:value-type="float" office:value="1634378" calcext:value-type="float">
            <text:p>1634378</text:p>
          </table:table-cell>
          <table:table-cell office:value-type="float" office:value="1640638" calcext:value-type="float">
            <text:p>1640638</text:p>
          </table:table-cell>
          <table:table-cell office:value-type="float" office:value="1048129" calcext:value-type="float">
            <text:p>1048129</text:p>
          </table:table-cell>
          <table:table-cell office:value-type="float" office:value="1101901" calcext:value-type="float">
            <text:p>1101901</text:p>
          </table:table-cell>
          <table:table-cell office:value-type="float" office:value="1059217" calcext:value-type="float">
            <text:p>1059217</text:p>
          </table:table-cell>
          <table:table-cell office:value-type="float" office:value="1663574" calcext:value-type="float">
            <text:p>1663574</text:p>
          </table:table-cell>
          <table:table-cell office:value-type="float" office:value="5" calcext:value-type="float">
            <text:p>5</text:p>
          </table:table-cell>
          <table:table-cell office:value-type="float" office:value="0.804314113177551" calcext:value-type="float">
            <text:p>0.804314113177551</text:p>
          </table:table-cell>
          <table:table-cell office:value-type="float" office:value="0.974165317316689" calcext:value-type="float">
            <text:p>0.974165317316689</text:p>
          </table:table-cell>
          <table:table-cell office:value-type="float" office:value="0.977896568524428" calcext:value-type="float">
            <text:p>0.977896568524428</text:p>
          </table:table-cell>
          <table:table-cell office:value-type="float" office:value="0.624733641711908" calcext:value-type="float">
            <text:p>0.624733641711908</text:p>
          </table:table-cell>
          <table:table-cell office:value-type="float" office:value="0.656784255121262" calcext:value-type="float">
            <text:p>0.656784255121262</text:p>
          </table:table-cell>
          <table:table-cell office:value-type="float" office:value="0.631342605512453" calcext:value-type="float">
            <text:p>0.631342605512453</text:p>
          </table:table-cell>
          <table:table-cell office:value-type="float" office:value="0.991567491479813" calcext:value-type="float">
            <text:p>0.991567491479813</text:p>
          </table:table-cell>
          <table:table-cell office:value-type="float" office:value="-125.053271657618" calcext:value-type="float">
            <text:p>-125.053271657618</text:p>
          </table:table-cell>
          <table:table-cell office:value-type="float" office:value="-118.643148975748" calcext:value-type="float">
            <text:p>-118.643148975748</text:p>
          </table:table-cell>
          <table:table-cell office:value-type="float" office:value="-123.731478897509" calcext:value-type="float">
            <text:p>-123.731478897509</text:p>
          </table:table-cell>
        </table:table-row>
        <table:table-row table:style-name="ro1">
          <table:table-cell office:value-type="string" calcext:value-type="string">
            <text:p>2019-11-12 10:48:49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135889636188" calcext:value-type="float">
            <text:p>77.9135889636188</text:p>
          </table:table-cell>
          <table:table-cell office:value-type="float" office:value="981.79589371543" calcext:value-type="float">
            <text:p>981.795893715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300" calcext:value-type="float">
            <text:p>1374300</text:p>
          </table:table-cell>
          <table:table-cell office:value-type="float" office:value="1633953" calcext:value-type="float">
            <text:p>1633953</text:p>
          </table:table-cell>
          <table:table-cell office:value-type="float" office:value="1642537" calcext:value-type="float">
            <text:p>1642537</text:p>
          </table:table-cell>
          <table:table-cell office:value-type="float" office:value="1075723" calcext:value-type="float">
            <text:p>1075723</text:p>
          </table:table-cell>
          <table:table-cell office:value-type="float" office:value="1008047" calcext:value-type="float">
            <text:p>1008047</text:p>
          </table:table-cell>
          <table:table-cell office:value-type="float" office:value="1104281" calcext:value-type="float">
            <text:p>1104281</text:p>
          </table:table-cell>
          <table:table-cell office:value-type="float" office:value="1657235" calcext:value-type="float">
            <text:p>1657235</text:p>
          </table:table-cell>
          <table:table-cell office:value-type="float" office:value="5" calcext:value-type="float">
            <text:p>5</text:p>
          </table:table-cell>
          <table:table-cell office:value-type="float" office:value="0.819146730798093" calcext:value-type="float">
            <text:p>0.819146730798093</text:p>
          </table:table-cell>
          <table:table-cell office:value-type="float" office:value="0.973911997546196" calcext:value-type="float">
            <text:p>0.973911997546196</text:p>
          </table:table-cell>
          <table:table-cell office:value-type="float" office:value="0.979028460863645" calcext:value-type="float">
            <text:p>0.979028460863645</text:p>
          </table:table-cell>
          <table:table-cell office:value-type="float" office:value="0.641180949351901" calcext:value-type="float">
            <text:p>0.641180949351901</text:p>
          </table:table-cell>
          <table:table-cell office:value-type="float" office:value="0.600842905145038" calcext:value-type="float">
            <text:p>0.600842905145038</text:p>
          </table:table-cell>
          <table:table-cell office:value-type="float" office:value="0.658202845836025" calcext:value-type="float">
            <text:p>0.658202845836025</text:p>
          </table:table-cell>
          <table:table-cell office:value-type="float" office:value="0.987789152597088" calcext:value-type="float">
            <text:p>0.987789152597088</text:p>
          </table:table-cell>
          <table:table-cell office:value-type="float" office:value="-121.76381012962" calcext:value-type="float">
            <text:p>-121.76381012962</text:p>
          </table:table-cell>
          <table:table-cell office:value-type="float" office:value="-129.831418970992" calcext:value-type="float">
            <text:p>-129.831418970992</text:p>
          </table:table-cell>
          <table:table-cell office:value-type="float" office:value="-118.359430832795" calcext:value-type="float">
            <text:p>-118.359430832795</text:p>
          </table:table-cell>
        </table:table-row>
        <table:table-row table:style-name="ro1">
          <table:table-cell office:value-type="string" calcext:value-type="string">
            <text:p>2019-11-12 10:48:51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02886006632" calcext:value-type="float">
            <text:p>77.902886006632</text:p>
          </table:table-cell>
          <table:table-cell office:value-type="float" office:value="981.713292244753" calcext:value-type="float">
            <text:p>981.7132922447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395" calcext:value-type="float">
            <text:p>1362395</text:p>
          </table:table-cell>
          <table:table-cell office:value-type="float" office:value="1632992" calcext:value-type="float">
            <text:p>1632992</text:p>
          </table:table-cell>
          <table:table-cell office:value-type="float" office:value="1646853" calcext:value-type="float">
            <text:p>1646853</text:p>
          </table:table-cell>
          <table:table-cell office:value-type="float" office:value="1134441" calcext:value-type="float">
            <text:p>1134441</text:p>
          </table:table-cell>
          <table:table-cell office:value-type="float" office:value="1036889" calcext:value-type="float">
            <text:p>1036889</text:p>
          </table:table-cell>
          <table:table-cell office:value-type="float" office:value="1015572" calcext:value-type="float">
            <text:p>1015572</text:p>
          </table:table-cell>
          <table:table-cell office:value-type="float" office:value="1659565" calcext:value-type="float">
            <text:p>1659565</text:p>
          </table:table-cell>
          <table:table-cell office:value-type="float" office:value="5" calcext:value-type="float">
            <text:p>5</text:p>
          </table:table-cell>
          <table:table-cell office:value-type="float" office:value="0.812050796991682" calcext:value-type="float">
            <text:p>0.812050796991682</text:p>
          </table:table-cell>
          <table:table-cell office:value-type="float" office:value="0.973339196841621" calcext:value-type="float">
            <text:p>0.973339196841621</text:p>
          </table:table-cell>
          <table:table-cell office:value-type="float" office:value="0.981600997638821" calcext:value-type="float">
            <text:p>0.981600997638821</text:p>
          </table:table-cell>
          <table:table-cell office:value-type="float" office:value="0.67617960884328" calcext:value-type="float">
            <text:p>0.67617960884328</text:p>
          </table:table-cell>
          <table:table-cell office:value-type="float" office:value="0.618034078840504" calcext:value-type="float">
            <text:p>0.618034078840504</text:p>
          </table:table-cell>
          <table:table-cell office:value-type="float" office:value="0.605328155199069" calcext:value-type="float">
            <text:p>0.605328155199069</text:p>
          </table:table-cell>
          <table:table-cell office:value-type="float" office:value="0.989177940985911" calcext:value-type="float">
            <text:p>0.989177940985911</text:p>
          </table:table-cell>
          <table:table-cell office:value-type="float" office:value="-114.764078231344" calcext:value-type="float">
            <text:p>-114.764078231344</text:p>
          </table:table-cell>
          <table:table-cell office:value-type="float" office:value="-126.393184231899" calcext:value-type="float">
            <text:p>-126.393184231899</text:p>
          </table:table-cell>
          <table:table-cell office:value-type="float" office:value="-128.934368960186" calcext:value-type="float">
            <text:p>-128.934368960186</text:p>
          </table:table-cell>
        </table:table-row>
        <table:table-row table:style-name="ro1">
          <table:table-cell office:value-type="string" calcext:value-type="string">
            <text:p>2019-11-12 10:48:52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131424086758" calcext:value-type="float">
            <text:p>77.9131424086758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851" calcext:value-type="float">
            <text:p>1346851</text:p>
          </table:table-cell>
          <table:table-cell office:value-type="float" office:value="1630817" calcext:value-type="float">
            <text:p>1630817</text:p>
          </table:table-cell>
          <table:table-cell office:value-type="float" office:value="1648086" calcext:value-type="float">
            <text:p>1648086</text:p>
          </table:table-cell>
          <table:table-cell office:value-type="float" office:value="1171204" calcext:value-type="float">
            <text:p>1171204</text:p>
          </table:table-cell>
          <table:table-cell office:value-type="float" office:value="1014544" calcext:value-type="float">
            <text:p>1014544</text:p>
          </table:table-cell>
          <table:table-cell office:value-type="float" office:value="1006875" calcext:value-type="float">
            <text:p>1006875</text:p>
          </table:table-cell>
          <table:table-cell office:value-type="float" office:value="1659886" calcext:value-type="float">
            <text:p>1659886</text:p>
          </table:table-cell>
          <table:table-cell office:value-type="float" office:value="5" calcext:value-type="float">
            <text:p>5</text:p>
          </table:table-cell>
          <table:table-cell office:value-type="float" office:value="0.802785849903327" calcext:value-type="float">
            <text:p>0.802785849903327</text:p>
          </table:table-cell>
          <table:table-cell office:value-type="float" office:value="0.972042795663213" calcext:value-type="float">
            <text:p>0.972042795663213</text:p>
          </table:table-cell>
          <table:table-cell office:value-type="float" office:value="0.982335922996512" calcext:value-type="float">
            <text:p>0.982335922996512</text:p>
          </table:table-cell>
          <table:table-cell office:value-type="float" office:value="0.698092067014225" calcext:value-type="float">
            <text:p>0.698092067014225</text:p>
          </table:table-cell>
          <table:table-cell office:value-type="float" office:value="0.604715419377735" calcext:value-type="float">
            <text:p>0.604715419377735</text:p>
          </table:table-cell>
          <table:table-cell office:value-type="float" office:value="0.600144338624995" calcext:value-type="float">
            <text:p>0.600144338624995</text:p>
          </table:table-cell>
          <table:table-cell office:value-type="float" office:value="0.989369271918448" calcext:value-type="float">
            <text:p>0.989369271918448</text:p>
          </table:table-cell>
          <table:table-cell office:value-type="float" office:value="-110.381586597155" calcext:value-type="float">
            <text:p>-110.381586597155</text:p>
          </table:table-cell>
          <table:table-cell office:value-type="float" office:value="-129.056916124453" calcext:value-type="float">
            <text:p>-129.056916124453</text:p>
          </table:table-cell>
          <table:table-cell office:value-type="float" office:value="-129.971132275001" calcext:value-type="float">
            <text:p>-129.971132275001</text:p>
          </table:table-cell>
        </table:table-row>
        <table:table-row table:style-name="ro1">
          <table:table-cell office:value-type="string" calcext:value-type="string">
            <text:p>2019-11-12 10:48:53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077909941408" calcext:value-type="float">
            <text:p>77.9077909941408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836" calcext:value-type="float">
            <text:p>1348836</text:p>
          </table:table-cell>
          <table:table-cell office:value-type="float" office:value="1634529" calcext:value-type="float">
            <text:p>1634529</text:p>
          </table:table-cell>
          <table:table-cell office:value-type="float" office:value="1639904" calcext:value-type="float">
            <text:p>1639904</text:p>
          </table:table-cell>
          <table:table-cell office:value-type="float" office:value="1060164" calcext:value-type="float">
            <text:p>1060164</text:p>
          </table:table-cell>
          <table:table-cell office:value-type="float" office:value="1036992" calcext:value-type="float">
            <text:p>1036992</text:p>
          </table:table-cell>
          <table:table-cell office:value-type="float" office:value="1129576" calcext:value-type="float">
            <text:p>1129576</text:p>
          </table:table-cell>
          <table:table-cell office:value-type="float" office:value="1656456" calcext:value-type="float">
            <text:p>1656456</text:p>
          </table:table-cell>
          <table:table-cell office:value-type="float" office:value="5" calcext:value-type="float">
            <text:p>5</text:p>
          </table:table-cell>
          <table:table-cell office:value-type="float" office:value="0.803969002243161" calcext:value-type="float">
            <text:p>0.803969002243161</text:p>
          </table:table-cell>
          <table:table-cell office:value-type="float" office:value="0.974255320341029" calcext:value-type="float">
            <text:p>0.974255320341029</text:p>
          </table:table-cell>
          <table:table-cell office:value-type="float" office:value="0.977459070379623" calcext:value-type="float">
            <text:p>0.977459070379623</text:p>
          </table:table-cell>
          <table:table-cell office:value-type="float" office:value="0.631907061565764" calcext:value-type="float">
            <text:p>0.631907061565764</text:p>
          </table:table-cell>
          <table:table-cell office:value-type="float" office:value="0.618095471631941" calcext:value-type="float">
            <text:p>0.618095471631941</text:p>
          </table:table-cell>
          <table:table-cell office:value-type="float" office:value="0.673279842529278" calcext:value-type="float">
            <text:p>0.673279842529278</text:p>
          </table:table-cell>
          <table:table-cell office:value-type="float" office:value="0.987324832358936" calcext:value-type="float">
            <text:p>0.987324832358936</text:p>
          </table:table-cell>
          <table:table-cell office:value-type="float" office:value="-123.618587686847" calcext:value-type="float">
            <text:p>-123.618587686847</text:p>
          </table:table-cell>
          <table:table-cell office:value-type="float" office:value="-126.380905673612" calcext:value-type="float">
            <text:p>-126.380905673612</text:p>
          </table:table-cell>
          <table:table-cell office:value-type="float" office:value="-115.344031494144" calcext:value-type="float">
            <text:p>-115.344031494144</text:p>
          </table:table-cell>
        </table:table-row>
        <table:table-row table:style-name="ro1">
          <table:table-cell office:value-type="string" calcext:value-type="string">
            <text:p>2019-11-12 10:48:54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345479810594" calcext:value-type="float">
            <text:p>77.9345479810594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290" calcext:value-type="float">
            <text:p>1362290</text:p>
          </table:table-cell>
          <table:table-cell office:value-type="float" office:value="1632242" calcext:value-type="float">
            <text:p>1632242</text:p>
          </table:table-cell>
          <table:table-cell office:value-type="float" office:value="1640077" calcext:value-type="float">
            <text:p>1640077</text:p>
          </table:table-cell>
          <table:table-cell office:value-type="float" office:value="1041770" calcext:value-type="float">
            <text:p>1041770</text:p>
          </table:table-cell>
          <table:table-cell office:value-type="float" office:value="1118053" calcext:value-type="float">
            <text:p>1118053</text:p>
          </table:table-cell>
          <table:table-cell office:value-type="float" office:value="1042513" calcext:value-type="float">
            <text:p>1042513</text:p>
          </table:table-cell>
          <table:table-cell office:value-type="float" office:value="1659933" calcext:value-type="float">
            <text:p>1659933</text:p>
          </table:table-cell>
          <table:table-cell office:value-type="float" office:value="5" calcext:value-type="float">
            <text:p>5</text:p>
          </table:table-cell>
          <table:table-cell office:value-type="float" office:value="0.811988212107207" calcext:value-type="float">
            <text:p>0.811988212107207</text:p>
          </table:table-cell>
          <table:table-cell office:value-type="float" office:value="0.972892161952515" calcext:value-type="float">
            <text:p>0.972892161952515</text:p>
          </table:table-cell>
          <table:table-cell office:value-type="float" office:value="0.977562186427377" calcext:value-type="float">
            <text:p>0.977562186427377</text:p>
          </table:table-cell>
          <table:table-cell office:value-type="float" office:value="0.620943381898806" calcext:value-type="float">
            <text:p>0.620943381898806</text:p>
          </table:table-cell>
          <table:table-cell office:value-type="float" office:value="0.666411598493051" calcext:value-type="float">
            <text:p>0.666411598493051</text:p>
          </table:table-cell>
          <table:table-cell office:value-type="float" office:value="0.621386244462281" calcext:value-type="float">
            <text:p>0.621386244462281</text:p>
          </table:table-cell>
          <table:table-cell office:value-type="float" office:value="0.989397286104832" calcext:value-type="float">
            <text:p>0.989397286104832</text:p>
          </table:table-cell>
          <table:table-cell office:value-type="float" office:value="-125.811323620239" calcext:value-type="float">
            <text:p>-125.811323620239</text:p>
          </table:table-cell>
          <table:table-cell office:value-type="float" office:value="-116.71768030139" calcext:value-type="float">
            <text:p>-116.71768030139</text:p>
          </table:table-cell>
          <table:table-cell office:value-type="float" office:value="-125.722751107544" calcext:value-type="float">
            <text:p>-125.722751107544</text:p>
          </table:table-cell>
        </table:table-row>
        <table:table-row table:style-name="ro1">
          <table:table-cell office:value-type="string" calcext:value-type="string">
            <text:p>2019-11-12 10:48:56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9452507157977" calcext:value-type="float">
            <text:p>77.9452507157977</text:p>
          </table:table-cell>
          <table:table-cell office:value-type="float" office:value="981.842451525013" calcext:value-type="float">
            <text:p>981.84245152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980" calcext:value-type="float">
            <text:p>1348980</text:p>
          </table:table-cell>
          <table:table-cell office:value-type="float" office:value="1632030" calcext:value-type="float">
            <text:p>1632030</text:p>
          </table:table-cell>
          <table:table-cell office:value-type="float" office:value="1646851" calcext:value-type="float">
            <text:p>1646851</text:p>
          </table:table-cell>
          <table:table-cell office:value-type="float" office:value="1163037" calcext:value-type="float">
            <text:p>1163037</text:p>
          </table:table-cell>
          <table:table-cell office:value-type="float" office:value="1016542" calcext:value-type="float">
            <text:p>1016542</text:p>
          </table:table-cell>
          <table:table-cell office:value-type="float" office:value="1024359" calcext:value-type="float">
            <text:p>1024359</text:p>
          </table:table-cell>
          <table:table-cell office:value-type="float" office:value="1658879" calcext:value-type="float">
            <text:p>1658879</text:p>
          </table:table-cell>
          <table:table-cell office:value-type="float" office:value="5" calcext:value-type="float">
            <text:p>5</text:p>
          </table:table-cell>
          <table:table-cell office:value-type="float" office:value="0.80405483294187" calcext:value-type="float">
            <text:p>0.80405483294187</text:p>
          </table:table-cell>
          <table:table-cell office:value-type="float" office:value="0.972765800090528" calcext:value-type="float">
            <text:p>0.972765800090528</text:p>
          </table:table-cell>
          <table:table-cell office:value-type="float" office:value="0.981599805545784" calcext:value-type="float">
            <text:p>0.981599805545784</text:p>
          </table:table-cell>
          <table:table-cell office:value-type="float" office:value="0.693224155095119" calcext:value-type="float">
            <text:p>0.693224155095119</text:p>
          </table:table-cell>
          <table:table-cell office:value-type="float" office:value="0.605906320322313" calcext:value-type="float">
            <text:p>0.605906320322313</text:p>
          </table:table-cell>
          <table:table-cell office:value-type="float" office:value="0.610565615959837" calcext:value-type="float">
            <text:p>0.610565615959837</text:p>
          </table:table-cell>
          <table:table-cell office:value-type="float" office:value="0.988769053074008" calcext:value-type="float">
            <text:p>0.988769053074008</text:p>
          </table:table-cell>
          <table:table-cell office:value-type="float" office:value="-111.355168980976" calcext:value-type="float">
            <text:p>-111.355168980976</text:p>
          </table:table-cell>
          <table:table-cell office:value-type="float" office:value="-128.818735935537" calcext:value-type="float">
            <text:p>-128.818735935537</text:p>
          </table:table-cell>
          <table:table-cell office:value-type="float" office:value="-127.886876808033" calcext:value-type="float">
            <text:p>-127.886876808033</text:p>
          </table:table-cell>
        </table:table-row>
        <table:table-row table:style-name="ro1">
          <table:table-cell office:value-type="string" calcext:value-type="string">
            <text:p>2019-11-12 10:48:57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461445321509" calcext:value-type="float">
            <text:p>77.9461445321509</text:p>
          </table:table-cell>
          <table:table-cell office:value-type="float" office:value="981.887005594205" calcext:value-type="float">
            <text:p>981.8870055942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428" calcext:value-type="float">
            <text:p>1363428</text:p>
          </table:table-cell>
          <table:table-cell office:value-type="float" office:value="1632083" calcext:value-type="float">
            <text:p>1632083</text:p>
          </table:table-cell>
          <table:table-cell office:value-type="float" office:value="1644721" calcext:value-type="float">
            <text:p>1644721</text:p>
          </table:table-cell>
          <table:table-cell office:value-type="float" office:value="1152492" calcext:value-type="float">
            <text:p>1152492</text:p>
          </table:table-cell>
          <table:table-cell office:value-type="float" office:value="1014386" calcext:value-type="float">
            <text:p>1014386</text:p>
          </table:table-cell>
          <table:table-cell office:value-type="float" office:value="1025290" calcext:value-type="float">
            <text:p>1025290</text:p>
          </table:table-cell>
          <table:table-cell office:value-type="float" office:value="1655288" calcext:value-type="float">
            <text:p>1655288</text:p>
          </table:table-cell>
          <table:table-cell office:value-type="float" office:value="5" calcext:value-type="float">
            <text:p>5</text:p>
          </table:table-cell>
          <table:table-cell office:value-type="float" office:value="0.812666513045611" calcext:value-type="float">
            <text:p>0.812666513045611</text:p>
          </table:table-cell>
          <table:table-cell office:value-type="float" office:value="0.972797390556024" calcext:value-type="float">
            <text:p>0.972797390556024</text:p>
          </table:table-cell>
          <table:table-cell office:value-type="float" office:value="0.980330226460722" calcext:value-type="float">
            <text:p>0.980330226460722</text:p>
          </table:table-cell>
          <table:table-cell office:value-type="float" office:value="0.686938844554287" calcext:value-type="float">
            <text:p>0.686938844554287</text:p>
          </table:table-cell>
          <table:table-cell office:value-type="float" office:value="0.604621244027763" calcext:value-type="float">
            <text:p>0.604621244027763</text:p>
          </table:table-cell>
          <table:table-cell office:value-type="float" office:value="0.611120535268847" calcext:value-type="float">
            <text:p>0.611120535268847</text:p>
          </table:table-cell>
          <table:table-cell office:value-type="float" office:value="0.986628650024968" calcext:value-type="float">
            <text:p>0.986628650024968</text:p>
          </table:table-cell>
          <table:table-cell office:value-type="float" office:value="-112.612231089143" calcext:value-type="float">
            <text:p>-112.612231089143</text:p>
          </table:table-cell>
          <table:table-cell office:value-type="float" office:value="-129.075751194447" calcext:value-type="float">
            <text:p>-129.075751194447</text:p>
          </table:table-cell>
          <table:table-cell office:value-type="float" office:value="-127.775892946231" calcext:value-type="float">
            <text:p>-127.775892946231</text:p>
          </table:table-cell>
        </table:table-row>
        <table:table-row table:style-name="ro1">
          <table:table-cell office:value-type="string" calcext:value-type="string">
            <text:p>2019-11-12 10:48:58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568474712631" calcext:value-type="float">
            <text:p>77.9568474712631</text:p>
          </table:table-cell>
          <table:table-cell office:value-type="float" office:value="981.831937336455" calcext:value-type="float">
            <text:p>981.8319373364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928" calcext:value-type="float">
            <text:p>1369928</text:p>
          </table:table-cell>
          <table:table-cell office:value-type="float" office:value="1633162" calcext:value-type="float">
            <text:p>1633162</text:p>
          </table:table-cell>
          <table:table-cell office:value-type="float" office:value="1643727" calcext:value-type="float">
            <text:p>1643727</text:p>
          </table:table-cell>
          <table:table-cell office:value-type="float" office:value="1110623" calcext:value-type="float">
            <text:p>1110623</text:p>
          </table:table-cell>
          <table:table-cell office:value-type="float" office:value="1013125" calcext:value-type="float">
            <text:p>1013125</text:p>
          </table:table-cell>
          <table:table-cell office:value-type="float" office:value="1061184" calcext:value-type="float">
            <text:p>1061184</text:p>
          </table:table-cell>
          <table:table-cell office:value-type="float" office:value="1654240" calcext:value-type="float">
            <text:p>1654240</text:p>
          </table:table-cell>
          <table:table-cell office:value-type="float" office:value="5" calcext:value-type="float">
            <text:p>5</text:p>
          </table:table-cell>
          <table:table-cell office:value-type="float" office:value="0.816540815417864" calcext:value-type="float">
            <text:p>0.816540815417864</text:p>
          </table:table-cell>
          <table:table-cell office:value-type="float" office:value="0.973440524749818" calcext:value-type="float">
            <text:p>0.973440524749818</text:p>
          </table:table-cell>
          <table:table-cell office:value-type="float" office:value="0.979737756221027" calcext:value-type="float">
            <text:p>0.979737756221027</text:p>
          </table:table-cell>
          <table:table-cell office:value-type="float" office:value="0.661982972858307" calcext:value-type="float">
            <text:p>0.661982972858307</text:p>
          </table:table-cell>
          <table:table-cell office:value-type="float" office:value="0.603869629367546" calcext:value-type="float">
            <text:p>0.603869629367546</text:p>
          </table:table-cell>
          <table:table-cell office:value-type="float" office:value="0.632515029014949" calcext:value-type="float">
            <text:p>0.632515029014949</text:p>
          </table:table-cell>
          <table:table-cell office:value-type="float" office:value="0.986003993273257" calcext:value-type="float">
            <text:p>0.986003993273257</text:p>
          </table:table-cell>
          <table:table-cell office:value-type="float" office:value="-117.603405428339" calcext:value-type="float">
            <text:p>-117.603405428339</text:p>
          </table:table-cell>
          <table:table-cell office:value-type="float" office:value="-129.226074126491" calcext:value-type="float">
            <text:p>-129.226074126491</text:p>
          </table:table-cell>
          <table:table-cell office:value-type="float" office:value="-123.49699419701" calcext:value-type="float">
            <text:p>-123.49699419701</text:p>
          </table:table-cell>
        </table:table-row>
        <table:table-row table:style-name="ro1">
          <table:table-cell office:value-type="string" calcext:value-type="string">
            <text:p>2019-11-12 10:48:59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671032340048" calcext:value-type="float">
            <text:p>77.9671032340048</text:p>
          </table:table-cell>
          <table:table-cell office:value-type="float" office:value="981.850961471619" calcext:value-type="float">
            <text:p>981.85096147161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968" calcext:value-type="float">
            <text:p>1363968</text:p>
          </table:table-cell>
          <table:table-cell office:value-type="float" office:value="1635832" calcext:value-type="float">
            <text:p>1635832</text:p>
          </table:table-cell>
          <table:table-cell office:value-type="float" office:value="1641494" calcext:value-type="float">
            <text:p>1641494</text:p>
          </table:table-cell>
          <table:table-cell office:value-type="float" office:value="1064286" calcext:value-type="float">
            <text:p>1064286</text:p>
          </table:table-cell>
          <table:table-cell office:value-type="float" office:value="1006890" calcext:value-type="float">
            <text:p>1006890</text:p>
          </table:table-cell>
          <table:table-cell office:value-type="float" office:value="1142034" calcext:value-type="float">
            <text:p>1142034</text:p>
          </table:table-cell>
          <table:table-cell office:value-type="float" office:value="1658662" calcext:value-type="float">
            <text:p>1658662</text:p>
          </table:table-cell>
          <table:table-cell office:value-type="float" office:value="5" calcext:value-type="float">
            <text:p>5</text:p>
          </table:table-cell>
          <table:table-cell office:value-type="float" office:value="0.812988378165767" calcext:value-type="float">
            <text:p>0.812988378165767</text:p>
          </table:table-cell>
          <table:table-cell office:value-type="float" office:value="0.975031968955036" calcext:value-type="float">
            <text:p>0.975031968955036</text:p>
          </table:table-cell>
          <table:table-cell office:value-type="float" office:value="0.978406784344528" calcext:value-type="float">
            <text:p>0.978406784344528</text:p>
          </table:table-cell>
          <table:table-cell office:value-type="float" office:value="0.634363965316291" calcext:value-type="float">
            <text:p>0.634363965316291</text:p>
          </table:table-cell>
          <table:table-cell office:value-type="float" office:value="0.600153279322777" calcext:value-type="float">
            <text:p>0.600153279322777</text:p>
          </table:table-cell>
          <table:table-cell office:value-type="float" office:value="0.68070539006059" calcext:value-type="float">
            <text:p>0.68070539006059</text:p>
          </table:table-cell>
          <table:table-cell office:value-type="float" office:value="0.988639710979427" calcext:value-type="float">
            <text:p>0.988639710979427</text:p>
          </table:table-cell>
          <table:table-cell office:value-type="float" office:value="-123.127206936742" calcext:value-type="float">
            <text:p>-123.127206936742</text:p>
          </table:table-cell>
          <table:table-cell office:value-type="float" office:value="-129.969344135445" calcext:value-type="float">
            <text:p>-129.969344135445</text:p>
          </table:table-cell>
          <table:table-cell office:value-type="float" office:value="-113.858921987882" calcext:value-type="float">
            <text:p>-113.858921987882</text:p>
          </table:table-cell>
        </table:table-row>
        <table:table-row table:style-name="ro1">
          <table:table-cell office:value-type="string" calcext:value-type="string">
            <text:p>2019-11-12 10:49:01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617518455573" calcext:value-type="float">
            <text:p>77.9617518455573</text:p>
          </table:table-cell>
          <table:table-cell office:value-type="float" office:value="981.768359870057" calcext:value-type="float">
            <text:p>981.768359870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712" calcext:value-type="float">
            <text:p>1371712</text:p>
          </table:table-cell>
          <table:table-cell office:value-type="float" office:value="1634362" calcext:value-type="float">
            <text:p>1634362</text:p>
          </table:table-cell>
          <table:table-cell office:value-type="float" office:value="1645290" calcext:value-type="float">
            <text:p>1645290</text:p>
          </table:table-cell>
          <table:table-cell office:value-type="float" office:value="1069239" calcext:value-type="float">
            <text:p>1069239</text:p>
          </table:table-cell>
          <table:table-cell office:value-type="float" office:value="1003703" calcext:value-type="float">
            <text:p>1003703</text:p>
          </table:table-cell>
          <table:table-cell office:value-type="float" office:value="1116759" calcext:value-type="float">
            <text:p>1116759</text:p>
          </table:table-cell>
          <table:table-cell office:value-type="float" office:value="1656238" calcext:value-type="float">
            <text:p>1656238</text:p>
          </table:table-cell>
          <table:table-cell office:value-type="float" office:value="5" calcext:value-type="float">
            <text:p>5</text:p>
          </table:table-cell>
          <table:table-cell office:value-type="float" office:value="0.817604162407418" calcext:value-type="float">
            <text:p>0.817604162407418</text:p>
          </table:table-cell>
          <table:table-cell office:value-type="float" office:value="0.974155780572388" calcext:value-type="float">
            <text:p>0.974155780572388</text:p>
          </table:table-cell>
          <table:table-cell office:value-type="float" office:value="0.980669376929924" calcext:value-type="float">
            <text:p>0.980669376929924</text:p>
          </table:table-cell>
          <table:table-cell office:value-type="float" office:value="0.637316183723948" calcext:value-type="float">
            <text:p>0.637316183723948</text:p>
          </table:table-cell>
          <table:table-cell office:value-type="float" office:value="0.598253679067335" calcext:value-type="float">
            <text:p>0.598253679067335</text:p>
          </table:table-cell>
          <table:table-cell office:value-type="float" office:value="0.665640314297714" calcext:value-type="float">
            <text:p>0.665640314297714</text:p>
          </table:table-cell>
          <table:table-cell office:value-type="float" office:value="0.987194894217836" calcext:value-type="float">
            <text:p>0.987194894217836</text:p>
          </table:table-cell>
          <table:table-cell office:value-type="float" office:value="-122.53676325521" calcext:value-type="float">
            <text:p>-122.53676325521</text:p>
          </table:table-cell>
          <table:table-cell office:value-type="float" office:value="-130.349264186533" calcext:value-type="float">
            <text:p>-130.349264186533</text:p>
          </table:table-cell>
          <table:table-cell office:value-type="float" office:value="-116.871937140457" calcext:value-type="float">
            <text:p>-116.871937140457</text:p>
          </table:table-cell>
        </table:table-row>
        <table:table-row table:style-name="ro1">
          <table:table-cell office:value-type="string" calcext:value-type="string">
            <text:p>2019-11-12 10:49:02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7.9577414880075" calcext:value-type="float">
            <text:p>77.9577414880075</text:p>
          </table:table-cell>
          <table:table-cell office:value-type="float" office:value="981.793887866353" calcext:value-type="float">
            <text:p>981.7938878663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248" calcext:value-type="float">
            <text:p>1363248</text:p>
          </table:table-cell>
          <table:table-cell office:value-type="float" office:value="1637879" calcext:value-type="float">
            <text:p>1637879</text:p>
          </table:table-cell>
          <table:table-cell office:value-type="float" office:value="1644405" calcext:value-type="float">
            <text:p>1644405</text:p>
          </table:table-cell>
          <table:table-cell office:value-type="float" office:value="1065065" calcext:value-type="float">
            <text:p>1065065</text:p>
          </table:table-cell>
          <table:table-cell office:value-type="float" office:value="1002222" calcext:value-type="float">
            <text:p>1002222</text:p>
          </table:table-cell>
          <table:table-cell office:value-type="float" office:value="1135035" calcext:value-type="float">
            <text:p>1135035</text:p>
          </table:table-cell>
          <table:table-cell office:value-type="float" office:value="1657589" calcext:value-type="float">
            <text:p>1657589</text:p>
          </table:table-cell>
          <table:table-cell office:value-type="float" office:value="5" calcext:value-type="float">
            <text:p>5</text:p>
          </table:table-cell>
          <table:table-cell office:value-type="float" office:value="0.812559224672225" calcext:value-type="float">
            <text:p>0.812559224672225</text:p>
          </table:table-cell>
          <table:table-cell office:value-type="float" office:value="0.976252076179036" calcext:value-type="float">
            <text:p>0.976252076179036</text:p>
          </table:table-cell>
          <table:table-cell office:value-type="float" office:value="0.980141875760779" calcext:value-type="float">
            <text:p>0.980141875760779</text:p>
          </table:table-cell>
          <table:table-cell office:value-type="float" office:value="0.634828285554443" calcext:value-type="float">
            <text:p>0.634828285554443</text:p>
          </table:table-cell>
          <table:table-cell office:value-type="float" office:value="0.59737093417298" calcext:value-type="float">
            <text:p>0.59737093417298</text:p>
          </table:table-cell>
          <table:table-cell office:value-type="float" office:value="0.676533660475452" calcext:value-type="float">
            <text:p>0.676533660475452</text:p>
          </table:table-cell>
          <table:table-cell office:value-type="float" office:value="0.988000153064746" calcext:value-type="float">
            <text:p>0.988000153064746</text:p>
          </table:table-cell>
          <table:table-cell office:value-type="float" office:value="-123.034342889111" calcext:value-type="float">
            <text:p>-123.034342889111</text:p>
          </table:table-cell>
          <table:table-cell office:value-type="float" office:value="-130.525813165404" calcext:value-type="float">
            <text:p>-130.525813165404</text:p>
          </table:table-cell>
          <table:table-cell office:value-type="float" office:value="-114.69326790491" calcext:value-type="float">
            <text:p>-114.69326790491</text:p>
          </table:table-cell>
        </table:table-row>
        <table:table-row table:style-name="ro1">
          <table:table-cell office:value-type="string" calcext:value-type="string">
            <text:p>2019-11-12 10:49:03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9626460007819" calcext:value-type="float">
            <text:p>77.9626460007819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089" calcext:value-type="float">
            <text:p>1350089</text:p>
          </table:table-cell>
          <table:table-cell office:value-type="float" office:value="1630868" calcext:value-type="float">
            <text:p>1630868</text:p>
          </table:table-cell>
          <table:table-cell office:value-type="float" office:value="1645392" calcext:value-type="float">
            <text:p>1645392</text:p>
          </table:table-cell>
          <table:table-cell office:value-type="float" office:value="1159177" calcext:value-type="float">
            <text:p>1159177</text:p>
          </table:table-cell>
          <table:table-cell office:value-type="float" office:value="1015891" calcext:value-type="float">
            <text:p>1015891</text:p>
          </table:table-cell>
          <table:table-cell office:value-type="float" office:value="1003135" calcext:value-type="float">
            <text:p>1003135</text:p>
          </table:table-cell>
          <table:table-cell office:value-type="float" office:value="1658027" calcext:value-type="float">
            <text:p>1658027</text:p>
          </table:table-cell>
          <table:table-cell office:value-type="float" office:value="5" calcext:value-type="float">
            <text:p>5</text:p>
          </table:table-cell>
          <table:table-cell office:value-type="float" office:value="0.804715848531228" calcext:value-type="float">
            <text:p>0.804715848531228</text:p>
          </table:table-cell>
          <table:table-cell office:value-type="float" office:value="0.972073194035672" calcext:value-type="float">
            <text:p>0.972073194035672</text:p>
          </table:table-cell>
          <table:table-cell office:value-type="float" office:value="0.980730173674843" calcext:value-type="float">
            <text:p>0.980730173674843</text:p>
          </table:table-cell>
          <table:table-cell office:value-type="float" office:value="0.690923415532519" calcext:value-type="float">
            <text:p>0.690923415532519</text:p>
          </table:table-cell>
          <table:table-cell office:value-type="float" office:value="0.605518294038569" calcext:value-type="float">
            <text:p>0.605518294038569</text:p>
          </table:table-cell>
          <table:table-cell office:value-type="float" office:value="0.597915124644652" calcext:value-type="float">
            <text:p>0.597915124644652</text:p>
          </table:table-cell>
          <table:table-cell office:value-type="float" office:value="0.988261221439984" calcext:value-type="float">
            <text:p>0.988261221439984</text:p>
          </table:table-cell>
          <table:table-cell office:value-type="float" office:value="-111.815316893496" calcext:value-type="float">
            <text:p>-111.815316893496</text:p>
          </table:table-cell>
          <table:table-cell office:value-type="float" office:value="-128.896341192286" calcext:value-type="float">
            <text:p>-128.896341192286</text:p>
          </table:table-cell>
          <table:table-cell office:value-type="float" office:value="-130.41697507107" calcext:value-type="float">
            <text:p>-130.41697507107</text:p>
          </table:table-cell>
        </table:table-row>
        <table:table-row table:style-name="ro1">
          <table:table-cell office:value-type="string" calcext:value-type="string">
            <text:p>2019-11-12 10:49:04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568474712631" calcext:value-type="float">
            <text:p>77.9568474712631</text:p>
          </table:table-cell>
          <table:table-cell office:value-type="float" office:value="981.776869165963" calcext:value-type="float">
            <text:p>981.7768691659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1340" calcext:value-type="float">
            <text:p>1371340</text:p>
          </table:table-cell>
          <table:table-cell office:value-type="float" office:value="1633410" calcext:value-type="float">
            <text:p>1633410</text:p>
          </table:table-cell>
          <table:table-cell office:value-type="float" office:value="1643730" calcext:value-type="float">
            <text:p>1643730</text:p>
          </table:table-cell>
          <table:table-cell office:value-type="float" office:value="1109836" calcext:value-type="float">
            <text:p>1109836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1065581" calcext:value-type="float">
            <text:p>1065581</text:p>
          </table:table-cell>
          <table:table-cell office:value-type="float" office:value="1654280" calcext:value-type="float">
            <text:p>1654280</text:p>
          </table:table-cell>
          <table:table-cell office:value-type="float" office:value="5" calcext:value-type="float">
            <text:p>5</text:p>
          </table:table-cell>
          <table:table-cell office:value-type="float" office:value="0.817382433102421" calcext:value-type="float">
            <text:p>0.817382433102421</text:p>
          </table:table-cell>
          <table:table-cell office:value-type="float" office:value="0.973588344286483" calcext:value-type="float">
            <text:p>0.973588344286483</text:p>
          </table:table-cell>
          <table:table-cell office:value-type="float" office:value="0.979739544360583" calcext:value-type="float">
            <text:p>0.979739544360583</text:p>
          </table:table-cell>
          <table:table-cell office:value-type="float" office:value="0.661513884248005" calcext:value-type="float">
            <text:p>0.661513884248005</text:p>
          </table:table-cell>
          <table:table-cell office:value-type="float" office:value="0.603199673080405" calcext:value-type="float">
            <text:p>0.603199673080405</text:p>
          </table:table-cell>
          <table:table-cell office:value-type="float" office:value="0.635135845558148" calcext:value-type="float">
            <text:p>0.635135845558148</text:p>
          </table:table-cell>
          <table:table-cell office:value-type="float" office:value="0.98602783513401" calcext:value-type="float">
            <text:p>0.98602783513401</text:p>
          </table:table-cell>
          <table:table-cell office:value-type="float" office:value="-117.697223150399" calcext:value-type="float">
            <text:p>-117.697223150399</text:p>
          </table:table-cell>
          <table:table-cell office:value-type="float" office:value="-129.360065383919" calcext:value-type="float">
            <text:p>-129.360065383919</text:p>
          </table:table-cell>
          <table:table-cell office:value-type="float" office:value="-122.97283088837" calcext:value-type="float">
            <text:p>-122.97283088837</text:p>
          </table:table-cell>
        </table:table-row>
        <table:table-row table:style-name="ro1">
          <table:table-cell office:value-type="string" calcext:value-type="string">
            <text:p>2019-11-12 10:49:06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617518455573" calcext:value-type="float">
            <text:p>77.9617518455573</text:p>
          </table:table-cell>
          <table:table-cell office:value-type="float" office:value="981.768359870057" calcext:value-type="float">
            <text:p>981.768359870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776" calcext:value-type="float">
            <text:p>1355776</text:p>
          </table:table-cell>
          <table:table-cell office:value-type="float" office:value="1636469" calcext:value-type="float">
            <text:p>1636469</text:p>
          </table:table-cell>
          <table:table-cell office:value-type="float" office:value="1642674" calcext:value-type="float">
            <text:p>1642674</text:p>
          </table:table-cell>
          <table:table-cell office:value-type="float" office:value="1050707" calcext:value-type="float">
            <text:p>1050707</text:p>
          </table:table-cell>
          <table:table-cell office:value-type="float" office:value="1086729" calcext:value-type="float">
            <text:p>1086729</text:p>
          </table:table-cell>
          <table:table-cell office:value-type="float" office:value="1079673" calcext:value-type="float">
            <text:p>1079673</text:p>
          </table:table-cell>
          <table:table-cell office:value-type="float" office:value="1660860" calcext:value-type="float">
            <text:p>1660860</text:p>
          </table:table-cell>
          <table:table-cell office:value-type="float" office:value="5" calcext:value-type="float">
            <text:p>5</text:p>
          </table:table-cell>
          <table:table-cell office:value-type="float" office:value="0.80810556508369" calcext:value-type="float">
            <text:p>0.80810556508369</text:p>
          </table:table-cell>
          <table:table-cell office:value-type="float" office:value="0.975411650587517" calcext:value-type="float">
            <text:p>0.975411650587517</text:p>
          </table:table-cell>
          <table:table-cell office:value-type="float" office:value="0.979110119236722" calcext:value-type="float">
            <text:p>0.979110119236722</text:p>
          </table:table-cell>
          <table:table-cell office:value-type="float" office:value="0.626270249637395" calcext:value-type="float">
            <text:p>0.626270249637395</text:p>
          </table:table-cell>
          <table:table-cell office:value-type="float" office:value="0.647741037337904" calcext:value-type="float">
            <text:p>0.647741037337904</text:p>
          </table:table-cell>
          <table:table-cell office:value-type="float" office:value="0.643535333101193" calcext:value-type="float">
            <text:p>0.643535333101193</text:p>
          </table:table-cell>
          <table:table-cell office:value-type="float" office:value="0.989949821227767" calcext:value-type="float">
            <text:p>0.989949821227767</text:p>
          </table:table-cell>
          <table:table-cell office:value-type="float" office:value="-124.745950072521" calcext:value-type="float">
            <text:p>-124.745950072521</text:p>
          </table:table-cell>
          <table:table-cell office:value-type="float" office:value="-120.451792532419" calcext:value-type="float">
            <text:p>-120.451792532419</text:p>
          </table:table-cell>
          <table:table-cell office:value-type="float" office:value="-121.292933379761" calcext:value-type="float">
            <text:p>-121.292933379761</text:p>
          </table:table-cell>
        </table:table-row>
        <table:table-row table:style-name="ro1">
          <table:table-cell office:value-type="string" calcext:value-type="string">
            <text:p>2019-11-12 10:49:07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461445321509" calcext:value-type="float">
            <text:p>77.9461445321509</text:p>
          </table:table-cell>
          <table:table-cell office:value-type="float" office:value="981.749335113439" calcext:value-type="float">
            <text:p>981.7493351134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719" calcext:value-type="float">
            <text:p>1373719</text:p>
          </table:table-cell>
          <table:table-cell office:value-type="float" office:value="1635453" calcext:value-type="float">
            <text:p>1635453</text:p>
          </table:table-cell>
          <table:table-cell office:value-type="float" office:value="1643100" calcext:value-type="float">
            <text:p>1643100</text:p>
          </table:table-cell>
          <table:table-cell office:value-type="float" office:value="1068694" calcext:value-type="float">
            <text:p>1068694</text:p>
          </table:table-cell>
          <table:table-cell office:value-type="float" office:value="1002905" calcext:value-type="float">
            <text:p>1002905</text:p>
          </table:table-cell>
          <table:table-cell office:value-type="float" office:value="1126500" calcext:value-type="float">
            <text:p>1126500</text:p>
          </table:table-cell>
          <table:table-cell office:value-type="float" office:value="1658128" calcext:value-type="float">
            <text:p>1658128</text:p>
          </table:table-cell>
          <table:table-cell office:value-type="float" office:value="5" calcext:value-type="float">
            <text:p>5</text:p>
          </table:table-cell>
          <table:table-cell office:value-type="float" office:value="0.818800427770666" calcext:value-type="float">
            <text:p>0.818800427770666</text:p>
          </table:table-cell>
          <table:table-cell office:value-type="float" office:value="0.974806067324408" calcext:value-type="float">
            <text:p>0.974806067324408</text:p>
          </table:table-cell>
          <table:table-cell office:value-type="float" office:value="0.979364035053734" calcext:value-type="float">
            <text:p>0.979364035053734</text:p>
          </table:table-cell>
          <table:table-cell office:value-type="float" office:value="0.636991338371198" calcext:value-type="float">
            <text:p>0.636991338371198</text:p>
          </table:table-cell>
          <table:table-cell office:value-type="float" office:value="0.597778033945326" calcext:value-type="float">
            <text:p>0.597778033945326</text:p>
          </table:table-cell>
          <table:table-cell office:value-type="float" office:value="0.671446403437424" calcext:value-type="float">
            <text:p>0.671446403437424</text:p>
          </table:table-cell>
          <table:table-cell office:value-type="float" office:value="0.988321422138383" calcext:value-type="float">
            <text:p>0.988321422138383</text:p>
          </table:table-cell>
          <table:table-cell office:value-type="float" office:value="-122.60173232576" calcext:value-type="float">
            <text:p>-122.60173232576</text:p>
          </table:table-cell>
          <table:table-cell office:value-type="float" office:value="-130.444393210935" calcext:value-type="float">
            <text:p>-130.444393210935</text:p>
          </table:table-cell>
          <table:table-cell office:value-type="float" office:value="-115.710719312515" calcext:value-type="float">
            <text:p>-115.710719312515</text:p>
          </table:table-cell>
        </table:table-row>
        <table:table-row table:style-name="ro1">
          <table:table-cell office:value-type="string" calcext:value-type="string">
            <text:p>2019-11-12 10:49:08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7.9470383102188" calcext:value-type="float">
            <text:p>77.9470383102188</text:p>
          </table:table-cell>
          <table:table-cell office:value-type="float" office:value="981.738818867258" calcext:value-type="float">
            <text:p>981.73881886725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276" calcext:value-type="float">
            <text:p>1352276</text:p>
          </table:table-cell>
          <table:table-cell office:value-type="float" office:value="1633500" calcext:value-type="float">
            <text:p>1633500</text:p>
          </table:table-cell>
          <table:table-cell office:value-type="float" office:value="1647789" calcext:value-type="float">
            <text:p>1647789</text:p>
          </table:table-cell>
          <table:table-cell office:value-type="float" office:value="1165701" calcext:value-type="float">
            <text:p>1165701</text:p>
          </table:table-cell>
          <table:table-cell office:value-type="float" office:value="1014191" calcext:value-type="float">
            <text:p>1014191</text:p>
          </table:table-cell>
          <table:table-cell office:value-type="float" office:value="1003446" calcext:value-type="float">
            <text:p>1003446</text:p>
          </table:table-cell>
          <table:table-cell office:value-type="float" office:value="1656871" calcext:value-type="float">
            <text:p>1656871</text:p>
          </table:table-cell>
          <table:table-cell office:value-type="float" office:value="5" calcext:value-type="float">
            <text:p>5</text:p>
          </table:table-cell>
          <table:table-cell office:value-type="float" office:value="0.806019402267862" calcext:value-type="float">
            <text:p>0.806019402267862</text:p>
          </table:table-cell>
          <table:table-cell office:value-type="float" office:value="0.973641988473176" calcext:value-type="float">
            <text:p>0.973641988473176</text:p>
          </table:table-cell>
          <table:table-cell office:value-type="float" office:value="0.982158897180426" calcext:value-type="float">
            <text:p>0.982158897180426</text:p>
          </table:table-cell>
          <table:table-cell office:value-type="float" office:value="0.694812023021224" calcext:value-type="float">
            <text:p>0.694812023021224</text:p>
          </table:table-cell>
          <table:table-cell office:value-type="float" office:value="0.604505014956595" calcext:value-type="float">
            <text:p>0.604505014956595</text:p>
          </table:table-cell>
          <table:table-cell office:value-type="float" office:value="0.598100495112001" calcext:value-type="float">
            <text:p>0.598100495112001</text:p>
          </table:table-cell>
          <table:table-cell office:value-type="float" office:value="0.987572191664242" calcext:value-type="float">
            <text:p>0.987572191664242</text:p>
          </table:table-cell>
          <table:table-cell office:value-type="float" office:value="-111.037595395755" calcext:value-type="float">
            <text:p>-111.037595395755</text:p>
          </table:table-cell>
          <table:table-cell office:value-type="float" office:value="-129.098997008681" calcext:value-type="float">
            <text:p>-129.098997008681</text:p>
          </table:table-cell>
          <table:table-cell office:value-type="float" office:value="-130.3799009776" calcext:value-type="float">
            <text:p>-130.3799009776</text:p>
          </table:table-cell>
        </table:table-row>
        <table:table-row table:style-name="ro1">
          <table:table-cell office:value-type="string" calcext:value-type="string">
            <text:p>2019-11-12 10:49:09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510490429349" calcext:value-type="float">
            <text:p>77.9510490429349</text:p>
          </table:table-cell>
          <table:table-cell office:value-type="float" office:value="981.713292244753" calcext:value-type="float">
            <text:p>981.7132922447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691" calcext:value-type="float">
            <text:p>1366691</text:p>
          </table:table-cell>
          <table:table-cell office:value-type="float" office:value="1633111" calcext:value-type="float">
            <text:p>1633111</text:p>
          </table:table-cell>
          <table:table-cell office:value-type="float" office:value="1644549" calcext:value-type="float">
            <text:p>1644549</text:p>
          </table:table-cell>
          <table:table-cell office:value-type="float" office:value="1123217" calcext:value-type="float">
            <text:p>1123217</text:p>
          </table:table-cell>
          <table:table-cell office:value-type="float" office:value="1013157" calcext:value-type="float">
            <text:p>1013157</text:p>
          </table:table-cell>
          <table:table-cell office:value-type="float" office:value="1050957" calcext:value-type="float">
            <text:p>1050957</text:p>
          </table:table-cell>
          <table:table-cell office:value-type="float" office:value="1654396" calcext:value-type="float">
            <text:p>1654396</text:p>
          </table:table-cell>
          <table:table-cell office:value-type="float" office:value="5" calcext:value-type="float">
            <text:p>5</text:p>
          </table:table-cell>
          <table:table-cell office:value-type="float" office:value="0.814611412836481" calcext:value-type="float">
            <text:p>0.814611412836481</text:p>
          </table:table-cell>
          <table:table-cell office:value-type="float" office:value="0.973410126377359" calcext:value-type="float">
            <text:p>0.973410126377359</text:p>
          </table:table-cell>
          <table:table-cell office:value-type="float" office:value="0.980227706459487" calcext:value-type="float">
            <text:p>0.980227706459487</text:p>
          </table:table-cell>
          <table:table-cell office:value-type="float" office:value="0.669489582716177" calcext:value-type="float">
            <text:p>0.669489582716177</text:p>
          </table:table-cell>
          <table:table-cell office:value-type="float" office:value="0.603888702856148" calcext:value-type="float">
            <text:p>0.603888702856148</text:p>
          </table:table-cell>
          <table:table-cell office:value-type="float" office:value="0.626419261267097" calcext:value-type="float">
            <text:p>0.626419261267097</text:p>
          </table:table-cell>
          <table:table-cell office:value-type="float" office:value="0.986096976530192" calcext:value-type="float">
            <text:p>0.986096976530192</text:p>
          </table:table-cell>
          <table:table-cell office:value-type="float" office:value="-116.102083456765" calcext:value-type="float">
            <text:p>-116.102083456765</text:p>
          </table:table-cell>
          <table:table-cell office:value-type="float" office:value="-129.22225942877" calcext:value-type="float">
            <text:p>-129.22225942877</text:p>
          </table:table-cell>
          <table:table-cell office:value-type="float" office:value="-124.716147746581" calcext:value-type="float">
            <text:p>-124.716147746581</text:p>
          </table:table-cell>
        </table:table-row>
        <table:table-row table:style-name="ro1">
          <table:table-cell office:value-type="string" calcext:value-type="string">
            <text:p>2019-11-12 10:49:10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407930497308" calcext:value-type="float">
            <text:p>77.9407930497308</text:p>
          </table:table-cell>
          <table:table-cell office:value-type="float" office:value="981.831937336455" calcext:value-type="float">
            <text:p>981.8319373364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652" calcext:value-type="float">
            <text:p>1364652</text:p>
          </table:table-cell>
          <table:table-cell office:value-type="float" office:value="1631243" calcext:value-type="float">
            <text:p>1631243</text:p>
          </table:table-cell>
          <table:table-cell office:value-type="float" office:value="1644620" calcext:value-type="float">
            <text:p>1644620</text:p>
          </table:table-cell>
          <table:table-cell office:value-type="float" office:value="1126171" calcext:value-type="float">
            <text:p>1126171</text:p>
          </table:table-cell>
          <table:table-cell office:value-type="float" office:value="1039412" calcext:value-type="float">
            <text:p>1039412</text:p>
          </table:table-cell>
          <table:table-cell office:value-type="float" office:value="1017411" calcext:value-type="float">
            <text:p>1017411</text:p>
          </table:table-cell>
          <table:table-cell office:value-type="float" office:value="1660570" calcext:value-type="float">
            <text:p>1660570</text:p>
          </table:table-cell>
          <table:table-cell office:value-type="float" office:value="5" calcext:value-type="float">
            <text:p>5</text:p>
          </table:table-cell>
          <table:table-cell office:value-type="float" office:value="0.813396073984632" calcext:value-type="float">
            <text:p>0.813396073984632</text:p>
          </table:table-cell>
          <table:table-cell office:value-type="float" office:value="0.972296711480226" calcext:value-type="float">
            <text:p>0.972296711480226</text:p>
          </table:table-cell>
          <table:table-cell office:value-type="float" office:value="0.980270025762323" calcext:value-type="float">
            <text:p>0.980270025762323</text:p>
          </table:table-cell>
          <table:table-cell office:value-type="float" office:value="0.671250304132736" calcext:value-type="float">
            <text:p>0.671250304132736</text:p>
          </table:table-cell>
          <table:table-cell office:value-type="float" office:value="0.619537904207457" calcext:value-type="float">
            <text:p>0.619537904207457</text:p>
          </table:table-cell>
          <table:table-cell office:value-type="float" office:value="0.606424284747158" calcext:value-type="float">
            <text:p>0.606424284747158</text:p>
          </table:table-cell>
          <table:table-cell office:value-type="float" office:value="0.989776967737313" calcext:value-type="float">
            <text:p>0.989776967737313</text:p>
          </table:table-cell>
          <table:table-cell office:value-type="float" office:value="-115.749939173453" calcext:value-type="float">
            <text:p>-115.749939173453</text:p>
          </table:table-cell>
          <table:table-cell office:value-type="float" office:value="-126.092419158509" calcext:value-type="float">
            <text:p>-126.092419158509</text:p>
          </table:table-cell>
          <table:table-cell office:value-type="float" office:value="-128.715143050568" calcext:value-type="float">
            <text:p>-128.715143050568</text:p>
          </table:table-cell>
        </table:table-row>
        <table:table-row table:style-name="ro1">
          <table:table-cell office:value-type="string" calcext:value-type="string">
            <text:p>2019-11-12 10:49:12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617518455573" calcext:value-type="float">
            <text:p>77.9617518455573</text:p>
          </table:table-cell>
          <table:table-cell office:value-type="float" office:value="981.740826046498" calcext:value-type="float">
            <text:p>981.740826046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321" calcext:value-type="float">
            <text:p>1351321</text:p>
          </table:table-cell>
          <table:table-cell office:value-type="float" office:value="1630301" calcext:value-type="float">
            <text:p>1630301</text:p>
          </table:table-cell>
          <table:table-cell office:value-type="float" office:value="1645159" calcext:value-type="float">
            <text:p>1645159</text:p>
          </table:table-cell>
          <table:table-cell office:value-type="float" office:value="1164147" calcext:value-type="float">
            <text:p>1164147</text:p>
          </table:table-cell>
          <table:table-cell office:value-type="float" office:value="1013273" calcext:value-type="float">
            <text:p>1013273</text:p>
          </table:table-cell>
          <table:table-cell office:value-type="float" office:value="1015096" calcext:value-type="float">
            <text:p>1015096</text:p>
          </table:table-cell>
          <table:table-cell office:value-type="float" office:value="1655622" calcext:value-type="float">
            <text:p>1655622</text:p>
          </table:table-cell>
          <table:table-cell office:value-type="float" office:value="5" calcext:value-type="float">
            <text:p>5</text:p>
          </table:table-cell>
          <table:table-cell office:value-type="float" office:value="0.8054501778424" calcext:value-type="float">
            <text:p>0.8054501778424</text:p>
          </table:table-cell>
          <table:table-cell office:value-type="float" office:value="0.971735235659508" calcext:value-type="float">
            <text:p>0.971735235659508</text:p>
          </table:table-cell>
          <table:table-cell office:value-type="float" office:value="0.98059129483596" calcext:value-type="float">
            <text:p>0.98059129483596</text:p>
          </table:table-cell>
          <table:table-cell office:value-type="float" office:value="0.693885766730996" calcext:value-type="float">
            <text:p>0.693885766730996</text:p>
          </table:table-cell>
          <table:table-cell office:value-type="float" office:value="0.603957844252329" calcext:value-type="float">
            <text:p>0.603957844252329</text:p>
          </table:table-cell>
          <table:table-cell office:value-type="float" office:value="0.605044437056117" calcext:value-type="float">
            <text:p>0.605044437056117</text:p>
          </table:table-cell>
          <table:table-cell office:value-type="float" office:value="0.98682772956225" calcext:value-type="float">
            <text:p>0.98682772956225</text:p>
          </table:table-cell>
          <table:table-cell office:value-type="float" office:value="-111.222846653801" calcext:value-type="float">
            <text:p>-111.222846653801</text:p>
          </table:table-cell>
          <table:table-cell office:value-type="float" office:value="-129.208431149534" calcext:value-type="float">
            <text:p>-129.208431149534</text:p>
          </table:table-cell>
          <table:table-cell office:value-type="float" office:value="-128.991112588777" calcext:value-type="float">
            <text:p>-128.991112588777</text:p>
          </table:table-cell>
        </table:table-row>
        <table:table-row table:style-name="ro1">
          <table:table-cell office:value-type="string" calcext:value-type="string">
            <text:p>2019-11-12 10:49:13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957294484421" calcext:value-type="float">
            <text:p>77.957294484421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6383" calcext:value-type="float">
            <text:p>1376383</text:p>
          </table:table-cell>
          <table:table-cell office:value-type="float" office:value="1635940" calcext:value-type="float">
            <text:p>1635940</text:p>
          </table:table-cell>
          <table:table-cell office:value-type="float" office:value="1640126" calcext:value-type="float">
            <text:p>1640126</text:p>
          </table:table-cell>
          <table:table-cell office:value-type="float" office:value="1061470" calcext:value-type="float">
            <text:p>1061470</text:p>
          </table:table-cell>
          <table:table-cell office:value-type="float" office:value="1027662" calcext:value-type="float">
            <text:p>1027662</text:p>
          </table:table-cell>
          <table:table-cell office:value-type="float" office:value="1137618" calcext:value-type="float">
            <text:p>1137618</text:p>
          </table:table-cell>
          <table:table-cell office:value-type="float" office:value="1655817" calcext:value-type="float">
            <text:p>1655817</text:p>
          </table:table-cell>
          <table:table-cell office:value-type="float" office:value="5" calcext:value-type="float">
            <text:p>5</text:p>
          </table:table-cell>
          <table:table-cell office:value-type="float" office:value="0.820388295696771" calcext:value-type="float">
            <text:p>0.820388295696771</text:p>
          </table:table-cell>
          <table:table-cell office:value-type="float" office:value="0.975096341979068" calcext:value-type="float">
            <text:p>0.975096341979068</text:p>
          </table:table-cell>
          <table:table-cell office:value-type="float" office:value="0.977591392706799" calcext:value-type="float">
            <text:p>0.977591392706799</text:p>
          </table:table-cell>
          <table:table-cell office:value-type="float" office:value="0.632685498319328" calcext:value-type="float">
            <text:p>0.632685498319328</text:p>
          </table:table-cell>
          <table:table-cell office:value-type="float" office:value="0.61253435761146" calcext:value-type="float">
            <text:p>0.61253435761146</text:p>
          </table:table-cell>
          <table:table-cell office:value-type="float" office:value="0.678073248633534" calcext:value-type="float">
            <text:p>0.678073248633534</text:p>
          </table:table-cell>
          <table:table-cell office:value-type="float" office:value="0.986943958633418" calcext:value-type="float">
            <text:p>0.986943958633418</text:p>
          </table:table-cell>
          <table:table-cell office:value-type="float" office:value="-123.462900336134" calcext:value-type="float">
            <text:p>-123.462900336134</text:p>
          </table:table-cell>
          <table:table-cell office:value-type="float" office:value="-127.493128477708" calcext:value-type="float">
            <text:p>-127.493128477708</text:p>
          </table:table-cell>
          <table:table-cell office:value-type="float" office:value="-114.385350273293" calcext:value-type="float">
            <text:p>-114.385350273293</text:p>
          </table:table-cell>
        </table:table-row>
        <table:table-row table:style-name="ro1">
          <table:table-cell office:value-type="string" calcext:value-type="string">
            <text:p>2019-11-12 10:49:14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9349947746827" calcext:value-type="float">
            <text:p>77.9349947746827</text:p>
          </table:table-cell>
          <table:table-cell office:value-type="float" office:value="981.768359870057" calcext:value-type="float">
            <text:p>981.768359870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8416" calcext:value-type="float">
            <text:p>1368416</text:p>
          </table:table-cell>
          <table:table-cell office:value-type="float" office:value="1633056" calcext:value-type="float">
            <text:p>1633056</text:p>
          </table:table-cell>
          <table:table-cell office:value-type="float" office:value="1647136" calcext:value-type="float">
            <text:p>1647136</text:p>
          </table:table-cell>
          <table:table-cell office:value-type="float" office:value="1125324" calcext:value-type="float">
            <text:p>1125324</text:p>
          </table:table-cell>
          <table:table-cell office:value-type="float" office:value="1040166" calcext:value-type="float">
            <text:p>1040166</text:p>
          </table:table-cell>
          <table:table-cell office:value-type="float" office:value="1018035" calcext:value-type="float">
            <text:p>1018035</text:p>
          </table:table-cell>
          <table:table-cell office:value-type="float" office:value="1663045" calcext:value-type="float">
            <text:p>1663045</text:p>
          </table:table-cell>
          <table:table-cell office:value-type="float" office:value="5" calcext:value-type="float">
            <text:p>5</text:p>
          </table:table-cell>
          <table:table-cell office:value-type="float" office:value="0.815639593081426" calcext:value-type="float">
            <text:p>0.815639593081426</text:p>
          </table:table-cell>
          <table:table-cell office:value-type="float" office:value="0.973377343818825" calcext:value-type="float">
            <text:p>0.973377343818825</text:p>
          </table:table-cell>
          <table:table-cell office:value-type="float" office:value="0.981769678803644" calcext:value-type="float">
            <text:p>0.981769678803644</text:p>
          </table:table-cell>
          <table:table-cell office:value-type="float" office:value="0.670745452731306" calcext:value-type="float">
            <text:p>0.670745452731306</text:p>
          </table:table-cell>
          <table:table-cell office:value-type="float" office:value="0.619987323282638" calcext:value-type="float">
            <text:p>0.619987323282638</text:p>
          </table:table-cell>
          <table:table-cell office:value-type="float" office:value="0.606796217774894" calcext:value-type="float">
            <text:p>0.606796217774894</text:p>
          </table:table-cell>
          <table:table-cell office:value-type="float" office:value="0.991252182871364" calcext:value-type="float">
            <text:p>0.991252182871364</text:p>
          </table:table-cell>
          <table:table-cell office:value-type="float" office:value="-115.850909453739" calcext:value-type="float">
            <text:p>-115.850909453739</text:p>
          </table:table-cell>
          <table:table-cell office:value-type="float" office:value="-126.002535343472" calcext:value-type="float">
            <text:p>-126.002535343472</text:p>
          </table:table-cell>
          <table:table-cell office:value-type="float" office:value="-128.640756445021" calcext:value-type="float">
            <text:p>-128.640756445021</text:p>
          </table:table-cell>
        </table:table-row>
        <table:table-row table:style-name="ro1">
          <table:table-cell office:value-type="string" calcext:value-type="string">
            <text:p>2019-11-12 10:49:15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407930497308" calcext:value-type="float">
            <text:p>77.9407930497308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451" calcext:value-type="float">
            <text:p>1350451</text:p>
          </table:table-cell>
          <table:table-cell office:value-type="float" office:value="1633639" calcext:value-type="float">
            <text:p>1633639</text:p>
          </table:table-cell>
          <table:table-cell office:value-type="float" office:value="1639962" calcext:value-type="float">
            <text:p>1639962</text:p>
          </table:table-cell>
          <table:table-cell office:value-type="float" office:value="1048887" calcext:value-type="float">
            <text:p>1048887</text:p>
          </table:table-cell>
          <table:table-cell office:value-type="float" office:value="1089644" calcext:value-type="float">
            <text:p>1089644</text:p>
          </table:table-cell>
          <table:table-cell office:value-type="float" office:value="1078716" calcext:value-type="float">
            <text:p>1078716</text:p>
          </table:table-cell>
          <table:table-cell office:value-type="float" office:value="1658276" calcext:value-type="float">
            <text:p>1658276</text:p>
          </table:table-cell>
          <table:table-cell office:value-type="float" office:value="5" calcext:value-type="float">
            <text:p>5</text:p>
          </table:table-cell>
          <table:table-cell office:value-type="float" office:value="0.804931617371037" calcext:value-type="float">
            <text:p>0.804931617371037</text:p>
          </table:table-cell>
          <table:table-cell office:value-type="float" office:value="0.97372483893929" calcext:value-type="float">
            <text:p>0.97372483893929</text:p>
          </table:table-cell>
          <table:table-cell office:value-type="float" office:value="0.977493641077714" calcext:value-type="float">
            <text:p>0.977493641077714</text:p>
          </table:table-cell>
          <table:table-cell office:value-type="float" office:value="0.625185444973164" calcext:value-type="float">
            <text:p>0.625185444973164</text:p>
          </table:table-cell>
          <table:table-cell office:value-type="float" office:value="0.649478512940229" calcext:value-type="float">
            <text:p>0.649478512940229</text:p>
          </table:table-cell>
          <table:table-cell office:value-type="float" office:value="0.642964916582694" calcext:value-type="float">
            <text:p>0.642964916582694</text:p>
          </table:table-cell>
          <table:table-cell office:value-type="float" office:value="0.988409637023167" calcext:value-type="float">
            <text:p>0.988409637023167</text:p>
          </table:table-cell>
          <table:table-cell office:value-type="float" office:value="-124.962911005367" calcext:value-type="float">
            <text:p>-124.962911005367</text:p>
          </table:table-cell>
          <table:table-cell office:value-type="float" office:value="-120.104297411954" calcext:value-type="float">
            <text:p>-120.104297411954</text:p>
          </table:table-cell>
          <table:table-cell office:value-type="float" office:value="-121.407016683461" calcext:value-type="float">
            <text:p>-121.407016683461</text:p>
          </table:table-cell>
        </table:table-row>
        <table:table-row table:style-name="ro1">
          <table:table-cell office:value-type="string" calcext:value-type="string">
            <text:p>2019-11-12 10:49:17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407930497308" calcext:value-type="float">
            <text:p>77.9407930497308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093" calcext:value-type="float">
            <text:p>1369093</text:p>
          </table:table-cell>
          <table:table-cell office:value-type="float" office:value="1631992" calcext:value-type="float">
            <text:p>1631992</text:p>
          </table:table-cell>
          <table:table-cell office:value-type="float" office:value="1640725" calcext:value-type="float">
            <text:p>1640725</text:p>
          </table:table-cell>
          <table:table-cell office:value-type="float" office:value="1040208" calcext:value-type="float">
            <text:p>1040208</text:p>
          </table:table-cell>
          <table:table-cell office:value-type="float" office:value="1124742" calcext:value-type="float">
            <text:p>1124742</text:p>
          </table:table-cell>
          <table:table-cell office:value-type="float" office:value="1037950" calcext:value-type="float">
            <text:p>1037950</text:p>
          </table:table-cell>
          <table:table-cell office:value-type="float" office:value="1660679" calcext:value-type="float">
            <text:p>1660679</text:p>
          </table:table-cell>
          <table:table-cell office:value-type="float" office:value="5" calcext:value-type="float">
            <text:p>5</text:p>
          </table:table-cell>
          <table:table-cell office:value-type="float" office:value="0.816043116574659" calcext:value-type="float">
            <text:p>0.816043116574659</text:p>
          </table:table-cell>
          <table:table-cell office:value-type="float" office:value="0.972743150322813" calcext:value-type="float">
            <text:p>0.972743150322813</text:p>
          </table:table-cell>
          <table:table-cell office:value-type="float" office:value="0.977948424571565" calcext:value-type="float">
            <text:p>0.977948424571565</text:p>
          </table:table-cell>
          <table:table-cell office:value-type="float" office:value="0.620012357236428" calcext:value-type="float">
            <text:p>0.620012357236428</text:p>
          </table:table-cell>
          <table:table-cell office:value-type="float" office:value="0.670398553657359" calcext:value-type="float">
            <text:p>0.670398553657359</text:p>
          </table:table-cell>
          <table:table-cell office:value-type="float" office:value="0.618666484196959" calcext:value-type="float">
            <text:p>0.618666484196959</text:p>
          </table:table-cell>
          <table:table-cell office:value-type="float" office:value="0.989841936807863" calcext:value-type="float">
            <text:p>0.989841936807863</text:p>
          </table:table-cell>
          <table:table-cell office:value-type="float" office:value="-125.997528552714" calcext:value-type="float">
            <text:p>-125.997528552714</text:p>
          </table:table-cell>
          <table:table-cell office:value-type="float" office:value="-115.920289268528" calcext:value-type="float">
            <text:p>-115.920289268528</text:p>
          </table:table-cell>
          <table:table-cell office:value-type="float" office:value="-126.266703160608" calcext:value-type="float">
            <text:p>-126.266703160608</text:p>
          </table:table-cell>
        </table:table-row>
        <table:table-row table:style-name="ro1">
          <table:table-cell office:value-type="string" calcext:value-type="string">
            <text:p>2019-11-12 10:49:18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9358883332153" calcext:value-type="float">
            <text:p>77.9358883332153</text:p>
          </table:table-cell>
          <table:table-cell office:value-type="float" office:value="981.730309956899" calcext:value-type="float">
            <text:p>981.7303099568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4313" calcext:value-type="float">
            <text:p>1354313</text:p>
          </table:table-cell>
          <table:table-cell office:value-type="float" office:value="1634166" calcext:value-type="float">
            <text:p>1634166</text:p>
          </table:table-cell>
          <table:table-cell office:value-type="float" office:value="1648201" calcext:value-type="float">
            <text:p>1648201</text:p>
          </table:table-cell>
          <table:table-cell office:value-type="float" office:value="1160203" calcext:value-type="float">
            <text:p>1160203</text:p>
          </table:table-cell>
          <table:table-cell office:value-type="float" office:value="1014793" calcext:value-type="float">
            <text:p>1014793</text:p>
          </table:table-cell>
          <table:table-cell office:value-type="float" office:value="1004506" calcext:value-type="float">
            <text:p>1004506</text:p>
          </table:table-cell>
          <table:table-cell office:value-type="float" office:value="1658490" calcext:value-type="float">
            <text:p>1658490</text:p>
          </table:table-cell>
          <table:table-cell office:value-type="float" office:value="5" calcext:value-type="float">
            <text:p>5</text:p>
          </table:table-cell>
          <table:table-cell office:value-type="float" office:value="0.807233549026674" calcext:value-type="float">
            <text:p>0.807233549026674</text:p>
          </table:table-cell>
          <table:table-cell office:value-type="float" office:value="0.974038955454702" calcext:value-type="float">
            <text:p>0.974038955454702</text:p>
          </table:table-cell>
          <table:table-cell office:value-type="float" office:value="0.982404468346175" calcext:value-type="float">
            <text:p>0.982404468346175</text:p>
          </table:table-cell>
          <table:table-cell office:value-type="float" office:value="0.691534959260817" calcext:value-type="float">
            <text:p>0.691534959260817</text:p>
          </table:table-cell>
          <table:table-cell office:value-type="float" office:value="0.604863834960918" calcext:value-type="float">
            <text:p>0.604863834960918</text:p>
          </table:table-cell>
          <table:table-cell office:value-type="float" office:value="0.598732304421938" calcext:value-type="float">
            <text:p>0.598732304421938</text:p>
          </table:table-cell>
          <table:table-cell office:value-type="float" office:value="0.988537190978192" calcext:value-type="float">
            <text:p>0.988537190978192</text:p>
          </table:table-cell>
          <table:table-cell office:value-type="float" office:value="-111.693008147837" calcext:value-type="float">
            <text:p>-111.693008147837</text:p>
          </table:table-cell>
          <table:table-cell office:value-type="float" office:value="-129.027233007816" calcext:value-type="float">
            <text:p>-129.027233007816</text:p>
          </table:table-cell>
          <table:table-cell office:value-type="float" office:value="-130.253539115612" calcext:value-type="float">
            <text:p>-130.253539115612</text:p>
          </table:table-cell>
        </table:table-row>
        <table:table-row table:style-name="ro1">
          <table:table-cell office:value-type="string" calcext:value-type="string">
            <text:p>2019-11-12 10:49:19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9354415587347" calcext:value-type="float">
            <text:p>77.9354415587347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443" calcext:value-type="float">
            <text:p>1364443</text:p>
          </table:table-cell>
          <table:table-cell office:value-type="float" office:value="1632867" calcext:value-type="float">
            <text:p>1632867</text:p>
          </table:table-cell>
          <table:table-cell office:value-type="float" office:value="1644973" calcext:value-type="float">
            <text:p>1644973</text:p>
          </table:table-cell>
          <table:table-cell office:value-type="float" office:value="1140926" calcext:value-type="float">
            <text:p>1140926</text:p>
          </table:table-cell>
          <table:table-cell office:value-type="float" office:value="1013125" calcext:value-type="float">
            <text:p>1013125</text:p>
          </table:table-cell>
          <table:table-cell office:value-type="float" office:value="1036383" calcext:value-type="float">
            <text:p>1036383</text:p>
          </table:table-cell>
          <table:table-cell office:value-type="float" office:value="1656438" calcext:value-type="float">
            <text:p>1656438</text:p>
          </table:table-cell>
          <table:table-cell office:value-type="float" office:value="5" calcext:value-type="float">
            <text:p>5</text:p>
          </table:table-cell>
          <table:table-cell office:value-type="float" office:value="0.813271500262201" calcext:value-type="float">
            <text:p>0.813271500262201</text:p>
          </table:table-cell>
          <table:table-cell office:value-type="float" office:value="0.97326469102677" calcext:value-type="float">
            <text:p>0.97326469102677</text:p>
          </table:table-cell>
          <table:table-cell office:value-type="float" office:value="0.980480430183462" calcext:value-type="float">
            <text:p>0.980480430183462</text:p>
          </table:table-cell>
          <table:table-cell office:value-type="float" office:value="0.680044970517751" calcext:value-type="float">
            <text:p>0.680044970517751</text:p>
          </table:table-cell>
          <table:table-cell office:value-type="float" office:value="0.603869629367546" calcext:value-type="float">
            <text:p>0.603869629367546</text:p>
          </table:table-cell>
          <table:table-cell office:value-type="float" office:value="0.617732479301987" calcext:value-type="float">
            <text:p>0.617732479301987</text:p>
          </table:table-cell>
          <table:table-cell office:value-type="float" office:value="0.987314103521598" calcext:value-type="float">
            <text:p>0.987314103521598</text:p>
          </table:table-cell>
          <table:table-cell office:value-type="float" office:value="-113.99100589645" calcext:value-type="float">
            <text:p>-113.99100589645</text:p>
          </table:table-cell>
          <table:table-cell office:value-type="float" office:value="-129.226074126491" calcext:value-type="float">
            <text:p>-129.226074126491</text:p>
          </table:table-cell>
          <table:table-cell office:value-type="float" office:value="-126.453504139603" calcext:value-type="float">
            <text:p>-126.453504139603</text:p>
          </table:table-cell>
        </table:table-row>
        <table:table-row table:style-name="ro1">
          <table:table-cell office:value-type="string" calcext:value-type="string">
            <text:p>2019-11-12 10:49:20</text:p>
          </table:table-cell>
          <table:table-cell office:value-type="float" office:value="26.009414957749" calcext:value-type="float">
            <text:p>26.009414957749</text:p>
          </table:table-cell>
          <table:table-cell office:value-type="float" office:value="77.9046716533253" calcext:value-type="float">
            <text:p>77.9046716533253</text:p>
          </table:table-cell>
          <table:table-cell office:value-type="float" office:value="981.747327813805" calcext:value-type="float">
            <text:p>981.74732781380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043" calcext:value-type="float">
            <text:p>1366043</text:p>
          </table:table-cell>
          <table:table-cell office:value-type="float" office:value="1630303" calcext:value-type="float">
            <text:p>1630303</text:p>
          </table:table-cell>
          <table:table-cell office:value-type="float" office:value="1643513" calcext:value-type="float">
            <text:p>1643513</text:p>
          </table:table-cell>
          <table:table-cell office:value-type="float" office:value="1114083" calcext:value-type="float">
            <text:p>1114083</text:p>
          </table:table-cell>
          <table:table-cell office:value-type="float" office:value="1057141" calcext:value-type="float">
            <text:p>1057141</text:p>
          </table:table-cell>
          <table:table-cell office:value-type="float" office:value="1023772" calcext:value-type="float">
            <text:p>1023772</text:p>
          </table:table-cell>
          <table:table-cell office:value-type="float" office:value="1660058" calcext:value-type="float">
            <text:p>1660058</text:p>
          </table:table-cell>
          <table:table-cell office:value-type="float" office:value="5" calcext:value-type="float">
            <text:p>5</text:p>
          </table:table-cell>
          <table:table-cell office:value-type="float" office:value="0.814225174692294" calcext:value-type="float">
            <text:p>0.814225174692294</text:p>
          </table:table-cell>
          <table:table-cell office:value-type="float" office:value="0.971736427752546" calcext:value-type="float">
            <text:p>0.971736427752546</text:p>
          </table:table-cell>
          <table:table-cell office:value-type="float" office:value="0.979610202266002" calcext:value-type="float">
            <text:p>0.979610202266002</text:p>
          </table:table-cell>
          <table:table-cell office:value-type="float" office:value="0.664045293813383" calcext:value-type="float">
            <text:p>0.664045293813383</text:p>
          </table:table-cell>
          <table:table-cell office:value-type="float" office:value="0.630105212939407" calcext:value-type="float">
            <text:p>0.630105212939407</text:p>
          </table:table-cell>
          <table:table-cell office:value-type="float" office:value="0.610215736653297" calcext:value-type="float">
            <text:p>0.610215736653297</text:p>
          </table:table-cell>
          <table:table-cell office:value-type="float" office:value="0.989471791919684" calcext:value-type="float">
            <text:p>0.989471791919684</text:p>
          </table:table-cell>
          <table:table-cell office:value-type="float" office:value="-117.190941237323" calcext:value-type="float">
            <text:p>-117.190941237323</text:p>
          </table:table-cell>
          <table:table-cell office:value-type="float" office:value="-123.978957412119" calcext:value-type="float">
            <text:p>-123.978957412119</text:p>
          </table:table-cell>
          <table:table-cell office:value-type="float" office:value="-127.956852669341" calcext:value-type="float">
            <text:p>-127.956852669341</text:p>
          </table:table-cell>
        </table:table-row>
        <table:table-row table:style-name="ro1">
          <table:table-cell office:value-type="string" calcext:value-type="string">
            <text:p>2019-11-12 10:49:22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979808816343" calcext:value-type="float">
            <text:p>77.8979808816343</text:p>
          </table:table-cell>
          <table:table-cell office:value-type="float" office:value="981.749335113439" calcext:value-type="float">
            <text:p>981.7493351134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170" calcext:value-type="float">
            <text:p>1349170</text:p>
          </table:table-cell>
          <table:table-cell office:value-type="float" office:value="1631102" calcext:value-type="float">
            <text:p>1631102</text:p>
          </table:table-cell>
          <table:table-cell office:value-type="float" office:value="1645193" calcext:value-type="float">
            <text:p>1645193</text:p>
          </table:table-cell>
          <table:table-cell office:value-type="float" office:value="1169697" calcext:value-type="float">
            <text:p>1169697</text:p>
          </table:table-cell>
          <table:table-cell office:value-type="float" office:value="1015135" calcext:value-type="float">
            <text:p>1015135</text:p>
          </table:table-cell>
          <table:table-cell office:value-type="float" office:value="1006060" calcext:value-type="float">
            <text:p>1006060</text:p>
          </table:table-cell>
          <table:table-cell office:value-type="float" office:value="1657251" calcext:value-type="float">
            <text:p>1657251</text:p>
          </table:table-cell>
          <table:table-cell office:value-type="float" office:value="5" calcext:value-type="float">
            <text:p>5</text:p>
          </table:table-cell>
          <table:table-cell office:value-type="float" office:value="0.804168081780443" calcext:value-type="float">
            <text:p>0.804168081780443</text:p>
          </table:table-cell>
          <table:table-cell office:value-type="float" office:value="0.972212668921074" calcext:value-type="float">
            <text:p>0.972212668921074</text:p>
          </table:table-cell>
          <table:table-cell office:value-type="float" office:value="0.9806115604176" calcext:value-type="float">
            <text:p>0.9806115604176</text:p>
          </table:table-cell>
          <table:table-cell office:value-type="float" office:value="0.697193824910381" calcext:value-type="float">
            <text:p>0.697193824910381</text:p>
          </table:table-cell>
          <table:table-cell office:value-type="float" office:value="0.60506768287035" calcext:value-type="float">
            <text:p>0.60506768287035</text:p>
          </table:table-cell>
          <table:table-cell office:value-type="float" office:value="0.599658560712166" calcext:value-type="float">
            <text:p>0.599658560712166</text:p>
          </table:table-cell>
          <table:table-cell office:value-type="float" office:value="0.987798689341389" calcext:value-type="float">
            <text:p>0.987798689341389</text:p>
          </table:table-cell>
          <table:table-cell office:value-type="float" office:value="-110.561235017924" calcext:value-type="float">
            <text:p>-110.561235017924</text:p>
          </table:table-cell>
          <table:table-cell office:value-type="float" office:value="-128.98646342593" calcext:value-type="float">
            <text:p>-128.98646342593</text:p>
          </table:table-cell>
          <table:table-cell office:value-type="float" office:value="-130.068287857567" calcext:value-type="float">
            <text:p>-130.068287857567</text:p>
          </table:table-cell>
        </table:table-row>
        <table:table-row table:style-name="ro1">
          <table:table-cell office:value-type="string" calcext:value-type="string">
            <text:p>2019-11-12 10:49:23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8868315068334" calcext:value-type="float">
            <text:p>77.8868315068334</text:p>
          </table:table-cell>
          <table:table-cell office:value-type="float" office:value="981.878495382435" calcext:value-type="float">
            <text:p>981.87849538243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436" calcext:value-type="float">
            <text:p>1356436</text:p>
          </table:table-cell>
          <table:table-cell office:value-type="float" office:value="1633579" calcext:value-type="float">
            <text:p>1633579</text:p>
          </table:table-cell>
          <table:table-cell office:value-type="float" office:value="1647461" calcext:value-type="float">
            <text:p>1647461</text:p>
          </table:table-cell>
          <table:table-cell office:value-type="float" office:value="1155721" calcext:value-type="float">
            <text:p>1155721</text:p>
          </table:table-cell>
          <table:table-cell office:value-type="float" office:value="1018073" calcext:value-type="float">
            <text:p>1018073</text:p>
          </table:table-cell>
          <table:table-cell office:value-type="float" office:value="1007560" calcext:value-type="float">
            <text:p>1007560</text:p>
          </table:table-cell>
          <table:table-cell office:value-type="float" office:value="1657979" calcext:value-type="float">
            <text:p>1657979</text:p>
          </table:table-cell>
          <table:table-cell office:value-type="float" office:value="5" calcext:value-type="float">
            <text:p>5</text:p>
          </table:table-cell>
          <table:table-cell office:value-type="float" office:value="0.808498955786103" calcext:value-type="float">
            <text:p>0.808498955786103</text:p>
          </table:table-cell>
          <table:table-cell office:value-type="float" office:value="0.973689076148161" calcext:value-type="float">
            <text:p>0.973689076148161</text:p>
          </table:table-cell>
          <table:table-cell office:value-type="float" office:value="0.981963393922257" calcext:value-type="float">
            <text:p>0.981963393922257</text:p>
          </table:table-cell>
          <table:table-cell office:value-type="float" office:value="0.688863478763518" calcext:value-type="float">
            <text:p>0.688863478763518</text:p>
          </table:table-cell>
          <table:table-cell office:value-type="float" office:value="0.606818867542609" calcext:value-type="float">
            <text:p>0.606818867542609</text:p>
          </table:table-cell>
          <table:table-cell office:value-type="float" office:value="0.600552630490378" calcext:value-type="float">
            <text:p>0.600552630490378</text:p>
          </table:table-cell>
          <table:table-cell office:value-type="float" office:value="0.988232611207081" calcext:value-type="float">
            <text:p>0.988232611207081</text:p>
          </table:table-cell>
          <table:table-cell office:value-type="float" office:value="-112.227304247296" calcext:value-type="float">
            <text:p>-112.227304247296</text:p>
          </table:table-cell>
          <table:table-cell office:value-type="float" office:value="-128.636226491478" calcext:value-type="float">
            <text:p>-128.636226491478</text:p>
          </table:table-cell>
          <table:table-cell office:value-type="float" office:value="-129.889473901924" calcext:value-type="float">
            <text:p>-129.889473901924</text:p>
          </table:table-cell>
        </table:table-row>
        <table:table-row table:style-name="ro1">
          <table:table-cell office:value-type="string" calcext:value-type="string">
            <text:p>2019-11-12 10:49:24</text:p>
          </table:table-cell>
          <table:table-cell office:value-type="float" office:value="26.004360893392" calcext:value-type="float">
            <text:p>26.004360893392</text:p>
          </table:table-cell>
          <table:table-cell office:value-type="float" office:value="77.8881702191701" calcext:value-type="float">
            <text:p>77.8881702191701</text:p>
          </table:table-cell>
          <table:table-cell office:value-type="float" office:value="981.766353355898" calcext:value-type="float">
            <text:p>981.7663533558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9306" calcext:value-type="float">
            <text:p>1349306</text:p>
          </table:table-cell>
          <table:table-cell office:value-type="float" office:value="1631434" calcext:value-type="float">
            <text:p>1631434</text:p>
          </table:table-cell>
          <table:table-cell office:value-type="float" office:value="1648112" calcext:value-type="float">
            <text:p>1648112</text:p>
          </table:table-cell>
          <table:table-cell office:value-type="float" office:value="1169471" calcext:value-type="float">
            <text:p>1169471</text:p>
          </table:table-cell>
          <table:table-cell office:value-type="float" office:value="1015272" calcext:value-type="float">
            <text:p>1015272</text:p>
          </table:table-cell>
          <table:table-cell office:value-type="float" office:value="1009248" calcext:value-type="float">
            <text:p>1009248</text:p>
          </table:table-cell>
          <table:table-cell office:value-type="float" office:value="1658078" calcext:value-type="float">
            <text:p>1658078</text:p>
          </table:table-cell>
          <table:table-cell office:value-type="float" office:value="5" calcext:value-type="float">
            <text:p>5</text:p>
          </table:table-cell>
          <table:table-cell office:value-type="float" office:value="0.804249144107001" calcext:value-type="float">
            <text:p>0.804249144107001</text:p>
          </table:table-cell>
          <table:table-cell office:value-type="float" office:value="0.972410556365318" calcext:value-type="float">
            <text:p>0.972410556365318</text:p>
          </table:table-cell>
          <table:table-cell office:value-type="float" office:value="0.982351420206001" calcext:value-type="float">
            <text:p>0.982351420206001</text:p>
          </table:table-cell>
          <table:table-cell office:value-type="float" office:value="0.697059118397131" calcext:value-type="float">
            <text:p>0.697059118397131</text:p>
          </table:table-cell>
          <table:table-cell office:value-type="float" office:value="0.605149341243427" calcext:value-type="float">
            <text:p>0.605149341243427</text:p>
          </table:table-cell>
          <table:table-cell office:value-type="float" office:value="0.601558757014126" calcext:value-type="float">
            <text:p>0.601558757014126</text:p>
          </table:table-cell>
          <table:table-cell office:value-type="float" office:value="0.988291619812443" calcext:value-type="float">
            <text:p>0.988291619812443</text:p>
          </table:table-cell>
          <table:table-cell office:value-type="float" office:value="-110.588176320574" calcext:value-type="float">
            <text:p>-110.588176320574</text:p>
          </table:table-cell>
          <table:table-cell office:value-type="float" office:value="-128.970131751315" calcext:value-type="float">
            <text:p>-128.970131751315</text:p>
          </table:table-cell>
          <table:table-cell office:value-type="float" office:value="-129.688248597175" calcext:value-type="float">
            <text:p>-129.688248597175</text:p>
          </table:table-cell>
        </table:table-row>
        <table:table-row table:style-name="ro1">
          <table:table-cell office:value-type="string" calcext:value-type="string">
            <text:p>2019-11-12 10:49:25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712229978545" calcext:value-type="float">
            <text:p>77.8712229978545</text:p>
          </table:table-cell>
          <table:table-cell office:value-type="float" office:value="981.859471454422" calcext:value-type="float">
            <text:p>981.85947145442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706" calcext:value-type="float">
            <text:p>1363706</text:p>
          </table:table-cell>
          <table:table-cell office:value-type="float" office:value="1632803" calcext:value-type="float">
            <text:p>1632803</text:p>
          </table:table-cell>
          <table:table-cell office:value-type="float" office:value="1644535" calcext:value-type="float">
            <text:p>1644535</text:p>
          </table:table-cell>
          <table:table-cell office:value-type="float" office:value="1137458" calcext:value-type="float">
            <text:p>1137458</text:p>
          </table:table-cell>
          <table:table-cell office:value-type="float" office:value="1014019" calcext:value-type="float">
            <text:p>1014019</text:p>
          </table:table-cell>
          <table:table-cell office:value-type="float" office:value="1037844" calcext:value-type="float">
            <text:p>1037844</text:p>
          </table:table-cell>
          <table:table-cell office:value-type="float" office:value="1655116" calcext:value-type="float">
            <text:p>1655116</text:p>
          </table:table-cell>
          <table:table-cell office:value-type="float" office:value="5" calcext:value-type="float">
            <text:p>5</text:p>
          </table:table-cell>
          <table:table-cell office:value-type="float" office:value="0.812832213977839" calcext:value-type="float">
            <text:p>0.812832213977839</text:p>
          </table:table-cell>
          <table:table-cell office:value-type="float" office:value="0.973226544049566" calcext:value-type="float">
            <text:p>0.973226544049566</text:p>
          </table:table-cell>
          <table:table-cell office:value-type="float" office:value="0.980219361808224" calcext:value-type="float">
            <text:p>0.980219361808224</text:p>
          </table:table-cell>
          <table:table-cell office:value-type="float" office:value="0.677977881190524" calcext:value-type="float">
            <text:p>0.677977881190524</text:p>
          </table:table-cell>
          <table:table-cell office:value-type="float" office:value="0.60440249495536" calcext:value-type="float">
            <text:p>0.60440249495536</text:p>
          </table:table-cell>
          <table:table-cell office:value-type="float" office:value="0.618603303265965" calcext:value-type="float">
            <text:p>0.618603303265965</text:p>
          </table:table-cell>
          <table:table-cell office:value-type="float" office:value="0.986526130023733" calcext:value-type="float">
            <text:p>0.986526130023733</text:p>
          </table:table-cell>
          <table:table-cell office:value-type="float" office:value="-114.404423761895" calcext:value-type="float">
            <text:p>-114.404423761895</text:p>
          </table:table-cell>
          <table:table-cell office:value-type="float" office:value="-129.119501008928" calcext:value-type="float">
            <text:p>-129.119501008928</text:p>
          </table:table-cell>
          <table:table-cell office:value-type="float" office:value="-126.279339346807" calcext:value-type="float">
            <text:p>-126.279339346807</text:p>
          </table:table-cell>
        </table:table-row>
        <table:table-row table:style-name="ro1">
          <table:table-cell office:value-type="string" calcext:value-type="string">
            <text:p>2019-11-12 10:49:27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658713953705" calcext:value-type="float">
            <text:p>77.8658713953705</text:p>
          </table:table-cell>
          <table:table-cell office:value-type="float" office:value="981.831937336455" calcext:value-type="float">
            <text:p>981.8319373364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550" calcext:value-type="float">
            <text:p>1366550</text:p>
          </table:table-cell>
          <table:table-cell office:value-type="float" office:value="1633233" calcext:value-type="float">
            <text:p>1633233</text:p>
          </table:table-cell>
          <table:table-cell office:value-type="float" office:value="1646622" calcext:value-type="float">
            <text:p>1646622</text:p>
          </table:table-cell>
          <table:table-cell office:value-type="float" office:value="1124481" calcext:value-type="float">
            <text:p>1124481</text:p>
          </table:table-cell>
          <table:table-cell office:value-type="float" office:value="1046575" calcext:value-type="float">
            <text:p>1046575</text:p>
          </table:table-cell>
          <table:table-cell office:value-type="float" office:value="1021497" calcext:value-type="float">
            <text:p>1021497</text:p>
          </table:table-cell>
          <table:table-cell office:value-type="float" office:value="1661459" calcext:value-type="float">
            <text:p>1661459</text:p>
          </table:table-cell>
          <table:table-cell office:value-type="float" office:value="5" calcext:value-type="float">
            <text:p>5</text:p>
          </table:table-cell>
          <table:table-cell office:value-type="float" office:value="0.81452737027733" calcext:value-type="float">
            <text:p>0.81452737027733</text:p>
          </table:table-cell>
          <table:table-cell office:value-type="float" office:value="0.973482844052654" calcext:value-type="float">
            <text:p>0.973482844052654</text:p>
          </table:table-cell>
          <table:table-cell office:value-type="float" office:value="0.981463310892977" calcext:value-type="float">
            <text:p>0.981463310892977</text:p>
          </table:table-cell>
          <table:table-cell office:value-type="float" office:value="0.67024298551595" calcext:value-type="float">
            <text:p>0.67024298551595</text:p>
          </table:table-cell>
          <table:table-cell office:value-type="float" office:value="0.62380738542168" calcext:value-type="float">
            <text:p>0.62380738542168</text:p>
          </table:table-cell>
          <table:table-cell office:value-type="float" office:value="0.608859730823008" calcext:value-type="float">
            <text:p>0.608859730823008</text:p>
          </table:table-cell>
          <table:table-cell office:value-type="float" office:value="0.990306853092534" calcext:value-type="float">
            <text:p>0.990306853092534</text:p>
          </table:table-cell>
          <table:table-cell office:value-type="float" office:value="-115.95140289681" calcext:value-type="float">
            <text:p>-115.95140289681</text:p>
          </table:table-cell>
          <table:table-cell office:value-type="float" office:value="-125.238522915664" calcext:value-type="float">
            <text:p>-125.238522915664</text:p>
          </table:table-cell>
          <table:table-cell office:value-type="float" office:value="-128.228053835398" calcext:value-type="float">
            <text:p>-128.228053835398</text:p>
          </table:table-cell>
        </table:table-row>
        <table:table-row table:style-name="ro1">
          <table:table-cell office:value-type="string" calcext:value-type="string">
            <text:p>2019-11-12 10:49:28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712229978545" calcext:value-type="float">
            <text:p>77.8712229978545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255" calcext:value-type="float">
            <text:p>1348255</text:p>
          </table:table-cell>
          <table:table-cell office:value-type="float" office:value="1634863" calcext:value-type="float">
            <text:p>1634863</text:p>
          </table:table-cell>
          <table:table-cell office:value-type="float" office:value="1640104" calcext:value-type="float">
            <text:p>1640104</text:p>
          </table:table-cell>
          <table:table-cell office:value-type="float" office:value="1059629" calcext:value-type="float">
            <text:p>1059629</text:p>
          </table:table-cell>
          <table:table-cell office:value-type="float" office:value="1033395" calcext:value-type="float">
            <text:p>1033395</text:p>
          </table:table-cell>
          <table:table-cell office:value-type="float" office:value="1134607" calcext:value-type="float">
            <text:p>1134607</text:p>
          </table:table-cell>
          <table:table-cell office:value-type="float" office:value="1655671" calcext:value-type="float">
            <text:p>1655671</text:p>
          </table:table-cell>
          <table:table-cell office:value-type="float" office:value="5" calcext:value-type="float">
            <text:p>5</text:p>
          </table:table-cell>
          <table:table-cell office:value-type="float" office:value="0.803622699215734" calcext:value-type="float">
            <text:p>0.803622699215734</text:p>
          </table:table-cell>
          <table:table-cell office:value-type="float" office:value="0.974454399878311" calcext:value-type="float">
            <text:p>0.974454399878311</text:p>
          </table:table-cell>
          <table:table-cell office:value-type="float" office:value="0.977578279683385" calcext:value-type="float">
            <text:p>0.977578279683385</text:p>
          </table:table-cell>
          <table:table-cell office:value-type="float" office:value="0.631588176678202" calcext:value-type="float">
            <text:p>0.631588176678202</text:p>
          </table:table-cell>
          <table:table-cell office:value-type="float" office:value="0.615951492303788" calcext:value-type="float">
            <text:p>0.615951492303788</text:p>
          </table:table-cell>
          <table:table-cell office:value-type="float" office:value="0.676278552565402" calcext:value-type="float">
            <text:p>0.676278552565402</text:p>
          </table:table-cell>
          <table:table-cell office:value-type="float" office:value="0.986856935841672" calcext:value-type="float">
            <text:p>0.986856935841672</text:p>
          </table:table-cell>
          <table:table-cell office:value-type="float" office:value="-123.68236466436" calcext:value-type="float">
            <text:p>-123.68236466436</text:p>
          </table:table-cell>
          <table:table-cell office:value-type="float" office:value="-126.809701539242" calcext:value-type="float">
            <text:p>-126.809701539242</text:p>
          </table:table-cell>
          <table:table-cell office:value-type="float" office:value="-114.74428948692" calcext:value-type="float">
            <text:p>-114.74428948692</text:p>
          </table:table-cell>
        </table:table-row>
        <table:table-row table:style-name="ro1">
          <table:table-cell office:value-type="string" calcext:value-type="string">
            <text:p>2019-11-12 10:49:29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712229978545" calcext:value-type="float">
            <text:p>77.8712229978545</text:p>
          </table:table-cell>
          <table:table-cell office:value-type="float" office:value="981.749335113439" calcext:value-type="float">
            <text:p>981.7493351134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506" calcext:value-type="float">
            <text:p>1352506</text:p>
          </table:table-cell>
          <table:table-cell office:value-type="float" office:value="1633238" calcext:value-type="float">
            <text:p>1633238</text:p>
          </table:table-cell>
          <table:table-cell office:value-type="float" office:value="1642781" calcext:value-type="float">
            <text:p>1642781</text:p>
          </table:table-cell>
          <table:table-cell office:value-type="float" office:value="1046840" calcext:value-type="float">
            <text:p>1046840</text:p>
          </table:table-cell>
          <table:table-cell office:value-type="float" office:value="1099801" calcext:value-type="float">
            <text:p>1099801</text:p>
          </table:table-cell>
          <table:table-cell office:value-type="float" office:value="1064730" calcext:value-type="float">
            <text:p>1064730</text:p>
          </table:table-cell>
          <table:table-cell office:value-type="float" office:value="1660780" calcext:value-type="float">
            <text:p>1660780</text:p>
          </table:table-cell>
          <table:table-cell office:value-type="float" office:value="5" calcext:value-type="float">
            <text:p>5</text:p>
          </table:table-cell>
          <table:table-cell office:value-type="float" office:value="0.806156492967187" calcext:value-type="float">
            <text:p>0.806156492967187</text:p>
          </table:table-cell>
          <table:table-cell office:value-type="float" office:value="0.973485824285248" calcext:value-type="float">
            <text:p>0.973485824285248</text:p>
          </table:table-cell>
          <table:table-cell office:value-type="float" office:value="0.979173896214234" calcext:value-type="float">
            <text:p>0.979173896214234</text:p>
          </table:table-cell>
          <table:table-cell office:value-type="float" office:value="0.623965337749164" calcext:value-type="float">
            <text:p>0.623965337749164</text:p>
          </table:table-cell>
          <table:table-cell office:value-type="float" office:value="0.655532557431764" calcext:value-type="float">
            <text:p>0.655532557431764</text:p>
          </table:table-cell>
          <table:table-cell office:value-type="float" office:value="0.634628609970642" calcext:value-type="float">
            <text:p>0.634628609970642</text:p>
          </table:table-cell>
          <table:table-cell office:value-type="float" office:value="0.989902137506263" calcext:value-type="float">
            <text:p>0.989902137506263</text:p>
          </table:table-cell>
          <table:table-cell office:value-type="float" office:value="-125.206932450167" calcext:value-type="float">
            <text:p>-125.206932450167</text:p>
          </table:table-cell>
          <table:table-cell office:value-type="float" office:value="-118.893488513647" calcext:value-type="float">
            <text:p>-118.893488513647</text:p>
          </table:table-cell>
          <table:table-cell office:value-type="float" office:value="-123.074278005872" calcext:value-type="float">
            <text:p>-123.074278005872</text:p>
          </table:table-cell>
        </table:table-row>
        <table:table-row table:style-name="ro1">
          <table:table-cell office:value-type="string" calcext:value-type="string">
            <text:p>2019-11-12 10:49:30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502623562036" calcext:value-type="float">
            <text:p>77.8502623562036</text:p>
          </table:table-cell>
          <table:table-cell office:value-type="float" office:value="981.785378498063" calcext:value-type="float">
            <text:p>981.7853784980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8491" calcext:value-type="float">
            <text:p>1378491</text:p>
          </table:table-cell>
          <table:table-cell office:value-type="float" office:value="1633985" calcext:value-type="float">
            <text:p>1633985</text:p>
          </table:table-cell>
          <table:table-cell office:value-type="float" office:value="1643378" calcext:value-type="float">
            <text:p>1643378</text:p>
          </table:table-cell>
          <table:table-cell office:value-type="float" office:value="1087480" calcext:value-type="float">
            <text:p>1087480</text:p>
          </table:table-cell>
          <table:table-cell office:value-type="float" office:value="1010932" calcext:value-type="float">
            <text:p>1010932</text:p>
          </table:table-cell>
          <table:table-cell office:value-type="float" office:value="1089476" calcext:value-type="float">
            <text:p>1089476</text:p>
          </table:table-cell>
          <table:table-cell office:value-type="float" office:value="1656814" calcext:value-type="float">
            <text:p>1656814</text:p>
          </table:table-cell>
          <table:table-cell office:value-type="float" office:value="5" calcext:value-type="float">
            <text:p>5</text:p>
          </table:table-cell>
          <table:table-cell office:value-type="float" office:value="0.821644761758418" calcext:value-type="float">
            <text:p>0.821644761758418</text:p>
          </table:table-cell>
          <table:table-cell office:value-type="float" office:value="0.973931071034798" calcext:value-type="float">
            <text:p>0.973931071034798</text:p>
          </table:table-cell>
          <table:table-cell office:value-type="float" office:value="0.979529735985963" calcext:value-type="float">
            <text:p>0.979529735985963</text:p>
          </table:table-cell>
          <table:table-cell office:value-type="float" office:value="0.648188668273529" calcext:value-type="float">
            <text:p>0.648188668273529</text:p>
          </table:table-cell>
          <table:table-cell office:value-type="float" office:value="0.602562499351799" calcext:value-type="float">
            <text:p>0.602562499351799</text:p>
          </table:table-cell>
          <table:table-cell office:value-type="float" office:value="0.64937837712507" calcext:value-type="float">
            <text:p>0.64937837712507</text:p>
          </table:table-cell>
          <table:table-cell office:value-type="float" office:value="0.98753821701267" calcext:value-type="float">
            <text:p>0.98753821701267</text:p>
          </table:table-cell>
          <table:table-cell office:value-type="float" office:value="-120.362266345294" calcext:value-type="float">
            <text:p>-120.362266345294</text:p>
          </table:table-cell>
          <table:table-cell office:value-type="float" office:value="-129.48750012964" calcext:value-type="float">
            <text:p>-129.48750012964</text:p>
          </table:table-cell>
          <table:table-cell office:value-type="float" office:value="-120.124324574986" calcext:value-type="float">
            <text:p>-120.124324574986</text:p>
          </table:table-cell>
        </table:table-row>
        <table:table-row table:style-name="ro1">
          <table:table-cell office:value-type="string" calcext:value-type="string">
            <text:p>2019-11-12 10:49:32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556140440882" calcext:value-type="float">
            <text:p>77.8556140440882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256" calcext:value-type="float">
            <text:p>1366256</text:p>
          </table:table-cell>
          <table:table-cell office:value-type="float" office:value="1630432" calcext:value-type="float">
            <text:p>1630432</text:p>
          </table:table-cell>
          <table:table-cell office:value-type="float" office:value="1642793" calcext:value-type="float">
            <text:p>1642793</text:p>
          </table:table-cell>
          <table:table-cell office:value-type="float" office:value="1102014" calcext:value-type="float">
            <text:p>1102014</text:p>
          </table:table-cell>
          <table:table-cell office:value-type="float" office:value="1071603" calcext:value-type="float">
            <text:p>1071603</text:p>
          </table:table-cell>
          <table:table-cell office:value-type="float" office:value="1026669" calcext:value-type="float">
            <text:p>1026669</text:p>
          </table:table-cell>
          <table:table-cell office:value-type="float" office:value="1659977" calcext:value-type="float">
            <text:p>1659977</text:p>
          </table:table-cell>
          <table:table-cell office:value-type="float" office:value="5" calcext:value-type="float">
            <text:p>5</text:p>
          </table:table-cell>
          <table:table-cell office:value-type="float" office:value="0.8143521326008" calcext:value-type="float">
            <text:p>0.8143521326008</text:p>
          </table:table-cell>
          <table:table-cell office:value-type="float" office:value="0.971813317753472" calcext:value-type="float">
            <text:p>0.971813317753472</text:p>
          </table:table-cell>
          <table:table-cell office:value-type="float" office:value="0.97918104877246" calcext:value-type="float">
            <text:p>0.97918104877246</text:p>
          </table:table-cell>
          <table:table-cell office:value-type="float" office:value="0.656851608377887" calcext:value-type="float">
            <text:p>0.656851608377887</text:p>
          </table:table-cell>
          <table:table-cell office:value-type="float" office:value="0.638725237694411" calcext:value-type="float">
            <text:p>0.638725237694411</text:p>
          </table:table-cell>
          <table:table-cell office:value-type="float" office:value="0.611942483418284" calcext:value-type="float">
            <text:p>0.611942483418284</text:p>
          </table:table-cell>
          <table:table-cell office:value-type="float" office:value="0.98942351215166" calcext:value-type="float">
            <text:p>0.98942351215166</text:p>
          </table:table-cell>
          <table:table-cell office:value-type="float" office:value="-118.629678324423" calcext:value-type="float">
            <text:p>-118.629678324423</text:p>
          </table:table-cell>
          <table:table-cell office:value-type="float" office:value="-122.254952461118" calcext:value-type="float">
            <text:p>-122.254952461118</text:p>
          </table:table-cell>
          <table:table-cell office:value-type="float" office:value="-127.611503316343" calcext:value-type="float">
            <text:p>-127.611503316343</text:p>
          </table:table-cell>
        </table:table-row>
        <table:table-row table:style-name="ro1">
          <table:table-cell office:value-type="string" calcext:value-type="string">
            <text:p>2019-11-12 10:49:33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609657233966" calcext:value-type="float">
            <text:p>77.8609657233966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948" calcext:value-type="float">
            <text:p>1366948</text:p>
          </table:table-cell>
          <table:table-cell office:value-type="float" office:value="1635326" calcext:value-type="float">
            <text:p>1635326</text:p>
          </table:table-cell>
          <table:table-cell office:value-type="float" office:value="1641782" calcext:value-type="float">
            <text:p>1641782</text:p>
          </table:table-cell>
          <table:table-cell office:value-type="float" office:value="1065901" calcext:value-type="float">
            <text:p>1065901</text:p>
          </table:table-cell>
          <table:table-cell office:value-type="float" office:value="1002329" calcext:value-type="float">
            <text:p>1002329</text:p>
          </table:table-cell>
          <table:table-cell office:value-type="float" office:value="1131652" calcext:value-type="float">
            <text:p>1131652</text:p>
          </table:table-cell>
          <table:table-cell office:value-type="float" office:value="1654873" calcext:value-type="float">
            <text:p>1654873</text:p>
          </table:table-cell>
          <table:table-cell office:value-type="float" office:value="5" calcext:value-type="float">
            <text:p>5</text:p>
          </table:table-cell>
          <table:table-cell office:value-type="float" office:value="0.814764596791815" calcext:value-type="float">
            <text:p>0.814764596791815</text:p>
          </table:table-cell>
          <table:table-cell office:value-type="float" office:value="0.974730369416519" calcext:value-type="float">
            <text:p>0.974730369416519</text:p>
          </table:table-cell>
          <table:table-cell office:value-type="float" office:value="0.978578445741945" calcext:value-type="float">
            <text:p>0.978578445741945</text:p>
          </table:table-cell>
          <table:table-cell office:value-type="float" office:value="0.635326580444167" calcext:value-type="float">
            <text:p>0.635326580444167</text:p>
          </table:table-cell>
          <table:table-cell office:value-type="float" office:value="0.597434711150493" calcext:value-type="float">
            <text:p>0.597434711150493</text:p>
          </table:table-cell>
          <table:table-cell office:value-type="float" office:value="0.674517235102324" calcext:value-type="float">
            <text:p>0.674517235102324</text:p>
          </table:table-cell>
          <table:table-cell office:value-type="float" office:value="0.986381290719663" calcext:value-type="float">
            <text:p>0.986381290719663</text:p>
          </table:table-cell>
          <table:table-cell office:value-type="float" office:value="-122.934683911167" calcext:value-type="float">
            <text:p>-122.934683911167</text:p>
          </table:table-cell>
          <table:table-cell office:value-type="float" office:value="-130.513057769902" calcext:value-type="float">
            <text:p>-130.513057769902</text:p>
          </table:table-cell>
          <table:table-cell office:value-type="float" office:value="-115.096552979535" calcext:value-type="float">
            <text:p>-115.096552979535</text:p>
          </table:table-cell>
        </table:table-row>
        <table:table-row table:style-name="ro1">
          <table:table-cell office:value-type="string" calcext:value-type="string">
            <text:p>2019-11-12 10:49:34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663173941288" calcext:value-type="float">
            <text:p>77.8663173941288</text:p>
          </table:table-cell>
          <table:table-cell office:value-type="float" office:value="981.785378498063" calcext:value-type="float">
            <text:p>981.7853784980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871" calcext:value-type="float">
            <text:p>1356871</text:p>
          </table:table-cell>
          <table:table-cell office:value-type="float" office:value="1634342" calcext:value-type="float">
            <text:p>1634342</text:p>
          </table:table-cell>
          <table:table-cell office:value-type="float" office:value="1648323" calcext:value-type="float">
            <text:p>1648323</text:p>
          </table:table-cell>
          <table:table-cell office:value-type="float" office:value="1169863" calcext:value-type="float">
            <text:p>1169863</text:p>
          </table:table-cell>
          <table:table-cell office:value-type="float" office:value="1013816" calcext:value-type="float">
            <text:p>1013816</text:p>
          </table:table-cell>
          <table:table-cell office:value-type="float" office:value="1004472" calcext:value-type="float">
            <text:p>1004472</text:p>
          </table:table-cell>
          <table:table-cell office:value-type="float" office:value="1656406" calcext:value-type="float">
            <text:p>1656406</text:p>
          </table:table-cell>
          <table:table-cell office:value-type="float" office:value="5" calcext:value-type="float">
            <text:p>5</text:p>
          </table:table-cell>
          <table:table-cell office:value-type="float" office:value="0.808758236021785" calcext:value-type="float">
            <text:p>0.808758236021785</text:p>
          </table:table-cell>
          <table:table-cell office:value-type="float" office:value="0.974143859642012" calcext:value-type="float">
            <text:p>0.974143859642012</text:p>
          </table:table-cell>
          <table:table-cell office:value-type="float" office:value="0.982477186021469" calcext:value-type="float">
            <text:p>0.982477186021469</text:p>
          </table:table-cell>
          <table:table-cell office:value-type="float" office:value="0.697292768632504" calcext:value-type="float">
            <text:p>0.697292768632504</text:p>
          </table:table-cell>
          <table:table-cell office:value-type="float" office:value="0.604281497512042" calcext:value-type="float">
            <text:p>0.604281497512042</text:p>
          </table:table-cell>
          <table:table-cell office:value-type="float" office:value="0.598712038840299" calcext:value-type="float">
            <text:p>0.598712038840299</text:p>
          </table:table-cell>
          <table:table-cell office:value-type="float" office:value="0.987295030032996" calcext:value-type="float">
            <text:p>0.987295030032996</text:p>
          </table:table-cell>
          <table:table-cell office:value-type="float" office:value="-110.541446273499" calcext:value-type="float">
            <text:p>-110.541446273499</text:p>
          </table:table-cell>
          <table:table-cell office:value-type="float" office:value="-129.143700497592" calcext:value-type="float">
            <text:p>-129.143700497592</text:p>
          </table:table-cell>
          <table:table-cell office:value-type="float" office:value="-130.25759223194" calcext:value-type="float">
            <text:p>-130.25759223194</text:p>
          </table:table-cell>
        </table:table-row>
        <table:table-row table:style-name="ro1">
          <table:table-cell office:value-type="string" calcext:value-type="string">
            <text:p>2019-11-12 10:49:35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663173941288" calcext:value-type="float">
            <text:p>77.8663173941288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411" calcext:value-type="float">
            <text:p>1359411</text:p>
          </table:table-cell>
          <table:table-cell office:value-type="float" office:value="1632241" calcext:value-type="float">
            <text:p>1632241</text:p>
          </table:table-cell>
          <table:table-cell office:value-type="float" office:value="1645096" calcext:value-type="float">
            <text:p>1645096</text:p>
          </table:table-cell>
          <table:table-cell office:value-type="float" office:value="1153030" calcext:value-type="float">
            <text:p>1153030</text:p>
          </table:table-cell>
          <table:table-cell office:value-type="float" office:value="1012891" calcext:value-type="float">
            <text:p>1012891</text:p>
          </table:table-cell>
          <table:table-cell office:value-type="float" office:value="1018681" calcext:value-type="float">
            <text:p>1018681</text:p>
          </table:table-cell>
          <table:table-cell office:value-type="float" office:value="1657971" calcext:value-type="float">
            <text:p>1657971</text:p>
          </table:table-cell>
          <table:table-cell office:value-type="float" office:value="5" calcext:value-type="float">
            <text:p>5</text:p>
          </table:table-cell>
          <table:table-cell office:value-type="float" office:value="0.810272194179558" calcext:value-type="float">
            <text:p>0.810272194179558</text:p>
          </table:table-cell>
          <table:table-cell office:value-type="float" office:value="0.972891565905996" calcext:value-type="float">
            <text:p>0.972891565905996</text:p>
          </table:table-cell>
          <table:table-cell office:value-type="float" office:value="0.980553743905275" calcext:value-type="float">
            <text:p>0.980553743905275</text:p>
          </table:table-cell>
          <table:table-cell office:value-type="float" office:value="0.687259517581405" calcext:value-type="float">
            <text:p>0.687259517581405</text:p>
          </table:table-cell>
          <table:table-cell office:value-type="float" office:value="0.603730154482145" calcext:value-type="float">
            <text:p>0.603730154482145</text:p>
          </table:table-cell>
          <table:table-cell office:value-type="float" office:value="0.607181263826044" calcext:value-type="float">
            <text:p>0.607181263826044</text:p>
          </table:table-cell>
          <table:table-cell office:value-type="float" office:value="0.988227842834931" calcext:value-type="float">
            <text:p>0.988227842834931</text:p>
          </table:table-cell>
          <table:table-cell office:value-type="float" office:value="-112.548096483719" calcext:value-type="float">
            <text:p>-112.548096483719</text:p>
          </table:table-cell>
          <table:table-cell office:value-type="float" office:value="-129.253969103571" calcext:value-type="float">
            <text:p>-129.253969103571</text:p>
          </table:table-cell>
          <table:table-cell office:value-type="float" office:value="-128.563747234791" calcext:value-type="float">
            <text:p>-128.563747234791</text:p>
          </table:table-cell>
        </table:table-row>
        <table:table-row table:style-name="ro1">
          <table:table-cell office:value-type="string" calcext:value-type="string">
            <text:p>2019-11-12 10:49:37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502623562036" calcext:value-type="float">
            <text:p>77.8502623562036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6364" calcext:value-type="float">
            <text:p>1356364</text:p>
          </table:table-cell>
          <table:table-cell office:value-type="float" office:value="1632682" calcext:value-type="float">
            <text:p>1632682</text:p>
          </table:table-cell>
          <table:table-cell office:value-type="float" office:value="1639970" calcext:value-type="float">
            <text:p>1639970</text:p>
          </table:table-cell>
          <table:table-cell office:value-type="float" office:value="1042986" calcext:value-type="float">
            <text:p>1042986</text:p>
          </table:table-cell>
          <table:table-cell office:value-type="float" office:value="1107505" calcext:value-type="float">
            <text:p>1107505</text:p>
          </table:table-cell>
          <table:table-cell office:value-type="float" office:value="1055157" calcext:value-type="float">
            <text:p>1055157</text:p>
          </table:table-cell>
          <table:table-cell office:value-type="float" office:value="1661744" calcext:value-type="float">
            <text:p>1661744</text:p>
          </table:table-cell>
          <table:table-cell office:value-type="float" office:value="5" calcext:value-type="float">
            <text:p>5</text:p>
          </table:table-cell>
          <table:table-cell office:value-type="float" office:value="0.808456040436749" calcext:value-type="float">
            <text:p>0.808456040436749</text:p>
          </table:table-cell>
          <table:table-cell office:value-type="float" office:value="0.97315442242079" calcext:value-type="float">
            <text:p>0.97315442242079</text:p>
          </table:table-cell>
          <table:table-cell office:value-type="float" office:value="0.977498409449864" calcext:value-type="float">
            <text:p>0.977498409449864</text:p>
          </table:table-cell>
          <table:table-cell office:value-type="float" office:value="0.621668174465677" calcext:value-type="float">
            <text:p>0.621668174465677</text:p>
          </table:table-cell>
          <table:table-cell office:value-type="float" office:value="0.660124499812663" calcext:value-type="float">
            <text:p>0.660124499812663</text:p>
          </table:table-cell>
          <table:table-cell office:value-type="float" office:value="0.628922656646092" calcext:value-type="float">
            <text:p>0.628922656646092</text:p>
          </table:table-cell>
          <table:table-cell office:value-type="float" office:value="0.990476726350394" calcext:value-type="float">
            <text:p>0.990476726350394</text:p>
          </table:table-cell>
          <table:table-cell office:value-type="float" office:value="-125.666365106865" calcext:value-type="float">
            <text:p>-125.666365106865</text:p>
          </table:table-cell>
          <table:table-cell office:value-type="float" office:value="-117.975100037468" calcext:value-type="float">
            <text:p>-117.975100037468</text:p>
          </table:table-cell>
          <table:table-cell office:value-type="float" office:value="-124.215468670782" calcext:value-type="float">
            <text:p>-124.215468670782</text:p>
          </table:table-cell>
        </table:table-row>
        <table:table-row table:style-name="ro1">
          <table:table-cell office:value-type="string" calcext:value-type="string">
            <text:p>2019-11-12 10:49:38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8493707071506" calcext:value-type="float">
            <text:p>77.8493707071506</text:p>
          </table:table-cell>
          <table:table-cell office:value-type="float" office:value="981.740826046498" calcext:value-type="float">
            <text:p>981.740826046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244" calcext:value-type="float">
            <text:p>1370244</text:p>
          </table:table-cell>
          <table:table-cell office:value-type="float" office:value="1631355" calcext:value-type="float">
            <text:p>1631355</text:p>
          </table:table-cell>
          <table:table-cell office:value-type="float" office:value="1642796" calcext:value-type="float">
            <text:p>1642796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1128504" calcext:value-type="float">
            <text:p>1128504</text:p>
          </table:table-cell>
          <table:table-cell office:value-type="float" office:value="1035417" calcext:value-type="float">
            <text:p>1035417</text:p>
          </table:table-cell>
          <table:table-cell office:value-type="float" office:value="1662724" calcext:value-type="float">
            <text:p>1662724</text:p>
          </table:table-cell>
          <table:table-cell office:value-type="float" office:value="5" calcext:value-type="float">
            <text:p>5</text:p>
          </table:table-cell>
          <table:table-cell office:value-type="float" office:value="0.816729166117807" calcext:value-type="float">
            <text:p>0.816729166117807</text:p>
          </table:table-cell>
          <table:table-cell office:value-type="float" office:value="0.972363468690332" calcext:value-type="float">
            <text:p>0.972363468690332</text:p>
          </table:table-cell>
          <table:table-cell office:value-type="float" office:value="0.979182836912016" calcext:value-type="float">
            <text:p>0.979182836912016</text:p>
          </table:table-cell>
          <table:table-cell office:value-type="float" office:value="0.621081068644651" calcext:value-type="float">
            <text:p>0.621081068644651</text:p>
          </table:table-cell>
          <table:table-cell office:value-type="float" office:value="0.672640880661116" calcext:value-type="float">
            <text:p>0.672640880661116</text:p>
          </table:table-cell>
          <table:table-cell office:value-type="float" office:value="0.617156698364818" calcext:value-type="float">
            <text:p>0.617156698364818</text:p>
          </table:table-cell>
          <table:table-cell office:value-type="float" office:value="0.991060851938826" calcext:value-type="float">
            <text:p>0.991060851938826</text:p>
          </table:table-cell>
          <table:table-cell office:value-type="float" office:value="-125.78378627107" calcext:value-type="float">
            <text:p>-125.78378627107</text:p>
          </table:table-cell>
          <table:table-cell office:value-type="float" office:value="-115.471823867777" calcext:value-type="float">
            <text:p>-115.471823867777</text:p>
          </table:table-cell>
          <table:table-cell office:value-type="float" office:value="-126.568660327036" calcext:value-type="float">
            <text:p>-126.568660327036</text:p>
          </table:table-cell>
        </table:table-row>
        <table:table-row table:style-name="ro1">
          <table:table-cell office:value-type="string" calcext:value-type="string">
            <text:p>2019-11-12 10:49:39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556140440882" calcext:value-type="float">
            <text:p>77.8556140440882</text:p>
          </table:table-cell>
          <table:table-cell office:value-type="float" office:value="981.730309956899" calcext:value-type="float">
            <text:p>981.7303099568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68" calcext:value-type="float">
            <text:p>1380168</text:p>
          </table:table-cell>
          <table:table-cell office:value-type="float" office:value="1632246" calcext:value-type="float">
            <text:p>1632246</text:p>
          </table:table-cell>
          <table:table-cell office:value-type="float" office:value="1641285" calcext:value-type="float">
            <text:p>1641285</text:p>
          </table:table-cell>
          <table:table-cell office:value-type="float" office:value="1054838" calcext:value-type="float">
            <text:p>1054838</text:p>
          </table:table-cell>
          <table:table-cell office:value-type="float" office:value="1121795" calcext:value-type="float">
            <text:p>1121795</text:p>
          </table:table-cell>
          <table:table-cell office:value-type="float" office:value="1033512" calcext:value-type="float">
            <text:p>1033512</text:p>
          </table:table-cell>
          <table:table-cell office:value-type="float" office:value="1660245" calcext:value-type="float">
            <text:p>1660245</text:p>
          </table:table-cell>
          <table:table-cell office:value-type="float" office:value="5" calcext:value-type="float">
            <text:p>5</text:p>
          </table:table-cell>
          <table:table-cell office:value-type="float" office:value="0.82264433177046" calcext:value-type="float">
            <text:p>0.82264433177046</text:p>
          </table:table-cell>
          <table:table-cell office:value-type="float" office:value="0.97289454613859" calcext:value-type="float">
            <text:p>0.97289454613859</text:p>
          </table:table-cell>
          <table:table-cell office:value-type="float" office:value="0.978282210622097" calcext:value-type="float">
            <text:p>0.978282210622097</text:p>
          </table:table-cell>
          <table:table-cell office:value-type="float" office:value="0.628732517806592" calcext:value-type="float">
            <text:p>0.628732517806592</text:p>
          </table:table-cell>
          <table:table-cell office:value-type="float" office:value="0.668642004566432" calcext:value-type="float">
            <text:p>0.668642004566432</text:p>
          </table:table-cell>
          <table:table-cell office:value-type="float" office:value="0.616021229746488" calcext:value-type="float">
            <text:p>0.616021229746488</text:p>
          </table:table-cell>
          <table:table-cell office:value-type="float" office:value="0.989583252618701" calcext:value-type="float">
            <text:p>0.989583252618701</text:p>
          </table:table-cell>
          <table:table-cell office:value-type="float" office:value="-124.253496438682" calcext:value-type="float">
            <text:p>-124.253496438682</text:p>
          </table:table-cell>
          <table:table-cell office:value-type="float" office:value="-116.271599086714" calcext:value-type="float">
            <text:p>-116.271599086714</text:p>
          </table:table-cell>
          <table:table-cell office:value-type="float" office:value="-126.795754050702" calcext:value-type="float">
            <text:p>-126.795754050702</text:p>
          </table:table-cell>
        </table:table-row>
        <table:table-row table:style-name="ro1">
          <table:table-cell office:value-type="string" calcext:value-type="string">
            <text:p>2019-11-12 10:49:40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498165364628" calcext:value-type="float">
            <text:p>77.8498165364628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529" calcext:value-type="float">
            <text:p>1377529</text:p>
          </table:table-cell>
          <table:table-cell office:value-type="float" office:value="1633558" calcext:value-type="float">
            <text:p>1633558</text:p>
          </table:table-cell>
          <table:table-cell office:value-type="float" office:value="1645255" calcext:value-type="float">
            <text:p>1645255</text:p>
          </table:table-cell>
          <table:table-cell office:value-type="float" office:value="1081609" calcext:value-type="float">
            <text:p>1081609</text:p>
          </table:table-cell>
          <table:table-cell office:value-type="float" office:value="1095999" calcext:value-type="float">
            <text:p>1095999</text:p>
          </table:table-cell>
          <table:table-cell office:value-type="float" office:value="1029954" calcext:value-type="float">
            <text:p>1029954</text:p>
          </table:table-cell>
          <table:table-cell office:value-type="float" office:value="1663316" calcext:value-type="float">
            <text:p>1663316</text:p>
          </table:table-cell>
          <table:table-cell office:value-type="float" office:value="5" calcext:value-type="float">
            <text:p>5</text:p>
          </table:table-cell>
          <table:table-cell office:value-type="float" office:value="0.821071365007325" calcext:value-type="float">
            <text:p>0.821071365007325</text:p>
          </table:table-cell>
          <table:table-cell office:value-type="float" office:value="0.973676559171266" calcext:value-type="float">
            <text:p>0.973676559171266</text:p>
          </table:table-cell>
          <table:table-cell office:value-type="float" office:value="0.980648515301766" calcext:value-type="float">
            <text:p>0.980648515301766</text:p>
          </table:table-cell>
          <table:table-cell office:value-type="float" office:value="0.644689279161606" calcext:value-type="float">
            <text:p>0.644689279161606</text:p>
          </table:table-cell>
          <table:table-cell office:value-type="float" office:value="0.653266388567256" calcext:value-type="float">
            <text:p>0.653266388567256</text:p>
          </table:table-cell>
          <table:table-cell office:value-type="float" office:value="0.613900496232569" calcext:value-type="float">
            <text:p>0.613900496232569</text:p>
          </table:table-cell>
          <table:table-cell office:value-type="float" office:value="0.99141371147796" calcext:value-type="float">
            <text:p>0.99141371147796</text:p>
          </table:table-cell>
          <table:table-cell office:value-type="float" office:value="-121.062144167679" calcext:value-type="float">
            <text:p>-121.062144167679</text:p>
          </table:table-cell>
          <table:table-cell office:value-type="float" office:value="-119.346722286549" calcext:value-type="float">
            <text:p>-119.346722286549</text:p>
          </table:table-cell>
          <table:table-cell office:value-type="float" office:value="-127.219900753486" calcext:value-type="float">
            <text:p>-127.219900753486</text:p>
          </table:table-cell>
        </table:table-row>
        <table:table-row table:style-name="ro1">
          <table:table-cell office:value-type="string" calcext:value-type="string">
            <text:p>2019-11-12 10:49:42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444648996749" calcext:value-type="float">
            <text:p>77.8444648996749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3654" calcext:value-type="float">
            <text:p>1363654</text:p>
          </table:table-cell>
          <table:table-cell office:value-type="float" office:value="1635688" calcext:value-type="float">
            <text:p>1635688</text:p>
          </table:table-cell>
          <table:table-cell office:value-type="float" office:value="1642835" calcext:value-type="float">
            <text:p>1642835</text:p>
          </table:table-cell>
          <table:table-cell office:value-type="float" office:value="1043782" calcext:value-type="float">
            <text:p>1043782</text:p>
          </table:table-cell>
          <table:table-cell office:value-type="float" office:value="1107625" calcext:value-type="float">
            <text:p>1107625</text:p>
          </table:table-cell>
          <table:table-cell office:value-type="float" office:value="1051595" calcext:value-type="float">
            <text:p>1051595</text:p>
          </table:table-cell>
          <table:table-cell office:value-type="float" office:value="1662200" calcext:value-type="float">
            <text:p>1662200</text:p>
          </table:table-cell>
          <table:table-cell office:value-type="float" office:value="5" calcext:value-type="float">
            <text:p>5</text:p>
          </table:table-cell>
          <table:table-cell office:value-type="float" office:value="0.812801219558861" calcext:value-type="float">
            <text:p>0.812801219558861</text:p>
          </table:table-cell>
          <table:table-cell office:value-type="float" office:value="0.974946138256328" calcext:value-type="float">
            <text:p>0.974946138256328</text:p>
          </table:table-cell>
          <table:table-cell office:value-type="float" office:value="0.97920608272625" calcext:value-type="float">
            <text:p>0.97920608272625</text:p>
          </table:table-cell>
          <table:table-cell office:value-type="float" office:value="0.622142627494648" calcext:value-type="float">
            <text:p>0.622142627494648</text:p>
          </table:table-cell>
          <table:table-cell office:value-type="float" office:value="0.66019602539492" calcext:value-type="float">
            <text:p>0.66019602539492</text:p>
          </table:table-cell>
          <table:table-cell office:value-type="float" office:value="0.626799538946097" calcext:value-type="float">
            <text:p>0.626799538946097</text:p>
          </table:table-cell>
          <table:table-cell office:value-type="float" office:value="0.990748523562971" calcext:value-type="float">
            <text:p>0.990748523562971</text:p>
          </table:table-cell>
          <table:table-cell office:value-type="float" office:value="-125.57147450107" calcext:value-type="float">
            <text:p>-125.57147450107</text:p>
          </table:table-cell>
          <table:table-cell office:value-type="float" office:value="-117.960794921016" calcext:value-type="float">
            <text:p>-117.960794921016</text:p>
          </table:table-cell>
          <table:table-cell office:value-type="float" office:value="-124.640092210781" calcext:value-type="float">
            <text:p>-124.640092210781</text:p>
          </table:table-cell>
        </table:table-row>
        <table:table-row table:style-name="ro1">
          <table:table-cell office:value-type="string" calcext:value-type="string">
            <text:p>2019-11-12 10:49:43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39113254311" calcext:value-type="float">
            <text:p>77.839113254311</text:p>
          </table:table-cell>
          <table:table-cell office:value-type="float" office:value="981.776869165963" calcext:value-type="float">
            <text:p>981.7768691659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9336" calcext:value-type="float">
            <text:p>1359336</text:p>
          </table:table-cell>
          <table:table-cell office:value-type="float" office:value="1630080" calcext:value-type="float">
            <text:p>1630080</text:p>
          </table:table-cell>
          <table:table-cell office:value-type="float" office:value="1644256" calcext:value-type="float">
            <text:p>1644256</text:p>
          </table:table-cell>
          <table:table-cell office:value-type="float" office:value="1134078" calcext:value-type="float">
            <text:p>1134078</text:p>
          </table:table-cell>
          <table:table-cell office:value-type="float" office:value="1036268" calcext:value-type="float">
            <text:p>1036268</text:p>
          </table:table-cell>
          <table:table-cell office:value-type="float" office:value="1016666" calcext:value-type="float">
            <text:p>1016666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5" calcext:value-type="float">
            <text:p>5</text:p>
          </table:table-cell>
          <table:table-cell office:value-type="float" office:value="0.810227490690648" calcext:value-type="float">
            <text:p>0.810227490690648</text:p>
          </table:table-cell>
          <table:table-cell office:value-type="float" office:value="0.971603509378851" calcext:value-type="float">
            <text:p>0.971603509378851</text:p>
          </table:table-cell>
          <table:table-cell office:value-type="float" office:value="0.980053064829476" calcext:value-type="float">
            <text:p>0.980053064829476</text:p>
          </table:table-cell>
          <table:table-cell office:value-type="float" office:value="0.675963243956953" calcext:value-type="float">
            <text:p>0.675963243956953</text:p>
          </table:table-cell>
          <table:table-cell office:value-type="float" office:value="0.617663933952324" calcext:value-type="float">
            <text:p>0.617663933952324</text:p>
          </table:table-cell>
          <table:table-cell office:value-type="float" office:value="0.605980230090646" calcext:value-type="float">
            <text:p>0.605980230090646</text:p>
          </table:table-cell>
          <table:table-cell office:value-type="float" office:value="0.990629314259209" calcext:value-type="float">
            <text:p>0.990629314259209</text:p>
          </table:table-cell>
          <table:table-cell office:value-type="float" office:value="-114.807351208609" calcext:value-type="float">
            <text:p>-114.807351208609</text:p>
          </table:table-cell>
          <table:table-cell office:value-type="float" office:value="-126.467213209535" calcext:value-type="float">
            <text:p>-126.467213209535</text:p>
          </table:table-cell>
          <table:table-cell office:value-type="float" office:value="-128.803953981871" calcext:value-type="float">
            <text:p>-128.803953981871</text:p>
          </table:table-cell>
        </table:table-row>
        <table:table-row table:style-name="ro1">
          <table:table-cell office:value-type="string" calcext:value-type="string">
            <text:p>2019-11-12 10:49:44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288555189034" calcext:value-type="float">
            <text:p>77.8288555189034</text:p>
          </table:table-cell>
          <table:table-cell office:value-type="float" office:value="981.730309956899" calcext:value-type="float">
            <text:p>981.73030995689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304" calcext:value-type="float">
            <text:p>1350304</text:p>
          </table:table-cell>
          <table:table-cell office:value-type="float" office:value="1631326" calcext:value-type="float">
            <text:p>1631326</text:p>
          </table:table-cell>
          <table:table-cell office:value-type="float" office:value="1645022" calcext:value-type="float">
            <text:p>1645022</text:p>
          </table:table-cell>
          <table:table-cell office:value-type="float" office:value="1169980" calcext:value-type="float">
            <text:p>1169980</text:p>
          </table:table-cell>
          <table:table-cell office:value-type="float" office:value="1013158" calcext:value-type="float">
            <text:p>1013158</text:p>
          </table:table-cell>
          <table:table-cell office:value-type="float" office:value="1006260" calcext:value-type="float">
            <text:p>1006260</text:p>
          </table:table-cell>
          <table:table-cell office:value-type="float" office:value="1657361" calcext:value-type="float">
            <text:p>1657361</text:p>
          </table:table-cell>
          <table:table-cell office:value-type="float" office:value="5" calcext:value-type="float">
            <text:p>5</text:p>
          </table:table-cell>
          <table:table-cell office:value-type="float" office:value="0.804843998532772" calcext:value-type="float">
            <text:p>0.804843998532772</text:p>
          </table:table-cell>
          <table:table-cell office:value-type="float" office:value="0.972346183341286" calcext:value-type="float">
            <text:p>0.972346183341286</text:p>
          </table:table-cell>
          <table:table-cell office:value-type="float" office:value="0.980509636462883" calcext:value-type="float">
            <text:p>0.980509636462883</text:p>
          </table:table-cell>
          <table:table-cell office:value-type="float" office:value="0.697362506075204" calcext:value-type="float">
            <text:p>0.697362506075204</text:p>
          </table:table-cell>
          <table:table-cell office:value-type="float" office:value="0.603889298902666" calcext:value-type="float">
            <text:p>0.603889298902666</text:p>
          </table:table-cell>
          <table:table-cell office:value-type="float" office:value="0.599777770015928" calcext:value-type="float">
            <text:p>0.599777770015928</text:p>
          </table:table-cell>
          <table:table-cell office:value-type="float" office:value="0.987864254458458" calcext:value-type="float">
            <text:p>0.987864254458458</text:p>
          </table:table-cell>
          <table:table-cell office:value-type="float" office:value="-110.527498784959" calcext:value-type="float">
            <text:p>-110.527498784959</text:p>
          </table:table-cell>
          <table:table-cell office:value-type="float" office:value="-129.222140219467" calcext:value-type="float">
            <text:p>-129.222140219467</text:p>
          </table:table-cell>
          <table:table-cell office:value-type="float" office:value="-130.044445996814" calcext:value-type="float">
            <text:p>-130.044445996814</text:p>
          </table:table-cell>
        </table:table-row>
        <table:table-row table:style-name="ro1">
          <table:table-cell office:value-type="string" calcext:value-type="string">
            <text:p>2019-11-12 10:49:45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8288555189034" calcext:value-type="float">
            <text:p>77.8288555189034</text:p>
          </table:table-cell>
          <table:table-cell office:value-type="float" office:value="981.757844216573" calcext:value-type="float">
            <text:p>981.7578442165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7025" calcext:value-type="float">
            <text:p>1377025</text:p>
          </table:table-cell>
          <table:table-cell office:value-type="float" office:value="1634525" calcext:value-type="float">
            <text:p>1634525</text:p>
          </table:table-cell>
          <table:table-cell office:value-type="float" office:value="1643822" calcext:value-type="float">
            <text:p>1643822</text:p>
          </table:table-cell>
          <table:table-cell office:value-type="float" office:value="1044736" calcext:value-type="float">
            <text:p>1044736</text:p>
          </table:table-cell>
          <table:table-cell office:value-type="float" office:value="1125436" calcext:value-type="float">
            <text:p>1125436</text:p>
          </table:table-cell>
          <table:table-cell office:value-type="float" office:value="1033996" calcext:value-type="float">
            <text:p>1033996</text:p>
          </table:table-cell>
          <table:table-cell office:value-type="float" office:value="1660324" calcext:value-type="float">
            <text:p>1660324</text:p>
          </table:table-cell>
          <table:table-cell office:value-type="float" office:value="5" calcext:value-type="float">
            <text:p>5</text:p>
          </table:table-cell>
          <table:table-cell office:value-type="float" office:value="0.820770957561845" calcext:value-type="float">
            <text:p>0.820770957561845</text:p>
          </table:table-cell>
          <table:table-cell office:value-type="float" office:value="0.974252936154954" calcext:value-type="float">
            <text:p>0.974252936154954</text:p>
          </table:table-cell>
          <table:table-cell office:value-type="float" office:value="0.979794380640313" calcext:value-type="float">
            <text:p>0.979794380640313</text:p>
          </table:table-cell>
          <table:table-cell office:value-type="float" office:value="0.622711255873591" calcext:value-type="float">
            <text:p>0.622711255873591</text:p>
          </table:table-cell>
          <table:table-cell office:value-type="float" office:value="0.670812209941412" calcext:value-type="float">
            <text:p>0.670812209941412</text:p>
          </table:table-cell>
          <table:table-cell office:value-type="float" office:value="0.616309716261591" calcext:value-type="float">
            <text:p>0.616309716261591</text:p>
          </table:table-cell>
          <table:table-cell office:value-type="float" office:value="0.989630340293686" calcext:value-type="float">
            <text:p>0.989630340293686</text:p>
          </table:table-cell>
          <table:table-cell office:value-type="float" office:value="-125.457748825282" calcext:value-type="float">
            <text:p>-125.457748825282</text:p>
          </table:table-cell>
          <table:table-cell office:value-type="float" office:value="-115.837558011718" calcext:value-type="float">
            <text:p>-115.837558011718</text:p>
          </table:table-cell>
          <table:table-cell office:value-type="float" office:value="-126.738056747682" calcext:value-type="float">
            <text:p>-126.738056747682</text:p>
          </table:table-cell>
        </table:table-row>
        <table:table-row table:style-name="ro1">
          <table:table-cell office:value-type="string" calcext:value-type="string">
            <text:p>2019-11-12 10:49:46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284099378553" calcext:value-type="float">
            <text:p>77.8284099378553</text:p>
          </table:table-cell>
          <table:table-cell office:value-type="float" office:value="981.72180108273" calcext:value-type="float">
            <text:p>981.7218010827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407" calcext:value-type="float">
            <text:p>1370407</text:p>
          </table:table-cell>
          <table:table-cell office:value-type="float" office:value="1630363" calcext:value-type="float">
            <text:p>1630363</text:p>
          </table:table-cell>
          <table:table-cell office:value-type="float" office:value="1642432" calcext:value-type="float">
            <text:p>1642432</text:p>
          </table:table-cell>
          <table:table-cell office:value-type="float" office:value="1084673" calcext:value-type="float">
            <text:p>1084673</text:p>
          </table:table-cell>
          <table:table-cell office:value-type="float" office:value="1089061" calcext:value-type="float">
            <text:p>1089061</text:p>
          </table:table-cell>
          <table:table-cell office:value-type="float" office:value="1027335" calcext:value-type="float">
            <text:p>1027335</text:p>
          </table:table-cell>
          <table:table-cell office:value-type="float" office:value="1660516" calcext:value-type="float">
            <text:p>1660516</text:p>
          </table:table-cell>
          <table:table-cell office:value-type="float" office:value="5" calcext:value-type="float">
            <text:p>5</text:p>
          </table:table-cell>
          <table:table-cell office:value-type="float" office:value="0.816826321700373" calcext:value-type="float">
            <text:p>0.816826321700373</text:p>
          </table:table-cell>
          <table:table-cell office:value-type="float" office:value="0.971772190543674" calcext:value-type="float">
            <text:p>0.971772190543674</text:p>
          </table:table-cell>
          <table:table-cell office:value-type="float" office:value="0.97896587597917" calcext:value-type="float">
            <text:p>0.97896587597917</text:p>
          </table:table-cell>
          <table:table-cell office:value-type="float" office:value="0.646515565695234" calcext:value-type="float">
            <text:p>0.646515565695234</text:p>
          </table:table-cell>
          <table:table-cell office:value-type="float" office:value="0.649131017819764" calcext:value-type="float">
            <text:p>0.649131017819764</text:p>
          </table:table-cell>
          <table:table-cell office:value-type="float" office:value="0.61233945039981" calcext:value-type="float">
            <text:p>0.61233945039981</text:p>
          </table:table-cell>
          <table:table-cell office:value-type="float" office:value="0.989744781225298" calcext:value-type="float">
            <text:p>0.989744781225298</text:p>
          </table:table-cell>
          <table:table-cell office:value-type="float" office:value="-120.696886860953" calcext:value-type="float">
            <text:p>-120.696886860953</text:p>
          </table:table-cell>
          <table:table-cell office:value-type="float" office:value="-120.173796436047" calcext:value-type="float">
            <text:p>-120.173796436047</text:p>
          </table:table-cell>
          <table:table-cell office:value-type="float" office:value="-127.532109920038" calcext:value-type="float">
            <text:p>-127.532109920038</text:p>
          </table:table-cell>
        </table:table-row>
        <table:table-row table:style-name="ro1">
          <table:table-cell office:value-type="string" calcext:value-type="string">
            <text:p>2019-11-12 10:49:48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498165364628" calcext:value-type="float">
            <text:p>77.8498165364628</text:p>
          </table:table-cell>
          <table:table-cell office:value-type="float" office:value="981.776869165963" calcext:value-type="float">
            <text:p>981.77686916596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6865" calcext:value-type="float">
            <text:p>1366865</text:p>
          </table:table-cell>
          <table:table-cell office:value-type="float" office:value="1632771" calcext:value-type="float">
            <text:p>1632771</text:p>
          </table:table-cell>
          <table:table-cell office:value-type="float" office:value="1644255" calcext:value-type="float">
            <text:p>1644255</text:p>
          </table:table-cell>
          <table:table-cell office:value-type="float" office:value="1124697" calcext:value-type="float">
            <text:p>1124697</text:p>
          </table:table-cell>
          <table:table-cell office:value-type="float" office:value="1011566" calcext:value-type="float">
            <text:p>1011566</text:p>
          </table:table-cell>
          <table:table-cell office:value-type="float" office:value="1050461" calcext:value-type="float">
            <text:p>1050461</text:p>
          </table:table-cell>
          <table:table-cell office:value-type="float" office:value="1657447" calcext:value-type="float">
            <text:p>1657447</text:p>
          </table:table-cell>
          <table:table-cell office:value-type="float" office:value="5" calcext:value-type="float">
            <text:p>5</text:p>
          </table:table-cell>
          <table:table-cell office:value-type="float" office:value="0.814715124930754" calcext:value-type="float">
            <text:p>0.814715124930754</text:p>
          </table:table-cell>
          <table:table-cell office:value-type="float" office:value="0.973207470560964" calcext:value-type="float">
            <text:p>0.973207470560964</text:p>
          </table:table-cell>
          <table:table-cell office:value-type="float" office:value="0.980052468782958" calcext:value-type="float">
            <text:p>0.980052468782958</text:p>
          </table:table-cell>
          <table:table-cell office:value-type="float" office:value="0.670371731564013" calcext:value-type="float">
            <text:p>0.670371731564013</text:p>
          </table:table-cell>
          <table:table-cell office:value-type="float" office:value="0.602940392844724" calcext:value-type="float">
            <text:p>0.602940392844724</text:p>
          </table:table-cell>
          <table:table-cell office:value-type="float" office:value="0.626123622193768" calcext:value-type="float">
            <text:p>0.626123622193768</text:p>
          </table:table-cell>
          <table:table-cell office:value-type="float" office:value="0.987915514459075" calcext:value-type="float">
            <text:p>0.987915514459075</text:p>
          </table:table-cell>
          <table:table-cell office:value-type="float" office:value="-115.925653687197" calcext:value-type="float">
            <text:p>-115.925653687197</text:p>
          </table:table-cell>
          <table:table-cell office:value-type="float" office:value="-129.411921431055" calcext:value-type="float">
            <text:p>-129.411921431055</text:p>
          </table:table-cell>
          <table:table-cell office:value-type="float" office:value="-124.775275561246" calcext:value-type="float">
            <text:p>-124.775275561246</text:p>
          </table:table-cell>
        </table:table-row>
        <table:table-row table:style-name="ro1">
          <table:table-cell office:value-type="string" calcext:value-type="string">
            <text:p>2019-11-12 10:49:49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177065870957" calcext:value-type="float">
            <text:p>77.8177065870957</text:p>
          </table:table-cell>
          <table:table-cell office:value-type="float" office:value="981.749335113439" calcext:value-type="float">
            <text:p>981.7493351134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008" calcext:value-type="float">
            <text:p>1370008</text:p>
          </table:table-cell>
          <table:table-cell office:value-type="float" office:value="1638233" calcext:value-type="float">
            <text:p>1638233</text:p>
          </table:table-cell>
          <table:table-cell office:value-type="float" office:value="1641880" calcext:value-type="float">
            <text:p>1641880</text:p>
          </table:table-cell>
          <table:table-cell office:value-type="float" office:value="1066284" calcext:value-type="float">
            <text:p>1066284</text:p>
          </table:table-cell>
          <table:table-cell office:value-type="float" office:value="1000613" calcext:value-type="float">
            <text:p>1000613</text:p>
          </table:table-cell>
          <table:table-cell office:value-type="float" office:value="1133279" calcext:value-type="float">
            <text:p>1133279</text:p>
          </table:table-cell>
          <table:table-cell office:value-type="float" office:value="1654266" calcext:value-type="float">
            <text:p>1654266</text:p>
          </table:table-cell>
          <table:table-cell office:value-type="float" office:value="5" calcext:value-type="float">
            <text:p>5</text:p>
          </table:table-cell>
          <table:table-cell office:value-type="float" office:value="0.816588499139368" calcext:value-type="float">
            <text:p>0.816588499139368</text:p>
          </table:table-cell>
          <table:table-cell office:value-type="float" office:value="0.976463076646695" calcext:value-type="float">
            <text:p>0.976463076646695</text:p>
          </table:table-cell>
          <table:table-cell office:value-type="float" office:value="0.978636858300788" calcext:value-type="float">
            <text:p>0.978636858300788</text:p>
          </table:table-cell>
          <table:table-cell office:value-type="float" office:value="0.63555486626087" calcext:value-type="float">
            <text:p>0.63555486626087</text:p>
          </table:table-cell>
          <table:table-cell office:value-type="float" office:value="0.596411895324218" calcext:value-type="float">
            <text:p>0.596411895324218</text:p>
          </table:table-cell>
          <table:table-cell office:value-type="float" office:value="0.675487002788425" calcext:value-type="float">
            <text:p>0.675487002788425</text:p>
          </table:table-cell>
          <table:table-cell office:value-type="float" office:value="0.986019490482746" calcext:value-type="float">
            <text:p>0.986019490482746</text:p>
          </table:table-cell>
          <table:table-cell office:value-type="float" office:value="-122.889026747826" calcext:value-type="float">
            <text:p>-122.889026747826</text:p>
          </table:table-cell>
          <table:table-cell office:value-type="float" office:value="-130.717620935156" calcext:value-type="float">
            <text:p>-130.717620935156</text:p>
          </table:table-cell>
          <table:table-cell office:value-type="float" office:value="-114.902599442315" calcext:value-type="float">
            <text:p>-114.902599442315</text:p>
          </table:table-cell>
        </table:table-row>
        <table:table-row table:style-name="ro1">
          <table:table-cell office:value-type="string" calcext:value-type="string">
            <text:p>2019-11-12 10:49:50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801206204387" calcext:value-type="float">
            <text:p>77.801206204387</text:p>
          </table:table-cell>
          <table:table-cell office:value-type="float" office:value="981.713292244753" calcext:value-type="float">
            <text:p>981.7132922447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578" calcext:value-type="float">
            <text:p>1352578</text:p>
          </table:table-cell>
          <table:table-cell office:value-type="float" office:value="1634732" calcext:value-type="float">
            <text:p>1634732</text:p>
          </table:table-cell>
          <table:table-cell office:value-type="float" office:value="1639545" calcext:value-type="float">
            <text:p>1639545</text:p>
          </table:table-cell>
          <table:table-cell office:value-type="float" office:value="1055031" calcext:value-type="float">
            <text:p>1055031</text:p>
          </table:table-cell>
          <table:table-cell office:value-type="float" office:value="1063132" calcext:value-type="float">
            <text:p>1063132</text:p>
          </table:table-cell>
          <table:table-cell office:value-type="float" office:value="1099029" calcext:value-type="float">
            <text:p>1099029</text:p>
          </table:table-cell>
          <table:table-cell office:value-type="float" office:value="1657301" calcext:value-type="float">
            <text:p>1657301</text:p>
          </table:table-cell>
          <table:table-cell office:value-type="float" office:value="5" calcext:value-type="float">
            <text:p>5</text:p>
          </table:table-cell>
          <table:table-cell office:value-type="float" office:value="0.806199408316542" calcext:value-type="float">
            <text:p>0.806199408316542</text:p>
          </table:table-cell>
          <table:table-cell office:value-type="float" office:value="0.974376317784347" calcext:value-type="float">
            <text:p>0.974376317784347</text:p>
          </table:table-cell>
          <table:table-cell office:value-type="float" office:value="0.977245089679371" calcext:value-type="float">
            <text:p>0.977245089679371</text:p>
          </table:table-cell>
          <table:table-cell office:value-type="float" office:value="0.628847554784722" calcext:value-type="float">
            <text:p>0.628847554784722</text:p>
          </table:table-cell>
          <table:table-cell office:value-type="float" office:value="0.633676127633587" calcext:value-type="float">
            <text:p>0.633676127633587</text:p>
          </table:table-cell>
          <table:table-cell office:value-type="float" office:value="0.655072409519244" calcext:value-type="float">
            <text:p>0.655072409519244</text:p>
          </table:table-cell>
          <table:table-cell office:value-type="float" office:value="0.987828491667329" calcext:value-type="float">
            <text:p>0.987828491667329</text:p>
          </table:table-cell>
          <table:table-cell office:value-type="float" office:value="-124.230489043056" calcext:value-type="float">
            <text:p>-124.230489043056</text:p>
          </table:table-cell>
          <table:table-cell office:value-type="float" office:value="-123.264774473283" calcext:value-type="float">
            <text:p>-123.264774473283</text:p>
          </table:table-cell>
          <table:table-cell office:value-type="float" office:value="-118.985518096151" calcext:value-type="float">
            <text:p>-118.985518096151</text:p>
          </table:table-cell>
        </table:table-row>
        <table:table-row table:style-name="ro1">
          <table:table-cell office:value-type="string" calcext:value-type="string">
            <text:p>2019-11-12 10:49:51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8070032020321" calcext:value-type="float">
            <text:p>77.8070032020321</text:p>
          </table:table-cell>
          <table:table-cell office:value-type="float" office:value="981.749335113439" calcext:value-type="float">
            <text:p>981.749335113439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5190" calcext:value-type="float">
            <text:p>1355190</text:p>
          </table:table-cell>
          <table:table-cell office:value-type="float" office:value="1632479" calcext:value-type="float">
            <text:p>1632479</text:p>
          </table:table-cell>
          <table:table-cell office:value-type="float" office:value="1639699" calcext:value-type="float">
            <text:p>1639699</text:p>
          </table:table-cell>
          <table:table-cell office:value-type="float" office:value="1044964" calcext:value-type="float">
            <text:p>1044964</text:p>
          </table:table-cell>
          <table:table-cell office:value-type="float" office:value="1106879" calcext:value-type="float">
            <text:p>1106879</text:p>
          </table:table-cell>
          <table:table-cell office:value-type="float" office:value="1053954" calcext:value-type="float">
            <text:p>1053954</text:p>
          </table:table-cell>
          <table:table-cell office:value-type="float" office:value="1662246" calcext:value-type="float">
            <text:p>1662246</text:p>
          </table:table-cell>
          <table:table-cell office:value-type="float" office:value="5" calcext:value-type="float">
            <text:p>5</text:p>
          </table:table-cell>
          <table:table-cell office:value-type="float" office:value="0.807756281823669" calcext:value-type="float">
            <text:p>0.807756281823669</text:p>
          </table:table-cell>
          <table:table-cell office:value-type="float" office:value="0.973033424977472" calcext:value-type="float">
            <text:p>0.973033424977472</text:p>
          </table:table-cell>
          <table:table-cell office:value-type="float" office:value="0.977336880843268" calcext:value-type="float">
            <text:p>0.977336880843268</text:p>
          </table:table-cell>
          <table:table-cell office:value-type="float" office:value="0.62284715447988" calcext:value-type="float">
            <text:p>0.62284715447988</text:p>
          </table:table-cell>
          <table:table-cell office:value-type="float" office:value="0.659751374691889" calcext:value-type="float">
            <text:p>0.659751374691889</text:p>
          </table:table-cell>
          <table:table-cell office:value-type="float" office:value="0.628205612683965" calcext:value-type="float">
            <text:p>0.628205612683965</text:p>
          </table:table-cell>
          <table:table-cell office:value-type="float" office:value="0.990775941702836" calcext:value-type="float">
            <text:p>0.990775941702836</text:p>
          </table:table-cell>
          <table:table-cell office:value-type="float" office:value="-125.430569104024" calcext:value-type="float">
            <text:p>-125.430569104024</text:p>
          </table:table-cell>
          <table:table-cell office:value-type="float" office:value="-118.049725061622" calcext:value-type="float">
            <text:p>-118.049725061622</text:p>
          </table:table-cell>
          <table:table-cell office:value-type="float" office:value="-124.358877463207" calcext:value-type="float">
            <text:p>-124.358877463207</text:p>
          </table:table-cell>
        </table:table-row>
        <table:table-row table:style-name="ro1">
          <table:table-cell office:value-type="string" calcext:value-type="string">
            <text:p>2019-11-12 10:49:53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7637444442153" calcext:value-type="float">
            <text:p>77.7637444442153</text:p>
          </table:table-cell>
          <table:table-cell office:value-type="float" office:value="981.79589371543" calcext:value-type="float">
            <text:p>981.795893715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622" calcext:value-type="float">
            <text:p>1367622</text:p>
          </table:table-cell>
          <table:table-cell office:value-type="float" office:value="1632668" calcext:value-type="float">
            <text:p>1632668</text:p>
          </table:table-cell>
          <table:table-cell office:value-type="float" office:value="1644195" calcext:value-type="float">
            <text:p>1644195</text:p>
          </table:table-cell>
          <table:table-cell office:value-type="float" office:value="1124884" calcext:value-type="float">
            <text:p>1124884</text:p>
          </table:table-cell>
          <table:table-cell office:value-type="float" office:value="1013104" calcext:value-type="float">
            <text:p>1013104</text:p>
          </table:table-cell>
          <table:table-cell office:value-type="float" office:value="1049224" calcext:value-type="float">
            <text:p>1049224</text:p>
          </table:table-cell>
          <table:table-cell office:value-type="float" office:value="1657870" calcext:value-type="float">
            <text:p>1657870</text:p>
          </table:table-cell>
          <table:table-cell office:value-type="float" office:value="5" calcext:value-type="float">
            <text:p>5</text:p>
          </table:table-cell>
          <table:table-cell office:value-type="float" office:value="0.815166332145492" calcext:value-type="float">
            <text:p>0.815166332145492</text:p>
          </table:table-cell>
          <table:table-cell office:value-type="float" office:value="0.973146077769527" calcext:value-type="float">
            <text:p>0.973146077769527</text:p>
          </table:table-cell>
          <table:table-cell office:value-type="float" office:value="0.980016705991829" calcext:value-type="float">
            <text:p>0.980016705991829</text:p>
          </table:table-cell>
          <table:table-cell office:value-type="float" office:value="0.67048319226303" calcext:value-type="float">
            <text:p>0.67048319226303</text:p>
          </table:table-cell>
          <table:table-cell office:value-type="float" office:value="0.603857112390651" calcext:value-type="float">
            <text:p>0.603857112390651</text:p>
          </table:table-cell>
          <table:table-cell office:value-type="float" office:value="0.625386312650003" calcext:value-type="float">
            <text:p>0.625386312650003</text:p>
          </table:table-cell>
          <table:table-cell office:value-type="float" office:value="0.988167642136531" calcext:value-type="float">
            <text:p>0.988167642136531</text:p>
          </table:table-cell>
          <table:table-cell office:value-type="float" office:value="-115.903361547394" calcext:value-type="float">
            <text:p>-115.903361547394</text:p>
          </table:table-cell>
          <table:table-cell office:value-type="float" office:value="-129.22857752187" calcext:value-type="float">
            <text:p>-129.22857752187</text:p>
          </table:table-cell>
          <table:table-cell office:value-type="float" office:value="-124.92273747" calcext:value-type="float">
            <text:p>-124.92273747</text:p>
          </table:table-cell>
        </table:table-row>
        <table:table-row table:style-name="ro1">
          <table:table-cell office:value-type="string" calcext:value-type="string">
            <text:p>2019-11-12 10:49:54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7851512157682" calcext:value-type="float">
            <text:p>77.7851512157682</text:p>
          </table:table-cell>
          <table:table-cell office:value-type="float" office:value="981.79589371543" calcext:value-type="float">
            <text:p>981.7958937154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6301" calcext:value-type="float">
            <text:p>1346301</text:p>
          </table:table-cell>
          <table:table-cell office:value-type="float" office:value="1634242" calcext:value-type="float">
            <text:p>1634242</text:p>
          </table:table-cell>
          <table:table-cell office:value-type="float" office:value="1640095" calcext:value-type="float">
            <text:p>1640095</text:p>
          </table:table-cell>
          <table:table-cell office:value-type="float" office:value="1060021" calcext:value-type="float">
            <text:p>1060021</text:p>
          </table:table-cell>
          <table:table-cell office:value-type="float" office:value="1045245" calcext:value-type="float">
            <text:p>1045245</text:p>
          </table:table-cell>
          <table:table-cell office:value-type="float" office:value="1120324" calcext:value-type="float">
            <text:p>1120324</text:p>
          </table:table-cell>
          <table:table-cell office:value-type="float" office:value="1659976" calcext:value-type="float">
            <text:p>1659976</text:p>
          </table:table-cell>
          <table:table-cell office:value-type="float" office:value="5" calcext:value-type="float">
            <text:p>5</text:p>
          </table:table-cell>
          <table:table-cell office:value-type="float" office:value="0.802458024317983" calcext:value-type="float">
            <text:p>0.802458024317983</text:p>
          </table:table-cell>
          <table:table-cell office:value-type="float" office:value="0.974084254990131" calcext:value-type="float">
            <text:p>0.974084254990131</text:p>
          </table:table-cell>
          <table:table-cell office:value-type="float" office:value="0.977572915264716" calcext:value-type="float">
            <text:p>0.977572915264716</text:p>
          </table:table-cell>
          <table:table-cell office:value-type="float" office:value="0.631821826913575" calcext:value-type="float">
            <text:p>0.631821826913575</text:p>
          </table:table-cell>
          <table:table-cell office:value-type="float" office:value="0.623014643551665" calcext:value-type="float">
            <text:p>0.623014643551665</text:p>
          </table:table-cell>
          <table:table-cell office:value-type="float" office:value="0.667765220137265" calcext:value-type="float">
            <text:p>0.667765220137265</text:p>
          </table:table-cell>
          <table:table-cell office:value-type="float" office:value="0.989422916105141" calcext:value-type="float">
            <text:p>0.989422916105141</text:p>
          </table:table-cell>
          <table:table-cell office:value-type="float" office:value="-123.635634617285" calcext:value-type="float">
            <text:p>-123.635634617285</text:p>
          </table:table-cell>
          <table:table-cell office:value-type="float" office:value="-125.397071289667" calcext:value-type="float">
            <text:p>-125.397071289667</text:p>
          </table:table-cell>
          <table:table-cell office:value-type="float" office:value="-116.446955972547" calcext:value-type="float">
            <text:p>-116.446955972547</text:p>
          </table:table-cell>
        </table:table-row>
        <table:table-row table:style-name="ro1">
          <table:table-cell office:value-type="string" calcext:value-type="string">
            <text:p>2019-11-12 10:49:55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7632995601211" calcext:value-type="float">
            <text:p>77.7632995601211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8577" calcext:value-type="float">
            <text:p>1348577</text:p>
          </table:table-cell>
          <table:table-cell office:value-type="float" office:value="1630762" calcext:value-type="float">
            <text:p>1630762</text:p>
          </table:table-cell>
          <table:table-cell office:value-type="float" office:value="1644934" calcext:value-type="float">
            <text:p>1644934</text:p>
          </table:table-cell>
          <table:table-cell office:value-type="float" office:value="1171158" calcext:value-type="float">
            <text:p>1171158</text:p>
          </table:table-cell>
          <table:table-cell office:value-type="float" office:value="1012521" calcext:value-type="float">
            <text:p>1012521</text:p>
          </table:table-cell>
          <table:table-cell office:value-type="float" office:value="1003924" calcext:value-type="float">
            <text:p>1003924</text:p>
          </table:table-cell>
          <table:table-cell office:value-type="float" office:value="1659621" calcext:value-type="float">
            <text:p>1659621</text:p>
          </table:table-cell>
          <table:table-cell office:value-type="float" office:value="5" calcext:value-type="float">
            <text:p>5</text:p>
          </table:table-cell>
          <table:table-cell office:value-type="float" office:value="0.80381462619479" calcext:value-type="float">
            <text:p>0.80381462619479</text:p>
          </table:table-cell>
          <table:table-cell office:value-type="float" office:value="0.972010013104679" calcext:value-type="float">
            <text:p>0.972010013104679</text:p>
          </table:table-cell>
          <table:table-cell office:value-type="float" office:value="0.980457184369228" calcext:value-type="float">
            <text:p>0.980457184369228</text:p>
          </table:table-cell>
          <table:table-cell office:value-type="float" office:value="0.69806464887436" calcext:value-type="float">
            <text:p>0.69806464887436</text:p>
          </table:table-cell>
          <table:table-cell office:value-type="float" office:value="0.603509617270186" calcext:value-type="float">
            <text:p>0.603509617270186</text:p>
          </table:table-cell>
          <table:table-cell office:value-type="float" office:value="0.598385405347992" calcext:value-type="float">
            <text:p>0.598385405347992</text:p>
          </table:table-cell>
          <table:table-cell office:value-type="float" office:value="0.989211319590964" calcext:value-type="float">
            <text:p>0.989211319590964</text:p>
          </table:table-cell>
          <table:table-cell office:value-type="float" office:value="-110.387070225128" calcext:value-type="float">
            <text:p>-110.387070225128</text:p>
          </table:table-cell>
          <table:table-cell office:value-type="float" office:value="-129.298076545963" calcext:value-type="float">
            <text:p>-129.298076545963</text:p>
          </table:table-cell>
          <table:table-cell office:value-type="float" office:value="-130.322918930402" calcext:value-type="float">
            <text:p>-130.322918930402</text:p>
          </table:table-cell>
        </table:table-row>
        <table:table-row table:style-name="ro1">
          <table:table-cell office:value-type="string" calcext:value-type="string">
            <text:p>2019-11-12 10:49:56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7418928900605" calcext:value-type="float">
            <text:p>77.7418928900605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0228" calcext:value-type="float">
            <text:p>1370228</text:p>
          </table:table-cell>
          <table:table-cell office:value-type="float" office:value="1631768" calcext:value-type="float">
            <text:p>1631768</text:p>
          </table:table-cell>
          <table:table-cell office:value-type="float" office:value="1640183" calcext:value-type="float">
            <text:p>1640183</text:p>
          </table:table-cell>
          <table:table-cell office:value-type="float" office:value="1040580" calcext:value-type="float">
            <text:p>1040580</text:p>
          </table:table-cell>
          <table:table-cell office:value-type="float" office:value="1121685" calcext:value-type="float">
            <text:p>1121685</text:p>
          </table:table-cell>
          <table:table-cell office:value-type="float" office:value="1037289" calcext:value-type="float">
            <text:p>1037289</text:p>
          </table:table-cell>
          <table:table-cell office:value-type="float" office:value="1659896" calcext:value-type="float">
            <text:p>1659896</text:p>
          </table:table-cell>
          <table:table-cell office:value-type="float" office:value="5" calcext:value-type="float">
            <text:p>5</text:p>
          </table:table-cell>
          <table:table-cell office:value-type="float" office:value="0.816719629373506" calcext:value-type="float">
            <text:p>0.816719629373506</text:p>
          </table:table-cell>
          <table:table-cell office:value-type="float" office:value="0.9726096359026" calcext:value-type="float">
            <text:p>0.9726096359026</text:p>
          </table:table-cell>
          <table:table-cell office:value-type="float" office:value="0.977625367358371" calcext:value-type="float">
            <text:p>0.977625367358371</text:p>
          </table:table-cell>
          <table:table-cell office:value-type="float" office:value="0.620234086541425" calcext:value-type="float">
            <text:p>0.620234086541425</text:p>
          </table:table-cell>
          <table:table-cell office:value-type="float" office:value="0.668576439449363" calcext:value-type="float">
            <text:p>0.668576439449363</text:p>
          </table:table-cell>
          <table:table-cell office:value-type="float" office:value="0.618272497448027" calcext:value-type="float">
            <text:p>0.618272497448027</text:p>
          </table:table-cell>
          <table:table-cell office:value-type="float" office:value="0.989375232383637" calcext:value-type="float">
            <text:p>0.989375232383637</text:p>
          </table:table-cell>
          <table:table-cell office:value-type="float" office:value="-125.953182691715" calcext:value-type="float">
            <text:p>-125.953182691715</text:p>
          </table:table-cell>
          <table:table-cell office:value-type="float" office:value="-116.284712110127" calcext:value-type="float">
            <text:p>-116.284712110127</text:p>
          </table:table-cell>
          <table:table-cell office:value-type="float" office:value="-126.345500510395" calcext:value-type="float">
            <text:p>-126.345500510395</text:p>
          </table:table-cell>
        </table:table-row>
        <table:table-row table:style-name="ro1">
          <table:table-cell office:value-type="string" calcext:value-type="string">
            <text:p>2019-11-12 10:49:58</text:p>
          </table:table-cell>
          <table:table-cell office:value-type="float" office:value="25.9942527655512" calcext:value-type="float">
            <text:p>25.9942527655512</text:p>
          </table:table-cell>
          <table:table-cell office:value-type="float" office:value="77.7160230439695" calcext:value-type="float">
            <text:p>77.7160230439695</text:p>
          </table:table-cell>
          <table:table-cell office:value-type="float" office:value="981.831937336455" calcext:value-type="float">
            <text:p>981.83193733645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4557" calcext:value-type="float">
            <text:p>1364557</text:p>
          </table:table-cell>
          <table:table-cell office:value-type="float" office:value="1629967" calcext:value-type="float">
            <text:p>1629967</text:p>
          </table:table-cell>
          <table:table-cell office:value-type="float" office:value="1642716" calcext:value-type="float">
            <text:p>1642716</text:p>
          </table:table-cell>
          <table:table-cell office:value-type="float" office:value="1103826" calcext:value-type="float">
            <text:p>1103826</text:p>
          </table:table-cell>
          <table:table-cell office:value-type="float" office:value="1067294" calcext:value-type="float">
            <text:p>1067294</text:p>
          </table:table-cell>
          <table:table-cell office:value-type="float" office:value="1024436" calcext:value-type="float">
            <text:p>1024436</text:p>
          </table:table-cell>
          <table:table-cell office:value-type="float" office:value="1660353" calcext:value-type="float">
            <text:p>1660353</text:p>
          </table:table-cell>
          <table:table-cell office:value-type="float" office:value="5" calcext:value-type="float">
            <text:p>5</text:p>
          </table:table-cell>
          <table:table-cell office:value-type="float" office:value="0.813339449565345" calcext:value-type="float">
            <text:p>0.813339449565345</text:p>
          </table:table-cell>
          <table:table-cell office:value-type="float" office:value="0.971536156122226" calcext:value-type="float">
            <text:p>0.971536156122226</text:p>
          </table:table-cell>
          <table:table-cell office:value-type="float" office:value="0.979135153190512" calcext:value-type="float">
            <text:p>0.979135153190512</text:p>
          </table:table-cell>
          <table:table-cell office:value-type="float" office:value="0.657931644669967" calcext:value-type="float">
            <text:p>0.657931644669967</text:p>
          </table:table-cell>
          <table:table-cell office:value-type="float" office:value="0.636156873244866" calcext:value-type="float">
            <text:p>0.636156873244866</text:p>
          </table:table-cell>
          <table:table-cell office:value-type="float" office:value="0.610611511541785" calcext:value-type="float">
            <text:p>0.610611511541785</text:p>
          </table:table-cell>
          <table:table-cell office:value-type="float" office:value="0.989647625642732" calcext:value-type="float">
            <text:p>0.989647625642732</text:p>
          </table:table-cell>
          <table:table-cell office:value-type="float" office:value="-118.413671066007" calcext:value-type="float">
            <text:p>-118.413671066007</text:p>
          </table:table-cell>
          <table:table-cell office:value-type="float" office:value="-122.768625351027" calcext:value-type="float">
            <text:p>-122.768625351027</text:p>
          </table:table-cell>
          <table:table-cell office:value-type="float" office:value="-127.877697691643" calcext:value-type="float">
            <text:p>-127.877697691643</text:p>
          </table:table-cell>
        </table:table-row>
        <table:table-row table:style-name="ro1">
          <table:table-cell office:value-type="string" calcext:value-type="string">
            <text:p>2019-11-12 10:49:59</text:p>
          </table:table-cell>
          <table:table-cell office:value-type="float" office:value="25.9993068293261" calcext:value-type="float">
            <text:p>25.9993068293261</text:p>
          </table:table-cell>
          <table:table-cell office:value-type="float" office:value="77.7057635415233" calcext:value-type="float">
            <text:p>77.7057635415233</text:p>
          </table:table-cell>
          <table:table-cell office:value-type="float" office:value="981.812912801367" calcext:value-type="float">
            <text:p>981.81291280136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3371" calcext:value-type="float">
            <text:p>1373371</text:p>
          </table:table-cell>
          <table:table-cell office:value-type="float" office:value="1634177" calcext:value-type="float">
            <text:p>1634177</text:p>
          </table:table-cell>
          <table:table-cell office:value-type="float" office:value="1642609" calcext:value-type="float">
            <text:p>1642609</text:p>
          </table:table-cell>
          <table:table-cell office:value-type="float" office:value="1076218" calcext:value-type="float">
            <text:p>1076218</text:p>
          </table:table-cell>
          <table:table-cell office:value-type="float" office:value="1004690" calcext:value-type="float">
            <text:p>1004690</text:p>
          </table:table-cell>
          <table:table-cell office:value-type="float" office:value="1105232" calcext:value-type="float">
            <text:p>1105232</text:p>
          </table:table-cell>
          <table:table-cell office:value-type="float" office:value="1654279" calcext:value-type="float">
            <text:p>1654279</text:p>
          </table:table-cell>
          <table:table-cell office:value-type="float" office:value="5" calcext:value-type="float">
            <text:p>5</text:p>
          </table:table-cell>
          <table:table-cell office:value-type="float" office:value="0.81859300358212" calcext:value-type="float">
            <text:p>0.81859300358212</text:p>
          </table:table-cell>
          <table:table-cell office:value-type="float" office:value="0.974045511966409" calcext:value-type="float">
            <text:p>0.974045511966409</text:p>
          </table:table-cell>
          <table:table-cell office:value-type="float" office:value="0.979071376212999" calcext:value-type="float">
            <text:p>0.979071376212999</text:p>
          </table:table-cell>
          <table:table-cell office:value-type="float" office:value="0.641475992378711" calcext:value-type="float">
            <text:p>0.641475992378711</text:p>
          </table:table-cell>
          <table:table-cell office:value-type="float" office:value="0.598841976981399" calcext:value-type="float">
            <text:p>0.598841976981399</text:p>
          </table:table-cell>
          <table:table-cell office:value-type="float" office:value="0.658769686075412" calcext:value-type="float">
            <text:p>0.658769686075412</text:p>
          </table:table-cell>
          <table:table-cell office:value-type="float" office:value="0.986027239087491" calcext:value-type="float">
            <text:p>0.986027239087491</text:p>
          </table:table-cell>
          <table:table-cell office:value-type="float" office:value="-121.704801524258" calcext:value-type="float">
            <text:p>-121.704801524258</text:p>
          </table:table-cell>
          <table:table-cell office:value-type="float" office:value="-130.23160460372" calcext:value-type="float">
            <text:p>-130.23160460372</text:p>
          </table:table-cell>
          <table:table-cell office:value-type="float" office:value="-118.246062784918" calcext:value-type="float">
            <text:p>-118.246062784918</text:p>
          </table:table-cell>
        </table:table-row>
        <table:table-row table:style-name="ro1">
          <table:table-cell office:value-type="string" calcext:value-type="string">
            <text:p>2019-11-12 10:50:00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6986349607695" calcext:value-type="float">
            <text:p>77.6986349607695</text:p>
          </table:table-cell>
          <table:table-cell office:value-type="float" office:value="981.806408183534" calcext:value-type="float">
            <text:p>981.806408183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116" calcext:value-type="float">
            <text:p>1360116</text:p>
          </table:table-cell>
          <table:table-cell office:value-type="float" office:value="1632041" calcext:value-type="float">
            <text:p>1632041</text:p>
          </table:table-cell>
          <table:table-cell office:value-type="float" office:value="1646208" calcext:value-type="float">
            <text:p>1646208</text:p>
          </table:table-cell>
          <table:table-cell office:value-type="float" office:value="1115108" calcext:value-type="float">
            <text:p>1115108</text:p>
          </table:table-cell>
          <table:table-cell office:value-type="float" office:value="1042437" calcext:value-type="float">
            <text:p>1042437</text:p>
          </table:table-cell>
          <table:table-cell office:value-type="float" office:value="1022629" calcext:value-type="float">
            <text:p>1022629</text:p>
          </table:table-cell>
          <table:table-cell office:value-type="float" office:value="1659871" calcext:value-type="float">
            <text:p>1659871</text:p>
          </table:table-cell>
          <table:table-cell office:value-type="float" office:value="5" calcext:value-type="float">
            <text:p>5</text:p>
          </table:table-cell>
          <table:table-cell office:value-type="float" office:value="0.810692406975318" calcext:value-type="float">
            <text:p>0.810692406975318</text:p>
          </table:table-cell>
          <table:table-cell office:value-type="float" office:value="0.972772356602234" calcext:value-type="float">
            <text:p>0.972772356602234</text:p>
          </table:table-cell>
          <table:table-cell office:value-type="float" office:value="0.98121654763419" calcext:value-type="float">
            <text:p>0.98121654763419</text:p>
          </table:table-cell>
          <table:table-cell office:value-type="float" office:value="0.664656241495161" calcext:value-type="float">
            <text:p>0.664656241495161</text:p>
          </table:table-cell>
          <table:table-cell office:value-type="float" office:value="0.621340944926851" calcext:value-type="float">
            <text:p>0.621340944926851</text:p>
          </table:table-cell>
          <table:table-cell office:value-type="float" office:value="0.609534455482299" calcext:value-type="float">
            <text:p>0.609534455482299</text:p>
          </table:table-cell>
          <table:table-cell office:value-type="float" office:value="0.989360331220666" calcext:value-type="float">
            <text:p>0.989360331220666</text:p>
          </table:table-cell>
          <table:table-cell office:value-type="float" office:value="-117.068751700968" calcext:value-type="float">
            <text:p>-117.068751700968</text:p>
          </table:table-cell>
          <table:table-cell office:value-type="float" office:value="-125.73181101463" calcext:value-type="float">
            <text:p>-125.73181101463</text:p>
          </table:table-cell>
          <table:table-cell office:value-type="float" office:value="-128.09310890354" calcext:value-type="float">
            <text:p>-128.09310890354</text:p>
          </table:table-cell>
        </table:table-row>
        <table:table-row table:style-name="ro1">
          <table:table-cell office:value-type="string" calcext:value-type="string">
            <text:p>2019-11-12 10:50:01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6874874886769" calcext:value-type="float">
            <text:p>77.6874874886769</text:p>
          </table:table-cell>
          <table:table-cell office:value-type="float" office:value="981.742832199516" calcext:value-type="float">
            <text:p>981.742832199516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115" calcext:value-type="float">
            <text:p>1350115</text:p>
          </table:table-cell>
          <table:table-cell office:value-type="float" office:value="1633749" calcext:value-type="float">
            <text:p>1633749</text:p>
          </table:table-cell>
          <table:table-cell office:value-type="float" office:value="1647923" calcext:value-type="float">
            <text:p>1647923</text:p>
          </table:table-cell>
          <table:table-cell office:value-type="float" office:value="1162680" calcext:value-type="float">
            <text:p>1162680</text:p>
          </table:table-cell>
          <table:table-cell office:value-type="float" office:value="1009068" calcext:value-type="float">
            <text:p>1009068</text:p>
          </table:table-cell>
          <table:table-cell office:value-type="float" office:value="1000081" calcext:value-type="float">
            <text:p>1000081</text:p>
          </table:table-cell>
          <table:table-cell office:value-type="float" office:value="1660844" calcext:value-type="float">
            <text:p>1660844</text:p>
          </table:table-cell>
          <table:table-cell office:value-type="float" office:value="5" calcext:value-type="float">
            <text:p>5</text:p>
          </table:table-cell>
          <table:table-cell office:value-type="float" office:value="0.804731345740717" calcext:value-type="float">
            <text:p>0.804731345740717</text:p>
          </table:table-cell>
          <table:table-cell office:value-type="float" office:value="0.973790404056359" calcext:value-type="float">
            <text:p>0.973790404056359</text:p>
          </table:table-cell>
          <table:table-cell office:value-type="float" office:value="0.982238767413946" calcext:value-type="float">
            <text:p>0.982238767413946</text:p>
          </table:table-cell>
          <table:table-cell office:value-type="float" office:value="0.693011366487904" calcext:value-type="float">
            <text:p>0.693011366487904</text:p>
          </table:table-cell>
          <table:table-cell office:value-type="float" office:value="0.601451468640741" calcext:value-type="float">
            <text:p>0.601451468640741</text:p>
          </table:table-cell>
          <table:table-cell office:value-type="float" office:value="0.596094798576212" calcext:value-type="float">
            <text:p>0.596094798576212</text:p>
          </table:table-cell>
          <table:table-cell office:value-type="float" office:value="0.989940284483467" calcext:value-type="float">
            <text:p>0.989940284483467</text:p>
          </table:table-cell>
          <table:table-cell office:value-type="float" office:value="-111.397726702419" calcext:value-type="float">
            <text:p>-111.397726702419</text:p>
          </table:table-cell>
          <table:table-cell office:value-type="float" office:value="-129.709706271852" calcext:value-type="float">
            <text:p>-129.709706271852</text:p>
          </table:table-cell>
          <table:table-cell office:value-type="float" office:value="-130.781040284758" calcext:value-type="float">
            <text:p>-130.781040284758</text:p>
          </table:table-cell>
        </table:table-row>
        <table:table-row table:style-name="ro1">
          <table:table-cell office:value-type="string" calcext:value-type="string">
            <text:p>2019-11-12 10:50:03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7097826277018" calcext:value-type="float">
            <text:p>77.7097826277018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485" calcext:value-type="float">
            <text:p>1350485</text:p>
          </table:table-cell>
          <table:table-cell office:value-type="float" office:value="1637174" calcext:value-type="float">
            <text:p>1637174</text:p>
          </table:table-cell>
          <table:table-cell office:value-type="float" office:value="1642267" calcext:value-type="float">
            <text:p>1642267</text:p>
          </table:table-cell>
          <table:table-cell office:value-type="float" office:value="1054317" calcext:value-type="float">
            <text:p>1054317</text:p>
          </table:table-cell>
          <table:table-cell office:value-type="float" office:value="1052774" calcext:value-type="float">
            <text:p>1052774</text:p>
          </table:table-cell>
          <table:table-cell office:value-type="float" office:value="1103765" calcext:value-type="float">
            <text:p>1103765</text:p>
          </table:table-cell>
          <table:table-cell office:value-type="float" office:value="1659781" calcext:value-type="float">
            <text:p>1659781</text:p>
          </table:table-cell>
          <table:table-cell office:value-type="float" office:value="5" calcext:value-type="float">
            <text:p>5</text:p>
          </table:table-cell>
          <table:table-cell office:value-type="float" office:value="0.804951882952676" calcext:value-type="float">
            <text:p>0.804951882952676</text:p>
          </table:table-cell>
          <table:table-cell office:value-type="float" office:value="0.975831863383277" calcext:value-type="float">
            <text:p>0.975831863383277</text:p>
          </table:table-cell>
          <table:table-cell office:value-type="float" office:value="0.978867528303567" calcext:value-type="float">
            <text:p>0.978867528303567</text:p>
          </table:table-cell>
          <table:table-cell office:value-type="float" office:value="0.628421977570293" calcext:value-type="float">
            <text:p>0.628421977570293</text:p>
          </table:table-cell>
          <table:table-cell office:value-type="float" office:value="0.627502277791772" calcext:value-type="float">
            <text:p>0.627502277791772</text:p>
          </table:table-cell>
          <table:table-cell office:value-type="float" office:value="0.65789528583232" calcext:value-type="float">
            <text:p>0.65789528583232</text:p>
          </table:table-cell>
          <table:table-cell office:value-type="float" office:value="0.989306687033974" calcext:value-type="float">
            <text:p>0.989306687033974</text:p>
          </table:table-cell>
          <table:table-cell office:value-type="float" office:value="-124.315604485941" calcext:value-type="float">
            <text:p>-124.315604485941</text:p>
          </table:table-cell>
          <table:table-cell office:value-type="float" office:value="-124.499544441646" calcext:value-type="float">
            <text:p>-124.499544441646</text:p>
          </table:table-cell>
          <table:table-cell office:value-type="float" office:value="-118.420942833536" calcext:value-type="float">
            <text:p>-118.420942833536</text:p>
          </table:table-cell>
        </table:table-row>
        <table:table-row table:style-name="ro1">
          <table:table-cell office:value-type="string" calcext:value-type="string">
            <text:p>2019-11-12 10:50:04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6874874886769" calcext:value-type="float">
            <text:p>77.6874874886769</text:p>
          </table:table-cell>
          <table:table-cell office:value-type="float" office:value="981.797898538293" calcext:value-type="float">
            <text:p>981.79789853829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1538" calcext:value-type="float">
            <text:p>1351538</text:p>
          </table:table-cell>
          <table:table-cell office:value-type="float" office:value="1631351" calcext:value-type="float">
            <text:p>1631351</text:p>
          </table:table-cell>
          <table:table-cell office:value-type="float" office:value="1644434" calcext:value-type="float">
            <text:p>1644434</text:p>
          </table:table-cell>
          <table:table-cell office:value-type="float" office:value="1161610" calcext:value-type="float">
            <text:p>1161610</text:p>
          </table:table-cell>
          <table:table-cell office:value-type="float" office:value="1011140" calcext:value-type="float">
            <text:p>1011140</text:p>
          </table:table-cell>
          <table:table-cell office:value-type="float" office:value="1008523" calcext:value-type="float">
            <text:p>1008523</text:p>
          </table:table-cell>
          <table:table-cell office:value-type="float" office:value="1655283" calcext:value-type="float">
            <text:p>1655283</text:p>
          </table:table-cell>
          <table:table-cell office:value-type="float" office:value="5" calcext:value-type="float">
            <text:p>5</text:p>
          </table:table-cell>
          <table:table-cell office:value-type="float" office:value="0.805579519936981" calcext:value-type="float">
            <text:p>0.805579519936981</text:p>
          </table:table-cell>
          <table:table-cell office:value-type="float" office:value="0.972361084504257" calcext:value-type="float">
            <text:p>0.972361084504257</text:p>
          </table:table-cell>
          <table:table-cell office:value-type="float" office:value="0.980159161109824" calcext:value-type="float">
            <text:p>0.980159161109824</text:p>
          </table:table-cell>
          <table:table-cell office:value-type="float" office:value="0.69237359671278" calcext:value-type="float">
            <text:p>0.69237359671278</text:p>
          </table:table-cell>
          <table:table-cell office:value-type="float" office:value="0.602686477027712" calcext:value-type="float">
            <text:p>0.602686477027712</text:p>
          </table:table-cell>
          <table:table-cell office:value-type="float" office:value="0.601126623287991" calcext:value-type="float">
            <text:p>0.601126623287991</text:p>
          </table:table-cell>
          <table:table-cell office:value-type="float" office:value="0.986625669792374" calcext:value-type="float">
            <text:p>0.986625669792374</text:p>
          </table:table-cell>
          <table:table-cell office:value-type="float" office:value="-111.525280657444" calcext:value-type="float">
            <text:p>-111.525280657444</text:p>
          </table:table-cell>
          <table:table-cell office:value-type="float" office:value="-129.462704594458" calcext:value-type="float">
            <text:p>-129.462704594458</text:p>
          </table:table-cell>
          <table:table-cell office:value-type="float" office:value="-129.774675342402" calcext:value-type="float">
            <text:p>-129.774675342402</text:p>
          </table:table-cell>
        </table:table-row>
        <table:table-row table:style-name="ro1">
          <table:table-cell office:value-type="string" calcext:value-type="string">
            <text:p>2019-11-12 10:50:05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6879315564328" calcext:value-type="float">
            <text:p>77.6879315564328</text:p>
          </table:table-cell>
          <table:table-cell office:value-type="float" office:value="981.751341386831" calcext:value-type="float">
            <text:p>981.7513413868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9632" calcext:value-type="float">
            <text:p>1369632</text:p>
          </table:table-cell>
          <table:table-cell office:value-type="float" office:value="1633454" calcext:value-type="float">
            <text:p>1633454</text:p>
          </table:table-cell>
          <table:table-cell office:value-type="float" office:value="1643466" calcext:value-type="float">
            <text:p>1643466</text:p>
          </table:table-cell>
          <table:table-cell office:value-type="float" office:value="1041864" calcext:value-type="float">
            <text:p>1041864</text:p>
          </table:table-cell>
          <table:table-cell office:value-type="float" office:value="1122086" calcext:value-type="float">
            <text:p>1122086</text:p>
          </table:table-cell>
          <table:table-cell office:value-type="float" office:value="1031799" calcext:value-type="float">
            <text:p>1031799</text:p>
          </table:table-cell>
          <table:table-cell office:value-type="float" office:value="1663091" calcext:value-type="float">
            <text:p>1663091</text:p>
          </table:table-cell>
          <table:table-cell office:value-type="float" office:value="5" calcext:value-type="float">
            <text:p>5</text:p>
          </table:table-cell>
          <table:table-cell office:value-type="float" office:value="0.816364385648297" calcext:value-type="float">
            <text:p>0.816364385648297</text:p>
          </table:table-cell>
          <table:table-cell office:value-type="float" office:value="0.97361457033331" calcext:value-type="float">
            <text:p>0.97361457033331</text:p>
          </table:table-cell>
          <table:table-cell office:value-type="float" office:value="0.979582188079618" calcext:value-type="float">
            <text:p>0.979582188079618</text:p>
          </table:table-cell>
          <table:table-cell office:value-type="float" office:value="0.620999410271574" calcext:value-type="float">
            <text:p>0.620999410271574</text:p>
          </table:table-cell>
          <table:table-cell office:value-type="float" office:value="0.668815454103405" calcext:value-type="float">
            <text:p>0.668815454103405</text:p>
          </table:table-cell>
          <table:table-cell office:value-type="float" office:value="0.61500020205977" calcext:value-type="float">
            <text:p>0.61500020205977</text:p>
          </table:table-cell>
          <table:table-cell office:value-type="float" office:value="0.991279601011229" calcext:value-type="float">
            <text:p>0.991279601011229</text:p>
          </table:table-cell>
          <table:table-cell office:value-type="float" office:value="-125.800117945685" calcext:value-type="float">
            <text:p>-125.800117945685</text:p>
          </table:table-cell>
          <table:table-cell office:value-type="float" office:value="-116.236909179319" calcext:value-type="float">
            <text:p>-116.236909179319</text:p>
          </table:table-cell>
          <table:table-cell office:value-type="float" office:value="-126.999959588046" calcext:value-type="float">
            <text:p>-126.999959588046</text:p>
          </table:table-cell>
        </table:table-row>
        <table:table-row table:style-name="ro1">
          <table:table-cell office:value-type="string" calcext:value-type="string">
            <text:p>2019-11-12 10:50:06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6825798414014" calcext:value-type="float">
            <text:p>77.6825798414014</text:p>
          </table:table-cell>
          <table:table-cell office:value-type="float" office:value="981.751341386831" calcext:value-type="float">
            <text:p>981.7513413868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873" calcext:value-type="float">
            <text:p>1367873</text:p>
          </table:table-cell>
          <table:table-cell office:value-type="float" office:value="1635203" calcext:value-type="float">
            <text:p>1635203</text:p>
          </table:table-cell>
          <table:table-cell office:value-type="float" office:value="1641311" calcext:value-type="float">
            <text:p>1641311</text:p>
          </table:table-cell>
          <table:table-cell office:value-type="float" office:value="1065608" calcext:value-type="float">
            <text:p>1065608</text:p>
          </table:table-cell>
          <table:table-cell office:value-type="float" office:value="999839" calcext:value-type="float">
            <text:p>999839</text:p>
          </table:table-cell>
          <table:table-cell office:value-type="float" office:value="1118470" calcext:value-type="float">
            <text:p>1118470</text:p>
          </table:table-cell>
          <table:table-cell office:value-type="float" office:value="1653786" calcext:value-type="float">
            <text:p>1653786</text:p>
          </table:table-cell>
          <table:table-cell office:value-type="float" office:value="5" calcext:value-type="float">
            <text:p>5</text:p>
          </table:table-cell>
          <table:table-cell office:value-type="float" office:value="0.815315939821713" calcext:value-type="float">
            <text:p>0.815315939821713</text:p>
          </table:table-cell>
          <table:table-cell office:value-type="float" office:value="0.974657055694706" calcext:value-type="float">
            <text:p>0.974657055694706</text:p>
          </table:table-cell>
          <table:table-cell office:value-type="float" office:value="0.978297707831586" calcext:value-type="float">
            <text:p>0.978297707831586</text:p>
          </table:table-cell>
          <table:table-cell office:value-type="float" office:value="0.635151938814156" calcext:value-type="float">
            <text:p>0.635151938814156</text:p>
          </table:table-cell>
          <table:table-cell office:value-type="float" office:value="0.59595055531866" calcext:value-type="float">
            <text:p>0.59595055531866</text:p>
          </table:table-cell>
          <table:table-cell office:value-type="float" office:value="0.666660149891394" calcext:value-type="float">
            <text:p>0.666660149891394</text:p>
          </table:table-cell>
          <table:table-cell office:value-type="float" office:value="0.985733388153718" calcext:value-type="float">
            <text:p>0.985733388153718</text:p>
          </table:table-cell>
          <table:table-cell office:value-type="float" office:value="-122.969612237169" calcext:value-type="float">
            <text:p>-122.969612237169</text:p>
          </table:table-cell>
          <table:table-cell office:value-type="float" office:value="-130.809888936268" calcext:value-type="float">
            <text:p>-130.809888936268</text:p>
          </table:table-cell>
          <table:table-cell office:value-type="float" office:value="-116.667970021721" calcext:value-type="float">
            <text:p>-116.667970021721</text:p>
          </table:table-cell>
        </table:table-row>
        <table:table-row table:style-name="ro1">
          <table:table-cell office:value-type="string" calcext:value-type="string">
            <text:p>2019-11-12 10:50:08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6990791383107" calcext:value-type="float">
            <text:p>77.6990791383107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418" calcext:value-type="float">
            <text:p>1345418</text:p>
          </table:table-cell>
          <table:table-cell office:value-type="float" office:value="1633580" calcext:value-type="float">
            <text:p>1633580</text:p>
          </table:table-cell>
          <table:table-cell office:value-type="float" office:value="1639119" calcext:value-type="float">
            <text:p>1639119</text:p>
          </table:table-cell>
          <table:table-cell office:value-type="float" office:value="1052859" calcext:value-type="float">
            <text:p>1052859</text:p>
          </table:table-cell>
          <table:table-cell office:value-type="float" office:value="1070654" calcext:value-type="float">
            <text:p>1070654</text:p>
          </table:table-cell>
          <table:table-cell office:value-type="float" office:value="1093111" calcext:value-type="float">
            <text:p>1093111</text:p>
          </table:table-cell>
          <table:table-cell office:value-type="float" office:value="1660689" calcext:value-type="float">
            <text:p>1660689</text:p>
          </table:table-cell>
          <table:table-cell office:value-type="float" office:value="5" calcext:value-type="float">
            <text:p>5</text:p>
          </table:table-cell>
          <table:table-cell office:value-type="float" office:value="0.801931715241875" calcext:value-type="float">
            <text:p>0.801931715241875</text:p>
          </table:table-cell>
          <table:table-cell office:value-type="float" office:value="0.97368967219468" calcext:value-type="float">
            <text:p>0.97368967219468</text:p>
          </table:table-cell>
          <table:table-cell office:value-type="float" office:value="0.976991173862359" calcext:value-type="float">
            <text:p>0.976991173862359</text:p>
          </table:table-cell>
          <table:table-cell office:value-type="float" office:value="0.62755294174587" calcext:value-type="float">
            <text:p>0.62755294174587</text:p>
          </table:table-cell>
          <table:table-cell office:value-type="float" office:value="0.638159589548062" calcext:value-type="float">
            <text:p>0.638159589548062</text:p>
          </table:table-cell>
          <table:table-cell office:value-type="float" office:value="0.651545006220937" calcext:value-type="float">
            <text:p>0.651545006220937</text:p>
          </table:table-cell>
          <table:table-cell office:value-type="float" office:value="0.989847897273051" calcext:value-type="float">
            <text:p>0.989847897273051</text:p>
          </table:table-cell>
          <table:table-cell office:value-type="float" office:value="-124.489411650826" calcext:value-type="float">
            <text:p>-124.489411650826</text:p>
          </table:table-cell>
          <table:table-cell office:value-type="float" office:value="-122.368082090388" calcext:value-type="float">
            <text:p>-122.368082090388</text:p>
          </table:table-cell>
          <table:table-cell office:value-type="float" office:value="-119.690998755813" calcext:value-type="float">
            <text:p>-119.690998755813</text:p>
          </table:table-cell>
        </table:table-row>
        <table:table-row table:style-name="ro1">
          <table:table-cell office:value-type="string" calcext:value-type="string">
            <text:p>2019-11-12 10:50:09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6620604055282" calcext:value-type="float">
            <text:p>77.6620604055282</text:p>
          </table:table-cell>
          <table:table-cell office:value-type="float" office:value="981.713292244753" calcext:value-type="float">
            <text:p>981.71329224475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174" calcext:value-type="float">
            <text:p>1374174</text:p>
          </table:table-cell>
          <table:table-cell office:value-type="float" office:value="1636475" calcext:value-type="float">
            <text:p>1636475</text:p>
          </table:table-cell>
          <table:table-cell office:value-type="float" office:value="1644810" calcext:value-type="float">
            <text:p>1644810</text:p>
          </table:table-cell>
          <table:table-cell office:value-type="float" office:value="1117859" calcext:value-type="float">
            <text:p>1117859</text:p>
          </table:table-cell>
          <table:table-cell office:value-type="float" office:value="1010350" calcext:value-type="float">
            <text:p>1010350</text:p>
          </table:table-cell>
          <table:table-cell office:value-type="float" office:value="1055292" calcext:value-type="float">
            <text:p>1055292</text:p>
          </table:table-cell>
          <table:table-cell office:value-type="float" office:value="1654822" calcext:value-type="float">
            <text:p>1654822</text:p>
          </table:table-cell>
          <table:table-cell office:value-type="float" office:value="5" calcext:value-type="float">
            <text:p>5</text:p>
          </table:table-cell>
          <table:table-cell office:value-type="float" office:value="0.819071628936723" calcext:value-type="float">
            <text:p>0.819071628936723</text:p>
          </table:table-cell>
          <table:table-cell office:value-type="float" office:value="0.97541522686663" calcext:value-type="float">
            <text:p>0.97541522686663</text:p>
          </table:table-cell>
          <table:table-cell office:value-type="float" office:value="0.980383274600896" calcext:value-type="float">
            <text:p>0.980383274600896</text:p>
          </table:table-cell>
          <table:table-cell office:value-type="float" office:value="0.666295965468403" calcext:value-type="float">
            <text:p>0.666295965468403</text:p>
          </table:table-cell>
          <table:table-cell office:value-type="float" office:value="0.602215600277853" calcext:value-type="float">
            <text:p>0.602215600277853</text:p>
          </table:table-cell>
          <table:table-cell office:value-type="float" office:value="0.629003122926131" calcext:value-type="float">
            <text:p>0.629003122926131</text:p>
          </table:table-cell>
          <table:table-cell office:value-type="float" office:value="0.986350892347204" calcext:value-type="float">
            <text:p>0.986350892347204</text:p>
          </table:table-cell>
          <table:table-cell office:value-type="float" office:value="-116.74080690632" calcext:value-type="float">
            <text:p>-116.74080690632</text:p>
          </table:table-cell>
          <table:table-cell office:value-type="float" office:value="-129.556879944429" calcext:value-type="float">
            <text:p>-129.556879944429</text:p>
          </table:table-cell>
          <table:table-cell office:value-type="float" office:value="-124.199375414774" calcext:value-type="float">
            <text:p>-124.199375414774</text:p>
          </table:table-cell>
        </table:table-row>
        <table:table-row table:style-name="ro1">
          <table:table-cell office:value-type="string" calcext:value-type="string">
            <text:p>2019-11-12 10:50:10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6406528450023" calcext:value-type="float">
            <text:p>77.6406528450023</text:p>
          </table:table-cell>
          <table:table-cell office:value-type="float" office:value="981.768359870057" calcext:value-type="float">
            <text:p>981.768359870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80173" calcext:value-type="float">
            <text:p>1380173</text:p>
          </table:table-cell>
          <table:table-cell office:value-type="float" office:value="1630701" calcext:value-type="float">
            <text:p>1630701</text:p>
          </table:table-cell>
          <table:table-cell office:value-type="float" office:value="1641570" calcext:value-type="float">
            <text:p>1641570</text:p>
          </table:table-cell>
          <table:table-cell office:value-type="float" office:value="1065592" calcext:value-type="float">
            <text:p>1065592</text:p>
          </table:table-cell>
          <table:table-cell office:value-type="float" office:value="1108688" calcext:value-type="float">
            <text:p>1108688</text:p>
          </table:table-cell>
          <table:table-cell office:value-type="float" office:value="1031333" calcext:value-type="float">
            <text:p>1031333</text:p>
          </table:table-cell>
          <table:table-cell office:value-type="float" office:value="1660489" calcext:value-type="float">
            <text:p>1660489</text:p>
          </table:table-cell>
          <table:table-cell office:value-type="float" office:value="5" calcext:value-type="float">
            <text:p>5</text:p>
          </table:table-cell>
          <table:table-cell office:value-type="float" office:value="0.822647312003054" calcext:value-type="float">
            <text:p>0.822647312003054</text:p>
          </table:table-cell>
          <table:table-cell office:value-type="float" office:value="0.971973654267031" calcext:value-type="float">
            <text:p>0.971973654267031</text:p>
          </table:table-cell>
          <table:table-cell office:value-type="float" office:value="0.978452083879958" calcext:value-type="float">
            <text:p>0.978452083879958</text:p>
          </table:table-cell>
          <table:table-cell office:value-type="float" office:value="0.635142402069855" calcext:value-type="float">
            <text:p>0.635142402069855</text:p>
          </table:table-cell>
          <table:table-cell office:value-type="float" office:value="0.660829622844413" calcext:value-type="float">
            <text:p>0.660829622844413</text:p>
          </table:table-cell>
          <table:table-cell office:value-type="float" office:value="0.614722444382005" calcext:value-type="float">
            <text:p>0.614722444382005</text:p>
          </table:table-cell>
          <table:table-cell office:value-type="float" office:value="0.98972868796929" calcext:value-type="float">
            <text:p>0.98972868796929</text:p>
          </table:table-cell>
          <table:table-cell office:value-type="float" office:value="-122.971519586029" calcext:value-type="float">
            <text:p>-122.971519586029</text:p>
          </table:table-cell>
          <table:table-cell office:value-type="float" office:value="-117.834075431117" calcext:value-type="float">
            <text:p>-117.834075431117</text:p>
          </table:table-cell>
          <table:table-cell office:value-type="float" office:value="-127.055511123599" calcext:value-type="float">
            <text:p>-127.055511123599</text:p>
          </table:table-cell>
        </table:table-row>
        <table:table-row table:style-name="ro1">
          <table:table-cell office:value-type="string" calcext:value-type="string">
            <text:p>2019-11-12 10:50:11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6402093335044" calcext:value-type="float">
            <text:p>77.6402093335044</text:p>
          </table:table-cell>
          <table:table-cell office:value-type="float" office:value="981.842451525013" calcext:value-type="float">
            <text:p>981.84245152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8378" calcext:value-type="float">
            <text:p>1358378</text:p>
          </table:table-cell>
          <table:table-cell office:value-type="float" office:value="1632055" calcext:value-type="float">
            <text:p>1632055</text:p>
          </table:table-cell>
          <table:table-cell office:value-type="float" office:value="1639531" calcext:value-type="float">
            <text:p>1639531</text:p>
          </table:table-cell>
          <table:table-cell office:value-type="float" office:value="1043647" calcext:value-type="float">
            <text:p>1043647</text:p>
          </table:table-cell>
          <table:table-cell office:value-type="float" office:value="1108181" calcext:value-type="float">
            <text:p>1108181</text:p>
          </table:table-cell>
          <table:table-cell office:value-type="float" office:value="1050750" calcext:value-type="float">
            <text:p>1050750</text:p>
          </table:table-cell>
          <table:table-cell office:value-type="float" office:value="1662380" calcext:value-type="float">
            <text:p>1662380</text:p>
          </table:table-cell>
          <table:table-cell office:value-type="float" office:value="5" calcext:value-type="float">
            <text:p>5</text:p>
          </table:table-cell>
          <table:table-cell office:value-type="float" office:value="0.809656478125629" calcext:value-type="float">
            <text:p>0.809656478125629</text:p>
          </table:table-cell>
          <table:table-cell office:value-type="float" office:value="0.972780701253498" calcext:value-type="float">
            <text:p>0.972780701253498</text:p>
          </table:table-cell>
          <table:table-cell office:value-type="float" office:value="0.977236745028108" calcext:value-type="float">
            <text:p>0.977236745028108</text:p>
          </table:table-cell>
          <table:table-cell office:value-type="float" office:value="0.622062161214609" calcext:value-type="float">
            <text:p>0.622062161214609</text:p>
          </table:table-cell>
          <table:table-cell office:value-type="float" office:value="0.660527427259377" calcext:value-type="float">
            <text:p>0.660527427259377</text:p>
          </table:table-cell>
          <table:table-cell office:value-type="float" office:value="0.626295879637704" calcext:value-type="float">
            <text:p>0.626295879637704</text:p>
          </table:table-cell>
          <table:table-cell office:value-type="float" office:value="0.990855811936356" calcext:value-type="float">
            <text:p>0.990855811936356</text:p>
          </table:table-cell>
          <table:table-cell office:value-type="float" office:value="-125.587567757078" calcext:value-type="float">
            <text:p>-125.587567757078</text:p>
          </table:table-cell>
          <table:table-cell office:value-type="float" office:value="-117.894514548125" calcext:value-type="float">
            <text:p>-117.894514548125</text:p>
          </table:table-cell>
          <table:table-cell office:value-type="float" office:value="-124.740824072459" calcext:value-type="float">
            <text:p>-124.740824072459</text:p>
          </table:table-cell>
        </table:table-row>
        <table:table-row table:style-name="ro1">
          <table:table-cell office:value-type="string" calcext:value-type="string">
            <text:p>2019-11-12 10:50:13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6562648377224" calcext:value-type="float">
            <text:p>77.6562648377224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2112" calcext:value-type="float">
            <text:p>1372112</text:p>
          </table:table-cell>
          <table:table-cell office:value-type="float" office:value="1636770" calcext:value-type="float">
            <text:p>1636770</text:p>
          </table:table-cell>
          <table:table-cell office:value-type="float" office:value="1643046" calcext:value-type="float">
            <text:p>1643046</text:p>
          </table:table-cell>
          <table:table-cell office:value-type="float" office:value="1068629" calcext:value-type="float">
            <text:p>1068629</text:p>
          </table:table-cell>
          <table:table-cell office:value-type="float" office:value="1000616" calcext:value-type="float">
            <text:p>1000616</text:p>
          </table:table-cell>
          <table:table-cell office:value-type="float" office:value="1118018" calcext:value-type="float">
            <text:p>1118018</text:p>
          </table:table-cell>
          <table:table-cell office:value-type="float" office:value="1654157" calcext:value-type="float">
            <text:p>1654157</text:p>
          </table:table-cell>
          <table:table-cell office:value-type="float" office:value="5" calcext:value-type="float">
            <text:p>5</text:p>
          </table:table-cell>
          <table:table-cell office:value-type="float" office:value="0.817842581014941" calcext:value-type="float">
            <text:p>0.817842581014941</text:p>
          </table:table-cell>
          <table:table-cell office:value-type="float" office:value="0.975591060589678" calcext:value-type="float">
            <text:p>0.975591060589678</text:p>
          </table:table-cell>
          <table:table-cell office:value-type="float" office:value="0.979331848541718" calcext:value-type="float">
            <text:p>0.979331848541718</text:p>
          </table:table-cell>
          <table:table-cell office:value-type="float" office:value="0.636952595347475" calcext:value-type="float">
            <text:p>0.636952595347475</text:p>
          </table:table-cell>
          <table:table-cell office:value-type="float" office:value="0.596413683463774" calcext:value-type="float">
            <text:p>0.596413683463774</text:p>
          </table:table-cell>
          <table:table-cell office:value-type="float" office:value="0.666390736864893" calcext:value-type="float">
            <text:p>0.666390736864893</text:p>
          </table:table-cell>
          <table:table-cell office:value-type="float" office:value="0.985954521412196" calcext:value-type="float">
            <text:p>0.985954521412196</text:p>
          </table:table-cell>
          <table:table-cell office:value-type="float" office:value="-122.609480930505" calcext:value-type="float">
            <text:p>-122.609480930505</text:p>
          </table:table-cell>
          <table:table-cell office:value-type="float" office:value="-130.717263307245" calcext:value-type="float">
            <text:p>-130.717263307245</text:p>
          </table:table-cell>
          <table:table-cell office:value-type="float" office:value="-116.721852627021" calcext:value-type="float">
            <text:p>-116.721852627021</text:p>
          </table:table-cell>
        </table:table-row>
        <table:table-row table:style-name="ro1">
          <table:table-cell office:value-type="string" calcext:value-type="string">
            <text:p>2019-11-12 10:50:14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6348574816139" calcext:value-type="float">
            <text:p>77.6348574816139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874" calcext:value-type="float">
            <text:p>1365874</text:p>
          </table:table-cell>
          <table:table-cell office:value-type="float" office:value="1633187" calcext:value-type="float">
            <text:p>1633187</text:p>
          </table:table-cell>
          <table:table-cell office:value-type="float" office:value="1646003" calcext:value-type="float">
            <text:p>1646003</text:p>
          </table:table-cell>
          <table:table-cell office:value-type="float" office:value="1123776" calcext:value-type="float">
            <text:p>1123776</text:p>
          </table:table-cell>
          <table:table-cell office:value-type="float" office:value="1047595" calcext:value-type="float">
            <text:p>1047595</text:p>
          </table:table-cell>
          <table:table-cell office:value-type="float" office:value="1019424" calcext:value-type="float">
            <text:p>1019424</text:p>
          </table:table-cell>
          <table:table-cell office:value-type="float" office:value="1662971" calcext:value-type="float">
            <text:p>1662971</text:p>
          </table:table-cell>
          <table:table-cell office:value-type="float" office:value="5" calcext:value-type="float">
            <text:p>5</text:p>
          </table:table-cell>
          <table:table-cell office:value-type="float" office:value="0.814124442830615" calcext:value-type="float">
            <text:p>0.814124442830615</text:p>
          </table:table-cell>
          <table:table-cell office:value-type="float" office:value="0.973455425912789" calcext:value-type="float">
            <text:p>0.973455425912789</text:p>
          </table:table-cell>
          <table:table-cell office:value-type="float" office:value="0.981094358097834" calcext:value-type="float">
            <text:p>0.981094358097834</text:p>
          </table:table-cell>
          <table:table-cell office:value-type="float" office:value="0.669822772720191" calcext:value-type="float">
            <text:p>0.669822772720191</text:p>
          </table:table-cell>
          <table:table-cell office:value-type="float" office:value="0.624415352870864" calcext:value-type="float">
            <text:p>0.624415352870864</text:p>
          </table:table-cell>
          <table:table-cell office:value-type="float" office:value="0.607624126389519" calcext:value-type="float">
            <text:p>0.607624126389519</text:p>
          </table:table-cell>
          <table:table-cell office:value-type="float" office:value="0.991208075428972" calcext:value-type="float">
            <text:p>0.991208075428972</text:p>
          </table:table-cell>
          <table:table-cell office:value-type="float" office:value="-116.035445455962" calcext:value-type="float">
            <text:p>-116.035445455962</text:p>
          </table:table-cell>
          <table:table-cell office:value-type="float" office:value="-125.116929425827" calcext:value-type="float">
            <text:p>-125.116929425827</text:p>
          </table:table-cell>
          <table:table-cell office:value-type="float" office:value="-128.475174722096" calcext:value-type="float">
            <text:p>-128.475174722096</text:p>
          </table:table-cell>
        </table:table-row>
        <table:table-row table:style-name="ro1">
          <table:table-cell office:value-type="string" calcext:value-type="string">
            <text:p>2019-11-12 10:50:15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6138932013895" calcext:value-type="float">
            <text:p>77.6138932013895</text:p>
          </table:table-cell>
          <table:table-cell office:value-type="float" office:value="981.768359870057" calcext:value-type="float">
            <text:p>981.76835987005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5522" calcext:value-type="float">
            <text:p>1345522</text:p>
          </table:table-cell>
          <table:table-cell office:value-type="float" office:value="1634720" calcext:value-type="float">
            <text:p>1634720</text:p>
          </table:table-cell>
          <table:table-cell office:value-type="float" office:value="1640121" calcext:value-type="float">
            <text:p>1640121</text:p>
          </table:table-cell>
          <table:table-cell office:value-type="float" office:value="1060349" calcext:value-type="float">
            <text:p>1060349</text:p>
          </table:table-cell>
          <table:table-cell office:value-type="float" office:value="1038491" calcext:value-type="float">
            <text:p>1038491</text:p>
          </table:table-cell>
          <table:table-cell office:value-type="float" office:value="1125342" calcext:value-type="float">
            <text:p>1125342</text:p>
          </table:table-cell>
          <table:table-cell office:value-type="float" office:value="1659642" calcext:value-type="float">
            <text:p>1659642</text:p>
          </table:table-cell>
          <table:table-cell office:value-type="float" office:value="5" calcext:value-type="float">
            <text:p>5</text:p>
          </table:table-cell>
          <table:table-cell office:value-type="float" office:value="0.801993704079831" calcext:value-type="float">
            <text:p>0.801993704079831</text:p>
          </table:table-cell>
          <table:table-cell office:value-type="float" office:value="0.974369165226122" calcext:value-type="float">
            <text:p>0.974369165226122</text:p>
          </table:table-cell>
          <table:table-cell office:value-type="float" office:value="0.977588412474205" calcext:value-type="float">
            <text:p>0.977588412474205</text:p>
          </table:table-cell>
          <table:table-cell office:value-type="float" office:value="0.632017330171744" calcext:value-type="float">
            <text:p>0.632017330171744</text:p>
          </table:table-cell>
          <table:table-cell office:value-type="float" office:value="0.618988945363634" calcext:value-type="float">
            <text:p>0.618988945363634</text:p>
          </table:table-cell>
          <table:table-cell office:value-type="float" office:value="0.670756181568644" calcext:value-type="float">
            <text:p>0.670756181568644</text:p>
          </table:table-cell>
          <table:table-cell office:value-type="float" office:value="0.989223836567859" calcext:value-type="float">
            <text:p>0.989223836567859</text:p>
          </table:table-cell>
          <table:table-cell office:value-type="float" office:value="-123.596533965651" calcext:value-type="float">
            <text:p>-123.596533965651</text:p>
          </table:table-cell>
          <table:table-cell office:value-type="float" office:value="-126.202210927273" calcext:value-type="float">
            <text:p>-126.202210927273</text:p>
          </table:table-cell>
          <table:table-cell office:value-type="float" office:value="-115.848763686271" calcext:value-type="float">
            <text:p>-115.848763686271</text:p>
          </table:table-cell>
        </table:table-row>
        <table:table-row table:style-name="ro1">
          <table:table-cell office:value-type="string" calcext:value-type="string">
            <text:p>2019-11-12 10:50:16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6183585921422" calcext:value-type="float">
            <text:p>77.6183585921422</text:p>
          </table:table-cell>
          <table:table-cell office:value-type="float" office:value="981.751341386831" calcext:value-type="float">
            <text:p>981.751341386831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0369" calcext:value-type="float">
            <text:p>1350369</text:p>
          </table:table-cell>
          <table:table-cell office:value-type="float" office:value="1632845" calcext:value-type="float">
            <text:p>1632845</text:p>
          </table:table-cell>
          <table:table-cell office:value-type="float" office:value="1646079" calcext:value-type="float">
            <text:p>1646079</text:p>
          </table:table-cell>
          <table:table-cell office:value-type="float" office:value="1160351" calcext:value-type="float">
            <text:p>1160351</text:p>
          </table:table-cell>
          <table:table-cell office:value-type="float" office:value="1012688" calcext:value-type="float">
            <text:p>1012688</text:p>
          </table:table-cell>
          <table:table-cell office:value-type="float" office:value="1020521" calcext:value-type="float">
            <text:p>1020521</text:p>
          </table:table-cell>
          <table:table-cell office:value-type="float" office:value="1658554" calcext:value-type="float">
            <text:p>1658554</text:p>
          </table:table-cell>
          <table:table-cell office:value-type="float" office:value="5" calcext:value-type="float">
            <text:p>5</text:p>
          </table:table-cell>
          <table:table-cell office:value-type="float" office:value="0.804882741556494" calcext:value-type="float">
            <text:p>0.804882741556494</text:p>
          </table:table-cell>
          <table:table-cell office:value-type="float" office:value="0.973251578003356" calcext:value-type="float">
            <text:p>0.973251578003356</text:p>
          </table:table-cell>
          <table:table-cell office:value-type="float" office:value="0.981139657633264" calcext:value-type="float">
            <text:p>0.981139657633264</text:p>
          </table:table-cell>
          <table:table-cell office:value-type="float" office:value="0.6916231741456" calcext:value-type="float">
            <text:p>0.6916231741456</text:p>
          </table:table-cell>
          <table:table-cell office:value-type="float" office:value="0.603609157038827" calcext:value-type="float">
            <text:p>0.603609157038827</text:p>
          </table:table-cell>
          <table:table-cell office:value-type="float" office:value="0.608277989420651" calcext:value-type="float">
            <text:p>0.608277989420651</text:p>
          </table:table-cell>
          <table:table-cell office:value-type="float" office:value="0.988575337955396" calcext:value-type="float">
            <text:p>0.988575337955396</text:p>
          </table:table-cell>
          <table:table-cell office:value-type="float" office:value="-111.67536517088" calcext:value-type="float">
            <text:p>-111.67536517088</text:p>
          </table:table-cell>
          <table:table-cell office:value-type="float" office:value="-129.278168592235" calcext:value-type="float">
            <text:p>-129.278168592235</text:p>
          </table:table-cell>
          <table:table-cell office:value-type="float" office:value="-128.34440211587" calcext:value-type="float">
            <text:p>-128.34440211587</text:p>
          </table:table-cell>
        </table:table-row>
        <table:table-row table:style-name="ro1">
          <table:table-cell office:value-type="string" calcext:value-type="string">
            <text:p>2019-11-12 10:50:17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92042357768" calcext:value-type="float">
            <text:p>77.592042357768</text:p>
          </table:table-cell>
          <table:table-cell office:value-type="float" office:value="981.814917864977" calcext:value-type="float">
            <text:p>981.814917864977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52317" calcext:value-type="float">
            <text:p>1352317</text:p>
          </table:table-cell>
          <table:table-cell office:value-type="float" office:value="1634790" calcext:value-type="float">
            <text:p>1634790</text:p>
          </table:table-cell>
          <table:table-cell office:value-type="float" office:value="1641919" calcext:value-type="float">
            <text:p>1641919</text:p>
          </table:table-cell>
          <table:table-cell office:value-type="float" office:value="1065516" calcext:value-type="float">
            <text:p>1065516</text:p>
          </table:table-cell>
          <table:table-cell office:value-type="float" office:value="1010497" calcext:value-type="float">
            <text:p>1010497</text:p>
          </table:table-cell>
          <table:table-cell office:value-type="float" office:value="1141434" calcext:value-type="float">
            <text:p>1141434</text:p>
          </table:table-cell>
          <table:table-cell office:value-type="float" office:value="1657951" calcext:value-type="float">
            <text:p>1657951</text:p>
          </table:table-cell>
          <table:table-cell office:value-type="float" office:value="5" calcext:value-type="float">
            <text:p>5</text:p>
          </table:table-cell>
          <table:table-cell office:value-type="float" office:value="0.806043840175133" calcext:value-type="float">
            <text:p>0.806043840175133</text:p>
          </table:table-cell>
          <table:table-cell office:value-type="float" office:value="0.974410888482438" calcext:value-type="float">
            <text:p>0.974410888482438</text:p>
          </table:table-cell>
          <table:table-cell office:value-type="float" office:value="0.978660104115022" calcext:value-type="float">
            <text:p>0.978660104115022</text:p>
          </table:table-cell>
          <table:table-cell office:value-type="float" office:value="0.635097102534426" calcext:value-type="float">
            <text:p>0.635097102534426</text:p>
          </table:table-cell>
          <table:table-cell office:value-type="float" office:value="0.602303219116118" calcext:value-type="float">
            <text:p>0.602303219116118</text:p>
          </table:table-cell>
          <table:table-cell office:value-type="float" office:value="0.680347762149306" calcext:value-type="float">
            <text:p>0.680347762149306</text:p>
          </table:table-cell>
          <table:table-cell office:value-type="float" office:value="0.988215921904554" calcext:value-type="float">
            <text:p>0.988215921904554</text:p>
          </table:table-cell>
          <table:table-cell office:value-type="float" office:value="-122.980579493115" calcext:value-type="float">
            <text:p>-122.980579493115</text:p>
          </table:table-cell>
          <table:table-cell office:value-type="float" office:value="-129.539356176776" calcext:value-type="float">
            <text:p>-129.539356176776</text:p>
          </table:table-cell>
          <table:table-cell office:value-type="float" office:value="-113.930447570139" calcext:value-type="float">
            <text:p>-113.930447570139</text:p>
          </table:table-cell>
        </table:table-row>
        <table:table-row table:style-name="ro1">
          <table:table-cell office:value-type="string" calcext:value-type="string">
            <text:p>2019-11-12 10:50:19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759865448284" calcext:value-type="float">
            <text:p>77.5759865448284</text:p>
          </table:table-cell>
          <table:table-cell office:value-type="float" office:value="981.842451525013" calcext:value-type="float">
            <text:p>981.842451525013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44874" calcext:value-type="float">
            <text:p>1344874</text:p>
          </table:table-cell>
          <table:table-cell office:value-type="float" office:value="1634467" calcext:value-type="float">
            <text:p>1634467</text:p>
          </table:table-cell>
          <table:table-cell office:value-type="float" office:value="1639877" calcext:value-type="float">
            <text:p>1639877</text:p>
          </table:table-cell>
          <table:table-cell office:value-type="float" office:value="1059131" calcext:value-type="float">
            <text:p>1059131</text:p>
          </table:table-cell>
          <table:table-cell office:value-type="float" office:value="1043983" calcext:value-type="float">
            <text:p>1043983</text:p>
          </table:table-cell>
          <table:table-cell office:value-type="float" office:value="1121392" calcext:value-type="float">
            <text:p>1121392</text:p>
          </table:table-cell>
          <table:table-cell office:value-type="float" office:value="1659428" calcext:value-type="float">
            <text:p>1659428</text:p>
          </table:table-cell>
          <table:table-cell office:value-type="float" office:value="5" calcext:value-type="float">
            <text:p>5</text:p>
          </table:table-cell>
          <table:table-cell office:value-type="float" office:value="0.801607465935643" calcext:value-type="float">
            <text:p>0.801607465935643</text:p>
          </table:table-cell>
          <table:table-cell office:value-type="float" office:value="0.974218365456863" calcext:value-type="float">
            <text:p>0.974218365456863</text:p>
          </table:table-cell>
          <table:table-cell office:value-type="float" office:value="0.977442977123615" calcext:value-type="float">
            <text:p>0.977442977123615</text:p>
          </table:table-cell>
          <table:table-cell office:value-type="float" office:value="0.631291345511835" calcext:value-type="float">
            <text:p>0.631291345511835</text:p>
          </table:table-cell>
          <table:table-cell office:value-type="float" office:value="0.622262432844929" calcext:value-type="float">
            <text:p>0.622262432844929</text:p>
          </table:table-cell>
          <table:table-cell office:value-type="float" office:value="0.668401797819352" calcext:value-type="float">
            <text:p>0.668401797819352</text:p>
          </table:table-cell>
          <table:table-cell office:value-type="float" office:value="0.989096282612834" calcext:value-type="float">
            <text:p>0.989096282612834</text:p>
          </table:table-cell>
          <table:table-cell office:value-type="float" office:value="-123.741730897633" calcext:value-type="float">
            <text:p>-123.741730897633</text:p>
          </table:table-cell>
          <table:table-cell office:value-type="float" office:value="-125.547513431014" calcext:value-type="float">
            <text:p>-125.547513431014</text:p>
          </table:table-cell>
          <table:table-cell office:value-type="float" office:value="-116.31964043613" calcext:value-type="float">
            <text:p>-116.31964043613</text:p>
          </table:table-cell>
        </table:table-row>
        <table:table-row table:style-name="ro1">
          <table:table-cell office:value-type="string" calcext:value-type="string">
            <text:p>2019-11-12 10:50:20</text:p>
          </table:table-cell>
          <table:table-cell office:value-type="float" office:value="25.9891987020674" calcext:value-type="float">
            <text:p>25.9891987020674</text:p>
          </table:table-cell>
          <table:table-cell office:value-type="float" office:value="77.5764293401483" calcext:value-type="float">
            <text:p>77.5764293401483</text:p>
          </table:table-cell>
          <table:table-cell office:value-type="float" office:value="981.740826046498" calcext:value-type="float">
            <text:p>981.74082604649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726" calcext:value-type="float">
            <text:p>1360726</text:p>
          </table:table-cell>
          <table:table-cell office:value-type="float" office:value="1635842" calcext:value-type="float">
            <text:p>1635842</text:p>
          </table:table-cell>
          <table:table-cell office:value-type="float" office:value="1648612" calcext:value-type="float">
            <text:p>1648612</text:p>
          </table:table-cell>
          <table:table-cell office:value-type="float" office:value="1147641" calcext:value-type="float">
            <text:p>1147641</text:p>
          </table:table-cell>
          <table:table-cell office:value-type="float" office:value="1011927" calcext:value-type="float">
            <text:p>1011927</text:p>
          </table:table-cell>
          <table:table-cell office:value-type="float" office:value="1041581" calcext:value-type="float">
            <text:p>1041581</text:p>
          </table:table-cell>
          <table:table-cell office:value-type="float" office:value="1657950" calcext:value-type="float">
            <text:p>1657950</text:p>
          </table:table-cell>
          <table:table-cell office:value-type="float" office:value="5" calcext:value-type="float">
            <text:p>5</text:p>
          </table:table-cell>
          <table:table-cell office:value-type="float" office:value="0.811055995351791" calcext:value-type="float">
            <text:p>0.811055995351791</text:p>
          </table:table-cell>
          <table:table-cell office:value-type="float" office:value="0.975037929420224" calcext:value-type="float">
            <text:p>0.975037929420224</text:p>
          </table:table-cell>
          <table:table-cell office:value-type="float" office:value="0.982649443465405" calcext:value-type="float">
            <text:p>0.982649443465405</text:p>
          </table:table-cell>
          <table:table-cell office:value-type="float" office:value="0.684047422891548" calcext:value-type="float">
            <text:p>0.684047422891548</text:p>
          </table:table-cell>
          <table:table-cell office:value-type="float" office:value="0.603155565638014" calcext:value-type="float">
            <text:p>0.603155565638014</text:p>
          </table:table-cell>
          <table:table-cell office:value-type="float" office:value="0.620830729106751" calcext:value-type="float">
            <text:p>0.620830729106751</text:p>
          </table:table-cell>
          <table:table-cell office:value-type="float" office:value="0.988215325858036" calcext:value-type="float">
            <text:p>0.988215325858036</text:p>
          </table:table-cell>
          <table:table-cell office:value-type="float" office:value="-113.19051542169" calcext:value-type="float">
            <text:p>-113.19051542169</text:p>
          </table:table-cell>
          <table:table-cell office:value-type="float" office:value="-129.368886872397" calcext:value-type="float">
            <text:p>-129.368886872397</text:p>
          </table:table-cell>
          <table:table-cell office:value-type="float" office:value="-125.83385417865" calcext:value-type="float">
            <text:p>-125.83385417865</text:p>
          </table:table-cell>
        </table:table-row>
        <table:table-row table:style-name="ro1">
          <table:table-cell office:value-type="string" calcext:value-type="string">
            <text:p>2019-11-12 10:50:21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599306547084" calcext:value-type="float">
            <text:p>77.5599306547084</text:p>
          </table:table-cell>
          <table:table-cell office:value-type="float" office:value="981.73231701575" calcext:value-type="float">
            <text:p>981.7323170157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7119" calcext:value-type="float">
            <text:p>1367119</text:p>
          </table:table-cell>
          <table:table-cell office:value-type="float" office:value="1635315" calcext:value-type="float">
            <text:p>1635315</text:p>
          </table:table-cell>
          <table:table-cell office:value-type="float" office:value="1642979" calcext:value-type="float">
            <text:p>1642979</text:p>
          </table:table-cell>
          <table:table-cell office:value-type="float" office:value="1043908" calcext:value-type="float">
            <text:p>1043908</text:p>
          </table:table-cell>
          <table:table-cell office:value-type="float" office:value="1112199" calcext:value-type="float">
            <text:p>1112199</text:p>
          </table:table-cell>
          <table:table-cell office:value-type="float" office:value="1035892" calcext:value-type="float">
            <text:p>1035892</text:p>
          </table:table-cell>
          <table:table-cell office:value-type="float" office:value="1660089" calcext:value-type="float">
            <text:p>1660089</text:p>
          </table:table-cell>
          <table:table-cell office:value-type="float" office:value="5" calcext:value-type="float">
            <text:p>5</text:p>
          </table:table-cell>
          <table:table-cell office:value-type="float" office:value="0.814866520746531" calcext:value-type="float">
            <text:p>0.814866520746531</text:p>
          </table:table-cell>
          <table:table-cell office:value-type="float" office:value="0.974723812904812" calcext:value-type="float">
            <text:p>0.974723812904812</text:p>
          </table:table-cell>
          <table:table-cell office:value-type="float" office:value="0.979291913424958" calcext:value-type="float">
            <text:p>0.979291913424958</text:p>
          </table:table-cell>
          <table:table-cell office:value-type="float" office:value="0.622217729356018" calcext:value-type="float">
            <text:p>0.622217729356018</text:p>
          </table:table-cell>
          <table:table-cell office:value-type="float" office:value="0.662922342171948" calcext:value-type="float">
            <text:p>0.662922342171948</text:p>
          </table:table-cell>
          <table:table-cell office:value-type="float" office:value="0.617439820461252" calcext:value-type="float">
            <text:p>0.617439820461252</text:p>
          </table:table-cell>
          <table:table-cell office:value-type="float" office:value="0.989490269361766" calcext:value-type="float">
            <text:p>0.989490269361766</text:p>
          </table:table-cell>
          <table:table-cell office:value-type="float" office:value="-125.556454128796" calcext:value-type="float">
            <text:p>-125.556454128796</text:p>
          </table:table-cell>
          <table:table-cell office:value-type="float" office:value="-117.41553156561" calcext:value-type="float">
            <text:p>-117.41553156561</text:p>
          </table:table-cell>
          <table:table-cell office:value-type="float" office:value="-126.51203590775" calcext:value-type="float">
            <text:p>-126.51203590775</text:p>
          </table:table-cell>
        </table:table-row>
        <table:table-row table:style-name="ro1">
          <table:table-cell office:value-type="string" calcext:value-type="string">
            <text:p>2019-11-12 10:50:22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5487841786079" calcext:value-type="float">
            <text:p>77.5487841786079</text:p>
          </table:table-cell>
          <table:table-cell office:value-type="float" office:value="981.7238080212" calcext:value-type="float">
            <text:p>981.7238080212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347" calcext:value-type="float">
            <text:p>1360347</text:p>
          </table:table-cell>
          <table:table-cell office:value-type="float" office:value="1634905" calcext:value-type="float">
            <text:p>1634905</text:p>
          </table:table-cell>
          <table:table-cell office:value-type="float" office:value="1648176" calcext:value-type="float">
            <text:p>1648176</text:p>
          </table:table-cell>
          <table:table-cell office:value-type="float" office:value="1165734" calcext:value-type="float">
            <text:p>1165734</text:p>
          </table:table-cell>
          <table:table-cell office:value-type="float" office:value="1011463" calcext:value-type="float">
            <text:p>1011463</text:p>
          </table:table-cell>
          <table:table-cell office:value-type="float" office:value="1012770" calcext:value-type="float">
            <text:p>1012770</text:p>
          </table:table-cell>
          <table:table-cell office:value-type="float" office:value="1658656" calcext:value-type="float">
            <text:p>1658656</text:p>
          </table:table-cell>
          <table:table-cell office:value-type="float" office:value="5" calcext:value-type="float">
            <text:p>5</text:p>
          </table:table-cell>
          <table:table-cell office:value-type="float" office:value="0.810830093721162" calcext:value-type="float">
            <text:p>0.810830093721162</text:p>
          </table:table-cell>
          <table:table-cell office:value-type="float" office:value="0.974479433832101" calcext:value-type="float">
            <text:p>0.974479433832101</text:p>
          </table:table-cell>
          <table:table-cell office:value-type="float" office:value="0.982389567183204" calcext:value-type="float">
            <text:p>0.982389567183204</text:p>
          </table:table-cell>
          <table:table-cell office:value-type="float" office:value="0.694831692556345" calcext:value-type="float">
            <text:p>0.694831692556345</text:p>
          </table:table-cell>
          <table:table-cell office:value-type="float" office:value="0.602879000053287" calcext:value-type="float">
            <text:p>0.602879000053287</text:p>
          </table:table-cell>
          <table:table-cell office:value-type="float" office:value="0.603658032853369" calcext:value-type="float">
            <text:p>0.603658032853369</text:p>
          </table:table-cell>
          <table:table-cell office:value-type="float" office:value="0.988636134700314" calcext:value-type="float">
            <text:p>0.988636134700314</text:p>
          </table:table-cell>
          <table:table-cell office:value-type="float" office:value="-111.033661488731" calcext:value-type="float">
            <text:p>-111.033661488731</text:p>
          </table:table-cell>
          <table:table-cell office:value-type="float" office:value="-129.424199989343" calcext:value-type="float">
            <text:p>-129.424199989343</text:p>
          </table:table-cell>
          <table:table-cell office:value-type="float" office:value="-129.268393429326" calcext:value-type="float">
            <text:p>-129.268393429326</text:p>
          </table:table-cell>
        </table:table-row>
        <table:table-row table:style-name="ro1">
          <table:table-cell office:value-type="string" calcext:value-type="string">
            <text:p>2019-11-12 10:50:24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492266850837" calcext:value-type="float">
            <text:p>77.5492266850837</text:p>
          </table:table-cell>
          <table:table-cell office:value-type="float" office:value="981.759850610345" calcext:value-type="float">
            <text:p>981.759850610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74010" calcext:value-type="float">
            <text:p>1374010</text:p>
          </table:table-cell>
          <table:table-cell office:value-type="float" office:value="1632124" calcext:value-type="float">
            <text:p>1632124</text:p>
          </table:table-cell>
          <table:table-cell office:value-type="float" office:value="1642450" calcext:value-type="float">
            <text:p>1642450</text:p>
          </table:table-cell>
          <table:table-cell office:value-type="float" office:value="1064496" calcext:value-type="float">
            <text:p>1064496</text:p>
          </table:table-cell>
          <table:table-cell office:value-type="float" office:value="1107505" calcext:value-type="float">
            <text:p>1107505</text:p>
          </table:table-cell>
          <table:table-cell office:value-type="float" office:value="1031104" calcext:value-type="float">
            <text:p>1031104</text:p>
          </table:table-cell>
          <table:table-cell office:value-type="float" office:value="1660460" calcext:value-type="float">
            <text:p>1660460</text:p>
          </table:table-cell>
          <table:table-cell office:value-type="float" office:value="5" calcext:value-type="float">
            <text:p>5</text:p>
          </table:table-cell>
          <table:table-cell office:value-type="float" office:value="0.818973877307639" calcext:value-type="float">
            <text:p>0.818973877307639</text:p>
          </table:table-cell>
          <table:table-cell office:value-type="float" office:value="0.972821828463296" calcext:value-type="float">
            <text:p>0.972821828463296</text:p>
          </table:table-cell>
          <table:table-cell office:value-type="float" office:value="0.978976604816509" calcext:value-type="float">
            <text:p>0.978976604816509</text:p>
          </table:table-cell>
          <table:table-cell office:value-type="float" office:value="0.634489135085241" calcext:value-type="float">
            <text:p>0.634489135085241</text:p>
          </table:table-cell>
          <table:table-cell office:value-type="float" office:value="0.660124499812663" calcext:value-type="float">
            <text:p>0.660124499812663</text:p>
          </table:table-cell>
          <table:table-cell office:value-type="float" office:value="0.614585949729198" calcext:value-type="float">
            <text:p>0.614585949729198</text:p>
          </table:table-cell>
          <table:table-cell office:value-type="float" office:value="0.989711402620244" calcext:value-type="float">
            <text:p>0.989711402620244</text:p>
          </table:table-cell>
          <table:table-cell office:value-type="float" office:value="-123.102172982952" calcext:value-type="float">
            <text:p>-123.102172982952</text:p>
          </table:table-cell>
          <table:table-cell office:value-type="float" office:value="-117.975100037468" calcext:value-type="float">
            <text:p>-117.975100037468</text:p>
          </table:table-cell>
          <table:table-cell office:value-type="float" office:value="-127.08281005416" calcext:value-type="float">
            <text:p>-127.08281005416</text:p>
          </table:table-cell>
        </table:table-row>
        <table:table-row table:style-name="ro1">
          <table:table-cell office:value-type="string" calcext:value-type="string">
            <text:p>2019-11-12 10:50:25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22466610949" calcext:value-type="float">
            <text:p>77.522466610949</text:p>
          </table:table-cell>
          <table:table-cell office:value-type="float" office:value="981.759850610345" calcext:value-type="float">
            <text:p>981.759850610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5145" calcext:value-type="float">
            <text:p>1365145</text:p>
          </table:table-cell>
          <table:table-cell office:value-type="float" office:value="1630228" calcext:value-type="float">
            <text:p>1630228</text:p>
          </table:table-cell>
          <table:table-cell office:value-type="float" office:value="1642892" calcext:value-type="float">
            <text:p>1642892</text:p>
          </table:table-cell>
          <table:table-cell office:value-type="float" office:value="1104986" calcext:value-type="float">
            <text:p>1104986</text:p>
          </table:table-cell>
          <table:table-cell office:value-type="float" office:value="1068154" calcext:value-type="float">
            <text:p>1068154</text:p>
          </table:table-cell>
          <table:table-cell office:value-type="float" office:value="1023459" calcext:value-type="float">
            <text:p>1023459</text:p>
          </table:table-cell>
          <table:table-cell office:value-type="float" office:value="1659888" calcext:value-type="float">
            <text:p>1659888</text:p>
          </table:table-cell>
          <table:table-cell office:value-type="float" office:value="5" calcext:value-type="float">
            <text:p>5</text:p>
          </table:table-cell>
          <table:table-cell office:value-type="float" office:value="0.813689924918404" calcext:value-type="float">
            <text:p>0.813689924918404</text:p>
          </table:table-cell>
          <table:table-cell office:value-type="float" office:value="0.971691724263635" calcext:value-type="float">
            <text:p>0.971691724263635</text:p>
          </table:table-cell>
          <table:table-cell office:value-type="float" office:value="0.979240057377822" calcext:value-type="float">
            <text:p>0.979240057377822</text:p>
          </table:table-cell>
          <table:table-cell office:value-type="float" office:value="0.658623058631785" calcext:value-type="float">
            <text:p>0.658623058631785</text:p>
          </table:table-cell>
          <table:table-cell office:value-type="float" office:value="0.636669473251042" calcext:value-type="float">
            <text:p>0.636669473251042</text:p>
          </table:table-cell>
          <table:table-cell office:value-type="float" office:value="0.61002917409291" calcext:value-type="float">
            <text:p>0.61002917409291</text:p>
          </table:table-cell>
          <table:table-cell office:value-type="float" office:value="0.989370464011486" calcext:value-type="float">
            <text:p>0.989370464011486</text:p>
          </table:table-cell>
          <table:table-cell office:value-type="float" office:value="-118.275388273643" calcext:value-type="float">
            <text:p>-118.275388273643</text:p>
          </table:table-cell>
          <table:table-cell office:value-type="float" office:value="-122.666105349792" calcext:value-type="float">
            <text:p>-122.666105349792</text:p>
          </table:table-cell>
          <table:table-cell office:value-type="float" office:value="-127.994165181418" calcext:value-type="float">
            <text:p>-127.994165181418</text:p>
          </table:table-cell>
        </table:table-row>
        <table:table-row table:style-name="ro1">
          <table:table-cell office:value-type="string" calcext:value-type="string">
            <text:p>2019-11-12 10:50:26</text:p>
          </table:table-cell>
          <table:table-cell office:value-type="float" office:value="25.9740365133621" calcext:value-type="float">
            <text:p>25.9740365133621</text:p>
          </table:table-cell>
          <table:table-cell office:value-type="float" office:value="77.5162302640824" calcext:value-type="float">
            <text:p>77.5162302640824</text:p>
          </table:table-cell>
          <table:table-cell office:value-type="float" office:value="981.715299062848" calcext:value-type="float">
            <text:p>981.715299062848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2606" calcext:value-type="float">
            <text:p>1362606</text:p>
          </table:table-cell>
          <table:table-cell office:value-type="float" office:value="1635270" calcext:value-type="float">
            <text:p>1635270</text:p>
          </table:table-cell>
          <table:table-cell office:value-type="float" office:value="1644550" calcext:value-type="float">
            <text:p>1644550</text:p>
          </table:table-cell>
          <table:table-cell office:value-type="float" office:value="1150617" calcext:value-type="float">
            <text:p>1150617</text:p>
          </table:table-cell>
          <table:table-cell office:value-type="float" office:value="1019063" calcext:value-type="float">
            <text:p>1019063</text:p>
          </table:table-cell>
          <table:table-cell office:value-type="float" office:value="1008901" calcext:value-type="float">
            <text:p>1008901</text:p>
          </table:table-cell>
          <table:table-cell office:value-type="float" office:value="1658235" calcext:value-type="float">
            <text:p>1658235</text:p>
          </table:table-cell>
          <table:table-cell office:value-type="float" office:value="5" calcext:value-type="float">
            <text:p>5</text:p>
          </table:table-cell>
          <table:table-cell office:value-type="float" office:value="0.81217656280715" calcext:value-type="float">
            <text:p>0.81217656280715</text:p>
          </table:table-cell>
          <table:table-cell office:value-type="float" office:value="0.974696990811466" calcext:value-type="float">
            <text:p>0.974696990811466</text:p>
          </table:table-cell>
          <table:table-cell office:value-type="float" office:value="0.980228302506006" calcext:value-type="float">
            <text:p>0.980228302506006</text:p>
          </table:table-cell>
          <table:table-cell office:value-type="float" office:value="0.685821257331521" calcext:value-type="float">
            <text:p>0.685821257331521</text:p>
          </table:table-cell>
          <table:table-cell office:value-type="float" office:value="0.607408953596229" calcext:value-type="float">
            <text:p>0.607408953596229</text:p>
          </table:table-cell>
          <table:table-cell office:value-type="float" office:value="0.6013519288721" calcext:value-type="float">
            <text:p>0.6013519288721</text:p>
          </table:table-cell>
          <table:table-cell office:value-type="float" office:value="0.988385199115896" calcext:value-type="float">
            <text:p>0.988385199115896</text:p>
          </table:table-cell>
          <table:table-cell office:value-type="float" office:value="-112.835748533696" calcext:value-type="float">
            <text:p>-112.835748533696</text:p>
          </table:table-cell>
          <table:table-cell office:value-type="float" office:value="-128.518209280754" calcext:value-type="float">
            <text:p>-128.518209280754</text:p>
          </table:table-cell>
          <table:table-cell office:value-type="float" office:value="-129.72961422558" calcext:value-type="float">
            <text:p>-129.72961422558</text:p>
          </table:table-cell>
        </table:table-row>
        <table:table-row table:style-name="ro1">
          <table:table-cell office:value-type="string" calcext:value-type="string">
            <text:p>2019-11-12 10:50:27</text:p>
          </table:table-cell>
          <table:table-cell office:value-type="float" office:value="25.9841446388746" calcext:value-type="float">
            <text:p>25.9841446388746</text:p>
          </table:table-cell>
          <table:table-cell office:value-type="float" office:value="77.5117625212659" calcext:value-type="float">
            <text:p>77.5117625212659</text:p>
          </table:table-cell>
          <table:table-cell office:value-type="float" office:value="981.759850610345" calcext:value-type="float">
            <text:p>981.759850610345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1123" calcext:value-type="float">
            <text:p>1361123</text:p>
          </table:table-cell>
          <table:table-cell office:value-type="float" office:value="1639363" calcext:value-type="float">
            <text:p>1639363</text:p>
          </table:table-cell>
          <table:table-cell office:value-type="float" office:value="1643393" calcext:value-type="float">
            <text:p>1643393</text:p>
          </table:table-cell>
          <table:table-cell office:value-type="float" office:value="1063160" calcext:value-type="float">
            <text:p>1063160</text:p>
          </table:table-cell>
          <table:table-cell office:value-type="float" office:value="1027511" calcext:value-type="float">
            <text:p>1027511</text:p>
          </table:table-cell>
          <table:table-cell office:value-type="float" office:value="1131179" calcext:value-type="float">
            <text:p>1131179</text:p>
          </table:table-cell>
          <table:table-cell office:value-type="float" office:value="1657832" calcext:value-type="float">
            <text:p>1657832</text:p>
          </table:table-cell>
          <table:table-cell office:value-type="float" office:value="5" calcext:value-type="float">
            <text:p>5</text:p>
          </table:table-cell>
          <table:table-cell office:value-type="float" office:value="0.811292625819758" calcext:value-type="float">
            <text:p>0.811292625819758</text:p>
          </table:table-cell>
          <table:table-cell office:value-type="float" office:value="0.977136609212948" calcext:value-type="float">
            <text:p>0.977136609212948</text:p>
          </table:table-cell>
          <table:table-cell office:value-type="float" office:value="0.979538676683745" calcext:value-type="float">
            <text:p>0.979538676683745</text:p>
          </table:table-cell>
          <table:table-cell office:value-type="float" office:value="0.633692816936113" calcext:value-type="float">
            <text:p>0.633692816936113</text:p>
          </table:table-cell>
          <table:table-cell office:value-type="float" office:value="0.61244435458712" calcext:value-type="float">
            <text:p>0.61244435458712</text:p>
          </table:table-cell>
          <table:table-cell office:value-type="float" office:value="0.674235305098928" calcext:value-type="float">
            <text:p>0.674235305098928</text:p>
          </table:table-cell>
          <table:table-cell office:value-type="float" office:value="0.988144992368816" calcext:value-type="float">
            <text:p>0.988144992368816</text:p>
          </table:table-cell>
          <table:table-cell office:value-type="float" office:value="-123.261436612777" calcext:value-type="float">
            <text:p>-123.261436612777</text:p>
          </table:table-cell>
          <table:table-cell office:value-type="float" office:value="-127.511129082576" calcext:value-type="float">
            <text:p>-127.511129082576</text:p>
          </table:table-cell>
          <table:table-cell office:value-type="float" office:value="-115.152938980214" calcext:value-type="float">
            <text:p>-115.152938980214</text:p>
          </table:table-cell>
        </table:table-row>
        <table:table-row table:style-name="ro1">
          <table:table-cell office:value-type="string" calcext:value-type="string">
            <text:p>2019-11-12 10:50:29</text:p>
          </table:table-cell>
          <table:table-cell office:value-type="float" office:value="25.9790905759728" calcext:value-type="float">
            <text:p>25.9790905759728</text:p>
          </table:table-cell>
          <table:table-cell office:value-type="float" office:value="77.5273763751873" calcext:value-type="float">
            <text:p>77.5273763751873</text:p>
          </table:table-cell>
          <table:table-cell office:value-type="float" office:value="981.806408183534" calcext:value-type="float">
            <text:p>981.806408183534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1360420" calcext:value-type="float">
            <text:p>1360420</text:p>
          </table:table-cell>
          <table:table-cell office:value-type="float" office:value="1633413" calcext:value-type="float">
            <text:p>1633413</text:p>
          </table:table-cell>
          <table:table-cell office:value-type="float" office:value="1645125" calcext:value-type="float">
            <text:p>1645125</text:p>
          </table:table-cell>
          <table:table-cell office:value-type="float" office:value="1161635" calcext:value-type="float">
            <text:p>1161635</text:p>
          </table:table-cell>
          <table:table-cell office:value-type="float" office:value="1013184" calcext:value-type="float">
            <text:p>1013184</text:p>
          </table:table-cell>
          <table:table-cell office:value-type="float" office:value="1016387" calcext:value-type="float">
            <text:p>1016387</text:p>
          </table:table-cell>
          <table:table-cell office:value-type="float" office:value="1655177" calcext:value-type="float">
            <text:p>1655177</text:p>
          </table:table-cell>
          <table:table-cell office:value-type="float" office:value="5" calcext:value-type="float">
            <text:p>5</text:p>
          </table:table-cell>
          <table:table-cell office:value-type="float" office:value="0.810873605117035" calcext:value-type="float">
            <text:p>0.810873605117035</text:p>
          </table:table-cell>
          <table:table-cell office:value-type="float" office:value="0.973590132426039" calcext:value-type="float">
            <text:p>0.973590132426039</text:p>
          </table:table-cell>
          <table:table-cell office:value-type="float" office:value="0.980571029254321" calcext:value-type="float">
            <text:p>0.980571029254321</text:p>
          </table:table-cell>
          <table:table-cell office:value-type="float" office:value="0.69238849787575" calcext:value-type="float">
            <text:p>0.69238849787575</text:p>
          </table:table-cell>
          <table:table-cell office:value-type="float" office:value="0.603904796112155" calcext:value-type="float">
            <text:p>0.603904796112155</text:p>
          </table:table-cell>
          <table:table-cell office:value-type="float" office:value="0.605813933111898" calcext:value-type="float">
            <text:p>0.605813933111898</text:p>
          </table:table-cell>
          <table:table-cell office:value-type="float" office:value="0.986562488861381" calcext:value-type="float">
            <text:p>0.986562488861381</text:p>
          </table:table-cell>
          <table:table-cell office:value-type="float" office:value="-111.52230042485" calcext:value-type="float">
            <text:p>-111.52230042485</text:p>
          </table:table-cell>
          <table:table-cell office:value-type="float" office:value="-129.219040777569" calcext:value-type="float">
            <text:p>-129.219040777569</text:p>
          </table:table-cell>
          <table:table-cell office:value-type="float" office:value="-128.83721337762" calcext:value-type="float">
            <text:p>-128.83721337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23" meta:object-count="0"/>
    <meta:generator>LibreOffice/5.2.7.2$Linux_ARM_EABI LibreOffice_project/20m0$Build-2</meta:generator>
  </office:meta>
</office:document-meta>
</file>